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ato" svg:font-family="Lato" style:font-pitch="variable"/>
    <style:font-face style:name="Lato2" svg:font-family="Lato" style:font-adornments="Bold" style:font-pitch="variable"/>
    <style:font-face style:name="Lato1" svg:font-family="Lato" style:font-adornments="Regular" style:font-pitch="variable"/>
    <style:font-face style:name="Lato Black" svg:font-family="'Lato Black'" style:font-adornments="Black" style:font-pitch="variable"/>
    <style:font-face style:name="Lato Light1" svg:font-family="'Lato Light'" style:font-pitch="variable"/>
    <style:font-face style:name="Lato Light" svg:font-family="'Lato Light'" style:font-adornments="Light"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6931in" style:page-number="1" table:align="margins" style:writing-mode="page"/>
    </style:style>
    <style:style style:name="Table1.A" style:family="table-column">
      <style:table-column-properties style:column-width="1.6729in" style:rel-column-width="16380*"/>
    </style:style>
    <style:style style:name="Table1.B"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padding="0.0382in" fo:border-left="none" fo:border-right="none" fo:border-top="1pt ridge #000000" fo:border-bottom="none"/>
    </style:style>
    <style:style style:name="Table1.A2" style:family="table-cell">
      <style:table-cell-properties fo:padding="0.0382in" fo:border-left="none" fo:border-right="none" fo:border-top="none" fo:border-bottom="1pt solid #000000"/>
    </style:style>
    <style:style style:name="Table1.A3" style:family="table-cell">
      <style:table-cell-properties fo:padding="0.0382in" fo:border="none"/>
    </style:style>
    <style:style style:name="Table1.A5" style:family="table-cell">
      <style:table-cell-properties fo:padding="0.0382in" fo:border-left="none" fo:border-right="none" fo:border-top="1pt solid #000000" fo:border-bottom="none"/>
    </style:style>
    <style:style style:name="Table1.A10" style:family="table-cell">
      <style:table-cell-properties fo:padding="0.0382in" fo:border-left="none" fo:border-right="none" fo:border-top="1pt solid #000000" fo:border-bottom="1pt solid #000000"/>
    </style:style>
    <style:style style:name="Table1.A11" style:family="table-cell">
      <style:table-cell-properties fo:padding="0.0382in" fo:border-left="none" fo:border-right="none" fo:border-top="0.05pt solid #000000" fo:border-bottom="none"/>
    </style:style>
    <style:style style:name="MailMergeTable2017-05-11T15_3a_56_3a_09Z2" style:display-name="MailMergeTable2017-05-11T15:56:09Z2" style:family="table">
      <style:table-properties style:width="6.6931in" fo:break-before="auto" fo:break-after="auto" table:align="margins" style:writing-mode="page"/>
    </style:style>
    <style:style style:name="MailMergeTable2017-05-11T15_3a_56_3a_09Z2.A" style:display-name="MailMergeTable2017-05-11T15:56:09Z2.A" style:family="table-column">
      <style:table-column-properties style:column-width="1.6729in" style:rel-column-width="16380*"/>
    </style:style>
    <style:style style:name="MailMergeTable2017-05-11T15_3a_56_3a_09Z2.B" style:display-name="MailMergeTable2017-05-11T15:56:09Z2.B" style:family="table-column">
      <style:table-column-properties style:column-width="1.6736in" style:rel-column-width="16387*"/>
    </style:style>
    <style:style style:name="MailMergeTable2017-05-11T15_3a_56_3a_09Z2.D" style:display-name="MailMergeTable2017-05-11T15:56:09Z2.D" style:family="table-column">
      <style:table-column-properties style:column-width="1.6736in" style:rel-column-width="16388*"/>
    </style:style>
    <style:style style:name="MailMergeTable2017-05-11T15_3a_56_3a_09Z2.A1" style:display-name="MailMergeTable2017-05-11T15:56:09Z2.A1" style:family="table-cell">
      <style:table-cell-properties fo:padding="0.0382in" fo:border-left="none" fo:border-right="none" fo:border-top="1pt ridge #000000" fo:border-bottom="none"/>
    </style:style>
    <style:style style:name="MailMergeTable2017-05-11T15_3a_56_3a_09Z2.A2" style:display-name="MailMergeTable2017-05-11T15:56:09Z2.A2" style:family="table-cell">
      <style:table-cell-properties fo:padding="0.0382in" fo:border-left="none" fo:border-right="none" fo:border-top="none" fo:border-bottom="1pt solid #000000"/>
    </style:style>
    <style:style style:name="MailMergeTable2017-05-11T15_3a_56_3a_09Z2.A3" style:display-name="MailMergeTable2017-05-11T15:56:09Z2.A3" style:family="table-cell">
      <style:table-cell-properties fo:padding="0.0382in" fo:border="none"/>
    </style:style>
    <style:style style:name="MailMergeTable2017-05-11T15_3a_56_3a_09Z2.A5" style:display-name="MailMergeTable2017-05-11T15:56:09Z2.A5" style:family="table-cell">
      <style:table-cell-properties fo:padding="0.0382in" fo:border-left="none" fo:border-right="none" fo:border-top="1pt solid #000000" fo:border-bottom="none"/>
    </style:style>
    <style:style style:name="MailMergeTable2017-05-11T15_3a_56_3a_09Z2.A10" style:display-name="MailMergeTable2017-05-11T15:56:09Z2.A10" style:family="table-cell">
      <style:table-cell-properties fo:padding="0.0382in" fo:border-left="none" fo:border-right="none" fo:border-top="1pt solid #000000" fo:border-bottom="1pt solid #000000"/>
    </style:style>
    <style:style style:name="MailMergeTable2017-05-11T15_3a_56_3a_09Z2.A11" style:display-name="MailMergeTable2017-05-11T15:56:09Z2.A11" style:family="table-cell">
      <style:table-cell-properties fo:padding="0.0382in" fo:border-left="none" fo:border-right="none" fo:border-top="0.05pt solid #000000" fo:border-bottom="none"/>
    </style:style>
    <style:style style:name="MailMergeTable2017-05-11T15_3a_56_3a_10Z3" style:display-name="MailMergeTable2017-05-11T15:56:10Z3" style:family="table">
      <style:table-properties style:width="6.6931in" fo:break-before="auto" fo:break-after="auto" table:align="margins" style:writing-mode="page"/>
    </style:style>
    <style:style style:name="MailMergeTable2017-05-11T15_3a_56_3a_10Z3.A" style:display-name="MailMergeTable2017-05-11T15:56:10Z3.A" style:family="table-column">
      <style:table-column-properties style:column-width="1.6729in" style:rel-column-width="16380*"/>
    </style:style>
    <style:style style:name="MailMergeTable2017-05-11T15_3a_56_3a_10Z3.B" style:display-name="MailMergeTable2017-05-11T15:56:10Z3.B" style:family="table-column">
      <style:table-column-properties style:column-width="1.6736in" style:rel-column-width="16387*"/>
    </style:style>
    <style:style style:name="MailMergeTable2017-05-11T15_3a_56_3a_10Z3.D" style:display-name="MailMergeTable2017-05-11T15:56:10Z3.D" style:family="table-column">
      <style:table-column-properties style:column-width="1.6736in" style:rel-column-width="16388*"/>
    </style:style>
    <style:style style:name="MailMergeTable2017-05-11T15_3a_56_3a_10Z3.A1" style:display-name="MailMergeTable2017-05-11T15:56:10Z3.A1" style:family="table-cell">
      <style:table-cell-properties fo:padding="0.0382in" fo:border-left="none" fo:border-right="none" fo:border-top="1pt ridge #000000" fo:border-bottom="none"/>
    </style:style>
    <style:style style:name="MailMergeTable2017-05-11T15_3a_56_3a_10Z3.A2" style:display-name="MailMergeTable2017-05-11T15:56:10Z3.A2" style:family="table-cell">
      <style:table-cell-properties fo:padding="0.0382in" fo:border-left="none" fo:border-right="none" fo:border-top="none" fo:border-bottom="1pt solid #000000"/>
    </style:style>
    <style:style style:name="MailMergeTable2017-05-11T15_3a_56_3a_10Z3.A3" style:display-name="MailMergeTable2017-05-11T15:56:10Z3.A3" style:family="table-cell">
      <style:table-cell-properties fo:padding="0.0382in" fo:border="none"/>
    </style:style>
    <style:style style:name="MailMergeTable2017-05-11T15_3a_56_3a_10Z3.A5" style:display-name="MailMergeTable2017-05-11T15:56:10Z3.A5" style:family="table-cell">
      <style:table-cell-properties fo:padding="0.0382in" fo:border-left="none" fo:border-right="none" fo:border-top="1pt solid #000000" fo:border-bottom="none"/>
    </style:style>
    <style:style style:name="MailMergeTable2017-05-11T15_3a_56_3a_10Z3.A10" style:display-name="MailMergeTable2017-05-11T15:56:10Z3.A10" style:family="table-cell">
      <style:table-cell-properties fo:padding="0.0382in" fo:border-left="none" fo:border-right="none" fo:border-top="1pt solid #000000" fo:border-bottom="1pt solid #000000"/>
    </style:style>
    <style:style style:name="MailMergeTable2017-05-11T15_3a_56_3a_10Z3.A11" style:display-name="MailMergeTable2017-05-11T15:56:10Z3.A11" style:family="table-cell">
      <style:table-cell-properties fo:padding="0.0382in" fo:border-left="none" fo:border-right="none" fo:border-top="0.05pt solid #000000" fo:border-bottom="none"/>
    </style:style>
    <style:style style:name="MailMergeTable2017-05-11T15_3a_56_3a_10Z4" style:display-name="MailMergeTable2017-05-11T15:56:10Z4" style:family="table">
      <style:table-properties style:width="6.6931in" fo:break-before="auto" fo:break-after="auto" table:align="margins" style:writing-mode="page"/>
    </style:style>
    <style:style style:name="MailMergeTable2017-05-11T15_3a_56_3a_10Z4.A" style:display-name="MailMergeTable2017-05-11T15:56:10Z4.A" style:family="table-column">
      <style:table-column-properties style:column-width="1.6729in" style:rel-column-width="16380*"/>
    </style:style>
    <style:style style:name="MailMergeTable2017-05-11T15_3a_56_3a_10Z4.B" style:display-name="MailMergeTable2017-05-11T15:56:10Z4.B" style:family="table-column">
      <style:table-column-properties style:column-width="1.6736in" style:rel-column-width="16387*"/>
    </style:style>
    <style:style style:name="MailMergeTable2017-05-11T15_3a_56_3a_10Z4.D" style:display-name="MailMergeTable2017-05-11T15:56:10Z4.D" style:family="table-column">
      <style:table-column-properties style:column-width="1.6736in" style:rel-column-width="16388*"/>
    </style:style>
    <style:style style:name="MailMergeTable2017-05-11T15_3a_56_3a_10Z4.A1" style:display-name="MailMergeTable2017-05-11T15:56:10Z4.A1" style:family="table-cell">
      <style:table-cell-properties fo:padding="0.0382in" fo:border-left="none" fo:border-right="none" fo:border-top="1pt ridge #000000" fo:border-bottom="none"/>
    </style:style>
    <style:style style:name="MailMergeTable2017-05-11T15_3a_56_3a_10Z4.A2" style:display-name="MailMergeTable2017-05-11T15:56:10Z4.A2" style:family="table-cell">
      <style:table-cell-properties fo:padding="0.0382in" fo:border-left="none" fo:border-right="none" fo:border-top="none" fo:border-bottom="1pt solid #000000"/>
    </style:style>
    <style:style style:name="MailMergeTable2017-05-11T15_3a_56_3a_10Z4.A3" style:display-name="MailMergeTable2017-05-11T15:56:10Z4.A3" style:family="table-cell">
      <style:table-cell-properties fo:padding="0.0382in" fo:border="none"/>
    </style:style>
    <style:style style:name="MailMergeTable2017-05-11T15_3a_56_3a_10Z4.A5" style:display-name="MailMergeTable2017-05-11T15:56:10Z4.A5" style:family="table-cell">
      <style:table-cell-properties fo:padding="0.0382in" fo:border-left="none" fo:border-right="none" fo:border-top="1pt solid #000000" fo:border-bottom="none"/>
    </style:style>
    <style:style style:name="MailMergeTable2017-05-11T15_3a_56_3a_10Z4.A10" style:display-name="MailMergeTable2017-05-11T15:56:10Z4.A10" style:family="table-cell">
      <style:table-cell-properties fo:padding="0.0382in" fo:border-left="none" fo:border-right="none" fo:border-top="1pt solid #000000" fo:border-bottom="1pt solid #000000"/>
    </style:style>
    <style:style style:name="MailMergeTable2017-05-11T15_3a_56_3a_10Z4.A11" style:display-name="MailMergeTable2017-05-11T15:56:10Z4.A11" style:family="table-cell">
      <style:table-cell-properties fo:padding="0.0382in" fo:border-left="none" fo:border-right="none" fo:border-top="0.05pt solid #000000" fo:border-bottom="none"/>
    </style:style>
    <style:style style:name="MailMergeTable2017-05-11T15_3a_56_3a_10Z5" style:display-name="MailMergeTable2017-05-11T15:56:10Z5" style:family="table">
      <style:table-properties style:width="6.6931in" fo:break-before="auto" fo:break-after="auto" table:align="margins" style:writing-mode="page"/>
    </style:style>
    <style:style style:name="MailMergeTable2017-05-11T15_3a_56_3a_10Z5.A" style:display-name="MailMergeTable2017-05-11T15:56:10Z5.A" style:family="table-column">
      <style:table-column-properties style:column-width="1.6729in" style:rel-column-width="16380*"/>
    </style:style>
    <style:style style:name="MailMergeTable2017-05-11T15_3a_56_3a_10Z5.B" style:display-name="MailMergeTable2017-05-11T15:56:10Z5.B" style:family="table-column">
      <style:table-column-properties style:column-width="1.6736in" style:rel-column-width="16387*"/>
    </style:style>
    <style:style style:name="MailMergeTable2017-05-11T15_3a_56_3a_10Z5.D" style:display-name="MailMergeTable2017-05-11T15:56:10Z5.D" style:family="table-column">
      <style:table-column-properties style:column-width="1.6736in" style:rel-column-width="16388*"/>
    </style:style>
    <style:style style:name="MailMergeTable2017-05-11T15_3a_56_3a_10Z5.A1" style:display-name="MailMergeTable2017-05-11T15:56:10Z5.A1" style:family="table-cell">
      <style:table-cell-properties fo:padding="0.0382in" fo:border-left="none" fo:border-right="none" fo:border-top="1pt ridge #000000" fo:border-bottom="none"/>
    </style:style>
    <style:style style:name="MailMergeTable2017-05-11T15_3a_56_3a_10Z5.A2" style:display-name="MailMergeTable2017-05-11T15:56:10Z5.A2" style:family="table-cell">
      <style:table-cell-properties fo:padding="0.0382in" fo:border-left="none" fo:border-right="none" fo:border-top="none" fo:border-bottom="1pt solid #000000"/>
    </style:style>
    <style:style style:name="MailMergeTable2017-05-11T15_3a_56_3a_10Z5.A3" style:display-name="MailMergeTable2017-05-11T15:56:10Z5.A3" style:family="table-cell">
      <style:table-cell-properties fo:padding="0.0382in" fo:border="none"/>
    </style:style>
    <style:style style:name="MailMergeTable2017-05-11T15_3a_56_3a_10Z5.A5" style:display-name="MailMergeTable2017-05-11T15:56:10Z5.A5" style:family="table-cell">
      <style:table-cell-properties fo:padding="0.0382in" fo:border-left="none" fo:border-right="none" fo:border-top="1pt solid #000000" fo:border-bottom="none"/>
    </style:style>
    <style:style style:name="MailMergeTable2017-05-11T15_3a_56_3a_10Z5.A10" style:display-name="MailMergeTable2017-05-11T15:56:10Z5.A10" style:family="table-cell">
      <style:table-cell-properties fo:padding="0.0382in" fo:border-left="none" fo:border-right="none" fo:border-top="1pt solid #000000" fo:border-bottom="1pt solid #000000"/>
    </style:style>
    <style:style style:name="MailMergeTable2017-05-11T15_3a_56_3a_10Z5.A11" style:display-name="MailMergeTable2017-05-11T15:56:10Z5.A11" style:family="table-cell">
      <style:table-cell-properties fo:padding="0.0382in" fo:border-left="none" fo:border-right="none" fo:border-top="0.05pt solid #000000" fo:border-bottom="none"/>
    </style:style>
    <style:style style:name="MailMergeTable2017-05-11T15_3a_56_3a_10Z6" style:display-name="MailMergeTable2017-05-11T15:56:10Z6" style:family="table">
      <style:table-properties style:width="6.6931in" fo:break-before="auto" fo:break-after="auto" table:align="margins" style:writing-mode="page"/>
    </style:style>
    <style:style style:name="MailMergeTable2017-05-11T15_3a_56_3a_10Z6.A" style:display-name="MailMergeTable2017-05-11T15:56:10Z6.A" style:family="table-column">
      <style:table-column-properties style:column-width="1.6729in" style:rel-column-width="16380*"/>
    </style:style>
    <style:style style:name="MailMergeTable2017-05-11T15_3a_56_3a_10Z6.B" style:display-name="MailMergeTable2017-05-11T15:56:10Z6.B" style:family="table-column">
      <style:table-column-properties style:column-width="1.6736in" style:rel-column-width="16387*"/>
    </style:style>
    <style:style style:name="MailMergeTable2017-05-11T15_3a_56_3a_10Z6.D" style:display-name="MailMergeTable2017-05-11T15:56:10Z6.D" style:family="table-column">
      <style:table-column-properties style:column-width="1.6736in" style:rel-column-width="16388*"/>
    </style:style>
    <style:style style:name="MailMergeTable2017-05-11T15_3a_56_3a_10Z6.A1" style:display-name="MailMergeTable2017-05-11T15:56:10Z6.A1" style:family="table-cell">
      <style:table-cell-properties fo:padding="0.0382in" fo:border-left="none" fo:border-right="none" fo:border-top="1pt ridge #000000" fo:border-bottom="none"/>
    </style:style>
    <style:style style:name="MailMergeTable2017-05-11T15_3a_56_3a_10Z6.A2" style:display-name="MailMergeTable2017-05-11T15:56:10Z6.A2" style:family="table-cell">
      <style:table-cell-properties fo:padding="0.0382in" fo:border-left="none" fo:border-right="none" fo:border-top="none" fo:border-bottom="1pt solid #000000"/>
    </style:style>
    <style:style style:name="MailMergeTable2017-05-11T15_3a_56_3a_10Z6.A3" style:display-name="MailMergeTable2017-05-11T15:56:10Z6.A3" style:family="table-cell">
      <style:table-cell-properties fo:padding="0.0382in" fo:border="none"/>
    </style:style>
    <style:style style:name="MailMergeTable2017-05-11T15_3a_56_3a_10Z6.A5" style:display-name="MailMergeTable2017-05-11T15:56:10Z6.A5" style:family="table-cell">
      <style:table-cell-properties fo:padding="0.0382in" fo:border-left="none" fo:border-right="none" fo:border-top="1pt solid #000000" fo:border-bottom="none"/>
    </style:style>
    <style:style style:name="MailMergeTable2017-05-11T15_3a_56_3a_10Z6.A10" style:display-name="MailMergeTable2017-05-11T15:56:10Z6.A10" style:family="table-cell">
      <style:table-cell-properties fo:padding="0.0382in" fo:border-left="none" fo:border-right="none" fo:border-top="1pt solid #000000" fo:border-bottom="1pt solid #000000"/>
    </style:style>
    <style:style style:name="MailMergeTable2017-05-11T15_3a_56_3a_10Z6.A11" style:display-name="MailMergeTable2017-05-11T15:56:10Z6.A11" style:family="table-cell">
      <style:table-cell-properties fo:padding="0.0382in" fo:border-left="none" fo:border-right="none" fo:border-top="0.05pt solid #000000" fo:border-bottom="none"/>
    </style:style>
    <style:style style:name="MailMergeTable2017-05-11T15_3a_56_3a_10Z7" style:display-name="MailMergeTable2017-05-11T15:56:10Z7" style:family="table">
      <style:table-properties style:width="6.6931in" fo:break-before="auto" fo:break-after="auto" table:align="margins" style:writing-mode="page"/>
    </style:style>
    <style:style style:name="MailMergeTable2017-05-11T15_3a_56_3a_10Z7.A" style:display-name="MailMergeTable2017-05-11T15:56:10Z7.A" style:family="table-column">
      <style:table-column-properties style:column-width="1.6729in" style:rel-column-width="16380*"/>
    </style:style>
    <style:style style:name="MailMergeTable2017-05-11T15_3a_56_3a_10Z7.B" style:display-name="MailMergeTable2017-05-11T15:56:10Z7.B" style:family="table-column">
      <style:table-column-properties style:column-width="1.6736in" style:rel-column-width="16387*"/>
    </style:style>
    <style:style style:name="MailMergeTable2017-05-11T15_3a_56_3a_10Z7.D" style:display-name="MailMergeTable2017-05-11T15:56:10Z7.D" style:family="table-column">
      <style:table-column-properties style:column-width="1.6736in" style:rel-column-width="16388*"/>
    </style:style>
    <style:style style:name="MailMergeTable2017-05-11T15_3a_56_3a_10Z7.A1" style:display-name="MailMergeTable2017-05-11T15:56:10Z7.A1" style:family="table-cell">
      <style:table-cell-properties fo:padding="0.0382in" fo:border-left="none" fo:border-right="none" fo:border-top="1pt ridge #000000" fo:border-bottom="none"/>
    </style:style>
    <style:style style:name="MailMergeTable2017-05-11T15_3a_56_3a_10Z7.A2" style:display-name="MailMergeTable2017-05-11T15:56:10Z7.A2" style:family="table-cell">
      <style:table-cell-properties fo:padding="0.0382in" fo:border-left="none" fo:border-right="none" fo:border-top="none" fo:border-bottom="1pt solid #000000"/>
    </style:style>
    <style:style style:name="MailMergeTable2017-05-11T15_3a_56_3a_10Z7.A3" style:display-name="MailMergeTable2017-05-11T15:56:10Z7.A3" style:family="table-cell">
      <style:table-cell-properties fo:padding="0.0382in" fo:border="none"/>
    </style:style>
    <style:style style:name="MailMergeTable2017-05-11T15_3a_56_3a_10Z7.A5" style:display-name="MailMergeTable2017-05-11T15:56:10Z7.A5" style:family="table-cell">
      <style:table-cell-properties fo:padding="0.0382in" fo:border-left="none" fo:border-right="none" fo:border-top="1pt solid #000000" fo:border-bottom="none"/>
    </style:style>
    <style:style style:name="MailMergeTable2017-05-11T15_3a_56_3a_10Z7.A10" style:display-name="MailMergeTable2017-05-11T15:56:10Z7.A10" style:family="table-cell">
      <style:table-cell-properties fo:padding="0.0382in" fo:border-left="none" fo:border-right="none" fo:border-top="1pt solid #000000" fo:border-bottom="1pt solid #000000"/>
    </style:style>
    <style:style style:name="MailMergeTable2017-05-11T15_3a_56_3a_10Z7.A11" style:display-name="MailMergeTable2017-05-11T15:56:10Z7.A11" style:family="table-cell">
      <style:table-cell-properties fo:padding="0.0382in" fo:border-left="none" fo:border-right="none" fo:border-top="0.05pt solid #000000" fo:border-bottom="none"/>
    </style:style>
    <style:style style:name="MailMergeTable2017-05-11T15_3a_56_3a_10Z8" style:display-name="MailMergeTable2017-05-11T15:56:10Z8" style:family="table">
      <style:table-properties style:width="6.6931in" fo:break-before="auto" fo:break-after="auto" table:align="margins" style:writing-mode="page"/>
    </style:style>
    <style:style style:name="MailMergeTable2017-05-11T15_3a_56_3a_10Z8.A" style:display-name="MailMergeTable2017-05-11T15:56:10Z8.A" style:family="table-column">
      <style:table-column-properties style:column-width="1.6729in" style:rel-column-width="16380*"/>
    </style:style>
    <style:style style:name="MailMergeTable2017-05-11T15_3a_56_3a_10Z8.B" style:display-name="MailMergeTable2017-05-11T15:56:10Z8.B" style:family="table-column">
      <style:table-column-properties style:column-width="1.6736in" style:rel-column-width="16387*"/>
    </style:style>
    <style:style style:name="MailMergeTable2017-05-11T15_3a_56_3a_10Z8.D" style:display-name="MailMergeTable2017-05-11T15:56:10Z8.D" style:family="table-column">
      <style:table-column-properties style:column-width="1.6736in" style:rel-column-width="16388*"/>
    </style:style>
    <style:style style:name="MailMergeTable2017-05-11T15_3a_56_3a_10Z8.A1" style:display-name="MailMergeTable2017-05-11T15:56:10Z8.A1" style:family="table-cell">
      <style:table-cell-properties fo:padding="0.0382in" fo:border-left="none" fo:border-right="none" fo:border-top="1pt ridge #000000" fo:border-bottom="none"/>
    </style:style>
    <style:style style:name="MailMergeTable2017-05-11T15_3a_56_3a_10Z8.A2" style:display-name="MailMergeTable2017-05-11T15:56:10Z8.A2" style:family="table-cell">
      <style:table-cell-properties fo:padding="0.0382in" fo:border-left="none" fo:border-right="none" fo:border-top="none" fo:border-bottom="1pt solid #000000"/>
    </style:style>
    <style:style style:name="MailMergeTable2017-05-11T15_3a_56_3a_10Z8.A3" style:display-name="MailMergeTable2017-05-11T15:56:10Z8.A3" style:family="table-cell">
      <style:table-cell-properties fo:padding="0.0382in" fo:border="none"/>
    </style:style>
    <style:style style:name="MailMergeTable2017-05-11T15_3a_56_3a_10Z8.A5" style:display-name="MailMergeTable2017-05-11T15:56:10Z8.A5" style:family="table-cell">
      <style:table-cell-properties fo:padding="0.0382in" fo:border-left="none" fo:border-right="none" fo:border-top="1pt solid #000000" fo:border-bottom="none"/>
    </style:style>
    <style:style style:name="MailMergeTable2017-05-11T15_3a_56_3a_10Z8.A10" style:display-name="MailMergeTable2017-05-11T15:56:10Z8.A10" style:family="table-cell">
      <style:table-cell-properties fo:padding="0.0382in" fo:border-left="none" fo:border-right="none" fo:border-top="1pt solid #000000" fo:border-bottom="1pt solid #000000"/>
    </style:style>
    <style:style style:name="MailMergeTable2017-05-11T15_3a_56_3a_10Z8.A11" style:display-name="MailMergeTable2017-05-11T15:56:10Z8.A11" style:family="table-cell">
      <style:table-cell-properties fo:padding="0.0382in" fo:border-left="none" fo:border-right="none" fo:border-top="0.05pt solid #000000" fo:border-bottom="none"/>
    </style:style>
    <style:style style:name="MailMergeTable2017-05-11T15_3a_56_3a_10Z9" style:display-name="MailMergeTable2017-05-11T15:56:10Z9" style:family="table">
      <style:table-properties style:width="6.6931in" fo:break-before="auto" fo:break-after="auto" table:align="margins" style:writing-mode="page"/>
    </style:style>
    <style:style style:name="MailMergeTable2017-05-11T15_3a_56_3a_10Z9.A" style:display-name="MailMergeTable2017-05-11T15:56:10Z9.A" style:family="table-column">
      <style:table-column-properties style:column-width="1.6729in" style:rel-column-width="16380*"/>
    </style:style>
    <style:style style:name="MailMergeTable2017-05-11T15_3a_56_3a_10Z9.B" style:display-name="MailMergeTable2017-05-11T15:56:10Z9.B" style:family="table-column">
      <style:table-column-properties style:column-width="1.6736in" style:rel-column-width="16387*"/>
    </style:style>
    <style:style style:name="MailMergeTable2017-05-11T15_3a_56_3a_10Z9.D" style:display-name="MailMergeTable2017-05-11T15:56:10Z9.D" style:family="table-column">
      <style:table-column-properties style:column-width="1.6736in" style:rel-column-width="16388*"/>
    </style:style>
    <style:style style:name="MailMergeTable2017-05-11T15_3a_56_3a_10Z9.A1" style:display-name="MailMergeTable2017-05-11T15:56:10Z9.A1" style:family="table-cell">
      <style:table-cell-properties fo:padding="0.0382in" fo:border-left="none" fo:border-right="none" fo:border-top="1pt ridge #000000" fo:border-bottom="none"/>
    </style:style>
    <style:style style:name="MailMergeTable2017-05-11T15_3a_56_3a_10Z9.A2" style:display-name="MailMergeTable2017-05-11T15:56:10Z9.A2" style:family="table-cell">
      <style:table-cell-properties fo:padding="0.0382in" fo:border-left="none" fo:border-right="none" fo:border-top="none" fo:border-bottom="1pt solid #000000"/>
    </style:style>
    <style:style style:name="MailMergeTable2017-05-11T15_3a_56_3a_10Z9.A3" style:display-name="MailMergeTable2017-05-11T15:56:10Z9.A3" style:family="table-cell">
      <style:table-cell-properties fo:padding="0.0382in" fo:border="none"/>
    </style:style>
    <style:style style:name="MailMergeTable2017-05-11T15_3a_56_3a_10Z9.A5" style:display-name="MailMergeTable2017-05-11T15:56:10Z9.A5" style:family="table-cell">
      <style:table-cell-properties fo:padding="0.0382in" fo:border-left="none" fo:border-right="none" fo:border-top="1pt solid #000000" fo:border-bottom="none"/>
    </style:style>
    <style:style style:name="MailMergeTable2017-05-11T15_3a_56_3a_10Z9.A10" style:display-name="MailMergeTable2017-05-11T15:56:10Z9.A10" style:family="table-cell">
      <style:table-cell-properties fo:padding="0.0382in" fo:border-left="none" fo:border-right="none" fo:border-top="1pt solid #000000" fo:border-bottom="1pt solid #000000"/>
    </style:style>
    <style:style style:name="MailMergeTable2017-05-11T15_3a_56_3a_10Z9.A11" style:display-name="MailMergeTable2017-05-11T15:56:10Z9.A11" style:family="table-cell">
      <style:table-cell-properties fo:padding="0.0382in" fo:border-left="none" fo:border-right="none" fo:border-top="0.05pt solid #000000" fo:border-bottom="none"/>
    </style:style>
    <style:style style:name="MailMergeTable2017-05-11T15_3a_56_3a_10Z10" style:display-name="MailMergeTable2017-05-11T15:56:10Z10" style:family="table">
      <style:table-properties style:width="6.6931in" fo:break-before="auto" fo:break-after="auto" table:align="margins" style:writing-mode="page"/>
    </style:style>
    <style:style style:name="MailMergeTable2017-05-11T15_3a_56_3a_10Z10.A" style:display-name="MailMergeTable2017-05-11T15:56:10Z10.A" style:family="table-column">
      <style:table-column-properties style:column-width="1.6729in" style:rel-column-width="16380*"/>
    </style:style>
    <style:style style:name="MailMergeTable2017-05-11T15_3a_56_3a_10Z10.B" style:display-name="MailMergeTable2017-05-11T15:56:10Z10.B" style:family="table-column">
      <style:table-column-properties style:column-width="1.6736in" style:rel-column-width="16387*"/>
    </style:style>
    <style:style style:name="MailMergeTable2017-05-11T15_3a_56_3a_10Z10.D" style:display-name="MailMergeTable2017-05-11T15:56:10Z10.D" style:family="table-column">
      <style:table-column-properties style:column-width="1.6736in" style:rel-column-width="16388*"/>
    </style:style>
    <style:style style:name="MailMergeTable2017-05-11T15_3a_56_3a_10Z10.A1" style:display-name="MailMergeTable2017-05-11T15:56:10Z10.A1" style:family="table-cell">
      <style:table-cell-properties fo:padding="0.0382in" fo:border-left="none" fo:border-right="none" fo:border-top="1pt ridge #000000" fo:border-bottom="none"/>
    </style:style>
    <style:style style:name="MailMergeTable2017-05-11T15_3a_56_3a_10Z10.A2" style:display-name="MailMergeTable2017-05-11T15:56:10Z10.A2" style:family="table-cell">
      <style:table-cell-properties fo:padding="0.0382in" fo:border-left="none" fo:border-right="none" fo:border-top="none" fo:border-bottom="1pt solid #000000"/>
    </style:style>
    <style:style style:name="MailMergeTable2017-05-11T15_3a_56_3a_10Z10.A3" style:display-name="MailMergeTable2017-05-11T15:56:10Z10.A3" style:family="table-cell">
      <style:table-cell-properties fo:padding="0.0382in" fo:border="none"/>
    </style:style>
    <style:style style:name="MailMergeTable2017-05-11T15_3a_56_3a_10Z10.A5" style:display-name="MailMergeTable2017-05-11T15:56:10Z10.A5" style:family="table-cell">
      <style:table-cell-properties fo:padding="0.0382in" fo:border-left="none" fo:border-right="none" fo:border-top="1pt solid #000000" fo:border-bottom="none"/>
    </style:style>
    <style:style style:name="MailMergeTable2017-05-11T15_3a_56_3a_10Z10.A10" style:display-name="MailMergeTable2017-05-11T15:56:10Z10.A10" style:family="table-cell">
      <style:table-cell-properties fo:padding="0.0382in" fo:border-left="none" fo:border-right="none" fo:border-top="1pt solid #000000" fo:border-bottom="1pt solid #000000"/>
    </style:style>
    <style:style style:name="MailMergeTable2017-05-11T15_3a_56_3a_10Z10.A11" style:display-name="MailMergeTable2017-05-11T15:56:10Z10.A11" style:family="table-cell">
      <style:table-cell-properties fo:padding="0.0382in" fo:border-left="none" fo:border-right="none" fo:border-top="0.05pt solid #000000" fo:border-bottom="none"/>
    </style:style>
    <style:style style:name="MailMergeTable2017-05-11T15_3a_56_3a_11Z11" style:display-name="MailMergeTable2017-05-11T15:56:11Z11" style:family="table">
      <style:table-properties style:width="6.6931in" fo:break-before="auto" fo:break-after="auto" table:align="margins" style:writing-mode="page"/>
    </style:style>
    <style:style style:name="MailMergeTable2017-05-11T15_3a_56_3a_11Z11.A" style:display-name="MailMergeTable2017-05-11T15:56:11Z11.A" style:family="table-column">
      <style:table-column-properties style:column-width="1.6729in" style:rel-column-width="16380*"/>
    </style:style>
    <style:style style:name="MailMergeTable2017-05-11T15_3a_56_3a_11Z11.B" style:display-name="MailMergeTable2017-05-11T15:56:11Z11.B" style:family="table-column">
      <style:table-column-properties style:column-width="1.6736in" style:rel-column-width="16387*"/>
    </style:style>
    <style:style style:name="MailMergeTable2017-05-11T15_3a_56_3a_11Z11.D" style:display-name="MailMergeTable2017-05-11T15:56:11Z11.D" style:family="table-column">
      <style:table-column-properties style:column-width="1.6736in" style:rel-column-width="16388*"/>
    </style:style>
    <style:style style:name="MailMergeTable2017-05-11T15_3a_56_3a_11Z11.A1" style:display-name="MailMergeTable2017-05-11T15:56:11Z11.A1" style:family="table-cell">
      <style:table-cell-properties fo:padding="0.0382in" fo:border-left="none" fo:border-right="none" fo:border-top="1pt ridge #000000" fo:border-bottom="none"/>
    </style:style>
    <style:style style:name="MailMergeTable2017-05-11T15_3a_56_3a_11Z11.A2" style:display-name="MailMergeTable2017-05-11T15:56:11Z11.A2" style:family="table-cell">
      <style:table-cell-properties fo:padding="0.0382in" fo:border-left="none" fo:border-right="none" fo:border-top="none" fo:border-bottom="1pt solid #000000"/>
    </style:style>
    <style:style style:name="MailMergeTable2017-05-11T15_3a_56_3a_11Z11.A3" style:display-name="MailMergeTable2017-05-11T15:56:11Z11.A3" style:family="table-cell">
      <style:table-cell-properties fo:padding="0.0382in" fo:border="none"/>
    </style:style>
    <style:style style:name="MailMergeTable2017-05-11T15_3a_56_3a_11Z11.A5" style:display-name="MailMergeTable2017-05-11T15:56:11Z11.A5" style:family="table-cell">
      <style:table-cell-properties fo:padding="0.0382in" fo:border-left="none" fo:border-right="none" fo:border-top="1pt solid #000000" fo:border-bottom="none"/>
    </style:style>
    <style:style style:name="MailMergeTable2017-05-11T15_3a_56_3a_11Z11.A10" style:display-name="MailMergeTable2017-05-11T15:56:11Z11.A10" style:family="table-cell">
      <style:table-cell-properties fo:padding="0.0382in" fo:border-left="none" fo:border-right="none" fo:border-top="1pt solid #000000" fo:border-bottom="1pt solid #000000"/>
    </style:style>
    <style:style style:name="MailMergeTable2017-05-11T15_3a_56_3a_11Z11.A11" style:display-name="MailMergeTable2017-05-11T15:56:11Z11.A11" style:family="table-cell">
      <style:table-cell-properties fo:padding="0.0382in" fo:border-left="none" fo:border-right="none" fo:border-top="0.05pt solid #000000" fo:border-bottom="none"/>
    </style:style>
    <style:style style:name="MailMergeTable2017-05-11T15_3a_56_3a_11Z12" style:display-name="MailMergeTable2017-05-11T15:56:11Z12" style:family="table">
      <style:table-properties style:width="6.6931in" fo:break-before="auto" fo:break-after="auto" table:align="margins" style:writing-mode="page"/>
    </style:style>
    <style:style style:name="MailMergeTable2017-05-11T15_3a_56_3a_11Z12.A" style:display-name="MailMergeTable2017-05-11T15:56:11Z12.A" style:family="table-column">
      <style:table-column-properties style:column-width="1.6729in" style:rel-column-width="16380*"/>
    </style:style>
    <style:style style:name="MailMergeTable2017-05-11T15_3a_56_3a_11Z12.B" style:display-name="MailMergeTable2017-05-11T15:56:11Z12.B" style:family="table-column">
      <style:table-column-properties style:column-width="1.6736in" style:rel-column-width="16387*"/>
    </style:style>
    <style:style style:name="MailMergeTable2017-05-11T15_3a_56_3a_11Z12.D" style:display-name="MailMergeTable2017-05-11T15:56:11Z12.D" style:family="table-column">
      <style:table-column-properties style:column-width="1.6736in" style:rel-column-width="16388*"/>
    </style:style>
    <style:style style:name="MailMergeTable2017-05-11T15_3a_56_3a_11Z12.A1" style:display-name="MailMergeTable2017-05-11T15:56:11Z12.A1" style:family="table-cell">
      <style:table-cell-properties fo:padding="0.0382in" fo:border-left="none" fo:border-right="none" fo:border-top="1pt ridge #000000" fo:border-bottom="none"/>
    </style:style>
    <style:style style:name="MailMergeTable2017-05-11T15_3a_56_3a_11Z12.A2" style:display-name="MailMergeTable2017-05-11T15:56:11Z12.A2" style:family="table-cell">
      <style:table-cell-properties fo:padding="0.0382in" fo:border-left="none" fo:border-right="none" fo:border-top="none" fo:border-bottom="1pt solid #000000"/>
    </style:style>
    <style:style style:name="MailMergeTable2017-05-11T15_3a_56_3a_11Z12.A3" style:display-name="MailMergeTable2017-05-11T15:56:11Z12.A3" style:family="table-cell">
      <style:table-cell-properties fo:padding="0.0382in" fo:border="none"/>
    </style:style>
    <style:style style:name="MailMergeTable2017-05-11T15_3a_56_3a_11Z12.A5" style:display-name="MailMergeTable2017-05-11T15:56:11Z12.A5" style:family="table-cell">
      <style:table-cell-properties fo:padding="0.0382in" fo:border-left="none" fo:border-right="none" fo:border-top="1pt solid #000000" fo:border-bottom="none"/>
    </style:style>
    <style:style style:name="MailMergeTable2017-05-11T15_3a_56_3a_11Z12.A10" style:display-name="MailMergeTable2017-05-11T15:56:11Z12.A10" style:family="table-cell">
      <style:table-cell-properties fo:padding="0.0382in" fo:border-left="none" fo:border-right="none" fo:border-top="1pt solid #000000" fo:border-bottom="1pt solid #000000"/>
    </style:style>
    <style:style style:name="MailMergeTable2017-05-11T15_3a_56_3a_11Z12.A11" style:display-name="MailMergeTable2017-05-11T15:56:11Z12.A11" style:family="table-cell">
      <style:table-cell-properties fo:padding="0.0382in" fo:border-left="none" fo:border-right="none" fo:border-top="0.05pt solid #000000" fo:border-bottom="none"/>
    </style:style>
    <style:style style:name="MailMergeTable2017-05-11T15_3a_56_3a_11Z13" style:display-name="MailMergeTable2017-05-11T15:56:11Z13" style:family="table">
      <style:table-properties style:width="6.6931in" fo:break-before="auto" fo:break-after="auto" table:align="margins" style:writing-mode="page"/>
    </style:style>
    <style:style style:name="MailMergeTable2017-05-11T15_3a_56_3a_11Z13.A" style:display-name="MailMergeTable2017-05-11T15:56:11Z13.A" style:family="table-column">
      <style:table-column-properties style:column-width="1.6729in" style:rel-column-width="16380*"/>
    </style:style>
    <style:style style:name="MailMergeTable2017-05-11T15_3a_56_3a_11Z13.B" style:display-name="MailMergeTable2017-05-11T15:56:11Z13.B" style:family="table-column">
      <style:table-column-properties style:column-width="1.6736in" style:rel-column-width="16387*"/>
    </style:style>
    <style:style style:name="MailMergeTable2017-05-11T15_3a_56_3a_11Z13.D" style:display-name="MailMergeTable2017-05-11T15:56:11Z13.D" style:family="table-column">
      <style:table-column-properties style:column-width="1.6736in" style:rel-column-width="16388*"/>
    </style:style>
    <style:style style:name="MailMergeTable2017-05-11T15_3a_56_3a_11Z13.A1" style:display-name="MailMergeTable2017-05-11T15:56:11Z13.A1" style:family="table-cell">
      <style:table-cell-properties fo:padding="0.0382in" fo:border-left="none" fo:border-right="none" fo:border-top="1pt ridge #000000" fo:border-bottom="none"/>
    </style:style>
    <style:style style:name="MailMergeTable2017-05-11T15_3a_56_3a_11Z13.A2" style:display-name="MailMergeTable2017-05-11T15:56:11Z13.A2" style:family="table-cell">
      <style:table-cell-properties fo:padding="0.0382in" fo:border-left="none" fo:border-right="none" fo:border-top="none" fo:border-bottom="1pt solid #000000"/>
    </style:style>
    <style:style style:name="MailMergeTable2017-05-11T15_3a_56_3a_11Z13.A3" style:display-name="MailMergeTable2017-05-11T15:56:11Z13.A3" style:family="table-cell">
      <style:table-cell-properties fo:padding="0.0382in" fo:border="none"/>
    </style:style>
    <style:style style:name="MailMergeTable2017-05-11T15_3a_56_3a_11Z13.A5" style:display-name="MailMergeTable2017-05-11T15:56:11Z13.A5" style:family="table-cell">
      <style:table-cell-properties fo:padding="0.0382in" fo:border-left="none" fo:border-right="none" fo:border-top="1pt solid #000000" fo:border-bottom="none"/>
    </style:style>
    <style:style style:name="MailMergeTable2017-05-11T15_3a_56_3a_11Z13.A10" style:display-name="MailMergeTable2017-05-11T15:56:11Z13.A10" style:family="table-cell">
      <style:table-cell-properties fo:padding="0.0382in" fo:border-left="none" fo:border-right="none" fo:border-top="1pt solid #000000" fo:border-bottom="1pt solid #000000"/>
    </style:style>
    <style:style style:name="MailMergeTable2017-05-11T15_3a_56_3a_11Z13.A11" style:display-name="MailMergeTable2017-05-11T15:56:11Z13.A11" style:family="table-cell">
      <style:table-cell-properties fo:padding="0.0382in" fo:border-left="none" fo:border-right="none" fo:border-top="0.05pt solid #000000" fo:border-bottom="none"/>
    </style:style>
    <style:style style:name="MailMergeTable2017-05-11T15_3a_56_3a_11Z14" style:display-name="MailMergeTable2017-05-11T15:56:11Z14" style:family="table">
      <style:table-properties style:width="6.6931in" fo:break-before="auto" fo:break-after="auto" table:align="margins" style:writing-mode="page"/>
    </style:style>
    <style:style style:name="MailMergeTable2017-05-11T15_3a_56_3a_11Z14.A" style:display-name="MailMergeTable2017-05-11T15:56:11Z14.A" style:family="table-column">
      <style:table-column-properties style:column-width="1.6729in" style:rel-column-width="16380*"/>
    </style:style>
    <style:style style:name="MailMergeTable2017-05-11T15_3a_56_3a_11Z14.B" style:display-name="MailMergeTable2017-05-11T15:56:11Z14.B" style:family="table-column">
      <style:table-column-properties style:column-width="1.6736in" style:rel-column-width="16387*"/>
    </style:style>
    <style:style style:name="MailMergeTable2017-05-11T15_3a_56_3a_11Z14.D" style:display-name="MailMergeTable2017-05-11T15:56:11Z14.D" style:family="table-column">
      <style:table-column-properties style:column-width="1.6736in" style:rel-column-width="16388*"/>
    </style:style>
    <style:style style:name="MailMergeTable2017-05-11T15_3a_56_3a_11Z14.A1" style:display-name="MailMergeTable2017-05-11T15:56:11Z14.A1" style:family="table-cell">
      <style:table-cell-properties fo:padding="0.0382in" fo:border-left="none" fo:border-right="none" fo:border-top="1pt ridge #000000" fo:border-bottom="none"/>
    </style:style>
    <style:style style:name="MailMergeTable2017-05-11T15_3a_56_3a_11Z14.A2" style:display-name="MailMergeTable2017-05-11T15:56:11Z14.A2" style:family="table-cell">
      <style:table-cell-properties fo:padding="0.0382in" fo:border-left="none" fo:border-right="none" fo:border-top="none" fo:border-bottom="1pt solid #000000"/>
    </style:style>
    <style:style style:name="MailMergeTable2017-05-11T15_3a_56_3a_11Z14.A3" style:display-name="MailMergeTable2017-05-11T15:56:11Z14.A3" style:family="table-cell">
      <style:table-cell-properties fo:padding="0.0382in" fo:border="none"/>
    </style:style>
    <style:style style:name="MailMergeTable2017-05-11T15_3a_56_3a_11Z14.A5" style:display-name="MailMergeTable2017-05-11T15:56:11Z14.A5" style:family="table-cell">
      <style:table-cell-properties fo:padding="0.0382in" fo:border-left="none" fo:border-right="none" fo:border-top="1pt solid #000000" fo:border-bottom="none"/>
    </style:style>
    <style:style style:name="MailMergeTable2017-05-11T15_3a_56_3a_11Z14.A10" style:display-name="MailMergeTable2017-05-11T15:56:11Z14.A10" style:family="table-cell">
      <style:table-cell-properties fo:padding="0.0382in" fo:border-left="none" fo:border-right="none" fo:border-top="1pt solid #000000" fo:border-bottom="1pt solid #000000"/>
    </style:style>
    <style:style style:name="MailMergeTable2017-05-11T15_3a_56_3a_11Z14.A11" style:display-name="MailMergeTable2017-05-11T15:56:11Z14.A11" style:family="table-cell">
      <style:table-cell-properties fo:padding="0.0382in" fo:border-left="none" fo:border-right="none" fo:border-top="0.05pt solid #000000" fo:border-bottom="none"/>
    </style:style>
    <style:style style:name="MailMergeTable2017-05-11T15_3a_56_3a_11Z15" style:display-name="MailMergeTable2017-05-11T15:56:11Z15" style:family="table">
      <style:table-properties style:width="6.6931in" fo:break-before="auto" fo:break-after="auto" table:align="margins" style:writing-mode="page"/>
    </style:style>
    <style:style style:name="MailMergeTable2017-05-11T15_3a_56_3a_11Z15.A" style:display-name="MailMergeTable2017-05-11T15:56:11Z15.A" style:family="table-column">
      <style:table-column-properties style:column-width="1.6729in" style:rel-column-width="16380*"/>
    </style:style>
    <style:style style:name="MailMergeTable2017-05-11T15_3a_56_3a_11Z15.B" style:display-name="MailMergeTable2017-05-11T15:56:11Z15.B" style:family="table-column">
      <style:table-column-properties style:column-width="1.6736in" style:rel-column-width="16387*"/>
    </style:style>
    <style:style style:name="MailMergeTable2017-05-11T15_3a_56_3a_11Z15.D" style:display-name="MailMergeTable2017-05-11T15:56:11Z15.D" style:family="table-column">
      <style:table-column-properties style:column-width="1.6736in" style:rel-column-width="16388*"/>
    </style:style>
    <style:style style:name="MailMergeTable2017-05-11T15_3a_56_3a_11Z15.A1" style:display-name="MailMergeTable2017-05-11T15:56:11Z15.A1" style:family="table-cell">
      <style:table-cell-properties fo:padding="0.0382in" fo:border-left="none" fo:border-right="none" fo:border-top="1pt ridge #000000" fo:border-bottom="none"/>
    </style:style>
    <style:style style:name="MailMergeTable2017-05-11T15_3a_56_3a_11Z15.A2" style:display-name="MailMergeTable2017-05-11T15:56:11Z15.A2" style:family="table-cell">
      <style:table-cell-properties fo:padding="0.0382in" fo:border-left="none" fo:border-right="none" fo:border-top="none" fo:border-bottom="1pt solid #000000"/>
    </style:style>
    <style:style style:name="MailMergeTable2017-05-11T15_3a_56_3a_11Z15.A3" style:display-name="MailMergeTable2017-05-11T15:56:11Z15.A3" style:family="table-cell">
      <style:table-cell-properties fo:padding="0.0382in" fo:border="none"/>
    </style:style>
    <style:style style:name="MailMergeTable2017-05-11T15_3a_56_3a_11Z15.A5" style:display-name="MailMergeTable2017-05-11T15:56:11Z15.A5" style:family="table-cell">
      <style:table-cell-properties fo:padding="0.0382in" fo:border-left="none" fo:border-right="none" fo:border-top="1pt solid #000000" fo:border-bottom="none"/>
    </style:style>
    <style:style style:name="MailMergeTable2017-05-11T15_3a_56_3a_11Z15.A10" style:display-name="MailMergeTable2017-05-11T15:56:11Z15.A10" style:family="table-cell">
      <style:table-cell-properties fo:padding="0.0382in" fo:border-left="none" fo:border-right="none" fo:border-top="1pt solid #000000" fo:border-bottom="1pt solid #000000"/>
    </style:style>
    <style:style style:name="MailMergeTable2017-05-11T15_3a_56_3a_11Z15.A11" style:display-name="MailMergeTable2017-05-11T15:56:11Z15.A11" style:family="table-cell">
      <style:table-cell-properties fo:padding="0.0382in" fo:border-left="none" fo:border-right="none" fo:border-top="0.05pt solid #000000" fo:border-bottom="none"/>
    </style:style>
    <style:style style:name="MailMergeTable2017-05-11T15_3a_56_3a_11Z16" style:display-name="MailMergeTable2017-05-11T15:56:11Z16" style:family="table">
      <style:table-properties style:width="6.6931in" fo:break-before="auto" fo:break-after="auto" table:align="margins" style:writing-mode="page"/>
    </style:style>
    <style:style style:name="MailMergeTable2017-05-11T15_3a_56_3a_11Z16.A" style:display-name="MailMergeTable2017-05-11T15:56:11Z16.A" style:family="table-column">
      <style:table-column-properties style:column-width="1.6729in" style:rel-column-width="16380*"/>
    </style:style>
    <style:style style:name="MailMergeTable2017-05-11T15_3a_56_3a_11Z16.B" style:display-name="MailMergeTable2017-05-11T15:56:11Z16.B" style:family="table-column">
      <style:table-column-properties style:column-width="1.6736in" style:rel-column-width="16387*"/>
    </style:style>
    <style:style style:name="MailMergeTable2017-05-11T15_3a_56_3a_11Z16.D" style:display-name="MailMergeTable2017-05-11T15:56:11Z16.D" style:family="table-column">
      <style:table-column-properties style:column-width="1.6736in" style:rel-column-width="16388*"/>
    </style:style>
    <style:style style:name="MailMergeTable2017-05-11T15_3a_56_3a_11Z16.A1" style:display-name="MailMergeTable2017-05-11T15:56:11Z16.A1" style:family="table-cell">
      <style:table-cell-properties fo:padding="0.0382in" fo:border-left="none" fo:border-right="none" fo:border-top="1pt ridge #000000" fo:border-bottom="none"/>
    </style:style>
    <style:style style:name="MailMergeTable2017-05-11T15_3a_56_3a_11Z16.A2" style:display-name="MailMergeTable2017-05-11T15:56:11Z16.A2" style:family="table-cell">
      <style:table-cell-properties fo:padding="0.0382in" fo:border-left="none" fo:border-right="none" fo:border-top="none" fo:border-bottom="1pt solid #000000"/>
    </style:style>
    <style:style style:name="MailMergeTable2017-05-11T15_3a_56_3a_11Z16.A3" style:display-name="MailMergeTable2017-05-11T15:56:11Z16.A3" style:family="table-cell">
      <style:table-cell-properties fo:padding="0.0382in" fo:border="none"/>
    </style:style>
    <style:style style:name="MailMergeTable2017-05-11T15_3a_56_3a_11Z16.A5" style:display-name="MailMergeTable2017-05-11T15:56:11Z16.A5" style:family="table-cell">
      <style:table-cell-properties fo:padding="0.0382in" fo:border-left="none" fo:border-right="none" fo:border-top="1pt solid #000000" fo:border-bottom="none"/>
    </style:style>
    <style:style style:name="MailMergeTable2017-05-11T15_3a_56_3a_11Z16.A10" style:display-name="MailMergeTable2017-05-11T15:56:11Z16.A10" style:family="table-cell">
      <style:table-cell-properties fo:padding="0.0382in" fo:border-left="none" fo:border-right="none" fo:border-top="1pt solid #000000" fo:border-bottom="1pt solid #000000"/>
    </style:style>
    <style:style style:name="MailMergeTable2017-05-11T15_3a_56_3a_11Z16.A11" style:display-name="MailMergeTable2017-05-11T15:56:11Z16.A11" style:family="table-cell">
      <style:table-cell-properties fo:padding="0.0382in" fo:border-left="none" fo:border-right="none" fo:border-top="0.05pt solid #000000" fo:border-bottom="none"/>
    </style:style>
    <style:style style:name="MailMergeTable2017-05-11T15_3a_56_3a_11Z17" style:display-name="MailMergeTable2017-05-11T15:56:11Z17" style:family="table">
      <style:table-properties style:width="6.6931in" fo:break-before="auto" fo:break-after="auto" table:align="margins" style:writing-mode="page"/>
    </style:style>
    <style:style style:name="MailMergeTable2017-05-11T15_3a_56_3a_11Z17.A" style:display-name="MailMergeTable2017-05-11T15:56:11Z17.A" style:family="table-column">
      <style:table-column-properties style:column-width="1.6729in" style:rel-column-width="16380*"/>
    </style:style>
    <style:style style:name="MailMergeTable2017-05-11T15_3a_56_3a_11Z17.B" style:display-name="MailMergeTable2017-05-11T15:56:11Z17.B" style:family="table-column">
      <style:table-column-properties style:column-width="1.6736in" style:rel-column-width="16387*"/>
    </style:style>
    <style:style style:name="MailMergeTable2017-05-11T15_3a_56_3a_11Z17.D" style:display-name="MailMergeTable2017-05-11T15:56:11Z17.D" style:family="table-column">
      <style:table-column-properties style:column-width="1.6736in" style:rel-column-width="16388*"/>
    </style:style>
    <style:style style:name="MailMergeTable2017-05-11T15_3a_56_3a_11Z17.A1" style:display-name="MailMergeTable2017-05-11T15:56:11Z17.A1" style:family="table-cell">
      <style:table-cell-properties fo:padding="0.0382in" fo:border-left="none" fo:border-right="none" fo:border-top="1pt ridge #000000" fo:border-bottom="none"/>
    </style:style>
    <style:style style:name="MailMergeTable2017-05-11T15_3a_56_3a_11Z17.A2" style:display-name="MailMergeTable2017-05-11T15:56:11Z17.A2" style:family="table-cell">
      <style:table-cell-properties fo:padding="0.0382in" fo:border-left="none" fo:border-right="none" fo:border-top="none" fo:border-bottom="1pt solid #000000"/>
    </style:style>
    <style:style style:name="MailMergeTable2017-05-11T15_3a_56_3a_11Z17.A3" style:display-name="MailMergeTable2017-05-11T15:56:11Z17.A3" style:family="table-cell">
      <style:table-cell-properties fo:padding="0.0382in" fo:border="none"/>
    </style:style>
    <style:style style:name="MailMergeTable2017-05-11T15_3a_56_3a_11Z17.A5" style:display-name="MailMergeTable2017-05-11T15:56:11Z17.A5" style:family="table-cell">
      <style:table-cell-properties fo:padding="0.0382in" fo:border-left="none" fo:border-right="none" fo:border-top="1pt solid #000000" fo:border-bottom="none"/>
    </style:style>
    <style:style style:name="MailMergeTable2017-05-11T15_3a_56_3a_11Z17.A10" style:display-name="MailMergeTable2017-05-11T15:56:11Z17.A10" style:family="table-cell">
      <style:table-cell-properties fo:padding="0.0382in" fo:border-left="none" fo:border-right="none" fo:border-top="1pt solid #000000" fo:border-bottom="1pt solid #000000"/>
    </style:style>
    <style:style style:name="MailMergeTable2017-05-11T15_3a_56_3a_11Z17.A11" style:display-name="MailMergeTable2017-05-11T15:56:11Z17.A11" style:family="table-cell">
      <style:table-cell-properties fo:padding="0.0382in" fo:border-left="none" fo:border-right="none" fo:border-top="0.05pt solid #000000" fo:border-bottom="none"/>
    </style:style>
    <style:style style:name="MailMergeTable2017-05-11T15_3a_56_3a_11Z18" style:display-name="MailMergeTable2017-05-11T15:56:11Z18" style:family="table">
      <style:table-properties style:width="6.6931in" fo:break-before="auto" fo:break-after="auto" table:align="margins" style:writing-mode="page"/>
    </style:style>
    <style:style style:name="MailMergeTable2017-05-11T15_3a_56_3a_11Z18.A" style:display-name="MailMergeTable2017-05-11T15:56:11Z18.A" style:family="table-column">
      <style:table-column-properties style:column-width="1.6729in" style:rel-column-width="16380*"/>
    </style:style>
    <style:style style:name="MailMergeTable2017-05-11T15_3a_56_3a_11Z18.B" style:display-name="MailMergeTable2017-05-11T15:56:11Z18.B" style:family="table-column">
      <style:table-column-properties style:column-width="1.6736in" style:rel-column-width="16387*"/>
    </style:style>
    <style:style style:name="MailMergeTable2017-05-11T15_3a_56_3a_11Z18.D" style:display-name="MailMergeTable2017-05-11T15:56:11Z18.D" style:family="table-column">
      <style:table-column-properties style:column-width="1.6736in" style:rel-column-width="16388*"/>
    </style:style>
    <style:style style:name="MailMergeTable2017-05-11T15_3a_56_3a_11Z18.A1" style:display-name="MailMergeTable2017-05-11T15:56:11Z18.A1" style:family="table-cell">
      <style:table-cell-properties fo:padding="0.0382in" fo:border-left="none" fo:border-right="none" fo:border-top="1pt ridge #000000" fo:border-bottom="none"/>
    </style:style>
    <style:style style:name="MailMergeTable2017-05-11T15_3a_56_3a_11Z18.A2" style:display-name="MailMergeTable2017-05-11T15:56:11Z18.A2" style:family="table-cell">
      <style:table-cell-properties fo:padding="0.0382in" fo:border-left="none" fo:border-right="none" fo:border-top="none" fo:border-bottom="1pt solid #000000"/>
    </style:style>
    <style:style style:name="MailMergeTable2017-05-11T15_3a_56_3a_11Z18.A3" style:display-name="MailMergeTable2017-05-11T15:56:11Z18.A3" style:family="table-cell">
      <style:table-cell-properties fo:padding="0.0382in" fo:border="none"/>
    </style:style>
    <style:style style:name="MailMergeTable2017-05-11T15_3a_56_3a_11Z18.A5" style:display-name="MailMergeTable2017-05-11T15:56:11Z18.A5" style:family="table-cell">
      <style:table-cell-properties fo:padding="0.0382in" fo:border-left="none" fo:border-right="none" fo:border-top="1pt solid #000000" fo:border-bottom="none"/>
    </style:style>
    <style:style style:name="MailMergeTable2017-05-11T15_3a_56_3a_11Z18.A10" style:display-name="MailMergeTable2017-05-11T15:56:11Z18.A10" style:family="table-cell">
      <style:table-cell-properties fo:padding="0.0382in" fo:border-left="none" fo:border-right="none" fo:border-top="1pt solid #000000" fo:border-bottom="1pt solid #000000"/>
    </style:style>
    <style:style style:name="MailMergeTable2017-05-11T15_3a_56_3a_11Z18.A11" style:display-name="MailMergeTable2017-05-11T15:56:11Z18.A11" style:family="table-cell">
      <style:table-cell-properties fo:padding="0.0382in" fo:border-left="none" fo:border-right="none" fo:border-top="0.05pt solid #000000" fo:border-bottom="none"/>
    </style:style>
    <style:style style:name="MailMergeTable2017-05-11T15_3a_56_3a_12Z19" style:display-name="MailMergeTable2017-05-11T15:56:12Z19" style:family="table">
      <style:table-properties style:width="6.6931in" fo:break-before="auto" fo:break-after="auto" table:align="margins" style:writing-mode="page"/>
    </style:style>
    <style:style style:name="MailMergeTable2017-05-11T15_3a_56_3a_12Z19.A" style:display-name="MailMergeTable2017-05-11T15:56:12Z19.A" style:family="table-column">
      <style:table-column-properties style:column-width="1.6729in" style:rel-column-width="16380*"/>
    </style:style>
    <style:style style:name="MailMergeTable2017-05-11T15_3a_56_3a_12Z19.B" style:display-name="MailMergeTable2017-05-11T15:56:12Z19.B" style:family="table-column">
      <style:table-column-properties style:column-width="1.6736in" style:rel-column-width="16387*"/>
    </style:style>
    <style:style style:name="MailMergeTable2017-05-11T15_3a_56_3a_12Z19.D" style:display-name="MailMergeTable2017-05-11T15:56:12Z19.D" style:family="table-column">
      <style:table-column-properties style:column-width="1.6736in" style:rel-column-width="16388*"/>
    </style:style>
    <style:style style:name="MailMergeTable2017-05-11T15_3a_56_3a_12Z19.A1" style:display-name="MailMergeTable2017-05-11T15:56:12Z19.A1" style:family="table-cell">
      <style:table-cell-properties fo:padding="0.0382in" fo:border-left="none" fo:border-right="none" fo:border-top="1pt ridge #000000" fo:border-bottom="none"/>
    </style:style>
    <style:style style:name="MailMergeTable2017-05-11T15_3a_56_3a_12Z19.A2" style:display-name="MailMergeTable2017-05-11T15:56:12Z19.A2" style:family="table-cell">
      <style:table-cell-properties fo:padding="0.0382in" fo:border-left="none" fo:border-right="none" fo:border-top="none" fo:border-bottom="1pt solid #000000"/>
    </style:style>
    <style:style style:name="MailMergeTable2017-05-11T15_3a_56_3a_12Z19.A3" style:display-name="MailMergeTable2017-05-11T15:56:12Z19.A3" style:family="table-cell">
      <style:table-cell-properties fo:padding="0.0382in" fo:border="none"/>
    </style:style>
    <style:style style:name="MailMergeTable2017-05-11T15_3a_56_3a_12Z19.A5" style:display-name="MailMergeTable2017-05-11T15:56:12Z19.A5" style:family="table-cell">
      <style:table-cell-properties fo:padding="0.0382in" fo:border-left="none" fo:border-right="none" fo:border-top="1pt solid #000000" fo:border-bottom="none"/>
    </style:style>
    <style:style style:name="MailMergeTable2017-05-11T15_3a_56_3a_12Z19.A10" style:display-name="MailMergeTable2017-05-11T15:56:12Z19.A10" style:family="table-cell">
      <style:table-cell-properties fo:padding="0.0382in" fo:border-left="none" fo:border-right="none" fo:border-top="1pt solid #000000" fo:border-bottom="1pt solid #000000"/>
    </style:style>
    <style:style style:name="MailMergeTable2017-05-11T15_3a_56_3a_12Z19.A11" style:display-name="MailMergeTable2017-05-11T15:56:12Z19.A11" style:family="table-cell">
      <style:table-cell-properties fo:padding="0.0382in" fo:border-left="none" fo:border-right="none" fo:border-top="0.05pt solid #000000" fo:border-bottom="none"/>
    </style:style>
    <style:style style:name="MailMergeTable2017-05-11T15_3a_56_3a_12Z20" style:display-name="MailMergeTable2017-05-11T15:56:12Z20" style:family="table">
      <style:table-properties style:width="6.6931in" fo:break-before="auto" fo:break-after="auto" table:align="margins" style:writing-mode="page"/>
    </style:style>
    <style:style style:name="MailMergeTable2017-05-11T15_3a_56_3a_12Z20.A" style:display-name="MailMergeTable2017-05-11T15:56:12Z20.A" style:family="table-column">
      <style:table-column-properties style:column-width="1.6729in" style:rel-column-width="16380*"/>
    </style:style>
    <style:style style:name="MailMergeTable2017-05-11T15_3a_56_3a_12Z20.B" style:display-name="MailMergeTable2017-05-11T15:56:12Z20.B" style:family="table-column">
      <style:table-column-properties style:column-width="1.6736in" style:rel-column-width="16387*"/>
    </style:style>
    <style:style style:name="MailMergeTable2017-05-11T15_3a_56_3a_12Z20.D" style:display-name="MailMergeTable2017-05-11T15:56:12Z20.D" style:family="table-column">
      <style:table-column-properties style:column-width="1.6736in" style:rel-column-width="16388*"/>
    </style:style>
    <style:style style:name="MailMergeTable2017-05-11T15_3a_56_3a_12Z20.A1" style:display-name="MailMergeTable2017-05-11T15:56:12Z20.A1" style:family="table-cell">
      <style:table-cell-properties fo:padding="0.0382in" fo:border-left="none" fo:border-right="none" fo:border-top="1pt ridge #000000" fo:border-bottom="none"/>
    </style:style>
    <style:style style:name="MailMergeTable2017-05-11T15_3a_56_3a_12Z20.A2" style:display-name="MailMergeTable2017-05-11T15:56:12Z20.A2" style:family="table-cell">
      <style:table-cell-properties fo:padding="0.0382in" fo:border-left="none" fo:border-right="none" fo:border-top="none" fo:border-bottom="1pt solid #000000"/>
    </style:style>
    <style:style style:name="MailMergeTable2017-05-11T15_3a_56_3a_12Z20.A3" style:display-name="MailMergeTable2017-05-11T15:56:12Z20.A3" style:family="table-cell">
      <style:table-cell-properties fo:padding="0.0382in" fo:border="none"/>
    </style:style>
    <style:style style:name="MailMergeTable2017-05-11T15_3a_56_3a_12Z20.A5" style:display-name="MailMergeTable2017-05-11T15:56:12Z20.A5" style:family="table-cell">
      <style:table-cell-properties fo:padding="0.0382in" fo:border-left="none" fo:border-right="none" fo:border-top="1pt solid #000000" fo:border-bottom="none"/>
    </style:style>
    <style:style style:name="MailMergeTable2017-05-11T15_3a_56_3a_12Z20.A10" style:display-name="MailMergeTable2017-05-11T15:56:12Z20.A10" style:family="table-cell">
      <style:table-cell-properties fo:padding="0.0382in" fo:border-left="none" fo:border-right="none" fo:border-top="1pt solid #000000" fo:border-bottom="1pt solid #000000"/>
    </style:style>
    <style:style style:name="MailMergeTable2017-05-11T15_3a_56_3a_12Z20.A11" style:display-name="MailMergeTable2017-05-11T15:56:12Z20.A11" style:family="table-cell">
      <style:table-cell-properties fo:padding="0.0382in" fo:border-left="none" fo:border-right="none" fo:border-top="0.05pt solid #000000" fo:border-bottom="none"/>
    </style:style>
    <style:style style:name="MailMergeTable2017-05-11T15_3a_56_3a_12Z21" style:display-name="MailMergeTable2017-05-11T15:56:12Z21" style:family="table">
      <style:table-properties style:width="6.6931in" fo:break-before="auto" fo:break-after="auto" table:align="margins" style:writing-mode="page"/>
    </style:style>
    <style:style style:name="MailMergeTable2017-05-11T15_3a_56_3a_12Z21.A" style:display-name="MailMergeTable2017-05-11T15:56:12Z21.A" style:family="table-column">
      <style:table-column-properties style:column-width="1.6729in" style:rel-column-width="16380*"/>
    </style:style>
    <style:style style:name="MailMergeTable2017-05-11T15_3a_56_3a_12Z21.B" style:display-name="MailMergeTable2017-05-11T15:56:12Z21.B" style:family="table-column">
      <style:table-column-properties style:column-width="1.6736in" style:rel-column-width="16387*"/>
    </style:style>
    <style:style style:name="MailMergeTable2017-05-11T15_3a_56_3a_12Z21.D" style:display-name="MailMergeTable2017-05-11T15:56:12Z21.D" style:family="table-column">
      <style:table-column-properties style:column-width="1.6736in" style:rel-column-width="16388*"/>
    </style:style>
    <style:style style:name="MailMergeTable2017-05-11T15_3a_56_3a_12Z21.A1" style:display-name="MailMergeTable2017-05-11T15:56:12Z21.A1" style:family="table-cell">
      <style:table-cell-properties fo:padding="0.0382in" fo:border-left="none" fo:border-right="none" fo:border-top="1pt ridge #000000" fo:border-bottom="none"/>
    </style:style>
    <style:style style:name="MailMergeTable2017-05-11T15_3a_56_3a_12Z21.A2" style:display-name="MailMergeTable2017-05-11T15:56:12Z21.A2" style:family="table-cell">
      <style:table-cell-properties fo:padding="0.0382in" fo:border-left="none" fo:border-right="none" fo:border-top="none" fo:border-bottom="1pt solid #000000"/>
    </style:style>
    <style:style style:name="MailMergeTable2017-05-11T15_3a_56_3a_12Z21.A3" style:display-name="MailMergeTable2017-05-11T15:56:12Z21.A3" style:family="table-cell">
      <style:table-cell-properties fo:padding="0.0382in" fo:border="none"/>
    </style:style>
    <style:style style:name="MailMergeTable2017-05-11T15_3a_56_3a_12Z21.A5" style:display-name="MailMergeTable2017-05-11T15:56:12Z21.A5" style:family="table-cell">
      <style:table-cell-properties fo:padding="0.0382in" fo:border-left="none" fo:border-right="none" fo:border-top="1pt solid #000000" fo:border-bottom="none"/>
    </style:style>
    <style:style style:name="MailMergeTable2017-05-11T15_3a_56_3a_12Z21.A10" style:display-name="MailMergeTable2017-05-11T15:56:12Z21.A10" style:family="table-cell">
      <style:table-cell-properties fo:padding="0.0382in" fo:border-left="none" fo:border-right="none" fo:border-top="1pt solid #000000" fo:border-bottom="1pt solid #000000"/>
    </style:style>
    <style:style style:name="MailMergeTable2017-05-11T15_3a_56_3a_12Z21.A11" style:display-name="MailMergeTable2017-05-11T15:56:12Z21.A11" style:family="table-cell">
      <style:table-cell-properties fo:padding="0.0382in" fo:border-left="none" fo:border-right="none" fo:border-top="0.05pt solid #000000" fo:border-bottom="none"/>
    </style:style>
    <style:style style:name="MailMergeTable2017-05-11T15_3a_56_3a_12Z22" style:display-name="MailMergeTable2017-05-11T15:56:12Z22" style:family="table">
      <style:table-properties style:width="6.6931in" fo:break-before="auto" fo:break-after="auto" table:align="margins" style:writing-mode="page"/>
    </style:style>
    <style:style style:name="MailMergeTable2017-05-11T15_3a_56_3a_12Z22.A" style:display-name="MailMergeTable2017-05-11T15:56:12Z22.A" style:family="table-column">
      <style:table-column-properties style:column-width="1.6729in" style:rel-column-width="16380*"/>
    </style:style>
    <style:style style:name="MailMergeTable2017-05-11T15_3a_56_3a_12Z22.B" style:display-name="MailMergeTable2017-05-11T15:56:12Z22.B" style:family="table-column">
      <style:table-column-properties style:column-width="1.6736in" style:rel-column-width="16387*"/>
    </style:style>
    <style:style style:name="MailMergeTable2017-05-11T15_3a_56_3a_12Z22.D" style:display-name="MailMergeTable2017-05-11T15:56:12Z22.D" style:family="table-column">
      <style:table-column-properties style:column-width="1.6736in" style:rel-column-width="16388*"/>
    </style:style>
    <style:style style:name="MailMergeTable2017-05-11T15_3a_56_3a_12Z22.A1" style:display-name="MailMergeTable2017-05-11T15:56:12Z22.A1" style:family="table-cell">
      <style:table-cell-properties fo:padding="0.0382in" fo:border-left="none" fo:border-right="none" fo:border-top="1pt ridge #000000" fo:border-bottom="none"/>
    </style:style>
    <style:style style:name="MailMergeTable2017-05-11T15_3a_56_3a_12Z22.A2" style:display-name="MailMergeTable2017-05-11T15:56:12Z22.A2" style:family="table-cell">
      <style:table-cell-properties fo:padding="0.0382in" fo:border-left="none" fo:border-right="none" fo:border-top="none" fo:border-bottom="1pt solid #000000"/>
    </style:style>
    <style:style style:name="MailMergeTable2017-05-11T15_3a_56_3a_12Z22.A3" style:display-name="MailMergeTable2017-05-11T15:56:12Z22.A3" style:family="table-cell">
      <style:table-cell-properties fo:padding="0.0382in" fo:border="none"/>
    </style:style>
    <style:style style:name="MailMergeTable2017-05-11T15_3a_56_3a_12Z22.A5" style:display-name="MailMergeTable2017-05-11T15:56:12Z22.A5" style:family="table-cell">
      <style:table-cell-properties fo:padding="0.0382in" fo:border-left="none" fo:border-right="none" fo:border-top="1pt solid #000000" fo:border-bottom="none"/>
    </style:style>
    <style:style style:name="MailMergeTable2017-05-11T15_3a_56_3a_12Z22.A10" style:display-name="MailMergeTable2017-05-11T15:56:12Z22.A10" style:family="table-cell">
      <style:table-cell-properties fo:padding="0.0382in" fo:border-left="none" fo:border-right="none" fo:border-top="1pt solid #000000" fo:border-bottom="1pt solid #000000"/>
    </style:style>
    <style:style style:name="MailMergeTable2017-05-11T15_3a_56_3a_12Z22.A11" style:display-name="MailMergeTable2017-05-11T15:56:12Z22.A11" style:family="table-cell">
      <style:table-cell-properties fo:padding="0.0382in" fo:border-left="none" fo:border-right="none" fo:border-top="0.05pt solid #000000" fo:border-bottom="none"/>
    </style:style>
    <style:style style:name="MailMergeTable2017-05-11T15_3a_56_3a_12Z23" style:display-name="MailMergeTable2017-05-11T15:56:12Z23" style:family="table">
      <style:table-properties style:width="6.6931in" fo:break-before="auto" fo:break-after="auto" table:align="margins" style:writing-mode="page"/>
    </style:style>
    <style:style style:name="MailMergeTable2017-05-11T15_3a_56_3a_12Z23.A" style:display-name="MailMergeTable2017-05-11T15:56:12Z23.A" style:family="table-column">
      <style:table-column-properties style:column-width="1.6729in" style:rel-column-width="16380*"/>
    </style:style>
    <style:style style:name="MailMergeTable2017-05-11T15_3a_56_3a_12Z23.B" style:display-name="MailMergeTable2017-05-11T15:56:12Z23.B" style:family="table-column">
      <style:table-column-properties style:column-width="1.6736in" style:rel-column-width="16387*"/>
    </style:style>
    <style:style style:name="MailMergeTable2017-05-11T15_3a_56_3a_12Z23.D" style:display-name="MailMergeTable2017-05-11T15:56:12Z23.D" style:family="table-column">
      <style:table-column-properties style:column-width="1.6736in" style:rel-column-width="16388*"/>
    </style:style>
    <style:style style:name="MailMergeTable2017-05-11T15_3a_56_3a_12Z23.A1" style:display-name="MailMergeTable2017-05-11T15:56:12Z23.A1" style:family="table-cell">
      <style:table-cell-properties fo:padding="0.0382in" fo:border-left="none" fo:border-right="none" fo:border-top="1pt ridge #000000" fo:border-bottom="none"/>
    </style:style>
    <style:style style:name="MailMergeTable2017-05-11T15_3a_56_3a_12Z23.A2" style:display-name="MailMergeTable2017-05-11T15:56:12Z23.A2" style:family="table-cell">
      <style:table-cell-properties fo:padding="0.0382in" fo:border-left="none" fo:border-right="none" fo:border-top="none" fo:border-bottom="1pt solid #000000"/>
    </style:style>
    <style:style style:name="MailMergeTable2017-05-11T15_3a_56_3a_12Z23.A3" style:display-name="MailMergeTable2017-05-11T15:56:12Z23.A3" style:family="table-cell">
      <style:table-cell-properties fo:padding="0.0382in" fo:border="none"/>
    </style:style>
    <style:style style:name="MailMergeTable2017-05-11T15_3a_56_3a_12Z23.A5" style:display-name="MailMergeTable2017-05-11T15:56:12Z23.A5" style:family="table-cell">
      <style:table-cell-properties fo:padding="0.0382in" fo:border-left="none" fo:border-right="none" fo:border-top="1pt solid #000000" fo:border-bottom="none"/>
    </style:style>
    <style:style style:name="MailMergeTable2017-05-11T15_3a_56_3a_12Z23.A10" style:display-name="MailMergeTable2017-05-11T15:56:12Z23.A10" style:family="table-cell">
      <style:table-cell-properties fo:padding="0.0382in" fo:border-left="none" fo:border-right="none" fo:border-top="1pt solid #000000" fo:border-bottom="1pt solid #000000"/>
    </style:style>
    <style:style style:name="MailMergeTable2017-05-11T15_3a_56_3a_12Z23.A11" style:display-name="MailMergeTable2017-05-11T15:56:12Z23.A11" style:family="table-cell">
      <style:table-cell-properties fo:padding="0.0382in" fo:border-left="none" fo:border-right="none" fo:border-top="0.05pt solid #000000" fo:border-bottom="none"/>
    </style:style>
    <style:style style:name="MailMergeTable2017-05-11T15_3a_56_3a_12Z24" style:display-name="MailMergeTable2017-05-11T15:56:12Z24" style:family="table">
      <style:table-properties style:width="6.6931in" fo:break-before="auto" fo:break-after="auto" table:align="margins" style:writing-mode="page"/>
    </style:style>
    <style:style style:name="MailMergeTable2017-05-11T15_3a_56_3a_12Z24.A" style:display-name="MailMergeTable2017-05-11T15:56:12Z24.A" style:family="table-column">
      <style:table-column-properties style:column-width="1.6729in" style:rel-column-width="16380*"/>
    </style:style>
    <style:style style:name="MailMergeTable2017-05-11T15_3a_56_3a_12Z24.B" style:display-name="MailMergeTable2017-05-11T15:56:12Z24.B" style:family="table-column">
      <style:table-column-properties style:column-width="1.6736in" style:rel-column-width="16387*"/>
    </style:style>
    <style:style style:name="MailMergeTable2017-05-11T15_3a_56_3a_12Z24.D" style:display-name="MailMergeTable2017-05-11T15:56:12Z24.D" style:family="table-column">
      <style:table-column-properties style:column-width="1.6736in" style:rel-column-width="16388*"/>
    </style:style>
    <style:style style:name="MailMergeTable2017-05-11T15_3a_56_3a_12Z24.A1" style:display-name="MailMergeTable2017-05-11T15:56:12Z24.A1" style:family="table-cell">
      <style:table-cell-properties fo:padding="0.0382in" fo:border-left="none" fo:border-right="none" fo:border-top="1pt ridge #000000" fo:border-bottom="none"/>
    </style:style>
    <style:style style:name="MailMergeTable2017-05-11T15_3a_56_3a_12Z24.A2" style:display-name="MailMergeTable2017-05-11T15:56:12Z24.A2" style:family="table-cell">
      <style:table-cell-properties fo:padding="0.0382in" fo:border-left="none" fo:border-right="none" fo:border-top="none" fo:border-bottom="1pt solid #000000"/>
    </style:style>
    <style:style style:name="MailMergeTable2017-05-11T15_3a_56_3a_12Z24.A3" style:display-name="MailMergeTable2017-05-11T15:56:12Z24.A3" style:family="table-cell">
      <style:table-cell-properties fo:padding="0.0382in" fo:border="none"/>
    </style:style>
    <style:style style:name="MailMergeTable2017-05-11T15_3a_56_3a_12Z24.A5" style:display-name="MailMergeTable2017-05-11T15:56:12Z24.A5" style:family="table-cell">
      <style:table-cell-properties fo:padding="0.0382in" fo:border-left="none" fo:border-right="none" fo:border-top="1pt solid #000000" fo:border-bottom="none"/>
    </style:style>
    <style:style style:name="MailMergeTable2017-05-11T15_3a_56_3a_12Z24.A10" style:display-name="MailMergeTable2017-05-11T15:56:12Z24.A10" style:family="table-cell">
      <style:table-cell-properties fo:padding="0.0382in" fo:border-left="none" fo:border-right="none" fo:border-top="1pt solid #000000" fo:border-bottom="1pt solid #000000"/>
    </style:style>
    <style:style style:name="MailMergeTable2017-05-11T15_3a_56_3a_12Z24.A11" style:display-name="MailMergeTable2017-05-11T15:56:12Z24.A11" style:family="table-cell">
      <style:table-cell-properties fo:padding="0.0382in" fo:border-left="none" fo:border-right="none" fo:border-top="0.05pt solid #000000" fo:border-bottom="none"/>
    </style:style>
    <style:style style:name="MailMergeTable2017-05-11T15_3a_56_3a_12Z25" style:display-name="MailMergeTable2017-05-11T15:56:12Z25" style:family="table">
      <style:table-properties style:width="6.6931in" fo:break-before="auto" fo:break-after="auto" table:align="margins" style:writing-mode="page"/>
    </style:style>
    <style:style style:name="MailMergeTable2017-05-11T15_3a_56_3a_12Z25.A" style:display-name="MailMergeTable2017-05-11T15:56:12Z25.A" style:family="table-column">
      <style:table-column-properties style:column-width="1.6729in" style:rel-column-width="16380*"/>
    </style:style>
    <style:style style:name="MailMergeTable2017-05-11T15_3a_56_3a_12Z25.B" style:display-name="MailMergeTable2017-05-11T15:56:12Z25.B" style:family="table-column">
      <style:table-column-properties style:column-width="1.6736in" style:rel-column-width="16387*"/>
    </style:style>
    <style:style style:name="MailMergeTable2017-05-11T15_3a_56_3a_12Z25.D" style:display-name="MailMergeTable2017-05-11T15:56:12Z25.D" style:family="table-column">
      <style:table-column-properties style:column-width="1.6736in" style:rel-column-width="16388*"/>
    </style:style>
    <style:style style:name="MailMergeTable2017-05-11T15_3a_56_3a_12Z25.A1" style:display-name="MailMergeTable2017-05-11T15:56:12Z25.A1" style:family="table-cell">
      <style:table-cell-properties fo:padding="0.0382in" fo:border-left="none" fo:border-right="none" fo:border-top="1pt ridge #000000" fo:border-bottom="none"/>
    </style:style>
    <style:style style:name="MailMergeTable2017-05-11T15_3a_56_3a_12Z25.A2" style:display-name="MailMergeTable2017-05-11T15:56:12Z25.A2" style:family="table-cell">
      <style:table-cell-properties fo:padding="0.0382in" fo:border-left="none" fo:border-right="none" fo:border-top="none" fo:border-bottom="1pt solid #000000"/>
    </style:style>
    <style:style style:name="MailMergeTable2017-05-11T15_3a_56_3a_12Z25.A3" style:display-name="MailMergeTable2017-05-11T15:56:12Z25.A3" style:family="table-cell">
      <style:table-cell-properties fo:padding="0.0382in" fo:border="none"/>
    </style:style>
    <style:style style:name="MailMergeTable2017-05-11T15_3a_56_3a_12Z25.A5" style:display-name="MailMergeTable2017-05-11T15:56:12Z25.A5" style:family="table-cell">
      <style:table-cell-properties fo:padding="0.0382in" fo:border-left="none" fo:border-right="none" fo:border-top="1pt solid #000000" fo:border-bottom="none"/>
    </style:style>
    <style:style style:name="MailMergeTable2017-05-11T15_3a_56_3a_12Z25.A10" style:display-name="MailMergeTable2017-05-11T15:56:12Z25.A10" style:family="table-cell">
      <style:table-cell-properties fo:padding="0.0382in" fo:border-left="none" fo:border-right="none" fo:border-top="1pt solid #000000" fo:border-bottom="1pt solid #000000"/>
    </style:style>
    <style:style style:name="MailMergeTable2017-05-11T15_3a_56_3a_12Z25.A11" style:display-name="MailMergeTable2017-05-11T15:56:12Z25.A11" style:family="table-cell">
      <style:table-cell-properties fo:padding="0.0382in" fo:border-left="none" fo:border-right="none" fo:border-top="0.05pt solid #000000" fo:border-bottom="none"/>
    </style:style>
    <style:style style:name="MailMergeTable2017-05-11T15_3a_56_3a_13Z26" style:display-name="MailMergeTable2017-05-11T15:56:13Z26" style:family="table">
      <style:table-properties style:width="6.6931in" fo:break-before="auto" fo:break-after="auto" table:align="margins" style:writing-mode="page"/>
    </style:style>
    <style:style style:name="MailMergeTable2017-05-11T15_3a_56_3a_13Z26.A" style:display-name="MailMergeTable2017-05-11T15:56:13Z26.A" style:family="table-column">
      <style:table-column-properties style:column-width="1.6729in" style:rel-column-width="16380*"/>
    </style:style>
    <style:style style:name="MailMergeTable2017-05-11T15_3a_56_3a_13Z26.B" style:display-name="MailMergeTable2017-05-11T15:56:13Z26.B" style:family="table-column">
      <style:table-column-properties style:column-width="1.6736in" style:rel-column-width="16387*"/>
    </style:style>
    <style:style style:name="MailMergeTable2017-05-11T15_3a_56_3a_13Z26.D" style:display-name="MailMergeTable2017-05-11T15:56:13Z26.D" style:family="table-column">
      <style:table-column-properties style:column-width="1.6736in" style:rel-column-width="16388*"/>
    </style:style>
    <style:style style:name="MailMergeTable2017-05-11T15_3a_56_3a_13Z26.A1" style:display-name="MailMergeTable2017-05-11T15:56:13Z26.A1" style:family="table-cell">
      <style:table-cell-properties fo:padding="0.0382in" fo:border-left="none" fo:border-right="none" fo:border-top="1pt ridge #000000" fo:border-bottom="none"/>
    </style:style>
    <style:style style:name="MailMergeTable2017-05-11T15_3a_56_3a_13Z26.A2" style:display-name="MailMergeTable2017-05-11T15:56:13Z26.A2" style:family="table-cell">
      <style:table-cell-properties fo:padding="0.0382in" fo:border-left="none" fo:border-right="none" fo:border-top="none" fo:border-bottom="1pt solid #000000"/>
    </style:style>
    <style:style style:name="MailMergeTable2017-05-11T15_3a_56_3a_13Z26.A3" style:display-name="MailMergeTable2017-05-11T15:56:13Z26.A3" style:family="table-cell">
      <style:table-cell-properties fo:padding="0.0382in" fo:border="none"/>
    </style:style>
    <style:style style:name="MailMergeTable2017-05-11T15_3a_56_3a_13Z26.A5" style:display-name="MailMergeTable2017-05-11T15:56:13Z26.A5" style:family="table-cell">
      <style:table-cell-properties fo:padding="0.0382in" fo:border-left="none" fo:border-right="none" fo:border-top="1pt solid #000000" fo:border-bottom="none"/>
    </style:style>
    <style:style style:name="MailMergeTable2017-05-11T15_3a_56_3a_13Z26.A10" style:display-name="MailMergeTable2017-05-11T15:56:13Z26.A10" style:family="table-cell">
      <style:table-cell-properties fo:padding="0.0382in" fo:border-left="none" fo:border-right="none" fo:border-top="1pt solid #000000" fo:border-bottom="1pt solid #000000"/>
    </style:style>
    <style:style style:name="MailMergeTable2017-05-11T15_3a_56_3a_13Z26.A11" style:display-name="MailMergeTable2017-05-11T15:56:13Z26.A11" style:family="table-cell">
      <style:table-cell-properties fo:padding="0.0382in" fo:border-left="none" fo:border-right="none" fo:border-top="0.05pt solid #000000" fo:border-bottom="none"/>
    </style:style>
    <style:style style:name="MailMergeTable2017-05-11T15_3a_56_3a_13Z27" style:display-name="MailMergeTable2017-05-11T15:56:13Z27" style:family="table">
      <style:table-properties style:width="6.6931in" fo:break-before="auto" fo:break-after="auto" table:align="margins" style:writing-mode="page"/>
    </style:style>
    <style:style style:name="MailMergeTable2017-05-11T15_3a_56_3a_13Z27.A" style:display-name="MailMergeTable2017-05-11T15:56:13Z27.A" style:family="table-column">
      <style:table-column-properties style:column-width="1.6729in" style:rel-column-width="16380*"/>
    </style:style>
    <style:style style:name="MailMergeTable2017-05-11T15_3a_56_3a_13Z27.B" style:display-name="MailMergeTable2017-05-11T15:56:13Z27.B" style:family="table-column">
      <style:table-column-properties style:column-width="1.6736in" style:rel-column-width="16387*"/>
    </style:style>
    <style:style style:name="MailMergeTable2017-05-11T15_3a_56_3a_13Z27.D" style:display-name="MailMergeTable2017-05-11T15:56:13Z27.D" style:family="table-column">
      <style:table-column-properties style:column-width="1.6736in" style:rel-column-width="16388*"/>
    </style:style>
    <style:style style:name="MailMergeTable2017-05-11T15_3a_56_3a_13Z27.A1" style:display-name="MailMergeTable2017-05-11T15:56:13Z27.A1" style:family="table-cell">
      <style:table-cell-properties fo:padding="0.0382in" fo:border-left="none" fo:border-right="none" fo:border-top="1pt ridge #000000" fo:border-bottom="none"/>
    </style:style>
    <style:style style:name="MailMergeTable2017-05-11T15_3a_56_3a_13Z27.A2" style:display-name="MailMergeTable2017-05-11T15:56:13Z27.A2" style:family="table-cell">
      <style:table-cell-properties fo:padding="0.0382in" fo:border-left="none" fo:border-right="none" fo:border-top="none" fo:border-bottom="1pt solid #000000"/>
    </style:style>
    <style:style style:name="MailMergeTable2017-05-11T15_3a_56_3a_13Z27.A3" style:display-name="MailMergeTable2017-05-11T15:56:13Z27.A3" style:family="table-cell">
      <style:table-cell-properties fo:padding="0.0382in" fo:border="none"/>
    </style:style>
    <style:style style:name="MailMergeTable2017-05-11T15_3a_56_3a_13Z27.A5" style:display-name="MailMergeTable2017-05-11T15:56:13Z27.A5" style:family="table-cell">
      <style:table-cell-properties fo:padding="0.0382in" fo:border-left="none" fo:border-right="none" fo:border-top="1pt solid #000000" fo:border-bottom="none"/>
    </style:style>
    <style:style style:name="MailMergeTable2017-05-11T15_3a_56_3a_13Z27.A10" style:display-name="MailMergeTable2017-05-11T15:56:13Z27.A10" style:family="table-cell">
      <style:table-cell-properties fo:padding="0.0382in" fo:border-left="none" fo:border-right="none" fo:border-top="1pt solid #000000" fo:border-bottom="1pt solid #000000"/>
    </style:style>
    <style:style style:name="MailMergeTable2017-05-11T15_3a_56_3a_13Z27.A11" style:display-name="MailMergeTable2017-05-11T15:56:13Z27.A11" style:family="table-cell">
      <style:table-cell-properties fo:padding="0.0382in" fo:border-left="none" fo:border-right="none" fo:border-top="0.05pt solid #000000" fo:border-bottom="none"/>
    </style:style>
    <style:style style:name="MailMergeTable2017-05-11T15_3a_56_3a_13Z28" style:display-name="MailMergeTable2017-05-11T15:56:13Z28" style:family="table">
      <style:table-properties style:width="6.6931in" fo:break-before="auto" fo:break-after="auto" table:align="margins" style:writing-mode="page"/>
    </style:style>
    <style:style style:name="MailMergeTable2017-05-11T15_3a_56_3a_13Z28.A" style:display-name="MailMergeTable2017-05-11T15:56:13Z28.A" style:family="table-column">
      <style:table-column-properties style:column-width="1.6729in" style:rel-column-width="16380*"/>
    </style:style>
    <style:style style:name="MailMergeTable2017-05-11T15_3a_56_3a_13Z28.B" style:display-name="MailMergeTable2017-05-11T15:56:13Z28.B" style:family="table-column">
      <style:table-column-properties style:column-width="1.6736in" style:rel-column-width="16387*"/>
    </style:style>
    <style:style style:name="MailMergeTable2017-05-11T15_3a_56_3a_13Z28.D" style:display-name="MailMergeTable2017-05-11T15:56:13Z28.D" style:family="table-column">
      <style:table-column-properties style:column-width="1.6736in" style:rel-column-width="16388*"/>
    </style:style>
    <style:style style:name="MailMergeTable2017-05-11T15_3a_56_3a_13Z28.A1" style:display-name="MailMergeTable2017-05-11T15:56:13Z28.A1" style:family="table-cell">
      <style:table-cell-properties fo:padding="0.0382in" fo:border-left="none" fo:border-right="none" fo:border-top="1pt ridge #000000" fo:border-bottom="none"/>
    </style:style>
    <style:style style:name="MailMergeTable2017-05-11T15_3a_56_3a_13Z28.A2" style:display-name="MailMergeTable2017-05-11T15:56:13Z28.A2" style:family="table-cell">
      <style:table-cell-properties fo:padding="0.0382in" fo:border-left="none" fo:border-right="none" fo:border-top="none" fo:border-bottom="1pt solid #000000"/>
    </style:style>
    <style:style style:name="MailMergeTable2017-05-11T15_3a_56_3a_13Z28.A3" style:display-name="MailMergeTable2017-05-11T15:56:13Z28.A3" style:family="table-cell">
      <style:table-cell-properties fo:padding="0.0382in" fo:border="none"/>
    </style:style>
    <style:style style:name="MailMergeTable2017-05-11T15_3a_56_3a_13Z28.A5" style:display-name="MailMergeTable2017-05-11T15:56:13Z28.A5" style:family="table-cell">
      <style:table-cell-properties fo:padding="0.0382in" fo:border-left="none" fo:border-right="none" fo:border-top="1pt solid #000000" fo:border-bottom="none"/>
    </style:style>
    <style:style style:name="MailMergeTable2017-05-11T15_3a_56_3a_13Z28.A10" style:display-name="MailMergeTable2017-05-11T15:56:13Z28.A10" style:family="table-cell">
      <style:table-cell-properties fo:padding="0.0382in" fo:border-left="none" fo:border-right="none" fo:border-top="1pt solid #000000" fo:border-bottom="1pt solid #000000"/>
    </style:style>
    <style:style style:name="MailMergeTable2017-05-11T15_3a_56_3a_13Z28.A11" style:display-name="MailMergeTable2017-05-11T15:56:13Z28.A11" style:family="table-cell">
      <style:table-cell-properties fo:padding="0.0382in" fo:border-left="none" fo:border-right="none" fo:border-top="0.05pt solid #000000" fo:border-bottom="none"/>
    </style:style>
    <style:style style:name="MailMergeTable2017-05-11T15_3a_56_3a_13Z29" style:display-name="MailMergeTable2017-05-11T15:56:13Z29" style:family="table">
      <style:table-properties style:width="6.6931in" fo:break-before="auto" fo:break-after="auto" table:align="margins" style:writing-mode="page"/>
    </style:style>
    <style:style style:name="MailMergeTable2017-05-11T15_3a_56_3a_13Z29.A" style:display-name="MailMergeTable2017-05-11T15:56:13Z29.A" style:family="table-column">
      <style:table-column-properties style:column-width="1.6729in" style:rel-column-width="16380*"/>
    </style:style>
    <style:style style:name="MailMergeTable2017-05-11T15_3a_56_3a_13Z29.B" style:display-name="MailMergeTable2017-05-11T15:56:13Z29.B" style:family="table-column">
      <style:table-column-properties style:column-width="1.6736in" style:rel-column-width="16387*"/>
    </style:style>
    <style:style style:name="MailMergeTable2017-05-11T15_3a_56_3a_13Z29.D" style:display-name="MailMergeTable2017-05-11T15:56:13Z29.D" style:family="table-column">
      <style:table-column-properties style:column-width="1.6736in" style:rel-column-width="16388*"/>
    </style:style>
    <style:style style:name="MailMergeTable2017-05-11T15_3a_56_3a_13Z29.A1" style:display-name="MailMergeTable2017-05-11T15:56:13Z29.A1" style:family="table-cell">
      <style:table-cell-properties fo:padding="0.0382in" fo:border-left="none" fo:border-right="none" fo:border-top="1pt ridge #000000" fo:border-bottom="none"/>
    </style:style>
    <style:style style:name="MailMergeTable2017-05-11T15_3a_56_3a_13Z29.A2" style:display-name="MailMergeTable2017-05-11T15:56:13Z29.A2" style:family="table-cell">
      <style:table-cell-properties fo:padding="0.0382in" fo:border-left="none" fo:border-right="none" fo:border-top="none" fo:border-bottom="1pt solid #000000"/>
    </style:style>
    <style:style style:name="MailMergeTable2017-05-11T15_3a_56_3a_13Z29.A3" style:display-name="MailMergeTable2017-05-11T15:56:13Z29.A3" style:family="table-cell">
      <style:table-cell-properties fo:padding="0.0382in" fo:border="none"/>
    </style:style>
    <style:style style:name="MailMergeTable2017-05-11T15_3a_56_3a_13Z29.A5" style:display-name="MailMergeTable2017-05-11T15:56:13Z29.A5" style:family="table-cell">
      <style:table-cell-properties fo:padding="0.0382in" fo:border-left="none" fo:border-right="none" fo:border-top="1pt solid #000000" fo:border-bottom="none"/>
    </style:style>
    <style:style style:name="MailMergeTable2017-05-11T15_3a_56_3a_13Z29.A10" style:display-name="MailMergeTable2017-05-11T15:56:13Z29.A10" style:family="table-cell">
      <style:table-cell-properties fo:padding="0.0382in" fo:border-left="none" fo:border-right="none" fo:border-top="1pt solid #000000" fo:border-bottom="1pt solid #000000"/>
    </style:style>
    <style:style style:name="MailMergeTable2017-05-11T15_3a_56_3a_13Z29.A11" style:display-name="MailMergeTable2017-05-11T15:56:13Z29.A11" style:family="table-cell">
      <style:table-cell-properties fo:padding="0.0382in" fo:border-left="none" fo:border-right="none" fo:border-top="0.05pt solid #000000" fo:border-bottom="none"/>
    </style:style>
    <style:style style:name="MailMergeTable2017-05-11T15_3a_56_3a_13Z30" style:display-name="MailMergeTable2017-05-11T15:56:13Z30" style:family="table">
      <style:table-properties style:width="6.6931in" fo:break-before="auto" fo:break-after="auto" table:align="margins" style:writing-mode="page"/>
    </style:style>
    <style:style style:name="MailMergeTable2017-05-11T15_3a_56_3a_13Z30.A" style:display-name="MailMergeTable2017-05-11T15:56:13Z30.A" style:family="table-column">
      <style:table-column-properties style:column-width="1.6729in" style:rel-column-width="16380*"/>
    </style:style>
    <style:style style:name="MailMergeTable2017-05-11T15_3a_56_3a_13Z30.B" style:display-name="MailMergeTable2017-05-11T15:56:13Z30.B" style:family="table-column">
      <style:table-column-properties style:column-width="1.6736in" style:rel-column-width="16387*"/>
    </style:style>
    <style:style style:name="MailMergeTable2017-05-11T15_3a_56_3a_13Z30.D" style:display-name="MailMergeTable2017-05-11T15:56:13Z30.D" style:family="table-column">
      <style:table-column-properties style:column-width="1.6736in" style:rel-column-width="16388*"/>
    </style:style>
    <style:style style:name="MailMergeTable2017-05-11T15_3a_56_3a_13Z30.A1" style:display-name="MailMergeTable2017-05-11T15:56:13Z30.A1" style:family="table-cell">
      <style:table-cell-properties fo:padding="0.0382in" fo:border-left="none" fo:border-right="none" fo:border-top="1pt ridge #000000" fo:border-bottom="none"/>
    </style:style>
    <style:style style:name="MailMergeTable2017-05-11T15_3a_56_3a_13Z30.A2" style:display-name="MailMergeTable2017-05-11T15:56:13Z30.A2" style:family="table-cell">
      <style:table-cell-properties fo:padding="0.0382in" fo:border-left="none" fo:border-right="none" fo:border-top="none" fo:border-bottom="1pt solid #000000"/>
    </style:style>
    <style:style style:name="MailMergeTable2017-05-11T15_3a_56_3a_13Z30.A3" style:display-name="MailMergeTable2017-05-11T15:56:13Z30.A3" style:family="table-cell">
      <style:table-cell-properties fo:padding="0.0382in" fo:border="none"/>
    </style:style>
    <style:style style:name="MailMergeTable2017-05-11T15_3a_56_3a_13Z30.A5" style:display-name="MailMergeTable2017-05-11T15:56:13Z30.A5" style:family="table-cell">
      <style:table-cell-properties fo:padding="0.0382in" fo:border-left="none" fo:border-right="none" fo:border-top="1pt solid #000000" fo:border-bottom="none"/>
    </style:style>
    <style:style style:name="MailMergeTable2017-05-11T15_3a_56_3a_13Z30.A10" style:display-name="MailMergeTable2017-05-11T15:56:13Z30.A10" style:family="table-cell">
      <style:table-cell-properties fo:padding="0.0382in" fo:border-left="none" fo:border-right="none" fo:border-top="1pt solid #000000" fo:border-bottom="1pt solid #000000"/>
    </style:style>
    <style:style style:name="MailMergeTable2017-05-11T15_3a_56_3a_13Z30.A11" style:display-name="MailMergeTable2017-05-11T15:56:13Z30.A11" style:family="table-cell">
      <style:table-cell-properties fo:padding="0.0382in" fo:border-left="none" fo:border-right="none" fo:border-top="0.05pt solid #000000" fo:border-bottom="none"/>
    </style:style>
    <style:style style:name="MailMergeTable2017-05-11T15_3a_56_3a_13Z31" style:display-name="MailMergeTable2017-05-11T15:56:13Z31" style:family="table">
      <style:table-properties style:width="6.6931in" fo:break-before="auto" fo:break-after="auto" table:align="margins" style:writing-mode="page"/>
    </style:style>
    <style:style style:name="MailMergeTable2017-05-11T15_3a_56_3a_13Z31.A" style:display-name="MailMergeTable2017-05-11T15:56:13Z31.A" style:family="table-column">
      <style:table-column-properties style:column-width="1.6729in" style:rel-column-width="16380*"/>
    </style:style>
    <style:style style:name="MailMergeTable2017-05-11T15_3a_56_3a_13Z31.B" style:display-name="MailMergeTable2017-05-11T15:56:13Z31.B" style:family="table-column">
      <style:table-column-properties style:column-width="1.6736in" style:rel-column-width="16387*"/>
    </style:style>
    <style:style style:name="MailMergeTable2017-05-11T15_3a_56_3a_13Z31.D" style:display-name="MailMergeTable2017-05-11T15:56:13Z31.D" style:family="table-column">
      <style:table-column-properties style:column-width="1.6736in" style:rel-column-width="16388*"/>
    </style:style>
    <style:style style:name="MailMergeTable2017-05-11T15_3a_56_3a_13Z31.A1" style:display-name="MailMergeTable2017-05-11T15:56:13Z31.A1" style:family="table-cell">
      <style:table-cell-properties fo:padding="0.0382in" fo:border-left="none" fo:border-right="none" fo:border-top="1pt ridge #000000" fo:border-bottom="none"/>
    </style:style>
    <style:style style:name="MailMergeTable2017-05-11T15_3a_56_3a_13Z31.A2" style:display-name="MailMergeTable2017-05-11T15:56:13Z31.A2" style:family="table-cell">
      <style:table-cell-properties fo:padding="0.0382in" fo:border-left="none" fo:border-right="none" fo:border-top="none" fo:border-bottom="1pt solid #000000"/>
    </style:style>
    <style:style style:name="MailMergeTable2017-05-11T15_3a_56_3a_13Z31.A3" style:display-name="MailMergeTable2017-05-11T15:56:13Z31.A3" style:family="table-cell">
      <style:table-cell-properties fo:padding="0.0382in" fo:border="none"/>
    </style:style>
    <style:style style:name="MailMergeTable2017-05-11T15_3a_56_3a_13Z31.A5" style:display-name="MailMergeTable2017-05-11T15:56:13Z31.A5" style:family="table-cell">
      <style:table-cell-properties fo:padding="0.0382in" fo:border-left="none" fo:border-right="none" fo:border-top="1pt solid #000000" fo:border-bottom="none"/>
    </style:style>
    <style:style style:name="MailMergeTable2017-05-11T15_3a_56_3a_13Z31.A10" style:display-name="MailMergeTable2017-05-11T15:56:13Z31.A10" style:family="table-cell">
      <style:table-cell-properties fo:padding="0.0382in" fo:border-left="none" fo:border-right="none" fo:border-top="1pt solid #000000" fo:border-bottom="1pt solid #000000"/>
    </style:style>
    <style:style style:name="MailMergeTable2017-05-11T15_3a_56_3a_13Z31.A11" style:display-name="MailMergeTable2017-05-11T15:56:13Z31.A11" style:family="table-cell">
      <style:table-cell-properties fo:padding="0.0382in" fo:border-left="none" fo:border-right="none" fo:border-top="0.05pt solid #000000" fo:border-bottom="none"/>
    </style:style>
    <style:style style:name="MailMergeTable2017-05-11T15_3a_56_3a_13Z32" style:display-name="MailMergeTable2017-05-11T15:56:13Z32" style:family="table">
      <style:table-properties style:width="6.6931in" fo:break-before="auto" fo:break-after="auto" table:align="margins" style:writing-mode="page"/>
    </style:style>
    <style:style style:name="MailMergeTable2017-05-11T15_3a_56_3a_13Z32.A" style:display-name="MailMergeTable2017-05-11T15:56:13Z32.A" style:family="table-column">
      <style:table-column-properties style:column-width="1.6729in" style:rel-column-width="16380*"/>
    </style:style>
    <style:style style:name="MailMergeTable2017-05-11T15_3a_56_3a_13Z32.B" style:display-name="MailMergeTable2017-05-11T15:56:13Z32.B" style:family="table-column">
      <style:table-column-properties style:column-width="1.6736in" style:rel-column-width="16387*"/>
    </style:style>
    <style:style style:name="MailMergeTable2017-05-11T15_3a_56_3a_13Z32.D" style:display-name="MailMergeTable2017-05-11T15:56:13Z32.D" style:family="table-column">
      <style:table-column-properties style:column-width="1.6736in" style:rel-column-width="16388*"/>
    </style:style>
    <style:style style:name="MailMergeTable2017-05-11T15_3a_56_3a_13Z32.A1" style:display-name="MailMergeTable2017-05-11T15:56:13Z32.A1" style:family="table-cell">
      <style:table-cell-properties fo:padding="0.0382in" fo:border-left="none" fo:border-right="none" fo:border-top="1pt ridge #000000" fo:border-bottom="none"/>
    </style:style>
    <style:style style:name="MailMergeTable2017-05-11T15_3a_56_3a_13Z32.A2" style:display-name="MailMergeTable2017-05-11T15:56:13Z32.A2" style:family="table-cell">
      <style:table-cell-properties fo:padding="0.0382in" fo:border-left="none" fo:border-right="none" fo:border-top="none" fo:border-bottom="1pt solid #000000"/>
    </style:style>
    <style:style style:name="MailMergeTable2017-05-11T15_3a_56_3a_13Z32.A3" style:display-name="MailMergeTable2017-05-11T15:56:13Z32.A3" style:family="table-cell">
      <style:table-cell-properties fo:padding="0.0382in" fo:border="none"/>
    </style:style>
    <style:style style:name="MailMergeTable2017-05-11T15_3a_56_3a_13Z32.A5" style:display-name="MailMergeTable2017-05-11T15:56:13Z32.A5" style:family="table-cell">
      <style:table-cell-properties fo:padding="0.0382in" fo:border-left="none" fo:border-right="none" fo:border-top="1pt solid #000000" fo:border-bottom="none"/>
    </style:style>
    <style:style style:name="MailMergeTable2017-05-11T15_3a_56_3a_13Z32.A10" style:display-name="MailMergeTable2017-05-11T15:56:13Z32.A10" style:family="table-cell">
      <style:table-cell-properties fo:padding="0.0382in" fo:border-left="none" fo:border-right="none" fo:border-top="1pt solid #000000" fo:border-bottom="1pt solid #000000"/>
    </style:style>
    <style:style style:name="MailMergeTable2017-05-11T15_3a_56_3a_13Z32.A11" style:display-name="MailMergeTable2017-05-11T15:56:13Z32.A11" style:family="table-cell">
      <style:table-cell-properties fo:padding="0.0382in" fo:border-left="none" fo:border-right="none" fo:border-top="0.05pt solid #000000" fo:border-bottom="none"/>
    </style:style>
    <style:style style:name="MailMergeTable2017-05-11T15_3a_56_3a_13Z33" style:display-name="MailMergeTable2017-05-11T15:56:13Z33" style:family="table">
      <style:table-properties style:width="6.6931in" fo:break-before="auto" fo:break-after="auto" table:align="margins" style:writing-mode="page"/>
    </style:style>
    <style:style style:name="MailMergeTable2017-05-11T15_3a_56_3a_13Z33.A" style:display-name="MailMergeTable2017-05-11T15:56:13Z33.A" style:family="table-column">
      <style:table-column-properties style:column-width="1.6729in" style:rel-column-width="16380*"/>
    </style:style>
    <style:style style:name="MailMergeTable2017-05-11T15_3a_56_3a_13Z33.B" style:display-name="MailMergeTable2017-05-11T15:56:13Z33.B" style:family="table-column">
      <style:table-column-properties style:column-width="1.6736in" style:rel-column-width="16387*"/>
    </style:style>
    <style:style style:name="MailMergeTable2017-05-11T15_3a_56_3a_13Z33.D" style:display-name="MailMergeTable2017-05-11T15:56:13Z33.D" style:family="table-column">
      <style:table-column-properties style:column-width="1.6736in" style:rel-column-width="16388*"/>
    </style:style>
    <style:style style:name="MailMergeTable2017-05-11T15_3a_56_3a_13Z33.A1" style:display-name="MailMergeTable2017-05-11T15:56:13Z33.A1" style:family="table-cell">
      <style:table-cell-properties fo:padding="0.0382in" fo:border-left="none" fo:border-right="none" fo:border-top="1pt ridge #000000" fo:border-bottom="none"/>
    </style:style>
    <style:style style:name="MailMergeTable2017-05-11T15_3a_56_3a_13Z33.A2" style:display-name="MailMergeTable2017-05-11T15:56:13Z33.A2" style:family="table-cell">
      <style:table-cell-properties fo:padding="0.0382in" fo:border-left="none" fo:border-right="none" fo:border-top="none" fo:border-bottom="1pt solid #000000"/>
    </style:style>
    <style:style style:name="MailMergeTable2017-05-11T15_3a_56_3a_13Z33.A3" style:display-name="MailMergeTable2017-05-11T15:56:13Z33.A3" style:family="table-cell">
      <style:table-cell-properties fo:padding="0.0382in" fo:border="none"/>
    </style:style>
    <style:style style:name="MailMergeTable2017-05-11T15_3a_56_3a_13Z33.A5" style:display-name="MailMergeTable2017-05-11T15:56:13Z33.A5" style:family="table-cell">
      <style:table-cell-properties fo:padding="0.0382in" fo:border-left="none" fo:border-right="none" fo:border-top="1pt solid #000000" fo:border-bottom="none"/>
    </style:style>
    <style:style style:name="MailMergeTable2017-05-11T15_3a_56_3a_13Z33.A10" style:display-name="MailMergeTable2017-05-11T15:56:13Z33.A10" style:family="table-cell">
      <style:table-cell-properties fo:padding="0.0382in" fo:border-left="none" fo:border-right="none" fo:border-top="1pt solid #000000" fo:border-bottom="1pt solid #000000"/>
    </style:style>
    <style:style style:name="MailMergeTable2017-05-11T15_3a_56_3a_13Z33.A11" style:display-name="MailMergeTable2017-05-11T15:56:13Z33.A11" style:family="table-cell">
      <style:table-cell-properties fo:padding="0.0382in" fo:border-left="none" fo:border-right="none" fo:border-top="0.05pt solid #000000" fo:border-bottom="none"/>
    </style:style>
    <style:style style:name="MailMergeTable2017-05-11T15_3a_56_3a_14Z34" style:display-name="MailMergeTable2017-05-11T15:56:14Z34" style:family="table">
      <style:table-properties style:width="6.6931in" fo:break-before="auto" fo:break-after="auto" table:align="margins" style:writing-mode="page"/>
    </style:style>
    <style:style style:name="MailMergeTable2017-05-11T15_3a_56_3a_14Z34.A" style:display-name="MailMergeTable2017-05-11T15:56:14Z34.A" style:family="table-column">
      <style:table-column-properties style:column-width="1.6729in" style:rel-column-width="16380*"/>
    </style:style>
    <style:style style:name="MailMergeTable2017-05-11T15_3a_56_3a_14Z34.B" style:display-name="MailMergeTable2017-05-11T15:56:14Z34.B" style:family="table-column">
      <style:table-column-properties style:column-width="1.6736in" style:rel-column-width="16387*"/>
    </style:style>
    <style:style style:name="MailMergeTable2017-05-11T15_3a_56_3a_14Z34.D" style:display-name="MailMergeTable2017-05-11T15:56:14Z34.D" style:family="table-column">
      <style:table-column-properties style:column-width="1.6736in" style:rel-column-width="16388*"/>
    </style:style>
    <style:style style:name="MailMergeTable2017-05-11T15_3a_56_3a_14Z34.A1" style:display-name="MailMergeTable2017-05-11T15:56:14Z34.A1" style:family="table-cell">
      <style:table-cell-properties fo:padding="0.0382in" fo:border-left="none" fo:border-right="none" fo:border-top="1pt ridge #000000" fo:border-bottom="none"/>
    </style:style>
    <style:style style:name="MailMergeTable2017-05-11T15_3a_56_3a_14Z34.A2" style:display-name="MailMergeTable2017-05-11T15:56:14Z34.A2" style:family="table-cell">
      <style:table-cell-properties fo:padding="0.0382in" fo:border-left="none" fo:border-right="none" fo:border-top="none" fo:border-bottom="1pt solid #000000"/>
    </style:style>
    <style:style style:name="MailMergeTable2017-05-11T15_3a_56_3a_14Z34.A3" style:display-name="MailMergeTable2017-05-11T15:56:14Z34.A3" style:family="table-cell">
      <style:table-cell-properties fo:padding="0.0382in" fo:border="none"/>
    </style:style>
    <style:style style:name="MailMergeTable2017-05-11T15_3a_56_3a_14Z34.A5" style:display-name="MailMergeTable2017-05-11T15:56:14Z34.A5" style:family="table-cell">
      <style:table-cell-properties fo:padding="0.0382in" fo:border-left="none" fo:border-right="none" fo:border-top="1pt solid #000000" fo:border-bottom="none"/>
    </style:style>
    <style:style style:name="MailMergeTable2017-05-11T15_3a_56_3a_14Z34.A10" style:display-name="MailMergeTable2017-05-11T15:56:14Z34.A10" style:family="table-cell">
      <style:table-cell-properties fo:padding="0.0382in" fo:border-left="none" fo:border-right="none" fo:border-top="1pt solid #000000" fo:border-bottom="1pt solid #000000"/>
    </style:style>
    <style:style style:name="MailMergeTable2017-05-11T15_3a_56_3a_14Z34.A11" style:display-name="MailMergeTable2017-05-11T15:56:14Z34.A11" style:family="table-cell">
      <style:table-cell-properties fo:padding="0.0382in" fo:border-left="none" fo:border-right="none" fo:border-top="0.05pt solid #000000" fo:border-bottom="none"/>
    </style:style>
    <style:style style:name="MailMergeTable2017-05-11T15_3a_56_3a_14Z35" style:display-name="MailMergeTable2017-05-11T15:56:14Z35" style:family="table">
      <style:table-properties style:width="6.6931in" fo:break-before="auto" fo:break-after="auto" table:align="margins" style:writing-mode="page"/>
    </style:style>
    <style:style style:name="MailMergeTable2017-05-11T15_3a_56_3a_14Z35.A" style:display-name="MailMergeTable2017-05-11T15:56:14Z35.A" style:family="table-column">
      <style:table-column-properties style:column-width="1.6729in" style:rel-column-width="16380*"/>
    </style:style>
    <style:style style:name="MailMergeTable2017-05-11T15_3a_56_3a_14Z35.B" style:display-name="MailMergeTable2017-05-11T15:56:14Z35.B" style:family="table-column">
      <style:table-column-properties style:column-width="1.6736in" style:rel-column-width="16387*"/>
    </style:style>
    <style:style style:name="MailMergeTable2017-05-11T15_3a_56_3a_14Z35.D" style:display-name="MailMergeTable2017-05-11T15:56:14Z35.D" style:family="table-column">
      <style:table-column-properties style:column-width="1.6736in" style:rel-column-width="16388*"/>
    </style:style>
    <style:style style:name="MailMergeTable2017-05-11T15_3a_56_3a_14Z35.A1" style:display-name="MailMergeTable2017-05-11T15:56:14Z35.A1" style:family="table-cell">
      <style:table-cell-properties fo:padding="0.0382in" fo:border-left="none" fo:border-right="none" fo:border-top="1pt ridge #000000" fo:border-bottom="none"/>
    </style:style>
    <style:style style:name="MailMergeTable2017-05-11T15_3a_56_3a_14Z35.A2" style:display-name="MailMergeTable2017-05-11T15:56:14Z35.A2" style:family="table-cell">
      <style:table-cell-properties fo:padding="0.0382in" fo:border-left="none" fo:border-right="none" fo:border-top="none" fo:border-bottom="1pt solid #000000"/>
    </style:style>
    <style:style style:name="MailMergeTable2017-05-11T15_3a_56_3a_14Z35.A3" style:display-name="MailMergeTable2017-05-11T15:56:14Z35.A3" style:family="table-cell">
      <style:table-cell-properties fo:padding="0.0382in" fo:border="none"/>
    </style:style>
    <style:style style:name="MailMergeTable2017-05-11T15_3a_56_3a_14Z35.A5" style:display-name="MailMergeTable2017-05-11T15:56:14Z35.A5" style:family="table-cell">
      <style:table-cell-properties fo:padding="0.0382in" fo:border-left="none" fo:border-right="none" fo:border-top="1pt solid #000000" fo:border-bottom="none"/>
    </style:style>
    <style:style style:name="MailMergeTable2017-05-11T15_3a_56_3a_14Z35.A10" style:display-name="MailMergeTable2017-05-11T15:56:14Z35.A10" style:family="table-cell">
      <style:table-cell-properties fo:padding="0.0382in" fo:border-left="none" fo:border-right="none" fo:border-top="1pt solid #000000" fo:border-bottom="1pt solid #000000"/>
    </style:style>
    <style:style style:name="MailMergeTable2017-05-11T15_3a_56_3a_14Z35.A11" style:display-name="MailMergeTable2017-05-11T15:56:14Z35.A11" style:family="table-cell">
      <style:table-cell-properties fo:padding="0.0382in" fo:border-left="none" fo:border-right="none" fo:border-top="0.05pt solid #000000" fo:border-bottom="none"/>
    </style:style>
    <style:style style:name="MailMergeTable2017-05-11T15_3a_56_3a_14Z36" style:display-name="MailMergeTable2017-05-11T15:56:14Z36" style:family="table">
      <style:table-properties style:width="6.6931in" fo:break-before="auto" fo:break-after="auto" table:align="margins" style:writing-mode="page"/>
    </style:style>
    <style:style style:name="MailMergeTable2017-05-11T15_3a_56_3a_14Z36.A" style:display-name="MailMergeTable2017-05-11T15:56:14Z36.A" style:family="table-column">
      <style:table-column-properties style:column-width="1.6729in" style:rel-column-width="16380*"/>
    </style:style>
    <style:style style:name="MailMergeTable2017-05-11T15_3a_56_3a_14Z36.B" style:display-name="MailMergeTable2017-05-11T15:56:14Z36.B" style:family="table-column">
      <style:table-column-properties style:column-width="1.6736in" style:rel-column-width="16387*"/>
    </style:style>
    <style:style style:name="MailMergeTable2017-05-11T15_3a_56_3a_14Z36.D" style:display-name="MailMergeTable2017-05-11T15:56:14Z36.D" style:family="table-column">
      <style:table-column-properties style:column-width="1.6736in" style:rel-column-width="16388*"/>
    </style:style>
    <style:style style:name="MailMergeTable2017-05-11T15_3a_56_3a_14Z36.A1" style:display-name="MailMergeTable2017-05-11T15:56:14Z36.A1" style:family="table-cell">
      <style:table-cell-properties fo:padding="0.0382in" fo:border-left="none" fo:border-right="none" fo:border-top="1pt ridge #000000" fo:border-bottom="none"/>
    </style:style>
    <style:style style:name="MailMergeTable2017-05-11T15_3a_56_3a_14Z36.A2" style:display-name="MailMergeTable2017-05-11T15:56:14Z36.A2" style:family="table-cell">
      <style:table-cell-properties fo:padding="0.0382in" fo:border-left="none" fo:border-right="none" fo:border-top="none" fo:border-bottom="1pt solid #000000"/>
    </style:style>
    <style:style style:name="MailMergeTable2017-05-11T15_3a_56_3a_14Z36.A3" style:display-name="MailMergeTable2017-05-11T15:56:14Z36.A3" style:family="table-cell">
      <style:table-cell-properties fo:padding="0.0382in" fo:border="none"/>
    </style:style>
    <style:style style:name="MailMergeTable2017-05-11T15_3a_56_3a_14Z36.A5" style:display-name="MailMergeTable2017-05-11T15:56:14Z36.A5" style:family="table-cell">
      <style:table-cell-properties fo:padding="0.0382in" fo:border-left="none" fo:border-right="none" fo:border-top="1pt solid #000000" fo:border-bottom="none"/>
    </style:style>
    <style:style style:name="MailMergeTable2017-05-11T15_3a_56_3a_14Z36.A10" style:display-name="MailMergeTable2017-05-11T15:56:14Z36.A10" style:family="table-cell">
      <style:table-cell-properties fo:padding="0.0382in" fo:border-left="none" fo:border-right="none" fo:border-top="1pt solid #000000" fo:border-bottom="1pt solid #000000"/>
    </style:style>
    <style:style style:name="MailMergeTable2017-05-11T15_3a_56_3a_14Z36.A11" style:display-name="MailMergeTable2017-05-11T15:56:14Z36.A11" style:family="table-cell">
      <style:table-cell-properties fo:padding="0.0382in" fo:border-left="none" fo:border-right="none" fo:border-top="0.05pt solid #000000" fo:border-bottom="none"/>
    </style:style>
    <style:style style:name="MailMergeTable2017-05-11T15_3a_56_3a_14Z37" style:display-name="MailMergeTable2017-05-11T15:56:14Z37" style:family="table">
      <style:table-properties style:width="6.6931in" fo:break-before="auto" fo:break-after="auto" table:align="margins" style:writing-mode="page"/>
    </style:style>
    <style:style style:name="MailMergeTable2017-05-11T15_3a_56_3a_14Z37.A" style:display-name="MailMergeTable2017-05-11T15:56:14Z37.A" style:family="table-column">
      <style:table-column-properties style:column-width="1.6729in" style:rel-column-width="16380*"/>
    </style:style>
    <style:style style:name="MailMergeTable2017-05-11T15_3a_56_3a_14Z37.B" style:display-name="MailMergeTable2017-05-11T15:56:14Z37.B" style:family="table-column">
      <style:table-column-properties style:column-width="1.6736in" style:rel-column-width="16387*"/>
    </style:style>
    <style:style style:name="MailMergeTable2017-05-11T15_3a_56_3a_14Z37.D" style:display-name="MailMergeTable2017-05-11T15:56:14Z37.D" style:family="table-column">
      <style:table-column-properties style:column-width="1.6736in" style:rel-column-width="16388*"/>
    </style:style>
    <style:style style:name="MailMergeTable2017-05-11T15_3a_56_3a_14Z37.A1" style:display-name="MailMergeTable2017-05-11T15:56:14Z37.A1" style:family="table-cell">
      <style:table-cell-properties fo:padding="0.0382in" fo:border-left="none" fo:border-right="none" fo:border-top="1pt ridge #000000" fo:border-bottom="none"/>
    </style:style>
    <style:style style:name="MailMergeTable2017-05-11T15_3a_56_3a_14Z37.A2" style:display-name="MailMergeTable2017-05-11T15:56:14Z37.A2" style:family="table-cell">
      <style:table-cell-properties fo:padding="0.0382in" fo:border-left="none" fo:border-right="none" fo:border-top="none" fo:border-bottom="1pt solid #000000"/>
    </style:style>
    <style:style style:name="MailMergeTable2017-05-11T15_3a_56_3a_14Z37.A3" style:display-name="MailMergeTable2017-05-11T15:56:14Z37.A3" style:family="table-cell">
      <style:table-cell-properties fo:padding="0.0382in" fo:border="none"/>
    </style:style>
    <style:style style:name="MailMergeTable2017-05-11T15_3a_56_3a_14Z37.A5" style:display-name="MailMergeTable2017-05-11T15:56:14Z37.A5" style:family="table-cell">
      <style:table-cell-properties fo:padding="0.0382in" fo:border-left="none" fo:border-right="none" fo:border-top="1pt solid #000000" fo:border-bottom="none"/>
    </style:style>
    <style:style style:name="MailMergeTable2017-05-11T15_3a_56_3a_14Z37.A10" style:display-name="MailMergeTable2017-05-11T15:56:14Z37.A10" style:family="table-cell">
      <style:table-cell-properties fo:padding="0.0382in" fo:border-left="none" fo:border-right="none" fo:border-top="1pt solid #000000" fo:border-bottom="1pt solid #000000"/>
    </style:style>
    <style:style style:name="MailMergeTable2017-05-11T15_3a_56_3a_14Z37.A11" style:display-name="MailMergeTable2017-05-11T15:56:14Z37.A11" style:family="table-cell">
      <style:table-cell-properties fo:padding="0.0382in" fo:border-left="none" fo:border-right="none" fo:border-top="0.05pt solid #000000" fo:border-bottom="none"/>
    </style:style>
    <style:style style:name="MailMergeTable2017-05-11T15_3a_56_3a_14Z38" style:display-name="MailMergeTable2017-05-11T15:56:14Z38" style:family="table">
      <style:table-properties style:width="6.6931in" fo:break-before="auto" fo:break-after="auto" table:align="margins" style:writing-mode="page"/>
    </style:style>
    <style:style style:name="MailMergeTable2017-05-11T15_3a_56_3a_14Z38.A" style:display-name="MailMergeTable2017-05-11T15:56:14Z38.A" style:family="table-column">
      <style:table-column-properties style:column-width="1.6729in" style:rel-column-width="16380*"/>
    </style:style>
    <style:style style:name="MailMergeTable2017-05-11T15_3a_56_3a_14Z38.B" style:display-name="MailMergeTable2017-05-11T15:56:14Z38.B" style:family="table-column">
      <style:table-column-properties style:column-width="1.6736in" style:rel-column-width="16387*"/>
    </style:style>
    <style:style style:name="MailMergeTable2017-05-11T15_3a_56_3a_14Z38.D" style:display-name="MailMergeTable2017-05-11T15:56:14Z38.D" style:family="table-column">
      <style:table-column-properties style:column-width="1.6736in" style:rel-column-width="16388*"/>
    </style:style>
    <style:style style:name="MailMergeTable2017-05-11T15_3a_56_3a_14Z38.A1" style:display-name="MailMergeTable2017-05-11T15:56:14Z38.A1" style:family="table-cell">
      <style:table-cell-properties fo:padding="0.0382in" fo:border-left="none" fo:border-right="none" fo:border-top="1pt ridge #000000" fo:border-bottom="none"/>
    </style:style>
    <style:style style:name="MailMergeTable2017-05-11T15_3a_56_3a_14Z38.A2" style:display-name="MailMergeTable2017-05-11T15:56:14Z38.A2" style:family="table-cell">
      <style:table-cell-properties fo:padding="0.0382in" fo:border-left="none" fo:border-right="none" fo:border-top="none" fo:border-bottom="1pt solid #000000"/>
    </style:style>
    <style:style style:name="MailMergeTable2017-05-11T15_3a_56_3a_14Z38.A3" style:display-name="MailMergeTable2017-05-11T15:56:14Z38.A3" style:family="table-cell">
      <style:table-cell-properties fo:padding="0.0382in" fo:border="none"/>
    </style:style>
    <style:style style:name="MailMergeTable2017-05-11T15_3a_56_3a_14Z38.A5" style:display-name="MailMergeTable2017-05-11T15:56:14Z38.A5" style:family="table-cell">
      <style:table-cell-properties fo:padding="0.0382in" fo:border-left="none" fo:border-right="none" fo:border-top="1pt solid #000000" fo:border-bottom="none"/>
    </style:style>
    <style:style style:name="MailMergeTable2017-05-11T15_3a_56_3a_14Z38.A10" style:display-name="MailMergeTable2017-05-11T15:56:14Z38.A10" style:family="table-cell">
      <style:table-cell-properties fo:padding="0.0382in" fo:border-left="none" fo:border-right="none" fo:border-top="1pt solid #000000" fo:border-bottom="1pt solid #000000"/>
    </style:style>
    <style:style style:name="MailMergeTable2017-05-11T15_3a_56_3a_14Z38.A11" style:display-name="MailMergeTable2017-05-11T15:56:14Z38.A11" style:family="table-cell">
      <style:table-cell-properties fo:padding="0.0382in" fo:border-left="none" fo:border-right="none" fo:border-top="0.05pt solid #000000" fo:border-bottom="none"/>
    </style:style>
    <style:style style:name="MailMergeTable2017-05-11T15_3a_56_3a_14Z39" style:display-name="MailMergeTable2017-05-11T15:56:14Z39" style:family="table">
      <style:table-properties style:width="6.6931in" fo:break-before="auto" fo:break-after="auto" table:align="margins" style:writing-mode="page"/>
    </style:style>
    <style:style style:name="MailMergeTable2017-05-11T15_3a_56_3a_14Z39.A" style:display-name="MailMergeTable2017-05-11T15:56:14Z39.A" style:family="table-column">
      <style:table-column-properties style:column-width="1.6729in" style:rel-column-width="16380*"/>
    </style:style>
    <style:style style:name="MailMergeTable2017-05-11T15_3a_56_3a_14Z39.B" style:display-name="MailMergeTable2017-05-11T15:56:14Z39.B" style:family="table-column">
      <style:table-column-properties style:column-width="1.6736in" style:rel-column-width="16387*"/>
    </style:style>
    <style:style style:name="MailMergeTable2017-05-11T15_3a_56_3a_14Z39.D" style:display-name="MailMergeTable2017-05-11T15:56:14Z39.D" style:family="table-column">
      <style:table-column-properties style:column-width="1.6736in" style:rel-column-width="16388*"/>
    </style:style>
    <style:style style:name="MailMergeTable2017-05-11T15_3a_56_3a_14Z39.A1" style:display-name="MailMergeTable2017-05-11T15:56:14Z39.A1" style:family="table-cell">
      <style:table-cell-properties fo:padding="0.0382in" fo:border-left="none" fo:border-right="none" fo:border-top="1pt ridge #000000" fo:border-bottom="none"/>
    </style:style>
    <style:style style:name="MailMergeTable2017-05-11T15_3a_56_3a_14Z39.A2" style:display-name="MailMergeTable2017-05-11T15:56:14Z39.A2" style:family="table-cell">
      <style:table-cell-properties fo:padding="0.0382in" fo:border-left="none" fo:border-right="none" fo:border-top="none" fo:border-bottom="1pt solid #000000"/>
    </style:style>
    <style:style style:name="MailMergeTable2017-05-11T15_3a_56_3a_14Z39.A3" style:display-name="MailMergeTable2017-05-11T15:56:14Z39.A3" style:family="table-cell">
      <style:table-cell-properties fo:padding="0.0382in" fo:border="none"/>
    </style:style>
    <style:style style:name="MailMergeTable2017-05-11T15_3a_56_3a_14Z39.A5" style:display-name="MailMergeTable2017-05-11T15:56:14Z39.A5" style:family="table-cell">
      <style:table-cell-properties fo:padding="0.0382in" fo:border-left="none" fo:border-right="none" fo:border-top="1pt solid #000000" fo:border-bottom="none"/>
    </style:style>
    <style:style style:name="MailMergeTable2017-05-11T15_3a_56_3a_14Z39.A10" style:display-name="MailMergeTable2017-05-11T15:56:14Z39.A10" style:family="table-cell">
      <style:table-cell-properties fo:padding="0.0382in" fo:border-left="none" fo:border-right="none" fo:border-top="1pt solid #000000" fo:border-bottom="1pt solid #000000"/>
    </style:style>
    <style:style style:name="MailMergeTable2017-05-11T15_3a_56_3a_14Z39.A11" style:display-name="MailMergeTable2017-05-11T15:56:14Z39.A11" style:family="table-cell">
      <style:table-cell-properties fo:padding="0.0382in" fo:border-left="none" fo:border-right="none" fo:border-top="0.05pt solid #000000" fo:border-bottom="none"/>
    </style:style>
    <style:style style:name="MailMergeTable2017-05-11T15_3a_56_3a_14Z40" style:display-name="MailMergeTable2017-05-11T15:56:14Z40" style:family="table">
      <style:table-properties style:width="6.6931in" fo:break-before="auto" fo:break-after="auto" table:align="margins" style:writing-mode="page"/>
    </style:style>
    <style:style style:name="MailMergeTable2017-05-11T15_3a_56_3a_14Z40.A" style:display-name="MailMergeTable2017-05-11T15:56:14Z40.A" style:family="table-column">
      <style:table-column-properties style:column-width="1.6729in" style:rel-column-width="16380*"/>
    </style:style>
    <style:style style:name="MailMergeTable2017-05-11T15_3a_56_3a_14Z40.B" style:display-name="MailMergeTable2017-05-11T15:56:14Z40.B" style:family="table-column">
      <style:table-column-properties style:column-width="1.6736in" style:rel-column-width="16387*"/>
    </style:style>
    <style:style style:name="MailMergeTable2017-05-11T15_3a_56_3a_14Z40.D" style:display-name="MailMergeTable2017-05-11T15:56:14Z40.D" style:family="table-column">
      <style:table-column-properties style:column-width="1.6736in" style:rel-column-width="16388*"/>
    </style:style>
    <style:style style:name="MailMergeTable2017-05-11T15_3a_56_3a_14Z40.A1" style:display-name="MailMergeTable2017-05-11T15:56:14Z40.A1" style:family="table-cell">
      <style:table-cell-properties fo:padding="0.0382in" fo:border-left="none" fo:border-right="none" fo:border-top="1pt ridge #000000" fo:border-bottom="none"/>
    </style:style>
    <style:style style:name="MailMergeTable2017-05-11T15_3a_56_3a_14Z40.A2" style:display-name="MailMergeTable2017-05-11T15:56:14Z40.A2" style:family="table-cell">
      <style:table-cell-properties fo:padding="0.0382in" fo:border-left="none" fo:border-right="none" fo:border-top="none" fo:border-bottom="1pt solid #000000"/>
    </style:style>
    <style:style style:name="MailMergeTable2017-05-11T15_3a_56_3a_14Z40.A3" style:display-name="MailMergeTable2017-05-11T15:56:14Z40.A3" style:family="table-cell">
      <style:table-cell-properties fo:padding="0.0382in" fo:border="none"/>
    </style:style>
    <style:style style:name="MailMergeTable2017-05-11T15_3a_56_3a_14Z40.A5" style:display-name="MailMergeTable2017-05-11T15:56:14Z40.A5" style:family="table-cell">
      <style:table-cell-properties fo:padding="0.0382in" fo:border-left="none" fo:border-right="none" fo:border-top="1pt solid #000000" fo:border-bottom="none"/>
    </style:style>
    <style:style style:name="MailMergeTable2017-05-11T15_3a_56_3a_14Z40.A10" style:display-name="MailMergeTable2017-05-11T15:56:14Z40.A10" style:family="table-cell">
      <style:table-cell-properties fo:padding="0.0382in" fo:border-left="none" fo:border-right="none" fo:border-top="1pt solid #000000" fo:border-bottom="1pt solid #000000"/>
    </style:style>
    <style:style style:name="MailMergeTable2017-05-11T15_3a_56_3a_14Z40.A11" style:display-name="MailMergeTable2017-05-11T15:56:14Z40.A11" style:family="table-cell">
      <style:table-cell-properties fo:padding="0.0382in" fo:border-left="none" fo:border-right="none" fo:border-top="0.05pt solid #000000" fo:border-bottom="none"/>
    </style:style>
    <style:style style:name="MailMergeTable2017-05-11T15_3a_56_3a_14Z41" style:display-name="MailMergeTable2017-05-11T15:56:14Z41" style:family="table">
      <style:table-properties style:width="6.6931in" fo:break-before="auto" fo:break-after="auto" table:align="margins" style:writing-mode="page"/>
    </style:style>
    <style:style style:name="MailMergeTable2017-05-11T15_3a_56_3a_14Z41.A" style:display-name="MailMergeTable2017-05-11T15:56:14Z41.A" style:family="table-column">
      <style:table-column-properties style:column-width="1.6729in" style:rel-column-width="16380*"/>
    </style:style>
    <style:style style:name="MailMergeTable2017-05-11T15_3a_56_3a_14Z41.B" style:display-name="MailMergeTable2017-05-11T15:56:14Z41.B" style:family="table-column">
      <style:table-column-properties style:column-width="1.6736in" style:rel-column-width="16387*"/>
    </style:style>
    <style:style style:name="MailMergeTable2017-05-11T15_3a_56_3a_14Z41.D" style:display-name="MailMergeTable2017-05-11T15:56:14Z41.D" style:family="table-column">
      <style:table-column-properties style:column-width="1.6736in" style:rel-column-width="16388*"/>
    </style:style>
    <style:style style:name="MailMergeTable2017-05-11T15_3a_56_3a_14Z41.A1" style:display-name="MailMergeTable2017-05-11T15:56:14Z41.A1" style:family="table-cell">
      <style:table-cell-properties fo:padding="0.0382in" fo:border-left="none" fo:border-right="none" fo:border-top="1pt ridge #000000" fo:border-bottom="none"/>
    </style:style>
    <style:style style:name="MailMergeTable2017-05-11T15_3a_56_3a_14Z41.A2" style:display-name="MailMergeTable2017-05-11T15:56:14Z41.A2" style:family="table-cell">
      <style:table-cell-properties fo:padding="0.0382in" fo:border-left="none" fo:border-right="none" fo:border-top="none" fo:border-bottom="1pt solid #000000"/>
    </style:style>
    <style:style style:name="MailMergeTable2017-05-11T15_3a_56_3a_14Z41.A3" style:display-name="MailMergeTable2017-05-11T15:56:14Z41.A3" style:family="table-cell">
      <style:table-cell-properties fo:padding="0.0382in" fo:border="none"/>
    </style:style>
    <style:style style:name="MailMergeTable2017-05-11T15_3a_56_3a_14Z41.A5" style:display-name="MailMergeTable2017-05-11T15:56:14Z41.A5" style:family="table-cell">
      <style:table-cell-properties fo:padding="0.0382in" fo:border-left="none" fo:border-right="none" fo:border-top="1pt solid #000000" fo:border-bottom="none"/>
    </style:style>
    <style:style style:name="MailMergeTable2017-05-11T15_3a_56_3a_14Z41.A10" style:display-name="MailMergeTable2017-05-11T15:56:14Z41.A10" style:family="table-cell">
      <style:table-cell-properties fo:padding="0.0382in" fo:border-left="none" fo:border-right="none" fo:border-top="1pt solid #000000" fo:border-bottom="1pt solid #000000"/>
    </style:style>
    <style:style style:name="MailMergeTable2017-05-11T15_3a_56_3a_14Z41.A11" style:display-name="MailMergeTable2017-05-11T15:56:14Z41.A11" style:family="table-cell">
      <style:table-cell-properties fo:padding="0.0382in" fo:border-left="none" fo:border-right="none" fo:border-top="0.05pt solid #000000" fo:border-bottom="none"/>
    </style:style>
    <style:style style:name="MailMergeTable2017-05-11T15_3a_56_3a_14Z42" style:display-name="MailMergeTable2017-05-11T15:56:14Z42" style:family="table">
      <style:table-properties style:width="6.6931in" fo:break-before="auto" fo:break-after="auto" table:align="margins" style:writing-mode="page"/>
    </style:style>
    <style:style style:name="MailMergeTable2017-05-11T15_3a_56_3a_14Z42.A" style:display-name="MailMergeTable2017-05-11T15:56:14Z42.A" style:family="table-column">
      <style:table-column-properties style:column-width="1.6729in" style:rel-column-width="16380*"/>
    </style:style>
    <style:style style:name="MailMergeTable2017-05-11T15_3a_56_3a_14Z42.B" style:display-name="MailMergeTable2017-05-11T15:56:14Z42.B" style:family="table-column">
      <style:table-column-properties style:column-width="1.6736in" style:rel-column-width="16387*"/>
    </style:style>
    <style:style style:name="MailMergeTable2017-05-11T15_3a_56_3a_14Z42.D" style:display-name="MailMergeTable2017-05-11T15:56:14Z42.D" style:family="table-column">
      <style:table-column-properties style:column-width="1.6736in" style:rel-column-width="16388*"/>
    </style:style>
    <style:style style:name="MailMergeTable2017-05-11T15_3a_56_3a_14Z42.A1" style:display-name="MailMergeTable2017-05-11T15:56:14Z42.A1" style:family="table-cell">
      <style:table-cell-properties fo:padding="0.0382in" fo:border-left="none" fo:border-right="none" fo:border-top="1pt ridge #000000" fo:border-bottom="none"/>
    </style:style>
    <style:style style:name="MailMergeTable2017-05-11T15_3a_56_3a_14Z42.A2" style:display-name="MailMergeTable2017-05-11T15:56:14Z42.A2" style:family="table-cell">
      <style:table-cell-properties fo:padding="0.0382in" fo:border-left="none" fo:border-right="none" fo:border-top="none" fo:border-bottom="1pt solid #000000"/>
    </style:style>
    <style:style style:name="MailMergeTable2017-05-11T15_3a_56_3a_14Z42.A3" style:display-name="MailMergeTable2017-05-11T15:56:14Z42.A3" style:family="table-cell">
      <style:table-cell-properties fo:padding="0.0382in" fo:border="none"/>
    </style:style>
    <style:style style:name="MailMergeTable2017-05-11T15_3a_56_3a_14Z42.A5" style:display-name="MailMergeTable2017-05-11T15:56:14Z42.A5" style:family="table-cell">
      <style:table-cell-properties fo:padding="0.0382in" fo:border-left="none" fo:border-right="none" fo:border-top="1pt solid #000000" fo:border-bottom="none"/>
    </style:style>
    <style:style style:name="MailMergeTable2017-05-11T15_3a_56_3a_14Z42.A10" style:display-name="MailMergeTable2017-05-11T15:56:14Z42.A10" style:family="table-cell">
      <style:table-cell-properties fo:padding="0.0382in" fo:border-left="none" fo:border-right="none" fo:border-top="1pt solid #000000" fo:border-bottom="1pt solid #000000"/>
    </style:style>
    <style:style style:name="MailMergeTable2017-05-11T15_3a_56_3a_14Z42.A11" style:display-name="MailMergeTable2017-05-11T15:56:14Z42.A11" style:family="table-cell">
      <style:table-cell-properties fo:padding="0.0382in" fo:border-left="none" fo:border-right="none" fo:border-top="0.05pt solid #000000" fo:border-bottom="none"/>
    </style:style>
    <style:style style:name="MailMergeTable2017-05-11T15_3a_56_3a_15Z43" style:display-name="MailMergeTable2017-05-11T15:56:15Z43" style:family="table">
      <style:table-properties style:width="6.6931in" fo:break-before="auto" fo:break-after="auto" table:align="margins" style:writing-mode="page"/>
    </style:style>
    <style:style style:name="MailMergeTable2017-05-11T15_3a_56_3a_15Z43.A" style:display-name="MailMergeTable2017-05-11T15:56:15Z43.A" style:family="table-column">
      <style:table-column-properties style:column-width="1.6729in" style:rel-column-width="16380*"/>
    </style:style>
    <style:style style:name="MailMergeTable2017-05-11T15_3a_56_3a_15Z43.B" style:display-name="MailMergeTable2017-05-11T15:56:15Z43.B" style:family="table-column">
      <style:table-column-properties style:column-width="1.6736in" style:rel-column-width="16387*"/>
    </style:style>
    <style:style style:name="MailMergeTable2017-05-11T15_3a_56_3a_15Z43.D" style:display-name="MailMergeTable2017-05-11T15:56:15Z43.D" style:family="table-column">
      <style:table-column-properties style:column-width="1.6736in" style:rel-column-width="16388*"/>
    </style:style>
    <style:style style:name="MailMergeTable2017-05-11T15_3a_56_3a_15Z43.A1" style:display-name="MailMergeTable2017-05-11T15:56:15Z43.A1" style:family="table-cell">
      <style:table-cell-properties fo:padding="0.0382in" fo:border-left="none" fo:border-right="none" fo:border-top="1pt ridge #000000" fo:border-bottom="none"/>
    </style:style>
    <style:style style:name="MailMergeTable2017-05-11T15_3a_56_3a_15Z43.A2" style:display-name="MailMergeTable2017-05-11T15:56:15Z43.A2" style:family="table-cell">
      <style:table-cell-properties fo:padding="0.0382in" fo:border-left="none" fo:border-right="none" fo:border-top="none" fo:border-bottom="1pt solid #000000"/>
    </style:style>
    <style:style style:name="MailMergeTable2017-05-11T15_3a_56_3a_15Z43.A3" style:display-name="MailMergeTable2017-05-11T15:56:15Z43.A3" style:family="table-cell">
      <style:table-cell-properties fo:padding="0.0382in" fo:border="none"/>
    </style:style>
    <style:style style:name="MailMergeTable2017-05-11T15_3a_56_3a_15Z43.A5" style:display-name="MailMergeTable2017-05-11T15:56:15Z43.A5" style:family="table-cell">
      <style:table-cell-properties fo:padding="0.0382in" fo:border-left="none" fo:border-right="none" fo:border-top="1pt solid #000000" fo:border-bottom="none"/>
    </style:style>
    <style:style style:name="MailMergeTable2017-05-11T15_3a_56_3a_15Z43.A10" style:display-name="MailMergeTable2017-05-11T15:56:15Z43.A10" style:family="table-cell">
      <style:table-cell-properties fo:padding="0.0382in" fo:border-left="none" fo:border-right="none" fo:border-top="1pt solid #000000" fo:border-bottom="1pt solid #000000"/>
    </style:style>
    <style:style style:name="MailMergeTable2017-05-11T15_3a_56_3a_15Z43.A11" style:display-name="MailMergeTable2017-05-11T15:56:15Z43.A11" style:family="table-cell">
      <style:table-cell-properties fo:padding="0.0382in" fo:border-left="none" fo:border-right="none" fo:border-top="0.05pt solid #000000" fo:border-bottom="none"/>
    </style:style>
    <style:style style:name="MailMergeTable2017-05-11T15_3a_56_3a_15Z44" style:display-name="MailMergeTable2017-05-11T15:56:15Z44" style:family="table">
      <style:table-properties style:width="6.6931in" fo:break-before="auto" fo:break-after="auto" table:align="margins" style:writing-mode="page"/>
    </style:style>
    <style:style style:name="MailMergeTable2017-05-11T15_3a_56_3a_15Z44.A" style:display-name="MailMergeTable2017-05-11T15:56:15Z44.A" style:family="table-column">
      <style:table-column-properties style:column-width="1.6729in" style:rel-column-width="16380*"/>
    </style:style>
    <style:style style:name="MailMergeTable2017-05-11T15_3a_56_3a_15Z44.B" style:display-name="MailMergeTable2017-05-11T15:56:15Z44.B" style:family="table-column">
      <style:table-column-properties style:column-width="1.6736in" style:rel-column-width="16387*"/>
    </style:style>
    <style:style style:name="MailMergeTable2017-05-11T15_3a_56_3a_15Z44.D" style:display-name="MailMergeTable2017-05-11T15:56:15Z44.D" style:family="table-column">
      <style:table-column-properties style:column-width="1.6736in" style:rel-column-width="16388*"/>
    </style:style>
    <style:style style:name="MailMergeTable2017-05-11T15_3a_56_3a_15Z44.A1" style:display-name="MailMergeTable2017-05-11T15:56:15Z44.A1" style:family="table-cell">
      <style:table-cell-properties fo:padding="0.0382in" fo:border-left="none" fo:border-right="none" fo:border-top="1pt ridge #000000" fo:border-bottom="none"/>
    </style:style>
    <style:style style:name="MailMergeTable2017-05-11T15_3a_56_3a_15Z44.A2" style:display-name="MailMergeTable2017-05-11T15:56:15Z44.A2" style:family="table-cell">
      <style:table-cell-properties fo:padding="0.0382in" fo:border-left="none" fo:border-right="none" fo:border-top="none" fo:border-bottom="1pt solid #000000"/>
    </style:style>
    <style:style style:name="MailMergeTable2017-05-11T15_3a_56_3a_15Z44.A3" style:display-name="MailMergeTable2017-05-11T15:56:15Z44.A3" style:family="table-cell">
      <style:table-cell-properties fo:padding="0.0382in" fo:border="none"/>
    </style:style>
    <style:style style:name="MailMergeTable2017-05-11T15_3a_56_3a_15Z44.A5" style:display-name="MailMergeTable2017-05-11T15:56:15Z44.A5" style:family="table-cell">
      <style:table-cell-properties fo:padding="0.0382in" fo:border-left="none" fo:border-right="none" fo:border-top="1pt solid #000000" fo:border-bottom="none"/>
    </style:style>
    <style:style style:name="MailMergeTable2017-05-11T15_3a_56_3a_15Z44.A10" style:display-name="MailMergeTable2017-05-11T15:56:15Z44.A10" style:family="table-cell">
      <style:table-cell-properties fo:padding="0.0382in" fo:border-left="none" fo:border-right="none" fo:border-top="1pt solid #000000" fo:border-bottom="1pt solid #000000"/>
    </style:style>
    <style:style style:name="MailMergeTable2017-05-11T15_3a_56_3a_15Z44.A11" style:display-name="MailMergeTable2017-05-11T15:56:15Z44.A11" style:family="table-cell">
      <style:table-cell-properties fo:padding="0.0382in" fo:border-left="none" fo:border-right="none" fo:border-top="0.05pt solid #000000" fo:border-bottom="none"/>
    </style:style>
    <style:style style:name="MailMergeTable2017-05-11T15_3a_56_3a_15Z45" style:display-name="MailMergeTable2017-05-11T15:56:15Z45" style:family="table">
      <style:table-properties style:width="6.6931in" fo:break-before="auto" fo:break-after="auto" table:align="margins" style:writing-mode="page"/>
    </style:style>
    <style:style style:name="MailMergeTable2017-05-11T15_3a_56_3a_15Z45.A" style:display-name="MailMergeTable2017-05-11T15:56:15Z45.A" style:family="table-column">
      <style:table-column-properties style:column-width="1.6729in" style:rel-column-width="16380*"/>
    </style:style>
    <style:style style:name="MailMergeTable2017-05-11T15_3a_56_3a_15Z45.B" style:display-name="MailMergeTable2017-05-11T15:56:15Z45.B" style:family="table-column">
      <style:table-column-properties style:column-width="1.6736in" style:rel-column-width="16387*"/>
    </style:style>
    <style:style style:name="MailMergeTable2017-05-11T15_3a_56_3a_15Z45.D" style:display-name="MailMergeTable2017-05-11T15:56:15Z45.D" style:family="table-column">
      <style:table-column-properties style:column-width="1.6736in" style:rel-column-width="16388*"/>
    </style:style>
    <style:style style:name="MailMergeTable2017-05-11T15_3a_56_3a_15Z45.A1" style:display-name="MailMergeTable2017-05-11T15:56:15Z45.A1" style:family="table-cell">
      <style:table-cell-properties fo:padding="0.0382in" fo:border-left="none" fo:border-right="none" fo:border-top="1pt ridge #000000" fo:border-bottom="none"/>
    </style:style>
    <style:style style:name="MailMergeTable2017-05-11T15_3a_56_3a_15Z45.A2" style:display-name="MailMergeTable2017-05-11T15:56:15Z45.A2" style:family="table-cell">
      <style:table-cell-properties fo:padding="0.0382in" fo:border-left="none" fo:border-right="none" fo:border-top="none" fo:border-bottom="1pt solid #000000"/>
    </style:style>
    <style:style style:name="MailMergeTable2017-05-11T15_3a_56_3a_15Z45.A3" style:display-name="MailMergeTable2017-05-11T15:56:15Z45.A3" style:family="table-cell">
      <style:table-cell-properties fo:padding="0.0382in" fo:border="none"/>
    </style:style>
    <style:style style:name="MailMergeTable2017-05-11T15_3a_56_3a_15Z45.A5" style:display-name="MailMergeTable2017-05-11T15:56:15Z45.A5" style:family="table-cell">
      <style:table-cell-properties fo:padding="0.0382in" fo:border-left="none" fo:border-right="none" fo:border-top="1pt solid #000000" fo:border-bottom="none"/>
    </style:style>
    <style:style style:name="MailMergeTable2017-05-11T15_3a_56_3a_15Z45.A10" style:display-name="MailMergeTable2017-05-11T15:56:15Z45.A10" style:family="table-cell">
      <style:table-cell-properties fo:padding="0.0382in" fo:border-left="none" fo:border-right="none" fo:border-top="1pt solid #000000" fo:border-bottom="1pt solid #000000"/>
    </style:style>
    <style:style style:name="MailMergeTable2017-05-11T15_3a_56_3a_15Z45.A11" style:display-name="MailMergeTable2017-05-11T15:56:15Z45.A11" style:family="table-cell">
      <style:table-cell-properties fo:padding="0.0382in" fo:border-left="none" fo:border-right="none" fo:border-top="0.05pt solid #000000" fo:border-bottom="none"/>
    </style:style>
    <style:style style:name="MailMergeTable2017-05-11T15_3a_56_3a_15Z46" style:display-name="MailMergeTable2017-05-11T15:56:15Z46" style:family="table">
      <style:table-properties style:width="6.6931in" fo:break-before="auto" fo:break-after="auto" table:align="margins" style:writing-mode="page"/>
    </style:style>
    <style:style style:name="MailMergeTable2017-05-11T15_3a_56_3a_15Z46.A" style:display-name="MailMergeTable2017-05-11T15:56:15Z46.A" style:family="table-column">
      <style:table-column-properties style:column-width="1.6729in" style:rel-column-width="16380*"/>
    </style:style>
    <style:style style:name="MailMergeTable2017-05-11T15_3a_56_3a_15Z46.B" style:display-name="MailMergeTable2017-05-11T15:56:15Z46.B" style:family="table-column">
      <style:table-column-properties style:column-width="1.6736in" style:rel-column-width="16387*"/>
    </style:style>
    <style:style style:name="MailMergeTable2017-05-11T15_3a_56_3a_15Z46.D" style:display-name="MailMergeTable2017-05-11T15:56:15Z46.D" style:family="table-column">
      <style:table-column-properties style:column-width="1.6736in" style:rel-column-width="16388*"/>
    </style:style>
    <style:style style:name="MailMergeTable2017-05-11T15_3a_56_3a_15Z46.A1" style:display-name="MailMergeTable2017-05-11T15:56:15Z46.A1" style:family="table-cell">
      <style:table-cell-properties fo:padding="0.0382in" fo:border-left="none" fo:border-right="none" fo:border-top="1pt ridge #000000" fo:border-bottom="none"/>
    </style:style>
    <style:style style:name="MailMergeTable2017-05-11T15_3a_56_3a_15Z46.A2" style:display-name="MailMergeTable2017-05-11T15:56:15Z46.A2" style:family="table-cell">
      <style:table-cell-properties fo:padding="0.0382in" fo:border-left="none" fo:border-right="none" fo:border-top="none" fo:border-bottom="1pt solid #000000"/>
    </style:style>
    <style:style style:name="MailMergeTable2017-05-11T15_3a_56_3a_15Z46.A3" style:display-name="MailMergeTable2017-05-11T15:56:15Z46.A3" style:family="table-cell">
      <style:table-cell-properties fo:padding="0.0382in" fo:border="none"/>
    </style:style>
    <style:style style:name="MailMergeTable2017-05-11T15_3a_56_3a_15Z46.A5" style:display-name="MailMergeTable2017-05-11T15:56:15Z46.A5" style:family="table-cell">
      <style:table-cell-properties fo:padding="0.0382in" fo:border-left="none" fo:border-right="none" fo:border-top="1pt solid #000000" fo:border-bottom="none"/>
    </style:style>
    <style:style style:name="MailMergeTable2017-05-11T15_3a_56_3a_15Z46.A10" style:display-name="MailMergeTable2017-05-11T15:56:15Z46.A10" style:family="table-cell">
      <style:table-cell-properties fo:padding="0.0382in" fo:border-left="none" fo:border-right="none" fo:border-top="1pt solid #000000" fo:border-bottom="1pt solid #000000"/>
    </style:style>
    <style:style style:name="MailMergeTable2017-05-11T15_3a_56_3a_15Z46.A11" style:display-name="MailMergeTable2017-05-11T15:56:15Z46.A11" style:family="table-cell">
      <style:table-cell-properties fo:padding="0.0382in" fo:border-left="none" fo:border-right="none" fo:border-top="0.05pt solid #000000" fo:border-bottom="none"/>
    </style:style>
    <style:style style:name="MailMergeTable2017-05-11T15_3a_56_3a_15Z47" style:display-name="MailMergeTable2017-05-11T15:56:15Z47" style:family="table">
      <style:table-properties style:width="6.6931in" fo:break-before="auto" fo:break-after="auto" table:align="margins" style:writing-mode="page"/>
    </style:style>
    <style:style style:name="MailMergeTable2017-05-11T15_3a_56_3a_15Z47.A" style:display-name="MailMergeTable2017-05-11T15:56:15Z47.A" style:family="table-column">
      <style:table-column-properties style:column-width="1.6729in" style:rel-column-width="16380*"/>
    </style:style>
    <style:style style:name="MailMergeTable2017-05-11T15_3a_56_3a_15Z47.B" style:display-name="MailMergeTable2017-05-11T15:56:15Z47.B" style:family="table-column">
      <style:table-column-properties style:column-width="1.6736in" style:rel-column-width="16387*"/>
    </style:style>
    <style:style style:name="MailMergeTable2017-05-11T15_3a_56_3a_15Z47.D" style:display-name="MailMergeTable2017-05-11T15:56:15Z47.D" style:family="table-column">
      <style:table-column-properties style:column-width="1.6736in" style:rel-column-width="16388*"/>
    </style:style>
    <style:style style:name="MailMergeTable2017-05-11T15_3a_56_3a_15Z47.A1" style:display-name="MailMergeTable2017-05-11T15:56:15Z47.A1" style:family="table-cell">
      <style:table-cell-properties fo:padding="0.0382in" fo:border-left="none" fo:border-right="none" fo:border-top="1pt ridge #000000" fo:border-bottom="none"/>
    </style:style>
    <style:style style:name="MailMergeTable2017-05-11T15_3a_56_3a_15Z47.A2" style:display-name="MailMergeTable2017-05-11T15:56:15Z47.A2" style:family="table-cell">
      <style:table-cell-properties fo:padding="0.0382in" fo:border-left="none" fo:border-right="none" fo:border-top="none" fo:border-bottom="1pt solid #000000"/>
    </style:style>
    <style:style style:name="MailMergeTable2017-05-11T15_3a_56_3a_15Z47.A3" style:display-name="MailMergeTable2017-05-11T15:56:15Z47.A3" style:family="table-cell">
      <style:table-cell-properties fo:padding="0.0382in" fo:border="none"/>
    </style:style>
    <style:style style:name="MailMergeTable2017-05-11T15_3a_56_3a_15Z47.A5" style:display-name="MailMergeTable2017-05-11T15:56:15Z47.A5" style:family="table-cell">
      <style:table-cell-properties fo:padding="0.0382in" fo:border-left="none" fo:border-right="none" fo:border-top="1pt solid #000000" fo:border-bottom="none"/>
    </style:style>
    <style:style style:name="MailMergeTable2017-05-11T15_3a_56_3a_15Z47.A10" style:display-name="MailMergeTable2017-05-11T15:56:15Z47.A10" style:family="table-cell">
      <style:table-cell-properties fo:padding="0.0382in" fo:border-left="none" fo:border-right="none" fo:border-top="1pt solid #000000" fo:border-bottom="1pt solid #000000"/>
    </style:style>
    <style:style style:name="MailMergeTable2017-05-11T15_3a_56_3a_15Z47.A11" style:display-name="MailMergeTable2017-05-11T15:56:15Z47.A11" style:family="table-cell">
      <style:table-cell-properties fo:padding="0.0382in" fo:border-left="none" fo:border-right="none" fo:border-top="0.05pt solid #000000" fo:border-bottom="none"/>
    </style:style>
    <style:style style:name="MailMergeTable2017-05-11T15_3a_56_3a_15Z48" style:display-name="MailMergeTable2017-05-11T15:56:15Z48" style:family="table">
      <style:table-properties style:width="6.6931in" fo:break-before="auto" fo:break-after="auto" table:align="margins" style:writing-mode="page"/>
    </style:style>
    <style:style style:name="MailMergeTable2017-05-11T15_3a_56_3a_15Z48.A" style:display-name="MailMergeTable2017-05-11T15:56:15Z48.A" style:family="table-column">
      <style:table-column-properties style:column-width="1.6729in" style:rel-column-width="16380*"/>
    </style:style>
    <style:style style:name="MailMergeTable2017-05-11T15_3a_56_3a_15Z48.B" style:display-name="MailMergeTable2017-05-11T15:56:15Z48.B" style:family="table-column">
      <style:table-column-properties style:column-width="1.6736in" style:rel-column-width="16387*"/>
    </style:style>
    <style:style style:name="MailMergeTable2017-05-11T15_3a_56_3a_15Z48.D" style:display-name="MailMergeTable2017-05-11T15:56:15Z48.D" style:family="table-column">
      <style:table-column-properties style:column-width="1.6736in" style:rel-column-width="16388*"/>
    </style:style>
    <style:style style:name="MailMergeTable2017-05-11T15_3a_56_3a_15Z48.A1" style:display-name="MailMergeTable2017-05-11T15:56:15Z48.A1" style:family="table-cell">
      <style:table-cell-properties fo:padding="0.0382in" fo:border-left="none" fo:border-right="none" fo:border-top="1pt ridge #000000" fo:border-bottom="none"/>
    </style:style>
    <style:style style:name="MailMergeTable2017-05-11T15_3a_56_3a_15Z48.A2" style:display-name="MailMergeTable2017-05-11T15:56:15Z48.A2" style:family="table-cell">
      <style:table-cell-properties fo:padding="0.0382in" fo:border-left="none" fo:border-right="none" fo:border-top="none" fo:border-bottom="1pt solid #000000"/>
    </style:style>
    <style:style style:name="MailMergeTable2017-05-11T15_3a_56_3a_15Z48.A3" style:display-name="MailMergeTable2017-05-11T15:56:15Z48.A3" style:family="table-cell">
      <style:table-cell-properties fo:padding="0.0382in" fo:border="none"/>
    </style:style>
    <style:style style:name="MailMergeTable2017-05-11T15_3a_56_3a_15Z48.A5" style:display-name="MailMergeTable2017-05-11T15:56:15Z48.A5" style:family="table-cell">
      <style:table-cell-properties fo:padding="0.0382in" fo:border-left="none" fo:border-right="none" fo:border-top="1pt solid #000000" fo:border-bottom="none"/>
    </style:style>
    <style:style style:name="MailMergeTable2017-05-11T15_3a_56_3a_15Z48.A10" style:display-name="MailMergeTable2017-05-11T15:56:15Z48.A10" style:family="table-cell">
      <style:table-cell-properties fo:padding="0.0382in" fo:border-left="none" fo:border-right="none" fo:border-top="1pt solid #000000" fo:border-bottom="1pt solid #000000"/>
    </style:style>
    <style:style style:name="MailMergeTable2017-05-11T15_3a_56_3a_15Z48.A11" style:display-name="MailMergeTable2017-05-11T15:56:15Z48.A11" style:family="table-cell">
      <style:table-cell-properties fo:padding="0.0382in" fo:border-left="none" fo:border-right="none" fo:border-top="0.05pt solid #000000" fo:border-bottom="none"/>
    </style:style>
    <style:style style:name="MailMergeTable2017-05-11T15_3a_56_3a_15Z49" style:display-name="MailMergeTable2017-05-11T15:56:15Z49" style:family="table">
      <style:table-properties style:width="6.6931in" fo:break-before="auto" fo:break-after="auto" table:align="margins" style:writing-mode="page"/>
    </style:style>
    <style:style style:name="MailMergeTable2017-05-11T15_3a_56_3a_15Z49.A" style:display-name="MailMergeTable2017-05-11T15:56:15Z49.A" style:family="table-column">
      <style:table-column-properties style:column-width="1.6729in" style:rel-column-width="16380*"/>
    </style:style>
    <style:style style:name="MailMergeTable2017-05-11T15_3a_56_3a_15Z49.B" style:display-name="MailMergeTable2017-05-11T15:56:15Z49.B" style:family="table-column">
      <style:table-column-properties style:column-width="1.6736in" style:rel-column-width="16387*"/>
    </style:style>
    <style:style style:name="MailMergeTable2017-05-11T15_3a_56_3a_15Z49.D" style:display-name="MailMergeTable2017-05-11T15:56:15Z49.D" style:family="table-column">
      <style:table-column-properties style:column-width="1.6736in" style:rel-column-width="16388*"/>
    </style:style>
    <style:style style:name="MailMergeTable2017-05-11T15_3a_56_3a_15Z49.A1" style:display-name="MailMergeTable2017-05-11T15:56:15Z49.A1" style:family="table-cell">
      <style:table-cell-properties fo:padding="0.0382in" fo:border-left="none" fo:border-right="none" fo:border-top="1pt ridge #000000" fo:border-bottom="none"/>
    </style:style>
    <style:style style:name="MailMergeTable2017-05-11T15_3a_56_3a_15Z49.A2" style:display-name="MailMergeTable2017-05-11T15:56:15Z49.A2" style:family="table-cell">
      <style:table-cell-properties fo:padding="0.0382in" fo:border-left="none" fo:border-right="none" fo:border-top="none" fo:border-bottom="1pt solid #000000"/>
    </style:style>
    <style:style style:name="MailMergeTable2017-05-11T15_3a_56_3a_15Z49.A3" style:display-name="MailMergeTable2017-05-11T15:56:15Z49.A3" style:family="table-cell">
      <style:table-cell-properties fo:padding="0.0382in" fo:border="none"/>
    </style:style>
    <style:style style:name="MailMergeTable2017-05-11T15_3a_56_3a_15Z49.A5" style:display-name="MailMergeTable2017-05-11T15:56:15Z49.A5" style:family="table-cell">
      <style:table-cell-properties fo:padding="0.0382in" fo:border-left="none" fo:border-right="none" fo:border-top="1pt solid #000000" fo:border-bottom="none"/>
    </style:style>
    <style:style style:name="MailMergeTable2017-05-11T15_3a_56_3a_15Z49.A10" style:display-name="MailMergeTable2017-05-11T15:56:15Z49.A10" style:family="table-cell">
      <style:table-cell-properties fo:padding="0.0382in" fo:border-left="none" fo:border-right="none" fo:border-top="1pt solid #000000" fo:border-bottom="1pt solid #000000"/>
    </style:style>
    <style:style style:name="MailMergeTable2017-05-11T15_3a_56_3a_15Z49.A11" style:display-name="MailMergeTable2017-05-11T15:56:15Z49.A11" style:family="table-cell">
      <style:table-cell-properties fo:padding="0.0382in" fo:border-left="none" fo:border-right="none" fo:border-top="0.05pt solid #000000" fo:border-bottom="none"/>
    </style:style>
    <style:style style:name="MailMergeTable2017-05-11T15_3a_56_3a_15Z50" style:display-name="MailMergeTable2017-05-11T15:56:15Z50" style:family="table">
      <style:table-properties style:width="6.6931in" fo:break-before="auto" fo:break-after="auto" table:align="margins" style:writing-mode="page"/>
    </style:style>
    <style:style style:name="MailMergeTable2017-05-11T15_3a_56_3a_15Z50.A" style:display-name="MailMergeTable2017-05-11T15:56:15Z50.A" style:family="table-column">
      <style:table-column-properties style:column-width="1.6729in" style:rel-column-width="16380*"/>
    </style:style>
    <style:style style:name="MailMergeTable2017-05-11T15_3a_56_3a_15Z50.B" style:display-name="MailMergeTable2017-05-11T15:56:15Z50.B" style:family="table-column">
      <style:table-column-properties style:column-width="1.6736in" style:rel-column-width="16387*"/>
    </style:style>
    <style:style style:name="MailMergeTable2017-05-11T15_3a_56_3a_15Z50.D" style:display-name="MailMergeTable2017-05-11T15:56:15Z50.D" style:family="table-column">
      <style:table-column-properties style:column-width="1.6736in" style:rel-column-width="16388*"/>
    </style:style>
    <style:style style:name="MailMergeTable2017-05-11T15_3a_56_3a_15Z50.A1" style:display-name="MailMergeTable2017-05-11T15:56:15Z50.A1" style:family="table-cell">
      <style:table-cell-properties fo:padding="0.0382in" fo:border-left="none" fo:border-right="none" fo:border-top="1pt ridge #000000" fo:border-bottom="none"/>
    </style:style>
    <style:style style:name="MailMergeTable2017-05-11T15_3a_56_3a_15Z50.A2" style:display-name="MailMergeTable2017-05-11T15:56:15Z50.A2" style:family="table-cell">
      <style:table-cell-properties fo:padding="0.0382in" fo:border-left="none" fo:border-right="none" fo:border-top="none" fo:border-bottom="1pt solid #000000"/>
    </style:style>
    <style:style style:name="MailMergeTable2017-05-11T15_3a_56_3a_15Z50.A3" style:display-name="MailMergeTable2017-05-11T15:56:15Z50.A3" style:family="table-cell">
      <style:table-cell-properties fo:padding="0.0382in" fo:border="none"/>
    </style:style>
    <style:style style:name="MailMergeTable2017-05-11T15_3a_56_3a_15Z50.A5" style:display-name="MailMergeTable2017-05-11T15:56:15Z50.A5" style:family="table-cell">
      <style:table-cell-properties fo:padding="0.0382in" fo:border-left="none" fo:border-right="none" fo:border-top="1pt solid #000000" fo:border-bottom="none"/>
    </style:style>
    <style:style style:name="MailMergeTable2017-05-11T15_3a_56_3a_15Z50.A10" style:display-name="MailMergeTable2017-05-11T15:56:15Z50.A10" style:family="table-cell">
      <style:table-cell-properties fo:padding="0.0382in" fo:border-left="none" fo:border-right="none" fo:border-top="1pt solid #000000" fo:border-bottom="1pt solid #000000"/>
    </style:style>
    <style:style style:name="MailMergeTable2017-05-11T15_3a_56_3a_15Z50.A11" style:display-name="MailMergeTable2017-05-11T15:56:15Z50.A11" style:family="table-cell">
      <style:table-cell-properties fo:padding="0.0382in" fo:border-left="none" fo:border-right="none" fo:border-top="0.05pt solid #000000" fo:border-bottom="none"/>
    </style:style>
    <style:style style:name="MailMergeTable2017-05-11T15_3a_56_3a_16Z51" style:display-name="MailMergeTable2017-05-11T15:56:16Z51" style:family="table">
      <style:table-properties style:width="6.6931in" fo:break-before="auto" fo:break-after="auto" table:align="margins" style:writing-mode="page"/>
    </style:style>
    <style:style style:name="MailMergeTable2017-05-11T15_3a_56_3a_16Z51.A" style:display-name="MailMergeTable2017-05-11T15:56:16Z51.A" style:family="table-column">
      <style:table-column-properties style:column-width="1.6729in" style:rel-column-width="16380*"/>
    </style:style>
    <style:style style:name="MailMergeTable2017-05-11T15_3a_56_3a_16Z51.B" style:display-name="MailMergeTable2017-05-11T15:56:16Z51.B" style:family="table-column">
      <style:table-column-properties style:column-width="1.6736in" style:rel-column-width="16387*"/>
    </style:style>
    <style:style style:name="MailMergeTable2017-05-11T15_3a_56_3a_16Z51.D" style:display-name="MailMergeTable2017-05-11T15:56:16Z51.D" style:family="table-column">
      <style:table-column-properties style:column-width="1.6736in" style:rel-column-width="16388*"/>
    </style:style>
    <style:style style:name="MailMergeTable2017-05-11T15_3a_56_3a_16Z51.A1" style:display-name="MailMergeTable2017-05-11T15:56:16Z51.A1" style:family="table-cell">
      <style:table-cell-properties fo:padding="0.0382in" fo:border-left="none" fo:border-right="none" fo:border-top="1pt ridge #000000" fo:border-bottom="none"/>
    </style:style>
    <style:style style:name="MailMergeTable2017-05-11T15_3a_56_3a_16Z51.A2" style:display-name="MailMergeTable2017-05-11T15:56:16Z51.A2" style:family="table-cell">
      <style:table-cell-properties fo:padding="0.0382in" fo:border-left="none" fo:border-right="none" fo:border-top="none" fo:border-bottom="1pt solid #000000"/>
    </style:style>
    <style:style style:name="MailMergeTable2017-05-11T15_3a_56_3a_16Z51.A3" style:display-name="MailMergeTable2017-05-11T15:56:16Z51.A3" style:family="table-cell">
      <style:table-cell-properties fo:padding="0.0382in" fo:border="none"/>
    </style:style>
    <style:style style:name="MailMergeTable2017-05-11T15_3a_56_3a_16Z51.A5" style:display-name="MailMergeTable2017-05-11T15:56:16Z51.A5" style:family="table-cell">
      <style:table-cell-properties fo:padding="0.0382in" fo:border-left="none" fo:border-right="none" fo:border-top="1pt solid #000000" fo:border-bottom="none"/>
    </style:style>
    <style:style style:name="MailMergeTable2017-05-11T15_3a_56_3a_16Z51.A10" style:display-name="MailMergeTable2017-05-11T15:56:16Z51.A10" style:family="table-cell">
      <style:table-cell-properties fo:padding="0.0382in" fo:border-left="none" fo:border-right="none" fo:border-top="1pt solid #000000" fo:border-bottom="1pt solid #000000"/>
    </style:style>
    <style:style style:name="MailMergeTable2017-05-11T15_3a_56_3a_16Z51.A11" style:display-name="MailMergeTable2017-05-11T15:56:16Z51.A11" style:family="table-cell">
      <style:table-cell-properties fo:padding="0.0382in" fo:border-left="none" fo:border-right="none" fo:border-top="0.05pt solid #000000" fo:border-bottom="none"/>
    </style:style>
    <style:style style:name="MailMergeTable2017-05-11T15_3a_56_3a_16Z52" style:display-name="MailMergeTable2017-05-11T15:56:16Z52" style:family="table">
      <style:table-properties style:width="6.6931in" fo:break-before="auto" fo:break-after="auto" table:align="margins" style:writing-mode="page"/>
    </style:style>
    <style:style style:name="MailMergeTable2017-05-11T15_3a_56_3a_16Z52.A" style:display-name="MailMergeTable2017-05-11T15:56:16Z52.A" style:family="table-column">
      <style:table-column-properties style:column-width="1.6729in" style:rel-column-width="16380*"/>
    </style:style>
    <style:style style:name="MailMergeTable2017-05-11T15_3a_56_3a_16Z52.B" style:display-name="MailMergeTable2017-05-11T15:56:16Z52.B" style:family="table-column">
      <style:table-column-properties style:column-width="1.6736in" style:rel-column-width="16387*"/>
    </style:style>
    <style:style style:name="MailMergeTable2017-05-11T15_3a_56_3a_16Z52.D" style:display-name="MailMergeTable2017-05-11T15:56:16Z52.D" style:family="table-column">
      <style:table-column-properties style:column-width="1.6736in" style:rel-column-width="16388*"/>
    </style:style>
    <style:style style:name="MailMergeTable2017-05-11T15_3a_56_3a_16Z52.A1" style:display-name="MailMergeTable2017-05-11T15:56:16Z52.A1" style:family="table-cell">
      <style:table-cell-properties fo:padding="0.0382in" fo:border-left="none" fo:border-right="none" fo:border-top="1pt ridge #000000" fo:border-bottom="none"/>
    </style:style>
    <style:style style:name="MailMergeTable2017-05-11T15_3a_56_3a_16Z52.A2" style:display-name="MailMergeTable2017-05-11T15:56:16Z52.A2" style:family="table-cell">
      <style:table-cell-properties fo:padding="0.0382in" fo:border-left="none" fo:border-right="none" fo:border-top="none" fo:border-bottom="1pt solid #000000"/>
    </style:style>
    <style:style style:name="MailMergeTable2017-05-11T15_3a_56_3a_16Z52.A3" style:display-name="MailMergeTable2017-05-11T15:56:16Z52.A3" style:family="table-cell">
      <style:table-cell-properties fo:padding="0.0382in" fo:border="none"/>
    </style:style>
    <style:style style:name="MailMergeTable2017-05-11T15_3a_56_3a_16Z52.A5" style:display-name="MailMergeTable2017-05-11T15:56:16Z52.A5" style:family="table-cell">
      <style:table-cell-properties fo:padding="0.0382in" fo:border-left="none" fo:border-right="none" fo:border-top="1pt solid #000000" fo:border-bottom="none"/>
    </style:style>
    <style:style style:name="MailMergeTable2017-05-11T15_3a_56_3a_16Z52.A10" style:display-name="MailMergeTable2017-05-11T15:56:16Z52.A10" style:family="table-cell">
      <style:table-cell-properties fo:padding="0.0382in" fo:border-left="none" fo:border-right="none" fo:border-top="1pt solid #000000" fo:border-bottom="1pt solid #000000"/>
    </style:style>
    <style:style style:name="MailMergeTable2017-05-11T15_3a_56_3a_16Z52.A11" style:display-name="MailMergeTable2017-05-11T15:56:16Z52.A11" style:family="table-cell">
      <style:table-cell-properties fo:padding="0.0382in" fo:border-left="none" fo:border-right="none" fo:border-top="0.05pt solid #000000" fo:border-bottom="none"/>
    </style:style>
    <style:style style:name="MailMergeTable2017-05-11T15_3a_56_3a_16Z53" style:display-name="MailMergeTable2017-05-11T15:56:16Z53" style:family="table">
      <style:table-properties style:width="6.6931in" fo:break-before="auto" fo:break-after="auto" table:align="margins" style:writing-mode="page"/>
    </style:style>
    <style:style style:name="MailMergeTable2017-05-11T15_3a_56_3a_16Z53.A" style:display-name="MailMergeTable2017-05-11T15:56:16Z53.A" style:family="table-column">
      <style:table-column-properties style:column-width="1.6729in" style:rel-column-width="16380*"/>
    </style:style>
    <style:style style:name="MailMergeTable2017-05-11T15_3a_56_3a_16Z53.B" style:display-name="MailMergeTable2017-05-11T15:56:16Z53.B" style:family="table-column">
      <style:table-column-properties style:column-width="1.6736in" style:rel-column-width="16387*"/>
    </style:style>
    <style:style style:name="MailMergeTable2017-05-11T15_3a_56_3a_16Z53.D" style:display-name="MailMergeTable2017-05-11T15:56:16Z53.D" style:family="table-column">
      <style:table-column-properties style:column-width="1.6736in" style:rel-column-width="16388*"/>
    </style:style>
    <style:style style:name="MailMergeTable2017-05-11T15_3a_56_3a_16Z53.A1" style:display-name="MailMergeTable2017-05-11T15:56:16Z53.A1" style:family="table-cell">
      <style:table-cell-properties fo:padding="0.0382in" fo:border-left="none" fo:border-right="none" fo:border-top="1pt ridge #000000" fo:border-bottom="none"/>
    </style:style>
    <style:style style:name="MailMergeTable2017-05-11T15_3a_56_3a_16Z53.A2" style:display-name="MailMergeTable2017-05-11T15:56:16Z53.A2" style:family="table-cell">
      <style:table-cell-properties fo:padding="0.0382in" fo:border-left="none" fo:border-right="none" fo:border-top="none" fo:border-bottom="1pt solid #000000"/>
    </style:style>
    <style:style style:name="MailMergeTable2017-05-11T15_3a_56_3a_16Z53.A3" style:display-name="MailMergeTable2017-05-11T15:56:16Z53.A3" style:family="table-cell">
      <style:table-cell-properties fo:padding="0.0382in" fo:border="none"/>
    </style:style>
    <style:style style:name="MailMergeTable2017-05-11T15_3a_56_3a_16Z53.A5" style:display-name="MailMergeTable2017-05-11T15:56:16Z53.A5" style:family="table-cell">
      <style:table-cell-properties fo:padding="0.0382in" fo:border-left="none" fo:border-right="none" fo:border-top="1pt solid #000000" fo:border-bottom="none"/>
    </style:style>
    <style:style style:name="MailMergeTable2017-05-11T15_3a_56_3a_16Z53.A10" style:display-name="MailMergeTable2017-05-11T15:56:16Z53.A10" style:family="table-cell">
      <style:table-cell-properties fo:padding="0.0382in" fo:border-left="none" fo:border-right="none" fo:border-top="1pt solid #000000" fo:border-bottom="1pt solid #000000"/>
    </style:style>
    <style:style style:name="MailMergeTable2017-05-11T15_3a_56_3a_16Z53.A11" style:display-name="MailMergeTable2017-05-11T15:56:16Z53.A11" style:family="table-cell">
      <style:table-cell-properties fo:padding="0.0382in" fo:border-left="none" fo:border-right="none" fo:border-top="0.05pt solid #000000" fo:border-bottom="none"/>
    </style:style>
    <style:style style:name="MailMergeTable2017-05-11T15_3a_56_3a_16Z54" style:display-name="MailMergeTable2017-05-11T15:56:16Z54" style:family="table">
      <style:table-properties style:width="6.6931in" fo:break-before="auto" fo:break-after="auto" table:align="margins" style:writing-mode="page"/>
    </style:style>
    <style:style style:name="MailMergeTable2017-05-11T15_3a_56_3a_16Z54.A" style:display-name="MailMergeTable2017-05-11T15:56:16Z54.A" style:family="table-column">
      <style:table-column-properties style:column-width="1.6729in" style:rel-column-width="16380*"/>
    </style:style>
    <style:style style:name="MailMergeTable2017-05-11T15_3a_56_3a_16Z54.B" style:display-name="MailMergeTable2017-05-11T15:56:16Z54.B" style:family="table-column">
      <style:table-column-properties style:column-width="1.6736in" style:rel-column-width="16387*"/>
    </style:style>
    <style:style style:name="MailMergeTable2017-05-11T15_3a_56_3a_16Z54.D" style:display-name="MailMergeTable2017-05-11T15:56:16Z54.D" style:family="table-column">
      <style:table-column-properties style:column-width="1.6736in" style:rel-column-width="16388*"/>
    </style:style>
    <style:style style:name="MailMergeTable2017-05-11T15_3a_56_3a_16Z54.A1" style:display-name="MailMergeTable2017-05-11T15:56:16Z54.A1" style:family="table-cell">
      <style:table-cell-properties fo:padding="0.0382in" fo:border-left="none" fo:border-right="none" fo:border-top="1pt ridge #000000" fo:border-bottom="none"/>
    </style:style>
    <style:style style:name="MailMergeTable2017-05-11T15_3a_56_3a_16Z54.A2" style:display-name="MailMergeTable2017-05-11T15:56:16Z54.A2" style:family="table-cell">
      <style:table-cell-properties fo:padding="0.0382in" fo:border-left="none" fo:border-right="none" fo:border-top="none" fo:border-bottom="1pt solid #000000"/>
    </style:style>
    <style:style style:name="MailMergeTable2017-05-11T15_3a_56_3a_16Z54.A3" style:display-name="MailMergeTable2017-05-11T15:56:16Z54.A3" style:family="table-cell">
      <style:table-cell-properties fo:padding="0.0382in" fo:border="none"/>
    </style:style>
    <style:style style:name="MailMergeTable2017-05-11T15_3a_56_3a_16Z54.A5" style:display-name="MailMergeTable2017-05-11T15:56:16Z54.A5" style:family="table-cell">
      <style:table-cell-properties fo:padding="0.0382in" fo:border-left="none" fo:border-right="none" fo:border-top="1pt solid #000000" fo:border-bottom="none"/>
    </style:style>
    <style:style style:name="MailMergeTable2017-05-11T15_3a_56_3a_16Z54.A10" style:display-name="MailMergeTable2017-05-11T15:56:16Z54.A10" style:family="table-cell">
      <style:table-cell-properties fo:padding="0.0382in" fo:border-left="none" fo:border-right="none" fo:border-top="1pt solid #000000" fo:border-bottom="1pt solid #000000"/>
    </style:style>
    <style:style style:name="MailMergeTable2017-05-11T15_3a_56_3a_16Z54.A11" style:display-name="MailMergeTable2017-05-11T15:56:16Z54.A11" style:family="table-cell">
      <style:table-cell-properties fo:padding="0.0382in" fo:border-left="none" fo:border-right="none" fo:border-top="0.05pt solid #000000" fo:border-bottom="none"/>
    </style:style>
    <style:style style:name="MailMergeTable2017-05-11T15_3a_56_3a_16Z55" style:display-name="MailMergeTable2017-05-11T15:56:16Z55" style:family="table">
      <style:table-properties style:width="6.6931in" fo:break-before="auto" fo:break-after="auto" table:align="margins" style:writing-mode="page"/>
    </style:style>
    <style:style style:name="MailMergeTable2017-05-11T15_3a_56_3a_16Z55.A" style:display-name="MailMergeTable2017-05-11T15:56:16Z55.A" style:family="table-column">
      <style:table-column-properties style:column-width="1.6729in" style:rel-column-width="16380*"/>
    </style:style>
    <style:style style:name="MailMergeTable2017-05-11T15_3a_56_3a_16Z55.B" style:display-name="MailMergeTable2017-05-11T15:56:16Z55.B" style:family="table-column">
      <style:table-column-properties style:column-width="1.6736in" style:rel-column-width="16387*"/>
    </style:style>
    <style:style style:name="MailMergeTable2017-05-11T15_3a_56_3a_16Z55.D" style:display-name="MailMergeTable2017-05-11T15:56:16Z55.D" style:family="table-column">
      <style:table-column-properties style:column-width="1.6736in" style:rel-column-width="16388*"/>
    </style:style>
    <style:style style:name="MailMergeTable2017-05-11T15_3a_56_3a_16Z55.A1" style:display-name="MailMergeTable2017-05-11T15:56:16Z55.A1" style:family="table-cell">
      <style:table-cell-properties fo:padding="0.0382in" fo:border-left="none" fo:border-right="none" fo:border-top="1pt ridge #000000" fo:border-bottom="none"/>
    </style:style>
    <style:style style:name="MailMergeTable2017-05-11T15_3a_56_3a_16Z55.A2" style:display-name="MailMergeTable2017-05-11T15:56:16Z55.A2" style:family="table-cell">
      <style:table-cell-properties fo:padding="0.0382in" fo:border-left="none" fo:border-right="none" fo:border-top="none" fo:border-bottom="1pt solid #000000"/>
    </style:style>
    <style:style style:name="MailMergeTable2017-05-11T15_3a_56_3a_16Z55.A3" style:display-name="MailMergeTable2017-05-11T15:56:16Z55.A3" style:family="table-cell">
      <style:table-cell-properties fo:padding="0.0382in" fo:border="none"/>
    </style:style>
    <style:style style:name="MailMergeTable2017-05-11T15_3a_56_3a_16Z55.A5" style:display-name="MailMergeTable2017-05-11T15:56:16Z55.A5" style:family="table-cell">
      <style:table-cell-properties fo:padding="0.0382in" fo:border-left="none" fo:border-right="none" fo:border-top="1pt solid #000000" fo:border-bottom="none"/>
    </style:style>
    <style:style style:name="MailMergeTable2017-05-11T15_3a_56_3a_16Z55.A10" style:display-name="MailMergeTable2017-05-11T15:56:16Z55.A10" style:family="table-cell">
      <style:table-cell-properties fo:padding="0.0382in" fo:border-left="none" fo:border-right="none" fo:border-top="1pt solid #000000" fo:border-bottom="1pt solid #000000"/>
    </style:style>
    <style:style style:name="MailMergeTable2017-05-11T15_3a_56_3a_16Z55.A11" style:display-name="MailMergeTable2017-05-11T15:56:16Z55.A11" style:family="table-cell">
      <style:table-cell-properties fo:padding="0.0382in" fo:border-left="none" fo:border-right="none" fo:border-top="0.05pt solid #000000" fo:border-bottom="none"/>
    </style:style>
    <style:style style:name="MailMergeTable2017-05-11T15_3a_56_3a_16Z56" style:display-name="MailMergeTable2017-05-11T15:56:16Z56" style:family="table">
      <style:table-properties style:width="6.6931in" fo:break-before="auto" fo:break-after="auto" table:align="margins" style:writing-mode="page"/>
    </style:style>
    <style:style style:name="MailMergeTable2017-05-11T15_3a_56_3a_16Z56.A" style:display-name="MailMergeTable2017-05-11T15:56:16Z56.A" style:family="table-column">
      <style:table-column-properties style:column-width="1.6729in" style:rel-column-width="16380*"/>
    </style:style>
    <style:style style:name="MailMergeTable2017-05-11T15_3a_56_3a_16Z56.B" style:display-name="MailMergeTable2017-05-11T15:56:16Z56.B" style:family="table-column">
      <style:table-column-properties style:column-width="1.6736in" style:rel-column-width="16387*"/>
    </style:style>
    <style:style style:name="MailMergeTable2017-05-11T15_3a_56_3a_16Z56.D" style:display-name="MailMergeTable2017-05-11T15:56:16Z56.D" style:family="table-column">
      <style:table-column-properties style:column-width="1.6736in" style:rel-column-width="16388*"/>
    </style:style>
    <style:style style:name="MailMergeTable2017-05-11T15_3a_56_3a_16Z56.A1" style:display-name="MailMergeTable2017-05-11T15:56:16Z56.A1" style:family="table-cell">
      <style:table-cell-properties fo:padding="0.0382in" fo:border-left="none" fo:border-right="none" fo:border-top="1pt ridge #000000" fo:border-bottom="none"/>
    </style:style>
    <style:style style:name="MailMergeTable2017-05-11T15_3a_56_3a_16Z56.A2" style:display-name="MailMergeTable2017-05-11T15:56:16Z56.A2" style:family="table-cell">
      <style:table-cell-properties fo:padding="0.0382in" fo:border-left="none" fo:border-right="none" fo:border-top="none" fo:border-bottom="1pt solid #000000"/>
    </style:style>
    <style:style style:name="MailMergeTable2017-05-11T15_3a_56_3a_16Z56.A3" style:display-name="MailMergeTable2017-05-11T15:56:16Z56.A3" style:family="table-cell">
      <style:table-cell-properties fo:padding="0.0382in" fo:border="none"/>
    </style:style>
    <style:style style:name="MailMergeTable2017-05-11T15_3a_56_3a_16Z56.A5" style:display-name="MailMergeTable2017-05-11T15:56:16Z56.A5" style:family="table-cell">
      <style:table-cell-properties fo:padding="0.0382in" fo:border-left="none" fo:border-right="none" fo:border-top="1pt solid #000000" fo:border-bottom="none"/>
    </style:style>
    <style:style style:name="MailMergeTable2017-05-11T15_3a_56_3a_16Z56.A10" style:display-name="MailMergeTable2017-05-11T15:56:16Z56.A10" style:family="table-cell">
      <style:table-cell-properties fo:padding="0.0382in" fo:border-left="none" fo:border-right="none" fo:border-top="1pt solid #000000" fo:border-bottom="1pt solid #000000"/>
    </style:style>
    <style:style style:name="MailMergeTable2017-05-11T15_3a_56_3a_16Z56.A11" style:display-name="MailMergeTable2017-05-11T15:56:16Z56.A11" style:family="table-cell">
      <style:table-cell-properties fo:padding="0.0382in" fo:border-left="none" fo:border-right="none" fo:border-top="0.05pt solid #000000" fo:border-bottom="none"/>
    </style:style>
    <style:style style:name="MailMergeTable2017-05-11T15_3a_56_3a_16Z57" style:display-name="MailMergeTable2017-05-11T15:56:16Z57" style:family="table">
      <style:table-properties style:width="6.6931in" fo:break-before="auto" fo:break-after="auto" table:align="margins" style:writing-mode="page"/>
    </style:style>
    <style:style style:name="MailMergeTable2017-05-11T15_3a_56_3a_16Z57.A" style:display-name="MailMergeTable2017-05-11T15:56:16Z57.A" style:family="table-column">
      <style:table-column-properties style:column-width="1.6729in" style:rel-column-width="16380*"/>
    </style:style>
    <style:style style:name="MailMergeTable2017-05-11T15_3a_56_3a_16Z57.B" style:display-name="MailMergeTable2017-05-11T15:56:16Z57.B" style:family="table-column">
      <style:table-column-properties style:column-width="1.6736in" style:rel-column-width="16387*"/>
    </style:style>
    <style:style style:name="MailMergeTable2017-05-11T15_3a_56_3a_16Z57.D" style:display-name="MailMergeTable2017-05-11T15:56:16Z57.D" style:family="table-column">
      <style:table-column-properties style:column-width="1.6736in" style:rel-column-width="16388*"/>
    </style:style>
    <style:style style:name="MailMergeTable2017-05-11T15_3a_56_3a_16Z57.A1" style:display-name="MailMergeTable2017-05-11T15:56:16Z57.A1" style:family="table-cell">
      <style:table-cell-properties fo:padding="0.0382in" fo:border-left="none" fo:border-right="none" fo:border-top="1pt ridge #000000" fo:border-bottom="none"/>
    </style:style>
    <style:style style:name="MailMergeTable2017-05-11T15_3a_56_3a_16Z57.A2" style:display-name="MailMergeTable2017-05-11T15:56:16Z57.A2" style:family="table-cell">
      <style:table-cell-properties fo:padding="0.0382in" fo:border-left="none" fo:border-right="none" fo:border-top="none" fo:border-bottom="1pt solid #000000"/>
    </style:style>
    <style:style style:name="MailMergeTable2017-05-11T15_3a_56_3a_16Z57.A3" style:display-name="MailMergeTable2017-05-11T15:56:16Z57.A3" style:family="table-cell">
      <style:table-cell-properties fo:padding="0.0382in" fo:border="none"/>
    </style:style>
    <style:style style:name="MailMergeTable2017-05-11T15_3a_56_3a_16Z57.A5" style:display-name="MailMergeTable2017-05-11T15:56:16Z57.A5" style:family="table-cell">
      <style:table-cell-properties fo:padding="0.0382in" fo:border-left="none" fo:border-right="none" fo:border-top="1pt solid #000000" fo:border-bottom="none"/>
    </style:style>
    <style:style style:name="MailMergeTable2017-05-11T15_3a_56_3a_16Z57.A10" style:display-name="MailMergeTable2017-05-11T15:56:16Z57.A10" style:family="table-cell">
      <style:table-cell-properties fo:padding="0.0382in" fo:border-left="none" fo:border-right="none" fo:border-top="1pt solid #000000" fo:border-bottom="1pt solid #000000"/>
    </style:style>
    <style:style style:name="MailMergeTable2017-05-11T15_3a_56_3a_16Z57.A11" style:display-name="MailMergeTable2017-05-11T15:56:16Z57.A11" style:family="table-cell">
      <style:table-cell-properties fo:padding="0.0382in" fo:border-left="none" fo:border-right="none" fo:border-top="0.05pt solid #000000" fo:border-bottom="none"/>
    </style:style>
    <style:style style:name="MailMergeTable2017-05-11T15_3a_56_3a_16Z58" style:display-name="MailMergeTable2017-05-11T15:56:16Z58" style:family="table">
      <style:table-properties style:width="6.6931in" fo:break-before="auto" fo:break-after="auto" table:align="margins" style:writing-mode="page"/>
    </style:style>
    <style:style style:name="MailMergeTable2017-05-11T15_3a_56_3a_16Z58.A" style:display-name="MailMergeTable2017-05-11T15:56:16Z58.A" style:family="table-column">
      <style:table-column-properties style:column-width="1.6729in" style:rel-column-width="16380*"/>
    </style:style>
    <style:style style:name="MailMergeTable2017-05-11T15_3a_56_3a_16Z58.B" style:display-name="MailMergeTable2017-05-11T15:56:16Z58.B" style:family="table-column">
      <style:table-column-properties style:column-width="1.6736in" style:rel-column-width="16387*"/>
    </style:style>
    <style:style style:name="MailMergeTable2017-05-11T15_3a_56_3a_16Z58.D" style:display-name="MailMergeTable2017-05-11T15:56:16Z58.D" style:family="table-column">
      <style:table-column-properties style:column-width="1.6736in" style:rel-column-width="16388*"/>
    </style:style>
    <style:style style:name="MailMergeTable2017-05-11T15_3a_56_3a_16Z58.A1" style:display-name="MailMergeTable2017-05-11T15:56:16Z58.A1" style:family="table-cell">
      <style:table-cell-properties fo:padding="0.0382in" fo:border-left="none" fo:border-right="none" fo:border-top="1pt ridge #000000" fo:border-bottom="none"/>
    </style:style>
    <style:style style:name="MailMergeTable2017-05-11T15_3a_56_3a_16Z58.A2" style:display-name="MailMergeTable2017-05-11T15:56:16Z58.A2" style:family="table-cell">
      <style:table-cell-properties fo:padding="0.0382in" fo:border-left="none" fo:border-right="none" fo:border-top="none" fo:border-bottom="1pt solid #000000"/>
    </style:style>
    <style:style style:name="MailMergeTable2017-05-11T15_3a_56_3a_16Z58.A3" style:display-name="MailMergeTable2017-05-11T15:56:16Z58.A3" style:family="table-cell">
      <style:table-cell-properties fo:padding="0.0382in" fo:border="none"/>
    </style:style>
    <style:style style:name="MailMergeTable2017-05-11T15_3a_56_3a_16Z58.A5" style:display-name="MailMergeTable2017-05-11T15:56:16Z58.A5" style:family="table-cell">
      <style:table-cell-properties fo:padding="0.0382in" fo:border-left="none" fo:border-right="none" fo:border-top="1pt solid #000000" fo:border-bottom="none"/>
    </style:style>
    <style:style style:name="MailMergeTable2017-05-11T15_3a_56_3a_16Z58.A10" style:display-name="MailMergeTable2017-05-11T15:56:16Z58.A10" style:family="table-cell">
      <style:table-cell-properties fo:padding="0.0382in" fo:border-left="none" fo:border-right="none" fo:border-top="1pt solid #000000" fo:border-bottom="1pt solid #000000"/>
    </style:style>
    <style:style style:name="MailMergeTable2017-05-11T15_3a_56_3a_16Z58.A11" style:display-name="MailMergeTable2017-05-11T15:56:16Z58.A11" style:family="table-cell">
      <style:table-cell-properties fo:padding="0.0382in" fo:border-left="none" fo:border-right="none" fo:border-top="0.05pt solid #000000" fo:border-bottom="none"/>
    </style:style>
    <style:style style:name="MailMergeTable2017-05-11T15_3a_56_3a_17Z59" style:display-name="MailMergeTable2017-05-11T15:56:17Z59" style:family="table">
      <style:table-properties style:width="6.6931in" fo:break-before="auto" fo:break-after="auto" table:align="margins" style:writing-mode="page"/>
    </style:style>
    <style:style style:name="MailMergeTable2017-05-11T15_3a_56_3a_17Z59.A" style:display-name="MailMergeTable2017-05-11T15:56:17Z59.A" style:family="table-column">
      <style:table-column-properties style:column-width="1.6729in" style:rel-column-width="16380*"/>
    </style:style>
    <style:style style:name="MailMergeTable2017-05-11T15_3a_56_3a_17Z59.B" style:display-name="MailMergeTable2017-05-11T15:56:17Z59.B" style:family="table-column">
      <style:table-column-properties style:column-width="1.6736in" style:rel-column-width="16387*"/>
    </style:style>
    <style:style style:name="MailMergeTable2017-05-11T15_3a_56_3a_17Z59.D" style:display-name="MailMergeTable2017-05-11T15:56:17Z59.D" style:family="table-column">
      <style:table-column-properties style:column-width="1.6736in" style:rel-column-width="16388*"/>
    </style:style>
    <style:style style:name="MailMergeTable2017-05-11T15_3a_56_3a_17Z59.A1" style:display-name="MailMergeTable2017-05-11T15:56:17Z59.A1" style:family="table-cell">
      <style:table-cell-properties fo:padding="0.0382in" fo:border-left="none" fo:border-right="none" fo:border-top="1pt ridge #000000" fo:border-bottom="none"/>
    </style:style>
    <style:style style:name="MailMergeTable2017-05-11T15_3a_56_3a_17Z59.A2" style:display-name="MailMergeTable2017-05-11T15:56:17Z59.A2" style:family="table-cell">
      <style:table-cell-properties fo:padding="0.0382in" fo:border-left="none" fo:border-right="none" fo:border-top="none" fo:border-bottom="1pt solid #000000"/>
    </style:style>
    <style:style style:name="MailMergeTable2017-05-11T15_3a_56_3a_17Z59.A3" style:display-name="MailMergeTable2017-05-11T15:56:17Z59.A3" style:family="table-cell">
      <style:table-cell-properties fo:padding="0.0382in" fo:border="none"/>
    </style:style>
    <style:style style:name="MailMergeTable2017-05-11T15_3a_56_3a_17Z59.A5" style:display-name="MailMergeTable2017-05-11T15:56:17Z59.A5" style:family="table-cell">
      <style:table-cell-properties fo:padding="0.0382in" fo:border-left="none" fo:border-right="none" fo:border-top="1pt solid #000000" fo:border-bottom="none"/>
    </style:style>
    <style:style style:name="MailMergeTable2017-05-11T15_3a_56_3a_17Z59.A10" style:display-name="MailMergeTable2017-05-11T15:56:17Z59.A10" style:family="table-cell">
      <style:table-cell-properties fo:padding="0.0382in" fo:border-left="none" fo:border-right="none" fo:border-top="1pt solid #000000" fo:border-bottom="1pt solid #000000"/>
    </style:style>
    <style:style style:name="MailMergeTable2017-05-11T15_3a_56_3a_17Z59.A11" style:display-name="MailMergeTable2017-05-11T15:56:17Z59.A11" style:family="table-cell">
      <style:table-cell-properties fo:padding="0.0382in" fo:border-left="none" fo:border-right="none" fo:border-top="0.05pt solid #000000" fo:border-bottom="none"/>
    </style:style>
    <style:style style:name="MailMergeTable2017-05-11T15_3a_56_3a_17Z60" style:display-name="MailMergeTable2017-05-11T15:56:17Z60" style:family="table">
      <style:table-properties style:width="6.6931in" fo:break-before="auto" fo:break-after="auto" table:align="margins" style:writing-mode="page"/>
    </style:style>
    <style:style style:name="MailMergeTable2017-05-11T15_3a_56_3a_17Z60.A" style:display-name="MailMergeTable2017-05-11T15:56:17Z60.A" style:family="table-column">
      <style:table-column-properties style:column-width="1.6729in" style:rel-column-width="16380*"/>
    </style:style>
    <style:style style:name="MailMergeTable2017-05-11T15_3a_56_3a_17Z60.B" style:display-name="MailMergeTable2017-05-11T15:56:17Z60.B" style:family="table-column">
      <style:table-column-properties style:column-width="1.6736in" style:rel-column-width="16387*"/>
    </style:style>
    <style:style style:name="MailMergeTable2017-05-11T15_3a_56_3a_17Z60.D" style:display-name="MailMergeTable2017-05-11T15:56:17Z60.D" style:family="table-column">
      <style:table-column-properties style:column-width="1.6736in" style:rel-column-width="16388*"/>
    </style:style>
    <style:style style:name="MailMergeTable2017-05-11T15_3a_56_3a_17Z60.A1" style:display-name="MailMergeTable2017-05-11T15:56:17Z60.A1" style:family="table-cell">
      <style:table-cell-properties fo:padding="0.0382in" fo:border-left="none" fo:border-right="none" fo:border-top="1pt ridge #000000" fo:border-bottom="none"/>
    </style:style>
    <style:style style:name="MailMergeTable2017-05-11T15_3a_56_3a_17Z60.A2" style:display-name="MailMergeTable2017-05-11T15:56:17Z60.A2" style:family="table-cell">
      <style:table-cell-properties fo:padding="0.0382in" fo:border-left="none" fo:border-right="none" fo:border-top="none" fo:border-bottom="1pt solid #000000"/>
    </style:style>
    <style:style style:name="MailMergeTable2017-05-11T15_3a_56_3a_17Z60.A3" style:display-name="MailMergeTable2017-05-11T15:56:17Z60.A3" style:family="table-cell">
      <style:table-cell-properties fo:padding="0.0382in" fo:border="none"/>
    </style:style>
    <style:style style:name="MailMergeTable2017-05-11T15_3a_56_3a_17Z60.A5" style:display-name="MailMergeTable2017-05-11T15:56:17Z60.A5" style:family="table-cell">
      <style:table-cell-properties fo:padding="0.0382in" fo:border-left="none" fo:border-right="none" fo:border-top="1pt solid #000000" fo:border-bottom="none"/>
    </style:style>
    <style:style style:name="MailMergeTable2017-05-11T15_3a_56_3a_17Z60.A10" style:display-name="MailMergeTable2017-05-11T15:56:17Z60.A10" style:family="table-cell">
      <style:table-cell-properties fo:padding="0.0382in" fo:border-left="none" fo:border-right="none" fo:border-top="1pt solid #000000" fo:border-bottom="1pt solid #000000"/>
    </style:style>
    <style:style style:name="MailMergeTable2017-05-11T15_3a_56_3a_17Z60.A11" style:display-name="MailMergeTable2017-05-11T15:56:17Z60.A11" style:family="table-cell">
      <style:table-cell-properties fo:padding="0.0382in" fo:border-left="none" fo:border-right="none" fo:border-top="0.05pt solid #000000" fo:border-bottom="none"/>
    </style:style>
    <style:style style:name="MailMergeTable2017-05-11T15_3a_56_3a_17Z61" style:display-name="MailMergeTable2017-05-11T15:56:17Z61" style:family="table">
      <style:table-properties style:width="6.6931in" fo:break-before="auto" fo:break-after="auto" table:align="margins" style:writing-mode="page"/>
    </style:style>
    <style:style style:name="MailMergeTable2017-05-11T15_3a_56_3a_17Z61.A" style:display-name="MailMergeTable2017-05-11T15:56:17Z61.A" style:family="table-column">
      <style:table-column-properties style:column-width="1.6729in" style:rel-column-width="16380*"/>
    </style:style>
    <style:style style:name="MailMergeTable2017-05-11T15_3a_56_3a_17Z61.B" style:display-name="MailMergeTable2017-05-11T15:56:17Z61.B" style:family="table-column">
      <style:table-column-properties style:column-width="1.6736in" style:rel-column-width="16387*"/>
    </style:style>
    <style:style style:name="MailMergeTable2017-05-11T15_3a_56_3a_17Z61.D" style:display-name="MailMergeTable2017-05-11T15:56:17Z61.D" style:family="table-column">
      <style:table-column-properties style:column-width="1.6736in" style:rel-column-width="16388*"/>
    </style:style>
    <style:style style:name="MailMergeTable2017-05-11T15_3a_56_3a_17Z61.A1" style:display-name="MailMergeTable2017-05-11T15:56:17Z61.A1" style:family="table-cell">
      <style:table-cell-properties fo:padding="0.0382in" fo:border-left="none" fo:border-right="none" fo:border-top="1pt ridge #000000" fo:border-bottom="none"/>
    </style:style>
    <style:style style:name="MailMergeTable2017-05-11T15_3a_56_3a_17Z61.A2" style:display-name="MailMergeTable2017-05-11T15:56:17Z61.A2" style:family="table-cell">
      <style:table-cell-properties fo:padding="0.0382in" fo:border-left="none" fo:border-right="none" fo:border-top="none" fo:border-bottom="1pt solid #000000"/>
    </style:style>
    <style:style style:name="MailMergeTable2017-05-11T15_3a_56_3a_17Z61.A3" style:display-name="MailMergeTable2017-05-11T15:56:17Z61.A3" style:family="table-cell">
      <style:table-cell-properties fo:padding="0.0382in" fo:border="none"/>
    </style:style>
    <style:style style:name="MailMergeTable2017-05-11T15_3a_56_3a_17Z61.A5" style:display-name="MailMergeTable2017-05-11T15:56:17Z61.A5" style:family="table-cell">
      <style:table-cell-properties fo:padding="0.0382in" fo:border-left="none" fo:border-right="none" fo:border-top="1pt solid #000000" fo:border-bottom="none"/>
    </style:style>
    <style:style style:name="MailMergeTable2017-05-11T15_3a_56_3a_17Z61.A10" style:display-name="MailMergeTable2017-05-11T15:56:17Z61.A10" style:family="table-cell">
      <style:table-cell-properties fo:padding="0.0382in" fo:border-left="none" fo:border-right="none" fo:border-top="1pt solid #000000" fo:border-bottom="1pt solid #000000"/>
    </style:style>
    <style:style style:name="MailMergeTable2017-05-11T15_3a_56_3a_17Z61.A11" style:display-name="MailMergeTable2017-05-11T15:56:17Z61.A11" style:family="table-cell">
      <style:table-cell-properties fo:padding="0.0382in" fo:border-left="none" fo:border-right="none" fo:border-top="0.05pt solid #000000" fo:border-bottom="none"/>
    </style:style>
    <style:style style:name="MailMergeTable2017-05-11T15_3a_56_3a_17Z62" style:display-name="MailMergeTable2017-05-11T15:56:17Z62" style:family="table">
      <style:table-properties style:width="6.6931in" fo:break-before="auto" fo:break-after="auto" table:align="margins" style:writing-mode="page"/>
    </style:style>
    <style:style style:name="MailMergeTable2017-05-11T15_3a_56_3a_17Z62.A" style:display-name="MailMergeTable2017-05-11T15:56:17Z62.A" style:family="table-column">
      <style:table-column-properties style:column-width="1.6729in" style:rel-column-width="16380*"/>
    </style:style>
    <style:style style:name="MailMergeTable2017-05-11T15_3a_56_3a_17Z62.B" style:display-name="MailMergeTable2017-05-11T15:56:17Z62.B" style:family="table-column">
      <style:table-column-properties style:column-width="1.6736in" style:rel-column-width="16387*"/>
    </style:style>
    <style:style style:name="MailMergeTable2017-05-11T15_3a_56_3a_17Z62.D" style:display-name="MailMergeTable2017-05-11T15:56:17Z62.D" style:family="table-column">
      <style:table-column-properties style:column-width="1.6736in" style:rel-column-width="16388*"/>
    </style:style>
    <style:style style:name="MailMergeTable2017-05-11T15_3a_56_3a_17Z62.A1" style:display-name="MailMergeTable2017-05-11T15:56:17Z62.A1" style:family="table-cell">
      <style:table-cell-properties fo:padding="0.0382in" fo:border-left="none" fo:border-right="none" fo:border-top="1pt ridge #000000" fo:border-bottom="none"/>
    </style:style>
    <style:style style:name="MailMergeTable2017-05-11T15_3a_56_3a_17Z62.A2" style:display-name="MailMergeTable2017-05-11T15:56:17Z62.A2" style:family="table-cell">
      <style:table-cell-properties fo:padding="0.0382in" fo:border-left="none" fo:border-right="none" fo:border-top="none" fo:border-bottom="1pt solid #000000"/>
    </style:style>
    <style:style style:name="MailMergeTable2017-05-11T15_3a_56_3a_17Z62.A3" style:display-name="MailMergeTable2017-05-11T15:56:17Z62.A3" style:family="table-cell">
      <style:table-cell-properties fo:padding="0.0382in" fo:border="none"/>
    </style:style>
    <style:style style:name="MailMergeTable2017-05-11T15_3a_56_3a_17Z62.A5" style:display-name="MailMergeTable2017-05-11T15:56:17Z62.A5" style:family="table-cell">
      <style:table-cell-properties fo:padding="0.0382in" fo:border-left="none" fo:border-right="none" fo:border-top="1pt solid #000000" fo:border-bottom="none"/>
    </style:style>
    <style:style style:name="MailMergeTable2017-05-11T15_3a_56_3a_17Z62.A10" style:display-name="MailMergeTable2017-05-11T15:56:17Z62.A10" style:family="table-cell">
      <style:table-cell-properties fo:padding="0.0382in" fo:border-left="none" fo:border-right="none" fo:border-top="1pt solid #000000" fo:border-bottom="1pt solid #000000"/>
    </style:style>
    <style:style style:name="MailMergeTable2017-05-11T15_3a_56_3a_17Z62.A11" style:display-name="MailMergeTable2017-05-11T15:56:17Z62.A11" style:family="table-cell">
      <style:table-cell-properties fo:padding="0.0382in" fo:border-left="none" fo:border-right="none" fo:border-top="0.05pt solid #000000" fo:border-bottom="none"/>
    </style:style>
    <style:style style:name="MailMergeTable2017-05-11T15_3a_56_3a_17Z63" style:display-name="MailMergeTable2017-05-11T15:56:17Z63" style:family="table">
      <style:table-properties style:width="6.6931in" fo:break-before="auto" fo:break-after="auto" table:align="margins" style:writing-mode="page"/>
    </style:style>
    <style:style style:name="MailMergeTable2017-05-11T15_3a_56_3a_17Z63.A" style:display-name="MailMergeTable2017-05-11T15:56:17Z63.A" style:family="table-column">
      <style:table-column-properties style:column-width="1.6729in" style:rel-column-width="16380*"/>
    </style:style>
    <style:style style:name="MailMergeTable2017-05-11T15_3a_56_3a_17Z63.B" style:display-name="MailMergeTable2017-05-11T15:56:17Z63.B" style:family="table-column">
      <style:table-column-properties style:column-width="1.6736in" style:rel-column-width="16387*"/>
    </style:style>
    <style:style style:name="MailMergeTable2017-05-11T15_3a_56_3a_17Z63.D" style:display-name="MailMergeTable2017-05-11T15:56:17Z63.D" style:family="table-column">
      <style:table-column-properties style:column-width="1.6736in" style:rel-column-width="16388*"/>
    </style:style>
    <style:style style:name="MailMergeTable2017-05-11T15_3a_56_3a_17Z63.A1" style:display-name="MailMergeTable2017-05-11T15:56:17Z63.A1" style:family="table-cell">
      <style:table-cell-properties fo:padding="0.0382in" fo:border-left="none" fo:border-right="none" fo:border-top="1pt ridge #000000" fo:border-bottom="none"/>
    </style:style>
    <style:style style:name="MailMergeTable2017-05-11T15_3a_56_3a_17Z63.A2" style:display-name="MailMergeTable2017-05-11T15:56:17Z63.A2" style:family="table-cell">
      <style:table-cell-properties fo:padding="0.0382in" fo:border-left="none" fo:border-right="none" fo:border-top="none" fo:border-bottom="1pt solid #000000"/>
    </style:style>
    <style:style style:name="MailMergeTable2017-05-11T15_3a_56_3a_17Z63.A3" style:display-name="MailMergeTable2017-05-11T15:56:17Z63.A3" style:family="table-cell">
      <style:table-cell-properties fo:padding="0.0382in" fo:border="none"/>
    </style:style>
    <style:style style:name="MailMergeTable2017-05-11T15_3a_56_3a_17Z63.A5" style:display-name="MailMergeTable2017-05-11T15:56:17Z63.A5" style:family="table-cell">
      <style:table-cell-properties fo:padding="0.0382in" fo:border-left="none" fo:border-right="none" fo:border-top="1pt solid #000000" fo:border-bottom="none"/>
    </style:style>
    <style:style style:name="MailMergeTable2017-05-11T15_3a_56_3a_17Z63.A10" style:display-name="MailMergeTable2017-05-11T15:56:17Z63.A10" style:family="table-cell">
      <style:table-cell-properties fo:padding="0.0382in" fo:border-left="none" fo:border-right="none" fo:border-top="1pt solid #000000" fo:border-bottom="1pt solid #000000"/>
    </style:style>
    <style:style style:name="MailMergeTable2017-05-11T15_3a_56_3a_17Z63.A11" style:display-name="MailMergeTable2017-05-11T15:56:17Z63.A11" style:family="table-cell">
      <style:table-cell-properties fo:padding="0.0382in" fo:border-left="none" fo:border-right="none" fo:border-top="0.05pt solid #000000" fo:border-bottom="none"/>
    </style:style>
    <style:style style:name="MailMergeTable2017-05-11T15_3a_56_3a_17Z64" style:display-name="MailMergeTable2017-05-11T15:56:17Z64" style:family="table">
      <style:table-properties style:width="6.6931in" fo:break-before="auto" fo:break-after="auto" table:align="margins" style:writing-mode="page"/>
    </style:style>
    <style:style style:name="MailMergeTable2017-05-11T15_3a_56_3a_17Z64.A" style:display-name="MailMergeTable2017-05-11T15:56:17Z64.A" style:family="table-column">
      <style:table-column-properties style:column-width="1.6729in" style:rel-column-width="16380*"/>
    </style:style>
    <style:style style:name="MailMergeTable2017-05-11T15_3a_56_3a_17Z64.B" style:display-name="MailMergeTable2017-05-11T15:56:17Z64.B" style:family="table-column">
      <style:table-column-properties style:column-width="1.6736in" style:rel-column-width="16387*"/>
    </style:style>
    <style:style style:name="MailMergeTable2017-05-11T15_3a_56_3a_17Z64.D" style:display-name="MailMergeTable2017-05-11T15:56:17Z64.D" style:family="table-column">
      <style:table-column-properties style:column-width="1.6736in" style:rel-column-width="16388*"/>
    </style:style>
    <style:style style:name="MailMergeTable2017-05-11T15_3a_56_3a_17Z64.A1" style:display-name="MailMergeTable2017-05-11T15:56:17Z64.A1" style:family="table-cell">
      <style:table-cell-properties fo:padding="0.0382in" fo:border-left="none" fo:border-right="none" fo:border-top="1pt ridge #000000" fo:border-bottom="none"/>
    </style:style>
    <style:style style:name="MailMergeTable2017-05-11T15_3a_56_3a_17Z64.A2" style:display-name="MailMergeTable2017-05-11T15:56:17Z64.A2" style:family="table-cell">
      <style:table-cell-properties fo:padding="0.0382in" fo:border-left="none" fo:border-right="none" fo:border-top="none" fo:border-bottom="1pt solid #000000"/>
    </style:style>
    <style:style style:name="MailMergeTable2017-05-11T15_3a_56_3a_17Z64.A3" style:display-name="MailMergeTable2017-05-11T15:56:17Z64.A3" style:family="table-cell">
      <style:table-cell-properties fo:padding="0.0382in" fo:border="none"/>
    </style:style>
    <style:style style:name="MailMergeTable2017-05-11T15_3a_56_3a_17Z64.A5" style:display-name="MailMergeTable2017-05-11T15:56:17Z64.A5" style:family="table-cell">
      <style:table-cell-properties fo:padding="0.0382in" fo:border-left="none" fo:border-right="none" fo:border-top="1pt solid #000000" fo:border-bottom="none"/>
    </style:style>
    <style:style style:name="MailMergeTable2017-05-11T15_3a_56_3a_17Z64.A10" style:display-name="MailMergeTable2017-05-11T15:56:17Z64.A10" style:family="table-cell">
      <style:table-cell-properties fo:padding="0.0382in" fo:border-left="none" fo:border-right="none" fo:border-top="1pt solid #000000" fo:border-bottom="1pt solid #000000"/>
    </style:style>
    <style:style style:name="MailMergeTable2017-05-11T15_3a_56_3a_17Z64.A11" style:display-name="MailMergeTable2017-05-11T15:56:17Z64.A11" style:family="table-cell">
      <style:table-cell-properties fo:padding="0.0382in" fo:border-left="none" fo:border-right="none" fo:border-top="0.05pt solid #000000" fo:border-bottom="none"/>
    </style:style>
    <style:style style:name="MailMergeTable2017-05-11T15_3a_56_3a_17Z65" style:display-name="MailMergeTable2017-05-11T15:56:17Z65" style:family="table">
      <style:table-properties style:width="6.6931in" fo:break-before="auto" fo:break-after="auto" table:align="margins" style:writing-mode="page"/>
    </style:style>
    <style:style style:name="MailMergeTable2017-05-11T15_3a_56_3a_17Z65.A" style:display-name="MailMergeTable2017-05-11T15:56:17Z65.A" style:family="table-column">
      <style:table-column-properties style:column-width="1.6729in" style:rel-column-width="16380*"/>
    </style:style>
    <style:style style:name="MailMergeTable2017-05-11T15_3a_56_3a_17Z65.B" style:display-name="MailMergeTable2017-05-11T15:56:17Z65.B" style:family="table-column">
      <style:table-column-properties style:column-width="1.6736in" style:rel-column-width="16387*"/>
    </style:style>
    <style:style style:name="MailMergeTable2017-05-11T15_3a_56_3a_17Z65.D" style:display-name="MailMergeTable2017-05-11T15:56:17Z65.D" style:family="table-column">
      <style:table-column-properties style:column-width="1.6736in" style:rel-column-width="16388*"/>
    </style:style>
    <style:style style:name="MailMergeTable2017-05-11T15_3a_56_3a_17Z65.A1" style:display-name="MailMergeTable2017-05-11T15:56:17Z65.A1" style:family="table-cell">
      <style:table-cell-properties fo:padding="0.0382in" fo:border-left="none" fo:border-right="none" fo:border-top="1pt ridge #000000" fo:border-bottom="none"/>
    </style:style>
    <style:style style:name="MailMergeTable2017-05-11T15_3a_56_3a_17Z65.A2" style:display-name="MailMergeTable2017-05-11T15:56:17Z65.A2" style:family="table-cell">
      <style:table-cell-properties fo:padding="0.0382in" fo:border-left="none" fo:border-right="none" fo:border-top="none" fo:border-bottom="1pt solid #000000"/>
    </style:style>
    <style:style style:name="MailMergeTable2017-05-11T15_3a_56_3a_17Z65.A3" style:display-name="MailMergeTable2017-05-11T15:56:17Z65.A3" style:family="table-cell">
      <style:table-cell-properties fo:padding="0.0382in" fo:border="none"/>
    </style:style>
    <style:style style:name="MailMergeTable2017-05-11T15_3a_56_3a_17Z65.A5" style:display-name="MailMergeTable2017-05-11T15:56:17Z65.A5" style:family="table-cell">
      <style:table-cell-properties fo:padding="0.0382in" fo:border-left="none" fo:border-right="none" fo:border-top="1pt solid #000000" fo:border-bottom="none"/>
    </style:style>
    <style:style style:name="MailMergeTable2017-05-11T15_3a_56_3a_17Z65.A10" style:display-name="MailMergeTable2017-05-11T15:56:17Z65.A10" style:family="table-cell">
      <style:table-cell-properties fo:padding="0.0382in" fo:border-left="none" fo:border-right="none" fo:border-top="1pt solid #000000" fo:border-bottom="1pt solid #000000"/>
    </style:style>
    <style:style style:name="MailMergeTable2017-05-11T15_3a_56_3a_17Z65.A11" style:display-name="MailMergeTable2017-05-11T15:56:17Z65.A11" style:family="table-cell">
      <style:table-cell-properties fo:padding="0.0382in" fo:border-left="none" fo:border-right="none" fo:border-top="0.05pt solid #000000" fo:border-bottom="none"/>
    </style:style>
    <style:style style:name="MailMergeTable2017-05-11T15_3a_56_3a_17Z66" style:display-name="MailMergeTable2017-05-11T15:56:17Z66" style:family="table">
      <style:table-properties style:width="6.6931in" fo:break-before="auto" fo:break-after="auto" table:align="margins" style:writing-mode="page"/>
    </style:style>
    <style:style style:name="MailMergeTable2017-05-11T15_3a_56_3a_17Z66.A" style:display-name="MailMergeTable2017-05-11T15:56:17Z66.A" style:family="table-column">
      <style:table-column-properties style:column-width="1.6729in" style:rel-column-width="16380*"/>
    </style:style>
    <style:style style:name="MailMergeTable2017-05-11T15_3a_56_3a_17Z66.B" style:display-name="MailMergeTable2017-05-11T15:56:17Z66.B" style:family="table-column">
      <style:table-column-properties style:column-width="1.6736in" style:rel-column-width="16387*"/>
    </style:style>
    <style:style style:name="MailMergeTable2017-05-11T15_3a_56_3a_17Z66.D" style:display-name="MailMergeTable2017-05-11T15:56:17Z66.D" style:family="table-column">
      <style:table-column-properties style:column-width="1.6736in" style:rel-column-width="16388*"/>
    </style:style>
    <style:style style:name="MailMergeTable2017-05-11T15_3a_56_3a_17Z66.A1" style:display-name="MailMergeTable2017-05-11T15:56:17Z66.A1" style:family="table-cell">
      <style:table-cell-properties fo:padding="0.0382in" fo:border-left="none" fo:border-right="none" fo:border-top="1pt ridge #000000" fo:border-bottom="none"/>
    </style:style>
    <style:style style:name="MailMergeTable2017-05-11T15_3a_56_3a_17Z66.A2" style:display-name="MailMergeTable2017-05-11T15:56:17Z66.A2" style:family="table-cell">
      <style:table-cell-properties fo:padding="0.0382in" fo:border-left="none" fo:border-right="none" fo:border-top="none" fo:border-bottom="1pt solid #000000"/>
    </style:style>
    <style:style style:name="MailMergeTable2017-05-11T15_3a_56_3a_17Z66.A3" style:display-name="MailMergeTable2017-05-11T15:56:17Z66.A3" style:family="table-cell">
      <style:table-cell-properties fo:padding="0.0382in" fo:border="none"/>
    </style:style>
    <style:style style:name="MailMergeTable2017-05-11T15_3a_56_3a_17Z66.A5" style:display-name="MailMergeTable2017-05-11T15:56:17Z66.A5" style:family="table-cell">
      <style:table-cell-properties fo:padding="0.0382in" fo:border-left="none" fo:border-right="none" fo:border-top="1pt solid #000000" fo:border-bottom="none"/>
    </style:style>
    <style:style style:name="MailMergeTable2017-05-11T15_3a_56_3a_17Z66.A10" style:display-name="MailMergeTable2017-05-11T15:56:17Z66.A10" style:family="table-cell">
      <style:table-cell-properties fo:padding="0.0382in" fo:border-left="none" fo:border-right="none" fo:border-top="1pt solid #000000" fo:border-bottom="1pt solid #000000"/>
    </style:style>
    <style:style style:name="MailMergeTable2017-05-11T15_3a_56_3a_17Z66.A11" style:display-name="MailMergeTable2017-05-11T15:56:17Z66.A11" style:family="table-cell">
      <style:table-cell-properties fo:padding="0.0382in" fo:border-left="none" fo:border-right="none" fo:border-top="0.05pt solid #000000" fo:border-bottom="none"/>
    </style:style>
    <style:style style:name="MailMergeTable2017-05-11T15_3a_56_3a_17Z67" style:display-name="MailMergeTable2017-05-11T15:56:17Z67" style:family="table">
      <style:table-properties style:width="6.6931in" fo:break-before="auto" fo:break-after="auto" table:align="margins" style:writing-mode="page"/>
    </style:style>
    <style:style style:name="MailMergeTable2017-05-11T15_3a_56_3a_17Z67.A" style:display-name="MailMergeTable2017-05-11T15:56:17Z67.A" style:family="table-column">
      <style:table-column-properties style:column-width="1.6729in" style:rel-column-width="16380*"/>
    </style:style>
    <style:style style:name="MailMergeTable2017-05-11T15_3a_56_3a_17Z67.B" style:display-name="MailMergeTable2017-05-11T15:56:17Z67.B" style:family="table-column">
      <style:table-column-properties style:column-width="1.6736in" style:rel-column-width="16387*"/>
    </style:style>
    <style:style style:name="MailMergeTable2017-05-11T15_3a_56_3a_17Z67.D" style:display-name="MailMergeTable2017-05-11T15:56:17Z67.D" style:family="table-column">
      <style:table-column-properties style:column-width="1.6736in" style:rel-column-width="16388*"/>
    </style:style>
    <style:style style:name="MailMergeTable2017-05-11T15_3a_56_3a_17Z67.A1" style:display-name="MailMergeTable2017-05-11T15:56:17Z67.A1" style:family="table-cell">
      <style:table-cell-properties fo:padding="0.0382in" fo:border-left="none" fo:border-right="none" fo:border-top="1pt ridge #000000" fo:border-bottom="none"/>
    </style:style>
    <style:style style:name="MailMergeTable2017-05-11T15_3a_56_3a_17Z67.A2" style:display-name="MailMergeTable2017-05-11T15:56:17Z67.A2" style:family="table-cell">
      <style:table-cell-properties fo:padding="0.0382in" fo:border-left="none" fo:border-right="none" fo:border-top="none" fo:border-bottom="1pt solid #000000"/>
    </style:style>
    <style:style style:name="MailMergeTable2017-05-11T15_3a_56_3a_17Z67.A3" style:display-name="MailMergeTable2017-05-11T15:56:17Z67.A3" style:family="table-cell">
      <style:table-cell-properties fo:padding="0.0382in" fo:border="none"/>
    </style:style>
    <style:style style:name="MailMergeTable2017-05-11T15_3a_56_3a_17Z67.A5" style:display-name="MailMergeTable2017-05-11T15:56:17Z67.A5" style:family="table-cell">
      <style:table-cell-properties fo:padding="0.0382in" fo:border-left="none" fo:border-right="none" fo:border-top="1pt solid #000000" fo:border-bottom="none"/>
    </style:style>
    <style:style style:name="MailMergeTable2017-05-11T15_3a_56_3a_17Z67.A10" style:display-name="MailMergeTable2017-05-11T15:56:17Z67.A10" style:family="table-cell">
      <style:table-cell-properties fo:padding="0.0382in" fo:border-left="none" fo:border-right="none" fo:border-top="1pt solid #000000" fo:border-bottom="1pt solid #000000"/>
    </style:style>
    <style:style style:name="MailMergeTable2017-05-11T15_3a_56_3a_17Z67.A11" style:display-name="MailMergeTable2017-05-11T15:56:17Z67.A11" style:family="table-cell">
      <style:table-cell-properties fo:padding="0.0382in" fo:border-left="none" fo:border-right="none" fo:border-top="0.05pt solid #000000" fo:border-bottom="none"/>
    </style:style>
    <style:style style:name="MailMergeTable2017-05-11T15_3a_56_3a_18Z68" style:display-name="MailMergeTable2017-05-11T15:56:18Z68" style:family="table">
      <style:table-properties style:width="6.6931in" fo:break-before="auto" fo:break-after="auto" table:align="margins" style:writing-mode="page"/>
    </style:style>
    <style:style style:name="MailMergeTable2017-05-11T15_3a_56_3a_18Z68.A" style:display-name="MailMergeTable2017-05-11T15:56:18Z68.A" style:family="table-column">
      <style:table-column-properties style:column-width="1.6729in" style:rel-column-width="16380*"/>
    </style:style>
    <style:style style:name="MailMergeTable2017-05-11T15_3a_56_3a_18Z68.B" style:display-name="MailMergeTable2017-05-11T15:56:18Z68.B" style:family="table-column">
      <style:table-column-properties style:column-width="1.6736in" style:rel-column-width="16387*"/>
    </style:style>
    <style:style style:name="MailMergeTable2017-05-11T15_3a_56_3a_18Z68.D" style:display-name="MailMergeTable2017-05-11T15:56:18Z68.D" style:family="table-column">
      <style:table-column-properties style:column-width="1.6736in" style:rel-column-width="16388*"/>
    </style:style>
    <style:style style:name="MailMergeTable2017-05-11T15_3a_56_3a_18Z68.A1" style:display-name="MailMergeTable2017-05-11T15:56:18Z68.A1" style:family="table-cell">
      <style:table-cell-properties fo:padding="0.0382in" fo:border-left="none" fo:border-right="none" fo:border-top="1pt ridge #000000" fo:border-bottom="none"/>
    </style:style>
    <style:style style:name="MailMergeTable2017-05-11T15_3a_56_3a_18Z68.A2" style:display-name="MailMergeTable2017-05-11T15:56:18Z68.A2" style:family="table-cell">
      <style:table-cell-properties fo:padding="0.0382in" fo:border-left="none" fo:border-right="none" fo:border-top="none" fo:border-bottom="1pt solid #000000"/>
    </style:style>
    <style:style style:name="MailMergeTable2017-05-11T15_3a_56_3a_18Z68.A3" style:display-name="MailMergeTable2017-05-11T15:56:18Z68.A3" style:family="table-cell">
      <style:table-cell-properties fo:padding="0.0382in" fo:border="none"/>
    </style:style>
    <style:style style:name="MailMergeTable2017-05-11T15_3a_56_3a_18Z68.A5" style:display-name="MailMergeTable2017-05-11T15:56:18Z68.A5" style:family="table-cell">
      <style:table-cell-properties fo:padding="0.0382in" fo:border-left="none" fo:border-right="none" fo:border-top="1pt solid #000000" fo:border-bottom="none"/>
    </style:style>
    <style:style style:name="MailMergeTable2017-05-11T15_3a_56_3a_18Z68.A10" style:display-name="MailMergeTable2017-05-11T15:56:18Z68.A10" style:family="table-cell">
      <style:table-cell-properties fo:padding="0.0382in" fo:border-left="none" fo:border-right="none" fo:border-top="1pt solid #000000" fo:border-bottom="1pt solid #000000"/>
    </style:style>
    <style:style style:name="MailMergeTable2017-05-11T15_3a_56_3a_18Z68.A11" style:display-name="MailMergeTable2017-05-11T15:56:18Z68.A11" style:family="table-cell">
      <style:table-cell-properties fo:padding="0.0382in" fo:border-left="none" fo:border-right="none" fo:border-top="0.05pt solid #000000" fo:border-bottom="none"/>
    </style:style>
    <style:style style:name="MailMergeTable2017-05-11T15_3a_56_3a_18Z69" style:display-name="MailMergeTable2017-05-11T15:56:18Z69" style:family="table">
      <style:table-properties style:width="6.6931in" fo:break-before="auto" fo:break-after="auto" table:align="margins" style:writing-mode="page"/>
    </style:style>
    <style:style style:name="MailMergeTable2017-05-11T15_3a_56_3a_18Z69.A" style:display-name="MailMergeTable2017-05-11T15:56:18Z69.A" style:family="table-column">
      <style:table-column-properties style:column-width="1.6729in" style:rel-column-width="16380*"/>
    </style:style>
    <style:style style:name="MailMergeTable2017-05-11T15_3a_56_3a_18Z69.B" style:display-name="MailMergeTable2017-05-11T15:56:18Z69.B" style:family="table-column">
      <style:table-column-properties style:column-width="1.6736in" style:rel-column-width="16387*"/>
    </style:style>
    <style:style style:name="MailMergeTable2017-05-11T15_3a_56_3a_18Z69.D" style:display-name="MailMergeTable2017-05-11T15:56:18Z69.D" style:family="table-column">
      <style:table-column-properties style:column-width="1.6736in" style:rel-column-width="16388*"/>
    </style:style>
    <style:style style:name="MailMergeTable2017-05-11T15_3a_56_3a_18Z69.A1" style:display-name="MailMergeTable2017-05-11T15:56:18Z69.A1" style:family="table-cell">
      <style:table-cell-properties fo:padding="0.0382in" fo:border-left="none" fo:border-right="none" fo:border-top="1pt ridge #000000" fo:border-bottom="none"/>
    </style:style>
    <style:style style:name="MailMergeTable2017-05-11T15_3a_56_3a_18Z69.A2" style:display-name="MailMergeTable2017-05-11T15:56:18Z69.A2" style:family="table-cell">
      <style:table-cell-properties fo:padding="0.0382in" fo:border-left="none" fo:border-right="none" fo:border-top="none" fo:border-bottom="1pt solid #000000"/>
    </style:style>
    <style:style style:name="MailMergeTable2017-05-11T15_3a_56_3a_18Z69.A3" style:display-name="MailMergeTable2017-05-11T15:56:18Z69.A3" style:family="table-cell">
      <style:table-cell-properties fo:padding="0.0382in" fo:border="none"/>
    </style:style>
    <style:style style:name="MailMergeTable2017-05-11T15_3a_56_3a_18Z69.A5" style:display-name="MailMergeTable2017-05-11T15:56:18Z69.A5" style:family="table-cell">
      <style:table-cell-properties fo:padding="0.0382in" fo:border-left="none" fo:border-right="none" fo:border-top="1pt solid #000000" fo:border-bottom="none"/>
    </style:style>
    <style:style style:name="MailMergeTable2017-05-11T15_3a_56_3a_18Z69.A10" style:display-name="MailMergeTable2017-05-11T15:56:18Z69.A10" style:family="table-cell">
      <style:table-cell-properties fo:padding="0.0382in" fo:border-left="none" fo:border-right="none" fo:border-top="1pt solid #000000" fo:border-bottom="1pt solid #000000"/>
    </style:style>
    <style:style style:name="MailMergeTable2017-05-11T15_3a_56_3a_18Z69.A11" style:display-name="MailMergeTable2017-05-11T15:56:18Z69.A11" style:family="table-cell">
      <style:table-cell-properties fo:padding="0.0382in" fo:border-left="none" fo:border-right="none" fo:border-top="0.05pt solid #000000" fo:border-bottom="none"/>
    </style:style>
    <style:style style:name="MailMergeTable2017-05-11T15_3a_56_3a_18Z70" style:display-name="MailMergeTable2017-05-11T15:56:18Z70" style:family="table">
      <style:table-properties style:width="6.6931in" fo:break-before="auto" fo:break-after="auto" table:align="margins" style:writing-mode="page"/>
    </style:style>
    <style:style style:name="MailMergeTable2017-05-11T15_3a_56_3a_18Z70.A" style:display-name="MailMergeTable2017-05-11T15:56:18Z70.A" style:family="table-column">
      <style:table-column-properties style:column-width="1.6729in" style:rel-column-width="16380*"/>
    </style:style>
    <style:style style:name="MailMergeTable2017-05-11T15_3a_56_3a_18Z70.B" style:display-name="MailMergeTable2017-05-11T15:56:18Z70.B" style:family="table-column">
      <style:table-column-properties style:column-width="1.6736in" style:rel-column-width="16387*"/>
    </style:style>
    <style:style style:name="MailMergeTable2017-05-11T15_3a_56_3a_18Z70.D" style:display-name="MailMergeTable2017-05-11T15:56:18Z70.D" style:family="table-column">
      <style:table-column-properties style:column-width="1.6736in" style:rel-column-width="16388*"/>
    </style:style>
    <style:style style:name="MailMergeTable2017-05-11T15_3a_56_3a_18Z70.A1" style:display-name="MailMergeTable2017-05-11T15:56:18Z70.A1" style:family="table-cell">
      <style:table-cell-properties fo:padding="0.0382in" fo:border-left="none" fo:border-right="none" fo:border-top="1pt ridge #000000" fo:border-bottom="none"/>
    </style:style>
    <style:style style:name="MailMergeTable2017-05-11T15_3a_56_3a_18Z70.A2" style:display-name="MailMergeTable2017-05-11T15:56:18Z70.A2" style:family="table-cell">
      <style:table-cell-properties fo:padding="0.0382in" fo:border-left="none" fo:border-right="none" fo:border-top="none" fo:border-bottom="1pt solid #000000"/>
    </style:style>
    <style:style style:name="MailMergeTable2017-05-11T15_3a_56_3a_18Z70.A3" style:display-name="MailMergeTable2017-05-11T15:56:18Z70.A3" style:family="table-cell">
      <style:table-cell-properties fo:padding="0.0382in" fo:border="none"/>
    </style:style>
    <style:style style:name="MailMergeTable2017-05-11T15_3a_56_3a_18Z70.A5" style:display-name="MailMergeTable2017-05-11T15:56:18Z70.A5" style:family="table-cell">
      <style:table-cell-properties fo:padding="0.0382in" fo:border-left="none" fo:border-right="none" fo:border-top="1pt solid #000000" fo:border-bottom="none"/>
    </style:style>
    <style:style style:name="MailMergeTable2017-05-11T15_3a_56_3a_18Z70.A10" style:display-name="MailMergeTable2017-05-11T15:56:18Z70.A10" style:family="table-cell">
      <style:table-cell-properties fo:padding="0.0382in" fo:border-left="none" fo:border-right="none" fo:border-top="1pt solid #000000" fo:border-bottom="1pt solid #000000"/>
    </style:style>
    <style:style style:name="MailMergeTable2017-05-11T15_3a_56_3a_18Z70.A11" style:display-name="MailMergeTable2017-05-11T15:56:18Z70.A11" style:family="table-cell">
      <style:table-cell-properties fo:padding="0.0382in" fo:border-left="none" fo:border-right="none" fo:border-top="0.05pt solid #000000" fo:border-bottom="none"/>
    </style:style>
    <style:style style:name="MailMergeTable2017-05-11T15_3a_56_3a_18Z71" style:display-name="MailMergeTable2017-05-11T15:56:18Z71" style:family="table">
      <style:table-properties style:width="6.6931in" fo:break-before="auto" fo:break-after="auto" table:align="margins" style:writing-mode="page"/>
    </style:style>
    <style:style style:name="MailMergeTable2017-05-11T15_3a_56_3a_18Z71.A" style:display-name="MailMergeTable2017-05-11T15:56:18Z71.A" style:family="table-column">
      <style:table-column-properties style:column-width="1.6729in" style:rel-column-width="16380*"/>
    </style:style>
    <style:style style:name="MailMergeTable2017-05-11T15_3a_56_3a_18Z71.B" style:display-name="MailMergeTable2017-05-11T15:56:18Z71.B" style:family="table-column">
      <style:table-column-properties style:column-width="1.6736in" style:rel-column-width="16387*"/>
    </style:style>
    <style:style style:name="MailMergeTable2017-05-11T15_3a_56_3a_18Z71.D" style:display-name="MailMergeTable2017-05-11T15:56:18Z71.D" style:family="table-column">
      <style:table-column-properties style:column-width="1.6736in" style:rel-column-width="16388*"/>
    </style:style>
    <style:style style:name="MailMergeTable2017-05-11T15_3a_56_3a_18Z71.A1" style:display-name="MailMergeTable2017-05-11T15:56:18Z71.A1" style:family="table-cell">
      <style:table-cell-properties fo:padding="0.0382in" fo:border-left="none" fo:border-right="none" fo:border-top="1pt ridge #000000" fo:border-bottom="none"/>
    </style:style>
    <style:style style:name="MailMergeTable2017-05-11T15_3a_56_3a_18Z71.A2" style:display-name="MailMergeTable2017-05-11T15:56:18Z71.A2" style:family="table-cell">
      <style:table-cell-properties fo:padding="0.0382in" fo:border-left="none" fo:border-right="none" fo:border-top="none" fo:border-bottom="1pt solid #000000"/>
    </style:style>
    <style:style style:name="MailMergeTable2017-05-11T15_3a_56_3a_18Z71.A3" style:display-name="MailMergeTable2017-05-11T15:56:18Z71.A3" style:family="table-cell">
      <style:table-cell-properties fo:padding="0.0382in" fo:border="none"/>
    </style:style>
    <style:style style:name="MailMergeTable2017-05-11T15_3a_56_3a_18Z71.A5" style:display-name="MailMergeTable2017-05-11T15:56:18Z71.A5" style:family="table-cell">
      <style:table-cell-properties fo:padding="0.0382in" fo:border-left="none" fo:border-right="none" fo:border-top="1pt solid #000000" fo:border-bottom="none"/>
    </style:style>
    <style:style style:name="MailMergeTable2017-05-11T15_3a_56_3a_18Z71.A10" style:display-name="MailMergeTable2017-05-11T15:56:18Z71.A10" style:family="table-cell">
      <style:table-cell-properties fo:padding="0.0382in" fo:border-left="none" fo:border-right="none" fo:border-top="1pt solid #000000" fo:border-bottom="1pt solid #000000"/>
    </style:style>
    <style:style style:name="MailMergeTable2017-05-11T15_3a_56_3a_18Z71.A11" style:display-name="MailMergeTable2017-05-11T15:56:18Z71.A11" style:family="table-cell">
      <style:table-cell-properties fo:padding="0.0382in" fo:border-left="none" fo:border-right="none" fo:border-top="0.05pt solid #000000" fo:border-bottom="none"/>
    </style:style>
    <style:style style:name="MailMergeTable2017-05-11T15_3a_56_3a_18Z72" style:display-name="MailMergeTable2017-05-11T15:56:18Z72" style:family="table">
      <style:table-properties style:width="6.6931in" fo:break-before="auto" fo:break-after="auto" table:align="margins" style:writing-mode="page"/>
    </style:style>
    <style:style style:name="MailMergeTable2017-05-11T15_3a_56_3a_18Z72.A" style:display-name="MailMergeTable2017-05-11T15:56:18Z72.A" style:family="table-column">
      <style:table-column-properties style:column-width="1.6729in" style:rel-column-width="16380*"/>
    </style:style>
    <style:style style:name="MailMergeTable2017-05-11T15_3a_56_3a_18Z72.B" style:display-name="MailMergeTable2017-05-11T15:56:18Z72.B" style:family="table-column">
      <style:table-column-properties style:column-width="1.6736in" style:rel-column-width="16387*"/>
    </style:style>
    <style:style style:name="MailMergeTable2017-05-11T15_3a_56_3a_18Z72.D" style:display-name="MailMergeTable2017-05-11T15:56:18Z72.D" style:family="table-column">
      <style:table-column-properties style:column-width="1.6736in" style:rel-column-width="16388*"/>
    </style:style>
    <style:style style:name="MailMergeTable2017-05-11T15_3a_56_3a_18Z72.A1" style:display-name="MailMergeTable2017-05-11T15:56:18Z72.A1" style:family="table-cell">
      <style:table-cell-properties fo:padding="0.0382in" fo:border-left="none" fo:border-right="none" fo:border-top="1pt ridge #000000" fo:border-bottom="none"/>
    </style:style>
    <style:style style:name="MailMergeTable2017-05-11T15_3a_56_3a_18Z72.A2" style:display-name="MailMergeTable2017-05-11T15:56:18Z72.A2" style:family="table-cell">
      <style:table-cell-properties fo:padding="0.0382in" fo:border-left="none" fo:border-right="none" fo:border-top="none" fo:border-bottom="1pt solid #000000"/>
    </style:style>
    <style:style style:name="MailMergeTable2017-05-11T15_3a_56_3a_18Z72.A3" style:display-name="MailMergeTable2017-05-11T15:56:18Z72.A3" style:family="table-cell">
      <style:table-cell-properties fo:padding="0.0382in" fo:border="none"/>
    </style:style>
    <style:style style:name="MailMergeTable2017-05-11T15_3a_56_3a_18Z72.A5" style:display-name="MailMergeTable2017-05-11T15:56:18Z72.A5" style:family="table-cell">
      <style:table-cell-properties fo:padding="0.0382in" fo:border-left="none" fo:border-right="none" fo:border-top="1pt solid #000000" fo:border-bottom="none"/>
    </style:style>
    <style:style style:name="MailMergeTable2017-05-11T15_3a_56_3a_18Z72.A10" style:display-name="MailMergeTable2017-05-11T15:56:18Z72.A10" style:family="table-cell">
      <style:table-cell-properties fo:padding="0.0382in" fo:border-left="none" fo:border-right="none" fo:border-top="1pt solid #000000" fo:border-bottom="1pt solid #000000"/>
    </style:style>
    <style:style style:name="MailMergeTable2017-05-11T15_3a_56_3a_18Z72.A11" style:display-name="MailMergeTable2017-05-11T15:56:18Z72.A11" style:family="table-cell">
      <style:table-cell-properties fo:padding="0.0382in" fo:border-left="none" fo:border-right="none" fo:border-top="0.05pt solid #000000" fo:border-bottom="none"/>
    </style:style>
    <style:style style:name="MailMergeTable2017-05-11T15_3a_56_3a_18Z73" style:display-name="MailMergeTable2017-05-11T15:56:18Z73" style:family="table">
      <style:table-properties style:width="6.6931in" fo:break-before="auto" fo:break-after="auto" table:align="margins" style:writing-mode="page"/>
    </style:style>
    <style:style style:name="MailMergeTable2017-05-11T15_3a_56_3a_18Z73.A" style:display-name="MailMergeTable2017-05-11T15:56:18Z73.A" style:family="table-column">
      <style:table-column-properties style:column-width="1.6729in" style:rel-column-width="16380*"/>
    </style:style>
    <style:style style:name="MailMergeTable2017-05-11T15_3a_56_3a_18Z73.B" style:display-name="MailMergeTable2017-05-11T15:56:18Z73.B" style:family="table-column">
      <style:table-column-properties style:column-width="1.6736in" style:rel-column-width="16387*"/>
    </style:style>
    <style:style style:name="MailMergeTable2017-05-11T15_3a_56_3a_18Z73.D" style:display-name="MailMergeTable2017-05-11T15:56:18Z73.D" style:family="table-column">
      <style:table-column-properties style:column-width="1.6736in" style:rel-column-width="16388*"/>
    </style:style>
    <style:style style:name="MailMergeTable2017-05-11T15_3a_56_3a_18Z73.A1" style:display-name="MailMergeTable2017-05-11T15:56:18Z73.A1" style:family="table-cell">
      <style:table-cell-properties fo:padding="0.0382in" fo:border-left="none" fo:border-right="none" fo:border-top="1pt ridge #000000" fo:border-bottom="none"/>
    </style:style>
    <style:style style:name="MailMergeTable2017-05-11T15_3a_56_3a_18Z73.A2" style:display-name="MailMergeTable2017-05-11T15:56:18Z73.A2" style:family="table-cell">
      <style:table-cell-properties fo:padding="0.0382in" fo:border-left="none" fo:border-right="none" fo:border-top="none" fo:border-bottom="1pt solid #000000"/>
    </style:style>
    <style:style style:name="MailMergeTable2017-05-11T15_3a_56_3a_18Z73.A3" style:display-name="MailMergeTable2017-05-11T15:56:18Z73.A3" style:family="table-cell">
      <style:table-cell-properties fo:padding="0.0382in" fo:border="none"/>
    </style:style>
    <style:style style:name="MailMergeTable2017-05-11T15_3a_56_3a_18Z73.A5" style:display-name="MailMergeTable2017-05-11T15:56:18Z73.A5" style:family="table-cell">
      <style:table-cell-properties fo:padding="0.0382in" fo:border-left="none" fo:border-right="none" fo:border-top="1pt solid #000000" fo:border-bottom="none"/>
    </style:style>
    <style:style style:name="MailMergeTable2017-05-11T15_3a_56_3a_18Z73.A10" style:display-name="MailMergeTable2017-05-11T15:56:18Z73.A10" style:family="table-cell">
      <style:table-cell-properties fo:padding="0.0382in" fo:border-left="none" fo:border-right="none" fo:border-top="1pt solid #000000" fo:border-bottom="1pt solid #000000"/>
    </style:style>
    <style:style style:name="MailMergeTable2017-05-11T15_3a_56_3a_18Z73.A11" style:display-name="MailMergeTable2017-05-11T15:56:18Z73.A11" style:family="table-cell">
      <style:table-cell-properties fo:padding="0.0382in" fo:border-left="none" fo:border-right="none" fo:border-top="0.05pt solid #000000" fo:border-bottom="none"/>
    </style:style>
    <style:style style:name="MailMergeTable2017-05-11T15_3a_56_3a_18Z74" style:display-name="MailMergeTable2017-05-11T15:56:18Z74" style:family="table">
      <style:table-properties style:width="6.6931in" fo:break-before="auto" fo:break-after="auto" table:align="margins" style:writing-mode="page"/>
    </style:style>
    <style:style style:name="MailMergeTable2017-05-11T15_3a_56_3a_18Z74.A" style:display-name="MailMergeTable2017-05-11T15:56:18Z74.A" style:family="table-column">
      <style:table-column-properties style:column-width="1.6729in" style:rel-column-width="16380*"/>
    </style:style>
    <style:style style:name="MailMergeTable2017-05-11T15_3a_56_3a_18Z74.B" style:display-name="MailMergeTable2017-05-11T15:56:18Z74.B" style:family="table-column">
      <style:table-column-properties style:column-width="1.6736in" style:rel-column-width="16387*"/>
    </style:style>
    <style:style style:name="MailMergeTable2017-05-11T15_3a_56_3a_18Z74.D" style:display-name="MailMergeTable2017-05-11T15:56:18Z74.D" style:family="table-column">
      <style:table-column-properties style:column-width="1.6736in" style:rel-column-width="16388*"/>
    </style:style>
    <style:style style:name="MailMergeTable2017-05-11T15_3a_56_3a_18Z74.A1" style:display-name="MailMergeTable2017-05-11T15:56:18Z74.A1" style:family="table-cell">
      <style:table-cell-properties fo:padding="0.0382in" fo:border-left="none" fo:border-right="none" fo:border-top="1pt ridge #000000" fo:border-bottom="none"/>
    </style:style>
    <style:style style:name="MailMergeTable2017-05-11T15_3a_56_3a_18Z74.A2" style:display-name="MailMergeTable2017-05-11T15:56:18Z74.A2" style:family="table-cell">
      <style:table-cell-properties fo:padding="0.0382in" fo:border-left="none" fo:border-right="none" fo:border-top="none" fo:border-bottom="1pt solid #000000"/>
    </style:style>
    <style:style style:name="MailMergeTable2017-05-11T15_3a_56_3a_18Z74.A3" style:display-name="MailMergeTable2017-05-11T15:56:18Z74.A3" style:family="table-cell">
      <style:table-cell-properties fo:padding="0.0382in" fo:border="none"/>
    </style:style>
    <style:style style:name="MailMergeTable2017-05-11T15_3a_56_3a_18Z74.A5" style:display-name="MailMergeTable2017-05-11T15:56:18Z74.A5" style:family="table-cell">
      <style:table-cell-properties fo:padding="0.0382in" fo:border-left="none" fo:border-right="none" fo:border-top="1pt solid #000000" fo:border-bottom="none"/>
    </style:style>
    <style:style style:name="MailMergeTable2017-05-11T15_3a_56_3a_18Z74.A10" style:display-name="MailMergeTable2017-05-11T15:56:18Z74.A10" style:family="table-cell">
      <style:table-cell-properties fo:padding="0.0382in" fo:border-left="none" fo:border-right="none" fo:border-top="1pt solid #000000" fo:border-bottom="1pt solid #000000"/>
    </style:style>
    <style:style style:name="MailMergeTable2017-05-11T15_3a_56_3a_18Z74.A11" style:display-name="MailMergeTable2017-05-11T15:56:18Z74.A11" style:family="table-cell">
      <style:table-cell-properties fo:padding="0.0382in" fo:border-left="none" fo:border-right="none" fo:border-top="0.05pt solid #000000" fo:border-bottom="none"/>
    </style:style>
    <style:style style:name="MailMergeTable2017-05-11T15_3a_56_3a_18Z75" style:display-name="MailMergeTable2017-05-11T15:56:18Z75" style:family="table">
      <style:table-properties style:width="6.6931in" fo:break-before="auto" fo:break-after="auto" table:align="margins" style:writing-mode="page"/>
    </style:style>
    <style:style style:name="MailMergeTable2017-05-11T15_3a_56_3a_18Z75.A" style:display-name="MailMergeTable2017-05-11T15:56:18Z75.A" style:family="table-column">
      <style:table-column-properties style:column-width="1.6729in" style:rel-column-width="16380*"/>
    </style:style>
    <style:style style:name="MailMergeTable2017-05-11T15_3a_56_3a_18Z75.B" style:display-name="MailMergeTable2017-05-11T15:56:18Z75.B" style:family="table-column">
      <style:table-column-properties style:column-width="1.6736in" style:rel-column-width="16387*"/>
    </style:style>
    <style:style style:name="MailMergeTable2017-05-11T15_3a_56_3a_18Z75.D" style:display-name="MailMergeTable2017-05-11T15:56:18Z75.D" style:family="table-column">
      <style:table-column-properties style:column-width="1.6736in" style:rel-column-width="16388*"/>
    </style:style>
    <style:style style:name="MailMergeTable2017-05-11T15_3a_56_3a_18Z75.A1" style:display-name="MailMergeTable2017-05-11T15:56:18Z75.A1" style:family="table-cell">
      <style:table-cell-properties fo:padding="0.0382in" fo:border-left="none" fo:border-right="none" fo:border-top="1pt ridge #000000" fo:border-bottom="none"/>
    </style:style>
    <style:style style:name="MailMergeTable2017-05-11T15_3a_56_3a_18Z75.A2" style:display-name="MailMergeTable2017-05-11T15:56:18Z75.A2" style:family="table-cell">
      <style:table-cell-properties fo:padding="0.0382in" fo:border-left="none" fo:border-right="none" fo:border-top="none" fo:border-bottom="1pt solid #000000"/>
    </style:style>
    <style:style style:name="MailMergeTable2017-05-11T15_3a_56_3a_18Z75.A3" style:display-name="MailMergeTable2017-05-11T15:56:18Z75.A3" style:family="table-cell">
      <style:table-cell-properties fo:padding="0.0382in" fo:border="none"/>
    </style:style>
    <style:style style:name="MailMergeTable2017-05-11T15_3a_56_3a_18Z75.A5" style:display-name="MailMergeTable2017-05-11T15:56:18Z75.A5" style:family="table-cell">
      <style:table-cell-properties fo:padding="0.0382in" fo:border-left="none" fo:border-right="none" fo:border-top="1pt solid #000000" fo:border-bottom="none"/>
    </style:style>
    <style:style style:name="MailMergeTable2017-05-11T15_3a_56_3a_18Z75.A10" style:display-name="MailMergeTable2017-05-11T15:56:18Z75.A10" style:family="table-cell">
      <style:table-cell-properties fo:padding="0.0382in" fo:border-left="none" fo:border-right="none" fo:border-top="1pt solid #000000" fo:border-bottom="1pt solid #000000"/>
    </style:style>
    <style:style style:name="MailMergeTable2017-05-11T15_3a_56_3a_18Z75.A11" style:display-name="MailMergeTable2017-05-11T15:56:18Z75.A11" style:family="table-cell">
      <style:table-cell-properties fo:padding="0.0382in" fo:border-left="none" fo:border-right="none" fo:border-top="0.05pt solid #000000" fo:border-bottom="none"/>
    </style:style>
    <style:style style:name="MailMergeTable2017-05-11T15_3a_56_3a_19Z76" style:display-name="MailMergeTable2017-05-11T15:56:19Z76" style:family="table">
      <style:table-properties style:width="6.6931in" fo:break-before="auto" fo:break-after="auto" table:align="margins" style:writing-mode="page"/>
    </style:style>
    <style:style style:name="MailMergeTable2017-05-11T15_3a_56_3a_19Z76.A" style:display-name="MailMergeTable2017-05-11T15:56:19Z76.A" style:family="table-column">
      <style:table-column-properties style:column-width="1.6729in" style:rel-column-width="16380*"/>
    </style:style>
    <style:style style:name="MailMergeTable2017-05-11T15_3a_56_3a_19Z76.B" style:display-name="MailMergeTable2017-05-11T15:56:19Z76.B" style:family="table-column">
      <style:table-column-properties style:column-width="1.6736in" style:rel-column-width="16387*"/>
    </style:style>
    <style:style style:name="MailMergeTable2017-05-11T15_3a_56_3a_19Z76.D" style:display-name="MailMergeTable2017-05-11T15:56:19Z76.D" style:family="table-column">
      <style:table-column-properties style:column-width="1.6736in" style:rel-column-width="16388*"/>
    </style:style>
    <style:style style:name="MailMergeTable2017-05-11T15_3a_56_3a_19Z76.A1" style:display-name="MailMergeTable2017-05-11T15:56:19Z76.A1" style:family="table-cell">
      <style:table-cell-properties fo:padding="0.0382in" fo:border-left="none" fo:border-right="none" fo:border-top="1pt ridge #000000" fo:border-bottom="none"/>
    </style:style>
    <style:style style:name="MailMergeTable2017-05-11T15_3a_56_3a_19Z76.A2" style:display-name="MailMergeTable2017-05-11T15:56:19Z76.A2" style:family="table-cell">
      <style:table-cell-properties fo:padding="0.0382in" fo:border-left="none" fo:border-right="none" fo:border-top="none" fo:border-bottom="1pt solid #000000"/>
    </style:style>
    <style:style style:name="MailMergeTable2017-05-11T15_3a_56_3a_19Z76.A3" style:display-name="MailMergeTable2017-05-11T15:56:19Z76.A3" style:family="table-cell">
      <style:table-cell-properties fo:padding="0.0382in" fo:border="none"/>
    </style:style>
    <style:style style:name="MailMergeTable2017-05-11T15_3a_56_3a_19Z76.A5" style:display-name="MailMergeTable2017-05-11T15:56:19Z76.A5" style:family="table-cell">
      <style:table-cell-properties fo:padding="0.0382in" fo:border-left="none" fo:border-right="none" fo:border-top="1pt solid #000000" fo:border-bottom="none"/>
    </style:style>
    <style:style style:name="MailMergeTable2017-05-11T15_3a_56_3a_19Z76.A10" style:display-name="MailMergeTable2017-05-11T15:56:19Z76.A10" style:family="table-cell">
      <style:table-cell-properties fo:padding="0.0382in" fo:border-left="none" fo:border-right="none" fo:border-top="1pt solid #000000" fo:border-bottom="1pt solid #000000"/>
    </style:style>
    <style:style style:name="MailMergeTable2017-05-11T15_3a_56_3a_19Z76.A11" style:display-name="MailMergeTable2017-05-11T15:56:19Z76.A11" style:family="table-cell">
      <style:table-cell-properties fo:padding="0.0382in" fo:border-left="none" fo:border-right="none" fo:border-top="0.05pt solid #000000" fo:border-bottom="none"/>
    </style:style>
    <style:style style:name="MailMergeTable2017-05-11T15_3a_56_3a_19Z77" style:display-name="MailMergeTable2017-05-11T15:56:19Z77" style:family="table">
      <style:table-properties style:width="6.6931in" fo:break-before="auto" fo:break-after="auto" table:align="margins" style:writing-mode="page"/>
    </style:style>
    <style:style style:name="MailMergeTable2017-05-11T15_3a_56_3a_19Z77.A" style:display-name="MailMergeTable2017-05-11T15:56:19Z77.A" style:family="table-column">
      <style:table-column-properties style:column-width="1.6729in" style:rel-column-width="16380*"/>
    </style:style>
    <style:style style:name="MailMergeTable2017-05-11T15_3a_56_3a_19Z77.B" style:display-name="MailMergeTable2017-05-11T15:56:19Z77.B" style:family="table-column">
      <style:table-column-properties style:column-width="1.6736in" style:rel-column-width="16387*"/>
    </style:style>
    <style:style style:name="MailMergeTable2017-05-11T15_3a_56_3a_19Z77.D" style:display-name="MailMergeTable2017-05-11T15:56:19Z77.D" style:family="table-column">
      <style:table-column-properties style:column-width="1.6736in" style:rel-column-width="16388*"/>
    </style:style>
    <style:style style:name="MailMergeTable2017-05-11T15_3a_56_3a_19Z77.A1" style:display-name="MailMergeTable2017-05-11T15:56:19Z77.A1" style:family="table-cell">
      <style:table-cell-properties fo:padding="0.0382in" fo:border-left="none" fo:border-right="none" fo:border-top="1pt ridge #000000" fo:border-bottom="none"/>
    </style:style>
    <style:style style:name="MailMergeTable2017-05-11T15_3a_56_3a_19Z77.A2" style:display-name="MailMergeTable2017-05-11T15:56:19Z77.A2" style:family="table-cell">
      <style:table-cell-properties fo:padding="0.0382in" fo:border-left="none" fo:border-right="none" fo:border-top="none" fo:border-bottom="1pt solid #000000"/>
    </style:style>
    <style:style style:name="MailMergeTable2017-05-11T15_3a_56_3a_19Z77.A3" style:display-name="MailMergeTable2017-05-11T15:56:19Z77.A3" style:family="table-cell">
      <style:table-cell-properties fo:padding="0.0382in" fo:border="none"/>
    </style:style>
    <style:style style:name="MailMergeTable2017-05-11T15_3a_56_3a_19Z77.A5" style:display-name="MailMergeTable2017-05-11T15:56:19Z77.A5" style:family="table-cell">
      <style:table-cell-properties fo:padding="0.0382in" fo:border-left="none" fo:border-right="none" fo:border-top="1pt solid #000000" fo:border-bottom="none"/>
    </style:style>
    <style:style style:name="MailMergeTable2017-05-11T15_3a_56_3a_19Z77.A10" style:display-name="MailMergeTable2017-05-11T15:56:19Z77.A10" style:family="table-cell">
      <style:table-cell-properties fo:padding="0.0382in" fo:border-left="none" fo:border-right="none" fo:border-top="1pt solid #000000" fo:border-bottom="1pt solid #000000"/>
    </style:style>
    <style:style style:name="MailMergeTable2017-05-11T15_3a_56_3a_19Z77.A11" style:display-name="MailMergeTable2017-05-11T15:56:19Z77.A11" style:family="table-cell">
      <style:table-cell-properties fo:padding="0.0382in" fo:border-left="none" fo:border-right="none" fo:border-top="0.05pt solid #000000" fo:border-bottom="none"/>
    </style:style>
    <style:style style:name="MailMergeTable2017-05-11T15_3a_56_3a_19Z78" style:display-name="MailMergeTable2017-05-11T15:56:19Z78" style:family="table">
      <style:table-properties style:width="6.6931in" fo:break-before="auto" fo:break-after="auto" table:align="margins" style:writing-mode="page"/>
    </style:style>
    <style:style style:name="MailMergeTable2017-05-11T15_3a_56_3a_19Z78.A" style:display-name="MailMergeTable2017-05-11T15:56:19Z78.A" style:family="table-column">
      <style:table-column-properties style:column-width="1.6729in" style:rel-column-width="16380*"/>
    </style:style>
    <style:style style:name="MailMergeTable2017-05-11T15_3a_56_3a_19Z78.B" style:display-name="MailMergeTable2017-05-11T15:56:19Z78.B" style:family="table-column">
      <style:table-column-properties style:column-width="1.6736in" style:rel-column-width="16387*"/>
    </style:style>
    <style:style style:name="MailMergeTable2017-05-11T15_3a_56_3a_19Z78.D" style:display-name="MailMergeTable2017-05-11T15:56:19Z78.D" style:family="table-column">
      <style:table-column-properties style:column-width="1.6736in" style:rel-column-width="16388*"/>
    </style:style>
    <style:style style:name="MailMergeTable2017-05-11T15_3a_56_3a_19Z78.A1" style:display-name="MailMergeTable2017-05-11T15:56:19Z78.A1" style:family="table-cell">
      <style:table-cell-properties fo:padding="0.0382in" fo:border-left="none" fo:border-right="none" fo:border-top="1pt ridge #000000" fo:border-bottom="none"/>
    </style:style>
    <style:style style:name="MailMergeTable2017-05-11T15_3a_56_3a_19Z78.A2" style:display-name="MailMergeTable2017-05-11T15:56:19Z78.A2" style:family="table-cell">
      <style:table-cell-properties fo:padding="0.0382in" fo:border-left="none" fo:border-right="none" fo:border-top="none" fo:border-bottom="1pt solid #000000"/>
    </style:style>
    <style:style style:name="MailMergeTable2017-05-11T15_3a_56_3a_19Z78.A3" style:display-name="MailMergeTable2017-05-11T15:56:19Z78.A3" style:family="table-cell">
      <style:table-cell-properties fo:padding="0.0382in" fo:border="none"/>
    </style:style>
    <style:style style:name="MailMergeTable2017-05-11T15_3a_56_3a_19Z78.A5" style:display-name="MailMergeTable2017-05-11T15:56:19Z78.A5" style:family="table-cell">
      <style:table-cell-properties fo:padding="0.0382in" fo:border-left="none" fo:border-right="none" fo:border-top="1pt solid #000000" fo:border-bottom="none"/>
    </style:style>
    <style:style style:name="MailMergeTable2017-05-11T15_3a_56_3a_19Z78.A10" style:display-name="MailMergeTable2017-05-11T15:56:19Z78.A10" style:family="table-cell">
      <style:table-cell-properties fo:padding="0.0382in" fo:border-left="none" fo:border-right="none" fo:border-top="1pt solid #000000" fo:border-bottom="1pt solid #000000"/>
    </style:style>
    <style:style style:name="MailMergeTable2017-05-11T15_3a_56_3a_19Z78.A11" style:display-name="MailMergeTable2017-05-11T15:56:19Z78.A11" style:family="table-cell">
      <style:table-cell-properties fo:padding="0.0382in" fo:border-left="none" fo:border-right="none" fo:border-top="0.05pt solid #000000" fo:border-bottom="none"/>
    </style:style>
    <style:style style:name="MailMergeTable2017-05-11T15_3a_56_3a_19Z79" style:display-name="MailMergeTable2017-05-11T15:56:19Z79" style:family="table">
      <style:table-properties style:width="6.6931in" fo:break-before="auto" fo:break-after="auto" table:align="margins" style:writing-mode="page"/>
    </style:style>
    <style:style style:name="MailMergeTable2017-05-11T15_3a_56_3a_19Z79.A" style:display-name="MailMergeTable2017-05-11T15:56:19Z79.A" style:family="table-column">
      <style:table-column-properties style:column-width="1.6729in" style:rel-column-width="16380*"/>
    </style:style>
    <style:style style:name="MailMergeTable2017-05-11T15_3a_56_3a_19Z79.B" style:display-name="MailMergeTable2017-05-11T15:56:19Z79.B" style:family="table-column">
      <style:table-column-properties style:column-width="1.6736in" style:rel-column-width="16387*"/>
    </style:style>
    <style:style style:name="MailMergeTable2017-05-11T15_3a_56_3a_19Z79.D" style:display-name="MailMergeTable2017-05-11T15:56:19Z79.D" style:family="table-column">
      <style:table-column-properties style:column-width="1.6736in" style:rel-column-width="16388*"/>
    </style:style>
    <style:style style:name="MailMergeTable2017-05-11T15_3a_56_3a_19Z79.A1" style:display-name="MailMergeTable2017-05-11T15:56:19Z79.A1" style:family="table-cell">
      <style:table-cell-properties fo:padding="0.0382in" fo:border-left="none" fo:border-right="none" fo:border-top="1pt ridge #000000" fo:border-bottom="none"/>
    </style:style>
    <style:style style:name="MailMergeTable2017-05-11T15_3a_56_3a_19Z79.A2" style:display-name="MailMergeTable2017-05-11T15:56:19Z79.A2" style:family="table-cell">
      <style:table-cell-properties fo:padding="0.0382in" fo:border-left="none" fo:border-right="none" fo:border-top="none" fo:border-bottom="1pt solid #000000"/>
    </style:style>
    <style:style style:name="MailMergeTable2017-05-11T15_3a_56_3a_19Z79.A3" style:display-name="MailMergeTable2017-05-11T15:56:19Z79.A3" style:family="table-cell">
      <style:table-cell-properties fo:padding="0.0382in" fo:border="none"/>
    </style:style>
    <style:style style:name="MailMergeTable2017-05-11T15_3a_56_3a_19Z79.A5" style:display-name="MailMergeTable2017-05-11T15:56:19Z79.A5" style:family="table-cell">
      <style:table-cell-properties fo:padding="0.0382in" fo:border-left="none" fo:border-right="none" fo:border-top="1pt solid #000000" fo:border-bottom="none"/>
    </style:style>
    <style:style style:name="MailMergeTable2017-05-11T15_3a_56_3a_19Z79.A10" style:display-name="MailMergeTable2017-05-11T15:56:19Z79.A10" style:family="table-cell">
      <style:table-cell-properties fo:padding="0.0382in" fo:border-left="none" fo:border-right="none" fo:border-top="1pt solid #000000" fo:border-bottom="1pt solid #000000"/>
    </style:style>
    <style:style style:name="MailMergeTable2017-05-11T15_3a_56_3a_19Z79.A11" style:display-name="MailMergeTable2017-05-11T15:56:19Z79.A11" style:family="table-cell">
      <style:table-cell-properties fo:padding="0.0382in" fo:border-left="none" fo:border-right="none" fo:border-top="0.05pt solid #000000" fo:border-bottom="none"/>
    </style:style>
    <style:style style:name="MailMergeTable2017-05-11T15_3a_56_3a_19Z80" style:display-name="MailMergeTable2017-05-11T15:56:19Z80" style:family="table">
      <style:table-properties style:width="6.6931in" fo:break-before="auto" fo:break-after="auto" table:align="margins" style:writing-mode="page"/>
    </style:style>
    <style:style style:name="MailMergeTable2017-05-11T15_3a_56_3a_19Z80.A" style:display-name="MailMergeTable2017-05-11T15:56:19Z80.A" style:family="table-column">
      <style:table-column-properties style:column-width="1.6729in" style:rel-column-width="16380*"/>
    </style:style>
    <style:style style:name="MailMergeTable2017-05-11T15_3a_56_3a_19Z80.B" style:display-name="MailMergeTable2017-05-11T15:56:19Z80.B" style:family="table-column">
      <style:table-column-properties style:column-width="1.6736in" style:rel-column-width="16387*"/>
    </style:style>
    <style:style style:name="MailMergeTable2017-05-11T15_3a_56_3a_19Z80.D" style:display-name="MailMergeTable2017-05-11T15:56:19Z80.D" style:family="table-column">
      <style:table-column-properties style:column-width="1.6736in" style:rel-column-width="16388*"/>
    </style:style>
    <style:style style:name="MailMergeTable2017-05-11T15_3a_56_3a_19Z80.A1" style:display-name="MailMergeTable2017-05-11T15:56:19Z80.A1" style:family="table-cell">
      <style:table-cell-properties fo:padding="0.0382in" fo:border-left="none" fo:border-right="none" fo:border-top="1pt ridge #000000" fo:border-bottom="none"/>
    </style:style>
    <style:style style:name="MailMergeTable2017-05-11T15_3a_56_3a_19Z80.A2" style:display-name="MailMergeTable2017-05-11T15:56:19Z80.A2" style:family="table-cell">
      <style:table-cell-properties fo:padding="0.0382in" fo:border-left="none" fo:border-right="none" fo:border-top="none" fo:border-bottom="1pt solid #000000"/>
    </style:style>
    <style:style style:name="MailMergeTable2017-05-11T15_3a_56_3a_19Z80.A3" style:display-name="MailMergeTable2017-05-11T15:56:19Z80.A3" style:family="table-cell">
      <style:table-cell-properties fo:padding="0.0382in" fo:border="none"/>
    </style:style>
    <style:style style:name="MailMergeTable2017-05-11T15_3a_56_3a_19Z80.A5" style:display-name="MailMergeTable2017-05-11T15:56:19Z80.A5" style:family="table-cell">
      <style:table-cell-properties fo:padding="0.0382in" fo:border-left="none" fo:border-right="none" fo:border-top="1pt solid #000000" fo:border-bottom="none"/>
    </style:style>
    <style:style style:name="MailMergeTable2017-05-11T15_3a_56_3a_19Z80.A10" style:display-name="MailMergeTable2017-05-11T15:56:19Z80.A10" style:family="table-cell">
      <style:table-cell-properties fo:padding="0.0382in" fo:border-left="none" fo:border-right="none" fo:border-top="1pt solid #000000" fo:border-bottom="1pt solid #000000"/>
    </style:style>
    <style:style style:name="MailMergeTable2017-05-11T15_3a_56_3a_19Z80.A11" style:display-name="MailMergeTable2017-05-11T15:56:19Z80.A11" style:family="table-cell">
      <style:table-cell-properties fo:padding="0.0382in" fo:border-left="none" fo:border-right="none" fo:border-top="0.05pt solid #000000" fo:border-bottom="none"/>
    </style:style>
    <style:style style:name="MailMergeTable2017-05-11T15_3a_56_3a_19Z81" style:display-name="MailMergeTable2017-05-11T15:56:19Z81" style:family="table">
      <style:table-properties style:width="6.6931in" fo:break-before="auto" fo:break-after="auto" table:align="margins" style:writing-mode="page"/>
    </style:style>
    <style:style style:name="MailMergeTable2017-05-11T15_3a_56_3a_19Z81.A" style:display-name="MailMergeTable2017-05-11T15:56:19Z81.A" style:family="table-column">
      <style:table-column-properties style:column-width="1.6729in" style:rel-column-width="16380*"/>
    </style:style>
    <style:style style:name="MailMergeTable2017-05-11T15_3a_56_3a_19Z81.B" style:display-name="MailMergeTable2017-05-11T15:56:19Z81.B" style:family="table-column">
      <style:table-column-properties style:column-width="1.6736in" style:rel-column-width="16387*"/>
    </style:style>
    <style:style style:name="MailMergeTable2017-05-11T15_3a_56_3a_19Z81.D" style:display-name="MailMergeTable2017-05-11T15:56:19Z81.D" style:family="table-column">
      <style:table-column-properties style:column-width="1.6736in" style:rel-column-width="16388*"/>
    </style:style>
    <style:style style:name="MailMergeTable2017-05-11T15_3a_56_3a_19Z81.A1" style:display-name="MailMergeTable2017-05-11T15:56:19Z81.A1" style:family="table-cell">
      <style:table-cell-properties fo:padding="0.0382in" fo:border-left="none" fo:border-right="none" fo:border-top="1pt ridge #000000" fo:border-bottom="none"/>
    </style:style>
    <style:style style:name="MailMergeTable2017-05-11T15_3a_56_3a_19Z81.A2" style:display-name="MailMergeTable2017-05-11T15:56:19Z81.A2" style:family="table-cell">
      <style:table-cell-properties fo:padding="0.0382in" fo:border-left="none" fo:border-right="none" fo:border-top="none" fo:border-bottom="1pt solid #000000"/>
    </style:style>
    <style:style style:name="MailMergeTable2017-05-11T15_3a_56_3a_19Z81.A3" style:display-name="MailMergeTable2017-05-11T15:56:19Z81.A3" style:family="table-cell">
      <style:table-cell-properties fo:padding="0.0382in" fo:border="none"/>
    </style:style>
    <style:style style:name="MailMergeTable2017-05-11T15_3a_56_3a_19Z81.A5" style:display-name="MailMergeTable2017-05-11T15:56:19Z81.A5" style:family="table-cell">
      <style:table-cell-properties fo:padding="0.0382in" fo:border-left="none" fo:border-right="none" fo:border-top="1pt solid #000000" fo:border-bottom="none"/>
    </style:style>
    <style:style style:name="MailMergeTable2017-05-11T15_3a_56_3a_19Z81.A10" style:display-name="MailMergeTable2017-05-11T15:56:19Z81.A10" style:family="table-cell">
      <style:table-cell-properties fo:padding="0.0382in" fo:border-left="none" fo:border-right="none" fo:border-top="1pt solid #000000" fo:border-bottom="1pt solid #000000"/>
    </style:style>
    <style:style style:name="MailMergeTable2017-05-11T15_3a_56_3a_19Z81.A11" style:display-name="MailMergeTable2017-05-11T15:56:19Z81.A11" style:family="table-cell">
      <style:table-cell-properties fo:padding="0.0382in" fo:border-left="none" fo:border-right="none" fo:border-top="0.05pt solid #000000" fo:border-bottom="none"/>
    </style:style>
    <style:style style:name="MailMergeTable2017-05-11T15_3a_56_3a_19Z82" style:display-name="MailMergeTable2017-05-11T15:56:19Z82" style:family="table">
      <style:table-properties style:width="6.6931in" fo:break-before="auto" fo:break-after="auto" table:align="margins" style:writing-mode="page"/>
    </style:style>
    <style:style style:name="MailMergeTable2017-05-11T15_3a_56_3a_19Z82.A" style:display-name="MailMergeTable2017-05-11T15:56:19Z82.A" style:family="table-column">
      <style:table-column-properties style:column-width="1.6729in" style:rel-column-width="16380*"/>
    </style:style>
    <style:style style:name="MailMergeTable2017-05-11T15_3a_56_3a_19Z82.B" style:display-name="MailMergeTable2017-05-11T15:56:19Z82.B" style:family="table-column">
      <style:table-column-properties style:column-width="1.6736in" style:rel-column-width="16387*"/>
    </style:style>
    <style:style style:name="MailMergeTable2017-05-11T15_3a_56_3a_19Z82.D" style:display-name="MailMergeTable2017-05-11T15:56:19Z82.D" style:family="table-column">
      <style:table-column-properties style:column-width="1.6736in" style:rel-column-width="16388*"/>
    </style:style>
    <style:style style:name="MailMergeTable2017-05-11T15_3a_56_3a_19Z82.A1" style:display-name="MailMergeTable2017-05-11T15:56:19Z82.A1" style:family="table-cell">
      <style:table-cell-properties fo:padding="0.0382in" fo:border-left="none" fo:border-right="none" fo:border-top="1pt ridge #000000" fo:border-bottom="none"/>
    </style:style>
    <style:style style:name="MailMergeTable2017-05-11T15_3a_56_3a_19Z82.A2" style:display-name="MailMergeTable2017-05-11T15:56:19Z82.A2" style:family="table-cell">
      <style:table-cell-properties fo:padding="0.0382in" fo:border-left="none" fo:border-right="none" fo:border-top="none" fo:border-bottom="1pt solid #000000"/>
    </style:style>
    <style:style style:name="MailMergeTable2017-05-11T15_3a_56_3a_19Z82.A3" style:display-name="MailMergeTable2017-05-11T15:56:19Z82.A3" style:family="table-cell">
      <style:table-cell-properties fo:padding="0.0382in" fo:border="none"/>
    </style:style>
    <style:style style:name="MailMergeTable2017-05-11T15_3a_56_3a_19Z82.A5" style:display-name="MailMergeTable2017-05-11T15:56:19Z82.A5" style:family="table-cell">
      <style:table-cell-properties fo:padding="0.0382in" fo:border-left="none" fo:border-right="none" fo:border-top="1pt solid #000000" fo:border-bottom="none"/>
    </style:style>
    <style:style style:name="MailMergeTable2017-05-11T15_3a_56_3a_19Z82.A10" style:display-name="MailMergeTable2017-05-11T15:56:19Z82.A10" style:family="table-cell">
      <style:table-cell-properties fo:padding="0.0382in" fo:border-left="none" fo:border-right="none" fo:border-top="1pt solid #000000" fo:border-bottom="1pt solid #000000"/>
    </style:style>
    <style:style style:name="MailMergeTable2017-05-11T15_3a_56_3a_19Z82.A11" style:display-name="MailMergeTable2017-05-11T15:56:19Z82.A11" style:family="table-cell">
      <style:table-cell-properties fo:padding="0.0382in" fo:border-left="none" fo:border-right="none" fo:border-top="0.05pt solid #000000" fo:border-bottom="none"/>
    </style:style>
    <style:style style:name="MailMergeTable2017-05-11T15_3a_56_3a_19Z83" style:display-name="MailMergeTable2017-05-11T15:56:19Z83" style:family="table">
      <style:table-properties style:width="6.6931in" fo:break-before="auto" fo:break-after="auto" table:align="margins" style:writing-mode="page"/>
    </style:style>
    <style:style style:name="MailMergeTable2017-05-11T15_3a_56_3a_19Z83.A" style:display-name="MailMergeTable2017-05-11T15:56:19Z83.A" style:family="table-column">
      <style:table-column-properties style:column-width="1.6729in" style:rel-column-width="16380*"/>
    </style:style>
    <style:style style:name="MailMergeTable2017-05-11T15_3a_56_3a_19Z83.B" style:display-name="MailMergeTable2017-05-11T15:56:19Z83.B" style:family="table-column">
      <style:table-column-properties style:column-width="1.6736in" style:rel-column-width="16387*"/>
    </style:style>
    <style:style style:name="MailMergeTable2017-05-11T15_3a_56_3a_19Z83.D" style:display-name="MailMergeTable2017-05-11T15:56:19Z83.D" style:family="table-column">
      <style:table-column-properties style:column-width="1.6736in" style:rel-column-width="16388*"/>
    </style:style>
    <style:style style:name="MailMergeTable2017-05-11T15_3a_56_3a_19Z83.A1" style:display-name="MailMergeTable2017-05-11T15:56:19Z83.A1" style:family="table-cell">
      <style:table-cell-properties fo:padding="0.0382in" fo:border-left="none" fo:border-right="none" fo:border-top="1pt ridge #000000" fo:border-bottom="none"/>
    </style:style>
    <style:style style:name="MailMergeTable2017-05-11T15_3a_56_3a_19Z83.A2" style:display-name="MailMergeTable2017-05-11T15:56:19Z83.A2" style:family="table-cell">
      <style:table-cell-properties fo:padding="0.0382in" fo:border-left="none" fo:border-right="none" fo:border-top="none" fo:border-bottom="1pt solid #000000"/>
    </style:style>
    <style:style style:name="MailMergeTable2017-05-11T15_3a_56_3a_19Z83.A3" style:display-name="MailMergeTable2017-05-11T15:56:19Z83.A3" style:family="table-cell">
      <style:table-cell-properties fo:padding="0.0382in" fo:border="none"/>
    </style:style>
    <style:style style:name="MailMergeTable2017-05-11T15_3a_56_3a_19Z83.A5" style:display-name="MailMergeTable2017-05-11T15:56:19Z83.A5" style:family="table-cell">
      <style:table-cell-properties fo:padding="0.0382in" fo:border-left="none" fo:border-right="none" fo:border-top="1pt solid #000000" fo:border-bottom="none"/>
    </style:style>
    <style:style style:name="MailMergeTable2017-05-11T15_3a_56_3a_19Z83.A10" style:display-name="MailMergeTable2017-05-11T15:56:19Z83.A10" style:family="table-cell">
      <style:table-cell-properties fo:padding="0.0382in" fo:border-left="none" fo:border-right="none" fo:border-top="1pt solid #000000" fo:border-bottom="1pt solid #000000"/>
    </style:style>
    <style:style style:name="MailMergeTable2017-05-11T15_3a_56_3a_19Z83.A11" style:display-name="MailMergeTable2017-05-11T15:56:19Z83.A11" style:family="table-cell">
      <style:table-cell-properties fo:padding="0.0382in" fo:border-left="none" fo:border-right="none" fo:border-top="0.05pt solid #000000" fo:border-bottom="none"/>
    </style:style>
    <style:style style:name="MailMergeTable2017-05-11T15_3a_56_3a_19Z84" style:display-name="MailMergeTable2017-05-11T15:56:19Z84" style:family="table">
      <style:table-properties style:width="6.6931in" fo:break-before="auto" fo:break-after="auto" table:align="margins" style:writing-mode="page"/>
    </style:style>
    <style:style style:name="MailMergeTable2017-05-11T15_3a_56_3a_19Z84.A" style:display-name="MailMergeTable2017-05-11T15:56:19Z84.A" style:family="table-column">
      <style:table-column-properties style:column-width="1.6729in" style:rel-column-width="16380*"/>
    </style:style>
    <style:style style:name="MailMergeTable2017-05-11T15_3a_56_3a_19Z84.B" style:display-name="MailMergeTable2017-05-11T15:56:19Z84.B" style:family="table-column">
      <style:table-column-properties style:column-width="1.6736in" style:rel-column-width="16387*"/>
    </style:style>
    <style:style style:name="MailMergeTable2017-05-11T15_3a_56_3a_19Z84.D" style:display-name="MailMergeTable2017-05-11T15:56:19Z84.D" style:family="table-column">
      <style:table-column-properties style:column-width="1.6736in" style:rel-column-width="16388*"/>
    </style:style>
    <style:style style:name="MailMergeTable2017-05-11T15_3a_56_3a_19Z84.A1" style:display-name="MailMergeTable2017-05-11T15:56:19Z84.A1" style:family="table-cell">
      <style:table-cell-properties fo:padding="0.0382in" fo:border-left="none" fo:border-right="none" fo:border-top="1pt ridge #000000" fo:border-bottom="none"/>
    </style:style>
    <style:style style:name="MailMergeTable2017-05-11T15_3a_56_3a_19Z84.A2" style:display-name="MailMergeTable2017-05-11T15:56:19Z84.A2" style:family="table-cell">
      <style:table-cell-properties fo:padding="0.0382in" fo:border-left="none" fo:border-right="none" fo:border-top="none" fo:border-bottom="1pt solid #000000"/>
    </style:style>
    <style:style style:name="MailMergeTable2017-05-11T15_3a_56_3a_19Z84.A3" style:display-name="MailMergeTable2017-05-11T15:56:19Z84.A3" style:family="table-cell">
      <style:table-cell-properties fo:padding="0.0382in" fo:border="none"/>
    </style:style>
    <style:style style:name="MailMergeTable2017-05-11T15_3a_56_3a_19Z84.A5" style:display-name="MailMergeTable2017-05-11T15:56:19Z84.A5" style:family="table-cell">
      <style:table-cell-properties fo:padding="0.0382in" fo:border-left="none" fo:border-right="none" fo:border-top="1pt solid #000000" fo:border-bottom="none"/>
    </style:style>
    <style:style style:name="MailMergeTable2017-05-11T15_3a_56_3a_19Z84.A10" style:display-name="MailMergeTable2017-05-11T15:56:19Z84.A10" style:family="table-cell">
      <style:table-cell-properties fo:padding="0.0382in" fo:border-left="none" fo:border-right="none" fo:border-top="1pt solid #000000" fo:border-bottom="1pt solid #000000"/>
    </style:style>
    <style:style style:name="MailMergeTable2017-05-11T15_3a_56_3a_19Z84.A11" style:display-name="MailMergeTable2017-05-11T15:56:19Z84.A11" style:family="table-cell">
      <style:table-cell-properties fo:padding="0.0382in" fo:border-left="none" fo:border-right="none" fo:border-top="0.05pt solid #000000" fo:border-bottom="none"/>
    </style:style>
    <style:style style:name="MailMergeTable2017-05-11T15_3a_56_3a_20Z85" style:display-name="MailMergeTable2017-05-11T15:56:20Z85" style:family="table">
      <style:table-properties style:width="6.6931in" fo:break-before="auto" fo:break-after="auto" table:align="margins" style:writing-mode="page"/>
    </style:style>
    <style:style style:name="MailMergeTable2017-05-11T15_3a_56_3a_20Z85.A" style:display-name="MailMergeTable2017-05-11T15:56:20Z85.A" style:family="table-column">
      <style:table-column-properties style:column-width="1.6729in" style:rel-column-width="16380*"/>
    </style:style>
    <style:style style:name="MailMergeTable2017-05-11T15_3a_56_3a_20Z85.B" style:display-name="MailMergeTable2017-05-11T15:56:20Z85.B" style:family="table-column">
      <style:table-column-properties style:column-width="1.6736in" style:rel-column-width="16387*"/>
    </style:style>
    <style:style style:name="MailMergeTable2017-05-11T15_3a_56_3a_20Z85.D" style:display-name="MailMergeTable2017-05-11T15:56:20Z85.D" style:family="table-column">
      <style:table-column-properties style:column-width="1.6736in" style:rel-column-width="16388*"/>
    </style:style>
    <style:style style:name="MailMergeTable2017-05-11T15_3a_56_3a_20Z85.A1" style:display-name="MailMergeTable2017-05-11T15:56:20Z85.A1" style:family="table-cell">
      <style:table-cell-properties fo:padding="0.0382in" fo:border-left="none" fo:border-right="none" fo:border-top="1pt ridge #000000" fo:border-bottom="none"/>
    </style:style>
    <style:style style:name="MailMergeTable2017-05-11T15_3a_56_3a_20Z85.A2" style:display-name="MailMergeTable2017-05-11T15:56:20Z85.A2" style:family="table-cell">
      <style:table-cell-properties fo:padding="0.0382in" fo:border-left="none" fo:border-right="none" fo:border-top="none" fo:border-bottom="1pt solid #000000"/>
    </style:style>
    <style:style style:name="MailMergeTable2017-05-11T15_3a_56_3a_20Z85.A3" style:display-name="MailMergeTable2017-05-11T15:56:20Z85.A3" style:family="table-cell">
      <style:table-cell-properties fo:padding="0.0382in" fo:border="none"/>
    </style:style>
    <style:style style:name="MailMergeTable2017-05-11T15_3a_56_3a_20Z85.A5" style:display-name="MailMergeTable2017-05-11T15:56:20Z85.A5" style:family="table-cell">
      <style:table-cell-properties fo:padding="0.0382in" fo:border-left="none" fo:border-right="none" fo:border-top="1pt solid #000000" fo:border-bottom="none"/>
    </style:style>
    <style:style style:name="MailMergeTable2017-05-11T15_3a_56_3a_20Z85.A10" style:display-name="MailMergeTable2017-05-11T15:56:20Z85.A10" style:family="table-cell">
      <style:table-cell-properties fo:padding="0.0382in" fo:border-left="none" fo:border-right="none" fo:border-top="1pt solid #000000" fo:border-bottom="1pt solid #000000"/>
    </style:style>
    <style:style style:name="MailMergeTable2017-05-11T15_3a_56_3a_20Z85.A11" style:display-name="MailMergeTable2017-05-11T15:56:20Z85.A11" style:family="table-cell">
      <style:table-cell-properties fo:padding="0.0382in" fo:border-left="none" fo:border-right="none" fo:border-top="0.05pt solid #000000" fo:border-bottom="none"/>
    </style:style>
    <style:style style:name="MailMergeTable2017-05-11T15_3a_56_3a_20Z86" style:display-name="MailMergeTable2017-05-11T15:56:20Z86" style:family="table">
      <style:table-properties style:width="6.6931in" fo:break-before="auto" fo:break-after="auto" table:align="margins" style:writing-mode="page"/>
    </style:style>
    <style:style style:name="MailMergeTable2017-05-11T15_3a_56_3a_20Z86.A" style:display-name="MailMergeTable2017-05-11T15:56:20Z86.A" style:family="table-column">
      <style:table-column-properties style:column-width="1.6729in" style:rel-column-width="16380*"/>
    </style:style>
    <style:style style:name="MailMergeTable2017-05-11T15_3a_56_3a_20Z86.B" style:display-name="MailMergeTable2017-05-11T15:56:20Z86.B" style:family="table-column">
      <style:table-column-properties style:column-width="1.6736in" style:rel-column-width="16387*"/>
    </style:style>
    <style:style style:name="MailMergeTable2017-05-11T15_3a_56_3a_20Z86.D" style:display-name="MailMergeTable2017-05-11T15:56:20Z86.D" style:family="table-column">
      <style:table-column-properties style:column-width="1.6736in" style:rel-column-width="16388*"/>
    </style:style>
    <style:style style:name="MailMergeTable2017-05-11T15_3a_56_3a_20Z86.A1" style:display-name="MailMergeTable2017-05-11T15:56:20Z86.A1" style:family="table-cell">
      <style:table-cell-properties fo:padding="0.0382in" fo:border-left="none" fo:border-right="none" fo:border-top="1pt ridge #000000" fo:border-bottom="none"/>
    </style:style>
    <style:style style:name="MailMergeTable2017-05-11T15_3a_56_3a_20Z86.A2" style:display-name="MailMergeTable2017-05-11T15:56:20Z86.A2" style:family="table-cell">
      <style:table-cell-properties fo:padding="0.0382in" fo:border-left="none" fo:border-right="none" fo:border-top="none" fo:border-bottom="1pt solid #000000"/>
    </style:style>
    <style:style style:name="MailMergeTable2017-05-11T15_3a_56_3a_20Z86.A3" style:display-name="MailMergeTable2017-05-11T15:56:20Z86.A3" style:family="table-cell">
      <style:table-cell-properties fo:padding="0.0382in" fo:border="none"/>
    </style:style>
    <style:style style:name="MailMergeTable2017-05-11T15_3a_56_3a_20Z86.A5" style:display-name="MailMergeTable2017-05-11T15:56:20Z86.A5" style:family="table-cell">
      <style:table-cell-properties fo:padding="0.0382in" fo:border-left="none" fo:border-right="none" fo:border-top="1pt solid #000000" fo:border-bottom="none"/>
    </style:style>
    <style:style style:name="MailMergeTable2017-05-11T15_3a_56_3a_20Z86.A10" style:display-name="MailMergeTable2017-05-11T15:56:20Z86.A10" style:family="table-cell">
      <style:table-cell-properties fo:padding="0.0382in" fo:border-left="none" fo:border-right="none" fo:border-top="1pt solid #000000" fo:border-bottom="1pt solid #000000"/>
    </style:style>
    <style:style style:name="MailMergeTable2017-05-11T15_3a_56_3a_20Z86.A11" style:display-name="MailMergeTable2017-05-11T15:56:20Z86.A11" style:family="table-cell">
      <style:table-cell-properties fo:padding="0.0382in" fo:border-left="none" fo:border-right="none" fo:border-top="0.05pt solid #000000" fo:border-bottom="none"/>
    </style:style>
    <style:style style:name="MailMergeTable2017-05-11T15_3a_56_3a_20Z87" style:display-name="MailMergeTable2017-05-11T15:56:20Z87" style:family="table">
      <style:table-properties style:width="6.6931in" fo:break-before="auto" fo:break-after="auto" table:align="margins" style:writing-mode="page"/>
    </style:style>
    <style:style style:name="MailMergeTable2017-05-11T15_3a_56_3a_20Z87.A" style:display-name="MailMergeTable2017-05-11T15:56:20Z87.A" style:family="table-column">
      <style:table-column-properties style:column-width="1.6729in" style:rel-column-width="16380*"/>
    </style:style>
    <style:style style:name="MailMergeTable2017-05-11T15_3a_56_3a_20Z87.B" style:display-name="MailMergeTable2017-05-11T15:56:20Z87.B" style:family="table-column">
      <style:table-column-properties style:column-width="1.6736in" style:rel-column-width="16387*"/>
    </style:style>
    <style:style style:name="MailMergeTable2017-05-11T15_3a_56_3a_20Z87.D" style:display-name="MailMergeTable2017-05-11T15:56:20Z87.D" style:family="table-column">
      <style:table-column-properties style:column-width="1.6736in" style:rel-column-width="16388*"/>
    </style:style>
    <style:style style:name="MailMergeTable2017-05-11T15_3a_56_3a_20Z87.A1" style:display-name="MailMergeTable2017-05-11T15:56:20Z87.A1" style:family="table-cell">
      <style:table-cell-properties fo:padding="0.0382in" fo:border-left="none" fo:border-right="none" fo:border-top="1pt ridge #000000" fo:border-bottom="none"/>
    </style:style>
    <style:style style:name="MailMergeTable2017-05-11T15_3a_56_3a_20Z87.A2" style:display-name="MailMergeTable2017-05-11T15:56:20Z87.A2" style:family="table-cell">
      <style:table-cell-properties fo:padding="0.0382in" fo:border-left="none" fo:border-right="none" fo:border-top="none" fo:border-bottom="1pt solid #000000"/>
    </style:style>
    <style:style style:name="MailMergeTable2017-05-11T15_3a_56_3a_20Z87.A3" style:display-name="MailMergeTable2017-05-11T15:56:20Z87.A3" style:family="table-cell">
      <style:table-cell-properties fo:padding="0.0382in" fo:border="none"/>
    </style:style>
    <style:style style:name="MailMergeTable2017-05-11T15_3a_56_3a_20Z87.A5" style:display-name="MailMergeTable2017-05-11T15:56:20Z87.A5" style:family="table-cell">
      <style:table-cell-properties fo:padding="0.0382in" fo:border-left="none" fo:border-right="none" fo:border-top="1pt solid #000000" fo:border-bottom="none"/>
    </style:style>
    <style:style style:name="MailMergeTable2017-05-11T15_3a_56_3a_20Z87.A10" style:display-name="MailMergeTable2017-05-11T15:56:20Z87.A10" style:family="table-cell">
      <style:table-cell-properties fo:padding="0.0382in" fo:border-left="none" fo:border-right="none" fo:border-top="1pt solid #000000" fo:border-bottom="1pt solid #000000"/>
    </style:style>
    <style:style style:name="MailMergeTable2017-05-11T15_3a_56_3a_20Z87.A11" style:display-name="MailMergeTable2017-05-11T15:56:20Z87.A11" style:family="table-cell">
      <style:table-cell-properties fo:padding="0.0382in" fo:border-left="none" fo:border-right="none" fo:border-top="0.05pt solid #000000" fo:border-bottom="none"/>
    </style:style>
    <style:style style:name="MailMergeTable2017-05-11T15_3a_56_3a_20Z88" style:display-name="MailMergeTable2017-05-11T15:56:20Z88" style:family="table">
      <style:table-properties style:width="6.6931in" fo:break-before="auto" fo:break-after="auto" table:align="margins" style:writing-mode="page"/>
    </style:style>
    <style:style style:name="MailMergeTable2017-05-11T15_3a_56_3a_20Z88.A" style:display-name="MailMergeTable2017-05-11T15:56:20Z88.A" style:family="table-column">
      <style:table-column-properties style:column-width="1.6729in" style:rel-column-width="16380*"/>
    </style:style>
    <style:style style:name="MailMergeTable2017-05-11T15_3a_56_3a_20Z88.B" style:display-name="MailMergeTable2017-05-11T15:56:20Z88.B" style:family="table-column">
      <style:table-column-properties style:column-width="1.6736in" style:rel-column-width="16387*"/>
    </style:style>
    <style:style style:name="MailMergeTable2017-05-11T15_3a_56_3a_20Z88.D" style:display-name="MailMergeTable2017-05-11T15:56:20Z88.D" style:family="table-column">
      <style:table-column-properties style:column-width="1.6736in" style:rel-column-width="16388*"/>
    </style:style>
    <style:style style:name="MailMergeTable2017-05-11T15_3a_56_3a_20Z88.A1" style:display-name="MailMergeTable2017-05-11T15:56:20Z88.A1" style:family="table-cell">
      <style:table-cell-properties fo:padding="0.0382in" fo:border-left="none" fo:border-right="none" fo:border-top="1pt ridge #000000" fo:border-bottom="none"/>
    </style:style>
    <style:style style:name="MailMergeTable2017-05-11T15_3a_56_3a_20Z88.A2" style:display-name="MailMergeTable2017-05-11T15:56:20Z88.A2" style:family="table-cell">
      <style:table-cell-properties fo:padding="0.0382in" fo:border-left="none" fo:border-right="none" fo:border-top="none" fo:border-bottom="1pt solid #000000"/>
    </style:style>
    <style:style style:name="MailMergeTable2017-05-11T15_3a_56_3a_20Z88.A3" style:display-name="MailMergeTable2017-05-11T15:56:20Z88.A3" style:family="table-cell">
      <style:table-cell-properties fo:padding="0.0382in" fo:border="none"/>
    </style:style>
    <style:style style:name="MailMergeTable2017-05-11T15_3a_56_3a_20Z88.A5" style:display-name="MailMergeTable2017-05-11T15:56:20Z88.A5" style:family="table-cell">
      <style:table-cell-properties fo:padding="0.0382in" fo:border-left="none" fo:border-right="none" fo:border-top="1pt solid #000000" fo:border-bottom="none"/>
    </style:style>
    <style:style style:name="MailMergeTable2017-05-11T15_3a_56_3a_20Z88.A10" style:display-name="MailMergeTable2017-05-11T15:56:20Z88.A10" style:family="table-cell">
      <style:table-cell-properties fo:padding="0.0382in" fo:border-left="none" fo:border-right="none" fo:border-top="1pt solid #000000" fo:border-bottom="1pt solid #000000"/>
    </style:style>
    <style:style style:name="MailMergeTable2017-05-11T15_3a_56_3a_20Z88.A11" style:display-name="MailMergeTable2017-05-11T15:56:20Z88.A11" style:family="table-cell">
      <style:table-cell-properties fo:padding="0.0382in" fo:border-left="none" fo:border-right="none" fo:border-top="0.05pt solid #000000" fo:border-bottom="none"/>
    </style:style>
    <style:style style:name="MailMergeTable2017-05-11T15_3a_56_3a_20Z89" style:display-name="MailMergeTable2017-05-11T15:56:20Z89" style:family="table">
      <style:table-properties style:width="6.6931in" fo:break-before="auto" fo:break-after="auto" table:align="margins" style:writing-mode="page"/>
    </style:style>
    <style:style style:name="MailMergeTable2017-05-11T15_3a_56_3a_20Z89.A" style:display-name="MailMergeTable2017-05-11T15:56:20Z89.A" style:family="table-column">
      <style:table-column-properties style:column-width="1.6729in" style:rel-column-width="16380*"/>
    </style:style>
    <style:style style:name="MailMergeTable2017-05-11T15_3a_56_3a_20Z89.B" style:display-name="MailMergeTable2017-05-11T15:56:20Z89.B" style:family="table-column">
      <style:table-column-properties style:column-width="1.6736in" style:rel-column-width="16387*"/>
    </style:style>
    <style:style style:name="MailMergeTable2017-05-11T15_3a_56_3a_20Z89.D" style:display-name="MailMergeTable2017-05-11T15:56:20Z89.D" style:family="table-column">
      <style:table-column-properties style:column-width="1.6736in" style:rel-column-width="16388*"/>
    </style:style>
    <style:style style:name="MailMergeTable2017-05-11T15_3a_56_3a_20Z89.A1" style:display-name="MailMergeTable2017-05-11T15:56:20Z89.A1" style:family="table-cell">
      <style:table-cell-properties fo:padding="0.0382in" fo:border-left="none" fo:border-right="none" fo:border-top="1pt ridge #000000" fo:border-bottom="none"/>
    </style:style>
    <style:style style:name="MailMergeTable2017-05-11T15_3a_56_3a_20Z89.A2" style:display-name="MailMergeTable2017-05-11T15:56:20Z89.A2" style:family="table-cell">
      <style:table-cell-properties fo:padding="0.0382in" fo:border-left="none" fo:border-right="none" fo:border-top="none" fo:border-bottom="1pt solid #000000"/>
    </style:style>
    <style:style style:name="MailMergeTable2017-05-11T15_3a_56_3a_20Z89.A3" style:display-name="MailMergeTable2017-05-11T15:56:20Z89.A3" style:family="table-cell">
      <style:table-cell-properties fo:padding="0.0382in" fo:border="none"/>
    </style:style>
    <style:style style:name="MailMergeTable2017-05-11T15_3a_56_3a_20Z89.A5" style:display-name="MailMergeTable2017-05-11T15:56:20Z89.A5" style:family="table-cell">
      <style:table-cell-properties fo:padding="0.0382in" fo:border-left="none" fo:border-right="none" fo:border-top="1pt solid #000000" fo:border-bottom="none"/>
    </style:style>
    <style:style style:name="MailMergeTable2017-05-11T15_3a_56_3a_20Z89.A10" style:display-name="MailMergeTable2017-05-11T15:56:20Z89.A10" style:family="table-cell">
      <style:table-cell-properties fo:padding="0.0382in" fo:border-left="none" fo:border-right="none" fo:border-top="1pt solid #000000" fo:border-bottom="1pt solid #000000"/>
    </style:style>
    <style:style style:name="MailMergeTable2017-05-11T15_3a_56_3a_20Z89.A11" style:display-name="MailMergeTable2017-05-11T15:56:20Z89.A11" style:family="table-cell">
      <style:table-cell-properties fo:padding="0.0382in" fo:border-left="none" fo:border-right="none" fo:border-top="0.05pt solid #000000" fo:border-bottom="none"/>
    </style:style>
    <style:style style:name="MailMergeTable2017-05-11T15_3a_56_3a_20Z90" style:display-name="MailMergeTable2017-05-11T15:56:20Z90" style:family="table">
      <style:table-properties style:width="6.6931in" fo:break-before="auto" fo:break-after="auto" table:align="margins" style:writing-mode="page"/>
    </style:style>
    <style:style style:name="MailMergeTable2017-05-11T15_3a_56_3a_20Z90.A" style:display-name="MailMergeTable2017-05-11T15:56:20Z90.A" style:family="table-column">
      <style:table-column-properties style:column-width="1.6729in" style:rel-column-width="16380*"/>
    </style:style>
    <style:style style:name="MailMergeTable2017-05-11T15_3a_56_3a_20Z90.B" style:display-name="MailMergeTable2017-05-11T15:56:20Z90.B" style:family="table-column">
      <style:table-column-properties style:column-width="1.6736in" style:rel-column-width="16387*"/>
    </style:style>
    <style:style style:name="MailMergeTable2017-05-11T15_3a_56_3a_20Z90.D" style:display-name="MailMergeTable2017-05-11T15:56:20Z90.D" style:family="table-column">
      <style:table-column-properties style:column-width="1.6736in" style:rel-column-width="16388*"/>
    </style:style>
    <style:style style:name="MailMergeTable2017-05-11T15_3a_56_3a_20Z90.A1" style:display-name="MailMergeTable2017-05-11T15:56:20Z90.A1" style:family="table-cell">
      <style:table-cell-properties fo:padding="0.0382in" fo:border-left="none" fo:border-right="none" fo:border-top="1pt ridge #000000" fo:border-bottom="none"/>
    </style:style>
    <style:style style:name="MailMergeTable2017-05-11T15_3a_56_3a_20Z90.A2" style:display-name="MailMergeTable2017-05-11T15:56:20Z90.A2" style:family="table-cell">
      <style:table-cell-properties fo:padding="0.0382in" fo:border-left="none" fo:border-right="none" fo:border-top="none" fo:border-bottom="1pt solid #000000"/>
    </style:style>
    <style:style style:name="MailMergeTable2017-05-11T15_3a_56_3a_20Z90.A3" style:display-name="MailMergeTable2017-05-11T15:56:20Z90.A3" style:family="table-cell">
      <style:table-cell-properties fo:padding="0.0382in" fo:border="none"/>
    </style:style>
    <style:style style:name="MailMergeTable2017-05-11T15_3a_56_3a_20Z90.A5" style:display-name="MailMergeTable2017-05-11T15:56:20Z90.A5" style:family="table-cell">
      <style:table-cell-properties fo:padding="0.0382in" fo:border-left="none" fo:border-right="none" fo:border-top="1pt solid #000000" fo:border-bottom="none"/>
    </style:style>
    <style:style style:name="MailMergeTable2017-05-11T15_3a_56_3a_20Z90.A10" style:display-name="MailMergeTable2017-05-11T15:56:20Z90.A10" style:family="table-cell">
      <style:table-cell-properties fo:padding="0.0382in" fo:border-left="none" fo:border-right="none" fo:border-top="1pt solid #000000" fo:border-bottom="1pt solid #000000"/>
    </style:style>
    <style:style style:name="MailMergeTable2017-05-11T15_3a_56_3a_20Z90.A11" style:display-name="MailMergeTable2017-05-11T15:56:20Z90.A11" style:family="table-cell">
      <style:table-cell-properties fo:padding="0.0382in" fo:border-left="none" fo:border-right="none" fo:border-top="0.05pt solid #000000" fo:border-bottom="none"/>
    </style:style>
    <style:style style:name="MailMergeTable2017-05-11T15_3a_56_3a_20Z91" style:display-name="MailMergeTable2017-05-11T15:56:20Z91" style:family="table">
      <style:table-properties style:width="6.6931in" fo:break-before="auto" fo:break-after="auto" table:align="margins" style:writing-mode="page"/>
    </style:style>
    <style:style style:name="MailMergeTable2017-05-11T15_3a_56_3a_20Z91.A" style:display-name="MailMergeTable2017-05-11T15:56:20Z91.A" style:family="table-column">
      <style:table-column-properties style:column-width="1.6729in" style:rel-column-width="16380*"/>
    </style:style>
    <style:style style:name="MailMergeTable2017-05-11T15_3a_56_3a_20Z91.B" style:display-name="MailMergeTable2017-05-11T15:56:20Z91.B" style:family="table-column">
      <style:table-column-properties style:column-width="1.6736in" style:rel-column-width="16387*"/>
    </style:style>
    <style:style style:name="MailMergeTable2017-05-11T15_3a_56_3a_20Z91.D" style:display-name="MailMergeTable2017-05-11T15:56:20Z91.D" style:family="table-column">
      <style:table-column-properties style:column-width="1.6736in" style:rel-column-width="16388*"/>
    </style:style>
    <style:style style:name="MailMergeTable2017-05-11T15_3a_56_3a_20Z91.A1" style:display-name="MailMergeTable2017-05-11T15:56:20Z91.A1" style:family="table-cell">
      <style:table-cell-properties fo:padding="0.0382in" fo:border-left="none" fo:border-right="none" fo:border-top="1pt ridge #000000" fo:border-bottom="none"/>
    </style:style>
    <style:style style:name="MailMergeTable2017-05-11T15_3a_56_3a_20Z91.A2" style:display-name="MailMergeTable2017-05-11T15:56:20Z91.A2" style:family="table-cell">
      <style:table-cell-properties fo:padding="0.0382in" fo:border-left="none" fo:border-right="none" fo:border-top="none" fo:border-bottom="1pt solid #000000"/>
    </style:style>
    <style:style style:name="MailMergeTable2017-05-11T15_3a_56_3a_20Z91.A3" style:display-name="MailMergeTable2017-05-11T15:56:20Z91.A3" style:family="table-cell">
      <style:table-cell-properties fo:padding="0.0382in" fo:border="none"/>
    </style:style>
    <style:style style:name="MailMergeTable2017-05-11T15_3a_56_3a_20Z91.A5" style:display-name="MailMergeTable2017-05-11T15:56:20Z91.A5" style:family="table-cell">
      <style:table-cell-properties fo:padding="0.0382in" fo:border-left="none" fo:border-right="none" fo:border-top="1pt solid #000000" fo:border-bottom="none"/>
    </style:style>
    <style:style style:name="MailMergeTable2017-05-11T15_3a_56_3a_20Z91.A10" style:display-name="MailMergeTable2017-05-11T15:56:20Z91.A10" style:family="table-cell">
      <style:table-cell-properties fo:padding="0.0382in" fo:border-left="none" fo:border-right="none" fo:border-top="1pt solid #000000" fo:border-bottom="1pt solid #000000"/>
    </style:style>
    <style:style style:name="MailMergeTable2017-05-11T15_3a_56_3a_20Z91.A11" style:display-name="MailMergeTable2017-05-11T15:56:20Z91.A11" style:family="table-cell">
      <style:table-cell-properties fo:padding="0.0382in" fo:border-left="none" fo:border-right="none" fo:border-top="0.05pt solid #000000" fo:border-bottom="none"/>
    </style:style>
    <style:style style:name="MailMergeTable2017-05-11T15_3a_56_3a_20Z92" style:display-name="MailMergeTable2017-05-11T15:56:20Z92" style:family="table">
      <style:table-properties style:width="6.6931in" fo:break-before="auto" fo:break-after="auto" table:align="margins" style:writing-mode="page"/>
    </style:style>
    <style:style style:name="MailMergeTable2017-05-11T15_3a_56_3a_20Z92.A" style:display-name="MailMergeTable2017-05-11T15:56:20Z92.A" style:family="table-column">
      <style:table-column-properties style:column-width="1.6729in" style:rel-column-width="16380*"/>
    </style:style>
    <style:style style:name="MailMergeTable2017-05-11T15_3a_56_3a_20Z92.B" style:display-name="MailMergeTable2017-05-11T15:56:20Z92.B" style:family="table-column">
      <style:table-column-properties style:column-width="1.6736in" style:rel-column-width="16387*"/>
    </style:style>
    <style:style style:name="MailMergeTable2017-05-11T15_3a_56_3a_20Z92.D" style:display-name="MailMergeTable2017-05-11T15:56:20Z92.D" style:family="table-column">
      <style:table-column-properties style:column-width="1.6736in" style:rel-column-width="16388*"/>
    </style:style>
    <style:style style:name="MailMergeTable2017-05-11T15_3a_56_3a_20Z92.A1" style:display-name="MailMergeTable2017-05-11T15:56:20Z92.A1" style:family="table-cell">
      <style:table-cell-properties fo:padding="0.0382in" fo:border-left="none" fo:border-right="none" fo:border-top="1pt ridge #000000" fo:border-bottom="none"/>
    </style:style>
    <style:style style:name="MailMergeTable2017-05-11T15_3a_56_3a_20Z92.A2" style:display-name="MailMergeTable2017-05-11T15:56:20Z92.A2" style:family="table-cell">
      <style:table-cell-properties fo:padding="0.0382in" fo:border-left="none" fo:border-right="none" fo:border-top="none" fo:border-bottom="1pt solid #000000"/>
    </style:style>
    <style:style style:name="MailMergeTable2017-05-11T15_3a_56_3a_20Z92.A3" style:display-name="MailMergeTable2017-05-11T15:56:20Z92.A3" style:family="table-cell">
      <style:table-cell-properties fo:padding="0.0382in" fo:border="none"/>
    </style:style>
    <style:style style:name="MailMergeTable2017-05-11T15_3a_56_3a_20Z92.A5" style:display-name="MailMergeTable2017-05-11T15:56:20Z92.A5" style:family="table-cell">
      <style:table-cell-properties fo:padding="0.0382in" fo:border-left="none" fo:border-right="none" fo:border-top="1pt solid #000000" fo:border-bottom="none"/>
    </style:style>
    <style:style style:name="MailMergeTable2017-05-11T15_3a_56_3a_20Z92.A10" style:display-name="MailMergeTable2017-05-11T15:56:20Z92.A10" style:family="table-cell">
      <style:table-cell-properties fo:padding="0.0382in" fo:border-left="none" fo:border-right="none" fo:border-top="1pt solid #000000" fo:border-bottom="1pt solid #000000"/>
    </style:style>
    <style:style style:name="MailMergeTable2017-05-11T15_3a_56_3a_20Z92.A11" style:display-name="MailMergeTable2017-05-11T15:56:20Z92.A11" style:family="table-cell">
      <style:table-cell-properties fo:padding="0.0382in" fo:border-left="none" fo:border-right="none" fo:border-top="0.05pt solid #000000" fo:border-bottom="none"/>
    </style:style>
    <style:style style:name="MailMergeTable2017-05-11T15_3a_56_3a_21Z93" style:display-name="MailMergeTable2017-05-11T15:56:21Z93" style:family="table">
      <style:table-properties style:width="6.6931in" fo:break-before="auto" fo:break-after="auto" table:align="margins" style:writing-mode="page"/>
    </style:style>
    <style:style style:name="MailMergeTable2017-05-11T15_3a_56_3a_21Z93.A" style:display-name="MailMergeTable2017-05-11T15:56:21Z93.A" style:family="table-column">
      <style:table-column-properties style:column-width="1.6729in" style:rel-column-width="16380*"/>
    </style:style>
    <style:style style:name="MailMergeTable2017-05-11T15_3a_56_3a_21Z93.B" style:display-name="MailMergeTable2017-05-11T15:56:21Z93.B" style:family="table-column">
      <style:table-column-properties style:column-width="1.6736in" style:rel-column-width="16387*"/>
    </style:style>
    <style:style style:name="MailMergeTable2017-05-11T15_3a_56_3a_21Z93.D" style:display-name="MailMergeTable2017-05-11T15:56:21Z93.D" style:family="table-column">
      <style:table-column-properties style:column-width="1.6736in" style:rel-column-width="16388*"/>
    </style:style>
    <style:style style:name="MailMergeTable2017-05-11T15_3a_56_3a_21Z93.A1" style:display-name="MailMergeTable2017-05-11T15:56:21Z93.A1" style:family="table-cell">
      <style:table-cell-properties fo:padding="0.0382in" fo:border-left="none" fo:border-right="none" fo:border-top="1pt ridge #000000" fo:border-bottom="none"/>
    </style:style>
    <style:style style:name="MailMergeTable2017-05-11T15_3a_56_3a_21Z93.A2" style:display-name="MailMergeTable2017-05-11T15:56:21Z93.A2" style:family="table-cell">
      <style:table-cell-properties fo:padding="0.0382in" fo:border-left="none" fo:border-right="none" fo:border-top="none" fo:border-bottom="1pt solid #000000"/>
    </style:style>
    <style:style style:name="MailMergeTable2017-05-11T15_3a_56_3a_21Z93.A3" style:display-name="MailMergeTable2017-05-11T15:56:21Z93.A3" style:family="table-cell">
      <style:table-cell-properties fo:padding="0.0382in" fo:border="none"/>
    </style:style>
    <style:style style:name="MailMergeTable2017-05-11T15_3a_56_3a_21Z93.A5" style:display-name="MailMergeTable2017-05-11T15:56:21Z93.A5" style:family="table-cell">
      <style:table-cell-properties fo:padding="0.0382in" fo:border-left="none" fo:border-right="none" fo:border-top="1pt solid #000000" fo:border-bottom="none"/>
    </style:style>
    <style:style style:name="MailMergeTable2017-05-11T15_3a_56_3a_21Z93.A10" style:display-name="MailMergeTable2017-05-11T15:56:21Z93.A10" style:family="table-cell">
      <style:table-cell-properties fo:padding="0.0382in" fo:border-left="none" fo:border-right="none" fo:border-top="1pt solid #000000" fo:border-bottom="1pt solid #000000"/>
    </style:style>
    <style:style style:name="MailMergeTable2017-05-11T15_3a_56_3a_21Z93.A11" style:display-name="MailMergeTable2017-05-11T15:56:21Z93.A11" style:family="table-cell">
      <style:table-cell-properties fo:padding="0.0382in" fo:border-left="none" fo:border-right="none" fo:border-top="0.05pt solid #000000" fo:border-bottom="none"/>
    </style:style>
    <style:style style:name="MailMergeTable2017-05-11T15_3a_56_3a_21Z94" style:display-name="MailMergeTable2017-05-11T15:56:21Z94" style:family="table">
      <style:table-properties style:width="6.6931in" fo:break-before="auto" fo:break-after="auto" table:align="margins" style:writing-mode="page"/>
    </style:style>
    <style:style style:name="MailMergeTable2017-05-11T15_3a_56_3a_21Z94.A" style:display-name="MailMergeTable2017-05-11T15:56:21Z94.A" style:family="table-column">
      <style:table-column-properties style:column-width="1.6729in" style:rel-column-width="16380*"/>
    </style:style>
    <style:style style:name="MailMergeTable2017-05-11T15_3a_56_3a_21Z94.B" style:display-name="MailMergeTable2017-05-11T15:56:21Z94.B" style:family="table-column">
      <style:table-column-properties style:column-width="1.6736in" style:rel-column-width="16387*"/>
    </style:style>
    <style:style style:name="MailMergeTable2017-05-11T15_3a_56_3a_21Z94.D" style:display-name="MailMergeTable2017-05-11T15:56:21Z94.D" style:family="table-column">
      <style:table-column-properties style:column-width="1.6736in" style:rel-column-width="16388*"/>
    </style:style>
    <style:style style:name="MailMergeTable2017-05-11T15_3a_56_3a_21Z94.A1" style:display-name="MailMergeTable2017-05-11T15:56:21Z94.A1" style:family="table-cell">
      <style:table-cell-properties fo:padding="0.0382in" fo:border-left="none" fo:border-right="none" fo:border-top="1pt ridge #000000" fo:border-bottom="none"/>
    </style:style>
    <style:style style:name="MailMergeTable2017-05-11T15_3a_56_3a_21Z94.A2" style:display-name="MailMergeTable2017-05-11T15:56:21Z94.A2" style:family="table-cell">
      <style:table-cell-properties fo:padding="0.0382in" fo:border-left="none" fo:border-right="none" fo:border-top="none" fo:border-bottom="1pt solid #000000"/>
    </style:style>
    <style:style style:name="MailMergeTable2017-05-11T15_3a_56_3a_21Z94.A3" style:display-name="MailMergeTable2017-05-11T15:56:21Z94.A3" style:family="table-cell">
      <style:table-cell-properties fo:padding="0.0382in" fo:border="none"/>
    </style:style>
    <style:style style:name="MailMergeTable2017-05-11T15_3a_56_3a_21Z94.A5" style:display-name="MailMergeTable2017-05-11T15:56:21Z94.A5" style:family="table-cell">
      <style:table-cell-properties fo:padding="0.0382in" fo:border-left="none" fo:border-right="none" fo:border-top="1pt solid #000000" fo:border-bottom="none"/>
    </style:style>
    <style:style style:name="MailMergeTable2017-05-11T15_3a_56_3a_21Z94.A10" style:display-name="MailMergeTable2017-05-11T15:56:21Z94.A10" style:family="table-cell">
      <style:table-cell-properties fo:padding="0.0382in" fo:border-left="none" fo:border-right="none" fo:border-top="1pt solid #000000" fo:border-bottom="1pt solid #000000"/>
    </style:style>
    <style:style style:name="MailMergeTable2017-05-11T15_3a_56_3a_21Z94.A11" style:display-name="MailMergeTable2017-05-11T15:56:21Z94.A11" style:family="table-cell">
      <style:table-cell-properties fo:padding="0.0382in" fo:border-left="none" fo:border-right="none" fo:border-top="0.05pt solid #000000" fo:border-bottom="none"/>
    </style:style>
    <style:style style:name="P1" style:family="paragraph" style:parent-style-name="Standard">
      <style:text-properties style:font-name="Lato Light1" officeooo:rsid="001f0bab" officeooo:paragraph-rsid="001f0bab"/>
    </style:style>
    <style:style style:name="P2" style:family="paragraph" style:parent-style-name="Standard">
      <style:paragraph-properties fo:text-align="end" style:justify-single-word="false"/>
      <style:text-properties style:font-name="Lato Light1" fo:font-weight="bold" officeooo:rsid="0019f885" officeooo:paragraph-rsid="00235725" style:font-weight-asian="bold" style:font-weight-complex="bold"/>
    </style:style>
    <style:style style:name="P3" style:family="paragraph" style:parent-style-name="Standard">
      <style:paragraph-properties fo:text-align="end" style:justify-single-word="false"/>
      <style:text-properties style:font-name="Lato Light1" fo:font-weight="bold" officeooo:rsid="001c1ec4" officeooo:paragraph-rsid="00235725" style:font-weight-asian="bold" style:font-weight-complex="bold"/>
    </style:style>
    <style:style style:name="P4" style:family="paragraph" style:parent-style-name="Standard">
      <style:text-properties style:font-name="Lato Light1" officeooo:rsid="0019f885" officeooo:paragraph-rsid="00235725"/>
    </style:style>
    <style:style style:name="P5" style:family="paragraph" style:parent-style-name="Standard">
      <style:text-properties style:font-name="Lato Light1" officeooo:rsid="001c1ec4" officeooo:paragraph-rsid="00235725"/>
    </style:style>
    <style:style style:name="P6" style:family="paragraph" style:parent-style-name="Standard">
      <style:text-properties style:font-name="Lato Light1" officeooo:paragraph-rsid="00235725"/>
    </style:style>
    <style:style style:name="P7" style:family="paragraph" style:parent-style-name="Standard">
      <style:text-properties style:font-name="Lato Light1" fo:font-size="48pt" officeooo:rsid="0024325d" officeooo:paragraph-rsid="0024325d" style:font-size-asian="48pt" style:font-size-complex="48pt"/>
    </style:style>
    <style:style style:name="P8" style:family="paragraph" style:parent-style-name="Table_20_Heading">
      <style:text-properties officeooo:rsid="001d6cf9" officeooo:paragraph-rsid="00235725"/>
    </style:style>
    <style:style style:name="P9" style:family="paragraph" style:parent-style-name="Table_20_Heading">
      <style:text-properties officeooo:rsid="001c1ec4" officeooo:paragraph-rsid="00235725"/>
    </style:style>
    <style:style style:name="P10" style:family="paragraph" style:parent-style-name="Table_20_Heading">
      <style:text-properties officeooo:paragraph-rsid="00235725"/>
    </style:style>
    <style:style style:name="P11" style:family="paragraph" style:parent-style-name="Contents_20_1">
      <style:paragraph-properties>
        <style:tab-stops>
          <style:tab-stop style:position="6.6929in" style:type="right" style:leader-style="solid" style:leader-text="‥"/>
        </style:tab-stops>
      </style:paragraph-properties>
    </style:style>
    <style:style style:name="P12"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Lato Light1" fo:font-size="48pt" fo:font-weight="bold" officeooo:rsid="0024325d" officeooo:paragraph-rsid="0024325d" style:font-size-asian="48pt" style:font-weight-asian="bold" style:font-size-complex="48pt" style:font-weight-complex="bold"/>
    </style:style>
    <style:style style:name="P13" style:family="paragraph" style:parent-style-name="Standard">
      <loext:graphic-properties draw:fill="none"/>
      <style:paragraph-properties fo:margin-left="0.4366in" fo:margin-right="0in" fo:text-indent="0in" style:auto-text-indent="false" fo:background-color="transparent"/>
      <style:text-properties style:font-name="Lato Light1" fo:font-size="48pt" fo:font-weight="bold" officeooo:rsid="0024325d" officeooo:paragraph-rsid="0024325d" style:font-size-asian="48pt" style:font-weight-asian="bold" style:font-size-complex="48pt" style:font-weight-complex="bold"/>
    </style:style>
    <style:style style:name="P14" style:family="paragraph" style:parent-style-name="Standard">
      <loext:graphic-properties draw:fill="none"/>
      <style:paragraph-properties fo:margin-left="0.4366in" fo:margin-right="0in" fo:text-indent="0in" style:auto-text-indent="false" fo:background-color="transparent"/>
      <style:text-properties fo:color="#eeeeee" style:font-name="Lato Light1" fo:font-size="48pt" fo:font-weight="bold" officeooo:rsid="0024325d" officeooo:paragraph-rsid="0024325d" style:font-size-asian="48pt" style:font-weight-asian="bold" style:font-size-complex="48pt" style:font-weight-complex="bold"/>
    </style:style>
    <style:style style:name="P15" style:family="paragraph" style:parent-style-name="Contents_20_2">
      <style:paragraph-properties>
        <style:tab-stops>
          <style:tab-stop style:position="6.4929in" style:type="right"/>
        </style:tab-stops>
      </style:paragraph-properties>
    </style:style>
    <style:style style:name="P16" style:family="paragraph" style:parent-style-name="Text_20_body">
      <style:text-properties officeooo:paragraph-rsid="00235725"/>
    </style:style>
    <style:style style:name="P17" style:family="paragraph" style:parent-style-name="Standard">
      <style:text-properties style:font-name="Lato Light1" officeooo:rsid="0019f885" officeooo:paragraph-rsid="00235725"/>
    </style:style>
    <style:style style:name="P18" style:family="paragraph" style:parent-style-name="Standard">
      <style:paragraph-properties fo:text-align="center" style:justify-single-word="false"/>
      <style:text-properties style:font-name="Lato" officeooo:rsid="001f0bab" officeooo:paragraph-rsid="001f0bab"/>
    </style:style>
    <style:style style:name="P19" style:family="paragraph" style:parent-style-name="Standard" style:master-page-name="BlackPage">
      <style:paragraph-properties style:page-number="auto" fo:break-before="page" style:writing-mode="page"/>
      <style:text-properties style:font-name="Lato Light1" fo:font-size="48pt" officeooo:rsid="0024325d" officeooo:paragraph-rsid="0024325d" style:font-size-asian="48pt" style:font-size-complex="48pt"/>
    </style:style>
    <style:style style:name="P20" style:family="paragraph" style:parent-style-name="Text_20_body" style:list-style-name="">
      <style:paragraph-properties fo:text-align="center" style:justify-single-word="false" fo:break-before="page"/>
      <style:text-properties style:font-name="Lato Light1" officeooo:paragraph-rsid="00235725"/>
    </style:style>
    <style:style style:name="P21" style:family="paragraph" style:parent-style-name="Heading_20_1">
      <style:text-properties officeooo:paragraph-rsid="00235725"/>
    </style:style>
    <style:style style:name="P22" style:family="paragraph" style:parent-style-name="Heading_20_1" style:list-style-name="">
      <style:paragraph-properties fo:text-align="center" style:justify-single-word="false"/>
      <style:text-properties style:font-name="Lato Light1" officeooo:paragraph-rsid="00235725"/>
    </style:style>
    <style:style style:name="P23" style:family="paragraph" style:parent-style-name="Heading_20_1">
      <style:text-properties style:font-name="Lato Light1" officeooo:rsid="001f0bab" officeooo:paragraph-rsid="00235725"/>
    </style:style>
    <style:style style:name="P24" style:family="paragraph" style:parent-style-name="Heading_20_2">
      <style:text-properties officeooo:paragraph-rsid="00235725"/>
    </style:style>
    <style:style style:name="P25" style:family="paragraph" style:parent-style-name="Contents_20_Heading" style:master-page-name="Standard">
      <style:paragraph-properties style:page-number="auto"/>
    </style:style>
    <style:style style:name="T1" style:family="text">
      <style:text-properties officeooo:rsid="0019f88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2" text:relative-tab-stop-position="false">
          <text:index-title-template text:style-name="Contents_20_Heading">Sumário</text:index-title-template>
          <text:table-of-content-entry-template text:outline-level="1" text:style-name="Contents_20_1">
            <text:index-entry-link-start text:style-name="Index_20_Link"/>
            <text:index-entry-span>Centro: </text:index-entry-span>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span>Curso: </text:index-entry-span>
            <text:index-entry-chapter/>
            <text:index-entry-text/>
            <text:index-entry-tab-stop style:type="right"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umário</text:p>
          </text:index-title>
          <text:p text:style-name="P11"><text:a xlink:type="simple" xlink:href="#__RefHeading___Toc16800_3576474230" text:style-name="Index_20_Link" text:visited-style-name="Index_20_Link">Centro: <text:s/>AGRUPACIÓN DE CENTROS DE TRATAMIENTO EN ADICCIONES -ACTA-<text:tab/>1</text:a></text:p>
          <text:p text:style-name="P15"><text:a xlink:type="simple" xlink:href="#__RefHeading___Toc16802_3576474230" text:style-name="Index_20_Link" text:visited-style-name="Index_20_Link">Curso: <text:s/>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tab/></text:a></text:p>
          <text:p text:style-name="P11"><text:a xlink:type="simple" xlink:href="#__RefHeading___Toc16804_3576474230" text:style-name="Index_20_Link" text:visited-style-name="Index_20_Link">Centro: <text:s/>CAIA (CENTRO DE ATENCIÓN INTEGRAL EN ADICCIONES)<text:tab/>2</text:a></text:p>
          <text:p text:style-name="P15"><text:a xlink:type="simple" xlink:href="#__RefHeading___Toc16806_3576474230" text:style-name="Index_20_Link" text:visited-style-name="Index_20_Link">Curso: <text:s/>CONSECUENCIAS NEGATIVAS EN EL SISTEMA NERVIOSO CENTRAL POR EL CONSUMO DE SUSTANCIA PSICOACTIVAS<text:tab/></text:a></text:p>
          <text:p text:style-name="P11"><text:a xlink:type="simple" xlink:href="#__RefHeading___Toc16808_3576474230" text:style-name="Index_20_Link" text:visited-style-name="Index_20_Link">Centro: <text:s/>CECA JUVENTUD 2000<text:tab/>3</text:a></text:p>
          <text:p text:style-name="P15"><text:a xlink:type="simple" xlink:href="#__RefHeading___Toc16810_3576474230" text:style-name="Index_20_Link" text:visited-style-name="Index_20_Link">Curso: <text:s/>PROGRAMA DE INTERVENCION BREVE PARA ADOLESCENTES QUE INICIAN EN EL CONSUMO DE ALCOHOL Y OTRAS DROGAS<text:tab/></text:a></text:p>
          <text:p text:style-name="P11"><text:a xlink:type="simple" xlink:href="#__RefHeading___Toc16812_3576474230" text:style-name="Index_20_Link" text:visited-style-name="Index_20_Link">Centro: <text:s/>CECA JUVENTUD 2000<text:tab/>4</text:a></text:p>
          <text:p text:style-name="P15"><text:a xlink:type="simple" xlink:href="#__RefHeading___Toc16814_3576474230" text:style-name="Index_20_Link" text:visited-style-name="Index_20_Link">Curso: <text:s/>10 RECOMENDACIONES<text:tab/></text:a></text:p>
          <text:p text:style-name="P11"><text:a xlink:type="simple" xlink:href="#__RefHeading___Toc16816_3576474230" text:style-name="Index_20_Link" text:visited-style-name="Index_20_Link">Centro: <text:s/>CECA JUVENTUD 2000<text:tab/>5</text:a></text:p>
          <text:p text:style-name="P15"><text:a xlink:type="simple" xlink:href="#__RefHeading___Toc16818_3576474230" text:style-name="Index_20_Link" text:visited-style-name="Index_20_Link">Curso: PREVENCIÓN DE LA CONDUCTAS ADICTIVAS A TRAVÉS DE LA ATENCIÓN DEL COMPORTAMIENTO INFANTIL PARA LA CRIANZA POSITIVA<text:tab/></text:a></text:p>
          <text:p text:style-name="P11"><text:a xlink:type="simple" xlink:href="#__RefHeading___Toc16820_3576474230" text:style-name="Index_20_Link" text:visited-style-name="Index_20_Link">Centro: CECA JUVENTUD 2000<text:tab/>6</text:a></text:p>
          <text:p text:style-name="P15"><text:a xlink:type="simple" xlink:href="#__RefHeading___Toc16822_3576474230" text:style-name="Index_20_Link" text:visited-style-name="Index_20_Link">Curso: <text:s/>MITOS Y REALIDADES DE LAS DROGAS<text:tab/></text:a></text:p>
          <text:p text:style-name="P11"><text:a xlink:type="simple" xlink:href="#__RefHeading___Toc16824_3576474230" text:style-name="Index_20_Link" text:visited-style-name="Index_20_Link">Centro: <text:s/>CECA MEXICALI<text:tab/>7</text:a></text:p>
          <text:p text:style-name="P15"><text:a xlink:type="simple" xlink:href="#__RefHeading___Toc16826_3576474230" text:style-name="Index_20_Link" text:visited-style-name="Index_20_Link">Curso: HABILIDADES PARA LA VIDA.<text:tab/></text:a></text:p>
          <text:p text:style-name="P11"><text:a xlink:type="simple" xlink:href="#__RefHeading___Toc16828_3576474230" text:style-name="Index_20_Link" text:visited-style-name="Index_20_Link">Centro: <text:s/>CENTRO DE ATENCION EN DROGODEPENDENCIAS- CAD SAMEIN<text:tab/>8</text:a></text:p>
          <text:p text:style-name="P15"><text:a xlink:type="simple" xlink:href="#__RefHeading___Toc16830_3576474230" text:style-name="Index_20_Link" text:visited-style-name="Index_20_Link">Curso: <text:s/>ENFERMEDAD DUAL EN ADOLESCENTES Y NIÑOS PREVENCIÓN INDICADA Y SELECTIVA EN DROGODEPENDENCIAS TAMIZAJE E INTERVENCIÓN BREVE<text:tab/></text:a></text:p>
          <text:p text:style-name="P11"><text:a xlink:type="simple" xlink:href="#__RefHeading___Toc16832_3576474230" text:style-name="Index_20_Link" text:visited-style-name="Index_20_Link">Centro: <text:s/>CENTRO DE ATENCIÓN PRIMARIA EN ADICCIONES OCOTLAN<text:tab/>9</text:a></text:p>
          <text:p text:style-name="P15"><text:a xlink:type="simple" xlink:href="#__RefHeading___Toc16834_3576474230" text:style-name="Index_20_Link" text:visited-style-name="Index_20_Link">Curso: <text:s/>CAMPAÑA NACIONAL EN PREVENCIÓN DE ADICCIONES<text:tab/></text:a></text:p>
          <text:p text:style-name="P11"><text:a xlink:type="simple" xlink:href="#__RefHeading___Toc16836_3576474230" text:style-name="Index_20_Link" text:visited-style-name="Index_20_Link">Centro: <text:s/>CENTRO DE ATENCIÓN PRIMARIA EN ADICCIONES OCOTLÁN<text:tab/>10</text:a></text:p>
          <text:p text:style-name="P15"><text:a xlink:type="simple" xlink:href="#__RefHeading___Toc16838_3576474230" text:style-name="Index_20_Link" text:visited-style-name="Index_20_Link">Curso: <text:s/>PROMOTORES NUEVA VIDA.<text:tab/></text:a></text:p>
          <text:p text:style-name="P11"><text:a xlink:type="simple" xlink:href="#__RefHeading___Toc16840_3576474230" text:style-name="Index_20_Link" text:visited-style-name="Index_20_Link">Centro: <text:s/>CENTRO DE ATENCION PRIMARIA EN ADICCIONES, SANTA CATARINA, NUEVO LEON, MEXICO<text:tab/>11</text:a></text:p>
          <text:p text:style-name="P15"><text:a xlink:type="simple" xlink:href="#__RefHeading___Toc16842_3576474230" text:style-name="Index_20_Link" text:visited-style-name="Index_20_Link">Curso: <text:s/>IDEAS MITOS Y REALIDADES 10 RECOMENDACIONES PARA PADRES, PARA EVITAR CONSUMO DE DROGAS EN SUS HIJOS<text:tab/></text:a></text:p>
          <text:p text:style-name="P11"><text:a xlink:type="simple" xlink:href="#__RefHeading___Toc16844_3576474230" text:style-name="Index_20_Link" text:visited-style-name="Index_20_Link">Centro: <text:s/>CENTRO DE PREVENCIÓN EN ADICCIONES "DR. HÉCTOR AYALA VELÁZQUEZ", FACULTAD DE PSICOLOGÍA, UNIVERSIDAD NACIONAL AUTÓNOMA DE MÉXICO.<text:tab/>12</text:a></text:p>
          <text:p text:style-name="P15"><text:a xlink:type="simple" xlink:href="#__RefHeading___Toc16846_3576474230" text:style-name="Index_20_Link" text:visited-style-name="Index_20_Link">Curso: <text:s/>PROGRAMA DE MAESTRÍA EN PSICOLOGÍA DE LAS ADICCIONES<text:tab/></text:a></text:p>
          <text:p text:style-name="P11"><text:a xlink:type="simple" xlink:href="#__RefHeading___Toc16848_3576474230" text:style-name="Index_20_Link" text:visited-style-name="Index_20_Link">Centro: <text:s/>CENTRO DE PREVENCIÓN Y ATENCIÓN DE ADICCIONES DR. AYALA FACULTAD DE PSICOLOGÍA, UNIVERSIDAD NACIONAL DE MÉXICO<text:tab/>13</text:a></text:p>
          <text:p text:style-name="P15"><text:soft-page-break/><text:a xlink:type="simple" xlink:href="#__RefHeading___Toc16850_3576474230" text:style-name="Index_20_Link" text:visited-style-name="Index_20_Link">Curso: <text:s/>CURSO DE CAPACITACIÓN PARA LA DETECCIÓN TEMPRANA E INTERVENCIÓN BREVE PARA BEBEDORES PROBLEMA<text:tab/></text:a></text:p>
          <text:p text:style-name="P11"><text:a xlink:type="simple" xlink:href="#__RefHeading___Toc16852_3576474230" text:style-name="Index_20_Link" text:visited-style-name="Index_20_Link">Centro: <text:s/>CENTRO DE REFERENCIA DA UNIVERSIDADE DO ESTADO DA BAHIA<text:tab/>14</text:a></text:p>
          <text:p text:style-name="P15"><text:a xlink:type="simple" xlink:href="#__RefHeading___Toc16854_3576474230" text:style-name="Index_20_Link" text:visited-style-name="Index_20_Link">Curso: <text:s/>CENTRO DE REFERÊNCIA PARA FORMAÇÃO PERMANENTE PARA MANEJO DE SITUAÇÕES RELACIONADAS Á ÁLCOOL E OUTRAS DROGAS<text:tab/></text:a></text:p>
          <text:p text:style-name="P11"><text:a xlink:type="simple" xlink:href="#__RefHeading___Toc16856_3576474230" text:style-name="Index_20_Link" text:visited-style-name="Index_20_Link">Centro: <text:s/>CENTRO DE REFERÊNCIA DO PROGRAMA DE ESTUDOS E ASSISTÊNCIA AO USO INDEVIDO DE DROGAS DO INSTITUTO DE PSIQUIATRIA DA UNIVERSIDADE FEDERAL DO RIO DE JANEIRO – CRR-PROJAD/UFRJ<text:tab/>15</text:a></text:p>
          <text:p text:style-name="P15"><text:a xlink:type="simple" xlink:href="#__RefHeading___Toc16858_3576474230" text:style-name="Index_20_Link" text:visited-style-name="Index_20_Link">Curso: <text:s/>PROCESSOS FORMATIVOS EDITAL Nº8/2014<text:tab/></text:a></text:p>
          <text:p text:style-name="P11"><text:a xlink:type="simple" xlink:href="#__RefHeading___Toc16860_3576474230" text:style-name="Index_20_Link" text:visited-style-name="Index_20_Link">Centro: CENTRO ESTATAL CONTRA LAS ADICCIONES<text:tab/>16</text:a></text:p>
          <text:p text:style-name="P15"><text:a xlink:type="simple" xlink:href="#__RefHeading___Toc16862_3576474230" text:style-name="Index_20_Link" text:visited-style-name="Index_20_Link">Curso: HABILIDADES PARA LA VIDA<text:tab/></text:a></text:p>
          <text:p text:style-name="P11"><text:a xlink:type="simple" xlink:href="#__RefHeading___Toc16864_3576474230" text:style-name="Index_20_Link" text:visited-style-name="Index_20_Link">Centro: <text:s/>CENTRO REGIONAL DE REFERÊNCIA DA ALIANÇA DE REDUÇÃO DE DANOS FÁTIMA CAVALCANTI DA UNIVERSIDADE FEDERAL DA BAHIA<text:tab/>17</text:a></text:p>
          <text:p text:style-name="P15"><text:a xlink:type="simple" xlink:href="#__RefHeading___Toc16866_3576474230" text:style-name="Index_20_Link" text:visited-style-name="Index_20_Link">Curso: <text:s/>OFICINA PARA ELABORAÇÃO E SUPERVISÃO DE PROPOSTAS DE INTERVENÇÃO NO CAMPO DO CONSUMO ABUSIVO DE ÁLCOOL E OUTRAS DROGAS PARA EDUCADORES DA REDE ESTADUAL DE EDUCAÇÃO E ENTIDADES QUE ATUAM NO ATENDIMENTO/APOIO A ADOLESCENTES E CRIANÇAS EM SITUAÇÃO DE VULNERABILIDADE<text:tab/></text:a></text:p>
          <text:p text:style-name="P11"><text:a xlink:type="simple" xlink:href="#__RefHeading___Toc16868_3576474230" text:style-name="Index_20_Link" text:visited-style-name="Index_20_Link">Centro: <text:s/>CENTRO REGIONAL DE REFERÊNCIA DA ALIANÇA DE REDUÇÃO DE DANOS FÁTIMA CAVALCANTI DA UNIVERSIDADE FEDERAL DA BAHIA<text:tab/>18</text:a></text:p>
          <text:p text:style-name="P15"><text:a xlink:type="simple" xlink:href="#__RefHeading___Toc16870_3576474230" text:style-name="Index_20_Link" text:visited-style-name="Index_20_Link">Curso: <text:s/>FÓRUM DE DISCUSSÃO SOBRE ABUSO DE SPA’S E ARTICULAÇÃO DAS REDES SUS E SUAS NA ATENÇÃO À POPULAÇÃO EM SITUAÇÃO DE VULNERABILIDADE<text:tab/></text:a></text:p>
          <text:p text:style-name="P11"><text:a xlink:type="simple" xlink:href="#__RefHeading___Toc16872_3576474230" text:style-name="Index_20_Link" text:visited-style-name="Index_20_Link">Centro: <text:s/>CENTRO REGIONAL DE REFERÊNCIA DA ALIANÇA DE REDUÇÃO DE DANOS FÁTIMA CAVALCANTI DA UNIVERSIDADE FEDERAL DA BAHIA<text:tab/>19</text:a></text:p>
          <text:p text:style-name="P15"><text:a xlink:type="simple" xlink:href="#__RefHeading___Toc16874_3576474230" text:style-name="Index_20_Link" text:visited-style-name="Index_20_Link">Curso: <text:s/>FÓRUM DA REDE DE ATENÇÃO PSICOSSOCIAL PARA DISCUSSÃO E MATRICIAMENTO DE CASOS DE CONSUMO ABUSIVO DE ÁLCOOL, CRACK E OUTRAS DROGAS<text:tab/></text:a></text:p>
          <text:p text:style-name="P11"><text:a xlink:type="simple" xlink:href="#__RefHeading___Toc16876_3576474230" text:style-name="Index_20_Link" text:visited-style-name="Index_20_Link">Centro: <text:s/>CENTRO REGIONAL DE REFERÊNCIA DA ALIANÇA DE REDUÇÃO DE DANOS FÁTIMA CAVALCANTI DA UNIVERSIDADE FEDERAL DA BAHIA<text:tab/>20</text:a></text:p>
          <text:p text:style-name="P15"><text:a xlink:type="simple" xlink:href="#__RefHeading___Toc16878_3576474230" text:style-name="Index_20_Link" text:visited-style-name="Index_20_Link">Curso: FÓRUM INTER CAPS PARA ATENÇÃO PSICOSSOCIAL AO CONSUMO DE ÁLCOOL, CRACK E OUTRAS DROGAS, COM ÊNFASE NA INFÂNCIA E ADOLESCÊNCIA<text:tab/></text:a></text:p>
          <text:p text:style-name="P11"><text:a xlink:type="simple" xlink:href="#__RefHeading___Toc16880_3576474230" text:style-name="Index_20_Link" text:visited-style-name="Index_20_Link">Centro: <text:s/>CENTRO REGIONAL DE REFERÊNCIA DA ALIANÇA DE REDUÇÃO DE DANOS FÁTIMA CAVALCANTI DA UNIVERSIDADE FEDERAL DA BAHIA.<text:tab/>21</text:a></text:p>
          <text:p text:style-name="P15"><text:a xlink:type="simple" xlink:href="#__RefHeading___Toc16882_3576474230" text:style-name="Index_20_Link" text:visited-style-name="Index_20_Link">Curso: <text:s/>OFICINA DE ELABORAÇÃO DE PROPOSTAS DE INTERVENÇÃO NO CAMPO DO CONSUMO DE ÁLCOOL E OUTRAS DROGAS PARA PROFISSIONAIS DA SEGURANÇA PÚBLICA<text:tab/></text:a></text:p>
          <text:p text:style-name="P11"><text:a xlink:type="simple" xlink:href="#__RefHeading___Toc16884_3576474230" text:style-name="Index_20_Link" text:visited-style-name="Index_20_Link">Centro: CENTRO REGIONAL DE REFERÊNCIA DA ALIANÇA DE REDUÇÃO DE DANOS FÁTIMA CAVALCANTI DA UNIVERSIDADE FEDERAL DA BAHIA<text:tab/>22</text:a></text:p>
          <text:p text:style-name="P15"><text:a xlink:type="simple" xlink:href="#__RefHeading___Toc16886_3576474230" text:style-name="Index_20_Link" text:visited-style-name="Index_20_Link">Curso: <text:s/>ATUALIZAÇÃO EM ATENÇÃO INTEGRAL AOS USUÁRIOS DE CRACK E OUTRAS DROGAS PARA PROFISSIONAIS DE HOSPITAIS GERAIS E/OU DE INSTITUÇÕES QUE TENHAM PRIVAÇÃO DE LIBERDADE (FUNDAC).<text:tab/></text:a></text:p>
          <text:p text:style-name="P11"><text:soft-page-break/><text:a xlink:type="simple" xlink:href="#__RefHeading___Toc16888_3576474230" text:style-name="Index_20_Link" text:visited-style-name="Index_20_Link">Centro: <text:s/>CENTRO REGIONAL DE REFERÊNCIA - DIMESAD - UNIFESP<text:tab/>23</text:a></text:p>
          <text:p text:style-name="P15"><text:a xlink:type="simple" xlink:href="#__RefHeading___Toc16890_3576474230" text:style-name="Index_20_Link" text:visited-style-name="Index_20_Link">Curso: IMPLEMENTAÇÃO DE PROCESSOS FORMATIVOS POR MEIO DO CENTRO REGIONAL DE REFERÊNCIA (CRR UDED DIMESAD UNIFESP) PARA AGENTES E TRABALHADORES ATUANTES NO CAMPO DAS POLÍTICAS SOBRE DROGAS<text:tab/></text:a></text:p>
          <text:p text:style-name="P11"><text:a xlink:type="simple" xlink:href="#__RefHeading___Toc16892_3576474230" text:style-name="Index_20_Link" text:visited-style-name="Index_20_Link">Centro: <text:s/>CENTRO REGIONAL DE REFERÊNCIA E FORMAÇÃO EM POLÍTICAS SOBRE DROGAS DO ESTADO DE SERGIPE - CRR/SE<text:tab/>24</text:a></text:p>
          <text:p text:style-name="P15"><text:a xlink:type="simple" xlink:href="#__RefHeading___Toc16894_3576474230" text:style-name="Index_20_Link" text:visited-style-name="Index_20_Link">Curso: - ARTICULAÇÃO DA REDE INTERSETORIAL NA PREVENÇÃO E CUIDADO DE USUÁRIOS DE DROGAS; - DISPOSITIVO DE CUIDADO NA ATENÇÃO A PESSOAS QUE FAZEM USO ABUSIVO DE ÁLCOOL E OUTRAS DROGAS;<text:tab/></text:a></text:p>
          <text:p text:style-name="P11"><text:a xlink:type="simple" xlink:href="#__RefHeading___Toc16896_3576474230" text:style-name="Index_20_Link" text:visited-style-name="Index_20_Link">Centro: CENTRO REGIONAL DE REFERÊNCIA EM CRACK, ÁLCCOL E OUTRAS DROGAS<text:tab/>26</text:a></text:p>
          <text:p text:style-name="P15"><text:a xlink:type="simple" xlink:href="#__RefHeading___Toc16898_3576474230" text:style-name="Index_20_Link" text:visited-style-name="Index_20_Link">Curso: FORMAÇÃO PERMANENTE DE PROFISSIONAIS LIGADOS A ASSISTÊNCIA DE FAMILIARES E USUÁRIOS DE CRACK E OUTRAS DROGAS. DE SETE LAGOAS E MUNICÍPIOS DA MICRORREGIÃO DO ALTO RIO DAS VELHAS CURSOS: ENTRELAÇANDO REDES<text:tab/></text:a></text:p>
          <text:p text:style-name="P11"><text:a xlink:type="simple" xlink:href="#__RefHeading___Toc16900_3576474230" text:style-name="Index_20_Link" text:visited-style-name="Index_20_Link">Centro: <text:s/>CENTRO REGIONAL DE REFERENCIA PARA ENFRENTAMENTO AO CRACK E OUTRAS DROGAS DA UNIVERSIDADE FEDERAL DO PARANÁ (UFPR)<text:tab/>30</text:a></text:p>
          <text:p text:style-name="P15"><text:a xlink:type="simple" xlink:href="#__RefHeading___Toc16902_3576474230" text:style-name="Index_20_Link" text:visited-style-name="Index_20_Link">Curso: <text:s/>1. ATENÇÃO EM SAÚDE MENTAL, ÁLCOOL E OUTRAS DROGAS EM SITUAÇÕES DE CRISES/URGÊNCIAS E EMERGÊNCIAS. 2. DISPOSITIVOS TERAPÊUTICOS EM SAÚDE MENTAL, ÁLCOOL E OUTRAS DROGAS<text:tab/></text:a></text:p>
          <text:p text:style-name="P11"><text:a xlink:type="simple" xlink:href="#__RefHeading___Toc16904_3576474230" text:style-name="Index_20_Link" text:visited-style-name="Index_20_Link">Centro: <text:s/>CENTRO REGIONAL DE REFERÊNCIA PARA FORMAÇÃO DE PROFISSIONAIS QUE ATUAM COM USUÁRIOS DE CRACK E OUTRAS DROGAS E SEUS FAMILIARES UNIVERSIDADE FEDERAL DE SANTA CATARINA<text:tab/>31</text:a></text:p>
          <text:p text:style-name="P15"><text:a xlink:type="simple" xlink:href="#__RefHeading___Toc16906_3576474230" text:style-name="Index_20_Link" text:visited-style-name="Index_20_Link">Curso: CENTRO REGIONAL DE REFERÊNCIA PARA FORMAÇÃO DE PROFISSIONAIS QUE ATUAM COM USUÁRIOS DE CRACK E OUTRAS DROGAS E SEUS FAMILIARES UNIVERSIDADE FEDERAL DE SANTA CATARINA<text:tab/></text:a></text:p>
          <text:p text:style-name="P11"><text:a xlink:type="simple" xlink:href="#__RefHeading___Toc16908_3576474230" text:style-name="Index_20_Link" text:visited-style-name="Index_20_Link">Centro: <text:s/>CENTRO REGIONAL DE REFERÊNCIA PARA FORMAÇÃO PERMANENTE DE PROFISSIONAIS SOBRE CRACK E OUTRAS DROGAS DA UNIVERSIDADE FEDERAL DE PELOTAS<text:tab/>32</text:a></text:p>
          <text:p text:style-name="P15"><text:a xlink:type="simple" xlink:href="#__RefHeading___Toc16910_3576474230" text:style-name="Index_20_Link" text:visited-style-name="Index_20_Link">Curso: <text:s/>CAPACITAÇÃO PARA PROFISSIONAIS SOBRE ACOLHIMENTO E ACOMPANHAMENTO DE USUÁRIOS DE DROGAS E SEUS FAMILIARES<text:tab/></text:a></text:p>
          <text:p text:style-name="P11"><text:a xlink:type="simple" xlink:href="#__RefHeading___Toc16912_3576474230" text:style-name="Index_20_Link" text:visited-style-name="Index_20_Link">Centro: <text:s/>CENTRO REGIONAL DE REFERÊNCIA SOBRE DROGAS, UNIVERSIDADE FEDERAL DE PERNAMBUCO - CRR DROGAS RECIFE CAMPUS RECIFE<text:tab/>33</text:a></text:p>
          <text:p text:style-name="P15"><text:a xlink:type="simple" xlink:href="#__RefHeading___Toc16914_3576474230" text:style-name="Index_20_Link" text:visited-style-name="Index_20_Link">Curso: CURSO DE ATUALIZAÇÃO SOBRE DROGAS PARA PROFISSIONAIS ATUANTES NAS REDES DE ATENÇÃO INTEGRAL DE ASSISTÊNCIA SOCIAL, EDUCAÇÃO E SAÚDE<text:tab/></text:a></text:p>
          <text:p text:style-name="P11"><text:a xlink:type="simple" xlink:href="#__RefHeading___Toc16916_3576474230" text:style-name="Index_20_Link" text:visited-style-name="Index_20_Link">Centro: <text:s/>CENTROS DE REHABILITACIÓN Y SECUNDARIAS<text:tab/>34</text:a></text:p>
          <text:p text:style-name="P15"><text:a xlink:type="simple" xlink:href="#__RefHeading___Toc16918_3576474230" text:style-name="Index_20_Link" text:visited-style-name="Index_20_Link">Curso: <text:s/>MITOS Y REALIDADES SOBRE LAS DROGAS, 10 RECOMENDACIONES PARA EVITAR EL CONSUMO DE SUSTANCIAS EN SUS HIJOS<text:tab/></text:a></text:p>
          <text:p text:style-name="P11"><text:a xlink:type="simple" xlink:href="#__RefHeading___Toc16920_3576474230" text:style-name="Index_20_Link" text:visited-style-name="Index_20_Link">Centro: <text:s/>COLEGIO DE PSICÓLOGOS DE COSTA RICA<text:tab/>35</text:a></text:p>
          <text:p text:style-name="P15"><text:a xlink:type="simple" xlink:href="#__RefHeading___Toc16922_3576474230" text:style-name="Index_20_Link" text:visited-style-name="Index_20_Link">Curso: <text:s/>“INTERVENCIÓN PSICOLÓGICA INTEGRAL EN PERSONAS CON CONSUMO DE DROGAS”.<text:tab/></text:a></text:p>
          <text:p text:style-name="P11"><text:a xlink:type="simple" xlink:href="#__RefHeading___Toc16924_3576474230" text:style-name="Index_20_Link" text:visited-style-name="Index_20_Link">Centro: <text:s/>CONSEJO ESTATAL CONTRA LAS ADICCIONES<text:tab/>36</text:a></text:p>
          <text:p text:style-name="P15"><text:soft-page-break/><text:a xlink:type="simple" xlink:href="#__RefHeading___Toc16926_3576474230" text:style-name="Index_20_Link" text:visited-style-name="Index_20_Link">Curso: <text:s/>PIBA PROGRAMA DE INTERVENCIÓN BREVE PARA ADOLESCENTES QUE INICIAN EL CONSUMO DE ALCOHOL Y OTRAS DROGAS<text:tab/></text:a></text:p>
          <text:p text:style-name="P11"><text:a xlink:type="simple" xlink:href="#__RefHeading___Toc16928_3576474230" text:style-name="Index_20_Link" text:visited-style-name="Index_20_Link">Centro: <text:s/>CONSEJO ESTATAL CONTRA LAS ADICCIONES<text:tab/>37</text:a></text:p>
          <text:p text:style-name="P15"><text:a xlink:type="simple" xlink:href="#__RefHeading___Toc16930_3576474230" text:style-name="Index_20_Link" text:visited-style-name="Index_20_Link">Curso: <text:s/>PROGRAMA DE INTERVENCION BREVE PARA ADOLESCENTES QUE INICIAN EN EL CONSUMO DE ALCOHOL Y OTRAS DROGAS<text:tab/></text:a></text:p>
          <text:p text:style-name="P11"><text:a xlink:type="simple" xlink:href="#__RefHeading___Toc16932_3576474230" text:style-name="Index_20_Link" text:visited-style-name="Index_20_Link">Centro: <text:s/>CONSEJO ESTATAL CONTRA LAS ADICCIONES<text:tab/>38</text:a></text:p>
          <text:p text:style-name="P15"><text:a xlink:type="simple" xlink:href="#__RefHeading___Toc16934_3576474230" text:style-name="Index_20_Link" text:visited-style-name="Index_20_Link">Curso: 10 RECOMENDACIONES PARA PREVENIR EL USO DE ALCOHOL, TABACO<text:tab/></text:a></text:p>
          <text:p text:style-name="P11"><text:a xlink:type="simple" xlink:href="#__RefHeading___Toc16936_3576474230" text:style-name="Index_20_Link" text:visited-style-name="Index_20_Link">Centro: <text:s/>CONSEJO ESTATAL CONTRA LAS ADICCIONES<text:tab/>39</text:a></text:p>
          <text:p text:style-name="P15"><text:a xlink:type="simple" xlink:href="#__RefHeading___Toc16938_3576474230" text:style-name="Index_20_Link" text:visited-style-name="Index_20_Link">Curso: <text:s/>10 RECOMENDACIONES<text:tab/></text:a></text:p>
          <text:p text:style-name="P11"><text:a xlink:type="simple" xlink:href="#__RefHeading___Toc16940_3576474230" text:style-name="Index_20_Link" text:visited-style-name="Index_20_Link">Centro: <text:s/>CONSEJO ESTATAL CONTRA LAS ADICCIONES (CECA)<text:tab/>40</text:a></text:p>
          <text:p text:style-name="P15"><text:a xlink:type="simple" xlink:href="#__RefHeading___Toc16942_3576474230" text:style-name="Index_20_Link" text:visited-style-name="Index_20_Link">Curso: HABILIDADES PARA LA VIDA<text:tab/></text:a></text:p>
          <text:p text:style-name="P11"><text:a xlink:type="simple" xlink:href="#__RefHeading___Toc16944_3576474230" text:style-name="Index_20_Link" text:visited-style-name="Index_20_Link">Centro: <text:s/>CONSEJO ESTATAL CONTRA LAS ADICCIONES DE PUEBLA<text:tab/>41</text:a></text:p>
          <text:p text:style-name="P15"><text:a xlink:type="simple" xlink:href="#__RefHeading___Toc16946_3576474230" text:style-name="Index_20_Link" text:visited-style-name="Index_20_Link">Curso: <text:s/>DETECCIÓN TEMPRANA Y ATENCIÓN OPORTUNA DE RIESGOS PSICOSOCIALES Y DE ADICCIONES EN POBLACION ADULTA<text:tab/></text:a></text:p>
          <text:p text:style-name="P11"><text:a xlink:type="simple" xlink:href="#__RefHeading___Toc16948_3576474230" text:style-name="Index_20_Link" text:visited-style-name="Index_20_Link">Centro: <text:s/>CONSEJO ESTATAL CONTRA LAS ADICCIONES PUEBLA<text:tab/>42</text:a></text:p>
          <text:p text:style-name="P15"><text:a xlink:type="simple" xlink:href="#__RefHeading___Toc16950_3576474230" text:style-name="Index_20_Link" text:visited-style-name="Index_20_Link">Curso: <text:s/>MANEJO INTEGRAL DEL TABAQUISMO PROGRAMA DE ALCOHOLIMETRÍA INHALABLES HABILIDADES PARA LA VIDA MITOS Y REALIDADES DE LAS DROGAS ADICCIÓN A RELACIONES TÓXICAS SISTEMA DE DIAGNOSTICO, REFERENCIA Y CONTRAREFERENCIA IDEAS<text:tab/></text:a></text:p>
          <text:p text:style-name="P11"><text:a xlink:type="simple" xlink:href="#__RefHeading___Toc16952_3576474230" text:style-name="Index_20_Link" text:visited-style-name="Index_20_Link">Centro: <text:s/>CONSEJO ESTATAL CONTRA LAS ADICIONES<text:tab/>43</text:a></text:p>
          <text:p text:style-name="P15"><text:a xlink:type="simple" xlink:href="#__RefHeading___Toc16954_3576474230" text:style-name="Index_20_Link" text:visited-style-name="Index_20_Link">Curso: <text:s/>CRIANZA POSITIVA<text:tab/></text:a></text:p>
          <text:p text:style-name="P11"><text:a xlink:type="simple" xlink:href="#__RefHeading___Toc16956_3576474230" text:style-name="Index_20_Link" text:visited-style-name="Index_20_Link">Centro: CONSEJOP ESTATAL CONTRA LAS ADICCIONES<text:tab/>44</text:a></text:p>
          <text:p text:style-name="P15"><text:a xlink:type="simple" xlink:href="#__RefHeading___Toc16958_3576474230" text:style-name="Index_20_Link" text:visited-style-name="Index_20_Link">Curso: <text:s/>MITOS Y REALIDADES<text:tab/></text:a></text:p>
          <text:p text:style-name="P11"><text:a xlink:type="simple" xlink:href="#__RefHeading___Toc16960_3576474230" text:style-name="Index_20_Link" text:visited-style-name="Index_20_Link">Centro: <text:s/>CORPORACIÓN CAMINOS<text:tab/>45</text:a></text:p>
          <text:p text:style-name="P15"><text:a xlink:type="simple" xlink:href="#__RefHeading___Toc16962_3576474230" text:style-name="Index_20_Link" text:visited-style-name="Index_20_Link">Curso: <text:s/>PREVENCIÓN, DETECCIÓN TEMPRANA Y ABORDAJE DEL CONSUMO DE SPA EN ESCENARIOS EDUCATIVOS<text:tab/></text:a></text:p>
          <text:p text:style-name="P11"><text:a xlink:type="simple" xlink:href="#__RefHeading___Toc16964_3576474230" text:style-name="Index_20_Link" text:visited-style-name="Index_20_Link">Centro: <text:s/>CORPORACION SEMILLAS DE FE<text:tab/>46</text:a></text:p>
          <text:p text:style-name="P15"><text:a xlink:type="simple" xlink:href="#__RefHeading___Toc16966_3576474230" text:style-name="Index_20_Link" text:visited-style-name="Index_20_Link">Curso: <text:s/>QUE ES LA SALUD MENTAL.<text:tab/></text:a></text:p>
          <text:p text:style-name="P11"><text:a xlink:type="simple" xlink:href="#__RefHeading___Toc16968_3576474230" text:style-name="Index_20_Link" text:visited-style-name="Index_20_Link">Centro: <text:s/>CREPEIA<text:tab/>47</text:a></text:p>
          <text:p text:style-name="P15"><text:a xlink:type="simple" xlink:href="#__RefHeading___Toc16970_3576474230" text:style-name="Index_20_Link" text:visited-style-name="Index_20_Link">Curso: <text:s/>TREINAMENTO SOBRE INTERVENÇÃO BREVE NA ÁREA DE ÁLCOOL E OUTRAS DROGAS<text:tab/></text:a></text:p>
          <text:p text:style-name="P11"><text:a xlink:type="simple" xlink:href="#__RefHeading___Toc16972_3576474230" text:style-name="Index_20_Link" text:visited-style-name="Index_20_Link">Centro: <text:s/>CRRESCES CENTRO REGIONAL DE REFERÊNCIA EM PREVENÇÃO, ATENÇÃO E REINSERÇÃO SOCIAL - ÁLCOOL E DROGAS<text:tab/>48</text:a></text:p>
          <text:p text:style-name="P15"><text:a xlink:type="simple" xlink:href="#__RefHeading___Toc16974_3576474230" text:style-name="Index_20_Link" text:visited-style-name="Index_20_Link">Curso: <text:s/>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tab/></text:a></text:p>
          <text:p text:style-name="P11"><text:a xlink:type="simple" xlink:href="#__RefHeading___Toc16976_3576474230" text:style-name="Index_20_Link" text:visited-style-name="Index_20_Link">Centro: <text:s/>CRR-REDE MULTICÊNTRICA- UFRGS<text:tab/>49</text:a></text:p>
          <text:p text:style-name="P15"><text:a xlink:type="simple" xlink:href="#__RefHeading___Toc16978_3576474230" text:style-name="Index_20_Link" text:visited-style-name="Index_20_Link">Curso: <text:s/>FORMAÇÃO PERMANENTE EM POLÍTICAS DE DROGAS<text:tab/></text:a></text:p>
          <text:p text:style-name="P11"><text:soft-page-break/><text:a xlink:type="simple" xlink:href="#__RefHeading___Toc16980_3576474230" text:style-name="Index_20_Link" text:visited-style-name="Index_20_Link">Centro: <text:s/>CRR-UFJF<text:tab/>50</text:a></text:p>
          <text:p text:style-name="P15"><text:a xlink:type="simple" xlink:href="#__RefHeading___Toc16982_3576474230" text:style-name="Index_20_Link" text:visited-style-name="Index_20_Link">Curso: <text:s/>CRR-UFJF<text:tab/></text:a></text:p>
          <text:p text:style-name="P11"><text:a xlink:type="simple" xlink:href="#__RefHeading___Toc16984_3576474230" text:style-name="Index_20_Link" text:visited-style-name="Index_20_Link">Centro: <text:s/>CRRUFMG<text:tab/>51</text:a></text:p>
          <text:p text:style-name="P15"><text:a xlink:type="simple" xlink:href="#__RefHeading___Toc16986_3576474230" text:style-name="Index_20_Link" text:visited-style-name="Index_20_Link">Curso: <text:s/>CURSO DE INTERVENÇÃO BREVE PARA PROFISSIONAIS DE SAÚDE QUE ATUAM NA REDE SUS E SUAS.<text:tab/></text:a></text:p>
          <text:p text:style-name="P11"><text:a xlink:type="simple" xlink:href="#__RefHeading___Toc16988_3576474230" text:style-name="Index_20_Link" text:visited-style-name="Index_20_Link">Centro: <text:s/>EMPRESASOCIAL DEL ESTADO HOSPITAL MENTAL FILANDIA QUINDIO COMO FUNCIONARIA DE PLANTA DEL AREA ASISTENCIAL QUE ATIENDE UNA UNIDAD DE CONDUCTAS ADICTIVAS . EN RAZON A DEMANDA DE ATENCION SE DIO LANECESIDAD DE FORMARSE EN LA ESPECAILIZACION DE ADICCIONES, MI JEFE INMEDIATA ES LA DRA ANA MARIA CANO MEDICO PSIQUIATRRA QUIEN TIENE AMPLIA TRAECTORA EN EL TEMA Y EN RAZON A LA NECESIDAD SE HACEN CAPACITACIONES; SOY ENTRENADORA UNODOC TREATNET DEL MODULO TRATAMIENTO<text:tab/>52</text:a></text:p>
          <text:p text:style-name="P15"><text:a xlink:type="simple" xlink:href="#__RefHeading___Toc16990_3576474230" text:style-name="Index_20_Link" text:visited-style-name="Index_20_Link">Curso: <text:s/>TREATNET TRATAMIENTO MODULO B Y ASISST DIT<text:tab/></text:a></text:p>
          <text:p text:style-name="P11"><text:a xlink:type="simple" xlink:href="#__RefHeading___Toc16992_3576474230" text:style-name="Index_20_Link" text:visited-style-name="Index_20_Link">Centro: E.S.E HOSPITAL MENTAL FILANDIA- QUINDIO<text:tab/>53</text:a></text:p>
          <text:p text:style-name="P15"><text:a xlink:type="simple" xlink:href="#__RefHeading___Toc16994_3576474230" text:style-name="Index_20_Link" text:visited-style-name="Index_20_Link">Curso: <text:s/>ASISST - DIT TREATNET VOL A<text:tab/></text:a></text:p>
          <text:p text:style-name="P11"><text:a xlink:type="simple" xlink:href="#__RefHeading___Toc16996_3576474230" text:style-name="Index_20_Link" text:visited-style-name="Index_20_Link">Centro: - EX SECRETARIA EN PREVENCIÓN Y ASISTENCIA DE ADICCIONES DEL GOBIERNO DE CÓRDOBA - SEDRONAR - ARGENTINA<text:tab/>54</text:a></text:p>
          <text:p text:style-name="P15"><text:a xlink:type="simple" xlink:href="#__RefHeading___Toc16998_3576474230" text:style-name="Index_20_Link" text:visited-style-name="Index_20_Link">Curso: <text:s/>ATENCIÓN PRIMARIA EN SALUD PROGRAMA PRIMERA RESPUESTA MUNICIPIOS EN ACCIÓN<text:tab/></text:a></text:p>
          <text:p text:style-name="P11"><text:a xlink:type="simple" xlink:href="#__RefHeading___Toc17000_3576474230" text:style-name="Index_20_Link" text:visited-style-name="Index_20_Link">Centro: FÉ NA PREVENÇÃO - PREVENÇÃO DO USO DE DROGAS EM INSTITUIÇÕES RELIGIOSAS E MOVIMENTOS AFINS<text:tab/>55</text:a></text:p>
          <text:p text:style-name="P15"><text:a xlink:type="simple" xlink:href="#__RefHeading___Toc17002_3576474230" text:style-name="Index_20_Link" text:visited-style-name="Index_20_Link">Curso: <text:s/>FÉ NA PREVENÇÃO - PREVENÇÃO DO USO DE DROGAS EM INSTITUIÇÕES RELIGIOSAS E MOVIMENTOS AFINS<text:tab/></text:a></text:p>
          <text:p text:style-name="P11"><text:a xlink:type="simple" xlink:href="#__RefHeading___Toc17004_3576474230" text:style-name="Index_20_Link" text:visited-style-name="Index_20_Link">Centro: <text:s/>FNSP UNIVERSIDAD DE ANTIOQUIA<text:tab/>56</text:a></text:p>
          <text:p text:style-name="P15"><text:a xlink:type="simple" xlink:href="#__RefHeading___Toc17006_3576474230" text:style-name="Index_20_Link" text:visited-style-name="Index_20_Link">Curso: <text:s/>"PROGRAMA DE ACCIÓN MUNDIAL PARA SUPERAR LAS BRECHAS EN SALUD MENTAL"<text:tab/></text:a></text:p>
          <text:p text:style-name="P11"><text:a xlink:type="simple" xlink:href="#__RefHeading___Toc17008_3576474230" text:style-name="Index_20_Link" text:visited-style-name="Index_20_Link">Centro: FUNDACIÓN ACCIONES PARA LA PAZ, EN SAN SEBASTIAN DE MARIQUITA, TOLIMA<text:tab/>57</text:a></text:p>
          <text:p text:style-name="P15"><text:a xlink:type="simple" xlink:href="#__RefHeading___Toc17010_3576474230" text:style-name="Index_20_Link" text:visited-style-name="Index_20_Link">Curso: <text:s/>PROGRAMA DE REHABILITACIÓN BASADA EN COMUNIDAD MISION+PAZ<text:tab/></text:a></text:p>
          <text:p text:style-name="P11"><text:a xlink:type="simple" xlink:href="#__RefHeading___Toc17012_3576474230" text:style-name="Index_20_Link" text:visited-style-name="Index_20_Link">Centro: <text:s/>FUNDACIÓN REMAR GUATEMALA<text:tab/>58</text:a></text:p>
          <text:p text:style-name="P15"><text:a xlink:type="simple" xlink:href="#__RefHeading___Toc17014_3576474230" text:style-name="Index_20_Link" text:visited-style-name="Index_20_Link">Curso: <text:s/>TRATAMIENTO DE LAS ADICCIONES EN CENTROS DE ATENCIÓN DE LA OBRA MISIONERA CRISTIANA<text:tab/></text:a></text:p>
          <text:p text:style-name="P11"><text:a xlink:type="simple" xlink:href="#__RefHeading___Toc17016_3576474230" text:style-name="Index_20_Link" text:visited-style-name="Index_20_Link">Centro: <text:s/>HOSPITAL BASE DE PUERTO MONTT , CHILE<text:tab/>59</text:a></text:p>
          <text:p text:style-name="P15"><text:a xlink:type="simple" xlink:href="#__RefHeading___Toc17018_3576474230" text:style-name="Index_20_Link" text:visited-style-name="Index_20_Link">Curso: INTERVENCIÓN BREVE EN ALCOHOL Y TABACO FORMACIÓN DE AGENTES COMUNITARIOS EN DROGAS<text:tab/></text:a></text:p>
          <text:p text:style-name="P11"><text:a xlink:type="simple" xlink:href="#__RefHeading___Toc17020_3576474230" text:style-name="Index_20_Link" text:visited-style-name="Index_20_Link">Centro: HUMAN GOLD VISION SAC<text:tab/>60</text:a></text:p>
          <text:p text:style-name="P15"><text:a xlink:type="simple" xlink:href="#__RefHeading___Toc17022_3576474230" text:style-name="Index_20_Link" text:visited-style-name="Index_20_Link">Curso: <text:s/>TREATNET PSICOTERAPIA DE LAS ADICCIONES CONSEJEROS EN ADICCIONES<text:tab/></text:a></text:p>
          <text:p text:style-name="P11"><text:a xlink:type="simple" xlink:href="#__RefHeading___Toc17024_3576474230" text:style-name="Index_20_Link" text:visited-style-name="Index_20_Link">Centro: <text:s/>INSTITUTO NACIONAL DE PSIQUIATRÍA RAMÓN DE LA FUENTE MUÑIZ<text:tab/>61</text:a></text:p>
          <text:p text:style-name="P15"><text:a xlink:type="simple" xlink:href="#__RefHeading___Toc17026_3576474230" text:style-name="Index_20_Link" text:visited-style-name="Index_20_Link">Curso: <text:s/>INTERVENCIONES BREVES EN ADICCIONES<text:tab/></text:a></text:p>
          <text:p text:style-name="P11"><text:a xlink:type="simple" xlink:href="#__RefHeading___Toc17028_3576474230" text:style-name="Index_20_Link" text:visited-style-name="Index_20_Link">Centro: <text:s/>INSTITUTO NACIONAL SOBRE ALCOHOLISMO Y FARMACODEPENDENCIA<text:tab/>62</text:a></text:p>
          <text:p text:style-name="P15"><text:soft-page-break/><text:a xlink:type="simple" xlink:href="#__RefHeading___Toc17030_3576474230" text:style-name="Index_20_Link" text:visited-style-name="Index_20_Link">Curso: GUÍE A SUS PACIENTES A UN FUTURO SIN TABACO CURSO DE FARMACODEPENDENICA DETECCIÓN E INTERVENCIÓN TEMPRANA EN ALCOHOL Y TABACO MG GAPS<text:tab/></text:a></text:p>
          <text:p text:style-name="P11"><text:a xlink:type="simple" xlink:href="#__RefHeading___Toc17032_3576474230" text:style-name="Index_20_Link" text:visited-style-name="Index_20_Link">Centro: <text:s/>INSTITUTO PARA LA ATENCIÓN Y PREVENCIÓN DE LAS ADICCIONES EN LA CIUDAD DE MÉXICO,<text:tab/>63</text:a></text:p>
          <text:p text:style-name="P15"><text:a xlink:type="simple" xlink:href="#__RefHeading___Toc17034_3576474230" text:style-name="Index_20_Link" text:visited-style-name="Index_20_Link">Curso: 1. CONSEJERÍA BREVE PARA LA REDUCCIÓN DEL USO NOCIVO DEL ALCOHOL 2. CONSEJERÍA BREVE EN EL PROCESO DE CESACIÓN DE TABACO 3. CONSEJO BREE. BASES TEÓRICAS Y SU APLICACIÓN<text:tab/></text:a></text:p>
          <text:p text:style-name="P11"><text:a xlink:type="simple" xlink:href="#__RefHeading___Toc17036_3576474230" text:style-name="Index_20_Link" text:visited-style-name="Index_20_Link">Centro: INSTITUTO PARA LA ATENCIÓN Y PREVENCIÓN DE LAS ADICCIONES EN LA CIUDAD DE MÉXICO (IAPA)<text:tab/>64</text:a></text:p>
          <text:p text:style-name="P15"><text:a xlink:type="simple" xlink:href="#__RefHeading___Toc17038_3576474230" text:style-name="Index_20_Link" text:visited-style-name="Index_20_Link">Curso: - TRATAMIENTOS BREVES COGNITIVO-CONDUCTUALES, - CONSEJERÍA BREVE PARA LA REDUCCIÓN DEL USO NOCIVO DE ALCOHO, - CONSEJO BREVE EN EL PROCESO DE CESACIÓN DE TABACO, - ESTRATEGIAS DE INTERVENCIÓN OPORTUNA EN EL CONSUMO DE SUSTANCIAS PSICOACTIVAS - ABC DE LAS SUSTANCIAS PSICOACTIVAS<text:tab/></text:a></text:p>
          <text:p text:style-name="P11"><text:a xlink:type="simple" xlink:href="#__RefHeading___Toc17040_3576474230" text:style-name="Index_20_Link" text:visited-style-name="Index_20_Link">Centro: <text:s/>JURISDICCIÓN SANITARIA 8 SECRETARIA DE SALUD<text:tab/>65</text:a></text:p>
          <text:p text:style-name="P15"><text:a xlink:type="simple" xlink:href="#__RefHeading___Toc17042_3576474230" text:style-name="Index_20_Link" text:visited-style-name="Index_20_Link">Curso: <text:s/>INTERVENCIÓN BREVE PARA BEBEDORES PROBLEMA<text:tab/></text:a></text:p>
          <text:p text:style-name="P11"><text:a xlink:type="simple" xlink:href="#__RefHeading___Toc17044_3576474230" text:style-name="Index_20_Link" text:visited-style-name="Index_20_Link">Centro: <text:s/>MINISTERIO DE SALUD<text:tab/>66</text:a></text:p>
          <text:p text:style-name="P15"><text:a xlink:type="simple" xlink:href="#__RefHeading___Toc17046_3576474230" text:style-name="Index_20_Link" text:visited-style-name="Index_20_Link">Curso: <text:s/>CAPACITACIÓN PROGRAMA DE INTERVENCIONES BREVES EN ALCOHOL<text:tab/></text:a></text:p>
          <text:p text:style-name="P11"><text:a xlink:type="simple" xlink:href="#__RefHeading___Toc17048_3576474230" text:style-name="Index_20_Link" text:visited-style-name="Index_20_Link">Centro: <text:s/>MINISTERIO DE SALUD<text:tab/>67</text:a></text:p>
          <text:p text:style-name="P15"><text:a xlink:type="simple" xlink:href="#__RefHeading___Toc17050_3576474230" text:style-name="Index_20_Link" text:visited-style-name="Index_20_Link">Curso: <text:s/>CURSO DE CAPACITACIÓN EN INTERVENCIONES BREVES E INSTRUMENTACIÓN DEL ASSIST-DIT PARA ALCOHOL Y OTRAS DROGAS<text:tab/></text:a></text:p>
          <text:p text:style-name="P11"><text:a xlink:type="simple" xlink:href="#__RefHeading___Toc17052_3576474230" text:style-name="Index_20_Link" text:visited-style-name="Index_20_Link">Centro: MISIÓN POSIBLE - CENTRO DE PREVENCIÓN Y SUPERACIÓN DE LAS DROGODEPENDENCIAS<text:tab/>68</text:a></text:p>
          <text:p text:style-name="P15"><text:a xlink:type="simple" xlink:href="#__RefHeading___Toc17054_3576474230" text:style-name="Index_20_Link" text:visited-style-name="Index_20_Link">Curso: <text:s/>ATENCIÓN TEMPRANA A CONSUMIDORES DE SUSTANCIAS PSICOACTIVAS.<text:tab/></text:a></text:p>
          <text:p text:style-name="P11"><text:a xlink:type="simple" xlink:href="#__RefHeading___Toc17056_3576474230" text:style-name="Index_20_Link" text:visited-style-name="Index_20_Link">Centro: <text:s/>MITOS Y REALIDADES SOBRE LAS DROGAS<text:tab/>69</text:a></text:p>
          <text:p text:style-name="P15"><text:a xlink:type="simple" xlink:href="#__RefHeading___Toc17058_3576474230" text:style-name="Index_20_Link" text:visited-style-name="Index_20_Link">Curso: <text:s/>MITOS Y REALIDADES SOBRE LAS DROGAS<text:tab/></text:a></text:p>
          <text:p text:style-name="P11"><text:a xlink:type="simple" xlink:href="#__RefHeading___Toc17060_3576474230" text:style-name="Index_20_Link" text:visited-style-name="Index_20_Link">Centro: <text:s/>NO ES UN CENTRO DE CAPACITACION,, ES LA SECRETARÍA DE SALUD DE SAN LUIS POTOSÍ, SIN EMBARGO SE REALIZA DENTRO DE LAS FUNCIONES CAPACITACIÓN EN LA MATERIA.<text:tab/>70</text:a></text:p>
          <text:p text:style-name="P15"><text:a xlink:type="simple" xlink:href="#__RefHeading___Toc17062_3576474230" text:style-name="Index_20_Link" text:visited-style-name="Index_20_Link">Curso: <text:s/>DETECCIÓN ORIENTACIÓN Y CONSEJERIA EN ADICCIONES EN EL PRIMER NIVEL DE ATENCIÓN DE SALUD.<text:tab/></text:a></text:p>
          <text:p text:style-name="P11"><text:a xlink:type="simple" xlink:href="#__RefHeading___Toc17064_3576474230" text:style-name="Index_20_Link" text:visited-style-name="Index_20_Link">Centro: <text:s/>NO ES UN CENTRO DE CAPACITACION PERTENEZCO A SENDA. SERVICIO NACIONAL PARA LA PREVENCION Y TRATAMIENTO DE DROGAS Y ALCOHOL CHILE.<text:tab/>71</text:a></text:p>
          <text:p text:style-name="P15"><text:a xlink:type="simple" xlink:href="#__RefHeading___Toc17066_3576474230" text:style-name="Index_20_Link" text:visited-style-name="Index_20_Link">Curso: <text:s/>DETECCION PRECOZ , INTERVENCIONES BREVES Y DERIVACION A TRATAMIENTO .<text:tab/></text:a></text:p>
          <text:p text:style-name="P11"><text:a xlink:type="simple" xlink:href="#__RefHeading___Toc17068_3576474230" text:style-name="Index_20_Link" text:visited-style-name="Index_20_Link">Centro: OFRECIDO POR UNEME-CAPA A CENTRO DE SALUD<text:tab/>72</text:a></text:p>
          <text:p text:style-name="P15"><text:a xlink:type="simple" xlink:href="#__RefHeading___Toc17070_3576474230" text:style-name="Index_20_Link" text:visited-style-name="Index_20_Link">Curso: <text:s/>TABAQUISMO ALCOHOLISMO HABILIDADES PARA LA VIDA 10 RECOMENDACIONES PARA PADRES<text:tab/></text:a></text:p>
          <text:p text:style-name="P11"><text:a xlink:type="simple" xlink:href="#__RefHeading___Toc17072_3576474230" text:style-name="Index_20_Link" text:visited-style-name="Index_20_Link">Centro: <text:s/>ORGANIZACIÓN PANAMERICANA DE LA SALUD - OPS<text:tab/>73</text:a></text:p>
          <text:p text:style-name="P15"><text:soft-page-break/><text:a xlink:type="simple" xlink:href="#__RefHeading___Toc17074_3576474230" text:style-name="Index_20_Link" text:visited-style-name="Index_20_Link">Curso: <text:s/>FAMILIAS FUERTES: AMOR Y LIMITES<text:tab/></text:a></text:p>
          <text:p text:style-name="P11"><text:a xlink:type="simple" xlink:href="#__RefHeading___Toc17076_3576474230" text:style-name="Index_20_Link" text:visited-style-name="Index_20_Link">Centro: <text:s/>PEMEX<text:tab/>74</text:a></text:p>
          <text:p text:style-name="P15"><text:a xlink:type="simple" xlink:href="#__RefHeading___Toc17078_3576474230" text:style-name="Index_20_Link" text:visited-style-name="Index_20_Link">Curso: <text:s/>PREVENCIÓN DEL CONSUMO DE SUSTANCIAS PSICOACTIVAS A DERECHOHABIENTES DE PEMEX<text:tab/></text:a></text:p>
          <text:p text:style-name="P11"><text:a xlink:type="simple" xlink:href="#__RefHeading___Toc17080_3576474230" text:style-name="Index_20_Link" text:visited-style-name="Index_20_Link">Centro: <text:s/>PONTIFICIA UNIVERSIDAD CATOLICA DE CHILE<text:tab/>75</text:a></text:p>
          <text:p text:style-name="P15"><text:a xlink:type="simple" xlink:href="#__RefHeading___Toc17082_3576474230" text:style-name="Index_20_Link" text:visited-style-name="Index_20_Link">Curso: <text:s/>INTERVENCIONES BREVES PARA DISMINUIR EL DAÑO POR USO RIESGOSO DE ALCOHOL EN ATENCIÓN PRIMARIA, PARA TÉCNICOS PARAMÉDICOS.<text:tab/></text:a></text:p>
          <text:p text:style-name="P11"><text:a xlink:type="simple" xlink:href="#__RefHeading___Toc17084_3576474230" text:style-name="Index_20_Link" text:visited-style-name="Index_20_Link">Centro: <text:s/>PRESBITERIO ARGENTINO DE CAPELLANES CRISTIANOS ORTODOXOS Y CRISTIANOS EVANGÉLICOS, PACE Y PACCO<text:tab/>76</text:a></text:p>
          <text:p text:style-name="P15"><text:a xlink:type="simple" xlink:href="#__RefHeading___Toc17086_3576474230" text:style-name="Index_20_Link" text:visited-style-name="Index_20_Link">Curso: <text:s/>SEMINARIO DE INTERVENCIÓN PSICOSOCIAL Y ESPIRITUAL EN ADICCIONES<text:tab/></text:a></text:p>
          <text:p text:style-name="P11"><text:a xlink:type="simple" xlink:href="#__RefHeading___Toc17088_3576474230" text:style-name="Index_20_Link" text:visited-style-name="Index_20_Link">Centro: <text:s/>PREVER<text:tab/>77</text:a></text:p>
          <text:p text:style-name="P15"><text:a xlink:type="simple" xlink:href="#__RefHeading___Toc17090_3576474230" text:style-name="Index_20_Link" text:visited-style-name="Index_20_Link">Curso: <text:s/>ATENCIÓN PRIMARIA DE LA SALUD FORMACIÓN DE CONSEJEROS EN ALCOHOL Y DROGAS<text:tab/></text:a></text:p>
          <text:p text:style-name="P11"><text:a xlink:type="simple" xlink:href="#__RefHeading___Toc17092_3576474230" text:style-name="Index_20_Link" text:visited-style-name="Index_20_Link">Centro: PROGRAMA A NIVEL JURISDICCIONAL<text:tab/>78</text:a></text:p>
          <text:p text:style-name="P15"><text:a xlink:type="simple" xlink:href="#__RefHeading___Toc17094_3576474230" text:style-name="Index_20_Link" text:visited-style-name="Index_20_Link">Curso: CONSEJERIA EN ADICCIONES SENSIBILIZACION DIEZ RECOMENDACIONES HABILIDADES PARA LA VIDA MITOS Y REALIDADES DE LAS DROGAS<text:tab/></text:a></text:p>
          <text:p text:style-name="P11"><text:a xlink:type="simple" xlink:href="#__RefHeading___Toc17096_3576474230" text:style-name="Index_20_Link" text:visited-style-name="Index_20_Link">Centro: <text:s/>UDED (UNIDADE DE DEPENDÊNCIA DE DROGAS)<text:tab/>79</text:a></text:p>
          <text:p text:style-name="P15"><text:a xlink:type="simple" xlink:href="#__RefHeading___Toc17098_3576474230" text:style-name="Index_20_Link" text:visited-style-name="Index_20_Link">Curso: <text:s/>INFORMALCOOL<text:tab/></text:a></text:p>
          <text:p text:style-name="P11"><text:a xlink:type="simple" xlink:href="#__RefHeading___Toc17100_3576474230" text:style-name="Index_20_Link" text:visited-style-name="Index_20_Link">Centro: <text:s/>UMAPS LOMAS DE GUADALUPE<text:tab/>80</text:a></text:p>
          <text:p text:style-name="P15"><text:a xlink:type="simple" xlink:href="#__RefHeading___Toc17102_3576474230" text:style-name="Index_20_Link" text:visited-style-name="Index_20_Link">Curso: <text:s/>PREVENCIÓN DE ADICCIONES<text:tab/></text:a></text:p>
          <text:p text:style-name="P11"><text:a xlink:type="simple" xlink:href="#__RefHeading___Toc17104_3576474230" text:style-name="Index_20_Link" text:visited-style-name="Index_20_Link">Centro: <text:s/>UNEME-CAPA CAMPECHE<text:tab/>81</text:a></text:p>
          <text:p text:style-name="P15"><text:a xlink:type="simple" xlink:href="#__RefHeading___Toc17106_3576474230" text:style-name="Index_20_Link" text:visited-style-name="Index_20_Link">Curso: <text:s/>CONSEJERIA EN ADICCIONES<text:tab/></text:a></text:p>
          <text:p text:style-name="P11"><text:a xlink:type="simple" xlink:href="#__RefHeading___Toc17108_3576474230" text:style-name="Index_20_Link" text:visited-style-name="Index_20_Link">Centro: <text:s/>UNEME CAPA CENTRO<text:tab/>82</text:a></text:p>
          <text:p text:style-name="P15"><text:a xlink:type="simple" xlink:href="#__RefHeading___Toc17110_3576474230" text:style-name="Index_20_Link" text:visited-style-name="Index_20_Link">Curso: <text:s/>MITOS Y REALIDADES, 10 RECOMENDACIONES, HABILIDADES PARA LA VIDA<text:tab/></text:a></text:p>
          <text:p text:style-name="P11"><text:a xlink:type="simple" xlink:href="#__RefHeading___Toc17112_3576474230" text:style-name="Index_20_Link" text:visited-style-name="Index_20_Link">Centro: <text:s/>UNEME CAPA CHOLULA<text:tab/>83</text:a></text:p>
          <text:p text:style-name="P15"><text:a xlink:type="simple" xlink:href="#__RefHeading___Toc17114_3576474230" text:style-name="Index_20_Link" text:visited-style-name="Index_20_Link">Curso: <text:s/>CAPACITACIÓN EN ADICCIONES<text:tab/></text:a></text:p>
          <text:p text:style-name="P11"><text:a xlink:type="simple" xlink:href="#__RefHeading___Toc17116_3576474230" text:style-name="Index_20_Link" text:visited-style-name="Index_20_Link">Centro: <text:s/>UNEME CAPA COYUCA DE BENITEZ<text:tab/>84</text:a></text:p>
          <text:p text:style-name="P15"><text:a xlink:type="simple" xlink:href="#__RefHeading___Toc17118_3576474230" text:style-name="Index_20_Link" text:visited-style-name="Index_20_Link">Curso: <text:s/>PROGRAMA DE SASTIFACTORES COTIDIANOS 2017<text:tab/></text:a></text:p>
          <text:p text:style-name="P11"><text:a xlink:type="simple" xlink:href="#__RefHeading___Toc17120_3576474230" text:style-name="Index_20_Link" text:visited-style-name="Index_20_Link">Centro: <text:s/>UNEME CAPA DURANGO<text:tab/>85</text:a></text:p>
          <text:p text:style-name="P15"><text:a xlink:type="simple" xlink:href="#__RefHeading___Toc17122_3576474230" text:style-name="Index_20_Link" text:visited-style-name="Index_20_Link">Curso: <text:s/>METODO IDEAS<text:tab/></text:a></text:p>
          <text:p text:style-name="P11"><text:a xlink:type="simple" xlink:href="#__RefHeading___Toc17124_3576474230" text:style-name="Index_20_Link" text:visited-style-name="Index_20_Link">Centro: UNEME CAPA MORELIA<text:tab/>86</text:a></text:p>
          <text:p text:style-name="P15"><text:a xlink:type="simple" xlink:href="#__RefHeading___Toc17126_3576474230" text:style-name="Index_20_Link" text:visited-style-name="Index_20_Link">Curso: <text:s/>COMPARTIENDO ESFUERZOS EN LA SEMANA CONTRA EL ALCOHOLISMO<text:tab/></text:a></text:p>
          <text:p text:style-name="P11"><text:a xlink:type="simple" xlink:href="#__RefHeading___Toc17128_3576474230" text:style-name="Index_20_Link" text:visited-style-name="Index_20_Link">Centro: <text:s/>UNEME - CAPA NUEVO LAREDO<text:tab/>87</text:a></text:p>
          <text:p text:style-name="P15"><text:a xlink:type="simple" xlink:href="#__RefHeading___Toc17130_3576474230" text:style-name="Index_20_Link" text:visited-style-name="Index_20_Link">Curso: <text:s/>MITOS Y REALIDADES DE LAS DROGAS DE JOVEN A JOVEN<text:tab/></text:a></text:p>
          <text:p text:style-name="P11"><text:a xlink:type="simple" xlink:href="#__RefHeading___Toc17132_3576474230" text:style-name="Index_20_Link" text:visited-style-name="Index_20_Link">Centro: <text:s/>UNEME - CAPA NUEVO LAREDO<text:tab/>88</text:a></text:p>
          <text:p text:style-name="P15"><text:a xlink:type="simple" xlink:href="#__RefHeading___Toc17134_3576474230" text:style-name="Index_20_Link" text:visited-style-name="Index_20_Link">Curso: DIEZ RECOMENDACIONES PARA EVITAR QUE TUS HIJOS/AS UTILICEN DROGAS<text:tab/></text:a></text:p>
          <text:p text:style-name="P11"><text:soft-page-break/><text:a xlink:type="simple" xlink:href="#__RefHeading___Toc17136_3576474230" text:style-name="Index_20_Link" text:visited-style-name="Index_20_Link">Centro: <text:s/>UNEME CAPA NUEVO LAREDO<text:tab/>89</text:a></text:p>
          <text:p text:style-name="P15"><text:a xlink:type="simple" xlink:href="#__RefHeading___Toc17138_3576474230" text:style-name="Index_20_Link" text:visited-style-name="Index_20_Link">Curso: <text:s/>DETECCIÓN, ORIENTACIÓN Y CONSEJERÍA EN ADICCIONES<text:tab/></text:a></text:p>
          <text:p text:style-name="P11"><text:a xlink:type="simple" xlink:href="#__RefHeading___Toc17140_3576474230" text:style-name="Index_20_Link" text:visited-style-name="Index_20_Link">Centro: <text:s/>UNEME CAPA TORREÓN<text:tab/>90</text:a></text:p>
          <text:p text:style-name="P15"><text:a xlink:type="simple" xlink:href="#__RefHeading___Toc17142_3576474230" text:style-name="Index_20_Link" text:visited-style-name="Index_20_Link">Curso: MÉTODO IDEAS (INDAGA, DIALOGA, ESTABLECE METAS, ACOMPAÑA Y DA SEGUIMIENTO)<text:tab/></text:a></text:p>
          <text:p text:style-name="P11"><text:a xlink:type="simple" xlink:href="#__RefHeading___Toc17144_3576474230" text:style-name="Index_20_Link" text:visited-style-name="Index_20_Link">Centro: <text:s/>UNIDAD DE ESPECIALIDADES MEDICAS, CENTRO DE ATENCION PRIMARIA EN ADICCIONES<text:tab/>91</text:a></text:p>
          <text:p text:style-name="P15"><text:a xlink:type="simple" xlink:href="#__RefHeading___Toc17146_3576474230" text:style-name="Index_20_Link" text:visited-style-name="Index_20_Link">Curso: <text:s/>DROGAS, DETECCION Y TRATAMIENTO<text:tab/></text:a></text:p>
          <text:p text:style-name="P11"><text:a xlink:type="simple" xlink:href="#__RefHeading___Toc17148_3576474230" text:style-name="Index_20_Link" text:visited-style-name="Index_20_Link">Centro: <text:s/>UNIDAD DE ESPECIALIDADES MEDICAS. CENTRO DE ATENCIÓN PRIMARIA EN ADICCIONES. MÉXICO ESPAÑA<text:tab/>92</text:a></text:p>
          <text:p text:style-name="P15"><text:a xlink:type="simple" xlink:href="#__RefHeading___Toc17150_3576474230" text:style-name="Index_20_Link" text:visited-style-name="Index_20_Link">Curso: <text:s/>MANEJO DE GUÍAS PARA DETECCIÓN TEMPRANA Y OPORTUNA, CONCEJO BREVE, INTERVENCIÓN BREVE, PSICOPATOLOGÍA Y OTROS TRASTORNOS RELACIONADOS.<text:tab/></text:a></text:p>
          <text:p text:style-name="P11"><text:a xlink:type="simple" xlink:href="#__RefHeading___Toc17152_3576474230" text:style-name="Index_20_Link" text:visited-style-name="Index_20_Link">Centro: <text:s/>UNIDAD DE ESPECIALIDADES MÉDICAS CENTRO DE ATENCIÓN PRIMARIA EN ADICCIONES (UNEME-CAPA)<text:tab/>93</text:a></text:p>
          <text:p text:style-name="P15"><text:a xlink:type="simple" xlink:href="#__RefHeading___Toc17154_3576474230" text:style-name="Index_20_Link" text:visited-style-name="Index_20_Link">Curso: <text:s/>DETECCIÓN, ORIENTACIÓN Y CONSEJERÍA EN ADICCIONES<text:tab/></text:a></text:p>
          <text:p text:style-name="P11"><text:a xlink:type="simple" xlink:href="#__RefHeading___Toc17156_3576474230" text:style-name="Index_20_Link" text:visited-style-name="Index_20_Link">Centro: <text:s/>UNIDAD DE ESPECIALIDAD MEDICA, CENTRO DE ATENCIÓN PRIMARIA EN ADICCIONES<text:tab/>94</text:a></text:p>
          <text:p text:style-name="P15"><text:a xlink:type="simple" xlink:href="#__RefHeading___Toc17158_3576474230" text:style-name="Index_20_Link" text:visited-style-name="Index_20_Link">Curso: <text:s/>CONSEJERÍA BREVE<text:tab/></text:a></text:p>
          <text:p text:style-name="P11"><text:a xlink:type="simple" xlink:href="#__RefHeading___Toc17160_3576474230" text:style-name="Index_20_Link" text:visited-style-name="Index_20_Link">Centro: <text:s/>UNIFESP - DEPARTAMENTO DE PSICOBIOLOGIA - DIMESAD/UDED<text:tab/>95</text:a></text:p>
          <text:p text:style-name="P15"><text:a xlink:type="simple" xlink:href="#__RefHeading___Toc17162_3576474230" text:style-name="Index_20_Link" text:visited-style-name="Index_20_Link">Curso: <text:s/>CURSO SUPERA - SISTEMA PARA DETECÇÃO E USO ABUSIVO E DEPENDÊNCIA DE SUBSTÂNCIAS PSICOATIVAS: ENCAMINHAMENTO, INTERVENÇÃO BREVE, REINSERÇÃO SOCIAL E ACOMPANHAMENTO<text:tab/></text:a></text:p>
          <text:p text:style-name="P11"><text:a xlink:type="simple" xlink:href="#__RefHeading___Toc17164_3576474230" text:style-name="Index_20_Link" text:visited-style-name="Index_20_Link">Centro: <text:s/>UNIVERSIDAD AUTONOMA DE AGUASCALIENTES<text:tab/>96</text:a></text:p>
          <text:p text:style-name="P15"><text:a xlink:type="simple" xlink:href="#__RefHeading___Toc17166_3576474230" text:style-name="Index_20_Link" text:visited-style-name="Index_20_Link">Curso: <text:s/>PROMOCIÓN DE LA SALUD Y PREVENCIÓN DEL COMPORTAMIENTO ADICTIVO<text:tab/></text:a></text:p>
          <text:p text:style-name="P11"><text:a xlink:type="simple" xlink:href="#__RefHeading___Toc17168_3576474230" text:style-name="Index_20_Link" text:visited-style-name="Index_20_Link">Centro: UNIVERSIDAD DEL VALLE DE MÉXICO, S.L.P.<text:tab/>97</text:a></text:p>
          <text:p text:style-name="P15"><text:a xlink:type="simple" xlink:href="#__RefHeading___Toc17170_3576474230" text:style-name="Index_20_Link" text:visited-style-name="Index_20_Link">Curso: <text:s/>MATERIA.- INTERVENCIÓN EN ADICCIONES Y TRASTORNOS DE LA ALIMENTACIÓN<text:tab/></text:a></text:p>
          <text:p text:style-name="P11"><text:a xlink:type="simple" xlink:href="#__RefHeading___Toc17172_3576474230" text:style-name="Index_20_Link" text:visited-style-name="Index_20_Link">Centro: UNIVERSIDADE FEDERAL DE SANTA CATARINA, POR MEIO DO NÚCLEO MULTIPROJETOS DE TECNOLOGIA EDUCACIONAL - NUTE-UFSC, EM PARCERIA COM MINISTÉRIO DA JUSTIÇA E CIDADANIA E SECRETARIA NACIONAL DE POLÍTICAS SOBRE DROGAS (SENAD-MJC), PARA DESENVOLVER O PORTAL ABERTA - ABERTA.SENAD.GOV.BR<text:tab/>98</text:a></text:p>
          <text:p text:style-name="P15"><text:a xlink:type="simple" xlink:href="#__RefHeading___Toc17174_3576474230" text:style-name="Index_20_Link" text:visited-style-name="Index_20_Link">Curso: ENQUANTO NUTE, REALIZAMOS AS 3 ÚLTIMAS EDIÇÕES DO CURSO DE PREVENÇÃO DOS PROBLEMAS RELACIONADOS AO USO DE DROGAS - CAPACITAÇÃO PARA CONSELHEIROS E LIDERANÇAS COMUNITÁRIAS (5ª, 6ª E 7ª EDIÇÕES). ATUALMENTE ESTAMOS DESENVOLVENDO O "ABERTA: PORTAL DE FORMAÇÃO A DISTÂNCIA - SUJEITOS, CONTEXTOS E DROGAS. (ABERTA.SENAD.GOV.BR)<text:tab/></text:a></text:p>
        </text:index-body>
      </text:table-of-content>
      <text:p text:style-name="P1"/>
      <text:p text:style-name="P19"/>
      <text:p text:style-name="P7"/>
      <text:p text:style-name="P7"/>
      <text:p text:style-name="P7"/>
      <text:p text:style-name="P7"/>
      <text:p text:style-name="P7"/>
      <text:p text:style-name="P7"/>
      <text:p text:style-name="P12"/>
      <text:p text:style-name="P13"/>
      <text:p text:style-name="P14">DIRETÓRIO DE </text:p>
      <text:p text:style-name="P14">CURSOS OFERECIDOS NA AMÉRICA LATINA</text:p>
      <table:table table:name="Table1" table:style-name="Table1">
        <table:table-column table:style-name="Table1.A"/>
        <table:table-column table:style-name="Table1.B"/>
        <table:table-column table:style-name="Table1.A"/>
        <table:table-column table:style-name="Table1.D"/>
        <table:table-row>
          <table:table-cell table:style-name="Table1.A1" table:number-columns-spanned="4" office:value-type="string">
            <text:p text:style-name="P10">Nome do Centro</text:p>
          </table:table-cell>
          <table:covered-table-cell/>
          <table:covered-table-cell/>
          <table:covered-table-cell/>
        </table:table-row>
        <table:table-row>
          <table:table-cell table:style-name="Table1.A2" table:number-columns-spanned="4" office:value-type="string">
            <text:h text:style-name="P21" text:outline-level="1"><text:bookmark-start text:name="__RefHeading___Toc16800_3576474230"/><text:s/>AGRUPACIÓN DE CENTROS DE TRATAMIENTO EN ADICCIONES -ACTA-<text:bookmark-end text:name="__RefHeading___Toc16800_3576474230"/></text:h>
          </table:table-cell>
          <table:covered-table-cell/>
          <table:covered-table-cell/>
          <table:covered-table-cell/>
        </table:table-row>
        <table:table-row>
          <table:table-cell table:style-name="Table1.A3" table:number-columns-spanned="4" office:value-type="string">
            <text:p text:style-name="P8">Descrição do(s) curso(s)</text:p>
          </table:table-cell>
          <table:covered-table-cell/>
          <table:covered-table-cell/>
          <table:covered-table-cell/>
        </table:table-row>
        <table:table-row>
          <table:table-cell table:style-name="Table1.A2" table:number-columns-spanned="4" office:value-type="string">
            <text:h text:style-name="P24" text:outline-level="2"><text:bookmark-start text:name="__RefHeading___Toc16802_3576474230"/><text:s/>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bookmark-end text:name="__RefHeading___Toc16802_3576474230"/></text:h>
          </table:table-cell>
          <table:covered-table-cell/>
          <table:covered-table-cell/>
          <table:covered-table-cell/>
        </table:table-row>
        <table:table-row>
          <table:table-cell table:style-name="Table1.A5" office:value-type="string">
            <text:p text:style-name="P2">Modalidade do curso:</text:p>
          </table:table-cell>
          <table:table-cell table:style-name="Table1.A5" office:value-type="string">
            <text:p text:style-name="P6">PRESENCIAL,</text:p>
          </table:table-cell>
          <table:table-cell table:style-name="Table1.A5" office:value-type="string">
            <text:p text:style-name="P2">País:</text:p>
          </table:table-cell>
          <table:table-cell table:style-name="Table1.A5" office:value-type="string">
            <text:p text:style-name="P4"><text:s/>GUATEMALA </text:p>
          </table:table-cell>
        </table:table-row>
        <table:table-row>
          <table:table-cell table:style-name="Table1.A3" office:value-type="string">
            <text:p text:style-name="P2">Carga horária:</text:p>
          </table:table-cell>
          <table:table-cell table:style-name="Table1.A3" office:value-type="string">
            <text:p text:style-name="P4">8</text:p>
          </table:table-cell>
          <table:table-cell table:style-name="Table1.A3" office:value-type="string">
            <text:p text:style-name="P2">Certificação?</text:p>
          </table:table-cell>
          <table:table-cell table:style-name="Table1.A3" office:value-type="string">
            <text:p text:style-name="P6"><text:span text:style-name="T1"><text:s/></text:span>SI</text:p>
          </table:table-cell>
        </table:table-row>
        <table:table-row>
          <table:table-cell table:style-name="Table1.A2" office:value-type="string">
            <text:p text:style-name="P3">Ano de início:</text:p>
          </table:table-cell>
          <table:table-cell table:style-name="Table1.A2" office:value-type="string">
            <text:p text:style-name="P6">8</text:p>
          </table:table-cell>
          <table:table-cell table:style-name="Table1.A2" office:value-type="string">
            <text:p text:style-name="P3">Atual?</text:p>
          </table:table-cell>
          <table:table-cell table:style-name="Table1.A2" office:value-type="string">
            <text:p text:style-name="P6"><text:span text:style-name="T1"><text:s/></text:span>SI</text:p>
          </table:table-cell>
        </table:table-row>
        <table:table-row>
          <table:table-cell table:style-name="Table1.A3" table:number-columns-spanned="4" office:value-type="string">
            <text:p text:style-name="P9">Ementa da Capacitação</text:p>
          </table:table-cell>
          <table:covered-table-cell/>
          <table:covered-table-cell/>
          <table:covered-table-cell/>
        </table:table-row>
        <table:table-row>
          <table:table-cell table:style-name="Table1.A3" table:number-columns-spanned="4" office:value-type="string">
            <text:p text:style-name="P16"><text:s/>EL MUNDO DE LAS EMOCIONES Y EL MUNDO DE LAS ADICCIONES<text:line-break/>PREVENIR, PREVENCIÓN, INTERVENCIÓN, ATENCIÓN, PROCESO DE REHABILITACIÓN, RE-INSERCIÓN, PROGRAMA INTEGRAL DE ABORDAJE Y TRATAMIENTO, INTELIGENCIA EMOCIONAL, GESTAL, CONCEPTUALIZACIÓN BÁSICA, ENTRE OTROS. <text:s/></text:p>
          </table:table-cell>
          <table:covered-table-cell/>
          <table:covered-table-cell/>
          <table:covered-table-cell/>
        </table:table-row>
        <table:table-row>
          <table:table-cell table:style-name="Table1.A10" table:number-columns-spanned="4" office:value-type="string">
            <text:p text:style-name="P10">Contato</text:p>
          </table:table-cell>
          <table:covered-table-cell/>
          <table:covered-table-cell/>
          <table:covered-table-cell/>
        </table:table-row>
        <table:table-row>
          <table:table-cell table:style-name="Table1.A11" table:number-columns-spanned="2" office:value-type="string">
            <text:p text:style-name="P3">Email:</text:p>
          </table:table-cell>
          <table:covered-table-cell/>
          <table:table-cell table:style-name="Table1.A11" table:number-columns-spanned="2" office:value-type="string">
            <text:p text:style-name="P5">CENTRO DE CAPACITACIÓN PERMANENTE -CDCP- ACTA</text:p>
          </table:table-cell>
          <table:covered-table-cell/>
        </table:table-row>
        <table:table-row>
          <table:table-cell table:style-name="Table1.A2" table:number-columns-spanned="2" office:value-type="string">
            <text:p text:style-name="P3">Telefone:</text:p>
          </table:table-cell>
          <table:covered-table-cell/>
          <table:table-cell table:style-name="Table1.A2" table:number-columns-spanned="2" office:value-type="string">
            <text:p text:style-name="P5">554 3-8031 / 4613-5860 / 5700-2994</text:p>
          </table:table-cell>
          <table:covered-table-cell/>
        </table:table-row>
      </table:table>
      <text:h text:style-name="P22" text:outline-level="1"/>
      <text:h text:style-name="P20" text:outline-level="1"/>
      <table:table table:name="MailMergeTable2017-05-11T15:56:09Z2" table:style-name="MailMergeTable2017-05-11T15_3a_56_3a_09Z2">
        <table:table-column table:style-name="MailMergeTable2017-05-11T15_3a_56_3a_09Z2.A"/>
        <table:table-column table:style-name="MailMergeTable2017-05-11T15_3a_56_3a_09Z2.B"/>
        <table:table-column table:style-name="MailMergeTable2017-05-11T15_3a_56_3a_09Z2.A"/>
        <table:table-column table:style-name="MailMergeTable2017-05-11T15_3a_56_3a_09Z2.D"/>
        <table:table-row>
          <table:table-cell table:style-name="MailMergeTable2017-05-11T15_3a_56_3a_09Z2.A1" table:number-columns-spanned="4" office:value-type="string">
            <text:p text:style-name="P10">Nome do Centro</text:p>
          </table:table-cell>
          <table:covered-table-cell/>
          <table:covered-table-cell/>
          <table:covered-table-cell/>
        </table:table-row>
        <table:table-row>
          <table:table-cell table:style-name="MailMergeTable2017-05-11T15_3a_56_3a_09Z2.A2" table:number-columns-spanned="4" office:value-type="string">
            <text:h text:style-name="P21" text:outline-level="1"><text:bookmark-start text:name="__RefHeading___Toc16804_3576474230"/><text:s/>CAIA (CENTRO DE ATENCIÓN INTEGRAL EN ADICCIONES)<text:bookmark-end text:name="__RefHeading___Toc16804_3576474230"/></text:h>
          </table:table-cell>
          <table:covered-table-cell/>
          <table:covered-table-cell/>
          <table:covered-table-cell/>
        </table:table-row>
        <table:table-row>
          <table:table-cell table:style-name="MailMergeTable2017-05-11T15_3a_56_3a_09Z2.A3" table:number-columns-spanned="4" office:value-type="string">
            <text:p text:style-name="P8">Descrição do(s) curso(s)</text:p>
          </table:table-cell>
          <table:covered-table-cell/>
          <table:covered-table-cell/>
          <table:covered-table-cell/>
        </table:table-row>
        <table:table-row>
          <table:table-cell table:style-name="MailMergeTable2017-05-11T15_3a_56_3a_09Z2.A2" table:number-columns-spanned="4" office:value-type="string">
            <text:h text:style-name="P24" text:outline-level="2"><text:bookmark-start text:name="__RefHeading___Toc16806_3576474230"/><text:s/>CONSECUENCIAS NEGATIVAS EN EL SISTEMA NERVIOSO CENTRAL POR EL CONSUMO DE SUSTANCIA PSICOACTIVAS<text:bookmark-end text:name="__RefHeading___Toc16806_3576474230"/></text:h>
          </table:table-cell>
          <table:covered-table-cell/>
          <table:covered-table-cell/>
          <table:covered-table-cell/>
        </table:table-row>
        <table:table-row>
          <table:table-cell table:style-name="MailMergeTable2017-05-11T15_3a_56_3a_09Z2.A5" office:value-type="string">
            <text:p text:style-name="P2">Modalidade do curso:</text:p>
          </table:table-cell>
          <table:table-cell table:style-name="MailMergeTable2017-05-11T15_3a_56_3a_09Z2.A5" office:value-type="string">
            <text:p text:style-name="P6">PRESENCIAL,</text:p>
          </table:table-cell>
          <table:table-cell table:style-name="MailMergeTable2017-05-11T15_3a_56_3a_09Z2.A5" office:value-type="string">
            <text:p text:style-name="P2">País:</text:p>
          </table:table-cell>
          <table:table-cell table:style-name="MailMergeTable2017-05-11T15_3a_56_3a_09Z2.A5" office:value-type="string">
            <text:p text:style-name="P4"><text:s/>MÉXICO </text:p>
          </table:table-cell>
        </table:table-row>
        <table:table-row>
          <table:table-cell table:style-name="MailMergeTable2017-05-11T15_3a_56_3a_09Z2.A3" office:value-type="string">
            <text:p text:style-name="P2">Carga horária:</text:p>
          </table:table-cell>
          <table:table-cell table:style-name="MailMergeTable2017-05-11T15_3a_56_3a_09Z2.A3" office:value-type="string">
            <text:p text:style-name="P4">2</text:p>
          </table:table-cell>
          <table:table-cell table:style-name="MailMergeTable2017-05-11T15_3a_56_3a_09Z2.A3" office:value-type="string">
            <text:p text:style-name="P2">Certificação?</text:p>
          </table:table-cell>
          <table:table-cell table:style-name="MailMergeTable2017-05-11T15_3a_56_3a_09Z2.A3" office:value-type="string">
            <text:p text:style-name="P6"><text:span text:style-name="T1"><text:s/></text:span>NO</text:p>
          </table:table-cell>
        </table:table-row>
        <table:table-row>
          <table:table-cell table:style-name="MailMergeTable2017-05-11T15_3a_56_3a_09Z2.A2" office:value-type="string">
            <text:p text:style-name="P3">Ano de início:</text:p>
          </table:table-cell>
          <table:table-cell table:style-name="MailMergeTable2017-05-11T15_3a_56_3a_09Z2.A2" office:value-type="string">
            <text:p text:style-name="P6">1</text:p>
          </table:table-cell>
          <table:table-cell table:style-name="MailMergeTable2017-05-11T15_3a_56_3a_09Z2.A2" office:value-type="string">
            <text:p text:style-name="P3">Atual?</text:p>
          </table:table-cell>
          <table:table-cell table:style-name="MailMergeTable2017-05-11T15_3a_56_3a_09Z2.A2" office:value-type="string">
            <text:p text:style-name="P6"><text:span text:style-name="T1"><text:s/></text:span>NO</text:p>
          </table:table-cell>
        </table:table-row>
        <table:table-row>
          <table:table-cell table:style-name="MailMergeTable2017-05-11T15_3a_56_3a_09Z2.A3" table:number-columns-spanned="4" office:value-type="string">
            <text:p text:style-name="P9">Ementa da Capacitação</text:p>
          </table:table-cell>
          <table:covered-table-cell/>
          <table:covered-table-cell/>
          <table:covered-table-cell/>
        </table:table-row>
        <table:table-row>
          <table:table-cell table:style-name="MailMergeTable2017-05-11T15_3a_56_3a_09Z2.A3" table:number-columns-spanned="4" office:value-type="string">
            <text:p text:style-name="P16"><text:s/>CONSISTIÓ EN UN MÓDULO DE DOS HORAS</text:p>
          </table:table-cell>
          <table:covered-table-cell/>
          <table:covered-table-cell/>
          <table:covered-table-cell/>
        </table:table-row>
        <table:table-row>
          <table:table-cell table:style-name="MailMergeTable2017-05-11T15_3a_56_3a_09Z2.A10" table:number-columns-spanned="4" office:value-type="string">
            <text:p text:style-name="P10">Contato</text:p>
          </table:table-cell>
          <table:covered-table-cell/>
          <table:covered-table-cell/>
          <table:covered-table-cell/>
        </table:table-row>
        <table:table-row>
          <table:table-cell table:style-name="MailMergeTable2017-05-11T15_3a_56_3a_09Z2.A11" table:number-columns-spanned="2" office:value-type="string">
            <text:p text:style-name="P3">Email:</text:p>
          </table:table-cell>
          <table:covered-table-cell/>
          <table:table-cell table:style-name="MailMergeTable2017-05-11T15_3a_56_3a_09Z2.A11" table:number-columns-spanned="2" office:value-type="string">
            <text:p text:style-name="P5">GG.ARENASPEREZ@GMAIL.COM </text:p>
          </table:table-cell>
          <table:covered-table-cell/>
        </table:table-row>
        <table:table-row>
          <table:table-cell table:style-name="MailMergeTable2017-05-11T15_3a_56_3a_09Z2.A2" table:number-columns-spanned="2" office:value-type="string">
            <text:p text:style-name="P3">Telefone:</text:p>
          </table:table-cell>
          <table:covered-table-cell/>
          <table:table-cell table:style-name="MailMergeTable2017-05-11T15_3a_56_3a_09Z2.A2" table:number-columns-spanned="2" office:value-type="string">
            <text:p text:style-name="P5">(044)4771200709</text:p>
          </table:table-cell>
          <table:covered-table-cell/>
        </table:table-row>
      </table:table>
      <text:h text:style-name="P22" text:outline-level="1"/>
      <text:h text:style-name="P20" text:outline-level="1"/>
      <table:table table:name="MailMergeTable2017-05-11T15:56:10Z3" table:style-name="MailMergeTable2017-05-11T15_3a_56_3a_10Z3">
        <table:table-column table:style-name="MailMergeTable2017-05-11T15_3a_56_3a_10Z3.A"/>
        <table:table-column table:style-name="MailMergeTable2017-05-11T15_3a_56_3a_10Z3.B"/>
        <table:table-column table:style-name="MailMergeTable2017-05-11T15_3a_56_3a_10Z3.A"/>
        <table:table-column table:style-name="MailMergeTable2017-05-11T15_3a_56_3a_10Z3.D"/>
        <table:table-row>
          <table:table-cell table:style-name="MailMergeTable2017-05-11T15_3a_56_3a_10Z3.A1" table:number-columns-spanned="4" office:value-type="string">
            <text:p text:style-name="P10">Nome do Centro</text:p>
          </table:table-cell>
          <table:covered-table-cell/>
          <table:covered-table-cell/>
          <table:covered-table-cell/>
        </table:table-row>
        <table:table-row>
          <table:table-cell table:style-name="MailMergeTable2017-05-11T15_3a_56_3a_10Z3.A2" table:number-columns-spanned="4" office:value-type="string">
            <text:h text:style-name="P21" text:outline-level="1"><text:bookmark-start text:name="__RefHeading___Toc16808_3576474230"/><text:s/>CECA JUVENTUD 2000<text:bookmark-end text:name="__RefHeading___Toc16808_3576474230"/></text:h>
          </table:table-cell>
          <table:covered-table-cell/>
          <table:covered-table-cell/>
          <table:covered-table-cell/>
        </table:table-row>
        <table:table-row>
          <table:table-cell table:style-name="MailMergeTable2017-05-11T15_3a_56_3a_10Z3.A3" table:number-columns-spanned="4" office:value-type="string">
            <text:p text:style-name="P8">Descrição do(s) curso(s)</text:p>
          </table:table-cell>
          <table:covered-table-cell/>
          <table:covered-table-cell/>
          <table:covered-table-cell/>
        </table:table-row>
        <table:table-row>
          <table:table-cell table:style-name="MailMergeTable2017-05-11T15_3a_56_3a_10Z3.A2" table:number-columns-spanned="4" office:value-type="string">
            <text:h text:style-name="P24" text:outline-level="2"><text:bookmark-start text:name="__RefHeading___Toc16810_3576474230"/><text:s/>PROGRAMA DE INTERVENCION BREVE PARA ADOLESCENTES QUE INICIAN EN EL CONSUMO DE ALCOHOL Y OTRAS DROGAS<text:bookmark-end text:name="__RefHeading___Toc16810_3576474230"/></text:h>
          </table:table-cell>
          <table:covered-table-cell/>
          <table:covered-table-cell/>
          <table:covered-table-cell/>
        </table:table-row>
        <table:table-row>
          <table:table-cell table:style-name="MailMergeTable2017-05-11T15_3a_56_3a_10Z3.A5" office:value-type="string">
            <text:p text:style-name="P2">Modalidade do curso:</text:p>
          </table:table-cell>
          <table:table-cell table:style-name="MailMergeTable2017-05-11T15_3a_56_3a_10Z3.A5" office:value-type="string">
            <text:p text:style-name="P6">PRESENCIAL,</text:p>
          </table:table-cell>
          <table:table-cell table:style-name="MailMergeTable2017-05-11T15_3a_56_3a_10Z3.A5" office:value-type="string">
            <text:p text:style-name="P2">País:</text:p>
          </table:table-cell>
          <table:table-cell table:style-name="MailMergeTable2017-05-11T15_3a_56_3a_10Z3.A5" office:value-type="string">
            <text:p text:style-name="P4"><text:s/>MÉXICO </text:p>
          </table:table-cell>
        </table:table-row>
        <table:table-row>
          <table:table-cell table:style-name="MailMergeTable2017-05-11T15_3a_56_3a_10Z3.A3" office:value-type="string">
            <text:p text:style-name="P2">Carga horária:</text:p>
          </table:table-cell>
          <table:table-cell table:style-name="MailMergeTable2017-05-11T15_3a_56_3a_10Z3.A3" office:value-type="string">
            <text:p text:style-name="P4">8</text:p>
          </table:table-cell>
          <table:table-cell table:style-name="MailMergeTable2017-05-11T15_3a_56_3a_10Z3.A3" office:value-type="string">
            <text:p text:style-name="P2">Certificação?</text:p>
          </table:table-cell>
          <table:table-cell table:style-name="MailMergeTable2017-05-11T15_3a_56_3a_10Z3.A3" office:value-type="string">
            <text:p text:style-name="P6"><text:span text:style-name="T1"><text:s/></text:span>SI</text:p>
          </table:table-cell>
        </table:table-row>
        <table:table-row>
          <table:table-cell table:style-name="MailMergeTable2017-05-11T15_3a_56_3a_10Z3.A2" office:value-type="string">
            <text:p text:style-name="P3">Ano de início:</text:p>
          </table:table-cell>
          <table:table-cell table:style-name="MailMergeTable2017-05-11T15_3a_56_3a_10Z3.A2" office:value-type="string">
            <text:p text:style-name="P6">2014</text:p>
          </table:table-cell>
          <table:table-cell table:style-name="MailMergeTable2017-05-11T15_3a_56_3a_10Z3.A2" office:value-type="string">
            <text:p text:style-name="P3">Atual?</text:p>
          </table:table-cell>
          <table:table-cell table:style-name="MailMergeTable2017-05-11T15_3a_56_3a_10Z3.A2" office:value-type="string">
            <text:p text:style-name="P6"><text:span text:style-name="T1"><text:s/></text:span>SI</text:p>
          </table:table-cell>
        </table:table-row>
        <table:table-row>
          <table:table-cell table:style-name="MailMergeTable2017-05-11T15_3a_56_3a_10Z3.A3" table:number-columns-spanned="4" office:value-type="string">
            <text:p text:style-name="P9">Ementa da Capacitação</text:p>
          </table:table-cell>
          <table:covered-table-cell/>
          <table:covered-table-cell/>
          <table:covered-table-cell/>
        </table:table-row>
        <table:table-row>
          <table:table-cell table:style-name="MailMergeTable2017-05-11T15_3a_56_3a_10Z3.A3" table:number-columns-spanned="4" office:value-type="string">
            <text:p text:style-name="P16"><text:s/>ADMISION<text:line-break/>EVALUACION<text:line-break/>INDUCCION<text:line-break/>BALANCE DECISIONAL<text:line-break/>SITUACIONES DE RIESGO<text:line-break/>PLANES DE ACCION<text:line-break/>METAS DE VIDA<text:line-break/>CRUZANDO LA META<text:line-break/>SEGUIMIENTO</text:p>
          </table:table-cell>
          <table:covered-table-cell/>
          <table:covered-table-cell/>
          <table:covered-table-cell/>
        </table:table-row>
        <table:table-row>
          <table:table-cell table:style-name="MailMergeTable2017-05-11T15_3a_56_3a_10Z3.A10" table:number-columns-spanned="4" office:value-type="string">
            <text:p text:style-name="P10">Contato</text:p>
          </table:table-cell>
          <table:covered-table-cell/>
          <table:covered-table-cell/>
          <table:covered-table-cell/>
        </table:table-row>
        <table:table-row>
          <table:table-cell table:style-name="MailMergeTable2017-05-11T15_3a_56_3a_10Z3.A11" table:number-columns-spanned="2" office:value-type="string">
            <text:p text:style-name="P3">Email:</text:p>
          </table:table-cell>
          <table:covered-table-cell/>
          <table:table-cell table:style-name="MailMergeTable2017-05-11T15_3a_56_3a_10Z3.A11" table:number-columns-spanned="2" office:value-type="string">
            <text:p text:style-name="P5">FORMAMXL@IPEBC.GOB.MX</text:p>
          </table:table-cell>
          <table:covered-table-cell/>
        </table:table-row>
        <table:table-row>
          <table:table-cell table:style-name="MailMergeTable2017-05-11T15_3a_56_3a_10Z3.A2" table:number-columns-spanned="2" office:value-type="string">
            <text:p text:style-name="P3">Telefone:</text:p>
          </table:table-cell>
          <table:covered-table-cell/>
          <table:table-cell table:style-name="MailMergeTable2017-05-11T15_3a_56_3a_10Z3.A2" table:number-columns-spanned="2" office:value-type="string">
            <text:p text:style-name="P5">6861192983</text:p>
          </table:table-cell>
          <table:covered-table-cell/>
        </table:table-row>
      </table:table>
      <text:h text:style-name="P22" text:outline-level="1"/>
      <text:h text:style-name="P20" text:outline-level="1"/>
      <table:table table:name="MailMergeTable2017-05-11T15:56:10Z4" table:style-name="MailMergeTable2017-05-11T15_3a_56_3a_10Z4">
        <table:table-column table:style-name="MailMergeTable2017-05-11T15_3a_56_3a_10Z4.A"/>
        <table:table-column table:style-name="MailMergeTable2017-05-11T15_3a_56_3a_10Z4.B"/>
        <table:table-column table:style-name="MailMergeTable2017-05-11T15_3a_56_3a_10Z4.A"/>
        <table:table-column table:style-name="MailMergeTable2017-05-11T15_3a_56_3a_10Z4.D"/>
        <table:table-row>
          <table:table-cell table:style-name="MailMergeTable2017-05-11T15_3a_56_3a_10Z4.A1" table:number-columns-spanned="4" office:value-type="string">
            <text:p text:style-name="P10">Nome do Centro</text:p>
          </table:table-cell>
          <table:covered-table-cell/>
          <table:covered-table-cell/>
          <table:covered-table-cell/>
        </table:table-row>
        <table:table-row>
          <table:table-cell table:style-name="MailMergeTable2017-05-11T15_3a_56_3a_10Z4.A2" table:number-columns-spanned="4" office:value-type="string">
            <text:h text:style-name="P21" text:outline-level="1"><text:bookmark-start text:name="__RefHeading___Toc16812_3576474230"/><text:s/>CECA JUVENTUD 2000<text:bookmark-end text:name="__RefHeading___Toc16812_3576474230"/></text:h>
          </table:table-cell>
          <table:covered-table-cell/>
          <table:covered-table-cell/>
          <table:covered-table-cell/>
        </table:table-row>
        <table:table-row>
          <table:table-cell table:style-name="MailMergeTable2017-05-11T15_3a_56_3a_10Z4.A3" table:number-columns-spanned="4" office:value-type="string">
            <text:p text:style-name="P8">Descrição do(s) curso(s)</text:p>
          </table:table-cell>
          <table:covered-table-cell/>
          <table:covered-table-cell/>
          <table:covered-table-cell/>
        </table:table-row>
        <table:table-row>
          <table:table-cell table:style-name="MailMergeTable2017-05-11T15_3a_56_3a_10Z4.A2" table:number-columns-spanned="4" office:value-type="string">
            <text:h text:style-name="P24" text:outline-level="2"><text:bookmark-start text:name="__RefHeading___Toc16814_3576474230"/><text:s/>10 RECOMENDACIONES<text:bookmark-end text:name="__RefHeading___Toc16814_3576474230"/></text:h>
          </table:table-cell>
          <table:covered-table-cell/>
          <table:covered-table-cell/>
          <table:covered-table-cell/>
        </table:table-row>
        <table:table-row>
          <table:table-cell table:style-name="MailMergeTable2017-05-11T15_3a_56_3a_10Z4.A5" office:value-type="string">
            <text:p text:style-name="P2">Modalidade do curso:</text:p>
          </table:table-cell>
          <table:table-cell table:style-name="MailMergeTable2017-05-11T15_3a_56_3a_10Z4.A5" office:value-type="string">
            <text:p text:style-name="P6">PRESENCIAL,</text:p>
          </table:table-cell>
          <table:table-cell table:style-name="MailMergeTable2017-05-11T15_3a_56_3a_10Z4.A5" office:value-type="string">
            <text:p text:style-name="P2">País:</text:p>
          </table:table-cell>
          <table:table-cell table:style-name="MailMergeTable2017-05-11T15_3a_56_3a_10Z4.A5" office:value-type="string">
            <text:p text:style-name="P4"><text:s/>MÉXICO </text:p>
          </table:table-cell>
        </table:table-row>
        <table:table-row>
          <table:table-cell table:style-name="MailMergeTable2017-05-11T15_3a_56_3a_10Z4.A3" office:value-type="string">
            <text:p text:style-name="P2">Carga horária:</text:p>
          </table:table-cell>
          <table:table-cell table:style-name="MailMergeTable2017-05-11T15_3a_56_3a_10Z4.A3" office:value-type="string">
            <text:p text:style-name="P4">1</text:p>
          </table:table-cell>
          <table:table-cell table:style-name="MailMergeTable2017-05-11T15_3a_56_3a_10Z4.A3" office:value-type="string">
            <text:p text:style-name="P2">Certificação?</text:p>
          </table:table-cell>
          <table:table-cell table:style-name="MailMergeTable2017-05-11T15_3a_56_3a_10Z4.A3" office:value-type="string">
            <text:p text:style-name="P6"><text:span text:style-name="T1"><text:s/></text:span>SI</text:p>
          </table:table-cell>
        </table:table-row>
        <table:table-row>
          <table:table-cell table:style-name="MailMergeTable2017-05-11T15_3a_56_3a_10Z4.A2" office:value-type="string">
            <text:p text:style-name="P3">Ano de início:</text:p>
          </table:table-cell>
          <table:table-cell table:style-name="MailMergeTable2017-05-11T15_3a_56_3a_10Z4.A2" office:value-type="string">
            <text:p text:style-name="P6">2011</text:p>
          </table:table-cell>
          <table:table-cell table:style-name="MailMergeTable2017-05-11T15_3a_56_3a_10Z4.A2" office:value-type="string">
            <text:p text:style-name="P3">Atual?</text:p>
          </table:table-cell>
          <table:table-cell table:style-name="MailMergeTable2017-05-11T15_3a_56_3a_10Z4.A2" office:value-type="string">
            <text:p text:style-name="P6"><text:span text:style-name="T1"><text:s/></text:span>SI</text:p>
          </table:table-cell>
        </table:table-row>
        <table:table-row>
          <table:table-cell table:style-name="MailMergeTable2017-05-11T15_3a_56_3a_10Z4.A3" table:number-columns-spanned="4" office:value-type="string">
            <text:p text:style-name="P9">Ementa da Capacitação</text:p>
          </table:table-cell>
          <table:covered-table-cell/>
          <table:covered-table-cell/>
          <table:covered-table-cell/>
        </table:table-row>
        <table:table-row>
          <table:table-cell table:style-name="MailMergeTable2017-05-11T15_3a_56_3a_10Z4.A3" table:number-columns-spanned="4" office:value-type="string">
            <text:p text:style-name="P16">NO TIENE MODULOS SON 10 RECOMENDACIONES</text:p>
          </table:table-cell>
          <table:covered-table-cell/>
          <table:covered-table-cell/>
          <table:covered-table-cell/>
        </table:table-row>
        <table:table-row>
          <table:table-cell table:style-name="MailMergeTable2017-05-11T15_3a_56_3a_10Z4.A10" table:number-columns-spanned="4" office:value-type="string">
            <text:p text:style-name="P10">Contato</text:p>
          </table:table-cell>
          <table:covered-table-cell/>
          <table:covered-table-cell/>
          <table:covered-table-cell/>
        </table:table-row>
        <table:table-row>
          <table:table-cell table:style-name="MailMergeTable2017-05-11T15_3a_56_3a_10Z4.A11" table:number-columns-spanned="2" office:value-type="string">
            <text:p text:style-name="P3">Email:</text:p>
          </table:table-cell>
          <table:covered-table-cell/>
          <table:table-cell table:style-name="MailMergeTable2017-05-11T15_3a_56_3a_10Z4.A11" table:number-columns-spanned="2" office:value-type="string">
            <text:p text:style-name="P5">FORMAMXL@IPEBC.GOB.MX</text:p>
          </table:table-cell>
          <table:covered-table-cell/>
        </table:table-row>
        <table:table-row>
          <table:table-cell table:style-name="MailMergeTable2017-05-11T15_3a_56_3a_10Z4.A2" table:number-columns-spanned="2" office:value-type="string">
            <text:p text:style-name="P3">Telefone:</text:p>
          </table:table-cell>
          <table:covered-table-cell/>
          <table:table-cell table:style-name="MailMergeTable2017-05-11T15_3a_56_3a_10Z4.A2" table:number-columns-spanned="2" office:value-type="string">
            <text:p text:style-name="P5">6861192983</text:p>
          </table:table-cell>
          <table:covered-table-cell/>
        </table:table-row>
      </table:table>
      <text:h text:style-name="P22" text:outline-level="1"/>
      <text:h text:style-name="P20" text:outline-level="1"/>
      <table:table table:name="MailMergeTable2017-05-11T15:56:10Z5" table:style-name="MailMergeTable2017-05-11T15_3a_56_3a_10Z5">
        <table:table-column table:style-name="MailMergeTable2017-05-11T15_3a_56_3a_10Z5.A"/>
        <table:table-column table:style-name="MailMergeTable2017-05-11T15_3a_56_3a_10Z5.B"/>
        <table:table-column table:style-name="MailMergeTable2017-05-11T15_3a_56_3a_10Z5.A"/>
        <table:table-column table:style-name="MailMergeTable2017-05-11T15_3a_56_3a_10Z5.D"/>
        <table:table-row>
          <table:table-cell table:style-name="MailMergeTable2017-05-11T15_3a_56_3a_10Z5.A1" table:number-columns-spanned="4" office:value-type="string">
            <text:p text:style-name="P10">Nome do Centro</text:p>
          </table:table-cell>
          <table:covered-table-cell/>
          <table:covered-table-cell/>
          <table:covered-table-cell/>
        </table:table-row>
        <table:table-row>
          <table:table-cell table:style-name="MailMergeTable2017-05-11T15_3a_56_3a_10Z5.A2" table:number-columns-spanned="4" office:value-type="string">
            <text:h text:style-name="P21" text:outline-level="1"><text:bookmark-start text:name="__RefHeading___Toc16816_3576474230"/><text:s/>CECA JUVENTUD 2000<text:bookmark-end text:name="__RefHeading___Toc16816_3576474230"/></text:h>
          </table:table-cell>
          <table:covered-table-cell/>
          <table:covered-table-cell/>
          <table:covered-table-cell/>
        </table:table-row>
        <table:table-row>
          <table:table-cell table:style-name="MailMergeTable2017-05-11T15_3a_56_3a_10Z5.A3" table:number-columns-spanned="4" office:value-type="string">
            <text:p text:style-name="P8">Descrição do(s) curso(s)</text:p>
          </table:table-cell>
          <table:covered-table-cell/>
          <table:covered-table-cell/>
          <table:covered-table-cell/>
        </table:table-row>
        <table:table-row>
          <table:table-cell table:style-name="MailMergeTable2017-05-11T15_3a_56_3a_10Z5.A2" table:number-columns-spanned="4" office:value-type="string">
            <text:h text:style-name="P24" text:outline-level="2"><text:bookmark-start text:name="__RefHeading___Toc16818_3576474230"/>PREVENCIÓN DE LA CONDUCTAS ADICTIVAS A TRAVÉS DE LA ATENCIÓN DEL COMPORTAMIENTO INFANTIL PARA LA CRIANZA POSITIVA<text:bookmark-end text:name="__RefHeading___Toc16818_3576474230"/></text:h>
          </table:table-cell>
          <table:covered-table-cell/>
          <table:covered-table-cell/>
          <table:covered-table-cell/>
        </table:table-row>
        <table:table-row>
          <table:table-cell table:style-name="MailMergeTable2017-05-11T15_3a_56_3a_10Z5.A5" office:value-type="string">
            <text:p text:style-name="P2">Modalidade do curso:</text:p>
          </table:table-cell>
          <table:table-cell table:style-name="MailMergeTable2017-05-11T15_3a_56_3a_10Z5.A5" office:value-type="string">
            <text:p text:style-name="P6">PRESENCIAL,</text:p>
          </table:table-cell>
          <table:table-cell table:style-name="MailMergeTable2017-05-11T15_3a_56_3a_10Z5.A5" office:value-type="string">
            <text:p text:style-name="P2">País:</text:p>
          </table:table-cell>
          <table:table-cell table:style-name="MailMergeTable2017-05-11T15_3a_56_3a_10Z5.A5" office:value-type="string">
            <text:p text:style-name="P4"><text:s/>MÉXICO </text:p>
          </table:table-cell>
        </table:table-row>
        <table:table-row>
          <table:table-cell table:style-name="MailMergeTable2017-05-11T15_3a_56_3a_10Z5.A3" office:value-type="string">
            <text:p text:style-name="P2">Carga horária:</text:p>
          </table:table-cell>
          <table:table-cell table:style-name="MailMergeTable2017-05-11T15_3a_56_3a_10Z5.A3" office:value-type="string">
            <text:p text:style-name="P4">12</text:p>
          </table:table-cell>
          <table:table-cell table:style-name="MailMergeTable2017-05-11T15_3a_56_3a_10Z5.A3" office:value-type="string">
            <text:p text:style-name="P2">Certificação?</text:p>
          </table:table-cell>
          <table:table-cell table:style-name="MailMergeTable2017-05-11T15_3a_56_3a_10Z5.A3" office:value-type="string">
            <text:p text:style-name="P6"><text:span text:style-name="T1"><text:s/></text:span>SI</text:p>
          </table:table-cell>
        </table:table-row>
        <table:table-row>
          <table:table-cell table:style-name="MailMergeTable2017-05-11T15_3a_56_3a_10Z5.A2" office:value-type="string">
            <text:p text:style-name="P3">Ano de início:</text:p>
          </table:table-cell>
          <table:table-cell table:style-name="MailMergeTable2017-05-11T15_3a_56_3a_10Z5.A2" office:value-type="string">
            <text:p text:style-name="P6">2014</text:p>
          </table:table-cell>
          <table:table-cell table:style-name="MailMergeTable2017-05-11T15_3a_56_3a_10Z5.A2" office:value-type="string">
            <text:p text:style-name="P3">Atual?</text:p>
          </table:table-cell>
          <table:table-cell table:style-name="MailMergeTable2017-05-11T15_3a_56_3a_10Z5.A2" office:value-type="string">
            <text:p text:style-name="P6"><text:span text:style-name="T1"><text:s/></text:span>SI</text:p>
          </table:table-cell>
        </table:table-row>
        <table:table-row>
          <table:table-cell table:style-name="MailMergeTable2017-05-11T15_3a_56_3a_10Z5.A3" table:number-columns-spanned="4" office:value-type="string">
            <text:p text:style-name="P9">Ementa da Capacitação</text:p>
          </table:table-cell>
          <table:covered-table-cell/>
          <table:covered-table-cell/>
          <table:covered-table-cell/>
        </table:table-row>
        <table:table-row>
          <table:table-cell table:style-name="MailMergeTable2017-05-11T15_3a_56_3a_10Z5.A3" table:number-columns-spanned="4" office:value-type="string">
            <text:p text:style-name="P16"><text:s/>1. SESIÓN DE EVALUACIÓN ESCRITA GRUPAL<text:line-break/>2.INVENTARIO DE PRACTICAS DE CRIANZA<text:line-break/>3.CUESTIONARIO DE HABILIDADES DE MANEJO INFANTIL<text:line-break/>4. INVENTARIO DE CONDUCTA INFANTIL<text:line-break/>5. CUESTIONARIO DE SATISFACCIÓN DEL CLIENTE<text:line-break/>ANÁLISIS FUNCIONAL DE LA CONDUCTA Y CAMBIO CONDUCTUAL <text:line-break/>6. OBEDIENCIA<text:line-break/>7. CORRECCION DEL COMPORTAMIENTO<text:line-break/>8. ACTIVIDADES PLANEADAS<text:line-break/>EVALUACION INDIVIDUAL A TRAVES DE SITUACIONES PLANEADAS.<text:line-break/></text:p>
          </table:table-cell>
          <table:covered-table-cell/>
          <table:covered-table-cell/>
          <table:covered-table-cell/>
        </table:table-row>
        <table:table-row>
          <table:table-cell table:style-name="MailMergeTable2017-05-11T15_3a_56_3a_10Z5.A10" table:number-columns-spanned="4" office:value-type="string">
            <text:p text:style-name="P10">Contato</text:p>
          </table:table-cell>
          <table:covered-table-cell/>
          <table:covered-table-cell/>
          <table:covered-table-cell/>
        </table:table-row>
        <table:table-row>
          <table:table-cell table:style-name="MailMergeTable2017-05-11T15_3a_56_3a_10Z5.A11" table:number-columns-spanned="2" office:value-type="string">
            <text:p text:style-name="P3">Email:</text:p>
          </table:table-cell>
          <table:covered-table-cell/>
          <table:table-cell table:style-name="MailMergeTable2017-05-11T15_3a_56_3a_10Z5.A11" table:number-columns-spanned="2" office:value-type="string">
            <text:p text:style-name="P5">FORMAMXL@IPEBC.GOB.MX</text:p>
          </table:table-cell>
          <table:covered-table-cell/>
        </table:table-row>
        <table:table-row>
          <table:table-cell table:style-name="MailMergeTable2017-05-11T15_3a_56_3a_10Z5.A2" table:number-columns-spanned="2" office:value-type="string">
            <text:p text:style-name="P3">Telefone:</text:p>
          </table:table-cell>
          <table:covered-table-cell/>
          <table:table-cell table:style-name="MailMergeTable2017-05-11T15_3a_56_3a_10Z5.A2" table:number-columns-spanned="2" office:value-type="string">
            <text:p text:style-name="P5">6861192983</text:p>
          </table:table-cell>
          <table:covered-table-cell/>
        </table:table-row>
      </table:table>
      <text:h text:style-name="P22" text:outline-level="1"/>
      <text:h text:style-name="P20" text:outline-level="1"/>
      <table:table table:name="MailMergeTable2017-05-11T15:56:10Z6" table:style-name="MailMergeTable2017-05-11T15_3a_56_3a_10Z6">
        <table:table-column table:style-name="MailMergeTable2017-05-11T15_3a_56_3a_10Z6.A"/>
        <table:table-column table:style-name="MailMergeTable2017-05-11T15_3a_56_3a_10Z6.B"/>
        <table:table-column table:style-name="MailMergeTable2017-05-11T15_3a_56_3a_10Z6.A"/>
        <table:table-column table:style-name="MailMergeTable2017-05-11T15_3a_56_3a_10Z6.D"/>
        <table:table-row>
          <table:table-cell table:style-name="MailMergeTable2017-05-11T15_3a_56_3a_10Z6.A1" table:number-columns-spanned="4" office:value-type="string">
            <text:p text:style-name="P10">Nome do Centro</text:p>
          </table:table-cell>
          <table:covered-table-cell/>
          <table:covered-table-cell/>
          <table:covered-table-cell/>
        </table:table-row>
        <table:table-row>
          <table:table-cell table:style-name="MailMergeTable2017-05-11T15_3a_56_3a_10Z6.A2" table:number-columns-spanned="4" office:value-type="string">
            <text:h text:style-name="P21" text:outline-level="1"><text:bookmark-start text:name="__RefHeading___Toc16820_3576474230"/>CECA JUVENTUD 2000<text:bookmark-end text:name="__RefHeading___Toc16820_3576474230"/></text:h>
          </table:table-cell>
          <table:covered-table-cell/>
          <table:covered-table-cell/>
          <table:covered-table-cell/>
        </table:table-row>
        <table:table-row>
          <table:table-cell table:style-name="MailMergeTable2017-05-11T15_3a_56_3a_10Z6.A3" table:number-columns-spanned="4" office:value-type="string">
            <text:p text:style-name="P8">Descrição do(s) curso(s)</text:p>
          </table:table-cell>
          <table:covered-table-cell/>
          <table:covered-table-cell/>
          <table:covered-table-cell/>
        </table:table-row>
        <table:table-row>
          <table:table-cell table:style-name="MailMergeTable2017-05-11T15_3a_56_3a_10Z6.A2" table:number-columns-spanned="4" office:value-type="string">
            <text:h text:style-name="P24" text:outline-level="2"><text:bookmark-start text:name="__RefHeading___Toc16822_3576474230"/><text:s/>MITOS Y REALIDADES DE LAS DROGAS<text:bookmark-end text:name="__RefHeading___Toc16822_3576474230"/></text:h>
          </table:table-cell>
          <table:covered-table-cell/>
          <table:covered-table-cell/>
          <table:covered-table-cell/>
        </table:table-row>
        <table:table-row>
          <table:table-cell table:style-name="MailMergeTable2017-05-11T15_3a_56_3a_10Z6.A5" office:value-type="string">
            <text:p text:style-name="P2">Modalidade do curso:</text:p>
          </table:table-cell>
          <table:table-cell table:style-name="MailMergeTable2017-05-11T15_3a_56_3a_10Z6.A5" office:value-type="string">
            <text:p text:style-name="P6">PRESENCIAL,</text:p>
          </table:table-cell>
          <table:table-cell table:style-name="MailMergeTable2017-05-11T15_3a_56_3a_10Z6.A5" office:value-type="string">
            <text:p text:style-name="P2">País:</text:p>
          </table:table-cell>
          <table:table-cell table:style-name="MailMergeTable2017-05-11T15_3a_56_3a_10Z6.A5" office:value-type="string">
            <text:p text:style-name="P4"><text:s/>MÉXICO </text:p>
          </table:table-cell>
        </table:table-row>
        <table:table-row>
          <table:table-cell table:style-name="MailMergeTable2017-05-11T15_3a_56_3a_10Z6.A3" office:value-type="string">
            <text:p text:style-name="P2">Carga horária:</text:p>
          </table:table-cell>
          <table:table-cell table:style-name="MailMergeTable2017-05-11T15_3a_56_3a_10Z6.A3" office:value-type="string">
            <text:p text:style-name="P4">2</text:p>
          </table:table-cell>
          <table:table-cell table:style-name="MailMergeTable2017-05-11T15_3a_56_3a_10Z6.A3" office:value-type="string">
            <text:p text:style-name="P2">Certificação?</text:p>
          </table:table-cell>
          <table:table-cell table:style-name="MailMergeTable2017-05-11T15_3a_56_3a_10Z6.A3" office:value-type="string">
            <text:p text:style-name="P6"><text:span text:style-name="T1"><text:s/></text:span>SI</text:p>
          </table:table-cell>
        </table:table-row>
        <table:table-row>
          <table:table-cell table:style-name="MailMergeTable2017-05-11T15_3a_56_3a_10Z6.A2" office:value-type="string">
            <text:p text:style-name="P3">Ano de início:</text:p>
          </table:table-cell>
          <table:table-cell table:style-name="MailMergeTable2017-05-11T15_3a_56_3a_10Z6.A2" office:value-type="string">
            <text:p text:style-name="P6">2011</text:p>
          </table:table-cell>
          <table:table-cell table:style-name="MailMergeTable2017-05-11T15_3a_56_3a_10Z6.A2" office:value-type="string">
            <text:p text:style-name="P3">Atual?</text:p>
          </table:table-cell>
          <table:table-cell table:style-name="MailMergeTable2017-05-11T15_3a_56_3a_10Z6.A2" office:value-type="string">
            <text:p text:style-name="P6"><text:span text:style-name="T1"><text:s/></text:span>SI</text:p>
          </table:table-cell>
        </table:table-row>
        <table:table-row>
          <table:table-cell table:style-name="MailMergeTable2017-05-11T15_3a_56_3a_10Z6.A3" table:number-columns-spanned="4" office:value-type="string">
            <text:p text:style-name="P9">Ementa da Capacitação</text:p>
          </table:table-cell>
          <table:covered-table-cell/>
          <table:covered-table-cell/>
          <table:covered-table-cell/>
        </table:table-row>
        <table:table-row>
          <table:table-cell table:style-name="MailMergeTable2017-05-11T15_3a_56_3a_10Z6.A3" table:number-columns-spanned="4" office:value-type="string">
            <text:p text:style-name="P16">MIITOS Y REALIDADES DE LAS DROGAS: ALCOHOL, TABACO Y OTRAS DROGAS</text:p>
          </table:table-cell>
          <table:covered-table-cell/>
          <table:covered-table-cell/>
          <table:covered-table-cell/>
        </table:table-row>
        <table:table-row>
          <table:table-cell table:style-name="MailMergeTable2017-05-11T15_3a_56_3a_10Z6.A10" table:number-columns-spanned="4" office:value-type="string">
            <text:p text:style-name="P10">Contato</text:p>
          </table:table-cell>
          <table:covered-table-cell/>
          <table:covered-table-cell/>
          <table:covered-table-cell/>
        </table:table-row>
        <table:table-row>
          <table:table-cell table:style-name="MailMergeTable2017-05-11T15_3a_56_3a_10Z6.A11" table:number-columns-spanned="2" office:value-type="string">
            <text:p text:style-name="P3">Email:</text:p>
          </table:table-cell>
          <table:covered-table-cell/>
          <table:table-cell table:style-name="MailMergeTable2017-05-11T15_3a_56_3a_10Z6.A11" table:number-columns-spanned="2" office:value-type="string">
            <text:p text:style-name="P5">FORMAMXL@IPEBC.GOB.MX</text:p>
          </table:table-cell>
          <table:covered-table-cell/>
        </table:table-row>
        <table:table-row>
          <table:table-cell table:style-name="MailMergeTable2017-05-11T15_3a_56_3a_10Z6.A2" table:number-columns-spanned="2" office:value-type="string">
            <text:p text:style-name="P3">Telefone:</text:p>
          </table:table-cell>
          <table:covered-table-cell/>
          <table:table-cell table:style-name="MailMergeTable2017-05-11T15_3a_56_3a_10Z6.A2" table:number-columns-spanned="2" office:value-type="string">
            <text:p text:style-name="P5">6861192983</text:p>
          </table:table-cell>
          <table:covered-table-cell/>
        </table:table-row>
      </table:table>
      <text:h text:style-name="P22" text:outline-level="1"/>
      <text:h text:style-name="P20" text:outline-level="1"/>
      <table:table table:name="MailMergeTable2017-05-11T15:56:10Z7" table:style-name="MailMergeTable2017-05-11T15_3a_56_3a_10Z7">
        <table:table-column table:style-name="MailMergeTable2017-05-11T15_3a_56_3a_10Z7.A"/>
        <table:table-column table:style-name="MailMergeTable2017-05-11T15_3a_56_3a_10Z7.B"/>
        <table:table-column table:style-name="MailMergeTable2017-05-11T15_3a_56_3a_10Z7.A"/>
        <table:table-column table:style-name="MailMergeTable2017-05-11T15_3a_56_3a_10Z7.D"/>
        <table:table-row>
          <table:table-cell table:style-name="MailMergeTable2017-05-11T15_3a_56_3a_10Z7.A1" table:number-columns-spanned="4" office:value-type="string">
            <text:p text:style-name="P10">Nome do Centro</text:p>
          </table:table-cell>
          <table:covered-table-cell/>
          <table:covered-table-cell/>
          <table:covered-table-cell/>
        </table:table-row>
        <table:table-row>
          <table:table-cell table:style-name="MailMergeTable2017-05-11T15_3a_56_3a_10Z7.A2" table:number-columns-spanned="4" office:value-type="string">
            <text:h text:style-name="P21" text:outline-level="1"><text:bookmark-start text:name="__RefHeading___Toc16824_3576474230"/><text:s/>CECA MEXICALI<text:bookmark-end text:name="__RefHeading___Toc16824_3576474230"/></text:h>
          </table:table-cell>
          <table:covered-table-cell/>
          <table:covered-table-cell/>
          <table:covered-table-cell/>
        </table:table-row>
        <table:table-row>
          <table:table-cell table:style-name="MailMergeTable2017-05-11T15_3a_56_3a_10Z7.A3" table:number-columns-spanned="4" office:value-type="string">
            <text:p text:style-name="P8">Descrição do(s) curso(s)</text:p>
          </table:table-cell>
          <table:covered-table-cell/>
          <table:covered-table-cell/>
          <table:covered-table-cell/>
        </table:table-row>
        <table:table-row>
          <table:table-cell table:style-name="MailMergeTable2017-05-11T15_3a_56_3a_10Z7.A2" table:number-columns-spanned="4" office:value-type="string">
            <text:h text:style-name="P24" text:outline-level="2"><text:bookmark-start text:name="__RefHeading___Toc16826_3576474230"/>HABILIDADES PARA LA VIDA.<text:line-break/><text:line-break/><text:line-break/><text:bookmark-end text:name="__RefHeading___Toc16826_3576474230"/></text:h>
          </table:table-cell>
          <table:covered-table-cell/>
          <table:covered-table-cell/>
          <table:covered-table-cell/>
        </table:table-row>
        <table:table-row>
          <table:table-cell table:style-name="MailMergeTable2017-05-11T15_3a_56_3a_10Z7.A5" office:value-type="string">
            <text:p text:style-name="P2">Modalidade do curso:</text:p>
          </table:table-cell>
          <table:table-cell table:style-name="MailMergeTable2017-05-11T15_3a_56_3a_10Z7.A5" office:value-type="string">
            <text:p text:style-name="P6">PRESENCIAL,</text:p>
          </table:table-cell>
          <table:table-cell table:style-name="MailMergeTable2017-05-11T15_3a_56_3a_10Z7.A5" office:value-type="string">
            <text:p text:style-name="P2">País:</text:p>
          </table:table-cell>
          <table:table-cell table:style-name="MailMergeTable2017-05-11T15_3a_56_3a_10Z7.A5" office:value-type="string">
            <text:p text:style-name="P4"><text:s/>MÉXICO </text:p>
          </table:table-cell>
        </table:table-row>
        <table:table-row>
          <table:table-cell table:style-name="MailMergeTable2017-05-11T15_3a_56_3a_10Z7.A3" office:value-type="string">
            <text:p text:style-name="P2">Carga horária:</text:p>
          </table:table-cell>
          <table:table-cell table:style-name="MailMergeTable2017-05-11T15_3a_56_3a_10Z7.A3" office:value-type="string">
            <text:p text:style-name="P4">4</text:p>
          </table:table-cell>
          <table:table-cell table:style-name="MailMergeTable2017-05-11T15_3a_56_3a_10Z7.A3" office:value-type="string">
            <text:p text:style-name="P2">Certificação?</text:p>
          </table:table-cell>
          <table:table-cell table:style-name="MailMergeTable2017-05-11T15_3a_56_3a_10Z7.A3" office:value-type="string">
            <text:p text:style-name="P6"><text:span text:style-name="T1"><text:s/></text:span>SI</text:p>
          </table:table-cell>
        </table:table-row>
        <table:table-row>
          <table:table-cell table:style-name="MailMergeTable2017-05-11T15_3a_56_3a_10Z7.A2" office:value-type="string">
            <text:p text:style-name="P3">Ano de início:</text:p>
          </table:table-cell>
          <table:table-cell table:style-name="MailMergeTable2017-05-11T15_3a_56_3a_10Z7.A2" office:value-type="string">
            <text:p text:style-name="P6">2011</text:p>
          </table:table-cell>
          <table:table-cell table:style-name="MailMergeTable2017-05-11T15_3a_56_3a_10Z7.A2" office:value-type="string">
            <text:p text:style-name="P3">Atual?</text:p>
          </table:table-cell>
          <table:table-cell table:style-name="MailMergeTable2017-05-11T15_3a_56_3a_10Z7.A2" office:value-type="string">
            <text:p text:style-name="P6"><text:span text:style-name="T1"><text:s/></text:span>SI</text:p>
          </table:table-cell>
        </table:table-row>
        <table:table-row>
          <table:table-cell table:style-name="MailMergeTable2017-05-11T15_3a_56_3a_10Z7.A3" table:number-columns-spanned="4" office:value-type="string">
            <text:p text:style-name="P9">Ementa da Capacitação</text:p>
          </table:table-cell>
          <table:covered-table-cell/>
          <table:covered-table-cell/>
          <table:covered-table-cell/>
        </table:table-row>
        <table:table-row>
          <table:table-cell table:style-name="MailMergeTable2017-05-11T15_3a_56_3a_10Z7.A3" table:number-columns-spanned="4" office:value-type="string">
            <text:p text:style-name="P16"><text:s/>HABILIDADES SOCIALES<text:line-break/>HABILIDADES DE PENSAMIENTO<text:line-break/>MANEJO DE EMOCIONES<text:line-break/></text:p>
          </table:table-cell>
          <table:covered-table-cell/>
          <table:covered-table-cell/>
          <table:covered-table-cell/>
        </table:table-row>
        <table:table-row>
          <table:table-cell table:style-name="MailMergeTable2017-05-11T15_3a_56_3a_10Z7.A10" table:number-columns-spanned="4" office:value-type="string">
            <text:p text:style-name="P10">Contato</text:p>
          </table:table-cell>
          <table:covered-table-cell/>
          <table:covered-table-cell/>
          <table:covered-table-cell/>
        </table:table-row>
        <table:table-row>
          <table:table-cell table:style-name="MailMergeTable2017-05-11T15_3a_56_3a_10Z7.A11" table:number-columns-spanned="2" office:value-type="string">
            <text:p text:style-name="P3">Email:</text:p>
          </table:table-cell>
          <table:covered-table-cell/>
          <table:table-cell table:style-name="MailMergeTable2017-05-11T15_3a_56_3a_10Z7.A11" table:number-columns-spanned="2" office:value-type="string">
            <text:p text:style-name="P5">FORMAMXL@IPEBC.GOB.MX</text:p>
          </table:table-cell>
          <table:covered-table-cell/>
        </table:table-row>
        <table:table-row>
          <table:table-cell table:style-name="MailMergeTable2017-05-11T15_3a_56_3a_10Z7.A2" table:number-columns-spanned="2" office:value-type="string">
            <text:p text:style-name="P3">Telefone:</text:p>
          </table:table-cell>
          <table:covered-table-cell/>
          <table:table-cell table:style-name="MailMergeTable2017-05-11T15_3a_56_3a_10Z7.A2" table:number-columns-spanned="2" office:value-type="string">
            <text:p text:style-name="P5">6861192983</text:p>
          </table:table-cell>
          <table:covered-table-cell/>
        </table:table-row>
      </table:table>
      <text:h text:style-name="P22" text:outline-level="1"/>
      <text:h text:style-name="P20" text:outline-level="1"/>
      <table:table table:name="MailMergeTable2017-05-11T15:56:10Z8" table:style-name="MailMergeTable2017-05-11T15_3a_56_3a_10Z8">
        <table:table-column table:style-name="MailMergeTable2017-05-11T15_3a_56_3a_10Z8.A"/>
        <table:table-column table:style-name="MailMergeTable2017-05-11T15_3a_56_3a_10Z8.B"/>
        <table:table-column table:style-name="MailMergeTable2017-05-11T15_3a_56_3a_10Z8.A"/>
        <table:table-column table:style-name="MailMergeTable2017-05-11T15_3a_56_3a_10Z8.D"/>
        <table:table-row>
          <table:table-cell table:style-name="MailMergeTable2017-05-11T15_3a_56_3a_10Z8.A1" table:number-columns-spanned="4" office:value-type="string">
            <text:p text:style-name="P10">Nome do Centro</text:p>
          </table:table-cell>
          <table:covered-table-cell/>
          <table:covered-table-cell/>
          <table:covered-table-cell/>
        </table:table-row>
        <table:table-row>
          <table:table-cell table:style-name="MailMergeTable2017-05-11T15_3a_56_3a_10Z8.A2" table:number-columns-spanned="4" office:value-type="string">
            <text:h text:style-name="P21" text:outline-level="1"><text:bookmark-start text:name="__RefHeading___Toc16828_3576474230"/><text:s/>CENTRO DE ATENCION EN DROGODEPENDENCIAS- CAD SAMEIN <text:bookmark-end text:name="__RefHeading___Toc16828_3576474230"/></text:h>
          </table:table-cell>
          <table:covered-table-cell/>
          <table:covered-table-cell/>
          <table:covered-table-cell/>
        </table:table-row>
        <table:table-row>
          <table:table-cell table:style-name="MailMergeTable2017-05-11T15_3a_56_3a_10Z8.A3" table:number-columns-spanned="4" office:value-type="string">
            <text:p text:style-name="P8">Descrição do(s) curso(s)</text:p>
          </table:table-cell>
          <table:covered-table-cell/>
          <table:covered-table-cell/>
          <table:covered-table-cell/>
        </table:table-row>
        <table:table-row>
          <table:table-cell table:style-name="MailMergeTable2017-05-11T15_3a_56_3a_10Z8.A2" table:number-columns-spanned="4" office:value-type="string">
            <text:h text:style-name="P24" text:outline-level="2"><text:bookmark-start text:name="__RefHeading___Toc16830_3576474230"/><text:s/>ENFERMEDAD DUAL EN ADOLESCENTES Y NIÑOS<text:line-break/>PREVENCIÓN INDICADA Y SELECTIVA EN DROGODEPENDENCIAS<text:line-break/>TAMIZAJE E INTERVENCIÓN BREVE<text:bookmark-end text:name="__RefHeading___Toc16830_3576474230"/></text:h>
          </table:table-cell>
          <table:covered-table-cell/>
          <table:covered-table-cell/>
          <table:covered-table-cell/>
        </table:table-row>
        <table:table-row>
          <table:table-cell table:style-name="MailMergeTable2017-05-11T15_3a_56_3a_10Z8.A5" office:value-type="string">
            <text:p text:style-name="P2">Modalidade do curso:</text:p>
          </table:table-cell>
          <table:table-cell table:style-name="MailMergeTable2017-05-11T15_3a_56_3a_10Z8.A5" office:value-type="string">
            <text:p text:style-name="P6">PRESENCIAL,</text:p>
          </table:table-cell>
          <table:table-cell table:style-name="MailMergeTable2017-05-11T15_3a_56_3a_10Z8.A5" office:value-type="string">
            <text:p text:style-name="P2">País:</text:p>
          </table:table-cell>
          <table:table-cell table:style-name="MailMergeTable2017-05-11T15_3a_56_3a_10Z8.A5" office:value-type="string">
            <text:p text:style-name="P4"><text:s/>COLOMBIA </text:p>
          </table:table-cell>
        </table:table-row>
        <table:table-row>
          <table:table-cell table:style-name="MailMergeTable2017-05-11T15_3a_56_3a_10Z8.A3" office:value-type="string">
            <text:p text:style-name="P2">Carga horária:</text:p>
          </table:table-cell>
          <table:table-cell table:style-name="MailMergeTable2017-05-11T15_3a_56_3a_10Z8.A3" office:value-type="string">
            <text:p text:style-name="P4">36</text:p>
          </table:table-cell>
          <table:table-cell table:style-name="MailMergeTable2017-05-11T15_3a_56_3a_10Z8.A3" office:value-type="string">
            <text:p text:style-name="P2">Certificação?</text:p>
          </table:table-cell>
          <table:table-cell table:style-name="MailMergeTable2017-05-11T15_3a_56_3a_10Z8.A3" office:value-type="string">
            <text:p text:style-name="P6"><text:span text:style-name="T1"><text:s/></text:span>SI</text:p>
          </table:table-cell>
        </table:table-row>
        <table:table-row>
          <table:table-cell table:style-name="MailMergeTable2017-05-11T15_3a_56_3a_10Z8.A2" office:value-type="string">
            <text:p text:style-name="P3">Ano de início:</text:p>
          </table:table-cell>
          <table:table-cell table:style-name="MailMergeTable2017-05-11T15_3a_56_3a_10Z8.A2" office:value-type="string">
            <text:p text:style-name="P6">2009</text:p>
          </table:table-cell>
          <table:table-cell table:style-name="MailMergeTable2017-05-11T15_3a_56_3a_10Z8.A2" office:value-type="string">
            <text:p text:style-name="P3">Atual?</text:p>
          </table:table-cell>
          <table:table-cell table:style-name="MailMergeTable2017-05-11T15_3a_56_3a_10Z8.A2" office:value-type="string">
            <text:p text:style-name="P6"><text:span text:style-name="T1"><text:s/></text:span>SI</text:p>
          </table:table-cell>
        </table:table-row>
        <table:table-row>
          <table:table-cell table:style-name="MailMergeTable2017-05-11T15_3a_56_3a_10Z8.A3" table:number-columns-spanned="4" office:value-type="string">
            <text:p text:style-name="P9">Ementa da Capacitação</text:p>
          </table:table-cell>
          <table:covered-table-cell/>
          <table:covered-table-cell/>
          <table:covered-table-cell/>
        </table:table-row>
        <table:table-row>
          <table:table-cell table:style-name="MailMergeTable2017-05-11T15_3a_56_3a_10Z8.A3" table:number-columns-spanned="4" office:value-type="string">
            <text:p text:style-name="P16"><text:s/>TAMIZAJE<text:line-break/>INTERVENCIÓN BREVE<text:line-break/>ADOLESCENCIA E INFANCIA<text:line-break/>NORMATIVIDAD LOCAL<text:line-break/>ASPECTOS BASICOS SPA</text:p>
          </table:table-cell>
          <table:covered-table-cell/>
          <table:covered-table-cell/>
          <table:covered-table-cell/>
        </table:table-row>
        <table:table-row>
          <table:table-cell table:style-name="MailMergeTable2017-05-11T15_3a_56_3a_10Z8.A10" table:number-columns-spanned="4" office:value-type="string">
            <text:p text:style-name="P10">Contato</text:p>
          </table:table-cell>
          <table:covered-table-cell/>
          <table:covered-table-cell/>
          <table:covered-table-cell/>
        </table:table-row>
        <table:table-row>
          <table:table-cell table:style-name="MailMergeTable2017-05-11T15_3a_56_3a_10Z8.A11" table:number-columns-spanned="2" office:value-type="string">
            <text:p text:style-name="P3">Email:</text:p>
          </table:table-cell>
          <table:covered-table-cell/>
          <table:table-cell table:style-name="MailMergeTable2017-05-11T15_3a_56_3a_10Z8.A11" table:number-columns-spanned="2" office:value-type="string">
            <text:p text:style-name="P5">DIRECCIONCADSAMEIN@GMAIL.COM</text:p>
          </table:table-cell>
          <table:covered-table-cell/>
        </table:table-row>
        <table:table-row>
          <table:table-cell table:style-name="MailMergeTable2017-05-11T15_3a_56_3a_10Z8.A2" table:number-columns-spanned="2" office:value-type="string">
            <text:p text:style-name="P3">Telefone:</text:p>
          </table:table-cell>
          <table:covered-table-cell/>
          <table:table-cell table:style-name="MailMergeTable2017-05-11T15_3a_56_3a_10Z8.A2" table:number-columns-spanned="2" office:value-type="string">
            <text:p text:style-name="P5">3122465087</text:p>
          </table:table-cell>
          <table:covered-table-cell/>
        </table:table-row>
      </table:table>
      <text:h text:style-name="P22" text:outline-level="1"/>
      <text:h text:style-name="P20" text:outline-level="1"/>
      <table:table table:name="MailMergeTable2017-05-11T15:56:10Z9" table:style-name="MailMergeTable2017-05-11T15_3a_56_3a_10Z9">
        <table:table-column table:style-name="MailMergeTable2017-05-11T15_3a_56_3a_10Z9.A"/>
        <table:table-column table:style-name="MailMergeTable2017-05-11T15_3a_56_3a_10Z9.B"/>
        <table:table-column table:style-name="MailMergeTable2017-05-11T15_3a_56_3a_10Z9.A"/>
        <table:table-column table:style-name="MailMergeTable2017-05-11T15_3a_56_3a_10Z9.D"/>
        <table:table-row>
          <table:table-cell table:style-name="MailMergeTable2017-05-11T15_3a_56_3a_10Z9.A1" table:number-columns-spanned="4" office:value-type="string">
            <text:p text:style-name="P10">Nome do Centro</text:p>
          </table:table-cell>
          <table:covered-table-cell/>
          <table:covered-table-cell/>
          <table:covered-table-cell/>
        </table:table-row>
        <table:table-row>
          <table:table-cell table:style-name="MailMergeTable2017-05-11T15_3a_56_3a_10Z9.A2" table:number-columns-spanned="4" office:value-type="string">
            <text:h text:style-name="P21" text:outline-level="1"><text:bookmark-start text:name="__RefHeading___Toc16832_3576474230"/><text:s/>CENTRO DE ATENCIÓN PRIMARIA EN ADICCIONES OCOTLAN <text:bookmark-end text:name="__RefHeading___Toc16832_3576474230"/></text:h>
          </table:table-cell>
          <table:covered-table-cell/>
          <table:covered-table-cell/>
          <table:covered-table-cell/>
        </table:table-row>
        <table:table-row>
          <table:table-cell table:style-name="MailMergeTable2017-05-11T15_3a_56_3a_10Z9.A3" table:number-columns-spanned="4" office:value-type="string">
            <text:p text:style-name="P8">Descrição do(s) curso(s)</text:p>
          </table:table-cell>
          <table:covered-table-cell/>
          <table:covered-table-cell/>
          <table:covered-table-cell/>
        </table:table-row>
        <table:table-row>
          <table:table-cell table:style-name="MailMergeTable2017-05-11T15_3a_56_3a_10Z9.A2" table:number-columns-spanned="4" office:value-type="string">
            <text:h text:style-name="P24" text:outline-level="2"><text:bookmark-start text:name="__RefHeading___Toc16834_3576474230"/><text:s/>CAMPAÑA NACIONAL EN PREVENCIÓN DE ADICCIONES <text:bookmark-end text:name="__RefHeading___Toc16834_3576474230"/></text:h>
          </table:table-cell>
          <table:covered-table-cell/>
          <table:covered-table-cell/>
          <table:covered-table-cell/>
        </table:table-row>
        <table:table-row>
          <table:table-cell table:style-name="MailMergeTable2017-05-11T15_3a_56_3a_10Z9.A5" office:value-type="string">
            <text:p text:style-name="P2">Modalidade do curso:</text:p>
          </table:table-cell>
          <table:table-cell table:style-name="MailMergeTable2017-05-11T15_3a_56_3a_10Z9.A5" office:value-type="string">
            <text:p text:style-name="P6">PRESENCIAL,</text:p>
          </table:table-cell>
          <table:table-cell table:style-name="MailMergeTable2017-05-11T15_3a_56_3a_10Z9.A5" office:value-type="string">
            <text:p text:style-name="P2">País:</text:p>
          </table:table-cell>
          <table:table-cell table:style-name="MailMergeTable2017-05-11T15_3a_56_3a_10Z9.A5" office:value-type="string">
            <text:p text:style-name="P4"><text:s/>MÉXICO </text:p>
          </table:table-cell>
        </table:table-row>
        <table:table-row>
          <table:table-cell table:style-name="MailMergeTable2017-05-11T15_3a_56_3a_10Z9.A3" office:value-type="string">
            <text:p text:style-name="P2">Carga horária:</text:p>
          </table:table-cell>
          <table:table-cell table:style-name="MailMergeTable2017-05-11T15_3a_56_3a_10Z9.A3" office:value-type="string">
            <text:p text:style-name="P4">10</text:p>
          </table:table-cell>
          <table:table-cell table:style-name="MailMergeTable2017-05-11T15_3a_56_3a_10Z9.A3" office:value-type="string">
            <text:p text:style-name="P2">Certificação?</text:p>
          </table:table-cell>
          <table:table-cell table:style-name="MailMergeTable2017-05-11T15_3a_56_3a_10Z9.A3" office:value-type="string">
            <text:p text:style-name="P6"><text:span text:style-name="T1"><text:s/></text:span>SI</text:p>
          </table:table-cell>
        </table:table-row>
        <table:table-row>
          <table:table-cell table:style-name="MailMergeTable2017-05-11T15_3a_56_3a_10Z9.A2" office:value-type="string">
            <text:p text:style-name="P3">Ano de início:</text:p>
          </table:table-cell>
          <table:table-cell table:style-name="MailMergeTable2017-05-11T15_3a_56_3a_10Z9.A2" office:value-type="string">
            <text:p text:style-name="P6">7</text:p>
          </table:table-cell>
          <table:table-cell table:style-name="MailMergeTable2017-05-11T15_3a_56_3a_10Z9.A2" office:value-type="string">
            <text:p text:style-name="P3">Atual?</text:p>
          </table:table-cell>
          <table:table-cell table:style-name="MailMergeTable2017-05-11T15_3a_56_3a_10Z9.A2" office:value-type="string">
            <text:p text:style-name="P6"><text:span text:style-name="T1"><text:s/></text:span>SI</text:p>
          </table:table-cell>
        </table:table-row>
        <table:table-row>
          <table:table-cell table:style-name="MailMergeTable2017-05-11T15_3a_56_3a_10Z9.A3" table:number-columns-spanned="4" office:value-type="string">
            <text:p text:style-name="P9">Ementa da Capacitação</text:p>
          </table:table-cell>
          <table:covered-table-cell/>
          <table:covered-table-cell/>
          <table:covered-table-cell/>
        </table:table-row>
        <table:table-row>
          <table:table-cell table:style-name="MailMergeTable2017-05-11T15_3a_56_3a_10Z9.A3" table:number-columns-spanned="4" office:value-type="string">
            <text:p text:style-name="P16"><text:s/>1</text:p>
          </table:table-cell>
          <table:covered-table-cell/>
          <table:covered-table-cell/>
          <table:covered-table-cell/>
        </table:table-row>
        <table:table-row>
          <table:table-cell table:style-name="MailMergeTable2017-05-11T15_3a_56_3a_10Z9.A10" table:number-columns-spanned="4" office:value-type="string">
            <text:p text:style-name="P10">Contato</text:p>
          </table:table-cell>
          <table:covered-table-cell/>
          <table:covered-table-cell/>
          <table:covered-table-cell/>
        </table:table-row>
        <table:table-row>
          <table:table-cell table:style-name="MailMergeTable2017-05-11T15_3a_56_3a_10Z9.A11" table:number-columns-spanned="2" office:value-type="string">
            <text:p text:style-name="P3">Email:</text:p>
          </table:table-cell>
          <table:covered-table-cell/>
          <table:table-cell table:style-name="MailMergeTable2017-05-11T15_3a_56_3a_10Z9.A11" table:number-columns-spanned="2" office:value-type="string">
            <text:p text:style-name="P5">CAPAOCOTLAN1@HOTMAIL.COM</text:p>
          </table:table-cell>
          <table:covered-table-cell/>
        </table:table-row>
        <table:table-row>
          <table:table-cell table:style-name="MailMergeTable2017-05-11T15_3a_56_3a_10Z9.A2" table:number-columns-spanned="2" office:value-type="string">
            <text:p text:style-name="P3">Telefone:</text:p>
          </table:table-cell>
          <table:covered-table-cell/>
          <table:table-cell table:style-name="MailMergeTable2017-05-11T15_3a_56_3a_10Z9.A2" table:number-columns-spanned="2" office:value-type="string">
            <text:p text:style-name="P5">3360596603</text:p>
          </table:table-cell>
          <table:covered-table-cell/>
        </table:table-row>
      </table:table>
      <text:h text:style-name="P22" text:outline-level="1"/>
      <text:h text:style-name="P20" text:outline-level="1"/>
      <table:table table:name="MailMergeTable2017-05-11T15:56:10Z10" table:style-name="MailMergeTable2017-05-11T15_3a_56_3a_10Z10">
        <table:table-column table:style-name="MailMergeTable2017-05-11T15_3a_56_3a_10Z10.A"/>
        <table:table-column table:style-name="MailMergeTable2017-05-11T15_3a_56_3a_10Z10.B"/>
        <table:table-column table:style-name="MailMergeTable2017-05-11T15_3a_56_3a_10Z10.A"/>
        <table:table-column table:style-name="MailMergeTable2017-05-11T15_3a_56_3a_10Z10.D"/>
        <table:table-row>
          <table:table-cell table:style-name="MailMergeTable2017-05-11T15_3a_56_3a_10Z10.A1" table:number-columns-spanned="4" office:value-type="string">
            <text:p text:style-name="P10">Nome do Centro</text:p>
          </table:table-cell>
          <table:covered-table-cell/>
          <table:covered-table-cell/>
          <table:covered-table-cell/>
        </table:table-row>
        <table:table-row>
          <table:table-cell table:style-name="MailMergeTable2017-05-11T15_3a_56_3a_10Z10.A2" table:number-columns-spanned="4" office:value-type="string">
            <text:h text:style-name="P21" text:outline-level="1"><text:bookmark-start text:name="__RefHeading___Toc16836_3576474230"/><text:s/>CENTRO DE ATENCIÓN PRIMARIA EN ADICCIONES OCOTLÁN<text:bookmark-end text:name="__RefHeading___Toc16836_3576474230"/></text:h>
          </table:table-cell>
          <table:covered-table-cell/>
          <table:covered-table-cell/>
          <table:covered-table-cell/>
        </table:table-row>
        <table:table-row>
          <table:table-cell table:style-name="MailMergeTable2017-05-11T15_3a_56_3a_10Z10.A3" table:number-columns-spanned="4" office:value-type="string">
            <text:p text:style-name="P8">Descrição do(s) curso(s)</text:p>
          </table:table-cell>
          <table:covered-table-cell/>
          <table:covered-table-cell/>
          <table:covered-table-cell/>
        </table:table-row>
        <table:table-row>
          <table:table-cell table:style-name="MailMergeTable2017-05-11T15_3a_56_3a_10Z10.A2" table:number-columns-spanned="4" office:value-type="string">
            <text:h text:style-name="P24" text:outline-level="2"><text:bookmark-start text:name="__RefHeading___Toc16838_3576474230"/><text:s/>PROMOTORES NUEVA VIDA.<text:bookmark-end text:name="__RefHeading___Toc16838_3576474230"/></text:h>
          </table:table-cell>
          <table:covered-table-cell/>
          <table:covered-table-cell/>
          <table:covered-table-cell/>
        </table:table-row>
        <table:table-row>
          <table:table-cell table:style-name="MailMergeTable2017-05-11T15_3a_56_3a_10Z10.A5" office:value-type="string">
            <text:p text:style-name="P2">Modalidade do curso:</text:p>
          </table:table-cell>
          <table:table-cell table:style-name="MailMergeTable2017-05-11T15_3a_56_3a_10Z10.A5" office:value-type="string">
            <text:p text:style-name="P6">PRESENCIAL,</text:p>
          </table:table-cell>
          <table:table-cell table:style-name="MailMergeTable2017-05-11T15_3a_56_3a_10Z10.A5" office:value-type="string">
            <text:p text:style-name="P2">País:</text:p>
          </table:table-cell>
          <table:table-cell table:style-name="MailMergeTable2017-05-11T15_3a_56_3a_10Z10.A5" office:value-type="string">
            <text:p text:style-name="P4"><text:s/>MÉXICO </text:p>
          </table:table-cell>
        </table:table-row>
        <table:table-row>
          <table:table-cell table:style-name="MailMergeTable2017-05-11T15_3a_56_3a_10Z10.A3" office:value-type="string">
            <text:p text:style-name="P2">Carga horária:</text:p>
          </table:table-cell>
          <table:table-cell table:style-name="MailMergeTable2017-05-11T15_3a_56_3a_10Z10.A3" office:value-type="string">
            <text:p text:style-name="P4">6</text:p>
          </table:table-cell>
          <table:table-cell table:style-name="MailMergeTable2017-05-11T15_3a_56_3a_10Z10.A3" office:value-type="string">
            <text:p text:style-name="P2">Certificação?</text:p>
          </table:table-cell>
          <table:table-cell table:style-name="MailMergeTable2017-05-11T15_3a_56_3a_10Z10.A3" office:value-type="string">
            <text:p text:style-name="P6"><text:span text:style-name="T1"><text:s/></text:span>SI</text:p>
          </table:table-cell>
        </table:table-row>
        <table:table-row>
          <table:table-cell table:style-name="MailMergeTable2017-05-11T15_3a_56_3a_10Z10.A2" office:value-type="string">
            <text:p text:style-name="P3">Ano de início:</text:p>
          </table:table-cell>
          <table:table-cell table:style-name="MailMergeTable2017-05-11T15_3a_56_3a_10Z10.A2" office:value-type="string">
            <text:p text:style-name="P6">2009</text:p>
          </table:table-cell>
          <table:table-cell table:style-name="MailMergeTable2017-05-11T15_3a_56_3a_10Z10.A2" office:value-type="string">
            <text:p text:style-name="P3">Atual?</text:p>
          </table:table-cell>
          <table:table-cell table:style-name="MailMergeTable2017-05-11T15_3a_56_3a_10Z10.A2" office:value-type="string">
            <text:p text:style-name="P6"><text:span text:style-name="T1"><text:s/></text:span>SI</text:p>
          </table:table-cell>
        </table:table-row>
        <table:table-row>
          <table:table-cell table:style-name="MailMergeTable2017-05-11T15_3a_56_3a_10Z10.A3" table:number-columns-spanned="4" office:value-type="string">
            <text:p text:style-name="P9">Ementa da Capacitação</text:p>
          </table:table-cell>
          <table:covered-table-cell/>
          <table:covered-table-cell/>
          <table:covered-table-cell/>
        </table:table-row>
        <table:table-row>
          <table:table-cell table:style-name="MailMergeTable2017-05-11T15_3a_56_3a_10Z10.A3" table:number-columns-spanned="4" office:value-type="string">
            <text:p text:style-name="P16"><text:s/>CONCEPTOS BÁSICOS, DETECCIÓN TEMPRANA Y CANALIZACIÓN</text:p>
          </table:table-cell>
          <table:covered-table-cell/>
          <table:covered-table-cell/>
          <table:covered-table-cell/>
        </table:table-row>
        <table:table-row>
          <table:table-cell table:style-name="MailMergeTable2017-05-11T15_3a_56_3a_10Z10.A10" table:number-columns-spanned="4" office:value-type="string">
            <text:p text:style-name="P10">Contato</text:p>
          </table:table-cell>
          <table:covered-table-cell/>
          <table:covered-table-cell/>
          <table:covered-table-cell/>
        </table:table-row>
        <table:table-row>
          <table:table-cell table:style-name="MailMergeTable2017-05-11T15_3a_56_3a_10Z10.A11" table:number-columns-spanned="2" office:value-type="string">
            <text:p text:style-name="P3">Email:</text:p>
          </table:table-cell>
          <table:covered-table-cell/>
          <table:table-cell table:style-name="MailMergeTable2017-05-11T15_3a_56_3a_10Z10.A11" table:number-columns-spanned="2" office:value-type="string">
            <text:p text:style-name="P5">CAPAOCOTLAN1@HOTMAIL.COM</text:p>
          </table:table-cell>
          <table:covered-table-cell/>
        </table:table-row>
        <table:table-row>
          <table:table-cell table:style-name="MailMergeTable2017-05-11T15_3a_56_3a_10Z10.A2" table:number-columns-spanned="2" office:value-type="string">
            <text:p text:style-name="P3">Telefone:</text:p>
          </table:table-cell>
          <table:covered-table-cell/>
          <table:table-cell table:style-name="MailMergeTable2017-05-11T15_3a_56_3a_10Z10.A2" table:number-columns-spanned="2" office:value-type="string">
            <text:p text:style-name="P5">3338225863</text:p>
          </table:table-cell>
          <table:covered-table-cell/>
        </table:table-row>
      </table:table>
      <text:h text:style-name="P22" text:outline-level="1"/>
      <text:h text:style-name="P20" text:outline-level="1"/>
      <table:table table:name="MailMergeTable2017-05-11T15:56:11Z11" table:style-name="MailMergeTable2017-05-11T15_3a_56_3a_11Z11">
        <table:table-column table:style-name="MailMergeTable2017-05-11T15_3a_56_3a_11Z11.A"/>
        <table:table-column table:style-name="MailMergeTable2017-05-11T15_3a_56_3a_11Z11.B"/>
        <table:table-column table:style-name="MailMergeTable2017-05-11T15_3a_56_3a_11Z11.A"/>
        <table:table-column table:style-name="MailMergeTable2017-05-11T15_3a_56_3a_11Z11.D"/>
        <table:table-row>
          <table:table-cell table:style-name="MailMergeTable2017-05-11T15_3a_56_3a_11Z11.A1" table:number-columns-spanned="4" office:value-type="string">
            <text:p text:style-name="P10">Nome do Centro</text:p>
          </table:table-cell>
          <table:covered-table-cell/>
          <table:covered-table-cell/>
          <table:covered-table-cell/>
        </table:table-row>
        <table:table-row>
          <table:table-cell table:style-name="MailMergeTable2017-05-11T15_3a_56_3a_11Z11.A2" table:number-columns-spanned="4" office:value-type="string">
            <text:h text:style-name="P21" text:outline-level="1"><text:bookmark-start text:name="__RefHeading___Toc16840_3576474230"/><text:s/>CENTRO DE ATENCION PRIMARIA EN ADICCIONES, SANTA CATARINA, NUEVO LEON, MEXICO<text:bookmark-end text:name="__RefHeading___Toc16840_3576474230"/></text:h>
          </table:table-cell>
          <table:covered-table-cell/>
          <table:covered-table-cell/>
          <table:covered-table-cell/>
        </table:table-row>
        <table:table-row>
          <table:table-cell table:style-name="MailMergeTable2017-05-11T15_3a_56_3a_11Z11.A3" table:number-columns-spanned="4" office:value-type="string">
            <text:p text:style-name="P8">Descrição do(s) curso(s)</text:p>
          </table:table-cell>
          <table:covered-table-cell/>
          <table:covered-table-cell/>
          <table:covered-table-cell/>
        </table:table-row>
        <table:table-row>
          <table:table-cell table:style-name="MailMergeTable2017-05-11T15_3a_56_3a_11Z11.A2" table:number-columns-spanned="4" office:value-type="string">
            <text:h text:style-name="P24" text:outline-level="2"><text:bookmark-start text:name="__RefHeading___Toc16842_3576474230"/><text:s/>IDEAS<text:line-break/>MITOS Y REALIDADES<text:line-break/>10 RECOMENDACIONES PARA PADRES, PARA EVITAR CONSUMO DE DROGAS EN SUS HIJOS<text:line-break/><text:bookmark-end text:name="__RefHeading___Toc16842_3576474230"/></text:h>
          </table:table-cell>
          <table:covered-table-cell/>
          <table:covered-table-cell/>
          <table:covered-table-cell/>
        </table:table-row>
        <table:table-row>
          <table:table-cell table:style-name="MailMergeTable2017-05-11T15_3a_56_3a_11Z11.A5" office:value-type="string">
            <text:p text:style-name="P2">Modalidade do curso:</text:p>
          </table:table-cell>
          <table:table-cell table:style-name="MailMergeTable2017-05-11T15_3a_56_3a_11Z11.A5" office:value-type="string">
            <text:p text:style-name="P6">PRESENCIAL,</text:p>
          </table:table-cell>
          <table:table-cell table:style-name="MailMergeTable2017-05-11T15_3a_56_3a_11Z11.A5" office:value-type="string">
            <text:p text:style-name="P2">País:</text:p>
          </table:table-cell>
          <table:table-cell table:style-name="MailMergeTable2017-05-11T15_3a_56_3a_11Z11.A5" office:value-type="string">
            <text:p text:style-name="P4"><text:s/>MÉXICO </text:p>
          </table:table-cell>
        </table:table-row>
        <table:table-row>
          <table:table-cell table:style-name="MailMergeTable2017-05-11T15_3a_56_3a_11Z11.A3" office:value-type="string">
            <text:p text:style-name="P2">Carga horária:</text:p>
          </table:table-cell>
          <table:table-cell table:style-name="MailMergeTable2017-05-11T15_3a_56_3a_11Z11.A3" office:value-type="string">
            <text:p text:style-name="P4">4</text:p>
          </table:table-cell>
          <table:table-cell table:style-name="MailMergeTable2017-05-11T15_3a_56_3a_11Z11.A3" office:value-type="string">
            <text:p text:style-name="P2">Certificação?</text:p>
          </table:table-cell>
          <table:table-cell table:style-name="MailMergeTable2017-05-11T15_3a_56_3a_11Z11.A3" office:value-type="string">
            <text:p text:style-name="P6"><text:span text:style-name="T1"><text:s/></text:span>SI</text:p>
          </table:table-cell>
        </table:table-row>
        <table:table-row>
          <table:table-cell table:style-name="MailMergeTable2017-05-11T15_3a_56_3a_11Z11.A2" office:value-type="string">
            <text:p text:style-name="P3">Ano de início:</text:p>
          </table:table-cell>
          <table:table-cell table:style-name="MailMergeTable2017-05-11T15_3a_56_3a_11Z11.A2" office:value-type="string">
            <text:p text:style-name="P6">-2009</text:p>
          </table:table-cell>
          <table:table-cell table:style-name="MailMergeTable2017-05-11T15_3a_56_3a_11Z11.A2" office:value-type="string">
            <text:p text:style-name="P3">Atual?</text:p>
          </table:table-cell>
          <table:table-cell table:style-name="MailMergeTable2017-05-11T15_3a_56_3a_11Z11.A2" office:value-type="string">
            <text:p text:style-name="P6"><text:span text:style-name="T1"><text:s/></text:span>SI</text:p>
          </table:table-cell>
        </table:table-row>
        <table:table-row>
          <table:table-cell table:style-name="MailMergeTable2017-05-11T15_3a_56_3a_11Z11.A3" table:number-columns-spanned="4" office:value-type="string">
            <text:p text:style-name="P9">Ementa da Capacitação</text:p>
          </table:table-cell>
          <table:covered-table-cell/>
          <table:covered-table-cell/>
          <table:covered-table-cell/>
        </table:table-row>
        <table:table-row>
          <table:table-cell table:style-name="MailMergeTable2017-05-11T15_3a_56_3a_11Z11.A3" table:number-columns-spanned="4" office:value-type="string">
            <text:p text:style-name="P16"><text:s/>IDEAS<text:line-break/>INDAGA<text:line-break/>DIALOGA<text:line-break/>EXPLORA<text:line-break/>ACOMPAÑA<text:line-break/></text:p>
          </table:table-cell>
          <table:covered-table-cell/>
          <table:covered-table-cell/>
          <table:covered-table-cell/>
        </table:table-row>
        <table:table-row>
          <table:table-cell table:style-name="MailMergeTable2017-05-11T15_3a_56_3a_11Z11.A10" table:number-columns-spanned="4" office:value-type="string">
            <text:p text:style-name="P10">Contato</text:p>
          </table:table-cell>
          <table:covered-table-cell/>
          <table:covered-table-cell/>
          <table:covered-table-cell/>
        </table:table-row>
        <table:table-row>
          <table:table-cell table:style-name="MailMergeTable2017-05-11T15_3a_56_3a_11Z11.A11" table:number-columns-spanned="2" office:value-type="string">
            <text:p text:style-name="P3">Email:</text:p>
          </table:table-cell>
          <table:covered-table-cell/>
          <table:table-cell table:style-name="MailMergeTable2017-05-11T15_3a_56_3a_11Z11.A11" table:number-columns-spanned="2" office:value-type="string">
            <text:p text:style-name="P5">CNVSANTACATARINA@GMAIL.COM</text:p>
          </table:table-cell>
          <table:covered-table-cell/>
        </table:table-row>
        <table:table-row>
          <table:table-cell table:style-name="MailMergeTable2017-05-11T15_3a_56_3a_11Z11.A2" table:number-columns-spanned="2" office:value-type="string">
            <text:p text:style-name="P3">Telefone:</text:p>
          </table:table-cell>
          <table:covered-table-cell/>
          <table:table-cell table:style-name="MailMergeTable2017-05-11T15_3a_56_3a_11Z11.A2" table:number-columns-spanned="2" office:value-type="string">
            <text:p text:style-name="P5">8186836589</text:p>
          </table:table-cell>
          <table:covered-table-cell/>
        </table:table-row>
      </table:table>
      <text:h text:style-name="P22" text:outline-level="1"/>
      <text:h text:style-name="P20" text:outline-level="1"/>
      <table:table table:name="MailMergeTable2017-05-11T15:56:11Z12" table:style-name="MailMergeTable2017-05-11T15_3a_56_3a_11Z12">
        <table:table-column table:style-name="MailMergeTable2017-05-11T15_3a_56_3a_11Z12.A"/>
        <table:table-column table:style-name="MailMergeTable2017-05-11T15_3a_56_3a_11Z12.B"/>
        <table:table-column table:style-name="MailMergeTable2017-05-11T15_3a_56_3a_11Z12.A"/>
        <table:table-column table:style-name="MailMergeTable2017-05-11T15_3a_56_3a_11Z12.D"/>
        <table:table-row>
          <table:table-cell table:style-name="MailMergeTable2017-05-11T15_3a_56_3a_11Z12.A1" table:number-columns-spanned="4" office:value-type="string">
            <text:p text:style-name="P10">Nome do Centro</text:p>
          </table:table-cell>
          <table:covered-table-cell/>
          <table:covered-table-cell/>
          <table:covered-table-cell/>
        </table:table-row>
        <table:table-row>
          <table:table-cell table:style-name="MailMergeTable2017-05-11T15_3a_56_3a_11Z12.A2" table:number-columns-spanned="4" office:value-type="string">
            <text:h text:style-name="P21" text:outline-level="1"><text:bookmark-start text:name="__RefHeading___Toc16844_3576474230"/><text:s/>CENTRO DE PREVENCIÓN EN ADICCIONES "DR. HÉCTOR AYALA VELÁZQUEZ", FACULTAD DE PSICOLOGÍA, UNIVERSIDAD NACIONAL AUTÓNOMA DE MÉXICO. <text:bookmark-end text:name="__RefHeading___Toc16844_3576474230"/></text:h>
          </table:table-cell>
          <table:covered-table-cell/>
          <table:covered-table-cell/>
          <table:covered-table-cell/>
        </table:table-row>
        <table:table-row>
          <table:table-cell table:style-name="MailMergeTable2017-05-11T15_3a_56_3a_11Z12.A3" table:number-columns-spanned="4" office:value-type="string">
            <text:p text:style-name="P8">Descrição do(s) curso(s)</text:p>
          </table:table-cell>
          <table:covered-table-cell/>
          <table:covered-table-cell/>
          <table:covered-table-cell/>
        </table:table-row>
        <table:table-row>
          <table:table-cell table:style-name="MailMergeTable2017-05-11T15_3a_56_3a_11Z12.A2" table:number-columns-spanned="4" office:value-type="string">
            <text:h text:style-name="P24" text:outline-level="2"><text:bookmark-start text:name="__RefHeading___Toc16846_3576474230"/><text:s/>PROGRAMA DE MAESTRÍA EN PSICOLOGÍA DE LAS ADICCIONES<text:bookmark-end text:name="__RefHeading___Toc16846_3576474230"/></text:h>
          </table:table-cell>
          <table:covered-table-cell/>
          <table:covered-table-cell/>
          <table:covered-table-cell/>
        </table:table-row>
        <table:table-row>
          <table:table-cell table:style-name="MailMergeTable2017-05-11T15_3a_56_3a_11Z12.A5" office:value-type="string">
            <text:p text:style-name="P2">Modalidade do curso:</text:p>
          </table:table-cell>
          <table:table-cell table:style-name="MailMergeTable2017-05-11T15_3a_56_3a_11Z12.A5" office:value-type="string">
            <text:p text:style-name="P6">PRESENCIAL,</text:p>
          </table:table-cell>
          <table:table-cell table:style-name="MailMergeTable2017-05-11T15_3a_56_3a_11Z12.A5" office:value-type="string">
            <text:p text:style-name="P2">País:</text:p>
          </table:table-cell>
          <table:table-cell table:style-name="MailMergeTable2017-05-11T15_3a_56_3a_11Z12.A5" office:value-type="string">
            <text:p text:style-name="P4"><text:s/>MÉXICO </text:p>
          </table:table-cell>
        </table:table-row>
        <table:table-row>
          <table:table-cell table:style-name="MailMergeTable2017-05-11T15_3a_56_3a_11Z12.A3" office:value-type="string">
            <text:p text:style-name="P2">Carga horária:</text:p>
          </table:table-cell>
          <table:table-cell table:style-name="MailMergeTable2017-05-11T15_3a_56_3a_11Z12.A3" office:value-type="string">
            <text:p text:style-name="P4">1600</text:p>
          </table:table-cell>
          <table:table-cell table:style-name="MailMergeTable2017-05-11T15_3a_56_3a_11Z12.A3" office:value-type="string">
            <text:p text:style-name="P2">Certificação?</text:p>
          </table:table-cell>
          <table:table-cell table:style-name="MailMergeTable2017-05-11T15_3a_56_3a_11Z12.A3" office:value-type="string">
            <text:p text:style-name="P6"><text:span text:style-name="T1"><text:s/></text:span>SI</text:p>
          </table:table-cell>
        </table:table-row>
        <table:table-row>
          <table:table-cell table:style-name="MailMergeTable2017-05-11T15_3a_56_3a_11Z12.A2" office:value-type="string">
            <text:p text:style-name="P3">Ano de início:</text:p>
          </table:table-cell>
          <table:table-cell table:style-name="MailMergeTable2017-05-11T15_3a_56_3a_11Z12.A2" office:value-type="string">
            <text:p text:style-name="P6">1999</text:p>
          </table:table-cell>
          <table:table-cell table:style-name="MailMergeTable2017-05-11T15_3a_56_3a_11Z12.A2" office:value-type="string">
            <text:p text:style-name="P3">Atual?</text:p>
          </table:table-cell>
          <table:table-cell table:style-name="MailMergeTable2017-05-11T15_3a_56_3a_11Z12.A2" office:value-type="string">
            <text:p text:style-name="P6"><text:span text:style-name="T1"><text:s/></text:span>SI</text:p>
          </table:table-cell>
        </table:table-row>
        <table:table-row>
          <table:table-cell table:style-name="MailMergeTable2017-05-11T15_3a_56_3a_11Z12.A3" table:number-columns-spanned="4" office:value-type="string">
            <text:p text:style-name="P9">Ementa da Capacitação</text:p>
          </table:table-cell>
          <table:covered-table-cell/>
          <table:covered-table-cell/>
          <table:covered-table-cell/>
        </table:table-row>
        <table:table-row>
          <table:table-cell table:style-name="MailMergeTable2017-05-11T15_3a_56_3a_11Z12.A3" table:number-columns-spanned="4" office:value-type="string">
            <text:p text:style-name="P16">PRINCIPIOS BÁSICOS DEL COMPORTAMIENTO ADICTIVO<text:line-break/>BASES FISIOLÓGICAS DE LA CONDUCTA ADICTIVA<text:line-break/>POLÍTICAS PÚBLICAS EN ADICCIONES<text:line-break/>ACCIONES COMUNITARIAS<text:line-break/>METODOLOGÍA DE LA INVESTIGACIÓN<text:line-break/>CONSEJO BREVE<text:line-break/>INTERVENCIÓN BREVE<text:line-break/>TRATAMIENTO BREVE<text:line-break/></text:p>
          </table:table-cell>
          <table:covered-table-cell/>
          <table:covered-table-cell/>
          <table:covered-table-cell/>
        </table:table-row>
        <table:table-row>
          <table:table-cell table:style-name="MailMergeTable2017-05-11T15_3a_56_3a_11Z12.A10" table:number-columns-spanned="4" office:value-type="string">
            <text:p text:style-name="P10">Contato</text:p>
          </table:table-cell>
          <table:covered-table-cell/>
          <table:covered-table-cell/>
          <table:covered-table-cell/>
        </table:table-row>
        <table:table-row>
          <table:table-cell table:style-name="MailMergeTable2017-05-11T15_3a_56_3a_11Z12.A11" table:number-columns-spanned="2" office:value-type="string">
            <text:p text:style-name="P3">Email:</text:p>
          </table:table-cell>
          <table:covered-table-cell/>
          <table:table-cell table:style-name="MailMergeTable2017-05-11T15_3a_56_3a_11Z12.A11" table:number-columns-spanned="2" office:value-type="string">
            <text:p text:style-name="P5">LBARRAGANTORRES@GMAIL.COM</text:p>
          </table:table-cell>
          <table:covered-table-cell/>
        </table:table-row>
        <table:table-row>
          <table:table-cell table:style-name="MailMergeTable2017-05-11T15_3a_56_3a_11Z12.A2" table:number-columns-spanned="2" office:value-type="string">
            <text:p text:style-name="P3">Telefone:</text:p>
          </table:table-cell>
          <table:covered-table-cell/>
          <table:table-cell table:style-name="MailMergeTable2017-05-11T15_3a_56_3a_11Z12.A2" table:number-columns-spanned="2" office:value-type="string">
            <text:p text:style-name="P5">56222335</text:p>
          </table:table-cell>
          <table:covered-table-cell/>
        </table:table-row>
      </table:table>
      <text:h text:style-name="P22" text:outline-level="1"/>
      <text:h text:style-name="P20" text:outline-level="1"/>
      <table:table table:name="MailMergeTable2017-05-11T15:56:11Z13" table:style-name="MailMergeTable2017-05-11T15_3a_56_3a_11Z13">
        <table:table-column table:style-name="MailMergeTable2017-05-11T15_3a_56_3a_11Z13.A"/>
        <table:table-column table:style-name="MailMergeTable2017-05-11T15_3a_56_3a_11Z13.B"/>
        <table:table-column table:style-name="MailMergeTable2017-05-11T15_3a_56_3a_11Z13.A"/>
        <table:table-column table:style-name="MailMergeTable2017-05-11T15_3a_56_3a_11Z13.D"/>
        <table:table-row>
          <table:table-cell table:style-name="MailMergeTable2017-05-11T15_3a_56_3a_11Z13.A1" table:number-columns-spanned="4" office:value-type="string">
            <text:p text:style-name="P10">Nome do Centro</text:p>
          </table:table-cell>
          <table:covered-table-cell/>
          <table:covered-table-cell/>
          <table:covered-table-cell/>
        </table:table-row>
        <table:table-row>
          <table:table-cell table:style-name="MailMergeTable2017-05-11T15_3a_56_3a_11Z13.A2" table:number-columns-spanned="4" office:value-type="string">
            <text:h text:style-name="P21" text:outline-level="1"><text:bookmark-start text:name="__RefHeading___Toc16848_3576474230"/><text:s/>CENTRO DE PREVENCIÓN Y ATENCIÓN DE ADICCIONES DR. AYALA<text:line-break/>FACULTAD DE PSICOLOGÍA, UNIVERSIDAD NACIONAL DE MÉXICO<text:bookmark-end text:name="__RefHeading___Toc16848_3576474230"/></text:h>
          </table:table-cell>
          <table:covered-table-cell/>
          <table:covered-table-cell/>
          <table:covered-table-cell/>
        </table:table-row>
        <table:table-row>
          <table:table-cell table:style-name="MailMergeTable2017-05-11T15_3a_56_3a_11Z13.A3" table:number-columns-spanned="4" office:value-type="string">
            <text:p text:style-name="P8">Descrição do(s) curso(s)</text:p>
          </table:table-cell>
          <table:covered-table-cell/>
          <table:covered-table-cell/>
          <table:covered-table-cell/>
        </table:table-row>
        <table:table-row>
          <table:table-cell table:style-name="MailMergeTable2017-05-11T15_3a_56_3a_11Z13.A2" table:number-columns-spanned="4" office:value-type="string">
            <text:h text:style-name="P24" text:outline-level="2"><text:bookmark-start text:name="__RefHeading___Toc16850_3576474230"/><text:s/>CURSO DE CAPACITACIÓN PARA LA DETECCIÓN TEMPRANA E INTERVENCIÓN BREVE PARA BEBEDORES PROBLEMA <text:bookmark-end text:name="__RefHeading___Toc16850_3576474230"/></text:h>
          </table:table-cell>
          <table:covered-table-cell/>
          <table:covered-table-cell/>
          <table:covered-table-cell/>
        </table:table-row>
        <table:table-row>
          <table:table-cell table:style-name="MailMergeTable2017-05-11T15_3a_56_3a_11Z13.A5" office:value-type="string">
            <text:p text:style-name="P2">Modalidade do curso:</text:p>
          </table:table-cell>
          <table:table-cell table:style-name="MailMergeTable2017-05-11T15_3a_56_3a_11Z13.A5" office:value-type="string">
            <text:p text:style-name="P6">PRESENCIAL,A DISTANCIA,</text:p>
          </table:table-cell>
          <table:table-cell table:style-name="MailMergeTable2017-05-11T15_3a_56_3a_11Z13.A5" office:value-type="string">
            <text:p text:style-name="P2">País:</text:p>
          </table:table-cell>
          <table:table-cell table:style-name="MailMergeTable2017-05-11T15_3a_56_3a_11Z13.A5" office:value-type="string">
            <text:p text:style-name="P4"><text:s/>MÉXICO </text:p>
          </table:table-cell>
        </table:table-row>
        <table:table-row>
          <table:table-cell table:style-name="MailMergeTable2017-05-11T15_3a_56_3a_11Z13.A3" office:value-type="string">
            <text:p text:style-name="P2">Carga horária:</text:p>
          </table:table-cell>
          <table:table-cell table:style-name="MailMergeTable2017-05-11T15_3a_56_3a_11Z13.A3" office:value-type="string">
            <text:p text:style-name="P4">30</text:p>
          </table:table-cell>
          <table:table-cell table:style-name="MailMergeTable2017-05-11T15_3a_56_3a_11Z13.A3" office:value-type="string">
            <text:p text:style-name="P2">Certificação?</text:p>
          </table:table-cell>
          <table:table-cell table:style-name="MailMergeTable2017-05-11T15_3a_56_3a_11Z13.A3" office:value-type="string">
            <text:p text:style-name="P6"><text:span text:style-name="T1"><text:s/></text:span>SI</text:p>
          </table:table-cell>
        </table:table-row>
        <table:table-row>
          <table:table-cell table:style-name="MailMergeTable2017-05-11T15_3a_56_3a_11Z13.A2" office:value-type="string">
            <text:p text:style-name="P3">Ano de início:</text:p>
          </table:table-cell>
          <table:table-cell table:style-name="MailMergeTable2017-05-11T15_3a_56_3a_11Z13.A2" office:value-type="string">
            <text:p text:style-name="P6">2000</text:p>
          </table:table-cell>
          <table:table-cell table:style-name="MailMergeTable2017-05-11T15_3a_56_3a_11Z13.A2" office:value-type="string">
            <text:p text:style-name="P3">Atual?</text:p>
          </table:table-cell>
          <table:table-cell table:style-name="MailMergeTable2017-05-11T15_3a_56_3a_11Z13.A2" office:value-type="string">
            <text:p text:style-name="P6"><text:span text:style-name="T1"><text:s/></text:span>SI</text:p>
          </table:table-cell>
        </table:table-row>
        <table:table-row>
          <table:table-cell table:style-name="MailMergeTable2017-05-11T15_3a_56_3a_11Z13.A3" table:number-columns-spanned="4" office:value-type="string">
            <text:p text:style-name="P9">Ementa da Capacitação</text:p>
          </table:table-cell>
          <table:covered-table-cell/>
          <table:covered-table-cell/>
          <table:covered-table-cell/>
        </table:table-row>
        <table:table-row>
          <table:table-cell table:style-name="MailMergeTable2017-05-11T15_3a_56_3a_11Z13.A3" table:number-columns-spanned="4" office:value-type="string">
            <text:p text:style-name="P16">PANORAMA EPIDEMIOLÓGICO DEL ALCOHOL EN MÉXICO<text:line-break/>FUNDAMENTO TEÓRICO.<text:line-break/>ESPECTRO DE BEBEDORES<text:line-break/>INTRODUCCIÓN A LAS INTERVENCIONES BREVES<text:line-break/>ENTREVISTA MOTIVACIONAL<text:line-break/>ADMISIÓN <text:line-break/>EVALUACIÓN INICIAL <text:line-break/>1.PRIMERA SESIÓN: BALANCE DECISIONAL Y ESTABLECIMIENTO DE META<text:line-break/>2.SEGUNDA SESIÓN: SITUACIONES DE CONSUMO <text:line-break/>3.TERCERA SESIÓN: PLANES DE ACCIÓN<text:line-break/>4.CUARTA SESIÓN: REVISIÓN DE LO APRENDIDO Y REESTABLECIMIENTO <text:line-break/> <text:s/>DE <text:s/>META<text:line-break/>5. SEGUIMIENTOS<text:line-break/>PRÁCTICA "REPRESENTACIONES DE UNA SESIÓN DE LA INTERVENCIÓN <text:line-break/>BREVE</text:p>
          </table:table-cell>
          <table:covered-table-cell/>
          <table:covered-table-cell/>
          <table:covered-table-cell/>
        </table:table-row>
        <table:table-row>
          <table:table-cell table:style-name="MailMergeTable2017-05-11T15_3a_56_3a_11Z13.A10" table:number-columns-spanned="4" office:value-type="string">
            <text:p text:style-name="P10">Contato</text:p>
          </table:table-cell>
          <table:covered-table-cell/>
          <table:covered-table-cell/>
          <table:covered-table-cell/>
        </table:table-row>
        <table:table-row>
          <table:table-cell table:style-name="MailMergeTable2017-05-11T15_3a_56_3a_11Z13.A11" table:number-columns-spanned="2" office:value-type="string">
            <text:p text:style-name="P3">Email:</text:p>
          </table:table-cell>
          <table:covered-table-cell/>
          <table:table-cell table:style-name="MailMergeTable2017-05-11T15_3a_56_3a_11Z13.A11" table:number-columns-spanned="2" office:value-type="string">
            <text:p text:style-name="P5">LBARRAGANTORRES@GMAIL.COM </text:p>
          </table:table-cell>
          <table:covered-table-cell/>
        </table:table-row>
        <table:table-row>
          <table:table-cell table:style-name="MailMergeTable2017-05-11T15_3a_56_3a_11Z13.A2" table:number-columns-spanned="2" office:value-type="string">
            <text:p text:style-name="P3">Telefone:</text:p>
          </table:table-cell>
          <table:covered-table-cell/>
          <table:table-cell table:style-name="MailMergeTable2017-05-11T15_3a_56_3a_11Z13.A2" table:number-columns-spanned="2" office:value-type="string">
            <text:p text:style-name="P5">5554 09 7387</text:p>
          </table:table-cell>
          <table:covered-table-cell/>
        </table:table-row>
      </table:table>
      <text:h text:style-name="P22" text:outline-level="1"/>
      <text:h text:style-name="P20" text:outline-level="1"/>
      <table:table table:name="MailMergeTable2017-05-11T15:56:11Z14" table:style-name="MailMergeTable2017-05-11T15_3a_56_3a_11Z14">
        <table:table-column table:style-name="MailMergeTable2017-05-11T15_3a_56_3a_11Z14.A"/>
        <table:table-column table:style-name="MailMergeTable2017-05-11T15_3a_56_3a_11Z14.B"/>
        <table:table-column table:style-name="MailMergeTable2017-05-11T15_3a_56_3a_11Z14.A"/>
        <table:table-column table:style-name="MailMergeTable2017-05-11T15_3a_56_3a_11Z14.D"/>
        <table:table-row>
          <table:table-cell table:style-name="MailMergeTable2017-05-11T15_3a_56_3a_11Z14.A1" table:number-columns-spanned="4" office:value-type="string">
            <text:p text:style-name="P10">Nome do Centro</text:p>
          </table:table-cell>
          <table:covered-table-cell/>
          <table:covered-table-cell/>
          <table:covered-table-cell/>
        </table:table-row>
        <table:table-row>
          <table:table-cell table:style-name="MailMergeTable2017-05-11T15_3a_56_3a_11Z14.A2" table:number-columns-spanned="4" office:value-type="string">
            <text:h text:style-name="P21" text:outline-level="1"><text:bookmark-start text:name="__RefHeading___Toc16852_3576474230"/><text:s/>CENTRO DE REFERENCIA DA UNIVERSIDADE DO ESTADO DA BAHIA<text:bookmark-end text:name="__RefHeading___Toc16852_3576474230"/></text:h>
          </table:table-cell>
          <table:covered-table-cell/>
          <table:covered-table-cell/>
          <table:covered-table-cell/>
        </table:table-row>
        <table:table-row>
          <table:table-cell table:style-name="MailMergeTable2017-05-11T15_3a_56_3a_11Z14.A3" table:number-columns-spanned="4" office:value-type="string">
            <text:p text:style-name="P8">Descrição do(s) curso(s)</text:p>
          </table:table-cell>
          <table:covered-table-cell/>
          <table:covered-table-cell/>
          <table:covered-table-cell/>
        </table:table-row>
        <table:table-row>
          <table:table-cell table:style-name="MailMergeTable2017-05-11T15_3a_56_3a_11Z14.A2" table:number-columns-spanned="4" office:value-type="string">
            <text:h text:style-name="P24" text:outline-level="2"><text:bookmark-start text:name="__RefHeading___Toc16854_3576474230"/><text:s/>CENTRO DE REFERÊNCIA PARA FORMAÇÃO PERMANENTE PARA MANEJO DE SITUAÇÕES RELACIONADAS Á ÁLCOOL E OUTRAS DROGAS <text:bookmark-end text:name="__RefHeading___Toc16854_3576474230"/></text:h>
          </table:table-cell>
          <table:covered-table-cell/>
          <table:covered-table-cell/>
          <table:covered-table-cell/>
        </table:table-row>
        <table:table-row>
          <table:table-cell table:style-name="MailMergeTable2017-05-11T15_3a_56_3a_11Z14.A5" office:value-type="string">
            <text:p text:style-name="P2">Modalidade do curso:</text:p>
          </table:table-cell>
          <table:table-cell table:style-name="MailMergeTable2017-05-11T15_3a_56_3a_11Z14.A5" office:value-type="string">
            <text:p text:style-name="P6">PRESENCIAL,</text:p>
          </table:table-cell>
          <table:table-cell table:style-name="MailMergeTable2017-05-11T15_3a_56_3a_11Z14.A5" office:value-type="string">
            <text:p text:style-name="P2">País:</text:p>
          </table:table-cell>
          <table:table-cell table:style-name="MailMergeTable2017-05-11T15_3a_56_3a_11Z14.A5" office:value-type="string">
            <text:p text:style-name="P4"><text:s/>BRASIL </text:p>
          </table:table-cell>
        </table:table-row>
        <table:table-row>
          <table:table-cell table:style-name="MailMergeTable2017-05-11T15_3a_56_3a_11Z14.A3" office:value-type="string">
            <text:p text:style-name="P2">Carga horária:</text:p>
          </table:table-cell>
          <table:table-cell table:style-name="MailMergeTable2017-05-11T15_3a_56_3a_11Z14.A3" office:value-type="string">
            <text:p text:style-name="P4">60</text:p>
          </table:table-cell>
          <table:table-cell table:style-name="MailMergeTable2017-05-11T15_3a_56_3a_11Z14.A3" office:value-type="string">
            <text:p text:style-name="P2">Certificação?</text:p>
          </table:table-cell>
          <table:table-cell table:style-name="MailMergeTable2017-05-11T15_3a_56_3a_11Z14.A3" office:value-type="string">
            <text:p text:style-name="P6"><text:span text:style-name="T1"><text:s/></text:span>NO</text:p>
          </table:table-cell>
        </table:table-row>
        <table:table-row>
          <table:table-cell table:style-name="MailMergeTable2017-05-11T15_3a_56_3a_11Z14.A2" office:value-type="string">
            <text:p text:style-name="P3">Ano de início:</text:p>
          </table:table-cell>
          <table:table-cell table:style-name="MailMergeTable2017-05-11T15_3a_56_3a_11Z14.A2" office:value-type="string">
            <text:p text:style-name="P6">2010</text:p>
          </table:table-cell>
          <table:table-cell table:style-name="MailMergeTable2017-05-11T15_3a_56_3a_11Z14.A2" office:value-type="string">
            <text:p text:style-name="P3">Atual?</text:p>
          </table:table-cell>
          <table:table-cell table:style-name="MailMergeTable2017-05-11T15_3a_56_3a_11Z14.A2" office:value-type="string">
            <text:p text:style-name="P6"><text:span text:style-name="T1"><text:s/></text:span>NO</text:p>
          </table:table-cell>
        </table:table-row>
        <table:table-row>
          <table:table-cell table:style-name="MailMergeTable2017-05-11T15_3a_56_3a_11Z14.A3" table:number-columns-spanned="4" office:value-type="string">
            <text:p text:style-name="P9">Ementa da Capacitação</text:p>
          </table:table-cell>
          <table:covered-table-cell/>
          <table:covered-table-cell/>
          <table:covered-table-cell/>
        </table:table-row>
        <table:table-row>
          <table:table-cell table:style-name="MailMergeTable2017-05-11T15_3a_56_3a_11Z14.A3" table:number-columns-spanned="4" office:value-type="string">
            <text:p text:style-name="P16">NÚCLEO COMUM A TODAS AS ÁREAS.<text:line-break/>•A POLÍTICA NACIONAL SOBRE DROGAS (PNAD) E A POLÍTICA NACIONAL SOBRE O ÁLCOOL<text:line-break/>•POLÍTICAS SETORIAIS DE SAÚDE E DE ASSISTÊNCIA SOCIAL •REDE DE ATENÇÃO: SUS (PSF, NASF, CAPS, HG), SUAS (CRAS, CREAS) E SUAS INTER-RELAÇÕES<text:line-break/>•CONCEITO DE DROGA E PADRÕES DE USO (INTOXICAÇÃO AGUDA, USO CRÔNICO, USO NOCIVO, DEPENDÊNCIA, ABSTINÊNCIA)<text:line-break/>•EPIDEMIOLOGIA DO USO DE DROGAS NO BRASIL E NO MUNDO •OS PRINCIPAIS QUADROS CLÍNICO-PSICOPATOLÓGICOS DECORRENTES DO USO DAS DIVERSAS DROGAS<text:line-break/>•ABORDAGENS TERAPÊUTICAS DO USUÁRIO DE CRACK E OUTRAS DROGAS: ATENÇÃO INTEGRAL<text:line-break/>•ABORDAGEM DOS FAMILIARES DO USUÁRIO DE CRACK<text:line-break/>•REDES DE APOIO SOCIAL E REINSERÇÃO SOCIAL DO USUÁRIO DE DROGAS.<text:line-break/>INTERVENÇÃO BREVE E ENTREVISTA MOTIVACIONAL.<text:line-break/><text:line-break/></text:p>
          </table:table-cell>
          <table:covered-table-cell/>
          <table:covered-table-cell/>
          <table:covered-table-cell/>
        </table:table-row>
        <table:table-row>
          <table:table-cell table:style-name="MailMergeTable2017-05-11T15_3a_56_3a_11Z14.A10" table:number-columns-spanned="4" office:value-type="string">
            <text:p text:style-name="P10">Contato</text:p>
          </table:table-cell>
          <table:covered-table-cell/>
          <table:covered-table-cell/>
          <table:covered-table-cell/>
        </table:table-row>
        <table:table-row>
          <table:table-cell table:style-name="MailMergeTable2017-05-11T15_3a_56_3a_11Z14.A11" table:number-columns-spanned="2" office:value-type="string">
            <text:p text:style-name="P3">Email:</text:p>
          </table:table-cell>
          <table:covered-table-cell/>
          <table:table-cell table:style-name="MailMergeTable2017-05-11T15_3a_56_3a_11Z14.A11" table:number-columns-spanned="2" office:value-type="string">
            <text:p text:style-name="P5">HTTP://WWW.UNEB.BR/CRR/SOBRE/</text:p>
          </table:table-cell>
          <table:covered-table-cell/>
        </table:table-row>
        <table:table-row>
          <table:table-cell table:style-name="MailMergeTable2017-05-11T15_3a_56_3a_11Z14.A2" table:number-columns-spanned="2" office:value-type="string">
            <text:p text:style-name="P3">Telefone:</text:p>
          </table:table-cell>
          <table:covered-table-cell/>
          <table:table-cell table:style-name="MailMergeTable2017-05-11T15_3a_56_3a_11Z14.A2" table:number-columns-spanned="2" office:value-type="string">
            <text:p text:style-name="P5">61-982078737</text:p>
          </table:table-cell>
          <table:covered-table-cell/>
        </table:table-row>
      </table:table>
      <text:h text:style-name="P22" text:outline-level="1"/>
      <text:h text:style-name="P20" text:outline-level="1"/>
      <table:table table:name="MailMergeTable2017-05-11T15:56:11Z15" table:style-name="MailMergeTable2017-05-11T15_3a_56_3a_11Z15">
        <table:table-column table:style-name="MailMergeTable2017-05-11T15_3a_56_3a_11Z15.A"/>
        <table:table-column table:style-name="MailMergeTable2017-05-11T15_3a_56_3a_11Z15.B"/>
        <table:table-column table:style-name="MailMergeTable2017-05-11T15_3a_56_3a_11Z15.A"/>
        <table:table-column table:style-name="MailMergeTable2017-05-11T15_3a_56_3a_11Z15.D"/>
        <table:table-row>
          <table:table-cell table:style-name="MailMergeTable2017-05-11T15_3a_56_3a_11Z15.A1" table:number-columns-spanned="4" office:value-type="string">
            <text:p text:style-name="P10">Nome do Centro</text:p>
          </table:table-cell>
          <table:covered-table-cell/>
          <table:covered-table-cell/>
          <table:covered-table-cell/>
        </table:table-row>
        <table:table-row>
          <table:table-cell table:style-name="MailMergeTable2017-05-11T15_3a_56_3a_11Z15.A2" table:number-columns-spanned="4" office:value-type="string">
            <text:h text:style-name="P21" text:outline-level="1"><text:bookmark-start text:name="__RefHeading___Toc16856_3576474230"/><text:s/>CENTRO DE REFERÊNCIA DO PROGRAMA DE ESTUDOS E ASSISTÊNCIA AO USO INDEVIDO DE DROGAS DO INSTITUTO DE PSIQUIATRIA DA UNIVERSIDADE FEDERAL DO RIO DE JANEIRO – CRR-PROJAD/UFRJ<text:bookmark-end text:name="__RefHeading___Toc16856_3576474230"/></text:h>
          </table:table-cell>
          <table:covered-table-cell/>
          <table:covered-table-cell/>
          <table:covered-table-cell/>
        </table:table-row>
        <table:table-row>
          <table:table-cell table:style-name="MailMergeTable2017-05-11T15_3a_56_3a_11Z15.A3" table:number-columns-spanned="4" office:value-type="string">
            <text:p text:style-name="P8">Descrição do(s) curso(s)</text:p>
          </table:table-cell>
          <table:covered-table-cell/>
          <table:covered-table-cell/>
          <table:covered-table-cell/>
        </table:table-row>
        <table:table-row>
          <table:table-cell table:style-name="MailMergeTable2017-05-11T15_3a_56_3a_11Z15.A2" table:number-columns-spanned="4" office:value-type="string">
            <text:h text:style-name="P24" text:outline-level="2"><text:bookmark-start text:name="__RefHeading___Toc16858_3576474230"/><text:s/>PROCESSOS FORMATIVOS EDITAL Nº8/2014<text:line-break/><text:bookmark-end text:name="__RefHeading___Toc16858_3576474230"/></text:h>
          </table:table-cell>
          <table:covered-table-cell/>
          <table:covered-table-cell/>
          <table:covered-table-cell/>
        </table:table-row>
        <table:table-row>
          <table:table-cell table:style-name="MailMergeTable2017-05-11T15_3a_56_3a_11Z15.A5" office:value-type="string">
            <text:p text:style-name="P2">Modalidade do curso:</text:p>
          </table:table-cell>
          <table:table-cell table:style-name="MailMergeTable2017-05-11T15_3a_56_3a_11Z15.A5" office:value-type="string">
            <text:p text:style-name="P6">PRESENCIAL,</text:p>
          </table:table-cell>
          <table:table-cell table:style-name="MailMergeTable2017-05-11T15_3a_56_3a_11Z15.A5" office:value-type="string">
            <text:p text:style-name="P2">País:</text:p>
          </table:table-cell>
          <table:table-cell table:style-name="MailMergeTable2017-05-11T15_3a_56_3a_11Z15.A5" office:value-type="string">
            <text:p text:style-name="P4"><text:s/>BRASIL </text:p>
          </table:table-cell>
        </table:table-row>
        <table:table-row>
          <table:table-cell table:style-name="MailMergeTable2017-05-11T15_3a_56_3a_11Z15.A3" office:value-type="string">
            <text:p text:style-name="P2">Carga horária:</text:p>
          </table:table-cell>
          <table:table-cell table:style-name="MailMergeTable2017-05-11T15_3a_56_3a_11Z15.A3" office:value-type="string">
            <text:p text:style-name="P4">80</text:p>
          </table:table-cell>
          <table:table-cell table:style-name="MailMergeTable2017-05-11T15_3a_56_3a_11Z15.A3" office:value-type="string">
            <text:p text:style-name="P2">Certificação?</text:p>
          </table:table-cell>
          <table:table-cell table:style-name="MailMergeTable2017-05-11T15_3a_56_3a_11Z15.A3" office:value-type="string">
            <text:p text:style-name="P6"><text:span text:style-name="T1"><text:s/></text:span>NO</text:p>
          </table:table-cell>
        </table:table-row>
        <table:table-row>
          <table:table-cell table:style-name="MailMergeTable2017-05-11T15_3a_56_3a_11Z15.A2" office:value-type="string">
            <text:p text:style-name="P3">Ano de início:</text:p>
          </table:table-cell>
          <table:table-cell table:style-name="MailMergeTable2017-05-11T15_3a_56_3a_11Z15.A2" office:value-type="string">
            <text:p text:style-name="P6">2014</text:p>
          </table:table-cell>
          <table:table-cell table:style-name="MailMergeTable2017-05-11T15_3a_56_3a_11Z15.A2" office:value-type="string">
            <text:p text:style-name="P3">Atual?</text:p>
          </table:table-cell>
          <table:table-cell table:style-name="MailMergeTable2017-05-11T15_3a_56_3a_11Z15.A2" office:value-type="string">
            <text:p text:style-name="P6"><text:span text:style-name="T1"><text:s/></text:span>NO</text:p>
          </table:table-cell>
        </table:table-row>
        <table:table-row>
          <table:table-cell table:style-name="MailMergeTable2017-05-11T15_3a_56_3a_11Z15.A3" table:number-columns-spanned="4" office:value-type="string">
            <text:p text:style-name="P9">Ementa da Capacitação</text:p>
          </table:table-cell>
          <table:covered-table-cell/>
          <table:covered-table-cell/>
          <table:covered-table-cell/>
        </table:table-row>
        <table:table-row>
          <table:table-cell table:style-name="MailMergeTable2017-05-11T15_3a_56_3a_11Z15.A3" table:number-columns-spanned="4" office:value-type="string">
            <text:p text:style-name="P16"><text:s/>POLÍTICA NACIONAL DE SAÚDE MENTAL, ÁLCOOL E OUTRAS DROGAS. RECURSOS DA REDE DE SAÚDE MENTAL E DA REDE SUAS. EPIDEMIOLOGIA DO USO DE DROGAS NO BRASIL. REDUÇÃO DE DANOS. PSICOPATOLOGIA E FARMACOTERAPIA. COMORBIDADES PSIQUIÁTRICAS. ACOLHIMENTO E INTERVENÇÕES NA RUA: O PAPEL DO CONSULTÓRIO DE RUA. O CUIDADO NO CAPS-AD III. IDENTIFICAÇÃO PRECOCE E INTERVENÇÃO BREVE NA ATENÇÃO BÁSICA. GERENCIAMENTO DE CASOS. MENTAL HEALTH GAP. METODOLOGIA DE CONSTRUÇÃO DE PROJETOS DE INTERVENÇÃO TERRITORIAL. REINSERÇÃO SOCIAL.</text:p>
          </table:table-cell>
          <table:covered-table-cell/>
          <table:covered-table-cell/>
          <table:covered-table-cell/>
        </table:table-row>
        <table:table-row>
          <table:table-cell table:style-name="MailMergeTable2017-05-11T15_3a_56_3a_11Z15.A10" table:number-columns-spanned="4" office:value-type="string">
            <text:p text:style-name="P10">Contato</text:p>
          </table:table-cell>
          <table:covered-table-cell/>
          <table:covered-table-cell/>
          <table:covered-table-cell/>
        </table:table-row>
        <table:table-row>
          <table:table-cell table:style-name="MailMergeTable2017-05-11T15_3a_56_3a_11Z15.A11" table:number-columns-spanned="2" office:value-type="string">
            <text:p text:style-name="P3">Email:</text:p>
          </table:table-cell>
          <table:covered-table-cell/>
          <table:table-cell table:style-name="MailMergeTable2017-05-11T15_3a_56_3a_11Z15.A11" table:number-columns-spanned="2" office:value-type="string">
            <text:p text:style-name="P5">PROJADESPECIALIZACAO@IPUB.UFRJ.BR</text:p>
          </table:table-cell>
          <table:covered-table-cell/>
        </table:table-row>
        <table:table-row>
          <table:table-cell table:style-name="MailMergeTable2017-05-11T15_3a_56_3a_11Z15.A2" table:number-columns-spanned="2" office:value-type="string">
            <text:p text:style-name="P3">Telefone:</text:p>
          </table:table-cell>
          <table:covered-table-cell/>
          <table:table-cell table:style-name="MailMergeTable2017-05-11T15_3a_56_3a_11Z15.A2" table:number-columns-spanned="2" office:value-type="string">
            <text:p text:style-name="P5">5521999569656</text:p>
          </table:table-cell>
          <table:covered-table-cell/>
        </table:table-row>
      </table:table>
      <text:h text:style-name="P22" text:outline-level="1"/>
      <text:h text:style-name="P20" text:outline-level="1"/>
      <table:table table:name="MailMergeTable2017-05-11T15:56:11Z16" table:style-name="MailMergeTable2017-05-11T15_3a_56_3a_11Z16">
        <table:table-column table:style-name="MailMergeTable2017-05-11T15_3a_56_3a_11Z16.A"/>
        <table:table-column table:style-name="MailMergeTable2017-05-11T15_3a_56_3a_11Z16.B"/>
        <table:table-column table:style-name="MailMergeTable2017-05-11T15_3a_56_3a_11Z16.A"/>
        <table:table-column table:style-name="MailMergeTable2017-05-11T15_3a_56_3a_11Z16.D"/>
        <table:table-row>
          <table:table-cell table:style-name="MailMergeTable2017-05-11T15_3a_56_3a_11Z16.A1" table:number-columns-spanned="4" office:value-type="string">
            <text:p text:style-name="P10">Nome do Centro</text:p>
          </table:table-cell>
          <table:covered-table-cell/>
          <table:covered-table-cell/>
          <table:covered-table-cell/>
        </table:table-row>
        <table:table-row>
          <table:table-cell table:style-name="MailMergeTable2017-05-11T15_3a_56_3a_11Z16.A2" table:number-columns-spanned="4" office:value-type="string">
            <text:h text:style-name="P21" text:outline-level="1"><text:bookmark-start text:name="__RefHeading___Toc16860_3576474230"/>CENTRO ESTATAL CONTRA LAS ADICCIONES<text:bookmark-end text:name="__RefHeading___Toc16860_3576474230"/></text:h>
          </table:table-cell>
          <table:covered-table-cell/>
          <table:covered-table-cell/>
          <table:covered-table-cell/>
        </table:table-row>
        <table:table-row>
          <table:table-cell table:style-name="MailMergeTable2017-05-11T15_3a_56_3a_11Z16.A3" table:number-columns-spanned="4" office:value-type="string">
            <text:p text:style-name="P8">Descrição do(s) curso(s)</text:p>
          </table:table-cell>
          <table:covered-table-cell/>
          <table:covered-table-cell/>
          <table:covered-table-cell/>
        </table:table-row>
        <table:table-row>
          <table:table-cell table:style-name="MailMergeTable2017-05-11T15_3a_56_3a_11Z16.A2" table:number-columns-spanned="4" office:value-type="string">
            <text:h text:style-name="P24" text:outline-level="2"><text:bookmark-start text:name="__RefHeading___Toc16862_3576474230"/>HABILIDADES PARA LA VIDA<text:bookmark-end text:name="__RefHeading___Toc16862_3576474230"/></text:h>
          </table:table-cell>
          <table:covered-table-cell/>
          <table:covered-table-cell/>
          <table:covered-table-cell/>
        </table:table-row>
        <table:table-row>
          <table:table-cell table:style-name="MailMergeTable2017-05-11T15_3a_56_3a_11Z16.A5" office:value-type="string">
            <text:p text:style-name="P2">Modalidade do curso:</text:p>
          </table:table-cell>
          <table:table-cell table:style-name="MailMergeTable2017-05-11T15_3a_56_3a_11Z16.A5" office:value-type="string">
            <text:p text:style-name="P6">PRESENCIAL,</text:p>
          </table:table-cell>
          <table:table-cell table:style-name="MailMergeTable2017-05-11T15_3a_56_3a_11Z16.A5" office:value-type="string">
            <text:p text:style-name="P2">País:</text:p>
          </table:table-cell>
          <table:table-cell table:style-name="MailMergeTable2017-05-11T15_3a_56_3a_11Z16.A5" office:value-type="string">
            <text:p text:style-name="P4"><text:s/>MÉXICO </text:p>
          </table:table-cell>
        </table:table-row>
        <table:table-row>
          <table:table-cell table:style-name="MailMergeTable2017-05-11T15_3a_56_3a_11Z16.A3" office:value-type="string">
            <text:p text:style-name="P2">Carga horária:</text:p>
          </table:table-cell>
          <table:table-cell table:style-name="MailMergeTable2017-05-11T15_3a_56_3a_11Z16.A3" office:value-type="string">
            <text:p text:style-name="P4">4</text:p>
          </table:table-cell>
          <table:table-cell table:style-name="MailMergeTable2017-05-11T15_3a_56_3a_11Z16.A3" office:value-type="string">
            <text:p text:style-name="P2">Certificação?</text:p>
          </table:table-cell>
          <table:table-cell table:style-name="MailMergeTable2017-05-11T15_3a_56_3a_11Z16.A3" office:value-type="string">
            <text:p text:style-name="P6"><text:span text:style-name="T1"><text:s/></text:span>SI</text:p>
          </table:table-cell>
        </table:table-row>
        <table:table-row>
          <table:table-cell table:style-name="MailMergeTable2017-05-11T15_3a_56_3a_11Z16.A2" office:value-type="string">
            <text:p text:style-name="P3">Ano de início:</text:p>
          </table:table-cell>
          <table:table-cell table:style-name="MailMergeTable2017-05-11T15_3a_56_3a_11Z16.A2" office:value-type="string">
            <text:p text:style-name="P6">2011</text:p>
          </table:table-cell>
          <table:table-cell table:style-name="MailMergeTable2017-05-11T15_3a_56_3a_11Z16.A2" office:value-type="string">
            <text:p text:style-name="P3">Atual?</text:p>
          </table:table-cell>
          <table:table-cell table:style-name="MailMergeTable2017-05-11T15_3a_56_3a_11Z16.A2" office:value-type="string">
            <text:p text:style-name="P6"><text:span text:style-name="T1"><text:s/></text:span>SI</text:p>
          </table:table-cell>
        </table:table-row>
        <table:table-row>
          <table:table-cell table:style-name="MailMergeTable2017-05-11T15_3a_56_3a_11Z16.A3" table:number-columns-spanned="4" office:value-type="string">
            <text:p text:style-name="P9">Ementa da Capacitação</text:p>
          </table:table-cell>
          <table:covered-table-cell/>
          <table:covered-table-cell/>
          <table:covered-table-cell/>
        </table:table-row>
        <table:table-row>
          <table:table-cell table:style-name="MailMergeTable2017-05-11T15_3a_56_3a_11Z16.A3" table:number-columns-spanned="4" office:value-type="string">
            <text:p text:style-name="P16">HABILIDADES SOCIALES<text:line-break/>HABILIDADES DEL PENSAMIENTO<text:line-break/>HABILIDADES DEL MANEJO DE EMOCIONES</text:p>
          </table:table-cell>
          <table:covered-table-cell/>
          <table:covered-table-cell/>
          <table:covered-table-cell/>
        </table:table-row>
        <table:table-row>
          <table:table-cell table:style-name="MailMergeTable2017-05-11T15_3a_56_3a_11Z16.A10" table:number-columns-spanned="4" office:value-type="string">
            <text:p text:style-name="P10">Contato</text:p>
          </table:table-cell>
          <table:covered-table-cell/>
          <table:covered-table-cell/>
          <table:covered-table-cell/>
        </table:table-row>
        <table:table-row>
          <table:table-cell table:style-name="MailMergeTable2017-05-11T15_3a_56_3a_11Z16.A11" table:number-columns-spanned="2" office:value-type="string">
            <text:p text:style-name="P3">Email:</text:p>
          </table:table-cell>
          <table:covered-table-cell/>
          <table:table-cell table:style-name="MailMergeTable2017-05-11T15_3a_56_3a_11Z16.A11" table:number-columns-spanned="2" office:value-type="string">
            <text:p text:style-name="P5">FORMAMXL@IPEBC.GOB.MX</text:p>
          </table:table-cell>
          <table:covered-table-cell/>
        </table:table-row>
        <table:table-row>
          <table:table-cell table:style-name="MailMergeTable2017-05-11T15_3a_56_3a_11Z16.A2" table:number-columns-spanned="2" office:value-type="string">
            <text:p text:style-name="P3">Telefone:</text:p>
          </table:table-cell>
          <table:covered-table-cell/>
          <table:table-cell table:style-name="MailMergeTable2017-05-11T15_3a_56_3a_11Z16.A2" table:number-columns-spanned="2" office:value-type="string">
            <text:p text:style-name="P5">6862267978</text:p>
          </table:table-cell>
          <table:covered-table-cell/>
        </table:table-row>
      </table:table>
      <text:h text:style-name="P22" text:outline-level="1"/>
      <text:h text:style-name="P20" text:outline-level="1"/>
      <table:table table:name="MailMergeTable2017-05-11T15:56:11Z17" table:style-name="MailMergeTable2017-05-11T15_3a_56_3a_11Z17">
        <table:table-column table:style-name="MailMergeTable2017-05-11T15_3a_56_3a_11Z17.A"/>
        <table:table-column table:style-name="MailMergeTable2017-05-11T15_3a_56_3a_11Z17.B"/>
        <table:table-column table:style-name="MailMergeTable2017-05-11T15_3a_56_3a_11Z17.A"/>
        <table:table-column table:style-name="MailMergeTable2017-05-11T15_3a_56_3a_11Z17.D"/>
        <table:table-row>
          <table:table-cell table:style-name="MailMergeTable2017-05-11T15_3a_56_3a_11Z17.A1" table:number-columns-spanned="4" office:value-type="string">
            <text:p text:style-name="P10">Nome do Centro</text:p>
          </table:table-cell>
          <table:covered-table-cell/>
          <table:covered-table-cell/>
          <table:covered-table-cell/>
        </table:table-row>
        <table:table-row>
          <table:table-cell table:style-name="MailMergeTable2017-05-11T15_3a_56_3a_11Z17.A2" table:number-columns-spanned="4" office:value-type="string">
            <text:h text:style-name="P21" text:outline-level="1"><text:bookmark-start text:name="__RefHeading___Toc16864_3576474230"/><text:s/>CENTRO REGIONAL DE REFERÊNCIA DA ALIANÇA DE REDUÇÃO DE DANOS FÁTIMA CAVALCANTI DA UNIVERSIDADE FEDERAL DA BAHIA<text:bookmark-end text:name="__RefHeading___Toc16864_3576474230"/></text:h>
          </table:table-cell>
          <table:covered-table-cell/>
          <table:covered-table-cell/>
          <table:covered-table-cell/>
        </table:table-row>
        <table:table-row>
          <table:table-cell table:style-name="MailMergeTable2017-05-11T15_3a_56_3a_11Z17.A3" table:number-columns-spanned="4" office:value-type="string">
            <text:p text:style-name="P8">Descrição do(s) curso(s)</text:p>
          </table:table-cell>
          <table:covered-table-cell/>
          <table:covered-table-cell/>
          <table:covered-table-cell/>
        </table:table-row>
        <table:table-row>
          <table:table-cell table:style-name="MailMergeTable2017-05-11T15_3a_56_3a_11Z17.A2" table:number-columns-spanned="4" office:value-type="string">
            <text:h text:style-name="P24" text:outline-level="2"><text:bookmark-start text:name="__RefHeading___Toc16866_3576474230"/><text:s/>OFICINA PARA ELABORAÇÃO E SUPERVISÃO DE PROPOSTAS DE INTERVENÇÃO NO CAMPO DO CONSUMO ABUSIVO DE ÁLCOOL E OUTRAS DROGAS PARA EDUCADORES DA REDE ESTADUAL DE EDUCAÇÃO E ENTIDADES QUE ATUAM NO ATENDIMENTO/APOIO A ADOLESCENTES E CRIANÇAS EM SITUAÇÃO DE VULNERABILIDADE<text:bookmark-end text:name="__RefHeading___Toc16866_3576474230"/></text:h>
          </table:table-cell>
          <table:covered-table-cell/>
          <table:covered-table-cell/>
          <table:covered-table-cell/>
        </table:table-row>
        <table:table-row>
          <table:table-cell table:style-name="MailMergeTable2017-05-11T15_3a_56_3a_11Z17.A5" office:value-type="string">
            <text:p text:style-name="P2">Modalidade do curso:</text:p>
          </table:table-cell>
          <table:table-cell table:style-name="MailMergeTable2017-05-11T15_3a_56_3a_11Z17.A5" office:value-type="string">
            <text:p text:style-name="P6">PRESENCIAL,</text:p>
          </table:table-cell>
          <table:table-cell table:style-name="MailMergeTable2017-05-11T15_3a_56_3a_11Z17.A5" office:value-type="string">
            <text:p text:style-name="P2">País:</text:p>
          </table:table-cell>
          <table:table-cell table:style-name="MailMergeTable2017-05-11T15_3a_56_3a_11Z17.A5" office:value-type="string">
            <text:p text:style-name="P4"><text:s/>BRASIL </text:p>
          </table:table-cell>
        </table:table-row>
        <table:table-row>
          <table:table-cell table:style-name="MailMergeTable2017-05-11T15_3a_56_3a_11Z17.A3" office:value-type="string">
            <text:p text:style-name="P2">Carga horária:</text:p>
          </table:table-cell>
          <table:table-cell table:style-name="MailMergeTable2017-05-11T15_3a_56_3a_11Z17.A3" office:value-type="string">
            <text:p text:style-name="P4">40</text:p>
          </table:table-cell>
          <table:table-cell table:style-name="MailMergeTable2017-05-11T15_3a_56_3a_11Z17.A3" office:value-type="string">
            <text:p text:style-name="P2">Certificação?</text:p>
          </table:table-cell>
          <table:table-cell table:style-name="MailMergeTable2017-05-11T15_3a_56_3a_11Z17.A3" office:value-type="string">
            <text:p text:style-name="P6"><text:span text:style-name="T1"><text:s/></text:span>NO</text:p>
          </table:table-cell>
        </table:table-row>
        <table:table-row>
          <table:table-cell table:style-name="MailMergeTable2017-05-11T15_3a_56_3a_11Z17.A2" office:value-type="string">
            <text:p text:style-name="P3">Ano de início:</text:p>
          </table:table-cell>
          <table:table-cell table:style-name="MailMergeTable2017-05-11T15_3a_56_3a_11Z17.A2" office:value-type="string">
            <text:p text:style-name="P6">2016</text:p>
          </table:table-cell>
          <table:table-cell table:style-name="MailMergeTable2017-05-11T15_3a_56_3a_11Z17.A2" office:value-type="string">
            <text:p text:style-name="P3">Atual?</text:p>
          </table:table-cell>
          <table:table-cell table:style-name="MailMergeTable2017-05-11T15_3a_56_3a_11Z17.A2" office:value-type="string">
            <text:p text:style-name="P6"><text:span text:style-name="T1"><text:s/></text:span>NO</text:p>
          </table:table-cell>
        </table:table-row>
        <table:table-row>
          <table:table-cell table:style-name="MailMergeTable2017-05-11T15_3a_56_3a_11Z17.A3" table:number-columns-spanned="4" office:value-type="string">
            <text:p text:style-name="P9">Ementa da Capacitação</text:p>
          </table:table-cell>
          <table:covered-table-cell/>
          <table:covered-table-cell/>
          <table:covered-table-cell/>
        </table:table-row>
        <table:table-row>
          <table:table-cell table:style-name="MailMergeTable2017-05-11T15_3a_56_3a_11Z17.A3" table:number-columns-spanned="4" office:value-type="string">
            <text:p text:style-name="P16"><text:s/>1.ESCOLA, JUVENTUDE E DROGAS.<text:line-break/>2.SOCIOANTROPOLOGIA E EPIDEMIOLOGIA <text:s/>DO CONSUMO DE DROGAS<text:line-break/>3.A POLÍTICA NACIONAL SOBRE DROGAS (PNAD) E A POLÍTICA NACIONAL SOBRE O ÁLCOOL. <text:line-break/>4.POLÍTICAS SETORIAIS DE SAÚDE E DE ASSISTÊNCIA SOCIAL.<text:line-break/>5.REDE DE ATENÇÃO: SUS (PSF, NASF,CAPS,HG), SUAS (CRAS, CREAS) E SUAS INTERRELAÇÕES.<text:line-break/>6.O SISTEMA JUDICIÁRIO (VARAS DA FAMÍLIA E DA INFÂNCIA E JUVENTUDE), O MINISTÉRIO PÚBLICO E AS DEFENSORIAS PÚBLICAS.<text:line-break/>7.O ESTATUTO DA CRIANÇA E DO ADOLESCENTE. SISTEMA DE GARANTIA DE DIREITOS, PAPEL DO CONSELHO TUTELAR E DE DIREITOS.<text:line-break/>8.CONCEITO DE DROGAS E SEUS PADRÕES DE USO (INTOXICAÇÃO AGUDA, USO CRÔNICO, USO NOCIVO, DEPENDÊNCIA, ABSTINÊNCIA).<text:line-break/>9.ABORDAGENS TERAPÊUTICAS DO USUÁRIO DE DROGAS: ATENÇÃO INTEGRAL COM ÊNFASE NA REDUÇÃO DE DANOS.<text:line-break/>10.ABORDAGEM DOS FAMILIARES DO USUÁRIO DE CRACK E OUTRAS DROGAS.<text:line-break/></text:p>
          </table:table-cell>
          <table:covered-table-cell/>
          <table:covered-table-cell/>
          <table:covered-table-cell/>
        </table:table-row>
        <table:table-row>
          <table:table-cell table:style-name="MailMergeTable2017-05-11T15_3a_56_3a_11Z17.A10" table:number-columns-spanned="4" office:value-type="string">
            <text:p text:style-name="P10">Contato</text:p>
          </table:table-cell>
          <table:covered-table-cell/>
          <table:covered-table-cell/>
          <table:covered-table-cell/>
        </table:table-row>
        <table:table-row>
          <table:table-cell table:style-name="MailMergeTable2017-05-11T15_3a_56_3a_11Z17.A11" table:number-columns-spanned="2" office:value-type="string">
            <text:p text:style-name="P3">Email:</text:p>
          </table:table-cell>
          <table:covered-table-cell/>
          <table:table-cell table:style-name="MailMergeTable2017-05-11T15_3a_56_3a_11Z17.A11" table:number-columns-spanned="2" office:value-type="string">
            <text:p text:style-name="P5">PROJETOCRR.ARDFC@GMAIL.COM</text:p>
          </table:table-cell>
          <table:covered-table-cell/>
        </table:table-row>
        <table:table-row>
          <table:table-cell table:style-name="MailMergeTable2017-05-11T15_3a_56_3a_11Z17.A2" table:number-columns-spanned="2" office:value-type="string">
            <text:p text:style-name="P3">Telefone:</text:p>
          </table:table-cell>
          <table:covered-table-cell/>
          <table:table-cell table:style-name="MailMergeTable2017-05-11T15_3a_56_3a_11Z17.A2" table:number-columns-spanned="2" office:value-type="string">
            <text:p text:style-name="P5">(71) 99186-8781</text:p>
          </table:table-cell>
          <table:covered-table-cell/>
        </table:table-row>
      </table:table>
      <text:h text:style-name="P22" text:outline-level="1"/>
      <text:h text:style-name="P20" text:outline-level="1"/>
      <table:table table:name="MailMergeTable2017-05-11T15:56:11Z18" table:style-name="MailMergeTable2017-05-11T15_3a_56_3a_11Z18">
        <table:table-column table:style-name="MailMergeTable2017-05-11T15_3a_56_3a_11Z18.A"/>
        <table:table-column table:style-name="MailMergeTable2017-05-11T15_3a_56_3a_11Z18.B"/>
        <table:table-column table:style-name="MailMergeTable2017-05-11T15_3a_56_3a_11Z18.A"/>
        <table:table-column table:style-name="MailMergeTable2017-05-11T15_3a_56_3a_11Z18.D"/>
        <table:table-row>
          <table:table-cell table:style-name="MailMergeTable2017-05-11T15_3a_56_3a_11Z18.A1" table:number-columns-spanned="4" office:value-type="string">
            <text:p text:style-name="P10">Nome do Centro</text:p>
          </table:table-cell>
          <table:covered-table-cell/>
          <table:covered-table-cell/>
          <table:covered-table-cell/>
        </table:table-row>
        <table:table-row>
          <table:table-cell table:style-name="MailMergeTable2017-05-11T15_3a_56_3a_11Z18.A2" table:number-columns-spanned="4" office:value-type="string">
            <text:h text:style-name="P21" text:outline-level="1"><text:bookmark-start text:name="__RefHeading___Toc16868_3576474230"/><text:s/>CENTRO REGIONAL DE REFERÊNCIA DA ALIANÇA DE REDUÇÃO DE DANOS FÁTIMA CAVALCANTI DA UNIVERSIDADE FEDERAL DA BAHIA<text:bookmark-end text:name="__RefHeading___Toc16868_3576474230"/></text:h>
          </table:table-cell>
          <table:covered-table-cell/>
          <table:covered-table-cell/>
          <table:covered-table-cell/>
        </table:table-row>
        <table:table-row>
          <table:table-cell table:style-name="MailMergeTable2017-05-11T15_3a_56_3a_11Z18.A3" table:number-columns-spanned="4" office:value-type="string">
            <text:p text:style-name="P8">Descrição do(s) curso(s)</text:p>
          </table:table-cell>
          <table:covered-table-cell/>
          <table:covered-table-cell/>
          <table:covered-table-cell/>
        </table:table-row>
        <table:table-row>
          <table:table-cell table:style-name="MailMergeTable2017-05-11T15_3a_56_3a_11Z18.A2" table:number-columns-spanned="4" office:value-type="string">
            <text:h text:style-name="P24" text:outline-level="2"><text:bookmark-start text:name="__RefHeading___Toc16870_3576474230"/><text:s/>FÓRUM DE DISCUSSÃO SOBRE ABUSO DE SPA’S <text:s/>E ARTICULAÇÃO DAS REDES SUS E SUAS NA ATENÇÃO À POPULAÇÃO EM SITUAÇÃO DE VULNERABILIDADE<text:bookmark-end text:name="__RefHeading___Toc16870_3576474230"/></text:h>
          </table:table-cell>
          <table:covered-table-cell/>
          <table:covered-table-cell/>
          <table:covered-table-cell/>
        </table:table-row>
        <table:table-row>
          <table:table-cell table:style-name="MailMergeTable2017-05-11T15_3a_56_3a_11Z18.A5" office:value-type="string">
            <text:p text:style-name="P2">Modalidade do curso:</text:p>
          </table:table-cell>
          <table:table-cell table:style-name="MailMergeTable2017-05-11T15_3a_56_3a_11Z18.A5" office:value-type="string">
            <text:p text:style-name="P6">PRESENCIAL,</text:p>
          </table:table-cell>
          <table:table-cell table:style-name="MailMergeTable2017-05-11T15_3a_56_3a_11Z18.A5" office:value-type="string">
            <text:p text:style-name="P2">País:</text:p>
          </table:table-cell>
          <table:table-cell table:style-name="MailMergeTable2017-05-11T15_3a_56_3a_11Z18.A5" office:value-type="string">
            <text:p text:style-name="P4"><text:s/>BRASIL </text:p>
          </table:table-cell>
        </table:table-row>
        <table:table-row>
          <table:table-cell table:style-name="MailMergeTable2017-05-11T15_3a_56_3a_11Z18.A3" office:value-type="string">
            <text:p text:style-name="P2">Carga horária:</text:p>
          </table:table-cell>
          <table:table-cell table:style-name="MailMergeTable2017-05-11T15_3a_56_3a_11Z18.A3" office:value-type="string">
            <text:p text:style-name="P4">60</text:p>
          </table:table-cell>
          <table:table-cell table:style-name="MailMergeTable2017-05-11T15_3a_56_3a_11Z18.A3" office:value-type="string">
            <text:p text:style-name="P2">Certificação?</text:p>
          </table:table-cell>
          <table:table-cell table:style-name="MailMergeTable2017-05-11T15_3a_56_3a_11Z18.A3" office:value-type="string">
            <text:p text:style-name="P6"><text:span text:style-name="T1"><text:s/></text:span>NO</text:p>
          </table:table-cell>
        </table:table-row>
        <table:table-row>
          <table:table-cell table:style-name="MailMergeTable2017-05-11T15_3a_56_3a_11Z18.A2" office:value-type="string">
            <text:p text:style-name="P3">Ano de início:</text:p>
          </table:table-cell>
          <table:table-cell table:style-name="MailMergeTable2017-05-11T15_3a_56_3a_11Z18.A2" office:value-type="string">
            <text:p text:style-name="P6">2016</text:p>
          </table:table-cell>
          <table:table-cell table:style-name="MailMergeTable2017-05-11T15_3a_56_3a_11Z18.A2" office:value-type="string">
            <text:p text:style-name="P3">Atual?</text:p>
          </table:table-cell>
          <table:table-cell table:style-name="MailMergeTable2017-05-11T15_3a_56_3a_11Z18.A2" office:value-type="string">
            <text:p text:style-name="P6"><text:span text:style-name="T1"><text:s/></text:span>NO</text:p>
          </table:table-cell>
        </table:table-row>
        <table:table-row>
          <table:table-cell table:style-name="MailMergeTable2017-05-11T15_3a_56_3a_11Z18.A3" table:number-columns-spanned="4" office:value-type="string">
            <text:p text:style-name="P9">Ementa da Capacitação</text:p>
          </table:table-cell>
          <table:covered-table-cell/>
          <table:covered-table-cell/>
          <table:covered-table-cell/>
        </table:table-row>
        <table:table-row>
          <table:table-cell table:style-name="MailMergeTable2017-05-11T15_3a_56_3a_11Z18.A3" table:number-columns-spanned="4" office:value-type="string">
            <text:p text:style-name="P16">1. <text:s text:c="2"/>ASPECTOS HISTÓRICOS E CULTURAIS SOBRE O USO DE SPAS.<text:line-break/>2. <text:s text:c="2"/>EPIDEMIOLOGIA DO USO DE DROGAS NO BRASIL E NO MUNDO<text:line-break/>3. <text:s text:c="2"/>POLÍTICA DE DROGAS <text:line-break/>4. <text:s text:c="2"/>O USUÁRIO DE SPAS COMO SUJEITO DE DIREITOS.<text:line-break/>5. <text:s text:c="2"/>POPULAÇÃO EM SITUAÇÃO DE RUA: CARACTERIZAÇÃO, PRINCIPAIS PROBLEMAS CLÍNICOS; O USO ABUSIVO DE SPA’S. <text:line-break/>6. <text:s/>FATORES DE RISCO E VULNERABILIDADE E FATORES DE PROTEÇÃO NO CAMPO DO CONSUMO DE DROGAS.<text:line-break/>7. <text:s/>CRIANÇAS E ADOLESCENTES EM SITUAÇÃO DE RUA USUÁRIOS DE SPA’S<text:line-break/>REDUÇÃO DE DANOS: DE PRÁTICA DE SAÚDE A POLÍTICA PÚBLICA.<text:line-break/>8. <text:s/>SUS E SUAS: UMA ARTICULAÇÃO NECESSÁRIA<text:line-break/>9. DESIGUALDADE SOCIAL, ESTIGMA E CRIMINALIZAÇÃO DA POBREZA<text:line-break/>10. REINSERÇÃO SOCIAL: AS POSSIBILIDADES DE INTERVENÇÃO<text:line-break/></text:p>
          </table:table-cell>
          <table:covered-table-cell/>
          <table:covered-table-cell/>
          <table:covered-table-cell/>
        </table:table-row>
        <table:table-row>
          <table:table-cell table:style-name="MailMergeTable2017-05-11T15_3a_56_3a_11Z18.A10" table:number-columns-spanned="4" office:value-type="string">
            <text:p text:style-name="P10">Contato</text:p>
          </table:table-cell>
          <table:covered-table-cell/>
          <table:covered-table-cell/>
          <table:covered-table-cell/>
        </table:table-row>
        <table:table-row>
          <table:table-cell table:style-name="MailMergeTable2017-05-11T15_3a_56_3a_11Z18.A11" table:number-columns-spanned="2" office:value-type="string">
            <text:p text:style-name="P3">Email:</text:p>
          </table:table-cell>
          <table:covered-table-cell/>
          <table:table-cell table:style-name="MailMergeTable2017-05-11T15_3a_56_3a_11Z18.A11" table:number-columns-spanned="2" office:value-type="string">
            <text:p text:style-name="P5">PROJETOCRR.ARDFC@GMAIL.COM</text:p>
          </table:table-cell>
          <table:covered-table-cell/>
        </table:table-row>
        <table:table-row>
          <table:table-cell table:style-name="MailMergeTable2017-05-11T15_3a_56_3a_11Z18.A2" table:number-columns-spanned="2" office:value-type="string">
            <text:p text:style-name="P3">Telefone:</text:p>
          </table:table-cell>
          <table:covered-table-cell/>
          <table:table-cell table:style-name="MailMergeTable2017-05-11T15_3a_56_3a_11Z18.A2" table:number-columns-spanned="2" office:value-type="string">
            <text:p text:style-name="P5">(71) 99186-8781</text:p>
          </table:table-cell>
          <table:covered-table-cell/>
        </table:table-row>
      </table:table>
      <text:h text:style-name="P22" text:outline-level="1"/>
      <text:h text:style-name="P20" text:outline-level="1"/>
      <table:table table:name="MailMergeTable2017-05-11T15:56:12Z19" table:style-name="MailMergeTable2017-05-11T15_3a_56_3a_12Z19">
        <table:table-column table:style-name="MailMergeTable2017-05-11T15_3a_56_3a_12Z19.A"/>
        <table:table-column table:style-name="MailMergeTable2017-05-11T15_3a_56_3a_12Z19.B"/>
        <table:table-column table:style-name="MailMergeTable2017-05-11T15_3a_56_3a_12Z19.A"/>
        <table:table-column table:style-name="MailMergeTable2017-05-11T15_3a_56_3a_12Z19.D"/>
        <table:table-row>
          <table:table-cell table:style-name="MailMergeTable2017-05-11T15_3a_56_3a_12Z19.A1" table:number-columns-spanned="4" office:value-type="string">
            <text:p text:style-name="P10">Nome do Centro</text:p>
          </table:table-cell>
          <table:covered-table-cell/>
          <table:covered-table-cell/>
          <table:covered-table-cell/>
        </table:table-row>
        <table:table-row>
          <table:table-cell table:style-name="MailMergeTable2017-05-11T15_3a_56_3a_12Z19.A2" table:number-columns-spanned="4" office:value-type="string">
            <text:h text:style-name="P21" text:outline-level="1"><text:bookmark-start text:name="__RefHeading___Toc16872_3576474230"/><text:s/>CENTRO REGIONAL DE REFERÊNCIA DA ALIANÇA DE REDUÇÃO DE DANOS FÁTIMA CAVALCANTI DA UNIVERSIDADE FEDERAL DA BAHIA<text:bookmark-end text:name="__RefHeading___Toc16872_3576474230"/></text:h>
          </table:table-cell>
          <table:covered-table-cell/>
          <table:covered-table-cell/>
          <table:covered-table-cell/>
        </table:table-row>
        <table:table-row>
          <table:table-cell table:style-name="MailMergeTable2017-05-11T15_3a_56_3a_12Z19.A3" table:number-columns-spanned="4" office:value-type="string">
            <text:p text:style-name="P8">Descrição do(s) curso(s)</text:p>
          </table:table-cell>
          <table:covered-table-cell/>
          <table:covered-table-cell/>
          <table:covered-table-cell/>
        </table:table-row>
        <table:table-row>
          <table:table-cell table:style-name="MailMergeTable2017-05-11T15_3a_56_3a_12Z19.A2" table:number-columns-spanned="4" office:value-type="string">
            <text:h text:style-name="P24" text:outline-level="2"><text:bookmark-start text:name="__RefHeading___Toc16874_3576474230"/><text:s/>FÓRUM DA REDE DE ATENÇÃO PSICOSSOCIAL PARA DISCUSSÃO E MATRICIAMENTO DE CASOS DE CONSUMO ABUSIVO DE ÁLCOOL, CRACK E OUTRAS DROGAS <text:bookmark-end text:name="__RefHeading___Toc16874_3576474230"/></text:h>
          </table:table-cell>
          <table:covered-table-cell/>
          <table:covered-table-cell/>
          <table:covered-table-cell/>
        </table:table-row>
        <table:table-row>
          <table:table-cell table:style-name="MailMergeTable2017-05-11T15_3a_56_3a_12Z19.A5" office:value-type="string">
            <text:p text:style-name="P2">Modalidade do curso:</text:p>
          </table:table-cell>
          <table:table-cell table:style-name="MailMergeTable2017-05-11T15_3a_56_3a_12Z19.A5" office:value-type="string">
            <text:p text:style-name="P6">PRESENCIAL,</text:p>
          </table:table-cell>
          <table:table-cell table:style-name="MailMergeTable2017-05-11T15_3a_56_3a_12Z19.A5" office:value-type="string">
            <text:p text:style-name="P2">País:</text:p>
          </table:table-cell>
          <table:table-cell table:style-name="MailMergeTable2017-05-11T15_3a_56_3a_12Z19.A5" office:value-type="string">
            <text:p text:style-name="P4"><text:s/>BRASIL </text:p>
          </table:table-cell>
        </table:table-row>
        <table:table-row>
          <table:table-cell table:style-name="MailMergeTable2017-05-11T15_3a_56_3a_12Z19.A3" office:value-type="string">
            <text:p text:style-name="P2">Carga horária:</text:p>
          </table:table-cell>
          <table:table-cell table:style-name="MailMergeTable2017-05-11T15_3a_56_3a_12Z19.A3" office:value-type="string">
            <text:p text:style-name="P4">72</text:p>
          </table:table-cell>
          <table:table-cell table:style-name="MailMergeTable2017-05-11T15_3a_56_3a_12Z19.A3" office:value-type="string">
            <text:p text:style-name="P2">Certificação?</text:p>
          </table:table-cell>
          <table:table-cell table:style-name="MailMergeTable2017-05-11T15_3a_56_3a_12Z19.A3" office:value-type="string">
            <text:p text:style-name="P6"><text:span text:style-name="T1"><text:s/></text:span>NO</text:p>
          </table:table-cell>
        </table:table-row>
        <table:table-row>
          <table:table-cell table:style-name="MailMergeTable2017-05-11T15_3a_56_3a_12Z19.A2" office:value-type="string">
            <text:p text:style-name="P3">Ano de início:</text:p>
          </table:table-cell>
          <table:table-cell table:style-name="MailMergeTable2017-05-11T15_3a_56_3a_12Z19.A2" office:value-type="string">
            <text:p text:style-name="P6">2016</text:p>
          </table:table-cell>
          <table:table-cell table:style-name="MailMergeTable2017-05-11T15_3a_56_3a_12Z19.A2" office:value-type="string">
            <text:p text:style-name="P3">Atual?</text:p>
          </table:table-cell>
          <table:table-cell table:style-name="MailMergeTable2017-05-11T15_3a_56_3a_12Z19.A2" office:value-type="string">
            <text:p text:style-name="P6"><text:span text:style-name="T1"><text:s/></text:span>NO</text:p>
          </table:table-cell>
        </table:table-row>
        <table:table-row>
          <table:table-cell table:style-name="MailMergeTable2017-05-11T15_3a_56_3a_12Z19.A3" table:number-columns-spanned="4" office:value-type="string">
            <text:p text:style-name="P9">Ementa da Capacitação</text:p>
          </table:table-cell>
          <table:covered-table-cell/>
          <table:covered-table-cell/>
          <table:covered-table-cell/>
        </table:table-row>
        <table:table-row>
          <table:table-cell table:style-name="MailMergeTable2017-05-11T15_3a_56_3a_12Z19.A3" table:number-columns-spanned="4" office:value-type="string">
            <text:p text:style-name="P16"><text:s/>1.A POLÍTICA NACIONAL SOBRE DROGAS (PNAD), POLÍTICA NACIONAL SOBRE O ÁLCOOL, POLÍTICA DE SAÚDE MENTAL.<text:line-break/>2.SOCIOANTROPOLOGIA E EPIDEMIOLOGIA DO CONSUMO DE DROGAS NO BRASIL E NO MUNDO.<text:line-break/>3.CONCEITO DE DROGAS E SEUS PADRÕES DE USO (INTOXICAÇÃO AGUDA, USO CRÔNICO, USO NOCIVO, DEPENDÊNCIA, ABSTINÊNCIA).<text:line-break/>4.ABORDAGENS TERAPÊUTICAS DO USUÁRIO DE DROGAS: ATENÇÃO INTEGRAL COM ÊNFASE NA REDUÇÃO DE DANOS.<text:line-break/>5.ABORDAGEM DOS FAMILIARES DO USUÁRIO DE CRACK E OUTRAS DROGAS.<text:line-break/>6.SAÚDE MENTAL NA ATENÇÃO PRIMÁRIA.<text:line-break/>7.PRINCÍPIOS E DIRETRIZES DA REDE DE ATENÇÃO PSICOSSOCIAL E SEUS EQUIPAMENTOS.<text:line-break/>8.CONCEITOS, PRINCÍPIOS E INSTRUMENTOS DO MATRICIAMENTO.<text:line-break/>9.MATRICIAMENTO EM SAÚDE MENTAL.<text:line-break/>10.CONCEITO, PRINCÍPIOS, ESTRATÉGIAS E APLICAÇÕES DE GERENCIAMENTO <text:s/>DE CASOS EM DISTINTAS POPULAÇÕES E SITUAÇÕES, COM FOCO EM USUÁRIOS DE DROGAS<text:line-break/></text:p>
          </table:table-cell>
          <table:covered-table-cell/>
          <table:covered-table-cell/>
          <table:covered-table-cell/>
        </table:table-row>
        <table:table-row>
          <table:table-cell table:style-name="MailMergeTable2017-05-11T15_3a_56_3a_12Z19.A10" table:number-columns-spanned="4" office:value-type="string">
            <text:p text:style-name="P10">Contato</text:p>
          </table:table-cell>
          <table:covered-table-cell/>
          <table:covered-table-cell/>
          <table:covered-table-cell/>
        </table:table-row>
        <table:table-row>
          <table:table-cell table:style-name="MailMergeTable2017-05-11T15_3a_56_3a_12Z19.A11" table:number-columns-spanned="2" office:value-type="string">
            <text:p text:style-name="P3">Email:</text:p>
          </table:table-cell>
          <table:covered-table-cell/>
          <table:table-cell table:style-name="MailMergeTable2017-05-11T15_3a_56_3a_12Z19.A11" table:number-columns-spanned="2" office:value-type="string">
            <text:p text:style-name="P5">PROJETOCRR.ARDFC@GMAIL.COM</text:p>
          </table:table-cell>
          <table:covered-table-cell/>
        </table:table-row>
        <table:table-row>
          <table:table-cell table:style-name="MailMergeTable2017-05-11T15_3a_56_3a_12Z19.A2" table:number-columns-spanned="2" office:value-type="string">
            <text:p text:style-name="P3">Telefone:</text:p>
          </table:table-cell>
          <table:covered-table-cell/>
          <table:table-cell table:style-name="MailMergeTable2017-05-11T15_3a_56_3a_12Z19.A2" table:number-columns-spanned="2" office:value-type="string">
            <text:p text:style-name="P5">(71) 99186-8781</text:p>
          </table:table-cell>
          <table:covered-table-cell/>
        </table:table-row>
      </table:table>
      <text:h text:style-name="P22" text:outline-level="1"/>
      <text:h text:style-name="P20" text:outline-level="1"/>
      <table:table table:name="MailMergeTable2017-05-11T15:56:12Z20" table:style-name="MailMergeTable2017-05-11T15_3a_56_3a_12Z20">
        <table:table-column table:style-name="MailMergeTable2017-05-11T15_3a_56_3a_12Z20.A"/>
        <table:table-column table:style-name="MailMergeTable2017-05-11T15_3a_56_3a_12Z20.B"/>
        <table:table-column table:style-name="MailMergeTable2017-05-11T15_3a_56_3a_12Z20.A"/>
        <table:table-column table:style-name="MailMergeTable2017-05-11T15_3a_56_3a_12Z20.D"/>
        <table:table-row>
          <table:table-cell table:style-name="MailMergeTable2017-05-11T15_3a_56_3a_12Z20.A1" table:number-columns-spanned="4" office:value-type="string">
            <text:p text:style-name="P10">Nome do Centro</text:p>
          </table:table-cell>
          <table:covered-table-cell/>
          <table:covered-table-cell/>
          <table:covered-table-cell/>
        </table:table-row>
        <table:table-row>
          <table:table-cell table:style-name="MailMergeTable2017-05-11T15_3a_56_3a_12Z20.A2" table:number-columns-spanned="4" office:value-type="string">
            <text:h text:style-name="P21" text:outline-level="1"><text:bookmark-start text:name="__RefHeading___Toc16876_3576474230"/><text:s/>CENTRO REGIONAL DE REFERÊNCIA DA ALIANÇA DE REDUÇÃO DE DANOS FÁTIMA CAVALCANTI DA UNIVERSIDADE FEDERAL DA BAHIA<text:bookmark-end text:name="__RefHeading___Toc16876_3576474230"/></text:h>
          </table:table-cell>
          <table:covered-table-cell/>
          <table:covered-table-cell/>
          <table:covered-table-cell/>
        </table:table-row>
        <table:table-row>
          <table:table-cell table:style-name="MailMergeTable2017-05-11T15_3a_56_3a_12Z20.A3" table:number-columns-spanned="4" office:value-type="string">
            <text:p text:style-name="P8">Descrição do(s) curso(s)</text:p>
          </table:table-cell>
          <table:covered-table-cell/>
          <table:covered-table-cell/>
          <table:covered-table-cell/>
        </table:table-row>
        <table:table-row>
          <table:table-cell table:style-name="MailMergeTable2017-05-11T15_3a_56_3a_12Z20.A2" table:number-columns-spanned="4" office:value-type="string">
            <text:h text:style-name="P24" text:outline-level="2"><text:bookmark-start text:name="__RefHeading___Toc16878_3576474230"/>FÓRUM <text:s/>INTER CAPS PARA ATENÇÃO PSICOSSOCIAL AO CONSUMO DE ÁLCOOL, CRACK E OUTRAS DROGAS, COM ÊNFASE NA INFÂNCIA E ADOLESCÊNCIA<text:bookmark-end text:name="__RefHeading___Toc16878_3576474230"/></text:h>
          </table:table-cell>
          <table:covered-table-cell/>
          <table:covered-table-cell/>
          <table:covered-table-cell/>
        </table:table-row>
        <table:table-row>
          <table:table-cell table:style-name="MailMergeTable2017-05-11T15_3a_56_3a_12Z20.A5" office:value-type="string">
            <text:p text:style-name="P2">Modalidade do curso:</text:p>
          </table:table-cell>
          <table:table-cell table:style-name="MailMergeTable2017-05-11T15_3a_56_3a_12Z20.A5" office:value-type="string">
            <text:p text:style-name="P6">PRESENCIAL,</text:p>
          </table:table-cell>
          <table:table-cell table:style-name="MailMergeTable2017-05-11T15_3a_56_3a_12Z20.A5" office:value-type="string">
            <text:p text:style-name="P2">País:</text:p>
          </table:table-cell>
          <table:table-cell table:style-name="MailMergeTable2017-05-11T15_3a_56_3a_12Z20.A5" office:value-type="string">
            <text:p text:style-name="P4"><text:s/>BRASIL </text:p>
          </table:table-cell>
        </table:table-row>
        <table:table-row>
          <table:table-cell table:style-name="MailMergeTable2017-05-11T15_3a_56_3a_12Z20.A3" office:value-type="string">
            <text:p text:style-name="P2">Carga horária:</text:p>
          </table:table-cell>
          <table:table-cell table:style-name="MailMergeTable2017-05-11T15_3a_56_3a_12Z20.A3" office:value-type="string">
            <text:p text:style-name="P4">72</text:p>
          </table:table-cell>
          <table:table-cell table:style-name="MailMergeTable2017-05-11T15_3a_56_3a_12Z20.A3" office:value-type="string">
            <text:p text:style-name="P2">Certificação?</text:p>
          </table:table-cell>
          <table:table-cell table:style-name="MailMergeTable2017-05-11T15_3a_56_3a_12Z20.A3" office:value-type="string">
            <text:p text:style-name="P6"><text:span text:style-name="T1"><text:s/></text:span>NO</text:p>
          </table:table-cell>
        </table:table-row>
        <table:table-row>
          <table:table-cell table:style-name="MailMergeTable2017-05-11T15_3a_56_3a_12Z20.A2" office:value-type="string">
            <text:p text:style-name="P3">Ano de início:</text:p>
          </table:table-cell>
          <table:table-cell table:style-name="MailMergeTable2017-05-11T15_3a_56_3a_12Z20.A2" office:value-type="string">
            <text:p text:style-name="P6">2016</text:p>
          </table:table-cell>
          <table:table-cell table:style-name="MailMergeTable2017-05-11T15_3a_56_3a_12Z20.A2" office:value-type="string">
            <text:p text:style-name="P3">Atual?</text:p>
          </table:table-cell>
          <table:table-cell table:style-name="MailMergeTable2017-05-11T15_3a_56_3a_12Z20.A2" office:value-type="string">
            <text:p text:style-name="P6"><text:span text:style-name="T1"><text:s/></text:span>NO</text:p>
          </table:table-cell>
        </table:table-row>
        <table:table-row>
          <table:table-cell table:style-name="MailMergeTable2017-05-11T15_3a_56_3a_12Z20.A3" table:number-columns-spanned="4" office:value-type="string">
            <text:p text:style-name="P9">Ementa da Capacitação</text:p>
          </table:table-cell>
          <table:covered-table-cell/>
          <table:covered-table-cell/>
          <table:covered-table-cell/>
        </table:table-row>
        <table:table-row>
          <table:table-cell table:style-name="MailMergeTable2017-05-11T15_3a_56_3a_12Z20.A3" table:number-columns-spanned="4" office:value-type="string">
            <text:p text:style-name="P16"><text:s/>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PORTARIAS REGULADORAS DOS CAPS.<text:line-break/>6.PRINCIPAIS CONCEITOS NO CAMPO DO CONSUMO DE DROGAS E PRINCIPAIS QUADROS CLÍNICO-PSICOPATOLÓGICOS DECORRENTES.<text:line-break/>7.REDUÇÃO DE DANOS. <text:line-break/>8.ABORDAGEM INTERDISCIPLINAR DO CONSUMO DE DROGAS.<text:line-break/>9.O TRABALHO EM REDE DE ATENÇÃO PSICOSSOCIAL: IMPORTÂNCIA E DESAFIOS.<text:line-break/>10.O ACOLHIMENTO E O PROJETO TERAPÊUTICO INSTITUCIONAL EM SERVIÇOS DE ATENÇÃO AO CONSUMO PREJUDICIAL DE ÁLCOOL, CRACK E OUTRAS DROGAS.<text:line-break/>11.CONDIÇÕES DE RISCO E VULNERABILIDADE:<text:line-break/>-O SUJEITO INFANTO JUVENIL. -DROGAS E TRANSTORNOS MENTAIS.<text:line-break/>-PESSOAS EM SITUAÇÃO DE RUA.<text:line-break/></text:p>
          </table:table-cell>
          <table:covered-table-cell/>
          <table:covered-table-cell/>
          <table:covered-table-cell/>
        </table:table-row>
        <table:table-row>
          <table:table-cell table:style-name="MailMergeTable2017-05-11T15_3a_56_3a_12Z20.A10" table:number-columns-spanned="4" office:value-type="string">
            <text:p text:style-name="P10">Contato</text:p>
          </table:table-cell>
          <table:covered-table-cell/>
          <table:covered-table-cell/>
          <table:covered-table-cell/>
        </table:table-row>
        <table:table-row>
          <table:table-cell table:style-name="MailMergeTable2017-05-11T15_3a_56_3a_12Z20.A11" table:number-columns-spanned="2" office:value-type="string">
            <text:p text:style-name="P3">Email:</text:p>
          </table:table-cell>
          <table:covered-table-cell/>
          <table:table-cell table:style-name="MailMergeTable2017-05-11T15_3a_56_3a_12Z20.A11" table:number-columns-spanned="2" office:value-type="string">
            <text:p text:style-name="P5">PROJETOCRR.ARDFC@GMAIL.COM</text:p>
          </table:table-cell>
          <table:covered-table-cell/>
        </table:table-row>
        <table:table-row>
          <table:table-cell table:style-name="MailMergeTable2017-05-11T15_3a_56_3a_12Z20.A2" table:number-columns-spanned="2" office:value-type="string">
            <text:p text:style-name="P3">Telefone:</text:p>
          </table:table-cell>
          <table:covered-table-cell/>
          <table:table-cell table:style-name="MailMergeTable2017-05-11T15_3a_56_3a_12Z20.A2" table:number-columns-spanned="2" office:value-type="string">
            <text:p text:style-name="P5">(71) 99186-8781</text:p>
          </table:table-cell>
          <table:covered-table-cell/>
        </table:table-row>
      </table:table>
      <text:h text:style-name="P22" text:outline-level="1"/>
      <text:h text:style-name="P20" text:outline-level="1"/>
      <table:table table:name="MailMergeTable2017-05-11T15:56:12Z21" table:style-name="MailMergeTable2017-05-11T15_3a_56_3a_12Z21">
        <table:table-column table:style-name="MailMergeTable2017-05-11T15_3a_56_3a_12Z21.A"/>
        <table:table-column table:style-name="MailMergeTable2017-05-11T15_3a_56_3a_12Z21.B"/>
        <table:table-column table:style-name="MailMergeTable2017-05-11T15_3a_56_3a_12Z21.A"/>
        <table:table-column table:style-name="MailMergeTable2017-05-11T15_3a_56_3a_12Z21.D"/>
        <table:table-row>
          <table:table-cell table:style-name="MailMergeTable2017-05-11T15_3a_56_3a_12Z21.A1" table:number-columns-spanned="4" office:value-type="string">
            <text:p text:style-name="P10">Nome do Centro</text:p>
          </table:table-cell>
          <table:covered-table-cell/>
          <table:covered-table-cell/>
          <table:covered-table-cell/>
        </table:table-row>
        <table:table-row>
          <table:table-cell table:style-name="MailMergeTable2017-05-11T15_3a_56_3a_12Z21.A2" table:number-columns-spanned="4" office:value-type="string">
            <text:h text:style-name="P21" text:outline-level="1"><text:bookmark-start text:name="__RefHeading___Toc16880_3576474230"/><text:s/>CENTRO REGIONAL DE REFERÊNCIA DA ALIANÇA DE REDUÇÃO DE DANOS FÁTIMA CAVALCANTI DA UNIVERSIDADE FEDERAL DA BAHIA. <text:bookmark-end text:name="__RefHeading___Toc16880_3576474230"/></text:h>
          </table:table-cell>
          <table:covered-table-cell/>
          <table:covered-table-cell/>
          <table:covered-table-cell/>
        </table:table-row>
        <table:table-row>
          <table:table-cell table:style-name="MailMergeTable2017-05-11T15_3a_56_3a_12Z21.A3" table:number-columns-spanned="4" office:value-type="string">
            <text:p text:style-name="P8">Descrição do(s) curso(s)</text:p>
          </table:table-cell>
          <table:covered-table-cell/>
          <table:covered-table-cell/>
          <table:covered-table-cell/>
        </table:table-row>
        <table:table-row>
          <table:table-cell table:style-name="MailMergeTable2017-05-11T15_3a_56_3a_12Z21.A2" table:number-columns-spanned="4" office:value-type="string">
            <text:h text:style-name="P24" text:outline-level="2"><text:bookmark-start text:name="__RefHeading___Toc16882_3576474230"/><text:s/>OFICINA DE ELABORAÇÃO DE PROPOSTAS DE INTERVENÇÃO NO CAMPO DO CONSUMO DE ÁLCOOL E OUTRAS DROGAS PARA PROFISSIONAIS DA SEGURANÇA PÚBLICA <text:bookmark-end text:name="__RefHeading___Toc16882_3576474230"/></text:h>
          </table:table-cell>
          <table:covered-table-cell/>
          <table:covered-table-cell/>
          <table:covered-table-cell/>
        </table:table-row>
        <table:table-row>
          <table:table-cell table:style-name="MailMergeTable2017-05-11T15_3a_56_3a_12Z21.A5" office:value-type="string">
            <text:p text:style-name="P2">Modalidade do curso:</text:p>
          </table:table-cell>
          <table:table-cell table:style-name="MailMergeTable2017-05-11T15_3a_56_3a_12Z21.A5" office:value-type="string">
            <text:p text:style-name="P6">PRESENCIAL,</text:p>
          </table:table-cell>
          <table:table-cell table:style-name="MailMergeTable2017-05-11T15_3a_56_3a_12Z21.A5" office:value-type="string">
            <text:p text:style-name="P2">País:</text:p>
          </table:table-cell>
          <table:table-cell table:style-name="MailMergeTable2017-05-11T15_3a_56_3a_12Z21.A5" office:value-type="string">
            <text:p text:style-name="P4"><text:s/>BRASIL </text:p>
          </table:table-cell>
        </table:table-row>
        <table:table-row>
          <table:table-cell table:style-name="MailMergeTable2017-05-11T15_3a_56_3a_12Z21.A3" office:value-type="string">
            <text:p text:style-name="P2">Carga horária:</text:p>
          </table:table-cell>
          <table:table-cell table:style-name="MailMergeTable2017-05-11T15_3a_56_3a_12Z21.A3" office:value-type="string">
            <text:p text:style-name="P4">40</text:p>
          </table:table-cell>
          <table:table-cell table:style-name="MailMergeTable2017-05-11T15_3a_56_3a_12Z21.A3" office:value-type="string">
            <text:p text:style-name="P2">Certificação?</text:p>
          </table:table-cell>
          <table:table-cell table:style-name="MailMergeTable2017-05-11T15_3a_56_3a_12Z21.A3" office:value-type="string">
            <text:p text:style-name="P6"><text:span text:style-name="T1"><text:s/></text:span>NO</text:p>
          </table:table-cell>
        </table:table-row>
        <table:table-row>
          <table:table-cell table:style-name="MailMergeTable2017-05-11T15_3a_56_3a_12Z21.A2" office:value-type="string">
            <text:p text:style-name="P3">Ano de início:</text:p>
          </table:table-cell>
          <table:table-cell table:style-name="MailMergeTable2017-05-11T15_3a_56_3a_12Z21.A2" office:value-type="string">
            <text:p text:style-name="P6">2016</text:p>
          </table:table-cell>
          <table:table-cell table:style-name="MailMergeTable2017-05-11T15_3a_56_3a_12Z21.A2" office:value-type="string">
            <text:p text:style-name="P3">Atual?</text:p>
          </table:table-cell>
          <table:table-cell table:style-name="MailMergeTable2017-05-11T15_3a_56_3a_12Z21.A2" office:value-type="string">
            <text:p text:style-name="P6"><text:span text:style-name="T1"><text:s/></text:span>NO</text:p>
          </table:table-cell>
        </table:table-row>
        <table:table-row>
          <table:table-cell table:style-name="MailMergeTable2017-05-11T15_3a_56_3a_12Z21.A3" table:number-columns-spanned="4" office:value-type="string">
            <text:p text:style-name="P9">Ementa da Capacitação</text:p>
          </table:table-cell>
          <table:covered-table-cell/>
          <table:covered-table-cell/>
          <table:covered-table-cell/>
        </table:table-row>
        <table:table-row>
          <table:table-cell table:style-name="MailMergeTable2017-05-11T15_3a_56_3a_12Z21.A3" table:number-columns-spanned="4" office:value-type="string">
            <text:p text:style-name="P16"><text:s/>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REDE DE ATENÇÃO: SUS (ESF,NASF,CAPS,HG), SUAS (CRAS, CREAS), SISTEMA JUDICIÁRIO E SUAS INTERRELAÇÕES.<text:line-break/>6.CONCEITO DE DROGAS, PADRÕES DE USO (INTOXICAÇÃO AGUDA, USO CRÔNICO, USO NOCIVO, DEPENDÊNCIA, ABSTINÊNCIA) E PRINCIPAIS QUADROS CLÍNICO-PSICOPATOLÓGICOS DECORRENTES DO USO DAS DIVERSAS DROGAS.<text:line-break/>8.MODELOS JURÍDICOS RELACIONADOS AO CONSUMO DE DROGAS. <text:line-break/></text:p>
          </table:table-cell>
          <table:covered-table-cell/>
          <table:covered-table-cell/>
          <table:covered-table-cell/>
        </table:table-row>
        <table:table-row>
          <table:table-cell table:style-name="MailMergeTable2017-05-11T15_3a_56_3a_12Z21.A10" table:number-columns-spanned="4" office:value-type="string">
            <text:p text:style-name="P10">Contato</text:p>
          </table:table-cell>
          <table:covered-table-cell/>
          <table:covered-table-cell/>
          <table:covered-table-cell/>
        </table:table-row>
        <table:table-row>
          <table:table-cell table:style-name="MailMergeTable2017-05-11T15_3a_56_3a_12Z21.A11" table:number-columns-spanned="2" office:value-type="string">
            <text:p text:style-name="P3">Email:</text:p>
          </table:table-cell>
          <table:covered-table-cell/>
          <table:table-cell table:style-name="MailMergeTable2017-05-11T15_3a_56_3a_12Z21.A11" table:number-columns-spanned="2" office:value-type="string">
            <text:p text:style-name="P5">PROJETOCRR.ARDFC@GMAIL.COM</text:p>
          </table:table-cell>
          <table:covered-table-cell/>
        </table:table-row>
        <table:table-row>
          <table:table-cell table:style-name="MailMergeTable2017-05-11T15_3a_56_3a_12Z21.A2" table:number-columns-spanned="2" office:value-type="string">
            <text:p text:style-name="P3">Telefone:</text:p>
          </table:table-cell>
          <table:covered-table-cell/>
          <table:table-cell table:style-name="MailMergeTable2017-05-11T15_3a_56_3a_12Z21.A2" table:number-columns-spanned="2" office:value-type="string">
            <text:p text:style-name="P5">(71) 99186-8781</text:p>
          </table:table-cell>
          <table:covered-table-cell/>
        </table:table-row>
      </table:table>
      <text:h text:style-name="P22" text:outline-level="1"/>
      <text:h text:style-name="P20" text:outline-level="1"/>
      <table:table table:name="MailMergeTable2017-05-11T15:56:12Z22" table:style-name="MailMergeTable2017-05-11T15_3a_56_3a_12Z22">
        <table:table-column table:style-name="MailMergeTable2017-05-11T15_3a_56_3a_12Z22.A"/>
        <table:table-column table:style-name="MailMergeTable2017-05-11T15_3a_56_3a_12Z22.B"/>
        <table:table-column table:style-name="MailMergeTable2017-05-11T15_3a_56_3a_12Z22.A"/>
        <table:table-column table:style-name="MailMergeTable2017-05-11T15_3a_56_3a_12Z22.D"/>
        <table:table-row>
          <table:table-cell table:style-name="MailMergeTable2017-05-11T15_3a_56_3a_12Z22.A1" table:number-columns-spanned="4" office:value-type="string">
            <text:p text:style-name="P10">Nome do Centro</text:p>
          </table:table-cell>
          <table:covered-table-cell/>
          <table:covered-table-cell/>
          <table:covered-table-cell/>
        </table:table-row>
        <table:table-row>
          <table:table-cell table:style-name="MailMergeTable2017-05-11T15_3a_56_3a_12Z22.A2" table:number-columns-spanned="4" office:value-type="string">
            <text:h text:style-name="P21" text:outline-level="1"><text:bookmark-start text:name="__RefHeading___Toc16884_3576474230"/>CENTRO REGIONAL DE REFERÊNCIA DA ALIANÇA DE REDUÇÃO DE DANOS FÁTIMA CAVALCANTI DA UNIVERSIDADE FEDERAL DA BAHIA<text:bookmark-end text:name="__RefHeading___Toc16884_3576474230"/></text:h>
          </table:table-cell>
          <table:covered-table-cell/>
          <table:covered-table-cell/>
          <table:covered-table-cell/>
        </table:table-row>
        <table:table-row>
          <table:table-cell table:style-name="MailMergeTable2017-05-11T15_3a_56_3a_12Z22.A3" table:number-columns-spanned="4" office:value-type="string">
            <text:p text:style-name="P8">Descrição do(s) curso(s)</text:p>
          </table:table-cell>
          <table:covered-table-cell/>
          <table:covered-table-cell/>
          <table:covered-table-cell/>
        </table:table-row>
        <table:table-row>
          <table:table-cell table:style-name="MailMergeTable2017-05-11T15_3a_56_3a_12Z22.A2" table:number-columns-spanned="4" office:value-type="string">
            <text:h text:style-name="P24" text:outline-level="2"><text:bookmark-start text:name="__RefHeading___Toc16886_3576474230"/><text:s/>ATUALIZAÇÃO EM ATENÇÃO INTEGRAL AOS USUÁRIOS DE CRACK E OUTRAS DROGAS PARA PROFISSIONAIS DE HOSPITAIS GERAIS E/OU DE INSTITUÇÕES QUE TENHAM PRIVAÇÃO DE LIBERDADE (FUNDAC). <text:bookmark-end text:name="__RefHeading___Toc16886_3576474230"/></text:h>
          </table:table-cell>
          <table:covered-table-cell/>
          <table:covered-table-cell/>
          <table:covered-table-cell/>
        </table:table-row>
        <table:table-row>
          <table:table-cell table:style-name="MailMergeTable2017-05-11T15_3a_56_3a_12Z22.A5" office:value-type="string">
            <text:p text:style-name="P2">Modalidade do curso:</text:p>
          </table:table-cell>
          <table:table-cell table:style-name="MailMergeTable2017-05-11T15_3a_56_3a_12Z22.A5" office:value-type="string">
            <text:p text:style-name="P6">PRESENCIAL,</text:p>
          </table:table-cell>
          <table:table-cell table:style-name="MailMergeTable2017-05-11T15_3a_56_3a_12Z22.A5" office:value-type="string">
            <text:p text:style-name="P2">País:</text:p>
          </table:table-cell>
          <table:table-cell table:style-name="MailMergeTable2017-05-11T15_3a_56_3a_12Z22.A5" office:value-type="string">
            <text:p text:style-name="P4"><text:s/>BRASIL </text:p>
          </table:table-cell>
        </table:table-row>
        <table:table-row>
          <table:table-cell table:style-name="MailMergeTable2017-05-11T15_3a_56_3a_12Z22.A3" office:value-type="string">
            <text:p text:style-name="P2">Carga horária:</text:p>
          </table:table-cell>
          <table:table-cell table:style-name="MailMergeTable2017-05-11T15_3a_56_3a_12Z22.A3" office:value-type="string">
            <text:p text:style-name="P4">40</text:p>
          </table:table-cell>
          <table:table-cell table:style-name="MailMergeTable2017-05-11T15_3a_56_3a_12Z22.A3" office:value-type="string">
            <text:p text:style-name="P2">Certificação?</text:p>
          </table:table-cell>
          <table:table-cell table:style-name="MailMergeTable2017-05-11T15_3a_56_3a_12Z22.A3" office:value-type="string">
            <text:p text:style-name="P6"><text:span text:style-name="T1"><text:s/></text:span>NO</text:p>
          </table:table-cell>
        </table:table-row>
        <table:table-row>
          <table:table-cell table:style-name="MailMergeTable2017-05-11T15_3a_56_3a_12Z22.A2" office:value-type="string">
            <text:p text:style-name="P3">Ano de início:</text:p>
          </table:table-cell>
          <table:table-cell table:style-name="MailMergeTable2017-05-11T15_3a_56_3a_12Z22.A2" office:value-type="string">
            <text:p text:style-name="P6">2016</text:p>
          </table:table-cell>
          <table:table-cell table:style-name="MailMergeTable2017-05-11T15_3a_56_3a_12Z22.A2" office:value-type="string">
            <text:p text:style-name="P3">Atual?</text:p>
          </table:table-cell>
          <table:table-cell table:style-name="MailMergeTable2017-05-11T15_3a_56_3a_12Z22.A2" office:value-type="string">
            <text:p text:style-name="P6"><text:span text:style-name="T1"><text:s/></text:span>NO</text:p>
          </table:table-cell>
        </table:table-row>
        <table:table-row>
          <table:table-cell table:style-name="MailMergeTable2017-05-11T15_3a_56_3a_12Z22.A3" table:number-columns-spanned="4" office:value-type="string">
            <text:p text:style-name="P9">Ementa da Capacitação</text:p>
          </table:table-cell>
          <table:covered-table-cell/>
          <table:covered-table-cell/>
          <table:covered-table-cell/>
        </table:table-row>
        <table:table-row>
          <table:table-cell table:style-name="MailMergeTable2017-05-11T15_3a_56_3a_12Z22.A3" table:number-columns-spanned="4" office:value-type="string">
            <text:p text:style-name="P16"><text:s/>1. A POLÍTICA NACIONAL SOBRE DROGAS (PNAD) E A POLÍTICA NACIONAL SOBRE O ÁLCOOL. <text:line-break/>2. REDE DE ATENÇÃO: SUS (PSF,NASF,CAPS), SUAS (CRAS, CREAS) E SUAS INTER-RELAÇÕES E INTEGRAÇÃO COM O HOSPITAL GERAL (HG)<text:line-break/>ABORDAGENS TERAPÊUTICAS DO USUÁRIO DE DROGAS: ATENÇÃO INTEGRAL NO HG.<text:line-break/>3. CONCEITO DE DROGAS E SEUS PADRÕES DE USO (INTOXICAÇÃO AGUDA, USO CRÔNICO, USO NOCIVO, DEPENDÊNCIA, ABSTINÊNCIA).<text:line-break/>4. OS PRINCIPAIS QUADROS CLÍNICO-PSICOPATOLÓGICOS DECORRENTES DO USO DAS DIVERSAS DROGAS.<text:line-break/>5. CLÍNICA E TERAPÊUTICA DO CONSUMO ABUSIVO DE ÁLCOOL, CRACK E OUTRAS DROGAS.<text:line-break/>6. COMPLICAÇÕES CLÍNICAS DOS DISTINTOS PADRÕES DE USO DAS DIVERSAS DROGAS. <text:line-break/>7. CLÍNICA E TERAPÊUTICA DA INTOXICAÇÃO AGUDA E CRÔNICA POR DROGAS.<text:line-break/>8. CLÍNICA E TERAPÊUTICA DA DEPENDÊNCIA DE DROGAS<text:line-break/>9. CLÍNICA E TERAPÊUTICA DA ABSTINÊNCIA DE DROGAS <text:line-break/>10. CRITÉRIOS CLÍNICOS PARA INTERNAÇÃO E PARA A ALTA DE USUÁRIOS DE DROGAS<text:line-break/>11. A FAMÍLIA DO USUÁRIO DE CRACK E OUTRAS DROGAS, REDES DE APOIO SOCIAL E REINSERÇÃO SOCIAL DO <text:line-break/>12. REDUÇÃO DE DANOS: DE PRÁTICA DE SAÚDE A POLÍTICA PÚBLICA.<text:line-break/>13. APLICAÇÃO DA RD NO CONTEXTO DO HG E INSTITUIÇÕES DE PRIVAÇÃO DE LIBERDADE, USUÁRIO DE CRACK E OUTRAS DROGAS<text:line-break/></text:p>
          </table:table-cell>
          <table:covered-table-cell/>
          <table:covered-table-cell/>
          <table:covered-table-cell/>
        </table:table-row>
        <table:table-row>
          <table:table-cell table:style-name="MailMergeTable2017-05-11T15_3a_56_3a_12Z22.A10" table:number-columns-spanned="4" office:value-type="string">
            <text:p text:style-name="P10">Contato</text:p>
          </table:table-cell>
          <table:covered-table-cell/>
          <table:covered-table-cell/>
          <table:covered-table-cell/>
        </table:table-row>
        <table:table-row>
          <table:table-cell table:style-name="MailMergeTable2017-05-11T15_3a_56_3a_12Z22.A11" table:number-columns-spanned="2" office:value-type="string">
            <text:p text:style-name="P3">Email:</text:p>
          </table:table-cell>
          <table:covered-table-cell/>
          <table:table-cell table:style-name="MailMergeTable2017-05-11T15_3a_56_3a_12Z22.A11" table:number-columns-spanned="2" office:value-type="string">
            <text:p text:style-name="P5">PROJETOCRR.ARDFC@GMAIL.COM</text:p>
          </table:table-cell>
          <table:covered-table-cell/>
        </table:table-row>
        <table:table-row>
          <table:table-cell table:style-name="MailMergeTable2017-05-11T15_3a_56_3a_12Z22.A2" table:number-columns-spanned="2" office:value-type="string">
            <text:p text:style-name="P3">Telefone:</text:p>
          </table:table-cell>
          <table:covered-table-cell/>
          <table:table-cell table:style-name="MailMergeTable2017-05-11T15_3a_56_3a_12Z22.A2" table:number-columns-spanned="2" office:value-type="string">
            <text:p text:style-name="P5">(71) 99186-8781</text:p>
          </table:table-cell>
          <table:covered-table-cell/>
        </table:table-row>
      </table:table>
      <text:h text:style-name="P22" text:outline-level="1"/>
      <text:h text:style-name="P20" text:outline-level="1"/>
      <table:table table:name="MailMergeTable2017-05-11T15:56:12Z23" table:style-name="MailMergeTable2017-05-11T15_3a_56_3a_12Z23">
        <table:table-column table:style-name="MailMergeTable2017-05-11T15_3a_56_3a_12Z23.A"/>
        <table:table-column table:style-name="MailMergeTable2017-05-11T15_3a_56_3a_12Z23.B"/>
        <table:table-column table:style-name="MailMergeTable2017-05-11T15_3a_56_3a_12Z23.A"/>
        <table:table-column table:style-name="MailMergeTable2017-05-11T15_3a_56_3a_12Z23.D"/>
        <table:table-row>
          <table:table-cell table:style-name="MailMergeTable2017-05-11T15_3a_56_3a_12Z23.A1" table:number-columns-spanned="4" office:value-type="string">
            <text:p text:style-name="P10">Nome do Centro</text:p>
          </table:table-cell>
          <table:covered-table-cell/>
          <table:covered-table-cell/>
          <table:covered-table-cell/>
        </table:table-row>
        <table:table-row>
          <table:table-cell table:style-name="MailMergeTable2017-05-11T15_3a_56_3a_12Z23.A2" table:number-columns-spanned="4" office:value-type="string">
            <text:h text:style-name="P21" text:outline-level="1"><text:bookmark-start text:name="__RefHeading___Toc16888_3576474230"/><text:s/>CENTRO REGIONAL DE REFERÊNCIA - DIMESAD - UNIFESP<text:bookmark-end text:name="__RefHeading___Toc16888_3576474230"/></text:h>
          </table:table-cell>
          <table:covered-table-cell/>
          <table:covered-table-cell/>
          <table:covered-table-cell/>
        </table:table-row>
        <table:table-row>
          <table:table-cell table:style-name="MailMergeTable2017-05-11T15_3a_56_3a_12Z23.A3" table:number-columns-spanned="4" office:value-type="string">
            <text:p text:style-name="P8">Descrição do(s) curso(s)</text:p>
          </table:table-cell>
          <table:covered-table-cell/>
          <table:covered-table-cell/>
          <table:covered-table-cell/>
        </table:table-row>
        <table:table-row>
          <table:table-cell table:style-name="MailMergeTable2017-05-11T15_3a_56_3a_12Z23.A2" table:number-columns-spanned="4" office:value-type="string">
            <text:h text:style-name="P24" text:outline-level="2"><text:bookmark-start text:name="__RefHeading___Toc16890_3576474230"/>IMPLEMENTAÇÃO DE PROCESSOS FORMATIVOS POR MEIO DO CENTRO REGIONAL DE REFERÊNCIA (CRR UDED DIMESAD UNIFESP) PARA AGENTES E TRABALHADORES ATUANTES NO CAMPO DAS POLÍTICAS SOBRE DROGAS<text:line-break/><text:bookmark-end text:name="__RefHeading___Toc16890_3576474230"/></text:h>
          </table:table-cell>
          <table:covered-table-cell/>
          <table:covered-table-cell/>
          <table:covered-table-cell/>
        </table:table-row>
        <table:table-row>
          <table:table-cell table:style-name="MailMergeTable2017-05-11T15_3a_56_3a_12Z23.A5" office:value-type="string">
            <text:p text:style-name="P2">Modalidade do curso:</text:p>
          </table:table-cell>
          <table:table-cell table:style-name="MailMergeTable2017-05-11T15_3a_56_3a_12Z23.A5" office:value-type="string">
            <text:p text:style-name="P6">PRESENCIAL,</text:p>
          </table:table-cell>
          <table:table-cell table:style-name="MailMergeTable2017-05-11T15_3a_56_3a_12Z23.A5" office:value-type="string">
            <text:p text:style-name="P2">País:</text:p>
          </table:table-cell>
          <table:table-cell table:style-name="MailMergeTable2017-05-11T15_3a_56_3a_12Z23.A5" office:value-type="string">
            <text:p text:style-name="P4"><text:s/>BRASIL </text:p>
          </table:table-cell>
        </table:table-row>
        <table:table-row>
          <table:table-cell table:style-name="MailMergeTable2017-05-11T15_3a_56_3a_12Z23.A3" office:value-type="string">
            <text:p text:style-name="P2">Carga horária:</text:p>
          </table:table-cell>
          <table:table-cell table:style-name="MailMergeTable2017-05-11T15_3a_56_3a_12Z23.A3" office:value-type="string">
            <text:p text:style-name="P4">40</text:p>
          </table:table-cell>
          <table:table-cell table:style-name="MailMergeTable2017-05-11T15_3a_56_3a_12Z23.A3" office:value-type="string">
            <text:p text:style-name="P2">Certificação?</text:p>
          </table:table-cell>
          <table:table-cell table:style-name="MailMergeTable2017-05-11T15_3a_56_3a_12Z23.A3" office:value-type="string">
            <text:p text:style-name="P6"><text:span text:style-name="T1"><text:s/></text:span>SI</text:p>
          </table:table-cell>
        </table:table-row>
        <table:table-row>
          <table:table-cell table:style-name="MailMergeTable2017-05-11T15_3a_56_3a_12Z23.A2" office:value-type="string">
            <text:p text:style-name="P3">Ano de início:</text:p>
          </table:table-cell>
          <table:table-cell table:style-name="MailMergeTable2017-05-11T15_3a_56_3a_12Z23.A2" office:value-type="string">
            <text:p text:style-name="P6">2012</text:p>
          </table:table-cell>
          <table:table-cell table:style-name="MailMergeTable2017-05-11T15_3a_56_3a_12Z23.A2" office:value-type="string">
            <text:p text:style-name="P3">Atual?</text:p>
          </table:table-cell>
          <table:table-cell table:style-name="MailMergeTable2017-05-11T15_3a_56_3a_12Z23.A2" office:value-type="string">
            <text:p text:style-name="P6"><text:span text:style-name="T1"><text:s/></text:span>SI</text:p>
          </table:table-cell>
        </table:table-row>
        <table:table-row>
          <table:table-cell table:style-name="MailMergeTable2017-05-11T15_3a_56_3a_12Z23.A3" table:number-columns-spanned="4" office:value-type="string">
            <text:p text:style-name="P9">Ementa da Capacitação</text:p>
          </table:table-cell>
          <table:covered-table-cell/>
          <table:covered-table-cell/>
          <table:covered-table-cell/>
        </table:table-row>
        <table:table-row>
          <table:table-cell table:style-name="MailMergeTable2017-05-11T15_3a_56_3a_12Z23.A3" table:number-columns-spanned="4" office:value-type="string">
            <text:p text:style-name="P16">MÓDULO DE CONTEXTOS<text:line-break/>MÓDULO DE INTERVENÇÃO BREVE<text:line-break/>MÓDULO DE TRATAMENTO COMUNITÁRIO<text:line-break/>MÓDULO DE HOSPITAIS E MATERNIDADES<text:line-break/>MÓDULO DE ADOLESCENTES EM VULNERABILIDADE<text:line-break/>MÓDULO DE EDUCAÇÃO EM SAÚDE<text:line-break/>MÓDULO DE REDES</text:p>
          </table:table-cell>
          <table:covered-table-cell/>
          <table:covered-table-cell/>
          <table:covered-table-cell/>
        </table:table-row>
        <table:table-row>
          <table:table-cell table:style-name="MailMergeTable2017-05-11T15_3a_56_3a_12Z23.A10" table:number-columns-spanned="4" office:value-type="string">
            <text:p text:style-name="P10">Contato</text:p>
          </table:table-cell>
          <table:covered-table-cell/>
          <table:covered-table-cell/>
          <table:covered-table-cell/>
        </table:table-row>
        <table:table-row>
          <table:table-cell table:style-name="MailMergeTable2017-05-11T15_3a_56_3a_12Z23.A11" table:number-columns-spanned="2" office:value-type="string">
            <text:p text:style-name="P3">Email:</text:p>
          </table:table-cell>
          <table:covered-table-cell/>
          <table:table-cell table:style-name="MailMergeTable2017-05-11T15_3a_56_3a_12Z23.A11" table:number-columns-spanned="2" office:value-type="string">
            <text:p text:style-name="P5">CRRUNIFESP@GMAIL.COM</text:p>
          </table:table-cell>
          <table:covered-table-cell/>
        </table:table-row>
        <table:table-row>
          <table:table-cell table:style-name="MailMergeTable2017-05-11T15_3a_56_3a_12Z23.A2" table:number-columns-spanned="2" office:value-type="string">
            <text:p text:style-name="P3">Telefone:</text:p>
          </table:table-cell>
          <table:covered-table-cell/>
          <table:table-cell table:style-name="MailMergeTable2017-05-11T15_3a_56_3a_12Z23.A2" table:number-columns-spanned="2" office:value-type="string">
            <text:p text:style-name="P5">5511999599932</text:p>
          </table:table-cell>
          <table:covered-table-cell/>
        </table:table-row>
      </table:table>
      <text:h text:style-name="P22" text:outline-level="1"/>
      <text:h text:style-name="P20" text:outline-level="1"/>
      <table:table table:name="MailMergeTable2017-05-11T15:56:12Z24" table:style-name="MailMergeTable2017-05-11T15_3a_56_3a_12Z24">
        <table:table-column table:style-name="MailMergeTable2017-05-11T15_3a_56_3a_12Z24.A"/>
        <table:table-column table:style-name="MailMergeTable2017-05-11T15_3a_56_3a_12Z24.B"/>
        <table:table-column table:style-name="MailMergeTable2017-05-11T15_3a_56_3a_12Z24.A"/>
        <table:table-column table:style-name="MailMergeTable2017-05-11T15_3a_56_3a_12Z24.D"/>
        <table:table-row>
          <table:table-cell table:style-name="MailMergeTable2017-05-11T15_3a_56_3a_12Z24.A1" table:number-columns-spanned="4" office:value-type="string">
            <text:p text:style-name="P10">Nome do Centro</text:p>
          </table:table-cell>
          <table:covered-table-cell/>
          <table:covered-table-cell/>
          <table:covered-table-cell/>
        </table:table-row>
        <table:table-row>
          <table:table-cell table:style-name="MailMergeTable2017-05-11T15_3a_56_3a_12Z24.A2" table:number-columns-spanned="4" office:value-type="string">
            <text:h text:style-name="P21" text:outline-level="1"><text:bookmark-start text:name="__RefHeading___Toc16892_3576474230"/><text:s/>CENTRO REGIONAL DE REFERÊNCIA E FORMAÇÃO EM POLÍTICAS SOBRE DROGAS DO ESTADO DE SERGIPE - CRR/SE<text:bookmark-end text:name="__RefHeading___Toc16892_3576474230"/></text:h>
          </table:table-cell>
          <table:covered-table-cell/>
          <table:covered-table-cell/>
          <table:covered-table-cell/>
        </table:table-row>
        <table:table-row>
          <table:table-cell table:style-name="MailMergeTable2017-05-11T15_3a_56_3a_12Z24.A3" table:number-columns-spanned="4" office:value-type="string">
            <text:p text:style-name="P8">Descrição do(s) curso(s)</text:p>
          </table:table-cell>
          <table:covered-table-cell/>
          <table:covered-table-cell/>
          <table:covered-table-cell/>
        </table:table-row>
        <table:table-row>
          <table:table-cell table:style-name="MailMergeTable2017-05-11T15_3a_56_3a_12Z24.A2" table:number-columns-spanned="4" office:value-type="string">
            <text:h text:style-name="P24" text:outline-level="2"><text:bookmark-start text:name="__RefHeading___Toc16894_3576474230"/>- ARTICULAÇÃO DA REDE INTERSETORIAL NA PREVENÇÃO E CUIDADO DE USUÁRIOS DE DROGAS;<text:line-break/><text:line-break/>- DISPOSITIVO DE CUIDADO NA ATENÇÃO A PESSOAS QUE FAZEM USO ABUSIVO DE ÁLCOOL E OUTRAS DROGAS;<text:bookmark-end text:name="__RefHeading___Toc16894_3576474230"/></text:h>
          </table:table-cell>
          <table:covered-table-cell/>
          <table:covered-table-cell/>
          <table:covered-table-cell/>
        </table:table-row>
        <table:table-row>
          <table:table-cell table:style-name="MailMergeTable2017-05-11T15_3a_56_3a_12Z24.A5" office:value-type="string">
            <text:p text:style-name="P2">Modalidade do curso:</text:p>
          </table:table-cell>
          <table:table-cell table:style-name="MailMergeTable2017-05-11T15_3a_56_3a_12Z24.A5" office:value-type="string">
            <text:p text:style-name="P6">PRESENCIAL,SEMIPRESENCIAL,</text:p>
          </table:table-cell>
          <table:table-cell table:style-name="MailMergeTable2017-05-11T15_3a_56_3a_12Z24.A5" office:value-type="string">
            <text:p text:style-name="P2">País:</text:p>
          </table:table-cell>
          <table:table-cell table:style-name="MailMergeTable2017-05-11T15_3a_56_3a_12Z24.A5" office:value-type="string">
            <text:p text:style-name="P4"><text:s/>BRASIL </text:p>
          </table:table-cell>
        </table:table-row>
        <table:table-row>
          <table:table-cell table:style-name="MailMergeTable2017-05-11T15_3a_56_3a_12Z24.A3" office:value-type="string">
            <text:p text:style-name="P2">Carga horária:</text:p>
          </table:table-cell>
          <table:table-cell table:style-name="MailMergeTable2017-05-11T15_3a_56_3a_12Z24.A3" office:value-type="string">
            <text:p text:style-name="P4">80</text:p>
          </table:table-cell>
          <table:table-cell table:style-name="MailMergeTable2017-05-11T15_3a_56_3a_12Z24.A3" office:value-type="string">
            <text:p text:style-name="P2">Certificação?</text:p>
          </table:table-cell>
          <table:table-cell table:style-name="MailMergeTable2017-05-11T15_3a_56_3a_12Z24.A3" office:value-type="string">
            <text:p text:style-name="P6"><text:span text:style-name="T1"><text:s/></text:span>SI</text:p>
          </table:table-cell>
        </table:table-row>
        <table:table-row>
          <table:table-cell table:style-name="MailMergeTable2017-05-11T15_3a_56_3a_12Z24.A2" office:value-type="string">
            <text:p text:style-name="P3">Ano de início:</text:p>
          </table:table-cell>
          <table:table-cell table:style-name="MailMergeTable2017-05-11T15_3a_56_3a_12Z24.A2" office:value-type="string">
            <text:p text:style-name="P6">2016</text:p>
          </table:table-cell>
          <table:table-cell table:style-name="MailMergeTable2017-05-11T15_3a_56_3a_12Z24.A2" office:value-type="string">
            <text:p text:style-name="P3">Atual?</text:p>
          </table:table-cell>
          <table:table-cell table:style-name="MailMergeTable2017-05-11T15_3a_56_3a_12Z24.A2" office:value-type="string">
            <text:p text:style-name="P6"><text:span text:style-name="T1"><text:s/></text:span>SI</text:p>
          </table:table-cell>
        </table:table-row>
        <table:table-row>
          <table:table-cell table:style-name="MailMergeTable2017-05-11T15_3a_56_3a_12Z24.A3" table:number-columns-spanned="4" office:value-type="string">
            <text:p text:style-name="P9">Ementa da Capacitação</text:p>
          </table:table-cell>
          <table:covered-table-cell/>
          <table:covered-table-cell/>
          <table:covered-table-cell/>
        </table:table-row>
        <table:table-row>
          <table:table-cell table:style-name="MailMergeTable2017-05-11T15_3a_56_3a_12Z24.A3" table:number-columns-spanned="4" office:value-type="string">
            <text:p text:style-name="P16"><text:s/>1. SUJEITO, CONTEXTO E SUBSTÂNCIAS PSICOATIVAS: A COMPLEXIDADE DO FENÔMENO DO USO ÁLCOOL E OUTRAS DROGAS;<text:line-break/>2. PADRÕES DE USO: TIPOS DE USO, ABUSO E DEPENDÊNCIA;<text:line-break/>3.A POLÍTICA NACIONAL SOBRE DROGAS (PNAD) E A POLÍTICA NACIONAL SOBRE O ÁLCOOL<text:line-break/>4. POLÍTICAS SETORIAIS DE SAÚDE E DE ASSISTÊNCIA SOCIAL;<text:line-break/>5. REDE DE ATENÇÃO: SUS (PSF, NASF, CAPS, HG), SUAS (CRAS, CREAS) E SUAS INTER-RELAÇÕES;<text:line-break/>6. A SAÚDE MENTAL NAS POLÍTICAS PÚBLICAS DE SAÚDE;<text:line-break/>7. NÍVEIS DE INTERVENÇÃO: PROMOÇÃO DA SAÚDE, PREVENÇÃO, CUIDADO E REABILITAÇÃO;<text:line-break/>8. CONCEITO DE DROGAS E SEUS PADRÕES DE USO (INTOXICAÇÃO AGUDA, USO CRÔNICO, USO NOCIVO, DEPENDÊNCIA, ABSTINÊNCIA);<text:line-break/>9. AS DROGAS E SEUS EFEITOS NA SOCIEDADE: ABORDAGEM SÓCIO-ANTROPOLÓGICA;<text:line-break/>10. EPIDEMIOLOGIA DO USO DE DROGAS NO BRASIL E NO MUNDO;<text:line-break/>11. OS PRINCIPAIS QUADROS CLÍNICO-PSICOPATOLÓGICOS DECORRENTES DO USO DAS DIVERSAS DROGAS;<text:line-break/>12. ABORDAGENS TERAPÊUTICAS DO USUÁRIO DE DROGAS: ATENÇÃO INTEGRAL;<text:line-break/>13. CONCEITOS FUNDAMENTAIS: ACOLHIMENTO, ESCUTA, VÍNCULO, EMPATIA;<text:line-break/>14. PROJETO TERAPÊUTICO SINGULAR (PTS);<text:line-break/>15. ABORDAGENS TERAPÊUTICAS DO USUÁRIO DE DROGAS: DESINTOXICAÇÃO;<text:line-break/>16. ABORDAGENS TERAPÊUTICAS DO USUÁRIO DE DROGAS: TERAPIAS FARMACOLÓGICAS;<text:line-break/>17. ABORDAGENS TERAPÊUTICAS DO USUÁRIO DE DROGAS: INTERVENÇÃO BREVE, ACONSELHAMENTO MOTIVACIONAL E REDUÇÃO DE DANOS;<text:line-break/>18. ABORDAGENS TERAPÊUTICAS DO USUÁRIO DE DROGAS: REABILITAÇÃO PSICOSSOCIAL;<text:line-break/>19. CRITÉRIOS CLÍNICOS PARA A INTERNAÇÃO E A PARA A ALTA DE USUÁRIOS DE DROGAS;<text:line-break/>20. ABORDAGEM DOS FAMILIARES DO USUÁRIO DE CRACK E OUTRAS DROGAS;<text:line-break/>21. VIOLÊNCIA DOMÉSTICA E ABUSO DE ÁLCOOL, CRACK E OUTRAS DROGAS;<text:line-break/>22. REDES DE APOIO SOCIAL E REINSERÇÃO SOCIAL DO USUÁRIO DE DROGAS.<text:line-break/></text:p>
          </table:table-cell>
          <table:covered-table-cell/>
          <table:covered-table-cell/>
          <table:covered-table-cell/>
        </table:table-row>
        <text:soft-page-break/>
        <table:table-row>
          <table:table-cell table:style-name="MailMergeTable2017-05-11T15_3a_56_3a_12Z24.A10" table:number-columns-spanned="4" office:value-type="string">
            <text:p text:style-name="P10">Contato</text:p>
          </table:table-cell>
          <table:covered-table-cell/>
          <table:covered-table-cell/>
          <table:covered-table-cell/>
        </table:table-row>
        <table:table-row>
          <table:table-cell table:style-name="MailMergeTable2017-05-11T15_3a_56_3a_12Z24.A11" table:number-columns-spanned="2" office:value-type="string">
            <text:p text:style-name="P3">Email:</text:p>
          </table:table-cell>
          <table:covered-table-cell/>
          <table:table-cell table:style-name="MailMergeTable2017-05-11T15_3a_56_3a_12Z24.A11" table:number-columns-spanned="2" office:value-type="string">
            <text:p text:style-name="P5">CRRSERGIPE@GMAIL.COM</text:p>
          </table:table-cell>
          <table:covered-table-cell/>
        </table:table-row>
        <table:table-row>
          <table:table-cell table:style-name="MailMergeTable2017-05-11T15_3a_56_3a_12Z24.A2" table:number-columns-spanned="2" office:value-type="string">
            <text:p text:style-name="P3">Telefone:</text:p>
          </table:table-cell>
          <table:covered-table-cell/>
          <table:table-cell table:style-name="MailMergeTable2017-05-11T15_3a_56_3a_12Z24.A2" table:number-columns-spanned="2" office:value-type="string">
            <text:p text:style-name="P5">55 (79) 9-9147-0523</text:p>
          </table:table-cell>
          <table:covered-table-cell/>
        </table:table-row>
      </table:table>
      <text:h text:style-name="P22" text:outline-level="1"/>
      <text:h text:style-name="P20" text:outline-level="1"/>
      <table:table table:name="MailMergeTable2017-05-11T15:56:12Z25" table:style-name="MailMergeTable2017-05-11T15_3a_56_3a_12Z25">
        <table:table-column table:style-name="MailMergeTable2017-05-11T15_3a_56_3a_12Z25.A"/>
        <table:table-column table:style-name="MailMergeTable2017-05-11T15_3a_56_3a_12Z25.B"/>
        <table:table-column table:style-name="MailMergeTable2017-05-11T15_3a_56_3a_12Z25.A"/>
        <table:table-column table:style-name="MailMergeTable2017-05-11T15_3a_56_3a_12Z25.D"/>
        <table:table-row>
          <table:table-cell table:style-name="MailMergeTable2017-05-11T15_3a_56_3a_12Z25.A1" table:number-columns-spanned="4" office:value-type="string">
            <text:p text:style-name="P10">Nome do Centro</text:p>
          </table:table-cell>
          <table:covered-table-cell/>
          <table:covered-table-cell/>
          <table:covered-table-cell/>
        </table:table-row>
        <table:table-row>
          <table:table-cell table:style-name="MailMergeTable2017-05-11T15_3a_56_3a_12Z25.A2" table:number-columns-spanned="4" office:value-type="string">
            <text:h text:style-name="P21" text:outline-level="1"><text:bookmark-start text:name="__RefHeading___Toc16896_3576474230"/>CENTRO REGIONAL DE REFERÊNCIA EM CRACK, ÁLCCOL E OUTRAS DROGAS<text:bookmark-end text:name="__RefHeading___Toc16896_3576474230"/></text:h>
          </table:table-cell>
          <table:covered-table-cell/>
          <table:covered-table-cell/>
          <table:covered-table-cell/>
        </table:table-row>
        <table:table-row>
          <table:table-cell table:style-name="MailMergeTable2017-05-11T15_3a_56_3a_12Z25.A3" table:number-columns-spanned="4" office:value-type="string">
            <text:p text:style-name="P8">Descrição do(s) curso(s)</text:p>
          </table:table-cell>
          <table:covered-table-cell/>
          <table:covered-table-cell/>
          <table:covered-table-cell/>
        </table:table-row>
        <table:table-row>
          <table:table-cell table:style-name="MailMergeTable2017-05-11T15_3a_56_3a_12Z25.A2" table:number-columns-spanned="4" office:value-type="string">
            <text:h text:style-name="P24" text:outline-level="2"><text:bookmark-start text:name="__RefHeading___Toc16898_3576474230"/>FORMAÇÃO PERMANENTE DE PROFISSIONAIS LIGADOS A ASSISTÊNCIA DE FAMILIARES E USUÁRIOS DE CRACK E OUTRAS DROGAS. DE SETE LAGOAS E MUNICÍPIOS DA MICRORREGIÃO DO ALTO RIO DAS VELHAS<text:line-break/><text:line-break/>CURSOS: ENTRELAÇANDO REDES<text:bookmark-end text:name="__RefHeading___Toc16898_3576474230"/></text:h>
          </table:table-cell>
          <table:covered-table-cell/>
          <table:covered-table-cell/>
          <table:covered-table-cell/>
        </table:table-row>
        <table:table-row>
          <table:table-cell table:style-name="MailMergeTable2017-05-11T15_3a_56_3a_12Z25.A5" office:value-type="string">
            <text:p text:style-name="P2">Modalidade do curso:</text:p>
          </table:table-cell>
          <table:table-cell table:style-name="MailMergeTable2017-05-11T15_3a_56_3a_12Z25.A5" office:value-type="string">
            <text:p text:style-name="P6">PRESENCIAL,</text:p>
          </table:table-cell>
          <table:table-cell table:style-name="MailMergeTable2017-05-11T15_3a_56_3a_12Z25.A5" office:value-type="string">
            <text:p text:style-name="P2">País:</text:p>
          </table:table-cell>
          <table:table-cell table:style-name="MailMergeTable2017-05-11T15_3a_56_3a_12Z25.A5" office:value-type="string">
            <text:p text:style-name="P4"><text:s/>BRASIL </text:p>
          </table:table-cell>
        </table:table-row>
        <table:table-row>
          <table:table-cell table:style-name="MailMergeTable2017-05-11T15_3a_56_3a_12Z25.A3" office:value-type="string">
            <text:p text:style-name="P2">Carga horária:</text:p>
          </table:table-cell>
          <table:table-cell table:style-name="MailMergeTable2017-05-11T15_3a_56_3a_12Z25.A3" office:value-type="string">
            <text:p text:style-name="P4">64</text:p>
          </table:table-cell>
          <table:table-cell table:style-name="MailMergeTable2017-05-11T15_3a_56_3a_12Z25.A3" office:value-type="string">
            <text:p text:style-name="P2">Certificação?</text:p>
          </table:table-cell>
          <table:table-cell table:style-name="MailMergeTable2017-05-11T15_3a_56_3a_12Z25.A3" office:value-type="string">
            <text:p text:style-name="P6"><text:span text:style-name="T1"><text:s/></text:span>NO</text:p>
          </table:table-cell>
        </table:table-row>
        <table:table-row>
          <table:table-cell table:style-name="MailMergeTable2017-05-11T15_3a_56_3a_12Z25.A2" office:value-type="string">
            <text:p text:style-name="P3">Ano de início:</text:p>
          </table:table-cell>
          <table:table-cell table:style-name="MailMergeTable2017-05-11T15_3a_56_3a_12Z25.A2" office:value-type="string">
            <text:p text:style-name="P6">2015</text:p>
          </table:table-cell>
          <table:table-cell table:style-name="MailMergeTable2017-05-11T15_3a_56_3a_12Z25.A2" office:value-type="string">
            <text:p text:style-name="P3">Atual?</text:p>
          </table:table-cell>
          <table:table-cell table:style-name="MailMergeTable2017-05-11T15_3a_56_3a_12Z25.A2" office:value-type="string">
            <text:p text:style-name="P6"><text:span text:style-name="T1"><text:s/></text:span>NO</text:p>
          </table:table-cell>
        </table:table-row>
        <table:table-row>
          <table:table-cell table:style-name="MailMergeTable2017-05-11T15_3a_56_3a_12Z25.A3" table:number-columns-spanned="4" office:value-type="string">
            <text:p text:style-name="P9">Ementa da Capacitação</text:p>
          </table:table-cell>
          <table:covered-table-cell/>
          <table:covered-table-cell/>
          <table:covered-table-cell/>
        </table:table-row>
        <table:table-row>
          <table:table-cell table:style-name="MailMergeTable2017-05-11T15_3a_56_3a_12Z25.A3" table:number-columns-spanned="4" office:value-type="string">
            <text:p text:style-name="P16">UNIDADE EDUCACIONAL INTEGRATIVA I<text:line-break/><text:line-break/>UNIDADE TEÓRICA/PRÁTICA<text:line-break/><text:line-break/>OBJETIVO: PROPORCIONAR REFLEXÕES CRÍTICAS ACERCA DA SITUAÇÃO DE RISCO SOCIAL, DA CONSTRUÇÃO SOCIAL DO CONCEITO DE DESVIO E MARGINALIDADE, DA DISTINÇÃO E GOSTO NOS PROCESSOS DE EXCLUSÃO SOCIAL E AS RELAÇÕES DO USO DE ÁLCOOL, CRACK E OUTRAS DROGAS, O TRÁFICO E O PRECONCEITO; PROBLEMATIZAR A RELAÇÃO USUÁRIO, TRAFICANTE E SOCIEDADE. INTRODUZIR OS CONCEITOS EPIDEMIOLÓGICOS BÁSICOS RELACIONADOS AO USO, ABUSO E DEPENDÊNCIA DE DROGAS; INTRODUZIR O CONCEITO DE REDES NA SOCIEDADE ATUAL. <text:line-break/><text:line-break/>METODOLOGIA: AULA EXPOSITIVA; TEATRO DO OPRIMIDO; DEBATES EM GRUPO.<text:line-break/><text:line-break/>RESULTADOS: REFLEXÃO SOBRE A SOCIEDADE ATUAL E SEU NÍVEL DE COMPLEXIDADE; APREENSÃO DOS DIFERENTES TIPOS DE REDES; APREENSÃO DOS CONCEITOS EPIDEMIOLÓGICOS E O ÍNDICE DO USO DE ÁLCOOL. CRACK E DROGAS NO CENÁRIO BRASILEIRO.<text:line-break/><text:line-break/>INTERVISÃO<text:line-break/><text:line-break/>OBJETIVOS: PROPORCIONAR REFLEXÕES CRÍTICAS SOBRE SI PRÓPRIO, SOBRE O OUTRO E O SEU CONTEXTO DE ATUAÇÃO E NO ATUAL CONTEXTO SOCIAL; CONHECER OS EQUIPAMENTOS SOCIAIS DISPONÍVEIS NO MUNICÍPIO, SUAS POTENCIALIDADES E SUAS FRAGILIDADES; INICIAR A CONSTRUÇÃO DE REDES.<text:line-break/><text:line-break/>METODOLOGIA: DINÂMICAS E DISCUSSÃO EM GRUPO.<text:line-break/>RESULTADOS: REFLEXÕES SOBRE A IMPORTÂNCIA DE TODOS OS AGENTES SOCIAIS NA CONSTRUÇÃO DE UMA REDE EFETIVA PARA O ENFRENTAMENTO DO USO E ABUSO DE ÁLCOOL, <text:soft-page-break/>CRACK E OUTRAS DROGAS; CONHECIMENTO E DISCUSSÃO SOBRE OS EQUIPAMENTOS EXISTENTES NO MUNICÍPIO E SUAS FINALIDADES; REFLEXÕES SOBRE AS POTENCIALIDADES E FRAGILIDADES DE CADA EQUIPAMENTO E A UTILIZAÇÃO DO MESMO COMO UMA FORMA DE OTIMIZAR AS AÇÕES EM REDE. <text:line-break/><text:line-break/>UNIDADE EDUCACIONAL INTEGRATIVA II<text:line-break/><text:line-break/>UNIDADE TEÓRICA/PRÁTICA<text:line-break/><text:line-break/>OBJETIVO: PROPORCIONAR REFLEXÕES SOBRE AS POLÍTICAS PÚBLICAS PARA O ENFRENTAMENTO DO USO E ABUSO DE ÁLCOOL, CRACK E OUTRAS DROGAS E AS ESTRATÉGIAS FORNECIDAS PELAS MESMAS; PROPORCIONAR REFLEXÕES SOBRE A INTERSETORIALIDADE E DA POLÍTICA DE REDUÇÃO DE DANOS. <text:line-break/>METODOLOGIA: OFICINAS TEMÁTICAS COM DISPARADORES COMUNICACIONAIS; AULA EXPOSITIVA; DINÂMICAS. <text:line-break/><text:line-break/>RESULTADOS: REFLEXÕES SOBRE O POTENCIAL DO TRABALHO EM REDE NO ENFRENTAMENTO DO USO E ABUSO DE ÁLCOOL, CRACK E OUTRAS DROGAS E O CONHECIMENTO E REFLEXÕES SOBRE A ABORDAGEM DE REDUÇÃO DE DANOS. <text:line-break/><text:line-break/>INTERVISÃO<text:line-break/>OBJEIVO: PROPORCIONAR REFLEXÕES SOBRE SI PRÓPRIO, NO CONTEXTO DA REDE DE ATENÇÃO AOS USUÁRIOS DE ÁLCOOL, CRACK E OUTRAS DROGAS, SOBRE A IMPORTÂNCIA DA INTERSETORIALIDADE NO ENFRENTAMENTO DO USO E ABUSO E ÁLCOOL, CRACK E OUTRAS DROGAS E SOBRE OS PROBLEMAS COTIDIANOS NESTE CONTEXTO. <text:line-break/><text:line-break/>MÉTODO: DINÂMICA E DISCUSSÃO EM GRUPO.<text:line-break/><text:line-break/>RESULTADOS: REFLEXÃO ACERCA DA IMPORTÂNCIA DO TRABALHO E DAS AÇÕES DE TODOS OS AGENTES SOCIAIS EM REDE PARA O ENFRENTAMENTO DO USO E ABUSO DE ÁLCOOL, CRACK E OUTRAS DROGAS; REFLEXÕES CRÍTICAS SOBRE OS PROBLEMAS COMUNS ENFRENTADOS NO COTIDIANO.<text:line-break/><text:line-break/>UNIDADE EDUCACIONAL INTEGRATIVA III<text:line-break/><text:line-break/>UNIDADE TEÓRICA/PRÁTICA<text:line-break/><text:line-break/>OBJETIVO: DEBATER SOBRE FATORES DE RISCO E DE PROTEÇÃO PARA O USO ABUSO DE ÁLCOOL, CRACK E OUTRAS DROGAS; PROBLEMATIZAR AS MEDIDAS SOCIOEDUCATIVAS PARA JOVENS ENVOLVIDOS COM USO E O TRÁFICO DE DROGAS, <text:s/>MEDIDAS DE PREVENÇÃO PARA USO DE ÁLCOOL, CRACK E OUTRAS DROGAS EM ADOLESCENTES. REFLETIR SOBRE A IMPORTÂNCIA DO ENGAJAMENTO DA FAMÍLIA NO TRATAMENTO DO USUÁRIO E DO DEPENDENTE DE DROGAS.<text:line-break/><text:line-break/>MÉTODO: TEATRO DO OPRIMIDO, AULA EXPOSITIVA, RODA DE CONVERSA E DINÂMICA.<text:line-break/><text:line-break/><text:soft-page-break/>RESULTADOS: REFLEXÕES SOBRE AS DIFERENTES CONFIGURAÇÕES FAMILIARES E DOS DIFERENTES MANEIRAS DE PROTEÇÃO AO USO E ABUSO DE ÁLCOOL, CRACK E OUTRAS DROGAS; REFLEXÕES SOBRE A DISTÂNCIA DAS MEDIDAS PROTETIVAS E A REALIDADE DO JOVENS NA SOCIEDADE ATUAL; REFLEXÕES SOBRE AS DIFERENTES ABORDAGENS CLINICAS NO ENFRENTAMENTO AO USO E ABUSO DE ÁLCOOL, CRACK E OUTRAS DROGAS.<text:line-break/><text:line-break/><text:line-break/>INTERVISÃO<text:line-break/><text:line-break/>OBJETIVO: PROPORCIONAR REFLEXÕES SOBRE A IMPORTÂNCIA DO COMPROMETIMENTO DOS AGENTES SOCIAIS NAS AÇÕES EM REDE PARA MELHOR ENFRENTAMENTO DA PROBLEMÁTICA DO USO E ABUSO DE ÁLCOOL, CRACK E OUTRAS DROGAS NO ATUAL CONTEXTO SOCIAL. <text:line-break/><text:line-break/>MÉTODO: DINÂMICAS; INÍCIO DA CONSTRUÇÃO DO MAPA DE REDES; DISPARADORES COMUNICACIONAIS; DISCUSSÃO EM GRUPO.<text:line-break/><text:line-break/>RESULTADOS: MANIFESTAÇÃO DO DESEJO DE ENGAJAR-SE NA RESOLUÇÃO DOS PROBLEMAS COTIDIANOS ENFRENTADOS PELA REDE NO ENFRENTAMENTO DO USO E ABUSO DE ÁLCOOL, CRACK E OUTRAS DROGAS.<text:line-break/><text:line-break/>UNIDADE EDUCACIONAL INTEGRATIVA IV<text:line-break/><text:line-break/>UNIDADE TEÓRICA/PRÁTICA<text:line-break/><text:line-break/>OBJETIVO: PROPORCIONAR REFLEXÕES SOBRE REDES, CONFIGURAÇÕES NO ENFRENTAMENTO AO USO E ABUSO DE ÁLCOOL, CRACK E OUTRAS DROGAS E SOBRE A IMPORTÂNCIA DA MOBILIZAÇÃO SOCIAL; REFLEXÕES SOBRE OS TRABALHADORES E SUA REALIDADE RELATIVAS AO ADOECIMENTO PROFISSIONAL; <text:s/>REFLEXÕES SOBRE AS DIFERENTES ABORDAGENS TERAPÊUTICAS PARA O USO DE DROGAS<text:line-break/><text:line-break/>MÉTODO: AULA EXPOSITIVA, ESTUDO DE CASO E DINÂMICA.<text:line-break/><text:line-break/>RESULTADOS: REFLEXÕES SOBRE OS ASPECTOS TÉCNICOS CIENTÍFICOS QUE NÃO CONHECIAM SOBRE A TEMÁTICA; TOMADA DE CONSCIÊNCIAS DOS FATORES DE ADOECIMENTO PROFISSIONAL E SEU ENFRENTAMENTO; REFLEXÕES SOBRE A IMPLICAÇÃO DAS AÇÕES EM REDE E DO PAPEL DAS CONFIGURAÇÕES PESSOAIS E SOCIAIS NA ASSISTÊNCIA AO USUÁRIO DE ÁLCOOL CRACK E OUTRAS DROGAS.<text:line-break/><text:line-break/><text:line-break/>INTERVISÃO<text:line-break/><text:line-break/>OBJETIVO: REFLETIR E CONSTRUIR EM GRUPO POSSÍVEIS SOLUÇÕES PARA O ENFRENTAMENTO AO USO E ABUSO DE DROGAS EM REDES.<text:line-break/><text:line-break/>MÉTODO: FINALIZAÇÃO DO MAPA DE REDE; DISCUSSÃO EM GRUPO.<text:line-break/><text:line-break/><text:soft-page-break/>RESULTADOS: REFLEXÕES E PROPOSIÇÕES DE SOLUÇÕES PARA O ENFRENTAMENTO AO USO E ABUSO DE DROGAS EM REDE; MANIFESTAÇÃO DO DESEJO DE ENGAJAR-SE NA RESOLUÇÃO DOS PROBLEMAS EM REDE.<text:line-break/><text:line-break/></text:p>
          </table:table-cell>
          <table:covered-table-cell/>
          <table:covered-table-cell/>
          <table:covered-table-cell/>
        </table:table-row>
        <table:table-row>
          <table:table-cell table:style-name="MailMergeTable2017-05-11T15_3a_56_3a_12Z25.A10" table:number-columns-spanned="4" office:value-type="string">
            <text:p text:style-name="P10">Contato</text:p>
          </table:table-cell>
          <table:covered-table-cell/>
          <table:covered-table-cell/>
          <table:covered-table-cell/>
        </table:table-row>
        <table:table-row>
          <table:table-cell table:style-name="MailMergeTable2017-05-11T15_3a_56_3a_12Z25.A11" table:number-columns-spanned="2" office:value-type="string">
            <text:p text:style-name="P3">Email:</text:p>
          </table:table-cell>
          <table:covered-table-cell/>
          <table:table-cell table:style-name="MailMergeTable2017-05-11T15_3a_56_3a_12Z25.A11" table:number-columns-spanned="2" office:value-type="string">
            <text:p text:style-name="P5">PROFESSORAUFMG@GMAIL.COM</text:p>
          </table:table-cell>
          <table:covered-table-cell/>
        </table:table-row>
        <table:table-row>
          <table:table-cell table:style-name="MailMergeTable2017-05-11T15_3a_56_3a_12Z25.A2" table:number-columns-spanned="2" office:value-type="string">
            <text:p text:style-name="P3">Telefone:</text:p>
          </table:table-cell>
          <table:covered-table-cell/>
          <table:table-cell table:style-name="MailMergeTable2017-05-11T15_3a_56_3a_12Z25.A2" table:number-columns-spanned="2" office:value-type="string">
            <text:p text:style-name="P5">31-991374448</text:p>
          </table:table-cell>
          <table:covered-table-cell/>
        </table:table-row>
      </table:table>
      <text:h text:style-name="P22" text:outline-level="1"/>
      <text:h text:style-name="P20" text:outline-level="1"/>
      <table:table table:name="MailMergeTable2017-05-11T15:56:13Z26" table:style-name="MailMergeTable2017-05-11T15_3a_56_3a_13Z26">
        <table:table-column table:style-name="MailMergeTable2017-05-11T15_3a_56_3a_13Z26.A"/>
        <table:table-column table:style-name="MailMergeTable2017-05-11T15_3a_56_3a_13Z26.B"/>
        <table:table-column table:style-name="MailMergeTable2017-05-11T15_3a_56_3a_13Z26.A"/>
        <table:table-column table:style-name="MailMergeTable2017-05-11T15_3a_56_3a_13Z26.D"/>
        <table:table-row>
          <table:table-cell table:style-name="MailMergeTable2017-05-11T15_3a_56_3a_13Z26.A1" table:number-columns-spanned="4" office:value-type="string">
            <text:p text:style-name="P10">Nome do Centro</text:p>
          </table:table-cell>
          <table:covered-table-cell/>
          <table:covered-table-cell/>
          <table:covered-table-cell/>
        </table:table-row>
        <table:table-row>
          <table:table-cell table:style-name="MailMergeTable2017-05-11T15_3a_56_3a_13Z26.A2" table:number-columns-spanned="4" office:value-type="string">
            <text:h text:style-name="P21" text:outline-level="1"><text:bookmark-start text:name="__RefHeading___Toc16900_3576474230"/><text:s/>CENTRO REGIONAL DE REFERENCIA PARA ENFRENTAMENTO AO CRACK E OUTRAS DROGAS DA UNIVERSIDADE FEDERAL DO PARANÁ (UFPR)<text:bookmark-end text:name="__RefHeading___Toc16900_3576474230"/></text:h>
          </table:table-cell>
          <table:covered-table-cell/>
          <table:covered-table-cell/>
          <table:covered-table-cell/>
        </table:table-row>
        <table:table-row>
          <table:table-cell table:style-name="MailMergeTable2017-05-11T15_3a_56_3a_13Z26.A3" table:number-columns-spanned="4" office:value-type="string">
            <text:p text:style-name="P8">Descrição do(s) curso(s)</text:p>
          </table:table-cell>
          <table:covered-table-cell/>
          <table:covered-table-cell/>
          <table:covered-table-cell/>
        </table:table-row>
        <table:table-row>
          <table:table-cell table:style-name="MailMergeTable2017-05-11T15_3a_56_3a_13Z26.A2" table:number-columns-spanned="4" office:value-type="string">
            <text:h text:style-name="P24" text:outline-level="2"><text:bookmark-start text:name="__RefHeading___Toc16902_3576474230"/><text:s/>1. ATENÇÃO EM SAÚDE MENTAL, ÁLCOOL E OUTRAS DROGAS EM SITUAÇÕES DE CRISES/URGÊNCIAS E EMERGÊNCIAS.<text:line-break/>2. DISPOSITIVOS TERAPÊUTICOS EM SAÚDE MENTAL, ÁLCOOL E OUTRAS DROGAS<text:bookmark-end text:name="__RefHeading___Toc16902_3576474230"/></text:h>
          </table:table-cell>
          <table:covered-table-cell/>
          <table:covered-table-cell/>
          <table:covered-table-cell/>
        </table:table-row>
        <table:table-row>
          <table:table-cell table:style-name="MailMergeTable2017-05-11T15_3a_56_3a_13Z26.A5" office:value-type="string">
            <text:p text:style-name="P2">Modalidade do curso:</text:p>
          </table:table-cell>
          <table:table-cell table:style-name="MailMergeTable2017-05-11T15_3a_56_3a_13Z26.A5" office:value-type="string">
            <text:p text:style-name="P6">PRESENCIAL,</text:p>
          </table:table-cell>
          <table:table-cell table:style-name="MailMergeTable2017-05-11T15_3a_56_3a_13Z26.A5" office:value-type="string">
            <text:p text:style-name="P2">País:</text:p>
          </table:table-cell>
          <table:table-cell table:style-name="MailMergeTable2017-05-11T15_3a_56_3a_13Z26.A5" office:value-type="string">
            <text:p text:style-name="P4"><text:s/>BRASIL </text:p>
          </table:table-cell>
        </table:table-row>
        <table:table-row>
          <table:table-cell table:style-name="MailMergeTable2017-05-11T15_3a_56_3a_13Z26.A3" office:value-type="string">
            <text:p text:style-name="P2">Carga horária:</text:p>
          </table:table-cell>
          <table:table-cell table:style-name="MailMergeTable2017-05-11T15_3a_56_3a_13Z26.A3" office:value-type="string">
            <text:p text:style-name="P4">60</text:p>
          </table:table-cell>
          <table:table-cell table:style-name="MailMergeTable2017-05-11T15_3a_56_3a_13Z26.A3" office:value-type="string">
            <text:p text:style-name="P2">Certificação?</text:p>
          </table:table-cell>
          <table:table-cell table:style-name="MailMergeTable2017-05-11T15_3a_56_3a_13Z26.A3" office:value-type="string">
            <text:p text:style-name="P6"><text:span text:style-name="T1"><text:s/></text:span>NO</text:p>
          </table:table-cell>
        </table:table-row>
        <table:table-row>
          <table:table-cell table:style-name="MailMergeTable2017-05-11T15_3a_56_3a_13Z26.A2" office:value-type="string">
            <text:p text:style-name="P3">Ano de início:</text:p>
          </table:table-cell>
          <table:table-cell table:style-name="MailMergeTable2017-05-11T15_3a_56_3a_13Z26.A2" office:value-type="string">
            <text:p text:style-name="P6">2016</text:p>
          </table:table-cell>
          <table:table-cell table:style-name="MailMergeTable2017-05-11T15_3a_56_3a_13Z26.A2" office:value-type="string">
            <text:p text:style-name="P3">Atual?</text:p>
          </table:table-cell>
          <table:table-cell table:style-name="MailMergeTable2017-05-11T15_3a_56_3a_13Z26.A2" office:value-type="string">
            <text:p text:style-name="P6"><text:span text:style-name="T1"><text:s/></text:span>NO</text:p>
          </table:table-cell>
        </table:table-row>
        <table:table-row>
          <table:table-cell table:style-name="MailMergeTable2017-05-11T15_3a_56_3a_13Z26.A3" table:number-columns-spanned="4" office:value-type="string">
            <text:p text:style-name="P9">Ementa da Capacitação</text:p>
          </table:table-cell>
          <table:covered-table-cell/>
          <table:covered-table-cell/>
          <table:covered-table-cell/>
        </table:table-row>
        <table:table-row>
          <table:table-cell table:style-name="MailMergeTable2017-05-11T15_3a_56_3a_13Z26.A3" table:number-columns-spanned="4" office:value-type="string">
            <text:p text:style-name="P16"><text:s/>1. <text:line-break/>A. DROGAS: SUJEITO, CONTEXTO E DROGAS: A COMPLEXIDADE DO FENÔMENO DO USO DE DROGAS <text:line-break/>B. PADRÕES DE USO: TIPOS DE USO, ABUSO, DEPENDÊNCIA<text:line-break/>C. SITUAÇÕES DE CRISE EM ÁLCOOL E OUTRAS DROGAS<text:line-break/>D. ABORDAGENS EM SITUAÇÕES DE URGÊNCIA/EMERGÊNCIAS EM ÁLCOOL <text:s/>OUTRAS DROGAS<text:line-break/>E. ABORDAGENS TERAPÊUTICAS DO USUÁRIO DE DROGAS<text:line-break/>2.<text:line-break/>A. DROGAS: SUJEITO, CONTEXTO E DROGAS: A COMPLEXIDADE DO FENÔMENO DO USO DE DROGAS <text:line-break/>B. PADRÕES DE USO: TIPOS DE USO, ABUSO E DEPENDÊNCIA<text:line-break/>C. CONCEITOS FUNDAMENTAIS: ESCUTA, VÍNCULO, EMPATIA, ACEITAÇÃO INCONDICIONAL.<text:line-break/>D. PROJETO TERAPÊUTICO SINGULAR (PTS)<text:line-break/>E. INTERVENÇÃO BREVE E ENTREVISTA MOTIVACIONAL<text:line-break/>F. ACOMPANHAMENTO TERAPÊUTICO E ABORDAGENS NA RUA <text:line-break/>G. ABORDAGENS TERAPÊUTICAS EM GRUPO<text:line-break/>H. ABORDAGENS COM FAMILIARES <text:line-break/>I. ESTRATÉGIAS DE AUTO FORTALECIMENTO, MÚTUA AJUDA E REABILITAÇÃO PSICOSSOCIAL. <text:line-break/></text:p>
          </table:table-cell>
          <table:covered-table-cell/>
          <table:covered-table-cell/>
          <table:covered-table-cell/>
        </table:table-row>
        <table:table-row>
          <table:table-cell table:style-name="MailMergeTable2017-05-11T15_3a_56_3a_13Z26.A10" table:number-columns-spanned="4" office:value-type="string">
            <text:p text:style-name="P10">Contato</text:p>
          </table:table-cell>
          <table:covered-table-cell/>
          <table:covered-table-cell/>
          <table:covered-table-cell/>
        </table:table-row>
        <table:table-row>
          <table:table-cell table:style-name="MailMergeTable2017-05-11T15_3a_56_3a_13Z26.A11" table:number-columns-spanned="2" office:value-type="string">
            <text:p text:style-name="P3">Email:</text:p>
          </table:table-cell>
          <table:covered-table-cell/>
          <table:table-cell table:style-name="MailMergeTable2017-05-11T15_3a_56_3a_13Z26.A11" table:number-columns-spanned="2" office:value-type="string">
            <text:p text:style-name="P5">CRR@UFPR.BR</text:p>
          </table:table-cell>
          <table:covered-table-cell/>
        </table:table-row>
        <table:table-row>
          <table:table-cell table:style-name="MailMergeTable2017-05-11T15_3a_56_3a_13Z26.A2" table:number-columns-spanned="2" office:value-type="string">
            <text:p text:style-name="P3">Telefone:</text:p>
          </table:table-cell>
          <table:covered-table-cell/>
          <table:table-cell table:style-name="MailMergeTable2017-05-11T15_3a_56_3a_13Z26.A2" table:number-columns-spanned="2" office:value-type="string">
            <text:p text:style-name="P5">41-991394761</text:p>
          </table:table-cell>
          <table:covered-table-cell/>
        </table:table-row>
      </table:table>
      <text:h text:style-name="P22" text:outline-level="1"/>
      <text:h text:style-name="P20" text:outline-level="1"/>
      <table:table table:name="MailMergeTable2017-05-11T15:56:13Z27" table:style-name="MailMergeTable2017-05-11T15_3a_56_3a_13Z27">
        <table:table-column table:style-name="MailMergeTable2017-05-11T15_3a_56_3a_13Z27.A"/>
        <table:table-column table:style-name="MailMergeTable2017-05-11T15_3a_56_3a_13Z27.B"/>
        <table:table-column table:style-name="MailMergeTable2017-05-11T15_3a_56_3a_13Z27.A"/>
        <table:table-column table:style-name="MailMergeTable2017-05-11T15_3a_56_3a_13Z27.D"/>
        <table:table-row>
          <table:table-cell table:style-name="MailMergeTable2017-05-11T15_3a_56_3a_13Z27.A1" table:number-columns-spanned="4" office:value-type="string">
            <text:p text:style-name="P10">Nome do Centro</text:p>
          </table:table-cell>
          <table:covered-table-cell/>
          <table:covered-table-cell/>
          <table:covered-table-cell/>
        </table:table-row>
        <table:table-row>
          <table:table-cell table:style-name="MailMergeTable2017-05-11T15_3a_56_3a_13Z27.A2" table:number-columns-spanned="4" office:value-type="string">
            <text:h text:style-name="P21" text:outline-level="1"><text:bookmark-start text:name="__RefHeading___Toc16904_3576474230"/><text:s/>CENTRO REGIONAL DE REFERÊNCIA<text:line-break/>PARA FORMAÇÃO DE PROFISSIONAIS QUE ATUAM<text:line-break/>COM USUÁRIOS DE CRACK E OUTRAS DROGAS E SEUS FAMILIARES<text:line-break/>UNIVERSIDADE FEDERAL DE SANTA CATARINA<text:line-break/><text:bookmark-end text:name="__RefHeading___Toc16904_3576474230"/></text:h>
          </table:table-cell>
          <table:covered-table-cell/>
          <table:covered-table-cell/>
          <table:covered-table-cell/>
        </table:table-row>
        <table:table-row>
          <table:table-cell table:style-name="MailMergeTable2017-05-11T15_3a_56_3a_13Z27.A3" table:number-columns-spanned="4" office:value-type="string">
            <text:p text:style-name="P8">Descrição do(s) curso(s)</text:p>
          </table:table-cell>
          <table:covered-table-cell/>
          <table:covered-table-cell/>
          <table:covered-table-cell/>
        </table:table-row>
        <table:table-row>
          <table:table-cell table:style-name="MailMergeTable2017-05-11T15_3a_56_3a_13Z27.A2" table:number-columns-spanned="4" office:value-type="string">
            <text:h text:style-name="P24" text:outline-level="2"><text:bookmark-start text:name="__RefHeading___Toc16906_3576474230"/>CENTRO REGIONAL DE REFERÊNCIA<text:line-break/>PARA FORMAÇÃO DE PROFISSIONAIS QUE ATUAM<text:line-break/>COM USUÁRIOS DE CRACK E OUTRAS DROGAS E SEUS FAMILIARES<text:line-break/>UNIVERSIDADE FEDERAL DE SANTA CATARINA<text:line-break/><text:bookmark-end text:name="__RefHeading___Toc16906_3576474230"/></text:h>
          </table:table-cell>
          <table:covered-table-cell/>
          <table:covered-table-cell/>
          <table:covered-table-cell/>
        </table:table-row>
        <table:table-row>
          <table:table-cell table:style-name="MailMergeTable2017-05-11T15_3a_56_3a_13Z27.A5" office:value-type="string">
            <text:p text:style-name="P2">Modalidade do curso:</text:p>
          </table:table-cell>
          <table:table-cell table:style-name="MailMergeTable2017-05-11T15_3a_56_3a_13Z27.A5" office:value-type="string">
            <text:p text:style-name="P6">PRESENCIAL,</text:p>
          </table:table-cell>
          <table:table-cell table:style-name="MailMergeTable2017-05-11T15_3a_56_3a_13Z27.A5" office:value-type="string">
            <text:p text:style-name="P2">País:</text:p>
          </table:table-cell>
          <table:table-cell table:style-name="MailMergeTable2017-05-11T15_3a_56_3a_13Z27.A5" office:value-type="string">
            <text:p text:style-name="P4"><text:s/>BRASIL </text:p>
          </table:table-cell>
        </table:table-row>
        <table:table-row>
          <table:table-cell table:style-name="MailMergeTable2017-05-11T15_3a_56_3a_13Z27.A3" office:value-type="string">
            <text:p text:style-name="P2">Carga horária:</text:p>
          </table:table-cell>
          <table:table-cell table:style-name="MailMergeTable2017-05-11T15_3a_56_3a_13Z27.A3" office:value-type="string">
            <text:p text:style-name="P4">336</text:p>
          </table:table-cell>
          <table:table-cell table:style-name="MailMergeTable2017-05-11T15_3a_56_3a_13Z27.A3" office:value-type="string">
            <text:p text:style-name="P2">Certificação?</text:p>
          </table:table-cell>
          <table:table-cell table:style-name="MailMergeTable2017-05-11T15_3a_56_3a_13Z27.A3" office:value-type="string">
            <text:p text:style-name="P6"><text:span text:style-name="T1"><text:s/></text:span>NO</text:p>
          </table:table-cell>
        </table:table-row>
        <table:table-row>
          <table:table-cell table:style-name="MailMergeTable2017-05-11T15_3a_56_3a_13Z27.A2" office:value-type="string">
            <text:p text:style-name="P3">Ano de início:</text:p>
          </table:table-cell>
          <table:table-cell table:style-name="MailMergeTable2017-05-11T15_3a_56_3a_13Z27.A2" office:value-type="string">
            <text:p text:style-name="P6">2013</text:p>
          </table:table-cell>
          <table:table-cell table:style-name="MailMergeTable2017-05-11T15_3a_56_3a_13Z27.A2" office:value-type="string">
            <text:p text:style-name="P3">Atual?</text:p>
          </table:table-cell>
          <table:table-cell table:style-name="MailMergeTable2017-05-11T15_3a_56_3a_13Z27.A2" office:value-type="string">
            <text:p text:style-name="P6"><text:span text:style-name="T1"><text:s/></text:span>NO</text:p>
          </table:table-cell>
        </table:table-row>
        <table:table-row>
          <table:table-cell table:style-name="MailMergeTable2017-05-11T15_3a_56_3a_13Z27.A3" table:number-columns-spanned="4" office:value-type="string">
            <text:p text:style-name="P9">Ementa da Capacitação</text:p>
          </table:table-cell>
          <table:covered-table-cell/>
          <table:covered-table-cell/>
          <table:covered-table-cell/>
        </table:table-row>
        <table:table-row>
          <table:table-cell table:style-name="MailMergeTable2017-05-11T15_3a_56_3a_13Z27.A3" table:number-columns-spanned="4" office:value-type="string">
            <text:p text:style-name="P16"><text:s/>APERFEIÇOAMENTO EM CRACK E OUTRAS DROGAS<text:line-break/><text:line-break/>ATUALIZAÇÃO EM ATENÇÃO INTEGRAL AOS USUÁRIOS DE CRACK E OUTRAS DROGAS<text:line-break/><text:line-break/>ATUALIZAÇÃO SOBRE INTERVENÇÃO BREVE E ACONSELHAMENTO MOTIVACIONAL EM CRACK E OUTRAS DROGAS<text:line-break/><text:line-break/>ATUALIZAÇÃO EM GERENCIAMENTO DE CASOS E REINSERÇÃO SOCIAL DE USUÁRIOS DE CRACK E OUTRAS DROGAS<text:line-break/><text:line-break/>FUNDAMENTOS BÁSICOS <text:s/>PARA O CUIDADO EM SAÚDE MENTAL <text:s/>NA ÁREA DE ÁLCOOL E OUTRAS DROGAS<text:line-break/><text:line-break/>ABORDAGENS EM SAÚDE MENTAL, ÁLCOOL E OUTRAS DROGAS<text:line-break/><text:line-break/>PREVENÇÃO AO USO PROBLEMÁTICO DE ÁLCOOL E OUTRAS DROGAS NA ADOLESCÊNCIA<text:line-break/></text:p>
          </table:table-cell>
          <table:covered-table-cell/>
          <table:covered-table-cell/>
          <table:covered-table-cell/>
        </table:table-row>
        <table:table-row>
          <table:table-cell table:style-name="MailMergeTable2017-05-11T15_3a_56_3a_13Z27.A10" table:number-columns-spanned="4" office:value-type="string">
            <text:p text:style-name="P10">Contato</text:p>
          </table:table-cell>
          <table:covered-table-cell/>
          <table:covered-table-cell/>
          <table:covered-table-cell/>
        </table:table-row>
        <table:table-row>
          <table:table-cell table:style-name="MailMergeTable2017-05-11T15_3a_56_3a_13Z27.A11" table:number-columns-spanned="2" office:value-type="string">
            <text:p text:style-name="P3">Email:</text:p>
          </table:table-cell>
          <table:covered-table-cell/>
          <table:table-cell table:style-name="MailMergeTable2017-05-11T15_3a_56_3a_13Z27.A11" table:number-columns-spanned="2" office:value-type="string">
            <text:p text:style-name="P5">CRRUFSC@UFSC.BR</text:p>
          </table:table-cell>
          <table:covered-table-cell/>
        </table:table-row>
        <table:table-row>
          <table:table-cell table:style-name="MailMergeTable2017-05-11T15_3a_56_3a_13Z27.A2" table:number-columns-spanned="2" office:value-type="string">
            <text:p text:style-name="P3">Telefone:</text:p>
          </table:table-cell>
          <table:covered-table-cell/>
          <table:table-cell table:style-name="MailMergeTable2017-05-11T15_3a_56_3a_13Z27.A2" table:number-columns-spanned="2" office:value-type="string">
            <text:p text:style-name="P5">5548999099126</text:p>
          </table:table-cell>
          <table:covered-table-cell/>
        </table:table-row>
      </table:table>
      <text:h text:style-name="P22" text:outline-level="1"/>
      <text:h text:style-name="P20" text:outline-level="1"/>
      <table:table table:name="MailMergeTable2017-05-11T15:56:13Z28" table:style-name="MailMergeTable2017-05-11T15_3a_56_3a_13Z28">
        <table:table-column table:style-name="MailMergeTable2017-05-11T15_3a_56_3a_13Z28.A"/>
        <table:table-column table:style-name="MailMergeTable2017-05-11T15_3a_56_3a_13Z28.B"/>
        <table:table-column table:style-name="MailMergeTable2017-05-11T15_3a_56_3a_13Z28.A"/>
        <table:table-column table:style-name="MailMergeTable2017-05-11T15_3a_56_3a_13Z28.D"/>
        <table:table-row>
          <table:table-cell table:style-name="MailMergeTable2017-05-11T15_3a_56_3a_13Z28.A1" table:number-columns-spanned="4" office:value-type="string">
            <text:p text:style-name="P10">Nome do Centro</text:p>
          </table:table-cell>
          <table:covered-table-cell/>
          <table:covered-table-cell/>
          <table:covered-table-cell/>
        </table:table-row>
        <table:table-row>
          <table:table-cell table:style-name="MailMergeTable2017-05-11T15_3a_56_3a_13Z28.A2" table:number-columns-spanned="4" office:value-type="string">
            <text:h text:style-name="P21" text:outline-level="1"><text:bookmark-start text:name="__RefHeading___Toc16908_3576474230"/><text:s/>CENTRO REGIONAL DE REFERÊNCIA PARA FORMAÇÃO PERMANENTE DE PROFISSIONAIS SOBRE CRACK E OUTRAS DROGAS DA UNIVERSIDADE FEDERAL DE PELOTAS<text:bookmark-end text:name="__RefHeading___Toc16908_3576474230"/></text:h>
          </table:table-cell>
          <table:covered-table-cell/>
          <table:covered-table-cell/>
          <table:covered-table-cell/>
        </table:table-row>
        <table:table-row>
          <table:table-cell table:style-name="MailMergeTable2017-05-11T15_3a_56_3a_13Z28.A3" table:number-columns-spanned="4" office:value-type="string">
            <text:p text:style-name="P8">Descrição do(s) curso(s)</text:p>
          </table:table-cell>
          <table:covered-table-cell/>
          <table:covered-table-cell/>
          <table:covered-table-cell/>
        </table:table-row>
        <table:table-row>
          <table:table-cell table:style-name="MailMergeTable2017-05-11T15_3a_56_3a_13Z28.A2" table:number-columns-spanned="4" office:value-type="string">
            <text:h text:style-name="P24" text:outline-level="2"><text:bookmark-start text:name="__RefHeading___Toc16910_3576474230"/><text:s/>CAPACITAÇÃO PARA PROFISSIONAIS SOBRE ACOLHIMENTO E ACOMPANHAMENTO DE USUÁRIOS DE DROGAS E SEUS FAMILIARES<text:bookmark-end text:name="__RefHeading___Toc16910_3576474230"/></text:h>
          </table:table-cell>
          <table:covered-table-cell/>
          <table:covered-table-cell/>
          <table:covered-table-cell/>
        </table:table-row>
        <table:table-row>
          <table:table-cell table:style-name="MailMergeTable2017-05-11T15_3a_56_3a_13Z28.A5" office:value-type="string">
            <text:p text:style-name="P2">Modalidade do curso:</text:p>
          </table:table-cell>
          <table:table-cell table:style-name="MailMergeTable2017-05-11T15_3a_56_3a_13Z28.A5" office:value-type="string">
            <text:p text:style-name="P6">PRESENCIAL,</text:p>
          </table:table-cell>
          <table:table-cell table:style-name="MailMergeTable2017-05-11T15_3a_56_3a_13Z28.A5" office:value-type="string">
            <text:p text:style-name="P2">País:</text:p>
          </table:table-cell>
          <table:table-cell table:style-name="MailMergeTable2017-05-11T15_3a_56_3a_13Z28.A5" office:value-type="string">
            <text:p text:style-name="P4"><text:s/>BRASIL </text:p>
          </table:table-cell>
        </table:table-row>
        <table:table-row>
          <table:table-cell table:style-name="MailMergeTable2017-05-11T15_3a_56_3a_13Z28.A3" office:value-type="string">
            <text:p text:style-name="P2">Carga horária:</text:p>
          </table:table-cell>
          <table:table-cell table:style-name="MailMergeTable2017-05-11T15_3a_56_3a_13Z28.A3" office:value-type="string">
            <text:p text:style-name="P4">60</text:p>
          </table:table-cell>
          <table:table-cell table:style-name="MailMergeTable2017-05-11T15_3a_56_3a_13Z28.A3" office:value-type="string">
            <text:p text:style-name="P2">Certificação?</text:p>
          </table:table-cell>
          <table:table-cell table:style-name="MailMergeTable2017-05-11T15_3a_56_3a_13Z28.A3" office:value-type="string">
            <text:p text:style-name="P6"><text:span text:style-name="T1"><text:s/></text:span>SI</text:p>
          </table:table-cell>
        </table:table-row>
        <table:table-row>
          <table:table-cell table:style-name="MailMergeTable2017-05-11T15_3a_56_3a_13Z28.A2" office:value-type="string">
            <text:p text:style-name="P3">Ano de início:</text:p>
          </table:table-cell>
          <table:table-cell table:style-name="MailMergeTable2017-05-11T15_3a_56_3a_13Z28.A2" office:value-type="string">
            <text:p text:style-name="P6">2011</text:p>
          </table:table-cell>
          <table:table-cell table:style-name="MailMergeTable2017-05-11T15_3a_56_3a_13Z28.A2" office:value-type="string">
            <text:p text:style-name="P3">Atual?</text:p>
          </table:table-cell>
          <table:table-cell table:style-name="MailMergeTable2017-05-11T15_3a_56_3a_13Z28.A2" office:value-type="string">
            <text:p text:style-name="P6"><text:span text:style-name="T1"><text:s/></text:span>SI</text:p>
          </table:table-cell>
        </table:table-row>
        <table:table-row>
          <table:table-cell table:style-name="MailMergeTable2017-05-11T15_3a_56_3a_13Z28.A3" table:number-columns-spanned="4" office:value-type="string">
            <text:p text:style-name="P9">Ementa da Capacitação</text:p>
          </table:table-cell>
          <table:covered-table-cell/>
          <table:covered-table-cell/>
          <table:covered-table-cell/>
        </table:table-row>
        <table:table-row>
          <table:table-cell table:style-name="MailMergeTable2017-05-11T15_3a_56_3a_13Z28.A3" table:number-columns-spanned="4" office:value-type="string">
            <text:p text:style-name="P16"><text:s/>A POLÍTICA NACIONAL SOBRE DROGAS (PNAD) <text:line-break/>POLÍTICAS SETORIAIS DE SAÚDE E ASSISTÊNCIA SOCIAL<text:line-break/>USO DE DROGAS E A SOCIEDADE<text:line-break/>CONCEITOS GERAIS SOBRE DROGAS, PADRÕES DE USO E PRINCIPAIS QUADROS CLÍNICOS<text:line-break/>EPIDEMIOLOGIA DO USO DE DROGAS NO BRASIL E NO MUNDO<text:line-break/>REDE DE ATENÇÃO SUS, SUAS E RAPS<text:line-break/>REDES E RECURSOS DA COMUNIDADE (ATIVIDADE DE DISPERSÃO PARA IDENTIFICAÇÃO DOS RECURSOS COMUNITÁRIOS)<text:line-break/>ABORDAGENS TERAPÊUTICAS À USUÁRIOS DE DROGAS E SEUS FAMILIARES<text:line-break/>INTERVENÇÃO BREVE<text:line-break/>ACONSELHAMENTO MOTIVACIONAL<text:line-break/>REDUÇÃO DE DANOS<text:line-break/>DISCUSSÕES DE CASOS TRAZIDOS NAS ATIVIDADES DE DISPERSÃO<text:line-break/>PROJETOS TERAPÊUTICOS SINGULARES<text:line-break/>COMUNICAÇÃO TERAPÊUTICA<text:line-break/></text:p>
          </table:table-cell>
          <table:covered-table-cell/>
          <table:covered-table-cell/>
          <table:covered-table-cell/>
        </table:table-row>
        <table:table-row>
          <table:table-cell table:style-name="MailMergeTable2017-05-11T15_3a_56_3a_13Z28.A10" table:number-columns-spanned="4" office:value-type="string">
            <text:p text:style-name="P10">Contato</text:p>
          </table:table-cell>
          <table:covered-table-cell/>
          <table:covered-table-cell/>
          <table:covered-table-cell/>
        </table:table-row>
        <table:table-row>
          <table:table-cell table:style-name="MailMergeTable2017-05-11T15_3a_56_3a_13Z28.A11" table:number-columns-spanned="2" office:value-type="string">
            <text:p text:style-name="P3">Email:</text:p>
          </table:table-cell>
          <table:covered-table-cell/>
          <table:table-cell table:style-name="MailMergeTable2017-05-11T15_3a_56_3a_13Z28.A11" table:number-columns-spanned="2" office:value-type="string">
            <text:p text:style-name="P5">CENTRODEREFERENCIAUFPEL@HOTMAIL.COM</text:p>
          </table:table-cell>
          <table:covered-table-cell/>
        </table:table-row>
        <table:table-row>
          <table:table-cell table:style-name="MailMergeTable2017-05-11T15_3a_56_3a_13Z28.A2" table:number-columns-spanned="2" office:value-type="string">
            <text:p text:style-name="P3">Telefone:</text:p>
          </table:table-cell>
          <table:covered-table-cell/>
          <table:table-cell table:style-name="MailMergeTable2017-05-11T15_3a_56_3a_13Z28.A2" table:number-columns-spanned="2" office:value-type="string">
            <text:p text:style-name="P5">53 981240446</text:p>
          </table:table-cell>
          <table:covered-table-cell/>
        </table:table-row>
      </table:table>
      <text:h text:style-name="P22" text:outline-level="1"/>
      <text:h text:style-name="P20" text:outline-level="1"/>
      <table:table table:name="MailMergeTable2017-05-11T15:56:13Z29" table:style-name="MailMergeTable2017-05-11T15_3a_56_3a_13Z29">
        <table:table-column table:style-name="MailMergeTable2017-05-11T15_3a_56_3a_13Z29.A"/>
        <table:table-column table:style-name="MailMergeTable2017-05-11T15_3a_56_3a_13Z29.B"/>
        <table:table-column table:style-name="MailMergeTable2017-05-11T15_3a_56_3a_13Z29.A"/>
        <table:table-column table:style-name="MailMergeTable2017-05-11T15_3a_56_3a_13Z29.D"/>
        <table:table-row>
          <table:table-cell table:style-name="MailMergeTable2017-05-11T15_3a_56_3a_13Z29.A1" table:number-columns-spanned="4" office:value-type="string">
            <text:p text:style-name="P10">Nome do Centro</text:p>
          </table:table-cell>
          <table:covered-table-cell/>
          <table:covered-table-cell/>
          <table:covered-table-cell/>
        </table:table-row>
        <table:table-row>
          <table:table-cell table:style-name="MailMergeTable2017-05-11T15_3a_56_3a_13Z29.A2" table:number-columns-spanned="4" office:value-type="string">
            <text:h text:style-name="P21" text:outline-level="1"><text:bookmark-start text:name="__RefHeading___Toc16912_3576474230"/><text:s/>CENTRO REGIONAL DE REFERÊNCIA SOBRE DROGAS, UNIVERSIDADE FEDERAL DE PERNAMBUCO - CRR DROGAS RECIFE CAMPUS RECIFE <text:bookmark-end text:name="__RefHeading___Toc16912_3576474230"/></text:h>
          </table:table-cell>
          <table:covered-table-cell/>
          <table:covered-table-cell/>
          <table:covered-table-cell/>
        </table:table-row>
        <table:table-row>
          <table:table-cell table:style-name="MailMergeTable2017-05-11T15_3a_56_3a_13Z29.A3" table:number-columns-spanned="4" office:value-type="string">
            <text:p text:style-name="P8">Descrição do(s) curso(s)</text:p>
          </table:table-cell>
          <table:covered-table-cell/>
          <table:covered-table-cell/>
          <table:covered-table-cell/>
        </table:table-row>
        <table:table-row>
          <table:table-cell table:style-name="MailMergeTable2017-05-11T15_3a_56_3a_13Z29.A2" table:number-columns-spanned="4" office:value-type="string">
            <text:h text:style-name="P24" text:outline-level="2"><text:bookmark-start text:name="__RefHeading___Toc16914_3576474230"/>CURSO DE ATUALIZAÇÃO SOBRE DROGAS PARA PROFISSIONAIS ATUANTES NAS REDES DE ATENÇÃO INTEGRAL DE ASSISTÊNCIA SOCIAL, EDUCAÇÃO E SAÚDE <text:bookmark-end text:name="__RefHeading___Toc16914_3576474230"/></text:h>
          </table:table-cell>
          <table:covered-table-cell/>
          <table:covered-table-cell/>
          <table:covered-table-cell/>
        </table:table-row>
        <table:table-row>
          <table:table-cell table:style-name="MailMergeTable2017-05-11T15_3a_56_3a_13Z29.A5" office:value-type="string">
            <text:p text:style-name="P2">Modalidade do curso:</text:p>
          </table:table-cell>
          <table:table-cell table:style-name="MailMergeTable2017-05-11T15_3a_56_3a_13Z29.A5" office:value-type="string">
            <text:p text:style-name="P6">PRESENCIAL,</text:p>
          </table:table-cell>
          <table:table-cell table:style-name="MailMergeTable2017-05-11T15_3a_56_3a_13Z29.A5" office:value-type="string">
            <text:p text:style-name="P2">País:</text:p>
          </table:table-cell>
          <table:table-cell table:style-name="MailMergeTable2017-05-11T15_3a_56_3a_13Z29.A5" office:value-type="string">
            <text:p text:style-name="P4"><text:s/>BRASIL </text:p>
          </table:table-cell>
        </table:table-row>
        <table:table-row>
          <table:table-cell table:style-name="MailMergeTable2017-05-11T15_3a_56_3a_13Z29.A3" office:value-type="string">
            <text:p text:style-name="P2">Carga horária:</text:p>
          </table:table-cell>
          <table:table-cell table:style-name="MailMergeTable2017-05-11T15_3a_56_3a_13Z29.A3" office:value-type="string">
            <text:p text:style-name="P4">40</text:p>
          </table:table-cell>
          <table:table-cell table:style-name="MailMergeTable2017-05-11T15_3a_56_3a_13Z29.A3" office:value-type="string">
            <text:p text:style-name="P2">Certificação?</text:p>
          </table:table-cell>
          <table:table-cell table:style-name="MailMergeTable2017-05-11T15_3a_56_3a_13Z29.A3" office:value-type="string">
            <text:p text:style-name="P6"><text:span text:style-name="T1"><text:s/></text:span>NO</text:p>
          </table:table-cell>
        </table:table-row>
        <table:table-row>
          <table:table-cell table:style-name="MailMergeTable2017-05-11T15_3a_56_3a_13Z29.A2" office:value-type="string">
            <text:p text:style-name="P3">Ano de início:</text:p>
          </table:table-cell>
          <table:table-cell table:style-name="MailMergeTable2017-05-11T15_3a_56_3a_13Z29.A2" office:value-type="string">
            <text:p text:style-name="P6">2013</text:p>
          </table:table-cell>
          <table:table-cell table:style-name="MailMergeTable2017-05-11T15_3a_56_3a_13Z29.A2" office:value-type="string">
            <text:p text:style-name="P3">Atual?</text:p>
          </table:table-cell>
          <table:table-cell table:style-name="MailMergeTable2017-05-11T15_3a_56_3a_13Z29.A2" office:value-type="string">
            <text:p text:style-name="P6"><text:span text:style-name="T1"><text:s/></text:span>NO</text:p>
          </table:table-cell>
        </table:table-row>
        <table:table-row>
          <table:table-cell table:style-name="MailMergeTable2017-05-11T15_3a_56_3a_13Z29.A3" table:number-columns-spanned="4" office:value-type="string">
            <text:p text:style-name="P9">Ementa da Capacitação</text:p>
          </table:table-cell>
          <table:covered-table-cell/>
          <table:covered-table-cell/>
          <table:covered-table-cell/>
        </table:table-row>
        <table:table-row>
          <table:table-cell table:style-name="MailMergeTable2017-05-11T15_3a_56_3a_13Z29.A3" table:number-columns-spanned="4" office:value-type="string">
            <text:p text:style-name="P16">1) ESTADO, SOCIEDADE E PRINCÍPIOS ÉTICOS-POLÍTICOS PARA A COMPREENSÃO DAS DROGAS NA ATUALIDADE; 2) HISTÓRICO, CONCEITOS E PADRÕES DE CONSUMO DE DROGAS <text:s/>E ASPECTOS ECONÔMICOS, <text:s/>SOCIAIS E DEMOGRÁFICOS DOS MUNICÍPIOS; 3) TERRITÓRIO, GRUPOS POPULACIONAIS E POLÍTICAS SETORIAIS DE ASSISTÊNCIA SOCIAL, EDUCAÇÃO E <text:s/>SAÚDE NO CUIDADO INTEGRAL DE USUÁRIOS COM PROBLEMAS RELACIONADOS ÀS DROGAS; 4) ESTRATÉGIAS DE CUIDADO E CONSTRUÇÃO DE REDES DE APOIO MATRICIAL E INTERSETORIAL; E5) REDE DE ATENÇÃO PSICOSSOCIAL (RAPS) NO CUIDADO INTEGRAL AOS USUÁRIOS COM PROBLEMAS RELACIONADOS ÀS DROGAS.</text:p>
          </table:table-cell>
          <table:covered-table-cell/>
          <table:covered-table-cell/>
          <table:covered-table-cell/>
        </table:table-row>
        <table:table-row>
          <table:table-cell table:style-name="MailMergeTable2017-05-11T15_3a_56_3a_13Z29.A10" table:number-columns-spanned="4" office:value-type="string">
            <text:p text:style-name="P10">Contato</text:p>
          </table:table-cell>
          <table:covered-table-cell/>
          <table:covered-table-cell/>
          <table:covered-table-cell/>
        </table:table-row>
        <table:table-row>
          <table:table-cell table:style-name="MailMergeTable2017-05-11T15_3a_56_3a_13Z29.A11" table:number-columns-spanned="2" office:value-type="string">
            <text:p text:style-name="P3">Email:</text:p>
          </table:table-cell>
          <table:covered-table-cell/>
          <table:table-cell table:style-name="MailMergeTable2017-05-11T15_3a_56_3a_13Z29.A11" table:number-columns-spanned="2" office:value-type="string">
            <text:p text:style-name="P5">RSUCHOA@UOL.COM.BR</text:p>
          </table:table-cell>
          <table:covered-table-cell/>
        </table:table-row>
        <table:table-row>
          <table:table-cell table:style-name="MailMergeTable2017-05-11T15_3a_56_3a_13Z29.A2" table:number-columns-spanned="2" office:value-type="string">
            <text:p text:style-name="P3">Telefone:</text:p>
          </table:table-cell>
          <table:covered-table-cell/>
          <table:table-cell table:style-name="MailMergeTable2017-05-11T15_3a_56_3a_13Z29.A2" table:number-columns-spanned="2" office:value-type="string">
            <text:p text:style-name="P5">+55 81 992620501</text:p>
          </table:table-cell>
          <table:covered-table-cell/>
        </table:table-row>
      </table:table>
      <text:h text:style-name="P22" text:outline-level="1"/>
      <text:h text:style-name="P20" text:outline-level="1"/>
      <table:table table:name="MailMergeTable2017-05-11T15:56:13Z30" table:style-name="MailMergeTable2017-05-11T15_3a_56_3a_13Z30">
        <table:table-column table:style-name="MailMergeTable2017-05-11T15_3a_56_3a_13Z30.A"/>
        <table:table-column table:style-name="MailMergeTable2017-05-11T15_3a_56_3a_13Z30.B"/>
        <table:table-column table:style-name="MailMergeTable2017-05-11T15_3a_56_3a_13Z30.A"/>
        <table:table-column table:style-name="MailMergeTable2017-05-11T15_3a_56_3a_13Z30.D"/>
        <table:table-row>
          <table:table-cell table:style-name="MailMergeTable2017-05-11T15_3a_56_3a_13Z30.A1" table:number-columns-spanned="4" office:value-type="string">
            <text:p text:style-name="P10">Nome do Centro</text:p>
          </table:table-cell>
          <table:covered-table-cell/>
          <table:covered-table-cell/>
          <table:covered-table-cell/>
        </table:table-row>
        <table:table-row>
          <table:table-cell table:style-name="MailMergeTable2017-05-11T15_3a_56_3a_13Z30.A2" table:number-columns-spanned="4" office:value-type="string">
            <text:h text:style-name="P21" text:outline-level="1"><text:bookmark-start text:name="__RefHeading___Toc16916_3576474230"/><text:s/>CENTROS DE REHABILITACIÓN Y SECUNDARIAS<text:bookmark-end text:name="__RefHeading___Toc16916_3576474230"/></text:h>
          </table:table-cell>
          <table:covered-table-cell/>
          <table:covered-table-cell/>
          <table:covered-table-cell/>
        </table:table-row>
        <table:table-row>
          <table:table-cell table:style-name="MailMergeTable2017-05-11T15_3a_56_3a_13Z30.A3" table:number-columns-spanned="4" office:value-type="string">
            <text:p text:style-name="P8">Descrição do(s) curso(s)</text:p>
          </table:table-cell>
          <table:covered-table-cell/>
          <table:covered-table-cell/>
          <table:covered-table-cell/>
        </table:table-row>
        <table:table-row>
          <table:table-cell table:style-name="MailMergeTable2017-05-11T15_3a_56_3a_13Z30.A2" table:number-columns-spanned="4" office:value-type="string">
            <text:h text:style-name="P24" text:outline-level="2"><text:bookmark-start text:name="__RefHeading___Toc16918_3576474230"/><text:s/>MITOS Y REALIDADES SOBRE LAS DROGAS, 10 RECOMENDACIONES PARA EVITAR EL CONSUMO DE SUSTANCIAS EN SUS HIJOS<text:bookmark-end text:name="__RefHeading___Toc16918_3576474230"/></text:h>
          </table:table-cell>
          <table:covered-table-cell/>
          <table:covered-table-cell/>
          <table:covered-table-cell/>
        </table:table-row>
        <table:table-row>
          <table:table-cell table:style-name="MailMergeTable2017-05-11T15_3a_56_3a_13Z30.A5" office:value-type="string">
            <text:p text:style-name="P2">Modalidade do curso:</text:p>
          </table:table-cell>
          <table:table-cell table:style-name="MailMergeTable2017-05-11T15_3a_56_3a_13Z30.A5" office:value-type="string">
            <text:p text:style-name="P6">PRESENCIAL,</text:p>
          </table:table-cell>
          <table:table-cell table:style-name="MailMergeTable2017-05-11T15_3a_56_3a_13Z30.A5" office:value-type="string">
            <text:p text:style-name="P2">País:</text:p>
          </table:table-cell>
          <table:table-cell table:style-name="MailMergeTable2017-05-11T15_3a_56_3a_13Z30.A5" office:value-type="string">
            <text:p text:style-name="P4"><text:s/>MÉXICO </text:p>
          </table:table-cell>
        </table:table-row>
        <table:table-row>
          <table:table-cell table:style-name="MailMergeTable2017-05-11T15_3a_56_3a_13Z30.A3" office:value-type="string">
            <text:p text:style-name="P2">Carga horária:</text:p>
          </table:table-cell>
          <table:table-cell table:style-name="MailMergeTable2017-05-11T15_3a_56_3a_13Z30.A3" office:value-type="string">
            <text:p text:style-name="P4">1</text:p>
          </table:table-cell>
          <table:table-cell table:style-name="MailMergeTable2017-05-11T15_3a_56_3a_13Z30.A3" office:value-type="string">
            <text:p text:style-name="P2">Certificação?</text:p>
          </table:table-cell>
          <table:table-cell table:style-name="MailMergeTable2017-05-11T15_3a_56_3a_13Z30.A3" office:value-type="string">
            <text:p text:style-name="P6"><text:span text:style-name="T1"><text:s/></text:span>SI</text:p>
          </table:table-cell>
        </table:table-row>
        <table:table-row>
          <table:table-cell table:style-name="MailMergeTable2017-05-11T15_3a_56_3a_13Z30.A2" office:value-type="string">
            <text:p text:style-name="P3">Ano de início:</text:p>
          </table:table-cell>
          <table:table-cell table:style-name="MailMergeTable2017-05-11T15_3a_56_3a_13Z30.A2" office:value-type="string">
            <text:p text:style-name="P6">2011</text:p>
          </table:table-cell>
          <table:table-cell table:style-name="MailMergeTable2017-05-11T15_3a_56_3a_13Z30.A2" office:value-type="string">
            <text:p text:style-name="P3">Atual?</text:p>
          </table:table-cell>
          <table:table-cell table:style-name="MailMergeTable2017-05-11T15_3a_56_3a_13Z30.A2" office:value-type="string">
            <text:p text:style-name="P6"><text:span text:style-name="T1"><text:s/></text:span>SI</text:p>
          </table:table-cell>
        </table:table-row>
        <table:table-row>
          <table:table-cell table:style-name="MailMergeTable2017-05-11T15_3a_56_3a_13Z30.A3" table:number-columns-spanned="4" office:value-type="string">
            <text:p text:style-name="P9">Ementa da Capacitação</text:p>
          </table:table-cell>
          <table:covered-table-cell/>
          <table:covered-table-cell/>
          <table:covered-table-cell/>
        </table:table-row>
        <table:table-row>
          <table:table-cell table:style-name="MailMergeTable2017-05-11T15_3a_56_3a_13Z30.A3" table:number-columns-spanned="4" office:value-type="string">
            <text:p text:style-name="P16"><text:s/>USO ABUSO DE SUSTANCIAS, DEPENDENCIA, MITOS SOBRE EL CONSUMO ENTRE OTROS</text:p>
          </table:table-cell>
          <table:covered-table-cell/>
          <table:covered-table-cell/>
          <table:covered-table-cell/>
        </table:table-row>
        <table:table-row>
          <table:table-cell table:style-name="MailMergeTable2017-05-11T15_3a_56_3a_13Z30.A10" table:number-columns-spanned="4" office:value-type="string">
            <text:p text:style-name="P10">Contato</text:p>
          </table:table-cell>
          <table:covered-table-cell/>
          <table:covered-table-cell/>
          <table:covered-table-cell/>
        </table:table-row>
        <table:table-row>
          <table:table-cell table:style-name="MailMergeTable2017-05-11T15_3a_56_3a_13Z30.A11" table:number-columns-spanned="2" office:value-type="string">
            <text:p text:style-name="P3">Email:</text:p>
          </table:table-cell>
          <table:covered-table-cell/>
          <table:table-cell table:style-name="MailMergeTable2017-05-11T15_3a_56_3a_13Z30.A11" table:number-columns-spanned="2" office:value-type="string">
            <text:p text:style-name="P5">FORMAENSENADA@HOTMAIL.COM</text:p>
          </table:table-cell>
          <table:covered-table-cell/>
        </table:table-row>
        <table:table-row>
          <table:table-cell table:style-name="MailMergeTable2017-05-11T15_3a_56_3a_13Z30.A2" table:number-columns-spanned="2" office:value-type="string">
            <text:p text:style-name="P3">Telefone:</text:p>
          </table:table-cell>
          <table:covered-table-cell/>
          <table:table-cell table:style-name="MailMergeTable2017-05-11T15_3a_56_3a_13Z30.A2" table:number-columns-spanned="2" office:value-type="string">
            <text:p text:style-name="P5">1788577</text:p>
          </table:table-cell>
          <table:covered-table-cell/>
        </table:table-row>
      </table:table>
      <text:h text:style-name="P22" text:outline-level="1"/>
      <text:h text:style-name="P20" text:outline-level="1"/>
      <table:table table:name="MailMergeTable2017-05-11T15:56:13Z31" table:style-name="MailMergeTable2017-05-11T15_3a_56_3a_13Z31">
        <table:table-column table:style-name="MailMergeTable2017-05-11T15_3a_56_3a_13Z31.A"/>
        <table:table-column table:style-name="MailMergeTable2017-05-11T15_3a_56_3a_13Z31.B"/>
        <table:table-column table:style-name="MailMergeTable2017-05-11T15_3a_56_3a_13Z31.A"/>
        <table:table-column table:style-name="MailMergeTable2017-05-11T15_3a_56_3a_13Z31.D"/>
        <table:table-row>
          <table:table-cell table:style-name="MailMergeTable2017-05-11T15_3a_56_3a_13Z31.A1" table:number-columns-spanned="4" office:value-type="string">
            <text:p text:style-name="P10">Nome do Centro</text:p>
          </table:table-cell>
          <table:covered-table-cell/>
          <table:covered-table-cell/>
          <table:covered-table-cell/>
        </table:table-row>
        <table:table-row>
          <table:table-cell table:style-name="MailMergeTable2017-05-11T15_3a_56_3a_13Z31.A2" table:number-columns-spanned="4" office:value-type="string">
            <text:h text:style-name="P21" text:outline-level="1"><text:bookmark-start text:name="__RefHeading___Toc16920_3576474230"/><text:s/>COLEGIO DE PSICÓLOGOS DE COSTA RICA<text:line-break/><text:bookmark-end text:name="__RefHeading___Toc16920_3576474230"/></text:h>
          </table:table-cell>
          <table:covered-table-cell/>
          <table:covered-table-cell/>
          <table:covered-table-cell/>
        </table:table-row>
        <table:table-row>
          <table:table-cell table:style-name="MailMergeTable2017-05-11T15_3a_56_3a_13Z31.A3" table:number-columns-spanned="4" office:value-type="string">
            <text:p text:style-name="P8">Descrição do(s) curso(s)</text:p>
          </table:table-cell>
          <table:covered-table-cell/>
          <table:covered-table-cell/>
          <table:covered-table-cell/>
        </table:table-row>
        <table:table-row>
          <table:table-cell table:style-name="MailMergeTable2017-05-11T15_3a_56_3a_13Z31.A2" table:number-columns-spanned="4" office:value-type="string">
            <text:h text:style-name="P24" text:outline-level="2"><text:bookmark-start text:name="__RefHeading___Toc16922_3576474230"/><text:s/>“INTERVENCIÓN PSICOLÓGICA INTEGRAL EN PERSONAS CON CONSUMO DE DROGAS”.<text:bookmark-end text:name="__RefHeading___Toc16922_3576474230"/></text:h>
          </table:table-cell>
          <table:covered-table-cell/>
          <table:covered-table-cell/>
          <table:covered-table-cell/>
        </table:table-row>
        <table:table-row>
          <table:table-cell table:style-name="MailMergeTable2017-05-11T15_3a_56_3a_13Z31.A5" office:value-type="string">
            <text:p text:style-name="P2">Modalidade do curso:</text:p>
          </table:table-cell>
          <table:table-cell table:style-name="MailMergeTable2017-05-11T15_3a_56_3a_13Z31.A5" office:value-type="string">
            <text:p text:style-name="P6">PRESENCIAL,</text:p>
          </table:table-cell>
          <table:table-cell table:style-name="MailMergeTable2017-05-11T15_3a_56_3a_13Z31.A5" office:value-type="string">
            <text:p text:style-name="P2">País:</text:p>
          </table:table-cell>
          <table:table-cell table:style-name="MailMergeTable2017-05-11T15_3a_56_3a_13Z31.A5" office:value-type="string">
            <text:p text:style-name="P4"><text:s/>COSTA RICA </text:p>
          </table:table-cell>
        </table:table-row>
        <table:table-row>
          <table:table-cell table:style-name="MailMergeTable2017-05-11T15_3a_56_3a_13Z31.A3" office:value-type="string">
            <text:p text:style-name="P2">Carga horária:</text:p>
          </table:table-cell>
          <table:table-cell table:style-name="MailMergeTable2017-05-11T15_3a_56_3a_13Z31.A3" office:value-type="string">
            <text:p text:style-name="P4">18</text:p>
          </table:table-cell>
          <table:table-cell table:style-name="MailMergeTable2017-05-11T15_3a_56_3a_13Z31.A3" office:value-type="string">
            <text:p text:style-name="P2">Certificação?</text:p>
          </table:table-cell>
          <table:table-cell table:style-name="MailMergeTable2017-05-11T15_3a_56_3a_13Z31.A3" office:value-type="string">
            <text:p text:style-name="P6"><text:span text:style-name="T1"><text:s/></text:span>SI</text:p>
          </table:table-cell>
        </table:table-row>
        <table:table-row>
          <table:table-cell table:style-name="MailMergeTable2017-05-11T15_3a_56_3a_13Z31.A2" office:value-type="string">
            <text:p text:style-name="P3">Ano de início:</text:p>
          </table:table-cell>
          <table:table-cell table:style-name="MailMergeTable2017-05-11T15_3a_56_3a_13Z31.A2" office:value-type="string">
            <text:p text:style-name="P6">2017</text:p>
          </table:table-cell>
          <table:table-cell table:style-name="MailMergeTable2017-05-11T15_3a_56_3a_13Z31.A2" office:value-type="string">
            <text:p text:style-name="P3">Atual?</text:p>
          </table:table-cell>
          <table:table-cell table:style-name="MailMergeTable2017-05-11T15_3a_56_3a_13Z31.A2" office:value-type="string">
            <text:p text:style-name="P6"><text:span text:style-name="T1"><text:s/></text:span>SI</text:p>
          </table:table-cell>
        </table:table-row>
        <table:table-row>
          <table:table-cell table:style-name="MailMergeTable2017-05-11T15_3a_56_3a_13Z31.A3" table:number-columns-spanned="4" office:value-type="string">
            <text:p text:style-name="P9">Ementa da Capacitação</text:p>
          </table:table-cell>
          <table:covered-table-cell/>
          <table:covered-table-cell/>
          <table:covered-table-cell/>
        </table:table-row>
        <table:table-row>
          <table:table-cell table:style-name="MailMergeTable2017-05-11T15_3a_56_3a_13Z31.A3" table:number-columns-spanned="4" office:value-type="string">
            <text:p text:style-name="P16"><text:s/>TEMA 1: -PERSPECTIVA HISTÓRICA DEL USO SOCIO-IDEOLÓGICO DE LAS DROGAS.<text:line-break/><text:line-break/> <text:s text:c="14"/>-MODELOS HISTÓRICOS Y PERFILES PSICOLÓGICOS SOBRE EL CONSUMIDOR DE DROGAS.<text:line-break/>TEMA 2: -MODELOS CLÍNICOS DE ENFERMEDAD Y REDUCCIÓN DE DAÑOS.<text:line-break/> <text:s text:c="15"/>-FACTORES INTEGRALES ASOCIADOS AL CONSUMO DE LA DROGAS.<text:line-break/>TEMA 3: -COMORBILIDAD EN CONSUMO DE DROGAS, PATOLOGÍA DUAL- DIAGNÓSTICO DUAL. <text:line-break/> <text:s text:c="12"/>-LOGOTERAPIA EN EL CONSUMO DE DROGAS.<text:line-break/><text:line-break/>TEMA 4: -TERAPIA COGNITIVO-CONDUCTUAL EN EL CONSUMO DE DROGAS. TERAPIA RACIONAL <text:s text:c="29"/>EMOTIVA <text:s text:c="8"/>CONDUCTUAL.<text:line-break/><text:line-break/> <text:s text:c="20"/>-GRUPOS DE AUTOAYUDA DE 12 PASOS.<text:line-break/><text:line-break/>TEMA 5: -MODELO TRANSTEÓRICO DEL CAMBIO DEL COMPORTAMIENTO DE JAMES PROCHASKA Y <text:s text:c="8"/>CARLO DICLEMENTE.<text:line-break/><text:line-break/>TEMA 6: ENTREVISTA MOTIVACIONAL. INTERVENCIÓN BREVE (PRÁCTICAS DE SIMULACIÓN).<text:line-break/><text:line-break/>TEMA 7: ABORDAJE FAMILIAR EN EL CONSUMO DE DROGAS. CODEPENDENCIA.<text:line-break/><text:line-break/>TEMA 8: SEGUIMIENTO EN EL CONSUMO DE DROGAS. PREVENCIÓN DE RECAÍDAS COGNITIVO <text:s text:c="2"/>CONDUCTUAL.<text:line-break/><text:line-break/>TEMA 9: EVALUACIÓN INTEGRAL EN EL CONSUMO DE DROGAS. REVISIÓN DE INSTRUMENTOS.<text:line-break/></text:p>
          </table:table-cell>
          <table:covered-table-cell/>
          <table:covered-table-cell/>
          <table:covered-table-cell/>
        </table:table-row>
        <table:table-row>
          <table:table-cell table:style-name="MailMergeTable2017-05-11T15_3a_56_3a_13Z31.A10" table:number-columns-spanned="4" office:value-type="string">
            <text:p text:style-name="P10">Contato</text:p>
          </table:table-cell>
          <table:covered-table-cell/>
          <table:covered-table-cell/>
          <table:covered-table-cell/>
        </table:table-row>
        <table:table-row>
          <table:table-cell table:style-name="MailMergeTable2017-05-11T15_3a_56_3a_13Z31.A11" table:number-columns-spanned="2" office:value-type="string">
            <text:p text:style-name="P3">Email:</text:p>
          </table:table-cell>
          <table:covered-table-cell/>
          <table:table-cell table:style-name="MailMergeTable2017-05-11T15_3a_56_3a_13Z31.A11" table:number-columns-spanned="2" office:value-type="string">
            <text:p text:style-name="P5">HTTP://PSICOLOGIACR.COM/</text:p>
          </table:table-cell>
          <table:covered-table-cell/>
        </table:table-row>
        <table:table-row>
          <table:table-cell table:style-name="MailMergeTable2017-05-11T15_3a_56_3a_13Z31.A2" table:number-columns-spanned="2" office:value-type="string">
            <text:p text:style-name="P3">Telefone:</text:p>
          </table:table-cell>
          <table:covered-table-cell/>
          <table:table-cell table:style-name="MailMergeTable2017-05-11T15_3a_56_3a_13Z31.A2" table:number-columns-spanned="2" office:value-type="string">
            <text:p text:style-name="P5">83013518</text:p>
          </table:table-cell>
          <table:covered-table-cell/>
        </table:table-row>
      </table:table>
      <text:h text:style-name="P22" text:outline-level="1"><text:soft-page-break/></text:h>
      <table:table table:name="MailMergeTable2017-05-11T15:56:13Z32" table:style-name="MailMergeTable2017-05-11T15_3a_56_3a_13Z32">
        <table:table-column table:style-name="MailMergeTable2017-05-11T15_3a_56_3a_13Z32.A"/>
        <table:table-column table:style-name="MailMergeTable2017-05-11T15_3a_56_3a_13Z32.B"/>
        <table:table-column table:style-name="MailMergeTable2017-05-11T15_3a_56_3a_13Z32.A"/>
        <table:table-column table:style-name="MailMergeTable2017-05-11T15_3a_56_3a_13Z32.D"/>
        <table:table-row>
          <table:table-cell table:style-name="MailMergeTable2017-05-11T15_3a_56_3a_13Z32.A1" table:number-columns-spanned="4" office:value-type="string">
            <text:p text:style-name="P10">Nome do Centro</text:p>
          </table:table-cell>
          <table:covered-table-cell/>
          <table:covered-table-cell/>
          <table:covered-table-cell/>
        </table:table-row>
        <table:table-row>
          <table:table-cell table:style-name="MailMergeTable2017-05-11T15_3a_56_3a_13Z32.A2" table:number-columns-spanned="4" office:value-type="string">
            <text:h text:style-name="P21" text:outline-level="1"><text:bookmark-start text:name="__RefHeading___Toc16924_3576474230"/><text:s/>CONSEJO ESTATAL CONTRA LAS ADICCIONES<text:bookmark-end text:name="__RefHeading___Toc16924_3576474230"/></text:h>
          </table:table-cell>
          <table:covered-table-cell/>
          <table:covered-table-cell/>
          <table:covered-table-cell/>
        </table:table-row>
        <table:table-row>
          <table:table-cell table:style-name="MailMergeTable2017-05-11T15_3a_56_3a_13Z32.A3" table:number-columns-spanned="4" office:value-type="string">
            <text:p text:style-name="P8">Descrição do(s) curso(s)</text:p>
          </table:table-cell>
          <table:covered-table-cell/>
          <table:covered-table-cell/>
          <table:covered-table-cell/>
        </table:table-row>
        <table:table-row>
          <table:table-cell table:style-name="MailMergeTable2017-05-11T15_3a_56_3a_13Z32.A2" table:number-columns-spanned="4" office:value-type="string">
            <text:h text:style-name="P24" text:outline-level="2"><text:bookmark-start text:name="__RefHeading___Toc16926_3576474230"/><text:s/>PIBA<text:line-break/>PROGRAMA DE INTERVENCIÓN BREVE PARA ADOLESCENTES QUE INICIAN EL CONSUMO DE ALCOHOL Y OTRAS DROGAS<text:bookmark-end text:name="__RefHeading___Toc16926_3576474230"/></text:h>
          </table:table-cell>
          <table:covered-table-cell/>
          <table:covered-table-cell/>
          <table:covered-table-cell/>
        </table:table-row>
        <table:table-row>
          <table:table-cell table:style-name="MailMergeTable2017-05-11T15_3a_56_3a_13Z32.A5" office:value-type="string">
            <text:p text:style-name="P2">Modalidade do curso:</text:p>
          </table:table-cell>
          <table:table-cell table:style-name="MailMergeTable2017-05-11T15_3a_56_3a_13Z32.A5" office:value-type="string">
            <text:p text:style-name="P6">PRESENCIAL,</text:p>
          </table:table-cell>
          <table:table-cell table:style-name="MailMergeTable2017-05-11T15_3a_56_3a_13Z32.A5" office:value-type="string">
            <text:p text:style-name="P2">País:</text:p>
          </table:table-cell>
          <table:table-cell table:style-name="MailMergeTable2017-05-11T15_3a_56_3a_13Z32.A5" office:value-type="string">
            <text:p text:style-name="P4"><text:s/>MÉXICO </text:p>
          </table:table-cell>
        </table:table-row>
        <table:table-row>
          <table:table-cell table:style-name="MailMergeTable2017-05-11T15_3a_56_3a_13Z32.A3" office:value-type="string">
            <text:p text:style-name="P2">Carga horária:</text:p>
          </table:table-cell>
          <table:table-cell table:style-name="MailMergeTable2017-05-11T15_3a_56_3a_13Z32.A3" office:value-type="string">
            <text:p text:style-name="P4">8</text:p>
          </table:table-cell>
          <table:table-cell table:style-name="MailMergeTable2017-05-11T15_3a_56_3a_13Z32.A3" office:value-type="string">
            <text:p text:style-name="P2">Certificação?</text:p>
          </table:table-cell>
          <table:table-cell table:style-name="MailMergeTable2017-05-11T15_3a_56_3a_13Z32.A3" office:value-type="string">
            <text:p text:style-name="P6"><text:span text:style-name="T1"><text:s/></text:span>SI</text:p>
          </table:table-cell>
        </table:table-row>
        <table:table-row>
          <table:table-cell table:style-name="MailMergeTable2017-05-11T15_3a_56_3a_13Z32.A2" office:value-type="string">
            <text:p text:style-name="P3">Ano de início:</text:p>
          </table:table-cell>
          <table:table-cell table:style-name="MailMergeTable2017-05-11T15_3a_56_3a_13Z32.A2" office:value-type="string">
            <text:p text:style-name="P6">2014</text:p>
          </table:table-cell>
          <table:table-cell table:style-name="MailMergeTable2017-05-11T15_3a_56_3a_13Z32.A2" office:value-type="string">
            <text:p text:style-name="P3">Atual?</text:p>
          </table:table-cell>
          <table:table-cell table:style-name="MailMergeTable2017-05-11T15_3a_56_3a_13Z32.A2" office:value-type="string">
            <text:p text:style-name="P6"><text:span text:style-name="T1"><text:s/></text:span>SI</text:p>
          </table:table-cell>
        </table:table-row>
        <table:table-row>
          <table:table-cell table:style-name="MailMergeTable2017-05-11T15_3a_56_3a_13Z32.A3" table:number-columns-spanned="4" office:value-type="string">
            <text:p text:style-name="P9">Ementa da Capacitação</text:p>
          </table:table-cell>
          <table:covered-table-cell/>
          <table:covered-table-cell/>
          <table:covered-table-cell/>
        </table:table-row>
        <table:table-row>
          <table:table-cell table:style-name="MailMergeTable2017-05-11T15_3a_56_3a_13Z32.A3" table:number-columns-spanned="4" office:value-type="string">
            <text:p text:style-name="P16"><text:s/>ADMISIÓN<text:line-break/>EVALUACIÓN<text:line-break/>INDUCCIÓN<text:line-break/>BALANCE DECISIONAL<text:line-break/>SITUACIONES DE RIESGO<text:line-break/>PLANES DE ACCIÓN<text:line-break/>METAS DE VIDA<text:line-break/>CRUZANDO LA META<text:line-break/>SEGUIMIENTO</text:p>
          </table:table-cell>
          <table:covered-table-cell/>
          <table:covered-table-cell/>
          <table:covered-table-cell/>
        </table:table-row>
        <table:table-row>
          <table:table-cell table:style-name="MailMergeTable2017-05-11T15_3a_56_3a_13Z32.A10" table:number-columns-spanned="4" office:value-type="string">
            <text:p text:style-name="P10">Contato</text:p>
          </table:table-cell>
          <table:covered-table-cell/>
          <table:covered-table-cell/>
          <table:covered-table-cell/>
        </table:table-row>
        <table:table-row>
          <table:table-cell table:style-name="MailMergeTable2017-05-11T15_3a_56_3a_13Z32.A11" table:number-columns-spanned="2" office:value-type="string">
            <text:p text:style-name="P3">Email:</text:p>
          </table:table-cell>
          <table:covered-table-cell/>
          <table:table-cell table:style-name="MailMergeTable2017-05-11T15_3a_56_3a_13Z32.A11" table:number-columns-spanned="2" office:value-type="string">
            <text:p text:style-name="P5">FORMAMXL@IPEBC.GOB.MX</text:p>
          </table:table-cell>
          <table:covered-table-cell/>
        </table:table-row>
        <table:table-row>
          <table:table-cell table:style-name="MailMergeTable2017-05-11T15_3a_56_3a_13Z32.A2" table:number-columns-spanned="2" office:value-type="string">
            <text:p text:style-name="P3">Telefone:</text:p>
          </table:table-cell>
          <table:covered-table-cell/>
          <table:table-cell table:style-name="MailMergeTable2017-05-11T15_3a_56_3a_13Z32.A2" table:number-columns-spanned="2" office:value-type="string">
            <text:p text:style-name="P5">6862267978</text:p>
          </table:table-cell>
          <table:covered-table-cell/>
        </table:table-row>
      </table:table>
      <text:h text:style-name="P22" text:outline-level="1"/>
      <text:h text:style-name="P20" text:outline-level="1"/>
      <table:table table:name="MailMergeTable2017-05-11T15:56:13Z33" table:style-name="MailMergeTable2017-05-11T15_3a_56_3a_13Z33">
        <table:table-column table:style-name="MailMergeTable2017-05-11T15_3a_56_3a_13Z33.A"/>
        <table:table-column table:style-name="MailMergeTable2017-05-11T15_3a_56_3a_13Z33.B"/>
        <table:table-column table:style-name="MailMergeTable2017-05-11T15_3a_56_3a_13Z33.A"/>
        <table:table-column table:style-name="MailMergeTable2017-05-11T15_3a_56_3a_13Z33.D"/>
        <table:table-row>
          <table:table-cell table:style-name="MailMergeTable2017-05-11T15_3a_56_3a_13Z33.A1" table:number-columns-spanned="4" office:value-type="string">
            <text:p text:style-name="P10">Nome do Centro</text:p>
          </table:table-cell>
          <table:covered-table-cell/>
          <table:covered-table-cell/>
          <table:covered-table-cell/>
        </table:table-row>
        <table:table-row>
          <table:table-cell table:style-name="MailMergeTable2017-05-11T15_3a_56_3a_13Z33.A2" table:number-columns-spanned="4" office:value-type="string">
            <text:h text:style-name="P21" text:outline-level="1"><text:bookmark-start text:name="__RefHeading___Toc16928_3576474230"/><text:s/>CONSEJO ESTATAL CONTRA LAS ADICCIONES<text:bookmark-end text:name="__RefHeading___Toc16928_3576474230"/></text:h>
          </table:table-cell>
          <table:covered-table-cell/>
          <table:covered-table-cell/>
          <table:covered-table-cell/>
        </table:table-row>
        <table:table-row>
          <table:table-cell table:style-name="MailMergeTable2017-05-11T15_3a_56_3a_13Z33.A3" table:number-columns-spanned="4" office:value-type="string">
            <text:p text:style-name="P8">Descrição do(s) curso(s)</text:p>
          </table:table-cell>
          <table:covered-table-cell/>
          <table:covered-table-cell/>
          <table:covered-table-cell/>
        </table:table-row>
        <table:table-row>
          <table:table-cell table:style-name="MailMergeTable2017-05-11T15_3a_56_3a_13Z33.A2" table:number-columns-spanned="4" office:value-type="string">
            <text:h text:style-name="P24" text:outline-level="2"><text:bookmark-start text:name="__RefHeading___Toc16930_3576474230"/><text:s/>PROGRAMA DE INTERVENCION <text:s/>BREVE PARA ADOLESCENTES QUE INICIAN EN EL CONSUMO DE ALCOHOL Y OTRAS DROGAS<text:bookmark-end text:name="__RefHeading___Toc16930_3576474230"/></text:h>
          </table:table-cell>
          <table:covered-table-cell/>
          <table:covered-table-cell/>
          <table:covered-table-cell/>
        </table:table-row>
        <table:table-row>
          <table:table-cell table:style-name="MailMergeTable2017-05-11T15_3a_56_3a_13Z33.A5" office:value-type="string">
            <text:p text:style-name="P2">Modalidade do curso:</text:p>
          </table:table-cell>
          <table:table-cell table:style-name="MailMergeTable2017-05-11T15_3a_56_3a_13Z33.A5" office:value-type="string">
            <text:p text:style-name="P6">PRESENCIAL,</text:p>
          </table:table-cell>
          <table:table-cell table:style-name="MailMergeTable2017-05-11T15_3a_56_3a_13Z33.A5" office:value-type="string">
            <text:p text:style-name="P2">País:</text:p>
          </table:table-cell>
          <table:table-cell table:style-name="MailMergeTable2017-05-11T15_3a_56_3a_13Z33.A5" office:value-type="string">
            <text:p text:style-name="P4"><text:s/>MÉXICO </text:p>
          </table:table-cell>
        </table:table-row>
        <table:table-row>
          <table:table-cell table:style-name="MailMergeTable2017-05-11T15_3a_56_3a_13Z33.A3" office:value-type="string">
            <text:p text:style-name="P2">Carga horária:</text:p>
          </table:table-cell>
          <table:table-cell table:style-name="MailMergeTable2017-05-11T15_3a_56_3a_13Z33.A3" office:value-type="string">
            <text:p text:style-name="P4">8</text:p>
          </table:table-cell>
          <table:table-cell table:style-name="MailMergeTable2017-05-11T15_3a_56_3a_13Z33.A3" office:value-type="string">
            <text:p text:style-name="P2">Certificação?</text:p>
          </table:table-cell>
          <table:table-cell table:style-name="MailMergeTable2017-05-11T15_3a_56_3a_13Z33.A3" office:value-type="string">
            <text:p text:style-name="P6"><text:span text:style-name="T1"><text:s/></text:span>SI</text:p>
          </table:table-cell>
        </table:table-row>
        <table:table-row>
          <table:table-cell table:style-name="MailMergeTable2017-05-11T15_3a_56_3a_13Z33.A2" office:value-type="string">
            <text:p text:style-name="P3">Ano de início:</text:p>
          </table:table-cell>
          <table:table-cell table:style-name="MailMergeTable2017-05-11T15_3a_56_3a_13Z33.A2" office:value-type="string">
            <text:p text:style-name="P6">2014</text:p>
          </table:table-cell>
          <table:table-cell table:style-name="MailMergeTable2017-05-11T15_3a_56_3a_13Z33.A2" office:value-type="string">
            <text:p text:style-name="P3">Atual?</text:p>
          </table:table-cell>
          <table:table-cell table:style-name="MailMergeTable2017-05-11T15_3a_56_3a_13Z33.A2" office:value-type="string">
            <text:p text:style-name="P6"><text:span text:style-name="T1"><text:s/></text:span>SI</text:p>
          </table:table-cell>
        </table:table-row>
        <table:table-row>
          <table:table-cell table:style-name="MailMergeTable2017-05-11T15_3a_56_3a_13Z33.A3" table:number-columns-spanned="4" office:value-type="string">
            <text:p text:style-name="P9">Ementa da Capacitação</text:p>
          </table:table-cell>
          <table:covered-table-cell/>
          <table:covered-table-cell/>
          <table:covered-table-cell/>
        </table:table-row>
        <table:table-row>
          <table:table-cell table:style-name="MailMergeTable2017-05-11T15_3a_56_3a_13Z33.A3" table:number-columns-spanned="4" office:value-type="string">
            <text:p text:style-name="P16"><text:s/>ADMISION, EVALUACION, INDUCCION, BALANCE DECISIONAL, SITUACIONES DE RIESGO, PLANES DE ACCION, METAS DE VIDA, CRUZANDO LA META Y SEGUIMIENTO.</text:p>
          </table:table-cell>
          <table:covered-table-cell/>
          <table:covered-table-cell/>
          <table:covered-table-cell/>
        </table:table-row>
        <table:table-row>
          <table:table-cell table:style-name="MailMergeTable2017-05-11T15_3a_56_3a_13Z33.A10" table:number-columns-spanned="4" office:value-type="string">
            <text:p text:style-name="P10">Contato</text:p>
          </table:table-cell>
          <table:covered-table-cell/>
          <table:covered-table-cell/>
          <table:covered-table-cell/>
        </table:table-row>
        <table:table-row>
          <table:table-cell table:style-name="MailMergeTable2017-05-11T15_3a_56_3a_13Z33.A11" table:number-columns-spanned="2" office:value-type="string">
            <text:p text:style-name="P3">Email:</text:p>
          </table:table-cell>
          <table:covered-table-cell/>
          <table:table-cell table:style-name="MailMergeTable2017-05-11T15_3a_56_3a_13Z33.A11" table:number-columns-spanned="2" office:value-type="string">
            <text:p text:style-name="P5">FORMAMXL@IPEBC.GOB.MX</text:p>
          </table:table-cell>
          <table:covered-table-cell/>
        </table:table-row>
        <table:table-row>
          <table:table-cell table:style-name="MailMergeTable2017-05-11T15_3a_56_3a_13Z33.A2" table:number-columns-spanned="2" office:value-type="string">
            <text:p text:style-name="P3">Telefone:</text:p>
          </table:table-cell>
          <table:covered-table-cell/>
          <table:table-cell table:style-name="MailMergeTable2017-05-11T15_3a_56_3a_13Z33.A2" table:number-columns-spanned="2" office:value-type="string">
            <text:p text:style-name="P5">6862383371</text:p>
          </table:table-cell>
          <table:covered-table-cell/>
        </table:table-row>
      </table:table>
      <text:h text:style-name="P22" text:outline-level="1"/>
      <text:h text:style-name="P20" text:outline-level="1"/>
      <table:table table:name="MailMergeTable2017-05-11T15:56:14Z34" table:style-name="MailMergeTable2017-05-11T15_3a_56_3a_14Z34">
        <table:table-column table:style-name="MailMergeTable2017-05-11T15_3a_56_3a_14Z34.A"/>
        <table:table-column table:style-name="MailMergeTable2017-05-11T15_3a_56_3a_14Z34.B"/>
        <table:table-column table:style-name="MailMergeTable2017-05-11T15_3a_56_3a_14Z34.A"/>
        <table:table-column table:style-name="MailMergeTable2017-05-11T15_3a_56_3a_14Z34.D"/>
        <table:table-row>
          <table:table-cell table:style-name="MailMergeTable2017-05-11T15_3a_56_3a_14Z34.A1" table:number-columns-spanned="4" office:value-type="string">
            <text:p text:style-name="P10">Nome do Centro</text:p>
          </table:table-cell>
          <table:covered-table-cell/>
          <table:covered-table-cell/>
          <table:covered-table-cell/>
        </table:table-row>
        <table:table-row>
          <table:table-cell table:style-name="MailMergeTable2017-05-11T15_3a_56_3a_14Z34.A2" table:number-columns-spanned="4" office:value-type="string">
            <text:h text:style-name="P21" text:outline-level="1"><text:bookmark-start text:name="__RefHeading___Toc16932_3576474230"/><text:s/>CONSEJO ESTATAL CONTRA LAS ADICCIONES<text:bookmark-end text:name="__RefHeading___Toc16932_3576474230"/></text:h>
          </table:table-cell>
          <table:covered-table-cell/>
          <table:covered-table-cell/>
          <table:covered-table-cell/>
        </table:table-row>
        <table:table-row>
          <table:table-cell table:style-name="MailMergeTable2017-05-11T15_3a_56_3a_14Z34.A3" table:number-columns-spanned="4" office:value-type="string">
            <text:p text:style-name="P8">Descrição do(s) curso(s)</text:p>
          </table:table-cell>
          <table:covered-table-cell/>
          <table:covered-table-cell/>
          <table:covered-table-cell/>
        </table:table-row>
        <table:table-row>
          <table:table-cell table:style-name="MailMergeTable2017-05-11T15_3a_56_3a_14Z34.A2" table:number-columns-spanned="4" office:value-type="string">
            <text:h text:style-name="P24" text:outline-level="2"><text:bookmark-start text:name="__RefHeading___Toc16934_3576474230"/>10 RECOMENDACIONES PARA PREVENIR EL USO DE ALCOHOL, TABACO <text:bookmark-end text:name="__RefHeading___Toc16934_3576474230"/></text:h>
          </table:table-cell>
          <table:covered-table-cell/>
          <table:covered-table-cell/>
          <table:covered-table-cell/>
        </table:table-row>
        <table:table-row>
          <table:table-cell table:style-name="MailMergeTable2017-05-11T15_3a_56_3a_14Z34.A5" office:value-type="string">
            <text:p text:style-name="P2">Modalidade do curso:</text:p>
          </table:table-cell>
          <table:table-cell table:style-name="MailMergeTable2017-05-11T15_3a_56_3a_14Z34.A5" office:value-type="string">
            <text:p text:style-name="P6">PRESENCIAL,</text:p>
          </table:table-cell>
          <table:table-cell table:style-name="MailMergeTable2017-05-11T15_3a_56_3a_14Z34.A5" office:value-type="string">
            <text:p text:style-name="P2">País:</text:p>
          </table:table-cell>
          <table:table-cell table:style-name="MailMergeTable2017-05-11T15_3a_56_3a_14Z34.A5" office:value-type="string">
            <text:p text:style-name="P4"><text:s/>MÉXICO </text:p>
          </table:table-cell>
        </table:table-row>
        <table:table-row>
          <table:table-cell table:style-name="MailMergeTable2017-05-11T15_3a_56_3a_14Z34.A3" office:value-type="string">
            <text:p text:style-name="P2">Carga horária:</text:p>
          </table:table-cell>
          <table:table-cell table:style-name="MailMergeTable2017-05-11T15_3a_56_3a_14Z34.A3" office:value-type="string">
            <text:p text:style-name="P4">1</text:p>
          </table:table-cell>
          <table:table-cell table:style-name="MailMergeTable2017-05-11T15_3a_56_3a_14Z34.A3" office:value-type="string">
            <text:p text:style-name="P2">Certificação?</text:p>
          </table:table-cell>
          <table:table-cell table:style-name="MailMergeTable2017-05-11T15_3a_56_3a_14Z34.A3" office:value-type="string">
            <text:p text:style-name="P6"><text:span text:style-name="T1"><text:s/></text:span>SI</text:p>
          </table:table-cell>
        </table:table-row>
        <table:table-row>
          <table:table-cell table:style-name="MailMergeTable2017-05-11T15_3a_56_3a_14Z34.A2" office:value-type="string">
            <text:p text:style-name="P3">Ano de início:</text:p>
          </table:table-cell>
          <table:table-cell table:style-name="MailMergeTable2017-05-11T15_3a_56_3a_14Z34.A2" office:value-type="string">
            <text:p text:style-name="P6">2011</text:p>
          </table:table-cell>
          <table:table-cell table:style-name="MailMergeTable2017-05-11T15_3a_56_3a_14Z34.A2" office:value-type="string">
            <text:p text:style-name="P3">Atual?</text:p>
          </table:table-cell>
          <table:table-cell table:style-name="MailMergeTable2017-05-11T15_3a_56_3a_14Z34.A2" office:value-type="string">
            <text:p text:style-name="P6"><text:span text:style-name="T1"><text:s/></text:span>SI</text:p>
          </table:table-cell>
        </table:table-row>
        <table:table-row>
          <table:table-cell table:style-name="MailMergeTable2017-05-11T15_3a_56_3a_14Z34.A3" table:number-columns-spanned="4" office:value-type="string">
            <text:p text:style-name="P9">Ementa da Capacitação</text:p>
          </table:table-cell>
          <table:covered-table-cell/>
          <table:covered-table-cell/>
          <table:covered-table-cell/>
        </table:table-row>
        <table:table-row>
          <table:table-cell table:style-name="MailMergeTable2017-05-11T15_3a_56_3a_14Z34.A3" table:number-columns-spanned="4" office:value-type="string">
            <text:p text:style-name="P16">NO TIENE MODULOS</text:p>
          </table:table-cell>
          <table:covered-table-cell/>
          <table:covered-table-cell/>
          <table:covered-table-cell/>
        </table:table-row>
        <table:table-row>
          <table:table-cell table:style-name="MailMergeTable2017-05-11T15_3a_56_3a_14Z34.A10" table:number-columns-spanned="4" office:value-type="string">
            <text:p text:style-name="P10">Contato</text:p>
          </table:table-cell>
          <table:covered-table-cell/>
          <table:covered-table-cell/>
          <table:covered-table-cell/>
        </table:table-row>
        <table:table-row>
          <table:table-cell table:style-name="MailMergeTable2017-05-11T15_3a_56_3a_14Z34.A11" table:number-columns-spanned="2" office:value-type="string">
            <text:p text:style-name="P3">Email:</text:p>
          </table:table-cell>
          <table:covered-table-cell/>
          <table:table-cell table:style-name="MailMergeTable2017-05-11T15_3a_56_3a_14Z34.A11" table:number-columns-spanned="2" office:value-type="string">
            <text:p text:style-name="P5">FORMAMXL@IPEBC.GOB.MX</text:p>
          </table:table-cell>
          <table:covered-table-cell/>
        </table:table-row>
        <table:table-row>
          <table:table-cell table:style-name="MailMergeTable2017-05-11T15_3a_56_3a_14Z34.A2" table:number-columns-spanned="2" office:value-type="string">
            <text:p text:style-name="P3">Telefone:</text:p>
          </table:table-cell>
          <table:covered-table-cell/>
          <table:table-cell table:style-name="MailMergeTable2017-05-11T15_3a_56_3a_14Z34.A2" table:number-columns-spanned="2" office:value-type="string">
            <text:p text:style-name="P5">6862267978</text:p>
          </table:table-cell>
          <table:covered-table-cell/>
        </table:table-row>
      </table:table>
      <text:h text:style-name="P22" text:outline-level="1"/>
      <text:h text:style-name="P20" text:outline-level="1"/>
      <table:table table:name="MailMergeTable2017-05-11T15:56:14Z35" table:style-name="MailMergeTable2017-05-11T15_3a_56_3a_14Z35">
        <table:table-column table:style-name="MailMergeTable2017-05-11T15_3a_56_3a_14Z35.A"/>
        <table:table-column table:style-name="MailMergeTable2017-05-11T15_3a_56_3a_14Z35.B"/>
        <table:table-column table:style-name="MailMergeTable2017-05-11T15_3a_56_3a_14Z35.A"/>
        <table:table-column table:style-name="MailMergeTable2017-05-11T15_3a_56_3a_14Z35.D"/>
        <table:table-row>
          <table:table-cell table:style-name="MailMergeTable2017-05-11T15_3a_56_3a_14Z35.A1" table:number-columns-spanned="4" office:value-type="string">
            <text:p text:style-name="P10">Nome do Centro</text:p>
          </table:table-cell>
          <table:covered-table-cell/>
          <table:covered-table-cell/>
          <table:covered-table-cell/>
        </table:table-row>
        <table:table-row>
          <table:table-cell table:style-name="MailMergeTable2017-05-11T15_3a_56_3a_14Z35.A2" table:number-columns-spanned="4" office:value-type="string">
            <text:h text:style-name="P21" text:outline-level="1"><text:bookmark-start text:name="__RefHeading___Toc16936_3576474230"/><text:s/>CONSEJO ESTATAL CONTRA LAS ADICCIONES<text:bookmark-end text:name="__RefHeading___Toc16936_3576474230"/></text:h>
          </table:table-cell>
          <table:covered-table-cell/>
          <table:covered-table-cell/>
          <table:covered-table-cell/>
        </table:table-row>
        <table:table-row>
          <table:table-cell table:style-name="MailMergeTable2017-05-11T15_3a_56_3a_14Z35.A3" table:number-columns-spanned="4" office:value-type="string">
            <text:p text:style-name="P8">Descrição do(s) curso(s)</text:p>
          </table:table-cell>
          <table:covered-table-cell/>
          <table:covered-table-cell/>
          <table:covered-table-cell/>
        </table:table-row>
        <table:table-row>
          <table:table-cell table:style-name="MailMergeTable2017-05-11T15_3a_56_3a_14Z35.A2" table:number-columns-spanned="4" office:value-type="string">
            <text:h text:style-name="P24" text:outline-level="2"><text:bookmark-start text:name="__RefHeading___Toc16938_3576474230"/><text:s/>10 RECOMENDACIONES<text:bookmark-end text:name="__RefHeading___Toc16938_3576474230"/></text:h>
          </table:table-cell>
          <table:covered-table-cell/>
          <table:covered-table-cell/>
          <table:covered-table-cell/>
        </table:table-row>
        <table:table-row>
          <table:table-cell table:style-name="MailMergeTable2017-05-11T15_3a_56_3a_14Z35.A5" office:value-type="string">
            <text:p text:style-name="P2">Modalidade do curso:</text:p>
          </table:table-cell>
          <table:table-cell table:style-name="MailMergeTable2017-05-11T15_3a_56_3a_14Z35.A5" office:value-type="string">
            <text:p text:style-name="P6">PRESENCIAL,</text:p>
          </table:table-cell>
          <table:table-cell table:style-name="MailMergeTable2017-05-11T15_3a_56_3a_14Z35.A5" office:value-type="string">
            <text:p text:style-name="P2">País:</text:p>
          </table:table-cell>
          <table:table-cell table:style-name="MailMergeTable2017-05-11T15_3a_56_3a_14Z35.A5" office:value-type="string">
            <text:p text:style-name="P4"><text:s/>MÉXICO </text:p>
          </table:table-cell>
        </table:table-row>
        <table:table-row>
          <table:table-cell table:style-name="MailMergeTable2017-05-11T15_3a_56_3a_14Z35.A3" office:value-type="string">
            <text:p text:style-name="P2">Carga horária:</text:p>
          </table:table-cell>
          <table:table-cell table:style-name="MailMergeTable2017-05-11T15_3a_56_3a_14Z35.A3" office:value-type="string">
            <text:p text:style-name="P4">2</text:p>
          </table:table-cell>
          <table:table-cell table:style-name="MailMergeTable2017-05-11T15_3a_56_3a_14Z35.A3" office:value-type="string">
            <text:p text:style-name="P2">Certificação?</text:p>
          </table:table-cell>
          <table:table-cell table:style-name="MailMergeTable2017-05-11T15_3a_56_3a_14Z35.A3" office:value-type="string">
            <text:p text:style-name="P6"><text:span text:style-name="T1"><text:s/></text:span>SI</text:p>
          </table:table-cell>
        </table:table-row>
        <table:table-row>
          <table:table-cell table:style-name="MailMergeTable2017-05-11T15_3a_56_3a_14Z35.A2" office:value-type="string">
            <text:p text:style-name="P3">Ano de início:</text:p>
          </table:table-cell>
          <table:table-cell table:style-name="MailMergeTable2017-05-11T15_3a_56_3a_14Z35.A2" office:value-type="string">
            <text:p text:style-name="P6">2013</text:p>
          </table:table-cell>
          <table:table-cell table:style-name="MailMergeTable2017-05-11T15_3a_56_3a_14Z35.A2" office:value-type="string">
            <text:p text:style-name="P3">Atual?</text:p>
          </table:table-cell>
          <table:table-cell table:style-name="MailMergeTable2017-05-11T15_3a_56_3a_14Z35.A2" office:value-type="string">
            <text:p text:style-name="P6"><text:span text:style-name="T1"><text:s/></text:span>SI</text:p>
          </table:table-cell>
        </table:table-row>
        <table:table-row>
          <table:table-cell table:style-name="MailMergeTable2017-05-11T15_3a_56_3a_14Z35.A3" table:number-columns-spanned="4" office:value-type="string">
            <text:p text:style-name="P9">Ementa da Capacitação</text:p>
          </table:table-cell>
          <table:covered-table-cell/>
          <table:covered-table-cell/>
          <table:covered-table-cell/>
        </table:table-row>
        <table:table-row>
          <table:table-cell table:style-name="MailMergeTable2017-05-11T15_3a_56_3a_14Z35.A3" table:number-columns-spanned="4" office:value-type="string">
            <text:p text:style-name="P16"><text:s/>NO TIENE MODULO</text:p>
          </table:table-cell>
          <table:covered-table-cell/>
          <table:covered-table-cell/>
          <table:covered-table-cell/>
        </table:table-row>
        <table:table-row>
          <table:table-cell table:style-name="MailMergeTable2017-05-11T15_3a_56_3a_14Z35.A10" table:number-columns-spanned="4" office:value-type="string">
            <text:p text:style-name="P10">Contato</text:p>
          </table:table-cell>
          <table:covered-table-cell/>
          <table:covered-table-cell/>
          <table:covered-table-cell/>
        </table:table-row>
        <table:table-row>
          <table:table-cell table:style-name="MailMergeTable2017-05-11T15_3a_56_3a_14Z35.A11" table:number-columns-spanned="2" office:value-type="string">
            <text:p text:style-name="P3">Email:</text:p>
          </table:table-cell>
          <table:covered-table-cell/>
          <table:table-cell table:style-name="MailMergeTable2017-05-11T15_3a_56_3a_14Z35.A11" table:number-columns-spanned="2" office:value-type="string">
            <text:p text:style-name="P5">FORMAMXL@IPEBC.GOB.MX</text:p>
          </table:table-cell>
          <table:covered-table-cell/>
        </table:table-row>
        <table:table-row>
          <table:table-cell table:style-name="MailMergeTable2017-05-11T15_3a_56_3a_14Z35.A2" table:number-columns-spanned="2" office:value-type="string">
            <text:p text:style-name="P3">Telefone:</text:p>
          </table:table-cell>
          <table:covered-table-cell/>
          <table:table-cell table:style-name="MailMergeTable2017-05-11T15_3a_56_3a_14Z35.A2" table:number-columns-spanned="2" office:value-type="string">
            <text:p text:style-name="P5">6862383371</text:p>
          </table:table-cell>
          <table:covered-table-cell/>
        </table:table-row>
      </table:table>
      <text:h text:style-name="P22" text:outline-level="1"/>
      <text:h text:style-name="P20" text:outline-level="1"/>
      <table:table table:name="MailMergeTable2017-05-11T15:56:14Z36" table:style-name="MailMergeTable2017-05-11T15_3a_56_3a_14Z36">
        <table:table-column table:style-name="MailMergeTable2017-05-11T15_3a_56_3a_14Z36.A"/>
        <table:table-column table:style-name="MailMergeTable2017-05-11T15_3a_56_3a_14Z36.B"/>
        <table:table-column table:style-name="MailMergeTable2017-05-11T15_3a_56_3a_14Z36.A"/>
        <table:table-column table:style-name="MailMergeTable2017-05-11T15_3a_56_3a_14Z36.D"/>
        <table:table-row>
          <table:table-cell table:style-name="MailMergeTable2017-05-11T15_3a_56_3a_14Z36.A1" table:number-columns-spanned="4" office:value-type="string">
            <text:p text:style-name="P10">Nome do Centro</text:p>
          </table:table-cell>
          <table:covered-table-cell/>
          <table:covered-table-cell/>
          <table:covered-table-cell/>
        </table:table-row>
        <table:table-row>
          <table:table-cell table:style-name="MailMergeTable2017-05-11T15_3a_56_3a_14Z36.A2" table:number-columns-spanned="4" office:value-type="string">
            <text:h text:style-name="P21" text:outline-level="1"><text:bookmark-start text:name="__RefHeading___Toc16940_3576474230"/><text:s/>CONSEJO ESTATAL CONTRA LAS ADICCIONES (CECA)<text:bookmark-end text:name="__RefHeading___Toc16940_3576474230"/></text:h>
          </table:table-cell>
          <table:covered-table-cell/>
          <table:covered-table-cell/>
          <table:covered-table-cell/>
        </table:table-row>
        <table:table-row>
          <table:table-cell table:style-name="MailMergeTable2017-05-11T15_3a_56_3a_14Z36.A3" table:number-columns-spanned="4" office:value-type="string">
            <text:p text:style-name="P8">Descrição do(s) curso(s)</text:p>
          </table:table-cell>
          <table:covered-table-cell/>
          <table:covered-table-cell/>
          <table:covered-table-cell/>
        </table:table-row>
        <table:table-row>
          <table:table-cell table:style-name="MailMergeTable2017-05-11T15_3a_56_3a_14Z36.A2" table:number-columns-spanned="4" office:value-type="string">
            <text:h text:style-name="P24" text:outline-level="2"><text:bookmark-start text:name="__RefHeading___Toc16942_3576474230"/>HABILIDADES PARA LA VIDA<text:bookmark-end text:name="__RefHeading___Toc16942_3576474230"/></text:h>
          </table:table-cell>
          <table:covered-table-cell/>
          <table:covered-table-cell/>
          <table:covered-table-cell/>
        </table:table-row>
        <table:table-row>
          <table:table-cell table:style-name="MailMergeTable2017-05-11T15_3a_56_3a_14Z36.A5" office:value-type="string">
            <text:p text:style-name="P2">Modalidade do curso:</text:p>
          </table:table-cell>
          <table:table-cell table:style-name="MailMergeTable2017-05-11T15_3a_56_3a_14Z36.A5" office:value-type="string">
            <text:p text:style-name="P6">PRESENCIAL,</text:p>
          </table:table-cell>
          <table:table-cell table:style-name="MailMergeTable2017-05-11T15_3a_56_3a_14Z36.A5" office:value-type="string">
            <text:p text:style-name="P2">País:</text:p>
          </table:table-cell>
          <table:table-cell table:style-name="MailMergeTable2017-05-11T15_3a_56_3a_14Z36.A5" office:value-type="string">
            <text:p text:style-name="P4"><text:s/>MÉXICO </text:p>
          </table:table-cell>
        </table:table-row>
        <table:table-row>
          <table:table-cell table:style-name="MailMergeTable2017-05-11T15_3a_56_3a_14Z36.A3" office:value-type="string">
            <text:p text:style-name="P2">Carga horária:</text:p>
          </table:table-cell>
          <table:table-cell table:style-name="MailMergeTable2017-05-11T15_3a_56_3a_14Z36.A3" office:value-type="string">
            <text:p text:style-name="P4">4</text:p>
          </table:table-cell>
          <table:table-cell table:style-name="MailMergeTable2017-05-11T15_3a_56_3a_14Z36.A3" office:value-type="string">
            <text:p text:style-name="P2">Certificação?</text:p>
          </table:table-cell>
          <table:table-cell table:style-name="MailMergeTable2017-05-11T15_3a_56_3a_14Z36.A3" office:value-type="string">
            <text:p text:style-name="P6"><text:span text:style-name="T1"><text:s/></text:span>SI</text:p>
          </table:table-cell>
        </table:table-row>
        <table:table-row>
          <table:table-cell table:style-name="MailMergeTable2017-05-11T15_3a_56_3a_14Z36.A2" office:value-type="string">
            <text:p text:style-name="P3">Ano de início:</text:p>
          </table:table-cell>
          <table:table-cell table:style-name="MailMergeTable2017-05-11T15_3a_56_3a_14Z36.A2" office:value-type="string">
            <text:p text:style-name="P6">2013</text:p>
          </table:table-cell>
          <table:table-cell table:style-name="MailMergeTable2017-05-11T15_3a_56_3a_14Z36.A2" office:value-type="string">
            <text:p text:style-name="P3">Atual?</text:p>
          </table:table-cell>
          <table:table-cell table:style-name="MailMergeTable2017-05-11T15_3a_56_3a_14Z36.A2" office:value-type="string">
            <text:p text:style-name="P6"><text:span text:style-name="T1"><text:s/></text:span>SI</text:p>
          </table:table-cell>
        </table:table-row>
        <table:table-row>
          <table:table-cell table:style-name="MailMergeTable2017-05-11T15_3a_56_3a_14Z36.A3" table:number-columns-spanned="4" office:value-type="string">
            <text:p text:style-name="P9">Ementa da Capacitação</text:p>
          </table:table-cell>
          <table:covered-table-cell/>
          <table:covered-table-cell/>
          <table:covered-table-cell/>
        </table:table-row>
        <table:table-row>
          <table:table-cell table:style-name="MailMergeTable2017-05-11T15_3a_56_3a_14Z36.A3" table:number-columns-spanned="4" office:value-type="string">
            <text:p text:style-name="P16"><text:s/>HABILIDADES SOCIALES, HABILIDADES DEL PENSAMIENTO Y MANEJO DE EMOCIONES</text:p>
          </table:table-cell>
          <table:covered-table-cell/>
          <table:covered-table-cell/>
          <table:covered-table-cell/>
        </table:table-row>
        <table:table-row>
          <table:table-cell table:style-name="MailMergeTable2017-05-11T15_3a_56_3a_14Z36.A10" table:number-columns-spanned="4" office:value-type="string">
            <text:p text:style-name="P10">Contato</text:p>
          </table:table-cell>
          <table:covered-table-cell/>
          <table:covered-table-cell/>
          <table:covered-table-cell/>
        </table:table-row>
        <table:table-row>
          <table:table-cell table:style-name="MailMergeTable2017-05-11T15_3a_56_3a_14Z36.A11" table:number-columns-spanned="2" office:value-type="string">
            <text:p text:style-name="P3">Email:</text:p>
          </table:table-cell>
          <table:covered-table-cell/>
          <table:table-cell table:style-name="MailMergeTable2017-05-11T15_3a_56_3a_14Z36.A11" table:number-columns-spanned="2" office:value-type="string">
            <text:p text:style-name="P5">FORMAMXL@IPEBC.GOB.MX</text:p>
          </table:table-cell>
          <table:covered-table-cell/>
        </table:table-row>
        <table:table-row>
          <table:table-cell table:style-name="MailMergeTable2017-05-11T15_3a_56_3a_14Z36.A2" table:number-columns-spanned="2" office:value-type="string">
            <text:p text:style-name="P3">Telefone:</text:p>
          </table:table-cell>
          <table:covered-table-cell/>
          <table:table-cell table:style-name="MailMergeTable2017-05-11T15_3a_56_3a_14Z36.A2" table:number-columns-spanned="2" office:value-type="string">
            <text:p text:style-name="P5">6862383371</text:p>
          </table:table-cell>
          <table:covered-table-cell/>
        </table:table-row>
      </table:table>
      <text:h text:style-name="P22" text:outline-level="1"/>
      <text:h text:style-name="P20" text:outline-level="1"/>
      <table:table table:name="MailMergeTable2017-05-11T15:56:14Z37" table:style-name="MailMergeTable2017-05-11T15_3a_56_3a_14Z37">
        <table:table-column table:style-name="MailMergeTable2017-05-11T15_3a_56_3a_14Z37.A"/>
        <table:table-column table:style-name="MailMergeTable2017-05-11T15_3a_56_3a_14Z37.B"/>
        <table:table-column table:style-name="MailMergeTable2017-05-11T15_3a_56_3a_14Z37.A"/>
        <table:table-column table:style-name="MailMergeTable2017-05-11T15_3a_56_3a_14Z37.D"/>
        <table:table-row>
          <table:table-cell table:style-name="MailMergeTable2017-05-11T15_3a_56_3a_14Z37.A1" table:number-columns-spanned="4" office:value-type="string">
            <text:p text:style-name="P10">Nome do Centro</text:p>
          </table:table-cell>
          <table:covered-table-cell/>
          <table:covered-table-cell/>
          <table:covered-table-cell/>
        </table:table-row>
        <table:table-row>
          <table:table-cell table:style-name="MailMergeTable2017-05-11T15_3a_56_3a_14Z37.A2" table:number-columns-spanned="4" office:value-type="string">
            <text:h text:style-name="P21" text:outline-level="1"><text:bookmark-start text:name="__RefHeading___Toc16944_3576474230"/><text:s/>CONSEJO ESTATAL CONTRA LAS ADICCIONES DE PUEBLA<text:bookmark-end text:name="__RefHeading___Toc16944_3576474230"/></text:h>
          </table:table-cell>
          <table:covered-table-cell/>
          <table:covered-table-cell/>
          <table:covered-table-cell/>
        </table:table-row>
        <table:table-row>
          <table:table-cell table:style-name="MailMergeTable2017-05-11T15_3a_56_3a_14Z37.A3" table:number-columns-spanned="4" office:value-type="string">
            <text:p text:style-name="P8">Descrição do(s) curso(s)</text:p>
          </table:table-cell>
          <table:covered-table-cell/>
          <table:covered-table-cell/>
          <table:covered-table-cell/>
        </table:table-row>
        <table:table-row>
          <table:table-cell table:style-name="MailMergeTable2017-05-11T15_3a_56_3a_14Z37.A2" table:number-columns-spanned="4" office:value-type="string">
            <text:h text:style-name="P24" text:outline-level="2"><text:bookmark-start text:name="__RefHeading___Toc16946_3576474230"/><text:s/>DETECCIÓN TEMPRANA Y ATENCIÓN OPORTUNA DE RIESGOS PSICOSOCIALES Y DE ADICCIONES EN POBLACION ADULTA<text:bookmark-end text:name="__RefHeading___Toc16946_3576474230"/></text:h>
          </table:table-cell>
          <table:covered-table-cell/>
          <table:covered-table-cell/>
          <table:covered-table-cell/>
        </table:table-row>
        <table:table-row>
          <table:table-cell table:style-name="MailMergeTable2017-05-11T15_3a_56_3a_14Z37.A5" office:value-type="string">
            <text:p text:style-name="P2">Modalidade do curso:</text:p>
          </table:table-cell>
          <table:table-cell table:style-name="MailMergeTable2017-05-11T15_3a_56_3a_14Z37.A5" office:value-type="string">
            <text:p text:style-name="P6">PRESENCIAL,</text:p>
          </table:table-cell>
          <table:table-cell table:style-name="MailMergeTable2017-05-11T15_3a_56_3a_14Z37.A5" office:value-type="string">
            <text:p text:style-name="P2">País:</text:p>
          </table:table-cell>
          <table:table-cell table:style-name="MailMergeTable2017-05-11T15_3a_56_3a_14Z37.A5" office:value-type="string">
            <text:p text:style-name="P4"><text:s/>MÉXICO </text:p>
          </table:table-cell>
        </table:table-row>
        <table:table-row>
          <table:table-cell table:style-name="MailMergeTable2017-05-11T15_3a_56_3a_14Z37.A3" office:value-type="string">
            <text:p text:style-name="P2">Carga horária:</text:p>
          </table:table-cell>
          <table:table-cell table:style-name="MailMergeTable2017-05-11T15_3a_56_3a_14Z37.A3" office:value-type="string">
            <text:p text:style-name="P4">40</text:p>
          </table:table-cell>
          <table:table-cell table:style-name="MailMergeTable2017-05-11T15_3a_56_3a_14Z37.A3" office:value-type="string">
            <text:p text:style-name="P2">Certificação?</text:p>
          </table:table-cell>
          <table:table-cell table:style-name="MailMergeTable2017-05-11T15_3a_56_3a_14Z37.A3" office:value-type="string">
            <text:p text:style-name="P6"><text:span text:style-name="T1"><text:s/></text:span>SI</text:p>
          </table:table-cell>
        </table:table-row>
        <table:table-row>
          <table:table-cell table:style-name="MailMergeTable2017-05-11T15_3a_56_3a_14Z37.A2" office:value-type="string">
            <text:p text:style-name="P3">Ano de início:</text:p>
          </table:table-cell>
          <table:table-cell table:style-name="MailMergeTable2017-05-11T15_3a_56_3a_14Z37.A2" office:value-type="string">
            <text:p text:style-name="P6">2009</text:p>
          </table:table-cell>
          <table:table-cell table:style-name="MailMergeTable2017-05-11T15_3a_56_3a_14Z37.A2" office:value-type="string">
            <text:p text:style-name="P3">Atual?</text:p>
          </table:table-cell>
          <table:table-cell table:style-name="MailMergeTable2017-05-11T15_3a_56_3a_14Z37.A2" office:value-type="string">
            <text:p text:style-name="P6"><text:span text:style-name="T1"><text:s/></text:span>SI</text:p>
          </table:table-cell>
        </table:table-row>
        <table:table-row>
          <table:table-cell table:style-name="MailMergeTable2017-05-11T15_3a_56_3a_14Z37.A3" table:number-columns-spanned="4" office:value-type="string">
            <text:p text:style-name="P9">Ementa da Capacitação</text:p>
          </table:table-cell>
          <table:covered-table-cell/>
          <table:covered-table-cell/>
          <table:covered-table-cell/>
        </table:table-row>
        <table:table-row>
          <table:table-cell table:style-name="MailMergeTable2017-05-11T15_3a_56_3a_14Z37.A3" table:number-columns-spanned="4" office:value-type="string">
            <text:p text:style-name="P16">PANORAMA EPIDEMIOLOGICO DE LAS ADICCIONES<text:line-break/>NIVELES DE INTERVENCION PREVENTIVA<text:line-break/>RIESGOS PSICOSOCIALES ASOCIADOS AL CONSUMO DE SUSTANCIAS PSICOACTIVAS.<text:line-break/>DETECCIÓN DE CONSUMO DE SUSTANCIAS PSICOACTIVAS<text:line-break/>INTERVENCIÓN GRUPAL PSICOEDUCATIVA<text:line-break/>INTERVENCIÓN BREVE ASSIST<text:line-break/></text:p>
          </table:table-cell>
          <table:covered-table-cell/>
          <table:covered-table-cell/>
          <table:covered-table-cell/>
        </table:table-row>
        <table:table-row>
          <table:table-cell table:style-name="MailMergeTable2017-05-11T15_3a_56_3a_14Z37.A10" table:number-columns-spanned="4" office:value-type="string">
            <text:p text:style-name="P10">Contato</text:p>
          </table:table-cell>
          <table:covered-table-cell/>
          <table:covered-table-cell/>
          <table:covered-table-cell/>
        </table:table-row>
        <table:table-row>
          <table:table-cell table:style-name="MailMergeTable2017-05-11T15_3a_56_3a_14Z37.A11" table:number-columns-spanned="2" office:value-type="string">
            <text:p text:style-name="P3">Email:</text:p>
          </table:table-cell>
          <table:covered-table-cell/>
          <table:table-cell table:style-name="MailMergeTable2017-05-11T15_3a_56_3a_14Z37.A11" table:number-columns-spanned="2" office:value-type="string">
            <text:p text:style-name="P5">CRUZ.ZENAIDO@YAHOO.COM</text:p>
          </table:table-cell>
          <table:covered-table-cell/>
        </table:table-row>
        <table:table-row>
          <table:table-cell table:style-name="MailMergeTable2017-05-11T15_3a_56_3a_14Z37.A2" table:number-columns-spanned="2" office:value-type="string">
            <text:p text:style-name="P3">Telefone:</text:p>
          </table:table-cell>
          <table:covered-table-cell/>
          <table:table-cell table:style-name="MailMergeTable2017-05-11T15_3a_56_3a_14Z37.A2" table:number-columns-spanned="2" office:value-type="string">
            <text:p text:style-name="P5">CELULAR: 2221253263</text:p>
          </table:table-cell>
          <table:covered-table-cell/>
        </table:table-row>
      </table:table>
      <text:h text:style-name="P22" text:outline-level="1"/>
      <text:h text:style-name="P20" text:outline-level="1"/>
      <table:table table:name="MailMergeTable2017-05-11T15:56:14Z38" table:style-name="MailMergeTable2017-05-11T15_3a_56_3a_14Z38">
        <table:table-column table:style-name="MailMergeTable2017-05-11T15_3a_56_3a_14Z38.A"/>
        <table:table-column table:style-name="MailMergeTable2017-05-11T15_3a_56_3a_14Z38.B"/>
        <table:table-column table:style-name="MailMergeTable2017-05-11T15_3a_56_3a_14Z38.A"/>
        <table:table-column table:style-name="MailMergeTable2017-05-11T15_3a_56_3a_14Z38.D"/>
        <table:table-row>
          <table:table-cell table:style-name="MailMergeTable2017-05-11T15_3a_56_3a_14Z38.A1" table:number-columns-spanned="4" office:value-type="string">
            <text:p text:style-name="P10">Nome do Centro</text:p>
          </table:table-cell>
          <table:covered-table-cell/>
          <table:covered-table-cell/>
          <table:covered-table-cell/>
        </table:table-row>
        <table:table-row>
          <table:table-cell table:style-name="MailMergeTable2017-05-11T15_3a_56_3a_14Z38.A2" table:number-columns-spanned="4" office:value-type="string">
            <text:h text:style-name="P21" text:outline-level="1"><text:bookmark-start text:name="__RefHeading___Toc16948_3576474230"/><text:s/>CONSEJO ESTATAL CONTRA LAS ADICCIONES PUEBLA<text:bookmark-end text:name="__RefHeading___Toc16948_3576474230"/></text:h>
          </table:table-cell>
          <table:covered-table-cell/>
          <table:covered-table-cell/>
          <table:covered-table-cell/>
        </table:table-row>
        <table:table-row>
          <table:table-cell table:style-name="MailMergeTable2017-05-11T15_3a_56_3a_14Z38.A3" table:number-columns-spanned="4" office:value-type="string">
            <text:p text:style-name="P8">Descrição do(s) curso(s)</text:p>
          </table:table-cell>
          <table:covered-table-cell/>
          <table:covered-table-cell/>
          <table:covered-table-cell/>
        </table:table-row>
        <table:table-row>
          <table:table-cell table:style-name="MailMergeTable2017-05-11T15_3a_56_3a_14Z38.A2" table:number-columns-spanned="4" office:value-type="string">
            <text:h text:style-name="P24" text:outline-level="2"><text:bookmark-start text:name="__RefHeading___Toc16950_3576474230"/><text:s/>MANEJO INTEGRAL DEL TABAQUISMO<text:line-break/>PROGRAMA DE ALCOHOLIMETRÍA<text:line-break/>INHALABLES<text:line-break/>HABILIDADES PARA LA VIDA<text:line-break/>MITOS Y REALIDADES DE LAS DROGAS<text:line-break/>ADICCIÓN A RELACIONES TÓXICAS<text:line-break/>SISTEMA DE DIAGNOSTICO, REFERENCIA Y CONTRAREFERENCIA<text:line-break/>IDEAS<text:line-break/><text:bookmark-end text:name="__RefHeading___Toc16950_3576474230"/></text:h>
          </table:table-cell>
          <table:covered-table-cell/>
          <table:covered-table-cell/>
          <table:covered-table-cell/>
        </table:table-row>
        <table:table-row>
          <table:table-cell table:style-name="MailMergeTable2017-05-11T15_3a_56_3a_14Z38.A5" office:value-type="string">
            <text:p text:style-name="P2">Modalidade do curso:</text:p>
          </table:table-cell>
          <table:table-cell table:style-name="MailMergeTable2017-05-11T15_3a_56_3a_14Z38.A5" office:value-type="string">
            <text:p text:style-name="P6">PRESENCIAL,</text:p>
          </table:table-cell>
          <table:table-cell table:style-name="MailMergeTable2017-05-11T15_3a_56_3a_14Z38.A5" office:value-type="string">
            <text:p text:style-name="P2">País:</text:p>
          </table:table-cell>
          <table:table-cell table:style-name="MailMergeTable2017-05-11T15_3a_56_3a_14Z38.A5" office:value-type="string">
            <text:p text:style-name="P4"><text:s/>MÉXICO </text:p>
          </table:table-cell>
        </table:table-row>
        <table:table-row>
          <table:table-cell table:style-name="MailMergeTable2017-05-11T15_3a_56_3a_14Z38.A3" office:value-type="string">
            <text:p text:style-name="P2">Carga horária:</text:p>
          </table:table-cell>
          <table:table-cell table:style-name="MailMergeTable2017-05-11T15_3a_56_3a_14Z38.A3" office:value-type="string">
            <text:p text:style-name="P4">4</text:p>
          </table:table-cell>
          <table:table-cell table:style-name="MailMergeTable2017-05-11T15_3a_56_3a_14Z38.A3" office:value-type="string">
            <text:p text:style-name="P2">Certificação?</text:p>
          </table:table-cell>
          <table:table-cell table:style-name="MailMergeTable2017-05-11T15_3a_56_3a_14Z38.A3" office:value-type="string">
            <text:p text:style-name="P6"><text:span text:style-name="T1"><text:s/></text:span>SI</text:p>
          </table:table-cell>
        </table:table-row>
        <table:table-row>
          <table:table-cell table:style-name="MailMergeTable2017-05-11T15_3a_56_3a_14Z38.A2" office:value-type="string">
            <text:p text:style-name="P3">Ano de início:</text:p>
          </table:table-cell>
          <table:table-cell table:style-name="MailMergeTable2017-05-11T15_3a_56_3a_14Z38.A2" office:value-type="string">
            <text:p text:style-name="P6">2009</text:p>
          </table:table-cell>
          <table:table-cell table:style-name="MailMergeTable2017-05-11T15_3a_56_3a_14Z38.A2" office:value-type="string">
            <text:p text:style-name="P3">Atual?</text:p>
          </table:table-cell>
          <table:table-cell table:style-name="MailMergeTable2017-05-11T15_3a_56_3a_14Z38.A2" office:value-type="string">
            <text:p text:style-name="P6"><text:span text:style-name="T1"><text:s/></text:span>SI</text:p>
          </table:table-cell>
        </table:table-row>
        <table:table-row>
          <table:table-cell table:style-name="MailMergeTable2017-05-11T15_3a_56_3a_14Z38.A3" table:number-columns-spanned="4" office:value-type="string">
            <text:p text:style-name="P9">Ementa da Capacitação</text:p>
          </table:table-cell>
          <table:covered-table-cell/>
          <table:covered-table-cell/>
          <table:covered-table-cell/>
        </table:table-row>
        <table:table-row>
          <table:table-cell table:style-name="MailMergeTable2017-05-11T15_3a_56_3a_14Z38.A3" table:number-columns-spanned="4" office:value-type="string">
            <text:p text:style-name="P16"><text:s/>1. HISTORIA DEL TABAQUISMO<text:line-break/>2. DAÑOS A LA SALUD DEL TABAQUISMO<text:line-break/>3. ESPACIOS LIBRES DE HUMO DE TABACO<text:line-break/>4. LEY GENERAL PARA EL CONTROL DEL TABACO<text:line-break/>5. PUBLICIDAD Y TABAQUISMO<text:line-break/>6. CERO MUERTES POR ALCOHOL AL VOLANTE<text:line-break/>7. EL OPERATIVO ALCOHOLÍMETRO<text:line-break/>8. HABILIDADES SOCIALES<text:line-break/>9. HABILIDADES DEL PENSAMIENTO<text:line-break/>10. MANEJO DE EMOCIONES<text:line-break/>11. GENERALIDADES DE LAS DROGAS<text:line-break/>12. CONSUMO, ABUSO Y DEPENDENCIA<text:line-break/>13. DAÑOS Y CONSECUENCIAS DEL CONSUMO DE DROGAS LEGALES E ILEGALES<text:line-break/>14. CODEPENDENCIA<text:line-break/></text:p>
          </table:table-cell>
          <table:covered-table-cell/>
          <table:covered-table-cell/>
          <table:covered-table-cell/>
        </table:table-row>
        <table:table-row>
          <table:table-cell table:style-name="MailMergeTable2017-05-11T15_3a_56_3a_14Z38.A10" table:number-columns-spanned="4" office:value-type="string">
            <text:p text:style-name="P10">Contato</text:p>
          </table:table-cell>
          <table:covered-table-cell/>
          <table:covered-table-cell/>
          <table:covered-table-cell/>
        </table:table-row>
        <table:table-row>
          <table:table-cell table:style-name="MailMergeTable2017-05-11T15_3a_56_3a_14Z38.A11" table:number-columns-spanned="2" office:value-type="string">
            <text:p text:style-name="P3">Email:</text:p>
          </table:table-cell>
          <table:covered-table-cell/>
          <table:table-cell table:style-name="MailMergeTable2017-05-11T15_3a_56_3a_14Z38.A11" table:number-columns-spanned="2" office:value-type="string">
            <text:p text:style-name="P5">CECAPUEBLAMX@GMAIL.COM</text:p>
          </table:table-cell>
          <table:covered-table-cell/>
        </table:table-row>
        <table:table-row>
          <table:table-cell table:style-name="MailMergeTable2017-05-11T15_3a_56_3a_14Z38.A2" table:number-columns-spanned="2" office:value-type="string">
            <text:p text:style-name="P3">Telefone:</text:p>
          </table:table-cell>
          <table:covered-table-cell/>
          <table:table-cell table:style-name="MailMergeTable2017-05-11T15_3a_56_3a_14Z38.A2" table:number-columns-spanned="2" office:value-type="string">
            <text:p text:style-name="P5">2221759296</text:p>
          </table:table-cell>
          <table:covered-table-cell/>
        </table:table-row>
      </table:table>
      <text:h text:style-name="P22" text:outline-level="1"/>
      <text:h text:style-name="P20" text:outline-level="1"/>
      <table:table table:name="MailMergeTable2017-05-11T15:56:14Z39" table:style-name="MailMergeTable2017-05-11T15_3a_56_3a_14Z39">
        <table:table-column table:style-name="MailMergeTable2017-05-11T15_3a_56_3a_14Z39.A"/>
        <table:table-column table:style-name="MailMergeTable2017-05-11T15_3a_56_3a_14Z39.B"/>
        <table:table-column table:style-name="MailMergeTable2017-05-11T15_3a_56_3a_14Z39.A"/>
        <table:table-column table:style-name="MailMergeTable2017-05-11T15_3a_56_3a_14Z39.D"/>
        <table:table-row>
          <table:table-cell table:style-name="MailMergeTable2017-05-11T15_3a_56_3a_14Z39.A1" table:number-columns-spanned="4" office:value-type="string">
            <text:p text:style-name="P10">Nome do Centro</text:p>
          </table:table-cell>
          <table:covered-table-cell/>
          <table:covered-table-cell/>
          <table:covered-table-cell/>
        </table:table-row>
        <table:table-row>
          <table:table-cell table:style-name="MailMergeTable2017-05-11T15_3a_56_3a_14Z39.A2" table:number-columns-spanned="4" office:value-type="string">
            <text:h text:style-name="P21" text:outline-level="1"><text:bookmark-start text:name="__RefHeading___Toc16952_3576474230"/><text:s/>CONSEJO ESTATAL CONTRA LAS ADICIONES<text:bookmark-end text:name="__RefHeading___Toc16952_3576474230"/></text:h>
          </table:table-cell>
          <table:covered-table-cell/>
          <table:covered-table-cell/>
          <table:covered-table-cell/>
        </table:table-row>
        <table:table-row>
          <table:table-cell table:style-name="MailMergeTable2017-05-11T15_3a_56_3a_14Z39.A3" table:number-columns-spanned="4" office:value-type="string">
            <text:p text:style-name="P8">Descrição do(s) curso(s)</text:p>
          </table:table-cell>
          <table:covered-table-cell/>
          <table:covered-table-cell/>
          <table:covered-table-cell/>
        </table:table-row>
        <table:table-row>
          <table:table-cell table:style-name="MailMergeTable2017-05-11T15_3a_56_3a_14Z39.A2" table:number-columns-spanned="4" office:value-type="string">
            <text:h text:style-name="P24" text:outline-level="2"><text:bookmark-start text:name="__RefHeading___Toc16954_3576474230"/><text:s/>CRIANZA POSITIVA<text:bookmark-end text:name="__RefHeading___Toc16954_3576474230"/></text:h>
          </table:table-cell>
          <table:covered-table-cell/>
          <table:covered-table-cell/>
          <table:covered-table-cell/>
        </table:table-row>
        <table:table-row>
          <table:table-cell table:style-name="MailMergeTable2017-05-11T15_3a_56_3a_14Z39.A5" office:value-type="string">
            <text:p text:style-name="P2">Modalidade do curso:</text:p>
          </table:table-cell>
          <table:table-cell table:style-name="MailMergeTable2017-05-11T15_3a_56_3a_14Z39.A5" office:value-type="string">
            <text:p text:style-name="P6">PRESENCIAL,</text:p>
          </table:table-cell>
          <table:table-cell table:style-name="MailMergeTable2017-05-11T15_3a_56_3a_14Z39.A5" office:value-type="string">
            <text:p text:style-name="P2">País:</text:p>
          </table:table-cell>
          <table:table-cell table:style-name="MailMergeTable2017-05-11T15_3a_56_3a_14Z39.A5" office:value-type="string">
            <text:p text:style-name="P4"><text:s/>MÉXICO </text:p>
          </table:table-cell>
        </table:table-row>
        <table:table-row>
          <table:table-cell table:style-name="MailMergeTable2017-05-11T15_3a_56_3a_14Z39.A3" office:value-type="string">
            <text:p text:style-name="P2">Carga horária:</text:p>
          </table:table-cell>
          <table:table-cell table:style-name="MailMergeTable2017-05-11T15_3a_56_3a_14Z39.A3" office:value-type="string">
            <text:p text:style-name="P4">14</text:p>
          </table:table-cell>
          <table:table-cell table:style-name="MailMergeTable2017-05-11T15_3a_56_3a_14Z39.A3" office:value-type="string">
            <text:p text:style-name="P2">Certificação?</text:p>
          </table:table-cell>
          <table:table-cell table:style-name="MailMergeTable2017-05-11T15_3a_56_3a_14Z39.A3" office:value-type="string">
            <text:p text:style-name="P6"><text:span text:style-name="T1"><text:s/></text:span>SI</text:p>
          </table:table-cell>
        </table:table-row>
        <table:table-row>
          <table:table-cell table:style-name="MailMergeTable2017-05-11T15_3a_56_3a_14Z39.A2" office:value-type="string">
            <text:p text:style-name="P3">Ano de início:</text:p>
          </table:table-cell>
          <table:table-cell table:style-name="MailMergeTable2017-05-11T15_3a_56_3a_14Z39.A2" office:value-type="string">
            <text:p text:style-name="P6">2014</text:p>
          </table:table-cell>
          <table:table-cell table:style-name="MailMergeTable2017-05-11T15_3a_56_3a_14Z39.A2" office:value-type="string">
            <text:p text:style-name="P3">Atual?</text:p>
          </table:table-cell>
          <table:table-cell table:style-name="MailMergeTable2017-05-11T15_3a_56_3a_14Z39.A2" office:value-type="string">
            <text:p text:style-name="P6"><text:span text:style-name="T1"><text:s/></text:span>SI</text:p>
          </table:table-cell>
        </table:table-row>
        <table:table-row>
          <table:table-cell table:style-name="MailMergeTable2017-05-11T15_3a_56_3a_14Z39.A3" table:number-columns-spanned="4" office:value-type="string">
            <text:p text:style-name="P9">Ementa da Capacitação</text:p>
          </table:table-cell>
          <table:covered-table-cell/>
          <table:covered-table-cell/>
          <table:covered-table-cell/>
        </table:table-row>
        <table:table-row>
          <table:table-cell table:style-name="MailMergeTable2017-05-11T15_3a_56_3a_14Z39.A3" table:number-columns-spanned="4" office:value-type="string">
            <text:p text:style-name="P16">1. SESION, EVALUACIÓN ESCRITA GRUPAL<text:line-break/>2. INVENTARIO DE PRACTICAS DE CRIANZA<text:line-break/>3. CUESTIONARIO DE HABILIDADES DEL MANEJO INFANTIL<text:line-break/>4. INVENTARIO DE CONDUCTA INFANTIL<text:line-break/>5. CUESTIONARIO DE SATISFACCIÓN DEL CLIENTE<text:line-break/>6. ANÁLISIS FUNCIONAL DE LA CONDUCTA Y CAMBIO CONDUCTA<text:line-break/>7. CORRECCIÓN DEL COMPORTAMIENTO<text:line-break/>8. ACTIVIDADES PLANEADAS<text:line-break/>9. EVALUACIÓN INDIVIDUAL ATRAVEZ DE SITUACIONES SIMULADAS<text:line-break/><text:line-break/></text:p>
          </table:table-cell>
          <table:covered-table-cell/>
          <table:covered-table-cell/>
          <table:covered-table-cell/>
        </table:table-row>
        <table:table-row>
          <table:table-cell table:style-name="MailMergeTable2017-05-11T15_3a_56_3a_14Z39.A10" table:number-columns-spanned="4" office:value-type="string">
            <text:p text:style-name="P10">Contato</text:p>
          </table:table-cell>
          <table:covered-table-cell/>
          <table:covered-table-cell/>
          <table:covered-table-cell/>
        </table:table-row>
        <table:table-row>
          <table:table-cell table:style-name="MailMergeTable2017-05-11T15_3a_56_3a_14Z39.A11" table:number-columns-spanned="2" office:value-type="string">
            <text:p text:style-name="P3">Email:</text:p>
          </table:table-cell>
          <table:covered-table-cell/>
          <table:table-cell table:style-name="MailMergeTable2017-05-11T15_3a_56_3a_14Z39.A11" table:number-columns-spanned="2" office:value-type="string">
            <text:p text:style-name="P5">FORMAMXL@IPEBC.GOB.MX</text:p>
          </table:table-cell>
          <table:covered-table-cell/>
        </table:table-row>
        <table:table-row>
          <table:table-cell table:style-name="MailMergeTable2017-05-11T15_3a_56_3a_14Z39.A2" table:number-columns-spanned="2" office:value-type="string">
            <text:p text:style-name="P3">Telefone:</text:p>
          </table:table-cell>
          <table:covered-table-cell/>
          <table:table-cell table:style-name="MailMergeTable2017-05-11T15_3a_56_3a_14Z39.A2" table:number-columns-spanned="2" office:value-type="string">
            <text:p text:style-name="P5">6862267978</text:p>
          </table:table-cell>
          <table:covered-table-cell/>
        </table:table-row>
      </table:table>
      <text:h text:style-name="P22" text:outline-level="1"/>
      <text:h text:style-name="P20" text:outline-level="1"/>
      <table:table table:name="MailMergeTable2017-05-11T15:56:14Z40" table:style-name="MailMergeTable2017-05-11T15_3a_56_3a_14Z40">
        <table:table-column table:style-name="MailMergeTable2017-05-11T15_3a_56_3a_14Z40.A"/>
        <table:table-column table:style-name="MailMergeTable2017-05-11T15_3a_56_3a_14Z40.B"/>
        <table:table-column table:style-name="MailMergeTable2017-05-11T15_3a_56_3a_14Z40.A"/>
        <table:table-column table:style-name="MailMergeTable2017-05-11T15_3a_56_3a_14Z40.D"/>
        <table:table-row>
          <table:table-cell table:style-name="MailMergeTable2017-05-11T15_3a_56_3a_14Z40.A1" table:number-columns-spanned="4" office:value-type="string">
            <text:p text:style-name="P10">Nome do Centro</text:p>
          </table:table-cell>
          <table:covered-table-cell/>
          <table:covered-table-cell/>
          <table:covered-table-cell/>
        </table:table-row>
        <table:table-row>
          <table:table-cell table:style-name="MailMergeTable2017-05-11T15_3a_56_3a_14Z40.A2" table:number-columns-spanned="4" office:value-type="string">
            <text:h text:style-name="P21" text:outline-level="1"><text:bookmark-start text:name="__RefHeading___Toc16956_3576474230"/>CONSEJOP ESTATAL CONTRA LAS ADICCIONES<text:bookmark-end text:name="__RefHeading___Toc16956_3576474230"/></text:h>
          </table:table-cell>
          <table:covered-table-cell/>
          <table:covered-table-cell/>
          <table:covered-table-cell/>
        </table:table-row>
        <table:table-row>
          <table:table-cell table:style-name="MailMergeTable2017-05-11T15_3a_56_3a_14Z40.A3" table:number-columns-spanned="4" office:value-type="string">
            <text:p text:style-name="P8">Descrição do(s) curso(s)</text:p>
          </table:table-cell>
          <table:covered-table-cell/>
          <table:covered-table-cell/>
          <table:covered-table-cell/>
        </table:table-row>
        <table:table-row>
          <table:table-cell table:style-name="MailMergeTable2017-05-11T15_3a_56_3a_14Z40.A2" table:number-columns-spanned="4" office:value-type="string">
            <text:h text:style-name="P24" text:outline-level="2"><text:bookmark-start text:name="__RefHeading___Toc16958_3576474230"/><text:s/>MITOS Y REALIDADES<text:bookmark-end text:name="__RefHeading___Toc16958_3576474230"/></text:h>
          </table:table-cell>
          <table:covered-table-cell/>
          <table:covered-table-cell/>
          <table:covered-table-cell/>
        </table:table-row>
        <table:table-row>
          <table:table-cell table:style-name="MailMergeTable2017-05-11T15_3a_56_3a_14Z40.A5" office:value-type="string">
            <text:p text:style-name="P2">Modalidade do curso:</text:p>
          </table:table-cell>
          <table:table-cell table:style-name="MailMergeTable2017-05-11T15_3a_56_3a_14Z40.A5" office:value-type="string">
            <text:p text:style-name="P6">PRESENCIAL,</text:p>
          </table:table-cell>
          <table:table-cell table:style-name="MailMergeTable2017-05-11T15_3a_56_3a_14Z40.A5" office:value-type="string">
            <text:p text:style-name="P2">País:</text:p>
          </table:table-cell>
          <table:table-cell table:style-name="MailMergeTable2017-05-11T15_3a_56_3a_14Z40.A5" office:value-type="string">
            <text:p text:style-name="P4"><text:s/>MÉXICO </text:p>
          </table:table-cell>
        </table:table-row>
        <table:table-row>
          <table:table-cell table:style-name="MailMergeTable2017-05-11T15_3a_56_3a_14Z40.A3" office:value-type="string">
            <text:p text:style-name="P2">Carga horária:</text:p>
          </table:table-cell>
          <table:table-cell table:style-name="MailMergeTable2017-05-11T15_3a_56_3a_14Z40.A3" office:value-type="string">
            <text:p text:style-name="P4">2</text:p>
          </table:table-cell>
          <table:table-cell table:style-name="MailMergeTable2017-05-11T15_3a_56_3a_14Z40.A3" office:value-type="string">
            <text:p text:style-name="P2">Certificação?</text:p>
          </table:table-cell>
          <table:table-cell table:style-name="MailMergeTable2017-05-11T15_3a_56_3a_14Z40.A3" office:value-type="string">
            <text:p text:style-name="P6"><text:span text:style-name="T1"><text:s/></text:span>SI</text:p>
          </table:table-cell>
        </table:table-row>
        <table:table-row>
          <table:table-cell table:style-name="MailMergeTable2017-05-11T15_3a_56_3a_14Z40.A2" office:value-type="string">
            <text:p text:style-name="P3">Ano de início:</text:p>
          </table:table-cell>
          <table:table-cell table:style-name="MailMergeTable2017-05-11T15_3a_56_3a_14Z40.A2" office:value-type="string">
            <text:p text:style-name="P6">2013</text:p>
          </table:table-cell>
          <table:table-cell table:style-name="MailMergeTable2017-05-11T15_3a_56_3a_14Z40.A2" office:value-type="string">
            <text:p text:style-name="P3">Atual?</text:p>
          </table:table-cell>
          <table:table-cell table:style-name="MailMergeTable2017-05-11T15_3a_56_3a_14Z40.A2" office:value-type="string">
            <text:p text:style-name="P6"><text:span text:style-name="T1"><text:s/></text:span>SI</text:p>
          </table:table-cell>
        </table:table-row>
        <table:table-row>
          <table:table-cell table:style-name="MailMergeTable2017-05-11T15_3a_56_3a_14Z40.A3" table:number-columns-spanned="4" office:value-type="string">
            <text:p text:style-name="P9">Ementa da Capacitação</text:p>
          </table:table-cell>
          <table:covered-table-cell/>
          <table:covered-table-cell/>
          <table:covered-table-cell/>
        </table:table-row>
        <table:table-row>
          <table:table-cell table:style-name="MailMergeTable2017-05-11T15_3a_56_3a_14Z40.A3" table:number-columns-spanned="4" office:value-type="string">
            <text:p text:style-name="P16"><text:s/>MITOS <text:s/>Y REALIDADES DE LAS DROGAS: ALCOHOL, TABACO Y OTRAS DROGAS.</text:p>
          </table:table-cell>
          <table:covered-table-cell/>
          <table:covered-table-cell/>
          <table:covered-table-cell/>
        </table:table-row>
        <table:table-row>
          <table:table-cell table:style-name="MailMergeTable2017-05-11T15_3a_56_3a_14Z40.A10" table:number-columns-spanned="4" office:value-type="string">
            <text:p text:style-name="P10">Contato</text:p>
          </table:table-cell>
          <table:covered-table-cell/>
          <table:covered-table-cell/>
          <table:covered-table-cell/>
        </table:table-row>
        <table:table-row>
          <table:table-cell table:style-name="MailMergeTable2017-05-11T15_3a_56_3a_14Z40.A11" table:number-columns-spanned="2" office:value-type="string">
            <text:p text:style-name="P3">Email:</text:p>
          </table:table-cell>
          <table:covered-table-cell/>
          <table:table-cell table:style-name="MailMergeTable2017-05-11T15_3a_56_3a_14Z40.A11" table:number-columns-spanned="2" office:value-type="string">
            <text:p text:style-name="P5">FORMAMXL@IPEBC.GOM.MX</text:p>
          </table:table-cell>
          <table:covered-table-cell/>
        </table:table-row>
        <table:table-row>
          <table:table-cell table:style-name="MailMergeTable2017-05-11T15_3a_56_3a_14Z40.A2" table:number-columns-spanned="2" office:value-type="string">
            <text:p text:style-name="P3">Telefone:</text:p>
          </table:table-cell>
          <table:covered-table-cell/>
          <table:table-cell table:style-name="MailMergeTable2017-05-11T15_3a_56_3a_14Z40.A2" table:number-columns-spanned="2" office:value-type="string">
            <text:p text:style-name="P5">6862383371</text:p>
          </table:table-cell>
          <table:covered-table-cell/>
        </table:table-row>
      </table:table>
      <text:h text:style-name="P22" text:outline-level="1"/>
      <text:h text:style-name="P20" text:outline-level="1"/>
      <table:table table:name="MailMergeTable2017-05-11T15:56:14Z41" table:style-name="MailMergeTable2017-05-11T15_3a_56_3a_14Z41">
        <table:table-column table:style-name="MailMergeTable2017-05-11T15_3a_56_3a_14Z41.A"/>
        <table:table-column table:style-name="MailMergeTable2017-05-11T15_3a_56_3a_14Z41.B"/>
        <table:table-column table:style-name="MailMergeTable2017-05-11T15_3a_56_3a_14Z41.A"/>
        <table:table-column table:style-name="MailMergeTable2017-05-11T15_3a_56_3a_14Z41.D"/>
        <table:table-row>
          <table:table-cell table:style-name="MailMergeTable2017-05-11T15_3a_56_3a_14Z41.A1" table:number-columns-spanned="4" office:value-type="string">
            <text:p text:style-name="P10">Nome do Centro</text:p>
          </table:table-cell>
          <table:covered-table-cell/>
          <table:covered-table-cell/>
          <table:covered-table-cell/>
        </table:table-row>
        <table:table-row>
          <table:table-cell table:style-name="MailMergeTable2017-05-11T15_3a_56_3a_14Z41.A2" table:number-columns-spanned="4" office:value-type="string">
            <text:h text:style-name="P21" text:outline-level="1"><text:bookmark-start text:name="__RefHeading___Toc16960_3576474230"/><text:s/>CORPORACIÓN CAMINOS<text:bookmark-end text:name="__RefHeading___Toc16960_3576474230"/></text:h>
          </table:table-cell>
          <table:covered-table-cell/>
          <table:covered-table-cell/>
          <table:covered-table-cell/>
        </table:table-row>
        <table:table-row>
          <table:table-cell table:style-name="MailMergeTable2017-05-11T15_3a_56_3a_14Z41.A3" table:number-columns-spanned="4" office:value-type="string">
            <text:p text:style-name="P8">Descrição do(s) curso(s)</text:p>
          </table:table-cell>
          <table:covered-table-cell/>
          <table:covered-table-cell/>
          <table:covered-table-cell/>
        </table:table-row>
        <table:table-row>
          <table:table-cell table:style-name="MailMergeTable2017-05-11T15_3a_56_3a_14Z41.A2" table:number-columns-spanned="4" office:value-type="string">
            <text:h text:style-name="P24" text:outline-level="2"><text:bookmark-start text:name="__RefHeading___Toc16962_3576474230"/><text:s/>PREVENCIÓN, DETECCIÓN TEMPRANA Y ABORDAJE DEL CONSUMO DE SPA EN ESCENARIOS EDUCATIVOS<text:bookmark-end text:name="__RefHeading___Toc16962_3576474230"/></text:h>
          </table:table-cell>
          <table:covered-table-cell/>
          <table:covered-table-cell/>
          <table:covered-table-cell/>
        </table:table-row>
        <table:table-row>
          <table:table-cell table:style-name="MailMergeTable2017-05-11T15_3a_56_3a_14Z41.A5" office:value-type="string">
            <text:p text:style-name="P2">Modalidade do curso:</text:p>
          </table:table-cell>
          <table:table-cell table:style-name="MailMergeTable2017-05-11T15_3a_56_3a_14Z41.A5" office:value-type="string">
            <text:p text:style-name="P6">PRESENCIAL,</text:p>
          </table:table-cell>
          <table:table-cell table:style-name="MailMergeTable2017-05-11T15_3a_56_3a_14Z41.A5" office:value-type="string">
            <text:p text:style-name="P2">País:</text:p>
          </table:table-cell>
          <table:table-cell table:style-name="MailMergeTable2017-05-11T15_3a_56_3a_14Z41.A5" office:value-type="string">
            <text:p text:style-name="P4"><text:s/>COLOMBIA </text:p>
          </table:table-cell>
        </table:table-row>
        <table:table-row>
          <table:table-cell table:style-name="MailMergeTable2017-05-11T15_3a_56_3a_14Z41.A3" office:value-type="string">
            <text:p text:style-name="P2">Carga horária:</text:p>
          </table:table-cell>
          <table:table-cell table:style-name="MailMergeTable2017-05-11T15_3a_56_3a_14Z41.A3" office:value-type="string">
            <text:p text:style-name="P4">4</text:p>
          </table:table-cell>
          <table:table-cell table:style-name="MailMergeTable2017-05-11T15_3a_56_3a_14Z41.A3" office:value-type="string">
            <text:p text:style-name="P2">Certificação?</text:p>
          </table:table-cell>
          <table:table-cell table:style-name="MailMergeTable2017-05-11T15_3a_56_3a_14Z41.A3" office:value-type="string">
            <text:p text:style-name="P6"><text:span text:style-name="T1"><text:s/></text:span>SI</text:p>
          </table:table-cell>
        </table:table-row>
        <table:table-row>
          <table:table-cell table:style-name="MailMergeTable2017-05-11T15_3a_56_3a_14Z41.A2" office:value-type="string">
            <text:p text:style-name="P3">Ano de início:</text:p>
          </table:table-cell>
          <table:table-cell table:style-name="MailMergeTable2017-05-11T15_3a_56_3a_14Z41.A2" office:value-type="string">
            <text:p text:style-name="P6">3</text:p>
          </table:table-cell>
          <table:table-cell table:style-name="MailMergeTable2017-05-11T15_3a_56_3a_14Z41.A2" office:value-type="string">
            <text:p text:style-name="P3">Atual?</text:p>
          </table:table-cell>
          <table:table-cell table:style-name="MailMergeTable2017-05-11T15_3a_56_3a_14Z41.A2" office:value-type="string">
            <text:p text:style-name="P6"><text:span text:style-name="T1"><text:s/></text:span>SI</text:p>
          </table:table-cell>
        </table:table-row>
        <table:table-row>
          <table:table-cell table:style-name="MailMergeTable2017-05-11T15_3a_56_3a_14Z41.A3" table:number-columns-spanned="4" office:value-type="string">
            <text:p text:style-name="P9">Ementa da Capacitação</text:p>
          </table:table-cell>
          <table:covered-table-cell/>
          <table:covered-table-cell/>
          <table:covered-table-cell/>
        </table:table-row>
        <table:table-row>
          <table:table-cell table:style-name="MailMergeTable2017-05-11T15_3a_56_3a_14Z41.A3" table:number-columns-spanned="4" office:value-type="string">
            <text:p text:style-name="P16"><text:s/>•DEFINICIÓN, CLASIFICACIÓN, EFECTOS DEL CONSUMO DE SUSTANCIAS PSICOACTIVAS<text:line-break/>•FACTORES DE RIESGO Y PROTECCIÓN FRENTE AL CONSUMO DE SPA<text:line-break/>•CATEGORÍAS DE CONSUMO<text:line-break/>•HERRAMIENTAS DE PREVENCIÓN Y DETECCIÓN TEMPRANA DEL CONSUMO DE SPA<text:line-break/></text:p>
          </table:table-cell>
          <table:covered-table-cell/>
          <table:covered-table-cell/>
          <table:covered-table-cell/>
        </table:table-row>
        <table:table-row>
          <table:table-cell table:style-name="MailMergeTable2017-05-11T15_3a_56_3a_14Z41.A10" table:number-columns-spanned="4" office:value-type="string">
            <text:p text:style-name="P10">Contato</text:p>
          </table:table-cell>
          <table:covered-table-cell/>
          <table:covered-table-cell/>
          <table:covered-table-cell/>
        </table:table-row>
        <table:table-row>
          <table:table-cell table:style-name="MailMergeTable2017-05-11T15_3a_56_3a_14Z41.A11" table:number-columns-spanned="2" office:value-type="string">
            <text:p text:style-name="P3">Email:</text:p>
          </table:table-cell>
          <table:covered-table-cell/>
          <table:table-cell table:style-name="MailMergeTable2017-05-11T15_3a_56_3a_14Z41.A11" table:number-columns-spanned="2" office:value-type="string">
            <text:p text:style-name="P5">PREVENCION@CORPORACIONCAMINOS.ORG</text:p>
          </table:table-cell>
          <table:covered-table-cell/>
        </table:table-row>
        <table:table-row>
          <table:table-cell table:style-name="MailMergeTable2017-05-11T15_3a_56_3a_14Z41.A2" table:number-columns-spanned="2" office:value-type="string">
            <text:p text:style-name="P3">Telefone:</text:p>
          </table:table-cell>
          <table:covered-table-cell/>
          <table:table-cell table:style-name="MailMergeTable2017-05-11T15_3a_56_3a_14Z41.A2" table:number-columns-spanned="2" office:value-type="string">
            <text:p text:style-name="P5">3167466034</text:p>
          </table:table-cell>
          <table:covered-table-cell/>
        </table:table-row>
      </table:table>
      <text:h text:style-name="P22" text:outline-level="1"/>
      <text:h text:style-name="P20" text:outline-level="1"/>
      <table:table table:name="MailMergeTable2017-05-11T15:56:14Z42" table:style-name="MailMergeTable2017-05-11T15_3a_56_3a_14Z42">
        <table:table-column table:style-name="MailMergeTable2017-05-11T15_3a_56_3a_14Z42.A"/>
        <table:table-column table:style-name="MailMergeTable2017-05-11T15_3a_56_3a_14Z42.B"/>
        <table:table-column table:style-name="MailMergeTable2017-05-11T15_3a_56_3a_14Z42.A"/>
        <table:table-column table:style-name="MailMergeTable2017-05-11T15_3a_56_3a_14Z42.D"/>
        <table:table-row>
          <table:table-cell table:style-name="MailMergeTable2017-05-11T15_3a_56_3a_14Z42.A1" table:number-columns-spanned="4" office:value-type="string">
            <text:p text:style-name="P10">Nome do Centro</text:p>
          </table:table-cell>
          <table:covered-table-cell/>
          <table:covered-table-cell/>
          <table:covered-table-cell/>
        </table:table-row>
        <table:table-row>
          <table:table-cell table:style-name="MailMergeTable2017-05-11T15_3a_56_3a_14Z42.A2" table:number-columns-spanned="4" office:value-type="string">
            <text:h text:style-name="P21" text:outline-level="1"><text:bookmark-start text:name="__RefHeading___Toc16964_3576474230"/><text:s/>CORPORACION SEMILLAS DE FE<text:bookmark-end text:name="__RefHeading___Toc16964_3576474230"/></text:h>
          </table:table-cell>
          <table:covered-table-cell/>
          <table:covered-table-cell/>
          <table:covered-table-cell/>
        </table:table-row>
        <table:table-row>
          <table:table-cell table:style-name="MailMergeTable2017-05-11T15_3a_56_3a_14Z42.A3" table:number-columns-spanned="4" office:value-type="string">
            <text:p text:style-name="P8">Descrição do(s) curso(s)</text:p>
          </table:table-cell>
          <table:covered-table-cell/>
          <table:covered-table-cell/>
          <table:covered-table-cell/>
        </table:table-row>
        <table:table-row>
          <table:table-cell table:style-name="MailMergeTable2017-05-11T15_3a_56_3a_14Z42.A2" table:number-columns-spanned="4" office:value-type="string">
            <text:h text:style-name="P24" text:outline-level="2"><text:bookmark-start text:name="__RefHeading___Toc16966_3576474230"/><text:s/>QUE ES LA SALUD MENTAL.<text:bookmark-end text:name="__RefHeading___Toc16966_3576474230"/></text:h>
          </table:table-cell>
          <table:covered-table-cell/>
          <table:covered-table-cell/>
          <table:covered-table-cell/>
        </table:table-row>
        <table:table-row>
          <table:table-cell table:style-name="MailMergeTable2017-05-11T15_3a_56_3a_14Z42.A5" office:value-type="string">
            <text:p text:style-name="P2">Modalidade do curso:</text:p>
          </table:table-cell>
          <table:table-cell table:style-name="MailMergeTable2017-05-11T15_3a_56_3a_14Z42.A5" office:value-type="string">
            <text:p text:style-name="P6">PRESENCIAL,</text:p>
          </table:table-cell>
          <table:table-cell table:style-name="MailMergeTable2017-05-11T15_3a_56_3a_14Z42.A5" office:value-type="string">
            <text:p text:style-name="P2">País:</text:p>
          </table:table-cell>
          <table:table-cell table:style-name="MailMergeTable2017-05-11T15_3a_56_3a_14Z42.A5" office:value-type="string">
            <text:p text:style-name="P4"><text:s/>COLOMBIA </text:p>
          </table:table-cell>
        </table:table-row>
        <table:table-row>
          <table:table-cell table:style-name="MailMergeTable2017-05-11T15_3a_56_3a_14Z42.A3" office:value-type="string">
            <text:p text:style-name="P2">Carga horária:</text:p>
          </table:table-cell>
          <table:table-cell table:style-name="MailMergeTable2017-05-11T15_3a_56_3a_14Z42.A3" office:value-type="string">
            <text:p text:style-name="P4">8</text:p>
          </table:table-cell>
          <table:table-cell table:style-name="MailMergeTable2017-05-11T15_3a_56_3a_14Z42.A3" office:value-type="string">
            <text:p text:style-name="P2">Certificação?</text:p>
          </table:table-cell>
          <table:table-cell table:style-name="MailMergeTable2017-05-11T15_3a_56_3a_14Z42.A3" office:value-type="string">
            <text:p text:style-name="P6"><text:span text:style-name="T1"><text:s/></text:span>SI</text:p>
          </table:table-cell>
        </table:table-row>
        <table:table-row>
          <table:table-cell table:style-name="MailMergeTable2017-05-11T15_3a_56_3a_14Z42.A2" office:value-type="string">
            <text:p text:style-name="P3">Ano de início:</text:p>
          </table:table-cell>
          <table:table-cell table:style-name="MailMergeTable2017-05-11T15_3a_56_3a_14Z42.A2" office:value-type="string">
            <text:p text:style-name="P6">2008</text:p>
          </table:table-cell>
          <table:table-cell table:style-name="MailMergeTable2017-05-11T15_3a_56_3a_14Z42.A2" office:value-type="string">
            <text:p text:style-name="P3">Atual?</text:p>
          </table:table-cell>
          <table:table-cell table:style-name="MailMergeTable2017-05-11T15_3a_56_3a_14Z42.A2" office:value-type="string">
            <text:p text:style-name="P6"><text:span text:style-name="T1"><text:s/></text:span>SI</text:p>
          </table:table-cell>
        </table:table-row>
        <table:table-row>
          <table:table-cell table:style-name="MailMergeTable2017-05-11T15_3a_56_3a_14Z42.A3" table:number-columns-spanned="4" office:value-type="string">
            <text:p text:style-name="P9">Ementa da Capacitação</text:p>
          </table:table-cell>
          <table:covered-table-cell/>
          <table:covered-table-cell/>
          <table:covered-table-cell/>
        </table:table-row>
        <table:table-row>
          <table:table-cell table:style-name="MailMergeTable2017-05-11T15_3a_56_3a_14Z42.A3" table:number-columns-spanned="4" office:value-type="string">
            <text:p text:style-name="P16"><text:s/>TALLER <text:s/>FACTORES DE RIESGO Y PROTECCIÓN EN EL ÁMBITO ESCOLAR.<text:line-break/>ACTIVIDAD DE PROMOCIÓN <text:s/>AUTO CUIDADO.<text:line-break/>CONFERENCIA PAUTAS DE CRIANZA.<text:line-break/>CONFERENCIA VALIDACIÓN EMOCIONAL.<text:line-break/>MITOS <text:s/>ACERCA DE LAS DROGAS – FASES – NUEVAS <text:s/>DROGAS. <text:line-break/>ENCUESTAS EN LINEA EN TEMAS DE SALUD MENTAL; ÍNDICE DE RIESGO DE USO Y ABUSO DE DROGAS; RIESGO DE EMBARAZO ADOLESCENTE. <text:s text:c="2"/></text:p>
          </table:table-cell>
          <table:covered-table-cell/>
          <table:covered-table-cell/>
          <table:covered-table-cell/>
        </table:table-row>
        <table:table-row>
          <table:table-cell table:style-name="MailMergeTable2017-05-11T15_3a_56_3a_14Z42.A10" table:number-columns-spanned="4" office:value-type="string">
            <text:p text:style-name="P10">Contato</text:p>
          </table:table-cell>
          <table:covered-table-cell/>
          <table:covered-table-cell/>
          <table:covered-table-cell/>
        </table:table-row>
        <table:table-row>
          <table:table-cell table:style-name="MailMergeTable2017-05-11T15_3a_56_3a_14Z42.A11" table:number-columns-spanned="2" office:value-type="string">
            <text:p text:style-name="P3">Email:</text:p>
          </table:table-cell>
          <table:covered-table-cell/>
          <table:table-cell table:style-name="MailMergeTable2017-05-11T15_3a_56_3a_14Z42.A11" table:number-columns-spanned="2" office:value-type="string">
            <text:p text:style-name="P5">INFO@SEMILLASDEFE.COM</text:p>
          </table:table-cell>
          <table:covered-table-cell/>
        </table:table-row>
        <table:table-row>
          <table:table-cell table:style-name="MailMergeTable2017-05-11T15_3a_56_3a_14Z42.A2" table:number-columns-spanned="2" office:value-type="string">
            <text:p text:style-name="P3">Telefone:</text:p>
          </table:table-cell>
          <table:covered-table-cell/>
          <table:table-cell table:style-name="MailMergeTable2017-05-11T15_3a_56_3a_14Z42.A2" table:number-columns-spanned="2" office:value-type="string">
            <text:p text:style-name="P5">573 - 3103704357</text:p>
          </table:table-cell>
          <table:covered-table-cell/>
        </table:table-row>
      </table:table>
      <text:h text:style-name="P22" text:outline-level="1"/>
      <text:h text:style-name="P20" text:outline-level="1"/>
      <table:table table:name="MailMergeTable2017-05-11T15:56:15Z43" table:style-name="MailMergeTable2017-05-11T15_3a_56_3a_15Z43">
        <table:table-column table:style-name="MailMergeTable2017-05-11T15_3a_56_3a_15Z43.A"/>
        <table:table-column table:style-name="MailMergeTable2017-05-11T15_3a_56_3a_15Z43.B"/>
        <table:table-column table:style-name="MailMergeTable2017-05-11T15_3a_56_3a_15Z43.A"/>
        <table:table-column table:style-name="MailMergeTable2017-05-11T15_3a_56_3a_15Z43.D"/>
        <table:table-row>
          <table:table-cell table:style-name="MailMergeTable2017-05-11T15_3a_56_3a_15Z43.A1" table:number-columns-spanned="4" office:value-type="string">
            <text:p text:style-name="P10">Nome do Centro</text:p>
          </table:table-cell>
          <table:covered-table-cell/>
          <table:covered-table-cell/>
          <table:covered-table-cell/>
        </table:table-row>
        <table:table-row>
          <table:table-cell table:style-name="MailMergeTable2017-05-11T15_3a_56_3a_15Z43.A2" table:number-columns-spanned="4" office:value-type="string">
            <text:h text:style-name="P21" text:outline-level="1"><text:bookmark-start text:name="__RefHeading___Toc16968_3576474230"/><text:s/>CREPEIA<text:bookmark-end text:name="__RefHeading___Toc16968_3576474230"/></text:h>
          </table:table-cell>
          <table:covered-table-cell/>
          <table:covered-table-cell/>
          <table:covered-table-cell/>
        </table:table-row>
        <table:table-row>
          <table:table-cell table:style-name="MailMergeTable2017-05-11T15_3a_56_3a_15Z43.A3" table:number-columns-spanned="4" office:value-type="string">
            <text:p text:style-name="P8">Descrição do(s) curso(s)</text:p>
          </table:table-cell>
          <table:covered-table-cell/>
          <table:covered-table-cell/>
          <table:covered-table-cell/>
        </table:table-row>
        <table:table-row>
          <table:table-cell table:style-name="MailMergeTable2017-05-11T15_3a_56_3a_15Z43.A2" table:number-columns-spanned="4" office:value-type="string">
            <text:h text:style-name="P24" text:outline-level="2"><text:bookmark-start text:name="__RefHeading___Toc16970_3576474230"/><text:s/>TREINAMENTO SOBRE INTERVENÇÃO BREVE NA ÁREA DE ÁLCOOL E OUTRAS DROGAS<text:bookmark-end text:name="__RefHeading___Toc16970_3576474230"/></text:h>
          </table:table-cell>
          <table:covered-table-cell/>
          <table:covered-table-cell/>
          <table:covered-table-cell/>
        </table:table-row>
        <table:table-row>
          <table:table-cell table:style-name="MailMergeTable2017-05-11T15_3a_56_3a_15Z43.A5" office:value-type="string">
            <text:p text:style-name="P2">Modalidade do curso:</text:p>
          </table:table-cell>
          <table:table-cell table:style-name="MailMergeTable2017-05-11T15_3a_56_3a_15Z43.A5" office:value-type="string">
            <text:p text:style-name="P6">PRESENCIAL,</text:p>
          </table:table-cell>
          <table:table-cell table:style-name="MailMergeTable2017-05-11T15_3a_56_3a_15Z43.A5" office:value-type="string">
            <text:p text:style-name="P2">País:</text:p>
          </table:table-cell>
          <table:table-cell table:style-name="MailMergeTable2017-05-11T15_3a_56_3a_15Z43.A5" office:value-type="string">
            <text:p text:style-name="P4"><text:s/>BRASIL </text:p>
          </table:table-cell>
        </table:table-row>
        <table:table-row>
          <table:table-cell table:style-name="MailMergeTable2017-05-11T15_3a_56_3a_15Z43.A3" office:value-type="string">
            <text:p text:style-name="P2">Carga horária:</text:p>
          </table:table-cell>
          <table:table-cell table:style-name="MailMergeTable2017-05-11T15_3a_56_3a_15Z43.A3" office:value-type="string">
            <text:p text:style-name="P4">30</text:p>
          </table:table-cell>
          <table:table-cell table:style-name="MailMergeTable2017-05-11T15_3a_56_3a_15Z43.A3" office:value-type="string">
            <text:p text:style-name="P2">Certificação?</text:p>
          </table:table-cell>
          <table:table-cell table:style-name="MailMergeTable2017-05-11T15_3a_56_3a_15Z43.A3" office:value-type="string">
            <text:p text:style-name="P6"><text:span text:style-name="T1"><text:s/></text:span>SI</text:p>
          </table:table-cell>
        </table:table-row>
        <table:table-row>
          <table:table-cell table:style-name="MailMergeTable2017-05-11T15_3a_56_3a_15Z43.A2" office:value-type="string">
            <text:p text:style-name="P3">Ano de início:</text:p>
          </table:table-cell>
          <table:table-cell table:style-name="MailMergeTable2017-05-11T15_3a_56_3a_15Z43.A2" office:value-type="string">
            <text:p text:style-name="P6">2013</text:p>
          </table:table-cell>
          <table:table-cell table:style-name="MailMergeTable2017-05-11T15_3a_56_3a_15Z43.A2" office:value-type="string">
            <text:p text:style-name="P3">Atual?</text:p>
          </table:table-cell>
          <table:table-cell table:style-name="MailMergeTable2017-05-11T15_3a_56_3a_15Z43.A2" office:value-type="string">
            <text:p text:style-name="P6"><text:span text:style-name="T1"><text:s/></text:span>SI</text:p>
          </table:table-cell>
        </table:table-row>
        <table:table-row>
          <table:table-cell table:style-name="MailMergeTable2017-05-11T15_3a_56_3a_15Z43.A3" table:number-columns-spanned="4" office:value-type="string">
            <text:p text:style-name="P9">Ementa da Capacitação</text:p>
          </table:table-cell>
          <table:covered-table-cell/>
          <table:covered-table-cell/>
          <table:covered-table-cell/>
        </table:table-row>
        <table:table-row>
          <table:table-cell table:style-name="MailMergeTable2017-05-11T15_3a_56_3a_15Z43.A3" table:number-columns-spanned="4" office:value-type="string">
            <text:p text:style-name="P16"><text:s/>- CONHECIMENTO SOBRE ÁLCOOL E OUTRAS DROGAS<text:line-break/>- CONTEXTO DA IB<text:line-break/>- METODOLOGIA DAS TRIAGENS E PSICOTERAPIAS BREVES<text:line-break/>- PRINCÍPIOS DA IB<text:line-break/>- DETALHAMENTO SOBRE OS FRAMES<text:line-break/>- CASOS CLÍNICOS<text:line-break/></text:p>
          </table:table-cell>
          <table:covered-table-cell/>
          <table:covered-table-cell/>
          <table:covered-table-cell/>
        </table:table-row>
        <table:table-row>
          <table:table-cell table:style-name="MailMergeTable2017-05-11T15_3a_56_3a_15Z43.A10" table:number-columns-spanned="4" office:value-type="string">
            <text:p text:style-name="P10">Contato</text:p>
          </table:table-cell>
          <table:covered-table-cell/>
          <table:covered-table-cell/>
          <table:covered-table-cell/>
        </table:table-row>
        <table:table-row>
          <table:table-cell table:style-name="MailMergeTable2017-05-11T15_3a_56_3a_15Z43.A11" table:number-columns-spanned="2" office:value-type="string">
            <text:p text:style-name="P3">Email:</text:p>
          </table:table-cell>
          <table:covered-table-cell/>
          <table:table-cell table:style-name="MailMergeTable2017-05-11T15_3a_56_3a_15Z43.A11" table:number-columns-spanned="2" office:value-type="string">
            <text:p text:style-name="P5">MLEONFERREIRA2014@GMAIL.COM</text:p>
          </table:table-cell>
          <table:covered-table-cell/>
        </table:table-row>
        <table:table-row>
          <table:table-cell table:style-name="MailMergeTable2017-05-11T15_3a_56_3a_15Z43.A2" table:number-columns-spanned="2" office:value-type="string">
            <text:p text:style-name="P3">Telefone:</text:p>
          </table:table-cell>
          <table:covered-table-cell/>
          <table:table-cell table:style-name="MailMergeTable2017-05-11T15_3a_56_3a_15Z43.A2" table:number-columns-spanned="2" office:value-type="string">
            <text:p text:style-name="P5">32988630886</text:p>
          </table:table-cell>
          <table:covered-table-cell/>
        </table:table-row>
      </table:table>
      <text:h text:style-name="P22" text:outline-level="1"/>
      <text:h text:style-name="P20" text:outline-level="1"/>
      <table:table table:name="MailMergeTable2017-05-11T15:56:15Z44" table:style-name="MailMergeTable2017-05-11T15_3a_56_3a_15Z44">
        <table:table-column table:style-name="MailMergeTable2017-05-11T15_3a_56_3a_15Z44.A"/>
        <table:table-column table:style-name="MailMergeTable2017-05-11T15_3a_56_3a_15Z44.B"/>
        <table:table-column table:style-name="MailMergeTable2017-05-11T15_3a_56_3a_15Z44.A"/>
        <table:table-column table:style-name="MailMergeTable2017-05-11T15_3a_56_3a_15Z44.D"/>
        <table:table-row>
          <table:table-cell table:style-name="MailMergeTable2017-05-11T15_3a_56_3a_15Z44.A1" table:number-columns-spanned="4" office:value-type="string">
            <text:p text:style-name="P10">Nome do Centro</text:p>
          </table:table-cell>
          <table:covered-table-cell/>
          <table:covered-table-cell/>
          <table:covered-table-cell/>
        </table:table-row>
        <table:table-row>
          <table:table-cell table:style-name="MailMergeTable2017-05-11T15_3a_56_3a_15Z44.A2" table:number-columns-spanned="4" office:value-type="string">
            <text:h text:style-name="P21" text:outline-level="1"><text:bookmark-start text:name="__RefHeading___Toc16972_3576474230"/><text:s/>CRRESCES CENTRO REGIONAL DE REFERÊNCIA EM PREVENÇÃO, ATENÇÃO E REINSERÇÃO SOCIAL - ÁLCOOL E DROGAS<text:bookmark-end text:name="__RefHeading___Toc16972_3576474230"/></text:h>
          </table:table-cell>
          <table:covered-table-cell/>
          <table:covered-table-cell/>
          <table:covered-table-cell/>
        </table:table-row>
        <table:table-row>
          <table:table-cell table:style-name="MailMergeTable2017-05-11T15_3a_56_3a_15Z44.A3" table:number-columns-spanned="4" office:value-type="string">
            <text:p text:style-name="P8">Descrição do(s) curso(s)</text:p>
          </table:table-cell>
          <table:covered-table-cell/>
          <table:covered-table-cell/>
          <table:covered-table-cell/>
        </table:table-row>
        <table:table-row>
          <table:table-cell table:style-name="MailMergeTable2017-05-11T15_3a_56_3a_15Z44.A2" table:number-columns-spanned="4" office:value-type="string">
            <text:h text:style-name="P24" text:outline-level="2"><text:bookmark-start text:name="__RefHeading___Toc16974_3576474230"/><text:s/>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bookmark-end text:name="__RefHeading___Toc16974_3576474230"/></text:h>
          </table:table-cell>
          <table:covered-table-cell/>
          <table:covered-table-cell/>
          <table:covered-table-cell/>
        </table:table-row>
        <table:table-row>
          <table:table-cell table:style-name="MailMergeTable2017-05-11T15_3a_56_3a_15Z44.A5" office:value-type="string">
            <text:p text:style-name="P2">Modalidade do curso:</text:p>
          </table:table-cell>
          <table:table-cell table:style-name="MailMergeTable2017-05-11T15_3a_56_3a_15Z44.A5" office:value-type="string">
            <text:p text:style-name="P6">PRESENCIAL,</text:p>
          </table:table-cell>
          <table:table-cell table:style-name="MailMergeTable2017-05-11T15_3a_56_3a_15Z44.A5" office:value-type="string">
            <text:p text:style-name="P2">País:</text:p>
          </table:table-cell>
          <table:table-cell table:style-name="MailMergeTable2017-05-11T15_3a_56_3a_15Z44.A5" office:value-type="string">
            <text:p text:style-name="P4"><text:s/>BRASIL </text:p>
          </table:table-cell>
        </table:table-row>
        <table:table-row>
          <table:table-cell table:style-name="MailMergeTable2017-05-11T15_3a_56_3a_15Z44.A3" office:value-type="string">
            <text:p text:style-name="P2">Carga horária:</text:p>
          </table:table-cell>
          <table:table-cell table:style-name="MailMergeTable2017-05-11T15_3a_56_3a_15Z44.A3" office:value-type="string">
            <text:p text:style-name="P4">80</text:p>
          </table:table-cell>
          <table:table-cell table:style-name="MailMergeTable2017-05-11T15_3a_56_3a_15Z44.A3" office:value-type="string">
            <text:p text:style-name="P2">Certificação?</text:p>
          </table:table-cell>
          <table:table-cell table:style-name="MailMergeTable2017-05-11T15_3a_56_3a_15Z44.A3" office:value-type="string">
            <text:p text:style-name="P6"><text:span text:style-name="T1"><text:s/></text:span>NO</text:p>
          </table:table-cell>
        </table:table-row>
        <table:table-row>
          <table:table-cell table:style-name="MailMergeTable2017-05-11T15_3a_56_3a_15Z44.A2" office:value-type="string">
            <text:p text:style-name="P3">Ano de início:</text:p>
          </table:table-cell>
          <table:table-cell table:style-name="MailMergeTable2017-05-11T15_3a_56_3a_15Z44.A2" office:value-type="string">
            <text:p text:style-name="P6">2012</text:p>
          </table:table-cell>
          <table:table-cell table:style-name="MailMergeTable2017-05-11T15_3a_56_3a_15Z44.A2" office:value-type="string">
            <text:p text:style-name="P3">Atual?</text:p>
          </table:table-cell>
          <table:table-cell table:style-name="MailMergeTable2017-05-11T15_3a_56_3a_15Z44.A2" office:value-type="string">
            <text:p text:style-name="P6"><text:span text:style-name="T1"><text:s/></text:span>NO</text:p>
          </table:table-cell>
        </table:table-row>
        <table:table-row>
          <table:table-cell table:style-name="MailMergeTable2017-05-11T15_3a_56_3a_15Z44.A3" table:number-columns-spanned="4" office:value-type="string">
            <text:p text:style-name="P9">Ementa da Capacitação</text:p>
          </table:table-cell>
          <table:covered-table-cell/>
          <table:covered-table-cell/>
          <table:covered-table-cell/>
        </table:table-row>
        <table:table-row>
          <table:table-cell table:style-name="MailMergeTable2017-05-11T15_3a_56_3a_15Z44.A3" table:number-columns-spanned="4" office:value-type="string">
            <text:p text:style-name="P16"><text:s/>HOUVE OS MÓDULOS DO CURSO BÁSICO E OS MODULOS DOS CURSOS ESPECÍFICOS. OS DO BÁSICO ABORDARAM O CONTEÚDO COMUM AOS DOS CURSOS ESPECÍFICOS: EPIDEMIOLOGIA, REDE DE ATENÇÃO PSICOSSOCIAL, AQUISIÇÃO, MANUTENÇÃO E MODIFICAÇÃO DO USO DE DROGAS, NEUROBIOLOGIA DO USO, PADRÕES DE USO E PONTOS-CHAVE DA INTERVENÇÃO NA PREVENÇÃO, NA ATENÇÃO E NA REINSERÇÃO.</text:p>
          </table:table-cell>
          <table:covered-table-cell/>
          <table:covered-table-cell/>
          <table:covered-table-cell/>
        </table:table-row>
        <table:table-row>
          <table:table-cell table:style-name="MailMergeTable2017-05-11T15_3a_56_3a_15Z44.A10" table:number-columns-spanned="4" office:value-type="string">
            <text:p text:style-name="P10">Contato</text:p>
          </table:table-cell>
          <table:covered-table-cell/>
          <table:covered-table-cell/>
          <table:covered-table-cell/>
        </table:table-row>
        <table:table-row>
          <table:table-cell table:style-name="MailMergeTable2017-05-11T15_3a_56_3a_15Z44.A11" table:number-columns-spanned="2" office:value-type="string">
            <text:p text:style-name="P3">Email:</text:p>
          </table:table-cell>
          <table:covered-table-cell/>
          <table:table-cell table:style-name="MailMergeTable2017-05-11T15_3a_56_3a_15Z44.A11" table:number-columns-spanned="2" office:value-type="string">
            <text:p text:style-name="P5">NÃO <text:s/>HÁ </text:p>
          </table:table-cell>
          <table:covered-table-cell/>
        </table:table-row>
        <table:table-row>
          <table:table-cell table:style-name="MailMergeTable2017-05-11T15_3a_56_3a_15Z44.A2" table:number-columns-spanned="2" office:value-type="string">
            <text:p text:style-name="P3">Telefone:</text:p>
          </table:table-cell>
          <table:covered-table-cell/>
          <table:table-cell table:style-name="MailMergeTable2017-05-11T15_3a_56_3a_15Z44.A2" table:number-columns-spanned="2" office:value-type="string">
            <text:p text:style-name="P5">27 999299168</text:p>
          </table:table-cell>
          <table:covered-table-cell/>
        </table:table-row>
      </table:table>
      <text:h text:style-name="P22" text:outline-level="1"/>
      <text:h text:style-name="P20" text:outline-level="1"/>
      <table:table table:name="MailMergeTable2017-05-11T15:56:15Z45" table:style-name="MailMergeTable2017-05-11T15_3a_56_3a_15Z45">
        <table:table-column table:style-name="MailMergeTable2017-05-11T15_3a_56_3a_15Z45.A"/>
        <table:table-column table:style-name="MailMergeTable2017-05-11T15_3a_56_3a_15Z45.B"/>
        <table:table-column table:style-name="MailMergeTable2017-05-11T15_3a_56_3a_15Z45.A"/>
        <table:table-column table:style-name="MailMergeTable2017-05-11T15_3a_56_3a_15Z45.D"/>
        <table:table-row>
          <table:table-cell table:style-name="MailMergeTable2017-05-11T15_3a_56_3a_15Z45.A1" table:number-columns-spanned="4" office:value-type="string">
            <text:p text:style-name="P10">Nome do Centro</text:p>
          </table:table-cell>
          <table:covered-table-cell/>
          <table:covered-table-cell/>
          <table:covered-table-cell/>
        </table:table-row>
        <table:table-row>
          <table:table-cell table:style-name="MailMergeTable2017-05-11T15_3a_56_3a_15Z45.A2" table:number-columns-spanned="4" office:value-type="string">
            <text:h text:style-name="P21" text:outline-level="1"><text:bookmark-start text:name="__RefHeading___Toc16976_3576474230"/><text:s/>CRR-REDE MULTICÊNTRICA- UFRGS<text:bookmark-end text:name="__RefHeading___Toc16976_3576474230"/></text:h>
          </table:table-cell>
          <table:covered-table-cell/>
          <table:covered-table-cell/>
          <table:covered-table-cell/>
        </table:table-row>
        <table:table-row>
          <table:table-cell table:style-name="MailMergeTable2017-05-11T15_3a_56_3a_15Z45.A3" table:number-columns-spanned="4" office:value-type="string">
            <text:p text:style-name="P8">Descrição do(s) curso(s)</text:p>
          </table:table-cell>
          <table:covered-table-cell/>
          <table:covered-table-cell/>
          <table:covered-table-cell/>
        </table:table-row>
        <table:table-row>
          <table:table-cell table:style-name="MailMergeTable2017-05-11T15_3a_56_3a_15Z45.A2" table:number-columns-spanned="4" office:value-type="string">
            <text:h text:style-name="P24" text:outline-level="2"><text:bookmark-start text:name="__RefHeading___Toc16978_3576474230"/><text:s/>FORMAÇÃO PERMANENTE EM POLÍTICAS DE DROGAS<text:bookmark-end text:name="__RefHeading___Toc16978_3576474230"/></text:h>
          </table:table-cell>
          <table:covered-table-cell/>
          <table:covered-table-cell/>
          <table:covered-table-cell/>
        </table:table-row>
        <table:table-row>
          <table:table-cell table:style-name="MailMergeTable2017-05-11T15_3a_56_3a_15Z45.A5" office:value-type="string">
            <text:p text:style-name="P2">Modalidade do curso:</text:p>
          </table:table-cell>
          <table:table-cell table:style-name="MailMergeTable2017-05-11T15_3a_56_3a_15Z45.A5" office:value-type="string">
            <text:p text:style-name="P6">PRESENCIAL,</text:p>
          </table:table-cell>
          <table:table-cell table:style-name="MailMergeTable2017-05-11T15_3a_56_3a_15Z45.A5" office:value-type="string">
            <text:p text:style-name="P2">País:</text:p>
          </table:table-cell>
          <table:table-cell table:style-name="MailMergeTable2017-05-11T15_3a_56_3a_15Z45.A5" office:value-type="string">
            <text:p text:style-name="P4"><text:s/>BRASIL </text:p>
          </table:table-cell>
        </table:table-row>
        <table:table-row>
          <table:table-cell table:style-name="MailMergeTable2017-05-11T15_3a_56_3a_15Z45.A3" office:value-type="string">
            <text:p text:style-name="P2">Carga horária:</text:p>
          </table:table-cell>
          <table:table-cell table:style-name="MailMergeTable2017-05-11T15_3a_56_3a_15Z45.A3" office:value-type="string">
            <text:p text:style-name="P4">60</text:p>
          </table:table-cell>
          <table:table-cell table:style-name="MailMergeTable2017-05-11T15_3a_56_3a_15Z45.A3" office:value-type="string">
            <text:p text:style-name="P2">Certificação?</text:p>
          </table:table-cell>
          <table:table-cell table:style-name="MailMergeTable2017-05-11T15_3a_56_3a_15Z45.A3" office:value-type="string">
            <text:p text:style-name="P6"><text:span text:style-name="T1"><text:s/></text:span>NO</text:p>
          </table:table-cell>
        </table:table-row>
        <table:table-row>
          <table:table-cell table:style-name="MailMergeTable2017-05-11T15_3a_56_3a_15Z45.A2" office:value-type="string">
            <text:p text:style-name="P3">Ano de início:</text:p>
          </table:table-cell>
          <table:table-cell table:style-name="MailMergeTable2017-05-11T15_3a_56_3a_15Z45.A2" office:value-type="string">
            <text:p text:style-name="P6">2011</text:p>
          </table:table-cell>
          <table:table-cell table:style-name="MailMergeTable2017-05-11T15_3a_56_3a_15Z45.A2" office:value-type="string">
            <text:p text:style-name="P3">Atual?</text:p>
          </table:table-cell>
          <table:table-cell table:style-name="MailMergeTable2017-05-11T15_3a_56_3a_15Z45.A2" office:value-type="string">
            <text:p text:style-name="P6"><text:span text:style-name="T1"><text:s/></text:span>NO</text:p>
          </table:table-cell>
        </table:table-row>
        <table:table-row>
          <table:table-cell table:style-name="MailMergeTable2017-05-11T15_3a_56_3a_15Z45.A3" table:number-columns-spanned="4" office:value-type="string">
            <text:p text:style-name="P9">Ementa da Capacitação</text:p>
          </table:table-cell>
          <table:covered-table-cell/>
          <table:covered-table-cell/>
          <table:covered-table-cell/>
        </table:table-row>
        <table:table-row>
          <table:table-cell table:style-name="MailMergeTable2017-05-11T15_3a_56_3a_15Z45.A3" table:number-columns-spanned="4" office:value-type="string">
            <text:p text:style-name="P16">POLÍTICAS PÚBLICAS E POLÍTICAS DE DROGAS<text:line-break/>REDES<text:line-break/>ATENÇÃO PSICOSSOCIAL<text:line-break/>REDUÇÃO DE DANOS<text:line-break/>ACOLHIMENTO E CUIDADO A PESSOAS QUE USAM DROGAS<text:line-break/></text:p>
          </table:table-cell>
          <table:covered-table-cell/>
          <table:covered-table-cell/>
          <table:covered-table-cell/>
        </table:table-row>
        <table:table-row>
          <table:table-cell table:style-name="MailMergeTable2017-05-11T15_3a_56_3a_15Z45.A10" table:number-columns-spanned="4" office:value-type="string">
            <text:p text:style-name="P10">Contato</text:p>
          </table:table-cell>
          <table:covered-table-cell/>
          <table:covered-table-cell/>
          <table:covered-table-cell/>
        </table:table-row>
        <table:table-row>
          <table:table-cell table:style-name="MailMergeTable2017-05-11T15_3a_56_3a_15Z45.A11" table:number-columns-spanned="2" office:value-type="string">
            <text:p text:style-name="P3">Email:</text:p>
          </table:table-cell>
          <table:covered-table-cell/>
          <table:table-cell table:style-name="MailMergeTable2017-05-11T15_3a_56_3a_15Z45.A11" table:number-columns-spanned="2" office:value-type="string">
            <text:p text:style-name="P5">REDEMULTO@UFRGS.BR</text:p>
          </table:table-cell>
          <table:covered-table-cell/>
        </table:table-row>
        <table:table-row>
          <table:table-cell table:style-name="MailMergeTable2017-05-11T15_3a_56_3a_15Z45.A2" table:number-columns-spanned="2" office:value-type="string">
            <text:p text:style-name="P3">Telefone:</text:p>
          </table:table-cell>
          <table:covered-table-cell/>
          <table:table-cell table:style-name="MailMergeTable2017-05-11T15_3a_56_3a_15Z45.A2" table:number-columns-spanned="2" office:value-type="string">
            <text:p text:style-name="P5">555191642895</text:p>
          </table:table-cell>
          <table:covered-table-cell/>
        </table:table-row>
      </table:table>
      <text:h text:style-name="P22" text:outline-level="1"/>
      <text:h text:style-name="P20" text:outline-level="1"/>
      <table:table table:name="MailMergeTable2017-05-11T15:56:15Z46" table:style-name="MailMergeTable2017-05-11T15_3a_56_3a_15Z46">
        <table:table-column table:style-name="MailMergeTable2017-05-11T15_3a_56_3a_15Z46.A"/>
        <table:table-column table:style-name="MailMergeTable2017-05-11T15_3a_56_3a_15Z46.B"/>
        <table:table-column table:style-name="MailMergeTable2017-05-11T15_3a_56_3a_15Z46.A"/>
        <table:table-column table:style-name="MailMergeTable2017-05-11T15_3a_56_3a_15Z46.D"/>
        <table:table-row>
          <table:table-cell table:style-name="MailMergeTable2017-05-11T15_3a_56_3a_15Z46.A1" table:number-columns-spanned="4" office:value-type="string">
            <text:p text:style-name="P10">Nome do Centro</text:p>
          </table:table-cell>
          <table:covered-table-cell/>
          <table:covered-table-cell/>
          <table:covered-table-cell/>
        </table:table-row>
        <table:table-row>
          <table:table-cell table:style-name="MailMergeTable2017-05-11T15_3a_56_3a_15Z46.A2" table:number-columns-spanned="4" office:value-type="string">
            <text:h text:style-name="P21" text:outline-level="1"><text:bookmark-start text:name="__RefHeading___Toc16980_3576474230"/><text:s/>CRR-UFJF<text:bookmark-end text:name="__RefHeading___Toc16980_3576474230"/></text:h>
          </table:table-cell>
          <table:covered-table-cell/>
          <table:covered-table-cell/>
          <table:covered-table-cell/>
        </table:table-row>
        <table:table-row>
          <table:table-cell table:style-name="MailMergeTable2017-05-11T15_3a_56_3a_15Z46.A3" table:number-columns-spanned="4" office:value-type="string">
            <text:p text:style-name="P8">Descrição do(s) curso(s)</text:p>
          </table:table-cell>
          <table:covered-table-cell/>
          <table:covered-table-cell/>
          <table:covered-table-cell/>
        </table:table-row>
        <table:table-row>
          <table:table-cell table:style-name="MailMergeTable2017-05-11T15_3a_56_3a_15Z46.A2" table:number-columns-spanned="4" office:value-type="string">
            <text:h text:style-name="P24" text:outline-level="2"><text:bookmark-start text:name="__RefHeading___Toc16982_3576474230"/><text:s/>CRR-UFJF<text:bookmark-end text:name="__RefHeading___Toc16982_3576474230"/></text:h>
          </table:table-cell>
          <table:covered-table-cell/>
          <table:covered-table-cell/>
          <table:covered-table-cell/>
        </table:table-row>
        <table:table-row>
          <table:table-cell table:style-name="MailMergeTable2017-05-11T15_3a_56_3a_15Z46.A5" office:value-type="string">
            <text:p text:style-name="P2">Modalidade do curso:</text:p>
          </table:table-cell>
          <table:table-cell table:style-name="MailMergeTable2017-05-11T15_3a_56_3a_15Z46.A5" office:value-type="string">
            <text:p text:style-name="P6">PRESENCIAL,</text:p>
          </table:table-cell>
          <table:table-cell table:style-name="MailMergeTable2017-05-11T15_3a_56_3a_15Z46.A5" office:value-type="string">
            <text:p text:style-name="P2">País:</text:p>
          </table:table-cell>
          <table:table-cell table:style-name="MailMergeTable2017-05-11T15_3a_56_3a_15Z46.A5" office:value-type="string">
            <text:p text:style-name="P4"><text:s/>BRASIL </text:p>
          </table:table-cell>
        </table:table-row>
        <table:table-row>
          <table:table-cell table:style-name="MailMergeTable2017-05-11T15_3a_56_3a_15Z46.A3" office:value-type="string">
            <text:p text:style-name="P2">Carga horária:</text:p>
          </table:table-cell>
          <table:table-cell table:style-name="MailMergeTable2017-05-11T15_3a_56_3a_15Z46.A3" office:value-type="string">
            <text:p text:style-name="P4">30</text:p>
          </table:table-cell>
          <table:table-cell table:style-name="MailMergeTable2017-05-11T15_3a_56_3a_15Z46.A3" office:value-type="string">
            <text:p text:style-name="P2">Certificação?</text:p>
          </table:table-cell>
          <table:table-cell table:style-name="MailMergeTable2017-05-11T15_3a_56_3a_15Z46.A3" office:value-type="string">
            <text:p text:style-name="P6"><text:span text:style-name="T1"><text:s/></text:span>SI</text:p>
          </table:table-cell>
        </table:table-row>
        <table:table-row>
          <table:table-cell table:style-name="MailMergeTable2017-05-11T15_3a_56_3a_15Z46.A2" office:value-type="string">
            <text:p text:style-name="P3">Ano de início:</text:p>
          </table:table-cell>
          <table:table-cell table:style-name="MailMergeTable2017-05-11T15_3a_56_3a_15Z46.A2" office:value-type="string">
            <text:p text:style-name="P6">2003</text:p>
          </table:table-cell>
          <table:table-cell table:style-name="MailMergeTable2017-05-11T15_3a_56_3a_15Z46.A2" office:value-type="string">
            <text:p text:style-name="P3">Atual?</text:p>
          </table:table-cell>
          <table:table-cell table:style-name="MailMergeTable2017-05-11T15_3a_56_3a_15Z46.A2" office:value-type="string">
            <text:p text:style-name="P6"><text:span text:style-name="T1"><text:s/></text:span>SI</text:p>
          </table:table-cell>
        </table:table-row>
        <table:table-row>
          <table:table-cell table:style-name="MailMergeTable2017-05-11T15_3a_56_3a_15Z46.A3" table:number-columns-spanned="4" office:value-type="string">
            <text:p text:style-name="P9">Ementa da Capacitação</text:p>
          </table:table-cell>
          <table:covered-table-cell/>
          <table:covered-table-cell/>
          <table:covered-table-cell/>
        </table:table-row>
        <table:table-row>
          <table:table-cell table:style-name="MailMergeTable2017-05-11T15_3a_56_3a_15Z46.A3" table:number-columns-spanned="4" office:value-type="string">
            <text:p text:style-name="P16"><text:s/>INTERVENÇÕES BREVES PARA ÁLCOOL, TABACO E OUTRAS DROGAS</text:p>
          </table:table-cell>
          <table:covered-table-cell/>
          <table:covered-table-cell/>
          <table:covered-table-cell/>
        </table:table-row>
        <table:table-row>
          <table:table-cell table:style-name="MailMergeTable2017-05-11T15_3a_56_3a_15Z46.A10" table:number-columns-spanned="4" office:value-type="string">
            <text:p text:style-name="P10">Contato</text:p>
          </table:table-cell>
          <table:covered-table-cell/>
          <table:covered-table-cell/>
          <table:covered-table-cell/>
        </table:table-row>
        <table:table-row>
          <table:table-cell table:style-name="MailMergeTable2017-05-11T15_3a_56_3a_15Z46.A11" table:number-columns-spanned="2" office:value-type="string">
            <text:p text:style-name="P3">Email:</text:p>
          </table:table-cell>
          <table:covered-table-cell/>
          <table:table-cell table:style-name="MailMergeTable2017-05-11T15_3a_56_3a_15Z46.A11" table:number-columns-spanned="2" office:value-type="string">
            <text:p text:style-name="P5">POLLYANNASSILVEIRA@GMAIL.COM</text:p>
          </table:table-cell>
          <table:covered-table-cell/>
        </table:table-row>
        <table:table-row>
          <table:table-cell table:style-name="MailMergeTable2017-05-11T15_3a_56_3a_15Z46.A2" table:number-columns-spanned="2" office:value-type="string">
            <text:p text:style-name="P3">Telefone:</text:p>
          </table:table-cell>
          <table:covered-table-cell/>
          <table:table-cell table:style-name="MailMergeTable2017-05-11T15_3a_56_3a_15Z46.A2" table:number-columns-spanned="2" office:value-type="string">
            <text:p text:style-name="P5">9999</text:p>
          </table:table-cell>
          <table:covered-table-cell/>
        </table:table-row>
      </table:table>
      <text:h text:style-name="P22" text:outline-level="1"/>
      <text:h text:style-name="P20" text:outline-level="1"/>
      <table:table table:name="MailMergeTable2017-05-11T15:56:15Z47" table:style-name="MailMergeTable2017-05-11T15_3a_56_3a_15Z47">
        <table:table-column table:style-name="MailMergeTable2017-05-11T15_3a_56_3a_15Z47.A"/>
        <table:table-column table:style-name="MailMergeTable2017-05-11T15_3a_56_3a_15Z47.B"/>
        <table:table-column table:style-name="MailMergeTable2017-05-11T15_3a_56_3a_15Z47.A"/>
        <table:table-column table:style-name="MailMergeTable2017-05-11T15_3a_56_3a_15Z47.D"/>
        <table:table-row>
          <table:table-cell table:style-name="MailMergeTable2017-05-11T15_3a_56_3a_15Z47.A1" table:number-columns-spanned="4" office:value-type="string">
            <text:p text:style-name="P10">Nome do Centro</text:p>
          </table:table-cell>
          <table:covered-table-cell/>
          <table:covered-table-cell/>
          <table:covered-table-cell/>
        </table:table-row>
        <table:table-row>
          <table:table-cell table:style-name="MailMergeTable2017-05-11T15_3a_56_3a_15Z47.A2" table:number-columns-spanned="4" office:value-type="string">
            <text:h text:style-name="P21" text:outline-level="1"><text:bookmark-start text:name="__RefHeading___Toc16984_3576474230"/><text:s/>CRRUFMG<text:bookmark-end text:name="__RefHeading___Toc16984_3576474230"/></text:h>
          </table:table-cell>
          <table:covered-table-cell/>
          <table:covered-table-cell/>
          <table:covered-table-cell/>
        </table:table-row>
        <table:table-row>
          <table:table-cell table:style-name="MailMergeTable2017-05-11T15_3a_56_3a_15Z47.A3" table:number-columns-spanned="4" office:value-type="string">
            <text:p text:style-name="P8">Descrição do(s) curso(s)</text:p>
          </table:table-cell>
          <table:covered-table-cell/>
          <table:covered-table-cell/>
          <table:covered-table-cell/>
        </table:table-row>
        <table:table-row>
          <table:table-cell table:style-name="MailMergeTable2017-05-11T15_3a_56_3a_15Z47.A2" table:number-columns-spanned="4" office:value-type="string">
            <text:h text:style-name="P24" text:outline-level="2"><text:bookmark-start text:name="__RefHeading___Toc16986_3576474230"/><text:s/>CURSO DE INTERVENÇÃO BREVE PARA PROFISSIONAIS DE SAÚDE QUE ATUAM NA REDE SUS E SUAS.<text:bookmark-end text:name="__RefHeading___Toc16986_3576474230"/></text:h>
          </table:table-cell>
          <table:covered-table-cell/>
          <table:covered-table-cell/>
          <table:covered-table-cell/>
        </table:table-row>
        <table:table-row>
          <table:table-cell table:style-name="MailMergeTable2017-05-11T15_3a_56_3a_15Z47.A5" office:value-type="string">
            <text:p text:style-name="P2">Modalidade do curso:</text:p>
          </table:table-cell>
          <table:table-cell table:style-name="MailMergeTable2017-05-11T15_3a_56_3a_15Z47.A5" office:value-type="string">
            <text:p text:style-name="P6">PRESENCIAL,</text:p>
          </table:table-cell>
          <table:table-cell table:style-name="MailMergeTable2017-05-11T15_3a_56_3a_15Z47.A5" office:value-type="string">
            <text:p text:style-name="P2">País:</text:p>
          </table:table-cell>
          <table:table-cell table:style-name="MailMergeTable2017-05-11T15_3a_56_3a_15Z47.A5" office:value-type="string">
            <text:p text:style-name="P4"><text:s/>BRASIL </text:p>
          </table:table-cell>
        </table:table-row>
        <table:table-row>
          <table:table-cell table:style-name="MailMergeTable2017-05-11T15_3a_56_3a_15Z47.A3" office:value-type="string">
            <text:p text:style-name="P2">Carga horária:</text:p>
          </table:table-cell>
          <table:table-cell table:style-name="MailMergeTable2017-05-11T15_3a_56_3a_15Z47.A3" office:value-type="string">
            <text:p text:style-name="P4">60</text:p>
          </table:table-cell>
          <table:table-cell table:style-name="MailMergeTable2017-05-11T15_3a_56_3a_15Z47.A3" office:value-type="string">
            <text:p text:style-name="P2">Certificação?</text:p>
          </table:table-cell>
          <table:table-cell table:style-name="MailMergeTable2017-05-11T15_3a_56_3a_15Z47.A3" office:value-type="string">
            <text:p text:style-name="P6"><text:span text:style-name="T1"><text:s/></text:span>SI</text:p>
          </table:table-cell>
        </table:table-row>
        <table:table-row>
          <table:table-cell table:style-name="MailMergeTable2017-05-11T15_3a_56_3a_15Z47.A2" office:value-type="string">
            <text:p text:style-name="P3">Ano de início:</text:p>
          </table:table-cell>
          <table:table-cell table:style-name="MailMergeTable2017-05-11T15_3a_56_3a_15Z47.A2" office:value-type="string">
            <text:p text:style-name="P6">2012</text:p>
          </table:table-cell>
          <table:table-cell table:style-name="MailMergeTable2017-05-11T15_3a_56_3a_15Z47.A2" office:value-type="string">
            <text:p text:style-name="P3">Atual?</text:p>
          </table:table-cell>
          <table:table-cell table:style-name="MailMergeTable2017-05-11T15_3a_56_3a_15Z47.A2" office:value-type="string">
            <text:p text:style-name="P6"><text:span text:style-name="T1"><text:s/></text:span>SI</text:p>
          </table:table-cell>
        </table:table-row>
        <table:table-row>
          <table:table-cell table:style-name="MailMergeTable2017-05-11T15_3a_56_3a_15Z47.A3" table:number-columns-spanned="4" office:value-type="string">
            <text:p text:style-name="P9">Ementa da Capacitação</text:p>
          </table:table-cell>
          <table:covered-table-cell/>
          <table:covered-table-cell/>
          <table:covered-table-cell/>
        </table:table-row>
        <table:table-row>
          <table:table-cell table:style-name="MailMergeTable2017-05-11T15_3a_56_3a_15Z47.A3" table:number-columns-spanned="4" office:value-type="string">
            <text:p text:style-name="P16"><text:s/>N/A</text:p>
          </table:table-cell>
          <table:covered-table-cell/>
          <table:covered-table-cell/>
          <table:covered-table-cell/>
        </table:table-row>
        <table:table-row>
          <table:table-cell table:style-name="MailMergeTable2017-05-11T15_3a_56_3a_15Z47.A10" table:number-columns-spanned="4" office:value-type="string">
            <text:p text:style-name="P10">Contato</text:p>
          </table:table-cell>
          <table:covered-table-cell/>
          <table:covered-table-cell/>
          <table:covered-table-cell/>
        </table:table-row>
        <table:table-row>
          <table:table-cell table:style-name="MailMergeTable2017-05-11T15_3a_56_3a_15Z47.A11" table:number-columns-spanned="2" office:value-type="string">
            <text:p text:style-name="P3">Email:</text:p>
          </table:table-cell>
          <table:covered-table-cell/>
          <table:table-cell table:style-name="MailMergeTable2017-05-11T15_3a_56_3a_15Z47.A11" table:number-columns-spanned="2" office:value-type="string">
            <text:p text:style-name="P5">CRRDROGAS.UFMG@GMAIL.COM</text:p>
          </table:table-cell>
          <table:covered-table-cell/>
        </table:table-row>
        <table:table-row>
          <table:table-cell table:style-name="MailMergeTable2017-05-11T15_3a_56_3a_15Z47.A2" table:number-columns-spanned="2" office:value-type="string">
            <text:p text:style-name="P3">Telefone:</text:p>
          </table:table-cell>
          <table:covered-table-cell/>
          <table:table-cell table:style-name="MailMergeTable2017-05-11T15_3a_56_3a_15Z47.A2" table:number-columns-spanned="2" office:value-type="string">
            <text:p text:style-name="P5">+55 31 34099786</text:p>
          </table:table-cell>
          <table:covered-table-cell/>
        </table:table-row>
      </table:table>
      <text:h text:style-name="P22" text:outline-level="1"/>
      <text:h text:style-name="P20" text:outline-level="1"/>
      <table:table table:name="MailMergeTable2017-05-11T15:56:15Z48" table:style-name="MailMergeTable2017-05-11T15_3a_56_3a_15Z48">
        <table:table-column table:style-name="MailMergeTable2017-05-11T15_3a_56_3a_15Z48.A"/>
        <table:table-column table:style-name="MailMergeTable2017-05-11T15_3a_56_3a_15Z48.B"/>
        <table:table-column table:style-name="MailMergeTable2017-05-11T15_3a_56_3a_15Z48.A"/>
        <table:table-column table:style-name="MailMergeTable2017-05-11T15_3a_56_3a_15Z48.D"/>
        <table:table-row>
          <table:table-cell table:style-name="MailMergeTable2017-05-11T15_3a_56_3a_15Z48.A1" table:number-columns-spanned="4" office:value-type="string">
            <text:p text:style-name="P10">Nome do Centro</text:p>
          </table:table-cell>
          <table:covered-table-cell/>
          <table:covered-table-cell/>
          <table:covered-table-cell/>
        </table:table-row>
        <table:table-row>
          <table:table-cell table:style-name="MailMergeTable2017-05-11T15_3a_56_3a_15Z48.A2" table:number-columns-spanned="4" office:value-type="string">
            <text:h text:style-name="P21" text:outline-level="1"><text:bookmark-start text:name="__RefHeading___Toc16988_3576474230"/><text:s/>EMPRESASOCIAL DEL ESTADO HOSPITAL MENTAL FILANDIA QUINDIO COMO FUNCIONARIA DE PLANTA DEL AREA ASISTENCIAL QUE ATIENDE UNA UNIDAD DE CONDUCTAS ADICTIVAS . <text:s/>EN RAZON A DEMANDA DE ATENCION SE DIO LANECESIDAD DE FORMARSE EN LA ESPECAILIZACION DE ADICCIONES, <text:s/>MI JEFE INMEDIATA ES LA DRA ANA MARIA CANO MEDICO PSIQUIATRRA <text:s/>QUIEN TIENE AMPLIA TRAECTORA EN EL TEMA Y EN RAZON A LA NECESIDAD SE HACEN CAPACITACIONES; <text:s/>SOY <text:s/>ENTRENADORA UNODOC <text:s/>TREATNET DEL MODULO TRATAMIENTO<text:bookmark-end text:name="__RefHeading___Toc16988_3576474230"/></text:h>
          </table:table-cell>
          <table:covered-table-cell/>
          <table:covered-table-cell/>
          <table:covered-table-cell/>
        </table:table-row>
        <table:table-row>
          <table:table-cell table:style-name="MailMergeTable2017-05-11T15_3a_56_3a_15Z48.A3" table:number-columns-spanned="4" office:value-type="string">
            <text:p text:style-name="P8">Descrição do(s) curso(s)</text:p>
          </table:table-cell>
          <table:covered-table-cell/>
          <table:covered-table-cell/>
          <table:covered-table-cell/>
        </table:table-row>
        <table:table-row>
          <table:table-cell table:style-name="MailMergeTable2017-05-11T15_3a_56_3a_15Z48.A2" table:number-columns-spanned="4" office:value-type="string">
            <text:h text:style-name="P24" text:outline-level="2"><text:bookmark-start text:name="__RefHeading___Toc16990_3576474230"/><text:s/>TREATNET <text:s/>TRATAMIENTO MODULO B <text:s/>Y ASISST <text:s text:c="2"/>DIT<text:bookmark-end text:name="__RefHeading___Toc16990_3576474230"/></text:h>
          </table:table-cell>
          <table:covered-table-cell/>
          <table:covered-table-cell/>
          <table:covered-table-cell/>
        </table:table-row>
        <table:table-row>
          <table:table-cell table:style-name="MailMergeTable2017-05-11T15_3a_56_3a_15Z48.A5" office:value-type="string">
            <text:p text:style-name="P2">Modalidade do curso:</text:p>
          </table:table-cell>
          <table:table-cell table:style-name="MailMergeTable2017-05-11T15_3a_56_3a_15Z48.A5" office:value-type="string">
            <text:p text:style-name="P6">PRESENCIAL,</text:p>
          </table:table-cell>
          <table:table-cell table:style-name="MailMergeTable2017-05-11T15_3a_56_3a_15Z48.A5" office:value-type="string">
            <text:p text:style-name="P2">País:</text:p>
          </table:table-cell>
          <table:table-cell table:style-name="MailMergeTable2017-05-11T15_3a_56_3a_15Z48.A5" office:value-type="string">
            <text:p text:style-name="P4"><text:s/>COLOMBIA </text:p>
          </table:table-cell>
        </table:table-row>
        <table:table-row>
          <table:table-cell table:style-name="MailMergeTable2017-05-11T15_3a_56_3a_15Z48.A3" office:value-type="string">
            <text:p text:style-name="P2">Carga horária:</text:p>
          </table:table-cell>
          <table:table-cell table:style-name="MailMergeTable2017-05-11T15_3a_56_3a_15Z48.A3" office:value-type="string">
            <text:p text:style-name="P4">NA</text:p>
          </table:table-cell>
          <table:table-cell table:style-name="MailMergeTable2017-05-11T15_3a_56_3a_15Z48.A3" office:value-type="string">
            <text:p text:style-name="P2">Certificação?</text:p>
          </table:table-cell>
          <table:table-cell table:style-name="MailMergeTable2017-05-11T15_3a_56_3a_15Z48.A3" office:value-type="string">
            <text:p text:style-name="P6"><text:span text:style-name="T1"><text:s/></text:span>SI</text:p>
          </table:table-cell>
        </table:table-row>
        <table:table-row>
          <table:table-cell table:style-name="MailMergeTable2017-05-11T15_3a_56_3a_15Z48.A2" office:value-type="string">
            <text:p text:style-name="P3">Ano de início:</text:p>
          </table:table-cell>
          <table:table-cell table:style-name="MailMergeTable2017-05-11T15_3a_56_3a_15Z48.A2" office:value-type="string">
            <text:p text:style-name="P6">4</text:p>
          </table:table-cell>
          <table:table-cell table:style-name="MailMergeTable2017-05-11T15_3a_56_3a_15Z48.A2" office:value-type="string">
            <text:p text:style-name="P3">Atual?</text:p>
          </table:table-cell>
          <table:table-cell table:style-name="MailMergeTable2017-05-11T15_3a_56_3a_15Z48.A2" office:value-type="string">
            <text:p text:style-name="P6"><text:span text:style-name="T1"><text:s/></text:span>SI</text:p>
          </table:table-cell>
        </table:table-row>
        <table:table-row>
          <table:table-cell table:style-name="MailMergeTable2017-05-11T15_3a_56_3a_15Z48.A3" table:number-columns-spanned="4" office:value-type="string">
            <text:p text:style-name="P9">Ementa da Capacitação</text:p>
          </table:table-cell>
          <table:covered-table-cell/>
          <table:covered-table-cell/>
          <table:covered-table-cell/>
        </table:table-row>
        <table:table-row>
          <table:table-cell table:style-name="MailMergeTable2017-05-11T15_3a_56_3a_15Z48.A3" table:number-columns-spanned="4" office:value-type="string">
            <text:p text:style-name="P16"><text:s/>GENERALIDADES DELA ADICCIONES, <text:s/>ESTRATEGIAS DE TERAPIA COGNITIVA, INTERVENCION MOTIVACIONAL PARA TRATAMIENTO SEGUN <text:s text:c="2"/>LA ESTRATEGIA TREANTNET <text:s/>Y <text:s/>PARA INTERVENICION BREVE <text:s/>ASISIST DIT</text:p>
          </table:table-cell>
          <table:covered-table-cell/>
          <table:covered-table-cell/>
          <table:covered-table-cell/>
        </table:table-row>
        <table:table-row>
          <table:table-cell table:style-name="MailMergeTable2017-05-11T15_3a_56_3a_15Z48.A10" table:number-columns-spanned="4" office:value-type="string">
            <text:p text:style-name="P10">Contato</text:p>
          </table:table-cell>
          <table:covered-table-cell/>
          <table:covered-table-cell/>
          <table:covered-table-cell/>
        </table:table-row>
        <table:table-row>
          <table:table-cell table:style-name="MailMergeTable2017-05-11T15_3a_56_3a_15Z48.A11" table:number-columns-spanned="2" office:value-type="string">
            <text:p text:style-name="P3">Email:</text:p>
          </table:table-cell>
          <table:covered-table-cell/>
          <table:table-cell table:style-name="MailMergeTable2017-05-11T15_3a_56_3a_15Z48.A11" table:number-columns-spanned="2" office:value-type="string">
            <text:p text:style-name="P5">PSICOLOGIAESEMENTAL@GMAIL.COM</text:p>
          </table:table-cell>
          <table:covered-table-cell/>
        </table:table-row>
        <table:table-row>
          <table:table-cell table:style-name="MailMergeTable2017-05-11T15_3a_56_3a_15Z48.A2" table:number-columns-spanned="2" office:value-type="string">
            <text:p text:style-name="P3">Telefone:</text:p>
          </table:table-cell>
          <table:covered-table-cell/>
          <table:table-cell table:style-name="MailMergeTable2017-05-11T15_3a_56_3a_15Z48.A2" table:number-columns-spanned="2" office:value-type="string">
            <text:p text:style-name="P5">320 593 7779</text:p>
          </table:table-cell>
          <table:covered-table-cell/>
        </table:table-row>
      </table:table>
      <text:h text:style-name="P22" text:outline-level="1"/>
      <text:h text:style-name="P20" text:outline-level="1"/>
      <table:table table:name="MailMergeTable2017-05-11T15:56:15Z49" table:style-name="MailMergeTable2017-05-11T15_3a_56_3a_15Z49">
        <table:table-column table:style-name="MailMergeTable2017-05-11T15_3a_56_3a_15Z49.A"/>
        <table:table-column table:style-name="MailMergeTable2017-05-11T15_3a_56_3a_15Z49.B"/>
        <table:table-column table:style-name="MailMergeTable2017-05-11T15_3a_56_3a_15Z49.A"/>
        <table:table-column table:style-name="MailMergeTable2017-05-11T15_3a_56_3a_15Z49.D"/>
        <table:table-row>
          <table:table-cell table:style-name="MailMergeTable2017-05-11T15_3a_56_3a_15Z49.A1" table:number-columns-spanned="4" office:value-type="string">
            <text:p text:style-name="P10">Nome do Centro</text:p>
          </table:table-cell>
          <table:covered-table-cell/>
          <table:covered-table-cell/>
          <table:covered-table-cell/>
        </table:table-row>
        <table:table-row>
          <table:table-cell table:style-name="MailMergeTable2017-05-11T15_3a_56_3a_15Z49.A2" table:number-columns-spanned="4" office:value-type="string">
            <text:h text:style-name="P21" text:outline-level="1"><text:bookmark-start text:name="__RefHeading___Toc16992_3576474230"/>E.S.E HOSPITAL MENTAL FILANDIA- QUINDIO <text:bookmark-end text:name="__RefHeading___Toc16992_3576474230"/></text:h>
          </table:table-cell>
          <table:covered-table-cell/>
          <table:covered-table-cell/>
          <table:covered-table-cell/>
        </table:table-row>
        <table:table-row>
          <table:table-cell table:style-name="MailMergeTable2017-05-11T15_3a_56_3a_15Z49.A3" table:number-columns-spanned="4" office:value-type="string">
            <text:p text:style-name="P8">Descrição do(s) curso(s)</text:p>
          </table:table-cell>
          <table:covered-table-cell/>
          <table:covered-table-cell/>
          <table:covered-table-cell/>
        </table:table-row>
        <table:table-row>
          <table:table-cell table:style-name="MailMergeTable2017-05-11T15_3a_56_3a_15Z49.A2" table:number-columns-spanned="4" office:value-type="string">
            <text:h text:style-name="P24" text:outline-level="2"><text:bookmark-start text:name="__RefHeading___Toc16994_3576474230"/><text:s/>ASISST - DIT<text:line-break/>TREATNET VOL A <text:bookmark-end text:name="__RefHeading___Toc16994_3576474230"/></text:h>
          </table:table-cell>
          <table:covered-table-cell/>
          <table:covered-table-cell/>
          <table:covered-table-cell/>
        </table:table-row>
        <table:table-row>
          <table:table-cell table:style-name="MailMergeTable2017-05-11T15_3a_56_3a_15Z49.A5" office:value-type="string">
            <text:p text:style-name="P2">Modalidade do curso:</text:p>
          </table:table-cell>
          <table:table-cell table:style-name="MailMergeTable2017-05-11T15_3a_56_3a_15Z49.A5" office:value-type="string">
            <text:p text:style-name="P6">PRESENCIAL,</text:p>
          </table:table-cell>
          <table:table-cell table:style-name="MailMergeTable2017-05-11T15_3a_56_3a_15Z49.A5" office:value-type="string">
            <text:p text:style-name="P2">País:</text:p>
          </table:table-cell>
          <table:table-cell table:style-name="MailMergeTable2017-05-11T15_3a_56_3a_15Z49.A5" office:value-type="string">
            <text:p text:style-name="P4"><text:s/>COLOMBIA </text:p>
          </table:table-cell>
        </table:table-row>
        <table:table-row>
          <table:table-cell table:style-name="MailMergeTable2017-05-11T15_3a_56_3a_15Z49.A3" office:value-type="string">
            <text:p text:style-name="P2">Carga horária:</text:p>
          </table:table-cell>
          <table:table-cell table:style-name="MailMergeTable2017-05-11T15_3a_56_3a_15Z49.A3" office:value-type="string">
            <text:p text:style-name="P4">24</text:p>
          </table:table-cell>
          <table:table-cell table:style-name="MailMergeTable2017-05-11T15_3a_56_3a_15Z49.A3" office:value-type="string">
            <text:p text:style-name="P2">Certificação?</text:p>
          </table:table-cell>
          <table:table-cell table:style-name="MailMergeTable2017-05-11T15_3a_56_3a_15Z49.A3" office:value-type="string">
            <text:p text:style-name="P6"><text:span text:style-name="T1"><text:s/></text:span>SI</text:p>
          </table:table-cell>
        </table:table-row>
        <table:table-row>
          <table:table-cell table:style-name="MailMergeTable2017-05-11T15_3a_56_3a_15Z49.A2" office:value-type="string">
            <text:p text:style-name="P3">Ano de início:</text:p>
          </table:table-cell>
          <table:table-cell table:style-name="MailMergeTable2017-05-11T15_3a_56_3a_15Z49.A2" office:value-type="string">
            <text:p text:style-name="P6">2009</text:p>
          </table:table-cell>
          <table:table-cell table:style-name="MailMergeTable2017-05-11T15_3a_56_3a_15Z49.A2" office:value-type="string">
            <text:p text:style-name="P3">Atual?</text:p>
          </table:table-cell>
          <table:table-cell table:style-name="MailMergeTable2017-05-11T15_3a_56_3a_15Z49.A2" office:value-type="string">
            <text:p text:style-name="P6"><text:span text:style-name="T1"><text:s/></text:span>SI</text:p>
          </table:table-cell>
        </table:table-row>
        <table:table-row>
          <table:table-cell table:style-name="MailMergeTable2017-05-11T15_3a_56_3a_15Z49.A3" table:number-columns-spanned="4" office:value-type="string">
            <text:p text:style-name="P9">Ementa da Capacitação</text:p>
          </table:table-cell>
          <table:covered-table-cell/>
          <table:covered-table-cell/>
          <table:covered-table-cell/>
        </table:table-row>
        <table:table-row>
          <table:table-cell table:style-name="MailMergeTable2017-05-11T15_3a_56_3a_15Z49.A3" table:number-columns-spanned="4" office:value-type="string">
            <text:p text:style-name="P16"><text:s/>GENERALIDADES <text:s/>SOBRE <text:s/>IMPACTO DE CONSUMO EN LA SALUD <text:s text:c="2"/>INDIVIDUAL <text:s/>Y COLECTIVA, <text:s/>CONOCIMIENTO DE LA REALIDAD <text:s text:c="2"/>LOCAL <text:s/>O <text:s/>NACIONAL SOBRE <text:s/>CONSUMO ,SOCIALIZACION DE ESTUDIOS <text:s/>EPIDEMIOLOGICOS, <text:s/>TAMIZAJES, <text:s/>RUTAS DE ATENCIÓN <text:s/>, <text:s/>REGULACIÓN NORMATIVA <text:s/>VIGENTE <text:s/>; APLICACIÓN DE ASSIST <text:s text:c="2"/>PRINCIPIOS <text:s/>DE ESCUCHA ACTIVA , ETAPAS DE CAMBIO <text:s/>INTEVENCION MOTIVACIONAL , INTERVENCIÓN BREVE PARA <text:s/>SPA </text:p>
          </table:table-cell>
          <table:covered-table-cell/>
          <table:covered-table-cell/>
          <table:covered-table-cell/>
        </table:table-row>
        <table:table-row>
          <table:table-cell table:style-name="MailMergeTable2017-05-11T15_3a_56_3a_15Z49.A10" table:number-columns-spanned="4" office:value-type="string">
            <text:p text:style-name="P10">Contato</text:p>
          </table:table-cell>
          <table:covered-table-cell/>
          <table:covered-table-cell/>
          <table:covered-table-cell/>
        </table:table-row>
        <table:table-row>
          <table:table-cell table:style-name="MailMergeTable2017-05-11T15_3a_56_3a_15Z49.A11" table:number-columns-spanned="2" office:value-type="string">
            <text:p text:style-name="P3">Email:</text:p>
          </table:table-cell>
          <table:covered-table-cell/>
          <table:table-cell table:style-name="MailMergeTable2017-05-11T15_3a_56_3a_15Z49.A11" table:number-columns-spanned="2" office:value-type="string">
            <text:p text:style-name="P5">CONTACTENOS@ESEMENTALFILANDIA-QUINDIO.GOV.CO</text:p>
          </table:table-cell>
          <table:covered-table-cell/>
        </table:table-row>
        <table:table-row>
          <table:table-cell table:style-name="MailMergeTable2017-05-11T15_3a_56_3a_15Z49.A2" table:number-columns-spanned="2" office:value-type="string">
            <text:p text:style-name="P3">Telefone:</text:p>
          </table:table-cell>
          <table:covered-table-cell/>
          <table:table-cell table:style-name="MailMergeTable2017-05-11T15_3a_56_3a_15Z49.A2" table:number-columns-spanned="2" office:value-type="string">
            <text:p text:style-name="P5">3155909047</text:p>
          </table:table-cell>
          <table:covered-table-cell/>
        </table:table-row>
      </table:table>
      <text:h text:style-name="P22" text:outline-level="1"/>
      <text:h text:style-name="P20" text:outline-level="1"/>
      <table:table table:name="MailMergeTable2017-05-11T15:56:15Z50" table:style-name="MailMergeTable2017-05-11T15_3a_56_3a_15Z50">
        <table:table-column table:style-name="MailMergeTable2017-05-11T15_3a_56_3a_15Z50.A"/>
        <table:table-column table:style-name="MailMergeTable2017-05-11T15_3a_56_3a_15Z50.B"/>
        <table:table-column table:style-name="MailMergeTable2017-05-11T15_3a_56_3a_15Z50.A"/>
        <table:table-column table:style-name="MailMergeTable2017-05-11T15_3a_56_3a_15Z50.D"/>
        <table:table-row>
          <table:table-cell table:style-name="MailMergeTable2017-05-11T15_3a_56_3a_15Z50.A1" table:number-columns-spanned="4" office:value-type="string">
            <text:p text:style-name="P10">Nome do Centro</text:p>
          </table:table-cell>
          <table:covered-table-cell/>
          <table:covered-table-cell/>
          <table:covered-table-cell/>
        </table:table-row>
        <table:table-row>
          <table:table-cell table:style-name="MailMergeTable2017-05-11T15_3a_56_3a_15Z50.A2" table:number-columns-spanned="4" office:value-type="string">
            <text:h text:style-name="P21" text:outline-level="1"><text:bookmark-start text:name="__RefHeading___Toc16996_3576474230"/>- EX SECRETARIA EN PREVENCIÓN Y ASISTENCIA DE ADICCIONES DEL GOBIERNO DE CÓRDOBA<text:line-break/>- SEDRONAR - ARGENTINA<text:bookmark-end text:name="__RefHeading___Toc16996_3576474230"/></text:h>
          </table:table-cell>
          <table:covered-table-cell/>
          <table:covered-table-cell/>
          <table:covered-table-cell/>
        </table:table-row>
        <table:table-row>
          <table:table-cell table:style-name="MailMergeTable2017-05-11T15_3a_56_3a_15Z50.A3" table:number-columns-spanned="4" office:value-type="string">
            <text:p text:style-name="P8">Descrição do(s) curso(s)</text:p>
          </table:table-cell>
          <table:covered-table-cell/>
          <table:covered-table-cell/>
          <table:covered-table-cell/>
        </table:table-row>
        <table:table-row>
          <table:table-cell table:style-name="MailMergeTable2017-05-11T15_3a_56_3a_15Z50.A2" table:number-columns-spanned="4" office:value-type="string">
            <text:h text:style-name="P24" text:outline-level="2"><text:bookmark-start text:name="__RefHeading___Toc16998_3576474230"/><text:s/>ATENCIÓN PRIMARIA EN SALUD<text:line-break/>PROGRAMA PRIMERA RESPUESTA<text:line-break/>MUNICIPIOS EN ACCIÓN<text:bookmark-end text:name="__RefHeading___Toc16998_3576474230"/></text:h>
          </table:table-cell>
          <table:covered-table-cell/>
          <table:covered-table-cell/>
          <table:covered-table-cell/>
        </table:table-row>
        <table:table-row>
          <table:table-cell table:style-name="MailMergeTable2017-05-11T15_3a_56_3a_15Z50.A5" office:value-type="string">
            <text:p text:style-name="P2">Modalidade do curso:</text:p>
          </table:table-cell>
          <table:table-cell table:style-name="MailMergeTable2017-05-11T15_3a_56_3a_15Z50.A5" office:value-type="string">
            <text:p text:style-name="P6">PRESENCIAL,</text:p>
          </table:table-cell>
          <table:table-cell table:style-name="MailMergeTable2017-05-11T15_3a_56_3a_15Z50.A5" office:value-type="string">
            <text:p text:style-name="P2">País:</text:p>
          </table:table-cell>
          <table:table-cell table:style-name="MailMergeTable2017-05-11T15_3a_56_3a_15Z50.A5" office:value-type="string">
            <text:p text:style-name="P4"><text:s/>ARGENTINA </text:p>
          </table:table-cell>
        </table:table-row>
        <table:table-row>
          <table:table-cell table:style-name="MailMergeTable2017-05-11T15_3a_56_3a_15Z50.A3" office:value-type="string">
            <text:p text:style-name="P2">Carga horária:</text:p>
          </table:table-cell>
          <table:table-cell table:style-name="MailMergeTable2017-05-11T15_3a_56_3a_15Z50.A3" office:value-type="string">
            <text:p text:style-name="P4">24</text:p>
          </table:table-cell>
          <table:table-cell table:style-name="MailMergeTable2017-05-11T15_3a_56_3a_15Z50.A3" office:value-type="string">
            <text:p text:style-name="P2">Certificação?</text:p>
          </table:table-cell>
          <table:table-cell table:style-name="MailMergeTable2017-05-11T15_3a_56_3a_15Z50.A3" office:value-type="string">
            <text:p text:style-name="P6"><text:span text:style-name="T1"><text:s/></text:span>SI</text:p>
          </table:table-cell>
        </table:table-row>
        <table:table-row>
          <table:table-cell table:style-name="MailMergeTable2017-05-11T15_3a_56_3a_15Z50.A2" office:value-type="string">
            <text:p text:style-name="P3">Ano de início:</text:p>
          </table:table-cell>
          <table:table-cell table:style-name="MailMergeTable2017-05-11T15_3a_56_3a_15Z50.A2" office:value-type="string">
            <text:p text:style-name="P6">2013</text:p>
          </table:table-cell>
          <table:table-cell table:style-name="MailMergeTable2017-05-11T15_3a_56_3a_15Z50.A2" office:value-type="string">
            <text:p text:style-name="P3">Atual?</text:p>
          </table:table-cell>
          <table:table-cell table:style-name="MailMergeTable2017-05-11T15_3a_56_3a_15Z50.A2" office:value-type="string">
            <text:p text:style-name="P6"><text:span text:style-name="T1"><text:s/></text:span>SI</text:p>
          </table:table-cell>
        </table:table-row>
        <table:table-row>
          <table:table-cell table:style-name="MailMergeTable2017-05-11T15_3a_56_3a_15Z50.A3" table:number-columns-spanned="4" office:value-type="string">
            <text:p text:style-name="P9">Ementa da Capacitação</text:p>
          </table:table-cell>
          <table:covered-table-cell/>
          <table:covered-table-cell/>
          <table:covered-table-cell/>
        </table:table-row>
        <table:table-row>
          <table:table-cell table:style-name="MailMergeTable2017-05-11T15_3a_56_3a_15Z50.A3" table:number-columns-spanned="4" office:value-type="string">
            <text:p text:style-name="P16"><text:s/>INTRODUCCIÓN A LA ATENCIÓN PRIMARIA EN ADICCIONES<text:line-break/>ASSIST<text:line-break/>INTERVENCIÓN BREVE</text:p>
          </table:table-cell>
          <table:covered-table-cell/>
          <table:covered-table-cell/>
          <table:covered-table-cell/>
        </table:table-row>
        <table:table-row>
          <table:table-cell table:style-name="MailMergeTable2017-05-11T15_3a_56_3a_15Z50.A10" table:number-columns-spanned="4" office:value-type="string">
            <text:p text:style-name="P10">Contato</text:p>
          </table:table-cell>
          <table:covered-table-cell/>
          <table:covered-table-cell/>
          <table:covered-table-cell/>
        </table:table-row>
        <table:table-row>
          <table:table-cell table:style-name="MailMergeTable2017-05-11T15_3a_56_3a_15Z50.A11" table:number-columns-spanned="2" office:value-type="string">
            <text:p text:style-name="P3">Email:</text:p>
          </table:table-cell>
          <table:covered-table-cell/>
          <table:table-cell table:style-name="MailMergeTable2017-05-11T15_3a_56_3a_15Z50.A11" table:number-columns-spanned="2" office:value-type="string">
            <text:p text:style-name="P5">MUNICIPIOSENACCION@SEDRONAR.GOB.AR</text:p>
          </table:table-cell>
          <table:covered-table-cell/>
        </table:table-row>
        <table:table-row>
          <table:table-cell table:style-name="MailMergeTable2017-05-11T15_3a_56_3a_15Z50.A2" table:number-columns-spanned="2" office:value-type="string">
            <text:p text:style-name="P3">Telefone:</text:p>
          </table:table-cell>
          <table:covered-table-cell/>
          <table:table-cell table:style-name="MailMergeTable2017-05-11T15_3a_56_3a_15Z50.A2" table:number-columns-spanned="2" office:value-type="string">
            <text:p text:style-name="P5">5493516807715</text:p>
          </table:table-cell>
          <table:covered-table-cell/>
        </table:table-row>
      </table:table>
      <text:h text:style-name="P22" text:outline-level="1"/>
      <text:h text:style-name="P20" text:outline-level="1"/>
      <table:table table:name="MailMergeTable2017-05-11T15:56:16Z51" table:style-name="MailMergeTable2017-05-11T15_3a_56_3a_16Z51">
        <table:table-column table:style-name="MailMergeTable2017-05-11T15_3a_56_3a_16Z51.A"/>
        <table:table-column table:style-name="MailMergeTable2017-05-11T15_3a_56_3a_16Z51.B"/>
        <table:table-column table:style-name="MailMergeTable2017-05-11T15_3a_56_3a_16Z51.A"/>
        <table:table-column table:style-name="MailMergeTable2017-05-11T15_3a_56_3a_16Z51.D"/>
        <table:table-row>
          <table:table-cell table:style-name="MailMergeTable2017-05-11T15_3a_56_3a_16Z51.A1" table:number-columns-spanned="4" office:value-type="string">
            <text:p text:style-name="P10">Nome do Centro</text:p>
          </table:table-cell>
          <table:covered-table-cell/>
          <table:covered-table-cell/>
          <table:covered-table-cell/>
        </table:table-row>
        <table:table-row>
          <table:table-cell table:style-name="MailMergeTable2017-05-11T15_3a_56_3a_16Z51.A2" table:number-columns-spanned="4" office:value-type="string">
            <text:h text:style-name="P21" text:outline-level="1"><text:bookmark-start text:name="__RefHeading___Toc17000_3576474230"/>FÉ NA PREVENÇÃO - PREVENÇÃO DO USO DE DROGAS EM INSTITUIÇÕES RELIGIOSAS E MOVIMENTOS AFINS<text:bookmark-end text:name="__RefHeading___Toc17000_3576474230"/></text:h>
          </table:table-cell>
          <table:covered-table-cell/>
          <table:covered-table-cell/>
          <table:covered-table-cell/>
        </table:table-row>
        <table:table-row>
          <table:table-cell table:style-name="MailMergeTable2017-05-11T15_3a_56_3a_16Z51.A3" table:number-columns-spanned="4" office:value-type="string">
            <text:p text:style-name="P8">Descrição do(s) curso(s)</text:p>
          </table:table-cell>
          <table:covered-table-cell/>
          <table:covered-table-cell/>
          <table:covered-table-cell/>
        </table:table-row>
        <table:table-row>
          <table:table-cell table:style-name="MailMergeTable2017-05-11T15_3a_56_3a_16Z51.A2" table:number-columns-spanned="4" office:value-type="string">
            <text:h text:style-name="P24" text:outline-level="2"><text:bookmark-start text:name="__RefHeading___Toc17002_3576474230"/><text:s/>FÉ NA PREVENÇÃO - PREVENÇÃO DO USO DE DROGAS EM INSTITUIÇÕES RELIGIOSAS E MOVIMENTOS AFINS<text:bookmark-end text:name="__RefHeading___Toc17002_3576474230"/></text:h>
          </table:table-cell>
          <table:covered-table-cell/>
          <table:covered-table-cell/>
          <table:covered-table-cell/>
        </table:table-row>
        <table:table-row>
          <table:table-cell table:style-name="MailMergeTable2017-05-11T15_3a_56_3a_16Z51.A5" office:value-type="string">
            <text:p text:style-name="P2">Modalidade do curso:</text:p>
          </table:table-cell>
          <table:table-cell table:style-name="MailMergeTable2017-05-11T15_3a_56_3a_16Z51.A5" office:value-type="string">
            <text:p text:style-name="P6">A DISTANCIA,</text:p>
          </table:table-cell>
          <table:table-cell table:style-name="MailMergeTable2017-05-11T15_3a_56_3a_16Z51.A5" office:value-type="string">
            <text:p text:style-name="P2">País:</text:p>
          </table:table-cell>
          <table:table-cell table:style-name="MailMergeTable2017-05-11T15_3a_56_3a_16Z51.A5" office:value-type="string">
            <text:p text:style-name="P4"><text:s/>BRASIL </text:p>
          </table:table-cell>
        </table:table-row>
        <table:table-row>
          <table:table-cell table:style-name="MailMergeTable2017-05-11T15_3a_56_3a_16Z51.A3" office:value-type="string">
            <text:p text:style-name="P2">Carga horária:</text:p>
          </table:table-cell>
          <table:table-cell table:style-name="MailMergeTable2017-05-11T15_3a_56_3a_16Z51.A3" office:value-type="string">
            <text:p text:style-name="P4">120</text:p>
          </table:table-cell>
          <table:table-cell table:style-name="MailMergeTable2017-05-11T15_3a_56_3a_16Z51.A3" office:value-type="string">
            <text:p text:style-name="P2">Certificação?</text:p>
          </table:table-cell>
          <table:table-cell table:style-name="MailMergeTable2017-05-11T15_3a_56_3a_16Z51.A3" office:value-type="string">
            <text:p text:style-name="P6"><text:span text:style-name="T1"><text:s/></text:span>NO</text:p>
          </table:table-cell>
        </table:table-row>
        <table:table-row>
          <table:table-cell table:style-name="MailMergeTable2017-05-11T15_3a_56_3a_16Z51.A2" office:value-type="string">
            <text:p text:style-name="P3">Ano de início:</text:p>
          </table:table-cell>
          <table:table-cell table:style-name="MailMergeTable2017-05-11T15_3a_56_3a_16Z51.A2" office:value-type="string">
            <text:p text:style-name="P6">2009</text:p>
          </table:table-cell>
          <table:table-cell table:style-name="MailMergeTable2017-05-11T15_3a_56_3a_16Z51.A2" office:value-type="string">
            <text:p text:style-name="P3">Atual?</text:p>
          </table:table-cell>
          <table:table-cell table:style-name="MailMergeTable2017-05-11T15_3a_56_3a_16Z51.A2" office:value-type="string">
            <text:p text:style-name="P6"><text:span text:style-name="T1"><text:s/></text:span>NO</text:p>
          </table:table-cell>
        </table:table-row>
        <table:table-row>
          <table:table-cell table:style-name="MailMergeTable2017-05-11T15_3a_56_3a_16Z51.A3" table:number-columns-spanned="4" office:value-type="string">
            <text:p text:style-name="P9">Ementa da Capacitação</text:p>
          </table:table-cell>
          <table:covered-table-cell/>
          <table:covered-table-cell/>
          <table:covered-table-cell/>
        </table:table-row>
        <table:table-row>
          <table:table-cell table:style-name="MailMergeTable2017-05-11T15_3a_56_3a_16Z51.A3" table:number-columns-spanned="4" office:value-type="string">
            <text:p text:style-name="P16">CONTEÚDO PROGRAMÁTICO<text:line-break/>MÓDULO 1<text:line-break/>O USO DE ÁLCOOL E OUTRAS DROGAS NO BRASIL: EPIDEMIOLOGIA, POLÍTICA E LEGISLAÇÃO<text:line-break/>MÓDULO 2<text:line-break/>EFEITOS E CONSEQUÊNCIAS DOS DIFERENTES PADRÕES DE USO DE ÁLCOOL E OUTRAS DROGAS<text:line-break/>MÓDULO 3<text:line-break/>COMO INTERVIR PRECOCEMENTE: PREVENÇÃO E INTERVENÇÃO BREVE<text:line-break/>MÓDULO 4<text:line-break/>COMO INTERVIR EM CASOS DE ABUSO OU DEPENDÊNCIA DE ÁLCOOL E OUTRAS DROGAS: MODALIDADES DE TRATAMENTO E ENCAMINHAMENTO</text:p>
          </table:table-cell>
          <table:covered-table-cell/>
          <table:covered-table-cell/>
          <table:covered-table-cell/>
        </table:table-row>
        <table:table-row>
          <table:table-cell table:style-name="MailMergeTable2017-05-11T15_3a_56_3a_16Z51.A10" table:number-columns-spanned="4" office:value-type="string">
            <text:p text:style-name="P10">Contato</text:p>
          </table:table-cell>
          <table:covered-table-cell/>
          <table:covered-table-cell/>
          <table:covered-table-cell/>
        </table:table-row>
        <table:table-row>
          <table:table-cell table:style-name="MailMergeTable2017-05-11T15_3a_56_3a_16Z51.A11" table:number-columns-spanned="2" office:value-type="string">
            <text:p text:style-name="P3">Email:</text:p>
          </table:table-cell>
          <table:covered-table-cell/>
          <table:table-cell table:style-name="MailMergeTable2017-05-11T15_3a_56_3a_16Z51.A11" table:number-columns-spanned="2" office:value-type="string">
            <text:p text:style-name="P5">KMSOARES@UNIFEP.BR</text:p>
          </table:table-cell>
          <table:covered-table-cell/>
        </table:table-row>
        <table:table-row>
          <table:table-cell table:style-name="MailMergeTable2017-05-11T15_3a_56_3a_16Z51.A2" table:number-columns-spanned="2" office:value-type="string">
            <text:p text:style-name="P3">Telefone:</text:p>
          </table:table-cell>
          <table:covered-table-cell/>
          <table:table-cell table:style-name="MailMergeTable2017-05-11T15_3a_56_3a_16Z51.A2" table:number-columns-spanned="2" office:value-type="string">
            <text:p text:style-name="P5">KMSOARES@UNIFESP.BR</text:p>
          </table:table-cell>
          <table:covered-table-cell/>
        </table:table-row>
      </table:table>
      <text:h text:style-name="P22" text:outline-level="1"/>
      <text:h text:style-name="P20" text:outline-level="1"/>
      <table:table table:name="MailMergeTable2017-05-11T15:56:16Z52" table:style-name="MailMergeTable2017-05-11T15_3a_56_3a_16Z52">
        <table:table-column table:style-name="MailMergeTable2017-05-11T15_3a_56_3a_16Z52.A"/>
        <table:table-column table:style-name="MailMergeTable2017-05-11T15_3a_56_3a_16Z52.B"/>
        <table:table-column table:style-name="MailMergeTable2017-05-11T15_3a_56_3a_16Z52.A"/>
        <table:table-column table:style-name="MailMergeTable2017-05-11T15_3a_56_3a_16Z52.D"/>
        <table:table-row>
          <table:table-cell table:style-name="MailMergeTable2017-05-11T15_3a_56_3a_16Z52.A1" table:number-columns-spanned="4" office:value-type="string">
            <text:p text:style-name="P10">Nome do Centro</text:p>
          </table:table-cell>
          <table:covered-table-cell/>
          <table:covered-table-cell/>
          <table:covered-table-cell/>
        </table:table-row>
        <table:table-row>
          <table:table-cell table:style-name="MailMergeTable2017-05-11T15_3a_56_3a_16Z52.A2" table:number-columns-spanned="4" office:value-type="string">
            <text:h text:style-name="P21" text:outline-level="1"><text:bookmark-start text:name="__RefHeading___Toc17004_3576474230"/><text:s/>FNSP <text:line-break/>UNIVERSIDAD DE ANTIOQUIA<text:bookmark-end text:name="__RefHeading___Toc17004_3576474230"/></text:h>
          </table:table-cell>
          <table:covered-table-cell/>
          <table:covered-table-cell/>
          <table:covered-table-cell/>
        </table:table-row>
        <table:table-row>
          <table:table-cell table:style-name="MailMergeTable2017-05-11T15_3a_56_3a_16Z52.A3" table:number-columns-spanned="4" office:value-type="string">
            <text:p text:style-name="P8">Descrição do(s) curso(s)</text:p>
          </table:table-cell>
          <table:covered-table-cell/>
          <table:covered-table-cell/>
          <table:covered-table-cell/>
        </table:table-row>
        <table:table-row>
          <table:table-cell table:style-name="MailMergeTable2017-05-11T15_3a_56_3a_16Z52.A2" table:number-columns-spanned="4" office:value-type="string">
            <text:h text:style-name="P24" text:outline-level="2"><text:bookmark-start text:name="__RefHeading___Toc17006_3576474230"/><text:s/>"PROGRAMA DE ACCIÓN MUNDIAL PARA SUPERAR LAS BRECHAS EN SALUD MENTAL"<text:bookmark-end text:name="__RefHeading___Toc17006_3576474230"/></text:h>
          </table:table-cell>
          <table:covered-table-cell/>
          <table:covered-table-cell/>
          <table:covered-table-cell/>
        </table:table-row>
        <table:table-row>
          <table:table-cell table:style-name="MailMergeTable2017-05-11T15_3a_56_3a_16Z52.A5" office:value-type="string">
            <text:p text:style-name="P2">Modalidade do curso:</text:p>
          </table:table-cell>
          <table:table-cell table:style-name="MailMergeTable2017-05-11T15_3a_56_3a_16Z52.A5" office:value-type="string">
            <text:p text:style-name="P6">A DISTANCIA,</text:p>
          </table:table-cell>
          <table:table-cell table:style-name="MailMergeTable2017-05-11T15_3a_56_3a_16Z52.A5" office:value-type="string">
            <text:p text:style-name="P2">País:</text:p>
          </table:table-cell>
          <table:table-cell table:style-name="MailMergeTable2017-05-11T15_3a_56_3a_16Z52.A5" office:value-type="string">
            <text:p text:style-name="P4"><text:s/>COLOMBIA </text:p>
          </table:table-cell>
        </table:table-row>
        <table:table-row>
          <table:table-cell table:style-name="MailMergeTable2017-05-11T15_3a_56_3a_16Z52.A3" office:value-type="string">
            <text:p text:style-name="P2">Carga horária:</text:p>
          </table:table-cell>
          <table:table-cell table:style-name="MailMergeTable2017-05-11T15_3a_56_3a_16Z52.A3" office:value-type="string">
            <text:p text:style-name="P4">60</text:p>
          </table:table-cell>
          <table:table-cell table:style-name="MailMergeTable2017-05-11T15_3a_56_3a_16Z52.A3" office:value-type="string">
            <text:p text:style-name="P2">Certificação?</text:p>
          </table:table-cell>
          <table:table-cell table:style-name="MailMergeTable2017-05-11T15_3a_56_3a_16Z52.A3" office:value-type="string">
            <text:p text:style-name="P6"><text:span text:style-name="T1"><text:s/></text:span>NO</text:p>
          </table:table-cell>
        </table:table-row>
        <table:table-row>
          <table:table-cell table:style-name="MailMergeTable2017-05-11T15_3a_56_3a_16Z52.A2" office:value-type="string">
            <text:p text:style-name="P3">Ano de início:</text:p>
          </table:table-cell>
          <table:table-cell table:style-name="MailMergeTable2017-05-11T15_3a_56_3a_16Z52.A2" office:value-type="string">
            <text:p text:style-name="P6">2016</text:p>
          </table:table-cell>
          <table:table-cell table:style-name="MailMergeTable2017-05-11T15_3a_56_3a_16Z52.A2" office:value-type="string">
            <text:p text:style-name="P3">Atual?</text:p>
          </table:table-cell>
          <table:table-cell table:style-name="MailMergeTable2017-05-11T15_3a_56_3a_16Z52.A2" office:value-type="string">
            <text:p text:style-name="P6"><text:span text:style-name="T1"><text:s/></text:span>NO</text:p>
          </table:table-cell>
        </table:table-row>
        <table:table-row>
          <table:table-cell table:style-name="MailMergeTable2017-05-11T15_3a_56_3a_16Z52.A3" table:number-columns-spanned="4" office:value-type="string">
            <text:p text:style-name="P9">Ementa da Capacitação</text:p>
          </table:table-cell>
          <table:covered-table-cell/>
          <table:covered-table-cell/>
          <table:covered-table-cell/>
        </table:table-row>
        <table:table-row>
          <table:table-cell table:style-name="MailMergeTable2017-05-11T15_3a_56_3a_16Z52.A3" table:number-columns-spanned="4" office:value-type="string">
            <text:p text:style-name="P16"><text:s/>LA GUÍA DE INTERVENCIÓN MH GAP PARA LOS TRASTORNOS MENTALES, NEUROLÓGICOS Y POR USO DE SUSTANCIAS EN EL NIVEL DE ATENCIÓN DE LA SALUD NO ESPECIALIZADA.</text:p>
          </table:table-cell>
          <table:covered-table-cell/>
          <table:covered-table-cell/>
          <table:covered-table-cell/>
        </table:table-row>
        <table:table-row>
          <table:table-cell table:style-name="MailMergeTable2017-05-11T15_3a_56_3a_16Z52.A10" table:number-columns-spanned="4" office:value-type="string">
            <text:p text:style-name="P10">Contato</text:p>
          </table:table-cell>
          <table:covered-table-cell/>
          <table:covered-table-cell/>
          <table:covered-table-cell/>
        </table:table-row>
        <table:table-row>
          <table:table-cell table:style-name="MailMergeTable2017-05-11T15_3a_56_3a_16Z52.A11" table:number-columns-spanned="2" office:value-type="string">
            <text:p text:style-name="P3">Email:</text:p>
          </table:table-cell>
          <table:covered-table-cell/>
          <table:table-cell table:style-name="MailMergeTable2017-05-11T15_3a_56_3a_16Z52.A11" table:number-columns-spanned="2" office:value-type="string">
            <text:p text:style-name="P5">CURSOESTRATEGIAAPSMHGAP@UDEA.EDU.CO</text:p>
          </table:table-cell>
          <table:covered-table-cell/>
        </table:table-row>
        <table:table-row>
          <table:table-cell table:style-name="MailMergeTable2017-05-11T15_3a_56_3a_16Z52.A2" table:number-columns-spanned="2" office:value-type="string">
            <text:p text:style-name="P3">Telefone:</text:p>
          </table:table-cell>
          <table:covered-table-cell/>
          <table:table-cell table:style-name="MailMergeTable2017-05-11T15_3a_56_3a_16Z52.A2" table:number-columns-spanned="2" office:value-type="string">
            <text:p text:style-name="P5">3007767367</text:p>
          </table:table-cell>
          <table:covered-table-cell/>
        </table:table-row>
      </table:table>
      <text:h text:style-name="P22" text:outline-level="1"/>
      <text:h text:style-name="P20" text:outline-level="1"/>
      <table:table table:name="MailMergeTable2017-05-11T15:56:16Z53" table:style-name="MailMergeTable2017-05-11T15_3a_56_3a_16Z53">
        <table:table-column table:style-name="MailMergeTable2017-05-11T15_3a_56_3a_16Z53.A"/>
        <table:table-column table:style-name="MailMergeTable2017-05-11T15_3a_56_3a_16Z53.B"/>
        <table:table-column table:style-name="MailMergeTable2017-05-11T15_3a_56_3a_16Z53.A"/>
        <table:table-column table:style-name="MailMergeTable2017-05-11T15_3a_56_3a_16Z53.D"/>
        <table:table-row>
          <table:table-cell table:style-name="MailMergeTable2017-05-11T15_3a_56_3a_16Z53.A1" table:number-columns-spanned="4" office:value-type="string">
            <text:p text:style-name="P10">Nome do Centro</text:p>
          </table:table-cell>
          <table:covered-table-cell/>
          <table:covered-table-cell/>
          <table:covered-table-cell/>
        </table:table-row>
        <table:table-row>
          <table:table-cell table:style-name="MailMergeTable2017-05-11T15_3a_56_3a_16Z53.A2" table:number-columns-spanned="4" office:value-type="string">
            <text:h text:style-name="P21" text:outline-level="1"><text:bookmark-start text:name="__RefHeading___Toc17008_3576474230"/>FUNDACIÓN ACCIONES PARA LA PAZ, EN SAN SEBASTIAN DE MARIQUITA, TOLIMA<text:bookmark-end text:name="__RefHeading___Toc17008_3576474230"/></text:h>
          </table:table-cell>
          <table:covered-table-cell/>
          <table:covered-table-cell/>
          <table:covered-table-cell/>
        </table:table-row>
        <table:table-row>
          <table:table-cell table:style-name="MailMergeTable2017-05-11T15_3a_56_3a_16Z53.A3" table:number-columns-spanned="4" office:value-type="string">
            <text:p text:style-name="P8">Descrição do(s) curso(s)</text:p>
          </table:table-cell>
          <table:covered-table-cell/>
          <table:covered-table-cell/>
          <table:covered-table-cell/>
        </table:table-row>
        <table:table-row>
          <table:table-cell table:style-name="MailMergeTable2017-05-11T15_3a_56_3a_16Z53.A2" table:number-columns-spanned="4" office:value-type="string">
            <text:h text:style-name="P24" text:outline-level="2"><text:bookmark-start text:name="__RefHeading___Toc17010_3576474230"/><text:s/>PROGRAMA DE REHABILITACIÓN BASADA EN COMUNIDAD MISION+PAZ<text:bookmark-end text:name="__RefHeading___Toc17010_3576474230"/></text:h>
          </table:table-cell>
          <table:covered-table-cell/>
          <table:covered-table-cell/>
          <table:covered-table-cell/>
        </table:table-row>
        <table:table-row>
          <table:table-cell table:style-name="MailMergeTable2017-05-11T15_3a_56_3a_16Z53.A5" office:value-type="string">
            <text:p text:style-name="P2">Modalidade do curso:</text:p>
          </table:table-cell>
          <table:table-cell table:style-name="MailMergeTable2017-05-11T15_3a_56_3a_16Z53.A5" office:value-type="string">
            <text:p text:style-name="P6">PRESENCIAL,</text:p>
          </table:table-cell>
          <table:table-cell table:style-name="MailMergeTable2017-05-11T15_3a_56_3a_16Z53.A5" office:value-type="string">
            <text:p text:style-name="P2">País:</text:p>
          </table:table-cell>
          <table:table-cell table:style-name="MailMergeTable2017-05-11T15_3a_56_3a_16Z53.A5" office:value-type="string">
            <text:p text:style-name="P4"><text:s/>COLOMBIA </text:p>
          </table:table-cell>
        </table:table-row>
        <table:table-row>
          <table:table-cell table:style-name="MailMergeTable2017-05-11T15_3a_56_3a_16Z53.A3" office:value-type="string">
            <text:p text:style-name="P2">Carga horária:</text:p>
          </table:table-cell>
          <table:table-cell table:style-name="MailMergeTable2017-05-11T15_3a_56_3a_16Z53.A3" office:value-type="string">
            <text:p text:style-name="P4">40</text:p>
          </table:table-cell>
          <table:table-cell table:style-name="MailMergeTable2017-05-11T15_3a_56_3a_16Z53.A3" office:value-type="string">
            <text:p text:style-name="P2">Certificação?</text:p>
          </table:table-cell>
          <table:table-cell table:style-name="MailMergeTable2017-05-11T15_3a_56_3a_16Z53.A3" office:value-type="string">
            <text:p text:style-name="P6"><text:span text:style-name="T1"><text:s/></text:span>SI</text:p>
          </table:table-cell>
        </table:table-row>
        <table:table-row>
          <table:table-cell table:style-name="MailMergeTable2017-05-11T15_3a_56_3a_16Z53.A2" office:value-type="string">
            <text:p text:style-name="P3">Ano de início:</text:p>
          </table:table-cell>
          <table:table-cell table:style-name="MailMergeTable2017-05-11T15_3a_56_3a_16Z53.A2" office:value-type="string">
            <text:p text:style-name="P6">1</text:p>
          </table:table-cell>
          <table:table-cell table:style-name="MailMergeTable2017-05-11T15_3a_56_3a_16Z53.A2" office:value-type="string">
            <text:p text:style-name="P3">Atual?</text:p>
          </table:table-cell>
          <table:table-cell table:style-name="MailMergeTable2017-05-11T15_3a_56_3a_16Z53.A2" office:value-type="string">
            <text:p text:style-name="P6"><text:span text:style-name="T1"><text:s/></text:span>SI</text:p>
          </table:table-cell>
        </table:table-row>
        <table:table-row>
          <table:table-cell table:style-name="MailMergeTable2017-05-11T15_3a_56_3a_16Z53.A3" table:number-columns-spanned="4" office:value-type="string">
            <text:p text:style-name="P9">Ementa da Capacitação</text:p>
          </table:table-cell>
          <table:covered-table-cell/>
          <table:covered-table-cell/>
          <table:covered-table-cell/>
        </table:table-row>
        <table:table-row>
          <table:table-cell table:style-name="MailMergeTable2017-05-11T15_3a_56_3a_16Z53.A3" table:number-columns-spanned="4" office:value-type="string">
            <text:p text:style-name="P16">AFRONTAMIENTO DE LA PROBLEMÁTICA<text:line-break/>SENTIDO DE VIDA<text:line-break/>PROYECTO DE VIDA<text:line-break/>HABILIDADES PARA LA VIDA (DESTREZAS PSICOSOCIALES)<text:line-break/></text:p>
          </table:table-cell>
          <table:covered-table-cell/>
          <table:covered-table-cell/>
          <table:covered-table-cell/>
        </table:table-row>
        <table:table-row>
          <table:table-cell table:style-name="MailMergeTable2017-05-11T15_3a_56_3a_16Z53.A10" table:number-columns-spanned="4" office:value-type="string">
            <text:p text:style-name="P10">Contato</text:p>
          </table:table-cell>
          <table:covered-table-cell/>
          <table:covered-table-cell/>
          <table:covered-table-cell/>
        </table:table-row>
        <table:table-row>
          <table:table-cell table:style-name="MailMergeTable2017-05-11T15_3a_56_3a_16Z53.A11" table:number-columns-spanned="2" office:value-type="string">
            <text:p text:style-name="P3">Email:</text:p>
          </table:table-cell>
          <table:covered-table-cell/>
          <table:table-cell table:style-name="MailMergeTable2017-05-11T15_3a_56_3a_16Z53.A11" table:number-columns-spanned="2" office:value-type="string">
            <text:p text:style-name="P5">MISIONEROSLGC@GMAIL.COM</text:p>
          </table:table-cell>
          <table:covered-table-cell/>
        </table:table-row>
        <table:table-row>
          <table:table-cell table:style-name="MailMergeTable2017-05-11T15_3a_56_3a_16Z53.A2" table:number-columns-spanned="2" office:value-type="string">
            <text:p text:style-name="P3">Telefone:</text:p>
          </table:table-cell>
          <table:covered-table-cell/>
          <table:table-cell table:style-name="MailMergeTable2017-05-11T15_3a_56_3a_16Z53.A2" table:number-columns-spanned="2" office:value-type="string">
            <text:p text:style-name="P5">3138227917</text:p>
          </table:table-cell>
          <table:covered-table-cell/>
        </table:table-row>
      </table:table>
      <text:h text:style-name="P22" text:outline-level="1"/>
      <text:h text:style-name="P20" text:outline-level="1"/>
      <table:table table:name="MailMergeTable2017-05-11T15:56:16Z54" table:style-name="MailMergeTable2017-05-11T15_3a_56_3a_16Z54">
        <table:table-column table:style-name="MailMergeTable2017-05-11T15_3a_56_3a_16Z54.A"/>
        <table:table-column table:style-name="MailMergeTable2017-05-11T15_3a_56_3a_16Z54.B"/>
        <table:table-column table:style-name="MailMergeTable2017-05-11T15_3a_56_3a_16Z54.A"/>
        <table:table-column table:style-name="MailMergeTable2017-05-11T15_3a_56_3a_16Z54.D"/>
        <table:table-row>
          <table:table-cell table:style-name="MailMergeTable2017-05-11T15_3a_56_3a_16Z54.A1" table:number-columns-spanned="4" office:value-type="string">
            <text:p text:style-name="P10">Nome do Centro</text:p>
          </table:table-cell>
          <table:covered-table-cell/>
          <table:covered-table-cell/>
          <table:covered-table-cell/>
        </table:table-row>
        <table:table-row>
          <table:table-cell table:style-name="MailMergeTable2017-05-11T15_3a_56_3a_16Z54.A2" table:number-columns-spanned="4" office:value-type="string">
            <text:h text:style-name="P21" text:outline-level="1"><text:bookmark-start text:name="__RefHeading___Toc17012_3576474230"/><text:s/>FUNDACIÓN REMAR GUATEMALA<text:bookmark-end text:name="__RefHeading___Toc17012_3576474230"/></text:h>
          </table:table-cell>
          <table:covered-table-cell/>
          <table:covered-table-cell/>
          <table:covered-table-cell/>
        </table:table-row>
        <table:table-row>
          <table:table-cell table:style-name="MailMergeTable2017-05-11T15_3a_56_3a_16Z54.A3" table:number-columns-spanned="4" office:value-type="string">
            <text:p text:style-name="P8">Descrição do(s) curso(s)</text:p>
          </table:table-cell>
          <table:covered-table-cell/>
          <table:covered-table-cell/>
          <table:covered-table-cell/>
        </table:table-row>
        <table:table-row>
          <table:table-cell table:style-name="MailMergeTable2017-05-11T15_3a_56_3a_16Z54.A2" table:number-columns-spanned="4" office:value-type="string">
            <text:h text:style-name="P24" text:outline-level="2"><text:bookmark-start text:name="__RefHeading___Toc17014_3576474230"/><text:s/>TRATAMIENTO DE LAS ADICCIONES EN CENTROS DE ATENCIÓN DE LA OBRA MISIONERA CRISTIANA<text:bookmark-end text:name="__RefHeading___Toc17014_3576474230"/></text:h>
          </table:table-cell>
          <table:covered-table-cell/>
          <table:covered-table-cell/>
          <table:covered-table-cell/>
        </table:table-row>
        <table:table-row>
          <table:table-cell table:style-name="MailMergeTable2017-05-11T15_3a_56_3a_16Z54.A5" office:value-type="string">
            <text:p text:style-name="P2">Modalidade do curso:</text:p>
          </table:table-cell>
          <table:table-cell table:style-name="MailMergeTable2017-05-11T15_3a_56_3a_16Z54.A5" office:value-type="string">
            <text:p text:style-name="P6">PRESENCIAL,SEMIPRESENCIAL,</text:p>
          </table:table-cell>
          <table:table-cell table:style-name="MailMergeTable2017-05-11T15_3a_56_3a_16Z54.A5" office:value-type="string">
            <text:p text:style-name="P2">País:</text:p>
          </table:table-cell>
          <table:table-cell table:style-name="MailMergeTable2017-05-11T15_3a_56_3a_16Z54.A5" office:value-type="string">
            <text:p text:style-name="P4"><text:s/>GUATEMALA </text:p>
          </table:table-cell>
        </table:table-row>
        <table:table-row>
          <table:table-cell table:style-name="MailMergeTable2017-05-11T15_3a_56_3a_16Z54.A3" office:value-type="string">
            <text:p text:style-name="P2">Carga horária:</text:p>
          </table:table-cell>
          <table:table-cell table:style-name="MailMergeTable2017-05-11T15_3a_56_3a_16Z54.A3" office:value-type="string">
            <text:p text:style-name="P4">40</text:p>
          </table:table-cell>
          <table:table-cell table:style-name="MailMergeTable2017-05-11T15_3a_56_3a_16Z54.A3" office:value-type="string">
            <text:p text:style-name="P2">Certificação?</text:p>
          </table:table-cell>
          <table:table-cell table:style-name="MailMergeTable2017-05-11T15_3a_56_3a_16Z54.A3" office:value-type="string">
            <text:p text:style-name="P6"><text:span text:style-name="T1"><text:s/></text:span>SI</text:p>
          </table:table-cell>
        </table:table-row>
        <table:table-row>
          <table:table-cell table:style-name="MailMergeTable2017-05-11T15_3a_56_3a_16Z54.A2" office:value-type="string">
            <text:p text:style-name="P3">Ano de início:</text:p>
          </table:table-cell>
          <table:table-cell table:style-name="MailMergeTable2017-05-11T15_3a_56_3a_16Z54.A2" office:value-type="string">
            <text:p text:style-name="P6">1990</text:p>
          </table:table-cell>
          <table:table-cell table:style-name="MailMergeTable2017-05-11T15_3a_56_3a_16Z54.A2" office:value-type="string">
            <text:p text:style-name="P3">Atual?</text:p>
          </table:table-cell>
          <table:table-cell table:style-name="MailMergeTable2017-05-11T15_3a_56_3a_16Z54.A2" office:value-type="string">
            <text:p text:style-name="P6"><text:span text:style-name="T1"><text:s/></text:span>SI</text:p>
          </table:table-cell>
        </table:table-row>
        <table:table-row>
          <table:table-cell table:style-name="MailMergeTable2017-05-11T15_3a_56_3a_16Z54.A3" table:number-columns-spanned="4" office:value-type="string">
            <text:p text:style-name="P9">Ementa da Capacitação</text:p>
          </table:table-cell>
          <table:covered-table-cell/>
          <table:covered-table-cell/>
          <table:covered-table-cell/>
        </table:table-row>
        <table:table-row>
          <table:table-cell table:style-name="MailMergeTable2017-05-11T15_3a_56_3a_16Z54.A3" table:number-columns-spanned="4" office:value-type="string">
            <text:p text:style-name="P16"><text:s/>TIPOS DE DROGAS<text:line-break/>DESÓRDENES DE PERSONALIDAD<text:line-break/>TRATAMIENTO INTEGRAL DE LA PERSONA CON PROBLEMAS DE ADICCIÓN<text:line-break/>RECUPERACIÓN DE LA IDENTIDAD DE LA PERSONA CON PROBLEMAS DE ADICCIÓN<text:line-break/>VIDA EN COMUNIDAD Y SERVICIO<text:line-break/>AUTOSOSTENIBILIDAD DE PROYECTOS DE AYUDA A LA POBLACIÓN MARGINADA </text:p>
          </table:table-cell>
          <table:covered-table-cell/>
          <table:covered-table-cell/>
          <table:covered-table-cell/>
        </table:table-row>
        <table:table-row>
          <table:table-cell table:style-name="MailMergeTable2017-05-11T15_3a_56_3a_16Z54.A10" table:number-columns-spanned="4" office:value-type="string">
            <text:p text:style-name="P10">Contato</text:p>
          </table:table-cell>
          <table:covered-table-cell/>
          <table:covered-table-cell/>
          <table:covered-table-cell/>
        </table:table-row>
        <table:table-row>
          <table:table-cell table:style-name="MailMergeTable2017-05-11T15_3a_56_3a_16Z54.A11" table:number-columns-spanned="2" office:value-type="string">
            <text:p text:style-name="P3">Email:</text:p>
          </table:table-cell>
          <table:covered-table-cell/>
          <table:table-cell table:style-name="MailMergeTable2017-05-11T15_3a_56_3a_16Z54.A11" table:number-columns-spanned="2" office:value-type="string">
            <text:p text:style-name="P5">MONICA ARCHILA &lt;MONIARCHILA@REMARGUATEMALA.ORG&gt;</text:p>
          </table:table-cell>
          <table:covered-table-cell/>
        </table:table-row>
        <table:table-row>
          <table:table-cell table:style-name="MailMergeTable2017-05-11T15_3a_56_3a_16Z54.A2" table:number-columns-spanned="2" office:value-type="string">
            <text:p text:style-name="P3">Telefone:</text:p>
          </table:table-cell>
          <table:covered-table-cell/>
          <table:table-cell table:style-name="MailMergeTable2017-05-11T15_3a_56_3a_16Z54.A2" table:number-columns-spanned="2" office:value-type="string">
            <text:p text:style-name="P5">(502) 24741519</text:p>
          </table:table-cell>
          <table:covered-table-cell/>
        </table:table-row>
      </table:table>
      <text:h text:style-name="P22" text:outline-level="1"/>
      <text:h text:style-name="P20" text:outline-level="1"/>
      <table:table table:name="MailMergeTable2017-05-11T15:56:16Z55" table:style-name="MailMergeTable2017-05-11T15_3a_56_3a_16Z55">
        <table:table-column table:style-name="MailMergeTable2017-05-11T15_3a_56_3a_16Z55.A"/>
        <table:table-column table:style-name="MailMergeTable2017-05-11T15_3a_56_3a_16Z55.B"/>
        <table:table-column table:style-name="MailMergeTable2017-05-11T15_3a_56_3a_16Z55.A"/>
        <table:table-column table:style-name="MailMergeTable2017-05-11T15_3a_56_3a_16Z55.D"/>
        <table:table-row>
          <table:table-cell table:style-name="MailMergeTable2017-05-11T15_3a_56_3a_16Z55.A1" table:number-columns-spanned="4" office:value-type="string">
            <text:p text:style-name="P10">Nome do Centro</text:p>
          </table:table-cell>
          <table:covered-table-cell/>
          <table:covered-table-cell/>
          <table:covered-table-cell/>
        </table:table-row>
        <table:table-row>
          <table:table-cell table:style-name="MailMergeTable2017-05-11T15_3a_56_3a_16Z55.A2" table:number-columns-spanned="4" office:value-type="string">
            <text:h text:style-name="P21" text:outline-level="1"><text:bookmark-start text:name="__RefHeading___Toc17016_3576474230"/><text:s/>HOSPITAL BASE DE PUERTO MONTT , CHILE<text:line-break/> <text:bookmark-end text:name="__RefHeading___Toc17016_3576474230"/></text:h>
          </table:table-cell>
          <table:covered-table-cell/>
          <table:covered-table-cell/>
          <table:covered-table-cell/>
        </table:table-row>
        <table:table-row>
          <table:table-cell table:style-name="MailMergeTable2017-05-11T15_3a_56_3a_16Z55.A3" table:number-columns-spanned="4" office:value-type="string">
            <text:p text:style-name="P8">Descrição do(s) curso(s)</text:p>
          </table:table-cell>
          <table:covered-table-cell/>
          <table:covered-table-cell/>
          <table:covered-table-cell/>
        </table:table-row>
        <table:table-row>
          <table:table-cell table:style-name="MailMergeTable2017-05-11T15_3a_56_3a_16Z55.A2" table:number-columns-spanned="4" office:value-type="string">
            <text:h text:style-name="P24" text:outline-level="2"><text:bookmark-start text:name="__RefHeading___Toc17018_3576474230"/>INTERVENCIÓN BREVE EN ALCOHOL Y TABACO<text:line-break/>FORMACIÓN DE AGENTES COMUNITARIOS EN DROGAS<text:bookmark-end text:name="__RefHeading___Toc17018_3576474230"/></text:h>
          </table:table-cell>
          <table:covered-table-cell/>
          <table:covered-table-cell/>
          <table:covered-table-cell/>
        </table:table-row>
        <table:table-row>
          <table:table-cell table:style-name="MailMergeTable2017-05-11T15_3a_56_3a_16Z55.A5" office:value-type="string">
            <text:p text:style-name="P2">Modalidade do curso:</text:p>
          </table:table-cell>
          <table:table-cell table:style-name="MailMergeTable2017-05-11T15_3a_56_3a_16Z55.A5" office:value-type="string">
            <text:p text:style-name="P6">PRESENCIAL,</text:p>
          </table:table-cell>
          <table:table-cell table:style-name="MailMergeTable2017-05-11T15_3a_56_3a_16Z55.A5" office:value-type="string">
            <text:p text:style-name="P2">País:</text:p>
          </table:table-cell>
          <table:table-cell table:style-name="MailMergeTable2017-05-11T15_3a_56_3a_16Z55.A5" office:value-type="string">
            <text:p text:style-name="P4"><text:s/>CHILE </text:p>
          </table:table-cell>
        </table:table-row>
        <table:table-row>
          <table:table-cell table:style-name="MailMergeTable2017-05-11T15_3a_56_3a_16Z55.A3" office:value-type="string">
            <text:p text:style-name="P2">Carga horária:</text:p>
          </table:table-cell>
          <table:table-cell table:style-name="MailMergeTable2017-05-11T15_3a_56_3a_16Z55.A3" office:value-type="string">
            <text:p text:style-name="P4">8</text:p>
          </table:table-cell>
          <table:table-cell table:style-name="MailMergeTable2017-05-11T15_3a_56_3a_16Z55.A3" office:value-type="string">
            <text:p text:style-name="P2">Certificação?</text:p>
          </table:table-cell>
          <table:table-cell table:style-name="MailMergeTable2017-05-11T15_3a_56_3a_16Z55.A3" office:value-type="string">
            <text:p text:style-name="P6"><text:span text:style-name="T1"><text:s/></text:span>NO</text:p>
          </table:table-cell>
        </table:table-row>
        <table:table-row>
          <table:table-cell table:style-name="MailMergeTable2017-05-11T15_3a_56_3a_16Z55.A2" office:value-type="string">
            <text:p text:style-name="P3">Ano de início:</text:p>
          </table:table-cell>
          <table:table-cell table:style-name="MailMergeTable2017-05-11T15_3a_56_3a_16Z55.A2" office:value-type="string">
            <text:p text:style-name="P6">2009</text:p>
          </table:table-cell>
          <table:table-cell table:style-name="MailMergeTable2017-05-11T15_3a_56_3a_16Z55.A2" office:value-type="string">
            <text:p text:style-name="P3">Atual?</text:p>
          </table:table-cell>
          <table:table-cell table:style-name="MailMergeTable2017-05-11T15_3a_56_3a_16Z55.A2" office:value-type="string">
            <text:p text:style-name="P6"><text:span text:style-name="T1"><text:s/></text:span>NO</text:p>
          </table:table-cell>
        </table:table-row>
        <table:table-row>
          <table:table-cell table:style-name="MailMergeTable2017-05-11T15_3a_56_3a_16Z55.A3" table:number-columns-spanned="4" office:value-type="string">
            <text:p text:style-name="P9">Ementa da Capacitação</text:p>
          </table:table-cell>
          <table:covered-table-cell/>
          <table:covered-table-cell/>
          <table:covered-table-cell/>
        </table:table-row>
        <table:table-row>
          <table:table-cell table:style-name="MailMergeTable2017-05-11T15_3a_56_3a_16Z55.A3" table:number-columns-spanned="4" office:value-type="string">
            <text:p text:style-name="P16"><text:s/>SE ADJUNTAN AMBOS PROGRAMAS</text:p>
          </table:table-cell>
          <table:covered-table-cell/>
          <table:covered-table-cell/>
          <table:covered-table-cell/>
        </table:table-row>
        <table:table-row>
          <table:table-cell table:style-name="MailMergeTable2017-05-11T15_3a_56_3a_16Z55.A10" table:number-columns-spanned="4" office:value-type="string">
            <text:p text:style-name="P10">Contato</text:p>
          </table:table-cell>
          <table:covered-table-cell/>
          <table:covered-table-cell/>
          <table:covered-table-cell/>
        </table:table-row>
        <table:table-row>
          <table:table-cell table:style-name="MailMergeTable2017-05-11T15_3a_56_3a_16Z55.A11" table:number-columns-spanned="2" office:value-type="string">
            <text:p text:style-name="P3">Email:</text:p>
          </table:table-cell>
          <table:covered-table-cell/>
          <table:table-cell table:style-name="MailMergeTable2017-05-11T15_3a_56_3a_16Z55.A11" table:number-columns-spanned="2" office:value-type="string">
            <text:p text:style-name="P5">UDEPENDENCIAS@GMAIL.COM</text:p>
          </table:table-cell>
          <table:covered-table-cell/>
        </table:table-row>
        <table:table-row>
          <table:table-cell table:style-name="MailMergeTable2017-05-11T15_3a_56_3a_16Z55.A2" table:number-columns-spanned="2" office:value-type="string">
            <text:p text:style-name="P3">Telefone:</text:p>
          </table:table-cell>
          <table:covered-table-cell/>
          <table:table-cell table:style-name="MailMergeTable2017-05-11T15_3a_56_3a_16Z55.A2" table:number-columns-spanned="2" office:value-type="string">
            <text:p text:style-name="P5">973339361</text:p>
          </table:table-cell>
          <table:covered-table-cell/>
        </table:table-row>
      </table:table>
      <text:h text:style-name="P22" text:outline-level="1"/>
      <text:h text:style-name="P20" text:outline-level="1"/>
      <table:table table:name="MailMergeTable2017-05-11T15:56:16Z56" table:style-name="MailMergeTable2017-05-11T15_3a_56_3a_16Z56">
        <table:table-column table:style-name="MailMergeTable2017-05-11T15_3a_56_3a_16Z56.A"/>
        <table:table-column table:style-name="MailMergeTable2017-05-11T15_3a_56_3a_16Z56.B"/>
        <table:table-column table:style-name="MailMergeTable2017-05-11T15_3a_56_3a_16Z56.A"/>
        <table:table-column table:style-name="MailMergeTable2017-05-11T15_3a_56_3a_16Z56.D"/>
        <table:table-row>
          <table:table-cell table:style-name="MailMergeTable2017-05-11T15_3a_56_3a_16Z56.A1" table:number-columns-spanned="4" office:value-type="string">
            <text:p text:style-name="P10">Nome do Centro</text:p>
          </table:table-cell>
          <table:covered-table-cell/>
          <table:covered-table-cell/>
          <table:covered-table-cell/>
        </table:table-row>
        <table:table-row>
          <table:table-cell table:style-name="MailMergeTable2017-05-11T15_3a_56_3a_16Z56.A2" table:number-columns-spanned="4" office:value-type="string">
            <text:h text:style-name="P21" text:outline-level="1"><text:bookmark-start text:name="__RefHeading___Toc17020_3576474230"/>HUMAN GOLD VISION SAC<text:bookmark-end text:name="__RefHeading___Toc17020_3576474230"/></text:h>
          </table:table-cell>
          <table:covered-table-cell/>
          <table:covered-table-cell/>
          <table:covered-table-cell/>
        </table:table-row>
        <table:table-row>
          <table:table-cell table:style-name="MailMergeTable2017-05-11T15_3a_56_3a_16Z56.A3" table:number-columns-spanned="4" office:value-type="string">
            <text:p text:style-name="P8">Descrição do(s) curso(s)</text:p>
          </table:table-cell>
          <table:covered-table-cell/>
          <table:covered-table-cell/>
          <table:covered-table-cell/>
        </table:table-row>
        <table:table-row>
          <table:table-cell table:style-name="MailMergeTable2017-05-11T15_3a_56_3a_16Z56.A2" table:number-columns-spanned="4" office:value-type="string">
            <text:h text:style-name="P24" text:outline-level="2"><text:bookmark-start text:name="__RefHeading___Toc17022_3576474230"/><text:s/>TREATNET<text:line-break/>PSICOTERAPIA DE LAS ADICCIONES<text:line-break/>CONSEJEROS EN ADICCIONES<text:bookmark-end text:name="__RefHeading___Toc17022_3576474230"/></text:h>
          </table:table-cell>
          <table:covered-table-cell/>
          <table:covered-table-cell/>
          <table:covered-table-cell/>
        </table:table-row>
        <table:table-row>
          <table:table-cell table:style-name="MailMergeTable2017-05-11T15_3a_56_3a_16Z56.A5" office:value-type="string">
            <text:p text:style-name="P2">Modalidade do curso:</text:p>
          </table:table-cell>
          <table:table-cell table:style-name="MailMergeTable2017-05-11T15_3a_56_3a_16Z56.A5" office:value-type="string">
            <text:p text:style-name="P6">PRESENCIAL,</text:p>
          </table:table-cell>
          <table:table-cell table:style-name="MailMergeTable2017-05-11T15_3a_56_3a_16Z56.A5" office:value-type="string">
            <text:p text:style-name="P2">País:</text:p>
          </table:table-cell>
          <table:table-cell table:style-name="MailMergeTable2017-05-11T15_3a_56_3a_16Z56.A5" office:value-type="string">
            <text:p text:style-name="P4"><text:s/>PERÚ </text:p>
          </table:table-cell>
        </table:table-row>
        <table:table-row>
          <table:table-cell table:style-name="MailMergeTable2017-05-11T15_3a_56_3a_16Z56.A3" office:value-type="string">
            <text:p text:style-name="P2">Carga horária:</text:p>
          </table:table-cell>
          <table:table-cell table:style-name="MailMergeTable2017-05-11T15_3a_56_3a_16Z56.A3" office:value-type="string">
            <text:p text:style-name="P4">32</text:p>
          </table:table-cell>
          <table:table-cell table:style-name="MailMergeTable2017-05-11T15_3a_56_3a_16Z56.A3" office:value-type="string">
            <text:p text:style-name="P2">Certificação?</text:p>
          </table:table-cell>
          <table:table-cell table:style-name="MailMergeTable2017-05-11T15_3a_56_3a_16Z56.A3" office:value-type="string">
            <text:p text:style-name="P6"><text:span text:style-name="T1"><text:s/></text:span>SI</text:p>
          </table:table-cell>
        </table:table-row>
        <table:table-row>
          <table:table-cell table:style-name="MailMergeTable2017-05-11T15_3a_56_3a_16Z56.A2" office:value-type="string">
            <text:p text:style-name="P3">Ano de início:</text:p>
          </table:table-cell>
          <table:table-cell table:style-name="MailMergeTable2017-05-11T15_3a_56_3a_16Z56.A2" office:value-type="string">
            <text:p text:style-name="P6">2009</text:p>
          </table:table-cell>
          <table:table-cell table:style-name="MailMergeTable2017-05-11T15_3a_56_3a_16Z56.A2" office:value-type="string">
            <text:p text:style-name="P3">Atual?</text:p>
          </table:table-cell>
          <table:table-cell table:style-name="MailMergeTable2017-05-11T15_3a_56_3a_16Z56.A2" office:value-type="string">
            <text:p text:style-name="P6"><text:span text:style-name="T1"><text:s/></text:span>SI</text:p>
          </table:table-cell>
        </table:table-row>
        <table:table-row>
          <table:table-cell table:style-name="MailMergeTable2017-05-11T15_3a_56_3a_16Z56.A3" table:number-columns-spanned="4" office:value-type="string">
            <text:p text:style-name="P9">Ementa da Capacitação</text:p>
          </table:table-cell>
          <table:covered-table-cell/>
          <table:covered-table-cell/>
          <table:covered-table-cell/>
        </table:table-row>
        <table:table-row>
          <table:table-cell table:style-name="MailMergeTable2017-05-11T15_3a_56_3a_16Z56.A3" table:number-columns-spanned="4" office:value-type="string">
            <text:p text:style-name="P16"><text:s/>INTRODUCCIÓN A LAS ADICCIONES<text:line-break/>TÉCNICAS DE INTERVENCIÓN<text:line-break/>TRATAMIENTOS BASADOS EN EVIDENCIAS</text:p>
          </table:table-cell>
          <table:covered-table-cell/>
          <table:covered-table-cell/>
          <table:covered-table-cell/>
        </table:table-row>
        <table:table-row>
          <table:table-cell table:style-name="MailMergeTable2017-05-11T15_3a_56_3a_16Z56.A10" table:number-columns-spanned="4" office:value-type="string">
            <text:p text:style-name="P10">Contato</text:p>
          </table:table-cell>
          <table:covered-table-cell/>
          <table:covered-table-cell/>
          <table:covered-table-cell/>
        </table:table-row>
        <table:table-row>
          <table:table-cell table:style-name="MailMergeTable2017-05-11T15_3a_56_3a_16Z56.A11" table:number-columns-spanned="2" office:value-type="string">
            <text:p text:style-name="P3">Email:</text:p>
          </table:table-cell>
          <table:covered-table-cell/>
          <table:table-cell table:style-name="MailMergeTable2017-05-11T15_3a_56_3a_16Z56.A11" table:number-columns-spanned="2" office:value-type="string">
            <text:p text:style-name="P5">HUMANGOLDVISION@GMAIL.COM</text:p>
          </table:table-cell>
          <table:covered-table-cell/>
        </table:table-row>
        <table:table-row>
          <table:table-cell table:style-name="MailMergeTable2017-05-11T15_3a_56_3a_16Z56.A2" table:number-columns-spanned="2" office:value-type="string">
            <text:p text:style-name="P3">Telefone:</text:p>
          </table:table-cell>
          <table:covered-table-cell/>
          <table:table-cell table:style-name="MailMergeTable2017-05-11T15_3a_56_3a_16Z56.A2" table:number-columns-spanned="2" office:value-type="string">
            <text:p text:style-name="P5">997419878</text:p>
          </table:table-cell>
          <table:covered-table-cell/>
        </table:table-row>
      </table:table>
      <text:h text:style-name="P22" text:outline-level="1"/>
      <text:h text:style-name="P20" text:outline-level="1"/>
      <table:table table:name="MailMergeTable2017-05-11T15:56:16Z57" table:style-name="MailMergeTable2017-05-11T15_3a_56_3a_16Z57">
        <table:table-column table:style-name="MailMergeTable2017-05-11T15_3a_56_3a_16Z57.A"/>
        <table:table-column table:style-name="MailMergeTable2017-05-11T15_3a_56_3a_16Z57.B"/>
        <table:table-column table:style-name="MailMergeTable2017-05-11T15_3a_56_3a_16Z57.A"/>
        <table:table-column table:style-name="MailMergeTable2017-05-11T15_3a_56_3a_16Z57.D"/>
        <table:table-row>
          <table:table-cell table:style-name="MailMergeTable2017-05-11T15_3a_56_3a_16Z57.A1" table:number-columns-spanned="4" office:value-type="string">
            <text:p text:style-name="P10">Nome do Centro</text:p>
          </table:table-cell>
          <table:covered-table-cell/>
          <table:covered-table-cell/>
          <table:covered-table-cell/>
        </table:table-row>
        <table:table-row>
          <table:table-cell table:style-name="MailMergeTable2017-05-11T15_3a_56_3a_16Z57.A2" table:number-columns-spanned="4" office:value-type="string">
            <text:h text:style-name="P21" text:outline-level="1"><text:bookmark-start text:name="__RefHeading___Toc17024_3576474230"/><text:s/>INSTITUTO NACIONAL DE PSIQUIATRÍA RAMÓN DE LA FUENTE MUÑIZ<text:bookmark-end text:name="__RefHeading___Toc17024_3576474230"/></text:h>
          </table:table-cell>
          <table:covered-table-cell/>
          <table:covered-table-cell/>
          <table:covered-table-cell/>
        </table:table-row>
        <table:table-row>
          <table:table-cell table:style-name="MailMergeTable2017-05-11T15_3a_56_3a_16Z57.A3" table:number-columns-spanned="4" office:value-type="string">
            <text:p text:style-name="P8">Descrição do(s) curso(s)</text:p>
          </table:table-cell>
          <table:covered-table-cell/>
          <table:covered-table-cell/>
          <table:covered-table-cell/>
        </table:table-row>
        <table:table-row>
          <table:table-cell table:style-name="MailMergeTable2017-05-11T15_3a_56_3a_16Z57.A2" table:number-columns-spanned="4" office:value-type="string">
            <text:h text:style-name="P24" text:outline-level="2"><text:bookmark-start text:name="__RefHeading___Toc17026_3576474230"/><text:s/>INTERVENCIONES BREVES EN ADICCIONES<text:bookmark-end text:name="__RefHeading___Toc17026_3576474230"/></text:h>
          </table:table-cell>
          <table:covered-table-cell/>
          <table:covered-table-cell/>
          <table:covered-table-cell/>
        </table:table-row>
        <table:table-row>
          <table:table-cell table:style-name="MailMergeTable2017-05-11T15_3a_56_3a_16Z57.A5" office:value-type="string">
            <text:p text:style-name="P2">Modalidade do curso:</text:p>
          </table:table-cell>
          <table:table-cell table:style-name="MailMergeTable2017-05-11T15_3a_56_3a_16Z57.A5" office:value-type="string">
            <text:p text:style-name="P6">A DISTANCIA,</text:p>
          </table:table-cell>
          <table:table-cell table:style-name="MailMergeTable2017-05-11T15_3a_56_3a_16Z57.A5" office:value-type="string">
            <text:p text:style-name="P2">País:</text:p>
          </table:table-cell>
          <table:table-cell table:style-name="MailMergeTable2017-05-11T15_3a_56_3a_16Z57.A5" office:value-type="string">
            <text:p text:style-name="P4"><text:s/>MÉXICO </text:p>
          </table:table-cell>
        </table:table-row>
        <table:table-row>
          <table:table-cell table:style-name="MailMergeTable2017-05-11T15_3a_56_3a_16Z57.A3" office:value-type="string">
            <text:p text:style-name="P2">Carga horária:</text:p>
          </table:table-cell>
          <table:table-cell table:style-name="MailMergeTable2017-05-11T15_3a_56_3a_16Z57.A3" office:value-type="string">
            <text:p text:style-name="P4">40</text:p>
          </table:table-cell>
          <table:table-cell table:style-name="MailMergeTable2017-05-11T15_3a_56_3a_16Z57.A3" office:value-type="string">
            <text:p text:style-name="P2">Certificação?</text:p>
          </table:table-cell>
          <table:table-cell table:style-name="MailMergeTable2017-05-11T15_3a_56_3a_16Z57.A3" office:value-type="string">
            <text:p text:style-name="P6"><text:span text:style-name="T1"><text:s/></text:span>SI</text:p>
          </table:table-cell>
        </table:table-row>
        <table:table-row>
          <table:table-cell table:style-name="MailMergeTable2017-05-11T15_3a_56_3a_16Z57.A2" office:value-type="string">
            <text:p text:style-name="P3">Ano de início:</text:p>
          </table:table-cell>
          <table:table-cell table:style-name="MailMergeTable2017-05-11T15_3a_56_3a_16Z57.A2" office:value-type="string">
            <text:p text:style-name="P6">2007</text:p>
          </table:table-cell>
          <table:table-cell table:style-name="MailMergeTable2017-05-11T15_3a_56_3a_16Z57.A2" office:value-type="string">
            <text:p text:style-name="P3">Atual?</text:p>
          </table:table-cell>
          <table:table-cell table:style-name="MailMergeTable2017-05-11T15_3a_56_3a_16Z57.A2" office:value-type="string">
            <text:p text:style-name="P6"><text:span text:style-name="T1"><text:s/></text:span>SI</text:p>
          </table:table-cell>
        </table:table-row>
        <table:table-row>
          <table:table-cell table:style-name="MailMergeTable2017-05-11T15_3a_56_3a_16Z57.A3" table:number-columns-spanned="4" office:value-type="string">
            <text:p text:style-name="P9">Ementa da Capacitação</text:p>
          </table:table-cell>
          <table:covered-table-cell/>
          <table:covered-table-cell/>
          <table:covered-table-cell/>
        </table:table-row>
        <table:table-row>
          <table:table-cell table:style-name="MailMergeTable2017-05-11T15_3a_56_3a_16Z57.A3" table:number-columns-spanned="4" office:value-type="string">
            <text:p text:style-name="P16">1. LAS DROGAS Y SUS EFECTOS<text:line-break/>2. ¿CUÁLES SON LOS NIVELES DE CONSUMO DE SUSTANCIAS?<text:line-break/>3. ¿QUÉ ES LA DETECCIÓN TEMPRANA?<text:line-break/>4. ¿CÓMO MODIFICAR LOS HÁBITOS DE CONSUMO?<text:line-break/>5. ¿CÓMO DEJAR DE CONSUMIR DROGAS?<text:line-break/>6. ¿CÓMO REDUCIR EL CONSUMO DE ALCOHOL?</text:p>
          </table:table-cell>
          <table:covered-table-cell/>
          <table:covered-table-cell/>
          <table:covered-table-cell/>
        </table:table-row>
        <table:table-row>
          <table:table-cell table:style-name="MailMergeTable2017-05-11T15_3a_56_3a_16Z57.A10" table:number-columns-spanned="4" office:value-type="string">
            <text:p text:style-name="P10">Contato</text:p>
          </table:table-cell>
          <table:covered-table-cell/>
          <table:covered-table-cell/>
          <table:covered-table-cell/>
        </table:table-row>
        <table:table-row>
          <table:table-cell table:style-name="MailMergeTable2017-05-11T15_3a_56_3a_16Z57.A11" table:number-columns-spanned="2" office:value-type="string">
            <text:p text:style-name="P3">Email:</text:p>
          </table:table-cell>
          <table:covered-table-cell/>
          <table:table-cell table:style-name="MailMergeTable2017-05-11T15_3a_56_3a_16Z57.A11" table:number-columns-spanned="2" office:value-type="string">
            <text:p text:style-name="P5">TIBSAM@IMP.EDU.MX</text:p>
          </table:table-cell>
          <table:covered-table-cell/>
        </table:table-row>
        <table:table-row>
          <table:table-cell table:style-name="MailMergeTable2017-05-11T15_3a_56_3a_16Z57.A2" table:number-columns-spanned="2" office:value-type="string">
            <text:p text:style-name="P3">Telefone:</text:p>
          </table:table-cell>
          <table:covered-table-cell/>
          <table:table-cell table:style-name="MailMergeTable2017-05-11T15_3a_56_3a_16Z57.A2" table:number-columns-spanned="2" office:value-type="string">
            <text:p text:style-name="P5">+525541605162</text:p>
          </table:table-cell>
          <table:covered-table-cell/>
        </table:table-row>
      </table:table>
      <text:h text:style-name="P22" text:outline-level="1"/>
      <text:h text:style-name="P20" text:outline-level="1"/>
      <table:table table:name="MailMergeTable2017-05-11T15:56:16Z58" table:style-name="MailMergeTable2017-05-11T15_3a_56_3a_16Z58">
        <table:table-column table:style-name="MailMergeTable2017-05-11T15_3a_56_3a_16Z58.A"/>
        <table:table-column table:style-name="MailMergeTable2017-05-11T15_3a_56_3a_16Z58.B"/>
        <table:table-column table:style-name="MailMergeTable2017-05-11T15_3a_56_3a_16Z58.A"/>
        <table:table-column table:style-name="MailMergeTable2017-05-11T15_3a_56_3a_16Z58.D"/>
        <table:table-row>
          <table:table-cell table:style-name="MailMergeTable2017-05-11T15_3a_56_3a_16Z58.A1" table:number-columns-spanned="4" office:value-type="string">
            <text:p text:style-name="P10">Nome do Centro</text:p>
          </table:table-cell>
          <table:covered-table-cell/>
          <table:covered-table-cell/>
          <table:covered-table-cell/>
        </table:table-row>
        <table:table-row>
          <table:table-cell table:style-name="MailMergeTable2017-05-11T15_3a_56_3a_16Z58.A2" table:number-columns-spanned="4" office:value-type="string">
            <text:h text:style-name="P21" text:outline-level="1"><text:bookmark-start text:name="__RefHeading___Toc17028_3576474230"/><text:s/>INSTITUTO NACIONAL <text:s/>SOBRE ALCOHOLISMO Y FARMACODEPENDENCIA<text:bookmark-end text:name="__RefHeading___Toc17028_3576474230"/></text:h>
          </table:table-cell>
          <table:covered-table-cell/>
          <table:covered-table-cell/>
          <table:covered-table-cell/>
        </table:table-row>
        <table:table-row>
          <table:table-cell table:style-name="MailMergeTable2017-05-11T15_3a_56_3a_16Z58.A3" table:number-columns-spanned="4" office:value-type="string">
            <text:p text:style-name="P8">Descrição do(s) curso(s)</text:p>
          </table:table-cell>
          <table:covered-table-cell/>
          <table:covered-table-cell/>
          <table:covered-table-cell/>
        </table:table-row>
        <table:table-row>
          <table:table-cell table:style-name="MailMergeTable2017-05-11T15_3a_56_3a_16Z58.A2" table:number-columns-spanned="4" office:value-type="string">
            <text:h text:style-name="P24" text:outline-level="2"><text:bookmark-start text:name="__RefHeading___Toc17030_3576474230"/>GUÍE A SUS PACIENTES A UN FUTURO SIN TABACO<text:line-break/>CURSO DE FARMACODEPENDENICA<text:line-break/>DETECCIÓN E INTERVENCIÓN TEMPRANA EN ALCOHOL Y TABACO<text:line-break/>MG GAPS<text:line-break/><text:bookmark-end text:name="__RefHeading___Toc17030_3576474230"/></text:h>
          </table:table-cell>
          <table:covered-table-cell/>
          <table:covered-table-cell/>
          <table:covered-table-cell/>
        </table:table-row>
        <table:table-row>
          <table:table-cell table:style-name="MailMergeTable2017-05-11T15_3a_56_3a_16Z58.A5" office:value-type="string">
            <text:p text:style-name="P2">Modalidade do curso:</text:p>
          </table:table-cell>
          <table:table-cell table:style-name="MailMergeTable2017-05-11T15_3a_56_3a_16Z58.A5" office:value-type="string">
            <text:p text:style-name="P6">PRESENCIAL,</text:p>
          </table:table-cell>
          <table:table-cell table:style-name="MailMergeTable2017-05-11T15_3a_56_3a_16Z58.A5" office:value-type="string">
            <text:p text:style-name="P2">País:</text:p>
          </table:table-cell>
          <table:table-cell table:style-name="MailMergeTable2017-05-11T15_3a_56_3a_16Z58.A5" office:value-type="string">
            <text:p text:style-name="P4"><text:s/>COSTA RICA </text:p>
          </table:table-cell>
        </table:table-row>
        <table:table-row>
          <table:table-cell table:style-name="MailMergeTable2017-05-11T15_3a_56_3a_16Z58.A3" office:value-type="string">
            <text:p text:style-name="P2">Carga horária:</text:p>
          </table:table-cell>
          <table:table-cell table:style-name="MailMergeTable2017-05-11T15_3a_56_3a_16Z58.A3" office:value-type="string">
            <text:p text:style-name="P4">40</text:p>
          </table:table-cell>
          <table:table-cell table:style-name="MailMergeTable2017-05-11T15_3a_56_3a_16Z58.A3" office:value-type="string">
            <text:p text:style-name="P2">Certificação?</text:p>
          </table:table-cell>
          <table:table-cell table:style-name="MailMergeTable2017-05-11T15_3a_56_3a_16Z58.A3" office:value-type="string">
            <text:p text:style-name="P6"><text:span text:style-name="T1"><text:s/></text:span>SI</text:p>
          </table:table-cell>
        </table:table-row>
        <table:table-row>
          <table:table-cell table:style-name="MailMergeTable2017-05-11T15_3a_56_3a_16Z58.A2" office:value-type="string">
            <text:p text:style-name="P3">Ano de início:</text:p>
          </table:table-cell>
          <table:table-cell table:style-name="MailMergeTable2017-05-11T15_3a_56_3a_16Z58.A2" office:value-type="string">
            <text:p text:style-name="P6">1990</text:p>
          </table:table-cell>
          <table:table-cell table:style-name="MailMergeTable2017-05-11T15_3a_56_3a_16Z58.A2" office:value-type="string">
            <text:p text:style-name="P3">Atual?</text:p>
          </table:table-cell>
          <table:table-cell table:style-name="MailMergeTable2017-05-11T15_3a_56_3a_16Z58.A2" office:value-type="string">
            <text:p text:style-name="P6"><text:span text:style-name="T1"><text:s/></text:span>SI</text:p>
          </table:table-cell>
        </table:table-row>
        <table:table-row>
          <table:table-cell table:style-name="MailMergeTable2017-05-11T15_3a_56_3a_16Z58.A3" table:number-columns-spanned="4" office:value-type="string">
            <text:p text:style-name="P9">Ementa da Capacitação</text:p>
          </table:table-cell>
          <table:covered-table-cell/>
          <table:covered-table-cell/>
          <table:covered-table-cell/>
        </table:table-row>
        <table:table-row>
          <table:table-cell table:style-name="MailMergeTable2017-05-11T15_3a_56_3a_16Z58.A3" table:number-columns-spanned="4" office:value-type="string">
            <text:p text:style-name="P16"><text:s/>GENERALIDADES<text:line-break/>EPIDEMIOLOGÍA<text:line-break/>NEUROBIOLOGÍA<text:line-break/>ETAPAS DE CAMBIO<text:line-break/>ENTREVISTA MOTIVACIÓN <text:s/><text:line-break/>TX FARMACOLÓGICO<text:line-break/>TX DE LA CONDUCTA DE DEPENDENCIA O ADICTIVA<text:line-break/>INTERVENCIÓN BREVE<text:line-break/>TRABAJO EN RED<text:line-break/></text:p>
          </table:table-cell>
          <table:covered-table-cell/>
          <table:covered-table-cell/>
          <table:covered-table-cell/>
        </table:table-row>
        <table:table-row>
          <table:table-cell table:style-name="MailMergeTable2017-05-11T15_3a_56_3a_16Z58.A10" table:number-columns-spanned="4" office:value-type="string">
            <text:p text:style-name="P10">Contato</text:p>
          </table:table-cell>
          <table:covered-table-cell/>
          <table:covered-table-cell/>
          <table:covered-table-cell/>
        </table:table-row>
        <table:table-row>
          <table:table-cell table:style-name="MailMergeTable2017-05-11T15_3a_56_3a_16Z58.A11" table:number-columns-spanned="2" office:value-type="string">
            <text:p text:style-name="P3">Email:</text:p>
          </table:table-cell>
          <table:covered-table-cell/>
          <table:table-cell table:style-name="MailMergeTable2017-05-11T15_3a_56_3a_16Z58.A11" table:number-columns-spanned="2" office:value-type="string">
            <text:p text:style-name="P5">LSANDI@IAFA.GO.CR</text:p>
          </table:table-cell>
          <table:covered-table-cell/>
        </table:table-row>
        <table:table-row>
          <table:table-cell table:style-name="MailMergeTable2017-05-11T15_3a_56_3a_16Z58.A2" table:number-columns-spanned="2" office:value-type="string">
            <text:p text:style-name="P3">Telefone:</text:p>
          </table:table-cell>
          <table:covered-table-cell/>
          <table:table-cell table:style-name="MailMergeTable2017-05-11T15_3a_56_3a_16Z58.A2" table:number-columns-spanned="2" office:value-type="string">
            <text:p text:style-name="P5">506 87042393</text:p>
          </table:table-cell>
          <table:covered-table-cell/>
        </table:table-row>
      </table:table>
      <text:h text:style-name="P22" text:outline-level="1"/>
      <text:h text:style-name="P20" text:outline-level="1"/>
      <table:table table:name="MailMergeTable2017-05-11T15:56:17Z59" table:style-name="MailMergeTable2017-05-11T15_3a_56_3a_17Z59">
        <table:table-column table:style-name="MailMergeTable2017-05-11T15_3a_56_3a_17Z59.A"/>
        <table:table-column table:style-name="MailMergeTable2017-05-11T15_3a_56_3a_17Z59.B"/>
        <table:table-column table:style-name="MailMergeTable2017-05-11T15_3a_56_3a_17Z59.A"/>
        <table:table-column table:style-name="MailMergeTable2017-05-11T15_3a_56_3a_17Z59.D"/>
        <table:table-row>
          <table:table-cell table:style-name="MailMergeTable2017-05-11T15_3a_56_3a_17Z59.A1" table:number-columns-spanned="4" office:value-type="string">
            <text:p text:style-name="P10">Nome do Centro</text:p>
          </table:table-cell>
          <table:covered-table-cell/>
          <table:covered-table-cell/>
          <table:covered-table-cell/>
        </table:table-row>
        <table:table-row>
          <table:table-cell table:style-name="MailMergeTable2017-05-11T15_3a_56_3a_17Z59.A2" table:number-columns-spanned="4" office:value-type="string">
            <text:h text:style-name="P21" text:outline-level="1"><text:bookmark-start text:name="__RefHeading___Toc17032_3576474230"/><text:s/>INSTITUTO PARA LA ATENCIÓN Y PREVENCIÓN DE LAS ADICCIONES EN LA CIUDAD DE MÉXICO, <text:bookmark-end text:name="__RefHeading___Toc17032_3576474230"/></text:h>
          </table:table-cell>
          <table:covered-table-cell/>
          <table:covered-table-cell/>
          <table:covered-table-cell/>
        </table:table-row>
        <table:table-row>
          <table:table-cell table:style-name="MailMergeTable2017-05-11T15_3a_56_3a_17Z59.A3" table:number-columns-spanned="4" office:value-type="string">
            <text:p text:style-name="P8">Descrição do(s) curso(s)</text:p>
          </table:table-cell>
          <table:covered-table-cell/>
          <table:covered-table-cell/>
          <table:covered-table-cell/>
        </table:table-row>
        <table:table-row>
          <table:table-cell table:style-name="MailMergeTable2017-05-11T15_3a_56_3a_17Z59.A2" table:number-columns-spanned="4" office:value-type="string">
            <text:h text:style-name="P24" text:outline-level="2"><text:bookmark-start text:name="__RefHeading___Toc17034_3576474230"/>1. CONSEJERÍA BREVE PARA LA REDUCCIÓN DEL USO NOCIVO DEL ALCOHOL <text:line-break/>2. CONSEJERÍA BREVE EN EL PROCESO DE CESACIÓN DE TABACO<text:line-break/>3. CONSEJO BREE. BASES TEÓRICAS Y SU APLICACIÓN <text:line-break/><text:bookmark-end text:name="__RefHeading___Toc17034_3576474230"/></text:h>
          </table:table-cell>
          <table:covered-table-cell/>
          <table:covered-table-cell/>
          <table:covered-table-cell/>
        </table:table-row>
        <table:table-row>
          <table:table-cell table:style-name="MailMergeTable2017-05-11T15_3a_56_3a_17Z59.A5" office:value-type="string">
            <text:p text:style-name="P2">Modalidade do curso:</text:p>
          </table:table-cell>
          <table:table-cell table:style-name="MailMergeTable2017-05-11T15_3a_56_3a_17Z59.A5" office:value-type="string">
            <text:p text:style-name="P6">A DISTANCIA,</text:p>
          </table:table-cell>
          <table:table-cell table:style-name="MailMergeTable2017-05-11T15_3a_56_3a_17Z59.A5" office:value-type="string">
            <text:p text:style-name="P2">País:</text:p>
          </table:table-cell>
          <table:table-cell table:style-name="MailMergeTable2017-05-11T15_3a_56_3a_17Z59.A5" office:value-type="string">
            <text:p text:style-name="P4"><text:s/>MÉXICO </text:p>
          </table:table-cell>
        </table:table-row>
        <table:table-row>
          <table:table-cell table:style-name="MailMergeTable2017-05-11T15_3a_56_3a_17Z59.A3" office:value-type="string">
            <text:p text:style-name="P2">Carga horária:</text:p>
          </table:table-cell>
          <table:table-cell table:style-name="MailMergeTable2017-05-11T15_3a_56_3a_17Z59.A3" office:value-type="string">
            <text:p text:style-name="P4">120</text:p>
          </table:table-cell>
          <table:table-cell table:style-name="MailMergeTable2017-05-11T15_3a_56_3a_17Z59.A3" office:value-type="string">
            <text:p text:style-name="P2">Certificação?</text:p>
          </table:table-cell>
          <table:table-cell table:style-name="MailMergeTable2017-05-11T15_3a_56_3a_17Z59.A3" office:value-type="string">
            <text:p text:style-name="P6"><text:span text:style-name="T1"><text:s/></text:span>SI</text:p>
          </table:table-cell>
        </table:table-row>
        <table:table-row>
          <table:table-cell table:style-name="MailMergeTable2017-05-11T15_3a_56_3a_17Z59.A2" office:value-type="string">
            <text:p text:style-name="P3">Ano de início:</text:p>
          </table:table-cell>
          <table:table-cell table:style-name="MailMergeTable2017-05-11T15_3a_56_3a_17Z59.A2" office:value-type="string">
            <text:p text:style-name="P6">2015</text:p>
          </table:table-cell>
          <table:table-cell table:style-name="MailMergeTable2017-05-11T15_3a_56_3a_17Z59.A2" office:value-type="string">
            <text:p text:style-name="P3">Atual?</text:p>
          </table:table-cell>
          <table:table-cell table:style-name="MailMergeTable2017-05-11T15_3a_56_3a_17Z59.A2" office:value-type="string">
            <text:p text:style-name="P6"><text:span text:style-name="T1"><text:s/></text:span>SI</text:p>
          </table:table-cell>
        </table:table-row>
        <table:table-row>
          <table:table-cell table:style-name="MailMergeTable2017-05-11T15_3a_56_3a_17Z59.A3" table:number-columns-spanned="4" office:value-type="string">
            <text:p text:style-name="P9">Ementa da Capacitação</text:p>
          </table:table-cell>
          <table:covered-table-cell/>
          <table:covered-table-cell/>
          <table:covered-table-cell/>
        </table:table-row>
        <table:table-row>
          <table:table-cell table:style-name="MailMergeTable2017-05-11T15_3a_56_3a_17Z59.A3" table:number-columns-spanned="4" office:value-type="string">
            <text:p text:style-name="P16">HISTORIA DEL TABAQUISMO<text:line-break/>PANORAMA EPIDEMIOLÓGICO DEL TABAQUISMO EN EL MUNDO Y EN MÉXICO<text:line-break/>MARCO LEGAL DEL TABAQUISMO<text:line-break/>FARMACOCINÉTICA Y FARMACODINAMIA DE LA NICOTINA<text:line-break/>EFECTOS DEL CONSUMO DE TABACO EN LA SALUD DEL FUMADOR<text:line-break/>CONCEPTOS CLAVE SOBRE LA ADICCIÓN A LA NICOTINA<text:line-break/>DETECCIÓN TEMPRANA<text:line-break/>TAMIZAJE<text:line-break/>CONSEJERÍA BREVE<text:line-break/><text:line-break/>CONCEPTOS BÁSICOS<text:line-break/>POLÍTICAS DE SALUD EN TORNO AL CONSUMO DE ALCOHOL<text:line-break/>CONSEJERÍA BREVE<text:line-break/>INCORPORANDO LA CONSEJERÍA BREVE<text:line-break/></text:p>
          </table:table-cell>
          <table:covered-table-cell/>
          <table:covered-table-cell/>
          <table:covered-table-cell/>
        </table:table-row>
        <table:table-row>
          <table:table-cell table:style-name="MailMergeTable2017-05-11T15_3a_56_3a_17Z59.A10" table:number-columns-spanned="4" office:value-type="string">
            <text:p text:style-name="P10">Contato</text:p>
          </table:table-cell>
          <table:covered-table-cell/>
          <table:covered-table-cell/>
          <table:covered-table-cell/>
        </table:table-row>
        <table:table-row>
          <table:table-cell table:style-name="MailMergeTable2017-05-11T15_3a_56_3a_17Z59.A11" table:number-columns-spanned="2" office:value-type="string">
            <text:p text:style-name="P3">Email:</text:p>
          </table:table-cell>
          <table:covered-table-cell/>
          <table:table-cell table:style-name="MailMergeTable2017-05-11T15_3a_56_3a_17Z59.A11" table:number-columns-spanned="2" office:value-type="string">
            <text:p text:style-name="P5">MONICAVALDIVIAGUERRERO@HOTMAIL.COM</text:p>
          </table:table-cell>
          <table:covered-table-cell/>
        </table:table-row>
        <table:table-row>
          <table:table-cell table:style-name="MailMergeTable2017-05-11T15_3a_56_3a_17Z59.A2" table:number-columns-spanned="2" office:value-type="string">
            <text:p text:style-name="P3">Telefone:</text:p>
          </table:table-cell>
          <table:covered-table-cell/>
          <table:table-cell table:style-name="MailMergeTable2017-05-11T15_3a_56_3a_17Z59.A2" table:number-columns-spanned="2" office:value-type="string">
            <text:p text:style-name="P5">015513205748</text:p>
          </table:table-cell>
          <table:covered-table-cell/>
        </table:table-row>
      </table:table>
      <text:h text:style-name="P22" text:outline-level="1"/>
      <text:h text:style-name="P20" text:outline-level="1"/>
      <table:table table:name="MailMergeTable2017-05-11T15:56:17Z60" table:style-name="MailMergeTable2017-05-11T15_3a_56_3a_17Z60">
        <table:table-column table:style-name="MailMergeTable2017-05-11T15_3a_56_3a_17Z60.A"/>
        <table:table-column table:style-name="MailMergeTable2017-05-11T15_3a_56_3a_17Z60.B"/>
        <table:table-column table:style-name="MailMergeTable2017-05-11T15_3a_56_3a_17Z60.A"/>
        <table:table-column table:style-name="MailMergeTable2017-05-11T15_3a_56_3a_17Z60.D"/>
        <table:table-row>
          <table:table-cell table:style-name="MailMergeTable2017-05-11T15_3a_56_3a_17Z60.A1" table:number-columns-spanned="4" office:value-type="string">
            <text:p text:style-name="P10">Nome do Centro</text:p>
          </table:table-cell>
          <table:covered-table-cell/>
          <table:covered-table-cell/>
          <table:covered-table-cell/>
        </table:table-row>
        <table:table-row>
          <table:table-cell table:style-name="MailMergeTable2017-05-11T15_3a_56_3a_17Z60.A2" table:number-columns-spanned="4" office:value-type="string">
            <text:h text:style-name="P21" text:outline-level="1"><text:bookmark-start text:name="__RefHeading___Toc17036_3576474230"/>INSTITUTO PARA LA ATENCIÓN Y PREVENCIÓN DE LAS ADICCIONES EN LA CIUDAD DE MÉXICO (IAPA)<text:bookmark-end text:name="__RefHeading___Toc17036_3576474230"/></text:h>
          </table:table-cell>
          <table:covered-table-cell/>
          <table:covered-table-cell/>
          <table:covered-table-cell/>
        </table:table-row>
        <table:table-row>
          <table:table-cell table:style-name="MailMergeTable2017-05-11T15_3a_56_3a_17Z60.A3" table:number-columns-spanned="4" office:value-type="string">
            <text:p text:style-name="P8">Descrição do(s) curso(s)</text:p>
          </table:table-cell>
          <table:covered-table-cell/>
          <table:covered-table-cell/>
          <table:covered-table-cell/>
        </table:table-row>
        <table:table-row>
          <table:table-cell table:style-name="MailMergeTable2017-05-11T15_3a_56_3a_17Z60.A2" table:number-columns-spanned="4" office:value-type="string">
            <text:h text:style-name="P24" text:outline-level="2"><text:bookmark-start text:name="__RefHeading___Toc17038_3576474230"/>- TRATAMIENTOS BREVES COGNITIVO-CONDUCTUALES,<text:line-break/>- CONSEJERÍA BREVE PARA LA REDUCCIÓN DEL USO NOCIVO DE ALCOHO,<text:line-break/>- CONSEJO BREVE EN EL PROCESO DE CESACIÓN DE TABACO,<text:line-break/>- ESTRATEGIAS DE INTERVENCIÓN OPORTUNA EN EL CONSUMO DE SUSTANCIAS PSICOACTIVAS<text:line-break/>- ABC DE LAS SUSTANCIAS PSICOACTIVAS<text:bookmark-end text:name="__RefHeading___Toc17038_3576474230"/></text:h>
          </table:table-cell>
          <table:covered-table-cell/>
          <table:covered-table-cell/>
          <table:covered-table-cell/>
        </table:table-row>
        <table:table-row>
          <table:table-cell table:style-name="MailMergeTable2017-05-11T15_3a_56_3a_17Z60.A5" office:value-type="string">
            <text:p text:style-name="P2">Modalidade do curso:</text:p>
          </table:table-cell>
          <table:table-cell table:style-name="MailMergeTable2017-05-11T15_3a_56_3a_17Z60.A5" office:value-type="string">
            <text:p text:style-name="P6">PRESENCIAL,A DISTANCIA,</text:p>
          </table:table-cell>
          <table:table-cell table:style-name="MailMergeTable2017-05-11T15_3a_56_3a_17Z60.A5" office:value-type="string">
            <text:p text:style-name="P2">País:</text:p>
          </table:table-cell>
          <table:table-cell table:style-name="MailMergeTable2017-05-11T15_3a_56_3a_17Z60.A5" office:value-type="string">
            <text:p text:style-name="P4"><text:s/>MÉXICO </text:p>
          </table:table-cell>
        </table:table-row>
        <table:table-row>
          <table:table-cell table:style-name="MailMergeTable2017-05-11T15_3a_56_3a_17Z60.A3" office:value-type="string">
            <text:p text:style-name="P2">Carga horária:</text:p>
          </table:table-cell>
          <table:table-cell table:style-name="MailMergeTable2017-05-11T15_3a_56_3a_17Z60.A3" office:value-type="string">
            <text:p text:style-name="P4">40</text:p>
          </table:table-cell>
          <table:table-cell table:style-name="MailMergeTable2017-05-11T15_3a_56_3a_17Z60.A3" office:value-type="string">
            <text:p text:style-name="P2">Certificação?</text:p>
          </table:table-cell>
          <table:table-cell table:style-name="MailMergeTable2017-05-11T15_3a_56_3a_17Z60.A3" office:value-type="string">
            <text:p text:style-name="P6"><text:span text:style-name="T1"><text:s/></text:span>SI</text:p>
          </table:table-cell>
        </table:table-row>
        <table:table-row>
          <table:table-cell table:style-name="MailMergeTable2017-05-11T15_3a_56_3a_17Z60.A2" office:value-type="string">
            <text:p text:style-name="P3">Ano de início:</text:p>
          </table:table-cell>
          <table:table-cell table:style-name="MailMergeTable2017-05-11T15_3a_56_3a_17Z60.A2" office:value-type="string">
            <text:p text:style-name="P6">2016</text:p>
          </table:table-cell>
          <table:table-cell table:style-name="MailMergeTable2017-05-11T15_3a_56_3a_17Z60.A2" office:value-type="string">
            <text:p text:style-name="P3">Atual?</text:p>
          </table:table-cell>
          <table:table-cell table:style-name="MailMergeTable2017-05-11T15_3a_56_3a_17Z60.A2" office:value-type="string">
            <text:p text:style-name="P6"><text:span text:style-name="T1"><text:s/></text:span>SI</text:p>
          </table:table-cell>
        </table:table-row>
        <table:table-row>
          <table:table-cell table:style-name="MailMergeTable2017-05-11T15_3a_56_3a_17Z60.A3" table:number-columns-spanned="4" office:value-type="string">
            <text:p text:style-name="P9">Ementa da Capacitação</text:p>
          </table:table-cell>
          <table:covered-table-cell/>
          <table:covered-table-cell/>
          <table:covered-table-cell/>
        </table:table-row>
        <table:table-row>
          <table:table-cell table:style-name="MailMergeTable2017-05-11T15_3a_56_3a_17Z60.A3" table:number-columns-spanned="4" office:value-type="string">
            <text:p text:style-name="P16"><text:s/>SOBRE TODO ES EL CONSEJO BREVE Y LA INTERVENCIÓN BREVE DESDE UN ENFOQUE COGNITIVO-CONDUCTUAL</text:p>
          </table:table-cell>
          <table:covered-table-cell/>
          <table:covered-table-cell/>
          <table:covered-table-cell/>
        </table:table-row>
        <table:table-row>
          <table:table-cell table:style-name="MailMergeTable2017-05-11T15_3a_56_3a_17Z60.A10" table:number-columns-spanned="4" office:value-type="string">
            <text:p text:style-name="P10">Contato</text:p>
          </table:table-cell>
          <table:covered-table-cell/>
          <table:covered-table-cell/>
          <table:covered-table-cell/>
        </table:table-row>
        <table:table-row>
          <table:table-cell table:style-name="MailMergeTable2017-05-11T15_3a_56_3a_17Z60.A11" table:number-columns-spanned="2" office:value-type="string">
            <text:p text:style-name="P3">Email:</text:p>
          </table:table-cell>
          <table:covered-table-cell/>
          <table:table-cell table:style-name="MailMergeTable2017-05-11T15_3a_56_3a_17Z60.A11" table:number-columns-spanned="2" office:value-type="string">
            <text:p text:style-name="P5">JESCOBEDOA@CDMX.GOB.MX</text:p>
          </table:table-cell>
          <table:covered-table-cell/>
        </table:table-row>
        <table:table-row>
          <table:table-cell table:style-name="MailMergeTable2017-05-11T15_3a_56_3a_17Z60.A2" table:number-columns-spanned="2" office:value-type="string">
            <text:p text:style-name="P3">Telefone:</text:p>
          </table:table-cell>
          <table:covered-table-cell/>
          <table:table-cell table:style-name="MailMergeTable2017-05-11T15_3a_56_3a_17Z60.A2" table:number-columns-spanned="2" office:value-type="string">
            <text:p text:style-name="P5">04455 19315935</text:p>
          </table:table-cell>
          <table:covered-table-cell/>
        </table:table-row>
      </table:table>
      <text:h text:style-name="P22" text:outline-level="1"/>
      <text:h text:style-name="P20" text:outline-level="1"/>
      <table:table table:name="MailMergeTable2017-05-11T15:56:17Z61" table:style-name="MailMergeTable2017-05-11T15_3a_56_3a_17Z61">
        <table:table-column table:style-name="MailMergeTable2017-05-11T15_3a_56_3a_17Z61.A"/>
        <table:table-column table:style-name="MailMergeTable2017-05-11T15_3a_56_3a_17Z61.B"/>
        <table:table-column table:style-name="MailMergeTable2017-05-11T15_3a_56_3a_17Z61.A"/>
        <table:table-column table:style-name="MailMergeTable2017-05-11T15_3a_56_3a_17Z61.D"/>
        <table:table-row>
          <table:table-cell table:style-name="MailMergeTable2017-05-11T15_3a_56_3a_17Z61.A1" table:number-columns-spanned="4" office:value-type="string">
            <text:p text:style-name="P10">Nome do Centro</text:p>
          </table:table-cell>
          <table:covered-table-cell/>
          <table:covered-table-cell/>
          <table:covered-table-cell/>
        </table:table-row>
        <table:table-row>
          <table:table-cell table:style-name="MailMergeTable2017-05-11T15_3a_56_3a_17Z61.A2" table:number-columns-spanned="4" office:value-type="string">
            <text:h text:style-name="P21" text:outline-level="1"><text:bookmark-start text:name="__RefHeading___Toc17040_3576474230"/><text:s/>JURISDICCIÓN SANITARIA 8 SECRETARIA DE SALUD<text:bookmark-end text:name="__RefHeading___Toc17040_3576474230"/></text:h>
          </table:table-cell>
          <table:covered-table-cell/>
          <table:covered-table-cell/>
          <table:covered-table-cell/>
        </table:table-row>
        <table:table-row>
          <table:table-cell table:style-name="MailMergeTable2017-05-11T15_3a_56_3a_17Z61.A3" table:number-columns-spanned="4" office:value-type="string">
            <text:p text:style-name="P8">Descrição do(s) curso(s)</text:p>
          </table:table-cell>
          <table:covered-table-cell/>
          <table:covered-table-cell/>
          <table:covered-table-cell/>
        </table:table-row>
        <table:table-row>
          <table:table-cell table:style-name="MailMergeTable2017-05-11T15_3a_56_3a_17Z61.A2" table:number-columns-spanned="4" office:value-type="string">
            <text:h text:style-name="P24" text:outline-level="2"><text:bookmark-start text:name="__RefHeading___Toc17042_3576474230"/><text:s/>INTERVENCIÓN BREVE PARA BEBEDORES PROBLEMA<text:bookmark-end text:name="__RefHeading___Toc17042_3576474230"/></text:h>
          </table:table-cell>
          <table:covered-table-cell/>
          <table:covered-table-cell/>
          <table:covered-table-cell/>
        </table:table-row>
        <table:table-row>
          <table:table-cell table:style-name="MailMergeTable2017-05-11T15_3a_56_3a_17Z61.A5" office:value-type="string">
            <text:p text:style-name="P2">Modalidade do curso:</text:p>
          </table:table-cell>
          <table:table-cell table:style-name="MailMergeTable2017-05-11T15_3a_56_3a_17Z61.A5" office:value-type="string">
            <text:p text:style-name="P6">PRESENCIAL,</text:p>
          </table:table-cell>
          <table:table-cell table:style-name="MailMergeTable2017-05-11T15_3a_56_3a_17Z61.A5" office:value-type="string">
            <text:p text:style-name="P2">País:</text:p>
          </table:table-cell>
          <table:table-cell table:style-name="MailMergeTable2017-05-11T15_3a_56_3a_17Z61.A5" office:value-type="string">
            <text:p text:style-name="P4"><text:s/>MÉXICO </text:p>
          </table:table-cell>
        </table:table-row>
        <table:table-row>
          <table:table-cell table:style-name="MailMergeTable2017-05-11T15_3a_56_3a_17Z61.A3" office:value-type="string">
            <text:p text:style-name="P2">Carga horária:</text:p>
          </table:table-cell>
          <table:table-cell table:style-name="MailMergeTable2017-05-11T15_3a_56_3a_17Z61.A3" office:value-type="string">
            <text:p text:style-name="P4">16</text:p>
          </table:table-cell>
          <table:table-cell table:style-name="MailMergeTable2017-05-11T15_3a_56_3a_17Z61.A3" office:value-type="string">
            <text:p text:style-name="P2">Certificação?</text:p>
          </table:table-cell>
          <table:table-cell table:style-name="MailMergeTable2017-05-11T15_3a_56_3a_17Z61.A3" office:value-type="string">
            <text:p text:style-name="P6"><text:span text:style-name="T1"><text:s/></text:span>SI</text:p>
          </table:table-cell>
        </table:table-row>
        <table:table-row>
          <table:table-cell table:style-name="MailMergeTable2017-05-11T15_3a_56_3a_17Z61.A2" office:value-type="string">
            <text:p text:style-name="P3">Ano de início:</text:p>
          </table:table-cell>
          <table:table-cell table:style-name="MailMergeTable2017-05-11T15_3a_56_3a_17Z61.A2" office:value-type="string">
            <text:p text:style-name="P6">2013</text:p>
          </table:table-cell>
          <table:table-cell table:style-name="MailMergeTable2017-05-11T15_3a_56_3a_17Z61.A2" office:value-type="string">
            <text:p text:style-name="P3">Atual?</text:p>
          </table:table-cell>
          <table:table-cell table:style-name="MailMergeTable2017-05-11T15_3a_56_3a_17Z61.A2" office:value-type="string">
            <text:p text:style-name="P6"><text:span text:style-name="T1"><text:s/></text:span>SI</text:p>
          </table:table-cell>
        </table:table-row>
        <table:table-row>
          <table:table-cell table:style-name="MailMergeTable2017-05-11T15_3a_56_3a_17Z61.A3" table:number-columns-spanned="4" office:value-type="string">
            <text:p text:style-name="P9">Ementa da Capacitação</text:p>
          </table:table-cell>
          <table:covered-table-cell/>
          <table:covered-table-cell/>
          <table:covered-table-cell/>
        </table:table-row>
        <table:table-row>
          <table:table-cell table:style-name="MailMergeTable2017-05-11T15_3a_56_3a_17Z61.A3" table:number-columns-spanned="4" office:value-type="string">
            <text:p text:style-name="P16"><text:s/>DETECCIÓN OPORTUNA<text:line-break/>INTERVENCIÓN BREVE<text:line-break/>SEGUIMIENTO DE CASOS</text:p>
          </table:table-cell>
          <table:covered-table-cell/>
          <table:covered-table-cell/>
          <table:covered-table-cell/>
        </table:table-row>
        <table:table-row>
          <table:table-cell table:style-name="MailMergeTable2017-05-11T15_3a_56_3a_17Z61.A10" table:number-columns-spanned="4" office:value-type="string">
            <text:p text:style-name="P10">Contato</text:p>
          </table:table-cell>
          <table:covered-table-cell/>
          <table:covered-table-cell/>
          <table:covered-table-cell/>
        </table:table-row>
        <table:table-row>
          <table:table-cell table:style-name="MailMergeTable2017-05-11T15_3a_56_3a_17Z61.A11" table:number-columns-spanned="2" office:value-type="string">
            <text:p text:style-name="P3">Email:</text:p>
          </table:table-cell>
          <table:covered-table-cell/>
          <table:table-cell table:style-name="MailMergeTable2017-05-11T15_3a_56_3a_17Z61.A11" table:number-columns-spanned="2" office:value-type="string">
            <text:p text:style-name="P5">JURISDI8@HOTMAIL.COM</text:p>
          </table:table-cell>
          <table:covered-table-cell/>
        </table:table-row>
        <table:table-row>
          <table:table-cell table:style-name="MailMergeTable2017-05-11T15_3a_56_3a_17Z61.A2" table:number-columns-spanned="2" office:value-type="string">
            <text:p text:style-name="P3">Telefone:</text:p>
          </table:table-cell>
          <table:covered-table-cell/>
          <table:table-cell table:style-name="MailMergeTable2017-05-11T15_3a_56_3a_17Z61.A2" table:number-columns-spanned="2" office:value-type="string">
            <text:p text:style-name="P5">4777292927</text:p>
          </table:table-cell>
          <table:covered-table-cell/>
        </table:table-row>
      </table:table>
      <text:h text:style-name="P22" text:outline-level="1"/>
      <text:h text:style-name="P20" text:outline-level="1"/>
      <table:table table:name="MailMergeTable2017-05-11T15:56:17Z62" table:style-name="MailMergeTable2017-05-11T15_3a_56_3a_17Z62">
        <table:table-column table:style-name="MailMergeTable2017-05-11T15_3a_56_3a_17Z62.A"/>
        <table:table-column table:style-name="MailMergeTable2017-05-11T15_3a_56_3a_17Z62.B"/>
        <table:table-column table:style-name="MailMergeTable2017-05-11T15_3a_56_3a_17Z62.A"/>
        <table:table-column table:style-name="MailMergeTable2017-05-11T15_3a_56_3a_17Z62.D"/>
        <table:table-row>
          <table:table-cell table:style-name="MailMergeTable2017-05-11T15_3a_56_3a_17Z62.A1" table:number-columns-spanned="4" office:value-type="string">
            <text:p text:style-name="P10">Nome do Centro</text:p>
          </table:table-cell>
          <table:covered-table-cell/>
          <table:covered-table-cell/>
          <table:covered-table-cell/>
        </table:table-row>
        <table:table-row>
          <table:table-cell table:style-name="MailMergeTable2017-05-11T15_3a_56_3a_17Z62.A2" table:number-columns-spanned="4" office:value-type="string">
            <text:h text:style-name="P21" text:outline-level="1"><text:bookmark-start text:name="__RefHeading___Toc17044_3576474230"/><text:s/>MINISTERIO DE SALUD<text:bookmark-end text:name="__RefHeading___Toc17044_3576474230"/></text:h>
          </table:table-cell>
          <table:covered-table-cell/>
          <table:covered-table-cell/>
          <table:covered-table-cell/>
        </table:table-row>
        <table:table-row>
          <table:table-cell table:style-name="MailMergeTable2017-05-11T15_3a_56_3a_17Z62.A3" table:number-columns-spanned="4" office:value-type="string">
            <text:p text:style-name="P8">Descrição do(s) curso(s)</text:p>
          </table:table-cell>
          <table:covered-table-cell/>
          <table:covered-table-cell/>
          <table:covered-table-cell/>
        </table:table-row>
        <table:table-row>
          <table:table-cell table:style-name="MailMergeTable2017-05-11T15_3a_56_3a_17Z62.A2" table:number-columns-spanned="4" office:value-type="string">
            <text:h text:style-name="P24" text:outline-level="2"><text:bookmark-start text:name="__RefHeading___Toc17046_3576474230"/><text:s/>CAPACITACIÓN PROGRAMA DE INTERVENCIONES BREVES EN ALCOHOL<text:bookmark-end text:name="__RefHeading___Toc17046_3576474230"/></text:h>
          </table:table-cell>
          <table:covered-table-cell/>
          <table:covered-table-cell/>
          <table:covered-table-cell/>
        </table:table-row>
        <table:table-row>
          <table:table-cell table:style-name="MailMergeTable2017-05-11T15_3a_56_3a_17Z62.A5" office:value-type="string">
            <text:p text:style-name="P2">Modalidade do curso:</text:p>
          </table:table-cell>
          <table:table-cell table:style-name="MailMergeTable2017-05-11T15_3a_56_3a_17Z62.A5" office:value-type="string">
            <text:p text:style-name="P6">PRESENCIAL,SEMIPRESENCIAL,</text:p>
          </table:table-cell>
          <table:table-cell table:style-name="MailMergeTable2017-05-11T15_3a_56_3a_17Z62.A5" office:value-type="string">
            <text:p text:style-name="P2">País:</text:p>
          </table:table-cell>
          <table:table-cell table:style-name="MailMergeTable2017-05-11T15_3a_56_3a_17Z62.A5" office:value-type="string">
            <text:p text:style-name="P4"><text:s/>CHILE </text:p>
          </table:table-cell>
        </table:table-row>
        <table:table-row>
          <table:table-cell table:style-name="MailMergeTable2017-05-11T15_3a_56_3a_17Z62.A3" office:value-type="string">
            <text:p text:style-name="P2">Carga horária:</text:p>
          </table:table-cell>
          <table:table-cell table:style-name="MailMergeTable2017-05-11T15_3a_56_3a_17Z62.A3" office:value-type="string">
            <text:p text:style-name="P4">8</text:p>
          </table:table-cell>
          <table:table-cell table:style-name="MailMergeTable2017-05-11T15_3a_56_3a_17Z62.A3" office:value-type="string">
            <text:p text:style-name="P2">Certificação?</text:p>
          </table:table-cell>
          <table:table-cell table:style-name="MailMergeTable2017-05-11T15_3a_56_3a_17Z62.A3" office:value-type="string">
            <text:p text:style-name="P6"><text:span text:style-name="T1"><text:s/></text:span>SI</text:p>
          </table:table-cell>
        </table:table-row>
        <table:table-row>
          <table:table-cell table:style-name="MailMergeTable2017-05-11T15_3a_56_3a_17Z62.A2" office:value-type="string">
            <text:p text:style-name="P3">Ano de início:</text:p>
          </table:table-cell>
          <table:table-cell table:style-name="MailMergeTable2017-05-11T15_3a_56_3a_17Z62.A2" office:value-type="string">
            <text:p text:style-name="P6">5</text:p>
          </table:table-cell>
          <table:table-cell table:style-name="MailMergeTable2017-05-11T15_3a_56_3a_17Z62.A2" office:value-type="string">
            <text:p text:style-name="P3">Atual?</text:p>
          </table:table-cell>
          <table:table-cell table:style-name="MailMergeTable2017-05-11T15_3a_56_3a_17Z62.A2" office:value-type="string">
            <text:p text:style-name="P6"><text:span text:style-name="T1"><text:s/></text:span>SI</text:p>
          </table:table-cell>
        </table:table-row>
        <table:table-row>
          <table:table-cell table:style-name="MailMergeTable2017-05-11T15_3a_56_3a_17Z62.A3" table:number-columns-spanned="4" office:value-type="string">
            <text:p text:style-name="P9">Ementa da Capacitação</text:p>
          </table:table-cell>
          <table:covered-table-cell/>
          <table:covered-table-cell/>
          <table:covered-table-cell/>
        </table:table-row>
        <table:table-row>
          <table:table-cell table:style-name="MailMergeTable2017-05-11T15_3a_56_3a_17Z62.A3" table:number-columns-spanned="4" office:value-type="string">
            <text:p text:style-name="P16">- EL CONSUMO DE ALCOHOL DE RIESGO Y EL CONSUMO DE DROGAS. <text:line-break/>- SCREENING EN ALCOHOL Y DROGAS (AUDIT, ASSIST, CRAFFT).<text:line-break/>- INTERVENCIONES: MÍNIMAS, BREVES, DERIVACIÓN ASISTIDA.<text:line-break/>- EJEMPLOS DE SCREENING O INTERVENCIONES (A TRAVÉS DE VIDEOS O DE SIMULACIÓN DE SITUACIONES).<text:line-break/>- CASOS ESPECIALES: EMBARAZO, ADOLESCENTES.</text:p>
          </table:table-cell>
          <table:covered-table-cell/>
          <table:covered-table-cell/>
          <table:covered-table-cell/>
        </table:table-row>
        <table:table-row>
          <table:table-cell table:style-name="MailMergeTable2017-05-11T15_3a_56_3a_17Z62.A10" table:number-columns-spanned="4" office:value-type="string">
            <text:p text:style-name="P10">Contato</text:p>
          </table:table-cell>
          <table:covered-table-cell/>
          <table:covered-table-cell/>
          <table:covered-table-cell/>
        </table:table-row>
        <table:table-row>
          <table:table-cell table:style-name="MailMergeTable2017-05-11T15_3a_56_3a_17Z62.A11" table:number-columns-spanned="2" office:value-type="string">
            <text:p text:style-name="P3">Email:</text:p>
          </table:table-cell>
          <table:covered-table-cell/>
          <table:table-cell table:style-name="MailMergeTable2017-05-11T15_3a_56_3a_17Z62.A11" table:number-columns-spanned="2" office:value-type="string">
            <text:p text:style-name="P5">PNORAMBUENA@MINSAL.CL</text:p>
          </table:table-cell>
          <table:covered-table-cell/>
        </table:table-row>
        <table:table-row>
          <table:table-cell table:style-name="MailMergeTable2017-05-11T15_3a_56_3a_17Z62.A2" table:number-columns-spanned="2" office:value-type="string">
            <text:p text:style-name="P3">Telefone:</text:p>
          </table:table-cell>
          <table:covered-table-cell/>
          <table:table-cell table:style-name="MailMergeTable2017-05-11T15_3a_56_3a_17Z62.A2" table:number-columns-spanned="2" office:value-type="string">
            <text:p text:style-name="P5">+56988377869</text:p>
          </table:table-cell>
          <table:covered-table-cell/>
        </table:table-row>
      </table:table>
      <text:h text:style-name="P22" text:outline-level="1"/>
      <text:h text:style-name="P20" text:outline-level="1"/>
      <table:table table:name="MailMergeTable2017-05-11T15:56:17Z63" table:style-name="MailMergeTable2017-05-11T15_3a_56_3a_17Z63">
        <table:table-column table:style-name="MailMergeTable2017-05-11T15_3a_56_3a_17Z63.A"/>
        <table:table-column table:style-name="MailMergeTable2017-05-11T15_3a_56_3a_17Z63.B"/>
        <table:table-column table:style-name="MailMergeTable2017-05-11T15_3a_56_3a_17Z63.A"/>
        <table:table-column table:style-name="MailMergeTable2017-05-11T15_3a_56_3a_17Z63.D"/>
        <table:table-row>
          <table:table-cell table:style-name="MailMergeTable2017-05-11T15_3a_56_3a_17Z63.A1" table:number-columns-spanned="4" office:value-type="string">
            <text:p text:style-name="P10">Nome do Centro</text:p>
          </table:table-cell>
          <table:covered-table-cell/>
          <table:covered-table-cell/>
          <table:covered-table-cell/>
        </table:table-row>
        <table:table-row>
          <table:table-cell table:style-name="MailMergeTable2017-05-11T15_3a_56_3a_17Z63.A2" table:number-columns-spanned="4" office:value-type="string">
            <text:h text:style-name="P21" text:outline-level="1"><text:bookmark-start text:name="__RefHeading___Toc17048_3576474230"/><text:s/>MINISTERIO DE SALUD <text:bookmark-end text:name="__RefHeading___Toc17048_3576474230"/></text:h>
          </table:table-cell>
          <table:covered-table-cell/>
          <table:covered-table-cell/>
          <table:covered-table-cell/>
        </table:table-row>
        <table:table-row>
          <table:table-cell table:style-name="MailMergeTable2017-05-11T15_3a_56_3a_17Z63.A3" table:number-columns-spanned="4" office:value-type="string">
            <text:p text:style-name="P8">Descrição do(s) curso(s)</text:p>
          </table:table-cell>
          <table:covered-table-cell/>
          <table:covered-table-cell/>
          <table:covered-table-cell/>
        </table:table-row>
        <table:table-row>
          <table:table-cell table:style-name="MailMergeTable2017-05-11T15_3a_56_3a_17Z63.A2" table:number-columns-spanned="4" office:value-type="string">
            <text:h text:style-name="P24" text:outline-level="2"><text:bookmark-start text:name="__RefHeading___Toc17050_3576474230"/><text:s/>CURSO DE CAPACITACIÓN EN INTERVENCIONES BREVES E INSTRUMENTACIÓN DEL ASSIST-DIT PARA ALCOHOL Y OTRAS DROGAS<text:bookmark-end text:name="__RefHeading___Toc17050_3576474230"/></text:h>
          </table:table-cell>
          <table:covered-table-cell/>
          <table:covered-table-cell/>
          <table:covered-table-cell/>
        </table:table-row>
        <table:table-row>
          <table:table-cell table:style-name="MailMergeTable2017-05-11T15_3a_56_3a_17Z63.A5" office:value-type="string">
            <text:p text:style-name="P2">Modalidade do curso:</text:p>
          </table:table-cell>
          <table:table-cell table:style-name="MailMergeTable2017-05-11T15_3a_56_3a_17Z63.A5" office:value-type="string">
            <text:p text:style-name="P6">PRESENCIAL,A DISTANCIA,</text:p>
          </table:table-cell>
          <table:table-cell table:style-name="MailMergeTable2017-05-11T15_3a_56_3a_17Z63.A5" office:value-type="string">
            <text:p text:style-name="P2">País:</text:p>
          </table:table-cell>
          <table:table-cell table:style-name="MailMergeTable2017-05-11T15_3a_56_3a_17Z63.A5" office:value-type="string">
            <text:p text:style-name="P4"><text:s/>URUGUAY </text:p>
          </table:table-cell>
        </table:table-row>
        <table:table-row>
          <table:table-cell table:style-name="MailMergeTable2017-05-11T15_3a_56_3a_17Z63.A3" office:value-type="string">
            <text:p text:style-name="P2">Carga horária:</text:p>
          </table:table-cell>
          <table:table-cell table:style-name="MailMergeTable2017-05-11T15_3a_56_3a_17Z63.A3" office:value-type="string">
            <text:p text:style-name="P4">120</text:p>
          </table:table-cell>
          <table:table-cell table:style-name="MailMergeTable2017-05-11T15_3a_56_3a_17Z63.A3" office:value-type="string">
            <text:p text:style-name="P2">Certificação?</text:p>
          </table:table-cell>
          <table:table-cell table:style-name="MailMergeTable2017-05-11T15_3a_56_3a_17Z63.A3" office:value-type="string">
            <text:p text:style-name="P6"><text:span text:style-name="T1"><text:s/></text:span>SI</text:p>
          </table:table-cell>
        </table:table-row>
        <table:table-row>
          <table:table-cell table:style-name="MailMergeTable2017-05-11T15_3a_56_3a_17Z63.A2" office:value-type="string">
            <text:p text:style-name="P3">Ano de início:</text:p>
          </table:table-cell>
          <table:table-cell table:style-name="MailMergeTable2017-05-11T15_3a_56_3a_17Z63.A2" office:value-type="string">
            <text:p text:style-name="P6">2014</text:p>
          </table:table-cell>
          <table:table-cell table:style-name="MailMergeTable2017-05-11T15_3a_56_3a_17Z63.A2" office:value-type="string">
            <text:p text:style-name="P3">Atual?</text:p>
          </table:table-cell>
          <table:table-cell table:style-name="MailMergeTable2017-05-11T15_3a_56_3a_17Z63.A2" office:value-type="string">
            <text:p text:style-name="P6"><text:span text:style-name="T1"><text:s/></text:span>SI</text:p>
          </table:table-cell>
        </table:table-row>
        <table:table-row>
          <table:table-cell table:style-name="MailMergeTable2017-05-11T15_3a_56_3a_17Z63.A3" table:number-columns-spanned="4" office:value-type="string">
            <text:p text:style-name="P9">Ementa da Capacitação</text:p>
          </table:table-cell>
          <table:covered-table-cell/>
          <table:covered-table-cell/>
          <table:covered-table-cell/>
        </table:table-row>
        <table:table-row>
          <table:table-cell table:style-name="MailMergeTable2017-05-11T15_3a_56_3a_17Z63.A3" table:number-columns-spanned="4" office:value-type="string">
            <text:p text:style-name="P16"><text:s/>1- EPIDEMIOLOGÍA DEL CONSUMO DE SUSTANCIAS EN LA REGIÓN Y EN NUESTRO PAÍS, CLASIFICACIÓN, EFECTOS Y RIESGOS ASOCIADOS AL CONSUMO DE DISTINTOS TIPOS DE SUSTANCIAS (ALCOHOL, TABACO Y SUSTANCIAS SICOACTIVAS)<text:line-break/><text:line-break/>2- CARACTERÍSTICAS DEL CUESTIONARIO ASSIST Y SU IMPLEMENTACIÓN.<text:line-break/><text:line-break/>3-DETECCIÒN TEMPRANA E INTERVENCIÓN BREVE, CARACTERÍSTICAS DE SU APLICACIÓN, GRUPO OBJETIVO PARA SU IMPLEMENTACIÓN Y GENERALIDADES DE LA ENTREVISTA MOTIVACIONAL.<text:line-break/><text:line-break/>4- IMPLEMENTACIÓN DEL PAQUETE ASSIST-DIT<text:line-break/><text:line-break/>5- CONSIDERACIONES GENERALES EN LA FORMACIÓN DE CAPACITADORES PARA LA IMPLEMENTACIÓN DEL PAQUETE ASSIST-DIT<text:line-break/></text:p>
          </table:table-cell>
          <table:covered-table-cell/>
          <table:covered-table-cell/>
          <table:covered-table-cell/>
        </table:table-row>
        <table:table-row>
          <table:table-cell table:style-name="MailMergeTable2017-05-11T15_3a_56_3a_17Z63.A10" table:number-columns-spanned="4" office:value-type="string">
            <text:p text:style-name="P10">Contato</text:p>
          </table:table-cell>
          <table:covered-table-cell/>
          <table:covered-table-cell/>
          <table:covered-table-cell/>
        </table:table-row>
        <table:table-row>
          <table:table-cell table:style-name="MailMergeTable2017-05-11T15_3a_56_3a_17Z63.A11" table:number-columns-spanned="2" office:value-type="string">
            <text:p text:style-name="P3">Email:</text:p>
          </table:table-cell>
          <table:covered-table-cell/>
          <table:table-cell table:style-name="MailMergeTable2017-05-11T15_3a_56_3a_17Z63.A11" table:number-columns-spanned="2" office:value-type="string">
            <text:p text:style-name="P5">DOSORES@MSP.GUB.UY</text:p>
          </table:table-cell>
          <table:covered-table-cell/>
        </table:table-row>
        <table:table-row>
          <table:table-cell table:style-name="MailMergeTable2017-05-11T15_3a_56_3a_17Z63.A2" table:number-columns-spanned="2" office:value-type="string">
            <text:p text:style-name="P3">Telefone:</text:p>
          </table:table-cell>
          <table:covered-table-cell/>
          <table:table-cell table:style-name="MailMergeTable2017-05-11T15_3a_56_3a_17Z63.A2" table:number-columns-spanned="2" office:value-type="string">
            <text:p text:style-name="P5">099453038</text:p>
          </table:table-cell>
          <table:covered-table-cell/>
        </table:table-row>
      </table:table>
      <text:h text:style-name="P22" text:outline-level="1"/>
      <text:h text:style-name="P20" text:outline-level="1"/>
      <table:table table:name="MailMergeTable2017-05-11T15:56:17Z64" table:style-name="MailMergeTable2017-05-11T15_3a_56_3a_17Z64">
        <table:table-column table:style-name="MailMergeTable2017-05-11T15_3a_56_3a_17Z64.A"/>
        <table:table-column table:style-name="MailMergeTable2017-05-11T15_3a_56_3a_17Z64.B"/>
        <table:table-column table:style-name="MailMergeTable2017-05-11T15_3a_56_3a_17Z64.A"/>
        <table:table-column table:style-name="MailMergeTable2017-05-11T15_3a_56_3a_17Z64.D"/>
        <table:table-row>
          <table:table-cell table:style-name="MailMergeTable2017-05-11T15_3a_56_3a_17Z64.A1" table:number-columns-spanned="4" office:value-type="string">
            <text:p text:style-name="P10">Nome do Centro</text:p>
          </table:table-cell>
          <table:covered-table-cell/>
          <table:covered-table-cell/>
          <table:covered-table-cell/>
        </table:table-row>
        <table:table-row>
          <table:table-cell table:style-name="MailMergeTable2017-05-11T15_3a_56_3a_17Z64.A2" table:number-columns-spanned="4" office:value-type="string">
            <text:h text:style-name="P21" text:outline-level="1"><text:bookmark-start text:name="__RefHeading___Toc17052_3576474230"/>MISIÓN POSIBLE - CENTRO DE PREVENCIÓN Y SUPERACIÓN DE LAS DROGODEPENDENCIAS<text:bookmark-end text:name="__RefHeading___Toc17052_3576474230"/></text:h>
          </table:table-cell>
          <table:covered-table-cell/>
          <table:covered-table-cell/>
          <table:covered-table-cell/>
        </table:table-row>
        <table:table-row>
          <table:table-cell table:style-name="MailMergeTable2017-05-11T15_3a_56_3a_17Z64.A3" table:number-columns-spanned="4" office:value-type="string">
            <text:p text:style-name="P8">Descrição do(s) curso(s)</text:p>
          </table:table-cell>
          <table:covered-table-cell/>
          <table:covered-table-cell/>
          <table:covered-table-cell/>
        </table:table-row>
        <table:table-row>
          <table:table-cell table:style-name="MailMergeTable2017-05-11T15_3a_56_3a_17Z64.A2" table:number-columns-spanned="4" office:value-type="string">
            <text:h text:style-name="P24" text:outline-level="2"><text:bookmark-start text:name="__RefHeading___Toc17054_3576474230"/><text:s/>ATENCIÓN TEMPRANA A CONSUMIDORES DE SUSTANCIAS PSICOACTIVAS.<text:bookmark-end text:name="__RefHeading___Toc17054_3576474230"/></text:h>
          </table:table-cell>
          <table:covered-table-cell/>
          <table:covered-table-cell/>
          <table:covered-table-cell/>
        </table:table-row>
        <table:table-row>
          <table:table-cell table:style-name="MailMergeTable2017-05-11T15_3a_56_3a_17Z64.A5" office:value-type="string">
            <text:p text:style-name="P2">Modalidade do curso:</text:p>
          </table:table-cell>
          <table:table-cell table:style-name="MailMergeTable2017-05-11T15_3a_56_3a_17Z64.A5" office:value-type="string">
            <text:p text:style-name="P6">PRESENCIAL,</text:p>
          </table:table-cell>
          <table:table-cell table:style-name="MailMergeTable2017-05-11T15_3a_56_3a_17Z64.A5" office:value-type="string">
            <text:p text:style-name="P2">País:</text:p>
          </table:table-cell>
          <table:table-cell table:style-name="MailMergeTable2017-05-11T15_3a_56_3a_17Z64.A5" office:value-type="string">
            <text:p text:style-name="P4"><text:s/>COLOMBIA </text:p>
          </table:table-cell>
        </table:table-row>
        <table:table-row>
          <table:table-cell table:style-name="MailMergeTable2017-05-11T15_3a_56_3a_17Z64.A3" office:value-type="string">
            <text:p text:style-name="P2">Carga horária:</text:p>
          </table:table-cell>
          <table:table-cell table:style-name="MailMergeTable2017-05-11T15_3a_56_3a_17Z64.A3" office:value-type="string">
            <text:p text:style-name="P4">24</text:p>
          </table:table-cell>
          <table:table-cell table:style-name="MailMergeTable2017-05-11T15_3a_56_3a_17Z64.A3" office:value-type="string">
            <text:p text:style-name="P2">Certificação?</text:p>
          </table:table-cell>
          <table:table-cell table:style-name="MailMergeTable2017-05-11T15_3a_56_3a_17Z64.A3" office:value-type="string">
            <text:p text:style-name="P6"><text:span text:style-name="T1"><text:s/></text:span>SI</text:p>
          </table:table-cell>
        </table:table-row>
        <table:table-row>
          <table:table-cell table:style-name="MailMergeTable2017-05-11T15_3a_56_3a_17Z64.A2" office:value-type="string">
            <text:p text:style-name="P3">Ano de início:</text:p>
          </table:table-cell>
          <table:table-cell table:style-name="MailMergeTable2017-05-11T15_3a_56_3a_17Z64.A2" office:value-type="string">
            <text:p text:style-name="P6">2015</text:p>
          </table:table-cell>
          <table:table-cell table:style-name="MailMergeTable2017-05-11T15_3a_56_3a_17Z64.A2" office:value-type="string">
            <text:p text:style-name="P3">Atual?</text:p>
          </table:table-cell>
          <table:table-cell table:style-name="MailMergeTable2017-05-11T15_3a_56_3a_17Z64.A2" office:value-type="string">
            <text:p text:style-name="P6"><text:span text:style-name="T1"><text:s/></text:span>SI</text:p>
          </table:table-cell>
        </table:table-row>
        <table:table-row>
          <table:table-cell table:style-name="MailMergeTable2017-05-11T15_3a_56_3a_17Z64.A3" table:number-columns-spanned="4" office:value-type="string">
            <text:p text:style-name="P9">Ementa da Capacitação</text:p>
          </table:table-cell>
          <table:covered-table-cell/>
          <table:covered-table-cell/>
          <table:covered-table-cell/>
        </table:table-row>
        <table:table-row>
          <table:table-cell table:style-name="MailMergeTable2017-05-11T15_3a_56_3a_17Z64.A3" table:number-columns-spanned="4" office:value-type="string">
            <text:p text:style-name="P16"><text:s/> TIPOS DE ADICCIÓN.<text:line-break/> DETECCIÓN TEMPRANA Y TAMIZAJE.<text:line-break/> MANEJO DE HERRAMIENTAS AUDIT Y ASSIST.<text:line-break/> LA FARMACODEPENDENCIA (DROGADICCIÓN) UNA ENFERMEDAD BIO-PSICOSOCIAL.<text:line-break/> CATEGORÍAS DEL CONSUMO.<text:line-break/> CLASIFICACIÓN DE LAS SUSTANCIAS PSICOACTIVAS.<text:line-break/> SÍNTOMAS Y CONSECUENCIAS.<text:line-break/> NEUROCIENCIA DEL CONSUMO Y DEPENDENCIA DE SUSTANCIAS PSICOACTIVAS.<text:line-break/> EFECTOS DE LAS SUSTANCIAS EN EL SISTEMA NEURONAL.<text:line-break/> MECANISMO DE DEFENSA (NEGACIÓN, PROYECCIÓN Y RACIONALIZACIÓN).<text:line-break/> TERAPIA FAMILIAR (CO-ADICCIÓN Y CO-DEPENDENCIA).<text:line-break/> QUE DEBE TENER UN PROGRAMA DE REHABILITACIÓN.<text:line-break/> RUTA DE ATENCIÓN INSTITUCIONAL PARA ATENCIÓN A CONSUMIDORES DE SPA.<text:line-break/></text:p>
          </table:table-cell>
          <table:covered-table-cell/>
          <table:covered-table-cell/>
          <table:covered-table-cell/>
        </table:table-row>
        <table:table-row>
          <table:table-cell table:style-name="MailMergeTable2017-05-11T15_3a_56_3a_17Z64.A10" table:number-columns-spanned="4" office:value-type="string">
            <text:p text:style-name="P10">Contato</text:p>
          </table:table-cell>
          <table:covered-table-cell/>
          <table:covered-table-cell/>
          <table:covered-table-cell/>
        </table:table-row>
        <table:table-row>
          <table:table-cell table:style-name="MailMergeTable2017-05-11T15_3a_56_3a_17Z64.A11" table:number-columns-spanned="2" office:value-type="string">
            <text:p text:style-name="P3">Email:</text:p>
          </table:table-cell>
          <table:covered-table-cell/>
          <table:table-cell table:style-name="MailMergeTable2017-05-11T15_3a_56_3a_17Z64.A11" table:number-columns-spanned="2" office:value-type="string">
            <text:p text:style-name="P5">TERESTAURAS@GMAIL.COM</text:p>
          </table:table-cell>
          <table:covered-table-cell/>
        </table:table-row>
        <table:table-row>
          <table:table-cell table:style-name="MailMergeTable2017-05-11T15_3a_56_3a_17Z64.A2" table:number-columns-spanned="2" office:value-type="string">
            <text:p text:style-name="P3">Telefone:</text:p>
          </table:table-cell>
          <table:covered-table-cell/>
          <table:table-cell table:style-name="MailMergeTable2017-05-11T15_3a_56_3a_17Z64.A2" table:number-columns-spanned="2" office:value-type="string">
            <text:p text:style-name="P5">057 3142151104</text:p>
          </table:table-cell>
          <table:covered-table-cell/>
        </table:table-row>
      </table:table>
      <text:h text:style-name="P22" text:outline-level="1"/>
      <text:h text:style-name="P20" text:outline-level="1"/>
      <table:table table:name="MailMergeTable2017-05-11T15:56:17Z65" table:style-name="MailMergeTable2017-05-11T15_3a_56_3a_17Z65">
        <table:table-column table:style-name="MailMergeTable2017-05-11T15_3a_56_3a_17Z65.A"/>
        <table:table-column table:style-name="MailMergeTable2017-05-11T15_3a_56_3a_17Z65.B"/>
        <table:table-column table:style-name="MailMergeTable2017-05-11T15_3a_56_3a_17Z65.A"/>
        <table:table-column table:style-name="MailMergeTable2017-05-11T15_3a_56_3a_17Z65.D"/>
        <table:table-row>
          <table:table-cell table:style-name="MailMergeTable2017-05-11T15_3a_56_3a_17Z65.A1" table:number-columns-spanned="4" office:value-type="string">
            <text:p text:style-name="P10">Nome do Centro</text:p>
          </table:table-cell>
          <table:covered-table-cell/>
          <table:covered-table-cell/>
          <table:covered-table-cell/>
        </table:table-row>
        <table:table-row>
          <table:table-cell table:style-name="MailMergeTable2017-05-11T15_3a_56_3a_17Z65.A2" table:number-columns-spanned="4" office:value-type="string">
            <text:h text:style-name="P21" text:outline-level="1"><text:bookmark-start text:name="__RefHeading___Toc17056_3576474230"/><text:s/>MITOS Y REALIDADES SOBRE LAS DROGAS<text:bookmark-end text:name="__RefHeading___Toc17056_3576474230"/></text:h>
          </table:table-cell>
          <table:covered-table-cell/>
          <table:covered-table-cell/>
          <table:covered-table-cell/>
        </table:table-row>
        <table:table-row>
          <table:table-cell table:style-name="MailMergeTable2017-05-11T15_3a_56_3a_17Z65.A3" table:number-columns-spanned="4" office:value-type="string">
            <text:p text:style-name="P8">Descrição do(s) curso(s)</text:p>
          </table:table-cell>
          <table:covered-table-cell/>
          <table:covered-table-cell/>
          <table:covered-table-cell/>
        </table:table-row>
        <table:table-row>
          <table:table-cell table:style-name="MailMergeTable2017-05-11T15_3a_56_3a_17Z65.A2" table:number-columns-spanned="4" office:value-type="string">
            <text:h text:style-name="P24" text:outline-level="2"><text:bookmark-start text:name="__RefHeading___Toc17058_3576474230"/><text:s/>MITOS Y REALIDADES SOBRE LAS DROGAS<text:bookmark-end text:name="__RefHeading___Toc17058_3576474230"/></text:h>
          </table:table-cell>
          <table:covered-table-cell/>
          <table:covered-table-cell/>
          <table:covered-table-cell/>
        </table:table-row>
        <table:table-row>
          <table:table-cell table:style-name="MailMergeTable2017-05-11T15_3a_56_3a_17Z65.A5" office:value-type="string">
            <text:p text:style-name="P2">Modalidade do curso:</text:p>
          </table:table-cell>
          <table:table-cell table:style-name="MailMergeTable2017-05-11T15_3a_56_3a_17Z65.A5" office:value-type="string">
            <text:p text:style-name="P6">PRESENCIAL,SEMIPRESENCIAL,</text:p>
          </table:table-cell>
          <table:table-cell table:style-name="MailMergeTable2017-05-11T15_3a_56_3a_17Z65.A5" office:value-type="string">
            <text:p text:style-name="P2">País:</text:p>
          </table:table-cell>
          <table:table-cell table:style-name="MailMergeTable2017-05-11T15_3a_56_3a_17Z65.A5" office:value-type="string">
            <text:p text:style-name="P4"><text:s/>MÉXICO </text:p>
          </table:table-cell>
        </table:table-row>
        <table:table-row>
          <table:table-cell table:style-name="MailMergeTable2017-05-11T15_3a_56_3a_17Z65.A3" office:value-type="string">
            <text:p text:style-name="P2">Carga horária:</text:p>
          </table:table-cell>
          <table:table-cell table:style-name="MailMergeTable2017-05-11T15_3a_56_3a_17Z65.A3" office:value-type="string">
            <text:p text:style-name="P4">2</text:p>
          </table:table-cell>
          <table:table-cell table:style-name="MailMergeTable2017-05-11T15_3a_56_3a_17Z65.A3" office:value-type="string">
            <text:p text:style-name="P2">Certificação?</text:p>
          </table:table-cell>
          <table:table-cell table:style-name="MailMergeTable2017-05-11T15_3a_56_3a_17Z65.A3" office:value-type="string">
            <text:p text:style-name="P6"><text:span text:style-name="T1"><text:s/></text:span>SI</text:p>
          </table:table-cell>
        </table:table-row>
        <table:table-row>
          <table:table-cell table:style-name="MailMergeTable2017-05-11T15_3a_56_3a_17Z65.A2" office:value-type="string">
            <text:p text:style-name="P3">Ano de início:</text:p>
          </table:table-cell>
          <table:table-cell table:style-name="MailMergeTable2017-05-11T15_3a_56_3a_17Z65.A2" office:value-type="string">
            <text:p text:style-name="P6">2011</text:p>
          </table:table-cell>
          <table:table-cell table:style-name="MailMergeTable2017-05-11T15_3a_56_3a_17Z65.A2" office:value-type="string">
            <text:p text:style-name="P3">Atual?</text:p>
          </table:table-cell>
          <table:table-cell table:style-name="MailMergeTable2017-05-11T15_3a_56_3a_17Z65.A2" office:value-type="string">
            <text:p text:style-name="P6"><text:span text:style-name="T1"><text:s/></text:span>SI</text:p>
          </table:table-cell>
        </table:table-row>
        <table:table-row>
          <table:table-cell table:style-name="MailMergeTable2017-05-11T15_3a_56_3a_17Z65.A3" table:number-columns-spanned="4" office:value-type="string">
            <text:p text:style-name="P9">Ementa da Capacitação</text:p>
          </table:table-cell>
          <table:covered-table-cell/>
          <table:covered-table-cell/>
          <table:covered-table-cell/>
        </table:table-row>
        <table:table-row>
          <table:table-cell table:style-name="MailMergeTable2017-05-11T15_3a_56_3a_17Z65.A3" table:number-columns-spanned="4" office:value-type="string">
            <text:p text:style-name="P16">MITOS Y REALIDADES DE LAS DROGAS<text:line-break/>ALCOHOL<text:line-break/>TABACO<text:line-break/>OTRAS DROGAS</text:p>
          </table:table-cell>
          <table:covered-table-cell/>
          <table:covered-table-cell/>
          <table:covered-table-cell/>
        </table:table-row>
        <table:table-row>
          <table:table-cell table:style-name="MailMergeTable2017-05-11T15_3a_56_3a_17Z65.A10" table:number-columns-spanned="4" office:value-type="string">
            <text:p text:style-name="P10">Contato</text:p>
          </table:table-cell>
          <table:covered-table-cell/>
          <table:covered-table-cell/>
          <table:covered-table-cell/>
        </table:table-row>
        <table:table-row>
          <table:table-cell table:style-name="MailMergeTable2017-05-11T15_3a_56_3a_17Z65.A11" table:number-columns-spanned="2" office:value-type="string">
            <text:p text:style-name="P3">Email:</text:p>
          </table:table-cell>
          <table:covered-table-cell/>
          <table:table-cell table:style-name="MailMergeTable2017-05-11T15_3a_56_3a_17Z65.A11" table:number-columns-spanned="2" office:value-type="string">
            <text:p text:style-name="P5">FORMAMXL@IPEBC.GOB.MX</text:p>
          </table:table-cell>
          <table:covered-table-cell/>
        </table:table-row>
        <table:table-row>
          <table:table-cell table:style-name="MailMergeTable2017-05-11T15_3a_56_3a_17Z65.A2" table:number-columns-spanned="2" office:value-type="string">
            <text:p text:style-name="P3">Telefone:</text:p>
          </table:table-cell>
          <table:covered-table-cell/>
          <table:table-cell table:style-name="MailMergeTable2017-05-11T15_3a_56_3a_17Z65.A2" table:number-columns-spanned="2" office:value-type="string">
            <text:p text:style-name="P5">6862267978</text:p>
          </table:table-cell>
          <table:covered-table-cell/>
        </table:table-row>
      </table:table>
      <text:h text:style-name="P22" text:outline-level="1"/>
      <text:h text:style-name="P20" text:outline-level="1"/>
      <table:table table:name="MailMergeTable2017-05-11T15:56:17Z66" table:style-name="MailMergeTable2017-05-11T15_3a_56_3a_17Z66">
        <table:table-column table:style-name="MailMergeTable2017-05-11T15_3a_56_3a_17Z66.A"/>
        <table:table-column table:style-name="MailMergeTable2017-05-11T15_3a_56_3a_17Z66.B"/>
        <table:table-column table:style-name="MailMergeTable2017-05-11T15_3a_56_3a_17Z66.A"/>
        <table:table-column table:style-name="MailMergeTable2017-05-11T15_3a_56_3a_17Z66.D"/>
        <table:table-row>
          <table:table-cell table:style-name="MailMergeTable2017-05-11T15_3a_56_3a_17Z66.A1" table:number-columns-spanned="4" office:value-type="string">
            <text:p text:style-name="P10">Nome do Centro</text:p>
          </table:table-cell>
          <table:covered-table-cell/>
          <table:covered-table-cell/>
          <table:covered-table-cell/>
        </table:table-row>
        <table:table-row>
          <table:table-cell table:style-name="MailMergeTable2017-05-11T15_3a_56_3a_17Z66.A2" table:number-columns-spanned="4" office:value-type="string">
            <text:h text:style-name="P21" text:outline-level="1"><text:bookmark-start text:name="__RefHeading___Toc17060_3576474230"/><text:s/>NO ES UN CENTRO DE CAPACITACION,, ES LA SECRETARÍA DE SALUD DE SAN LUIS POTOSÍ, SIN EMBARGO SE REALIZA DENTRO DE LAS FUNCIONES CAPACITACIÓN EN LA MATERIA.<text:bookmark-end text:name="__RefHeading___Toc17060_3576474230"/></text:h>
          </table:table-cell>
          <table:covered-table-cell/>
          <table:covered-table-cell/>
          <table:covered-table-cell/>
        </table:table-row>
        <table:table-row>
          <table:table-cell table:style-name="MailMergeTable2017-05-11T15_3a_56_3a_17Z66.A3" table:number-columns-spanned="4" office:value-type="string">
            <text:p text:style-name="P8">Descrição do(s) curso(s)</text:p>
          </table:table-cell>
          <table:covered-table-cell/>
          <table:covered-table-cell/>
          <table:covered-table-cell/>
        </table:table-row>
        <table:table-row>
          <table:table-cell table:style-name="MailMergeTable2017-05-11T15_3a_56_3a_17Z66.A2" table:number-columns-spanned="4" office:value-type="string">
            <text:h text:style-name="P24" text:outline-level="2"><text:bookmark-start text:name="__RefHeading___Toc17062_3576474230"/><text:s/>DETECCIÓN <text:s/>ORIENTACIÓN Y CONSEJERIA EN ADICCIONES EN EL PRIMER NIVEL DE ATENCIÓN DE SALUD.<text:line-break/><text:bookmark-end text:name="__RefHeading___Toc17062_3576474230"/></text:h>
          </table:table-cell>
          <table:covered-table-cell/>
          <table:covered-table-cell/>
          <table:covered-table-cell/>
        </table:table-row>
        <table:table-row>
          <table:table-cell table:style-name="MailMergeTable2017-05-11T15_3a_56_3a_17Z66.A5" office:value-type="string">
            <text:p text:style-name="P2">Modalidade do curso:</text:p>
          </table:table-cell>
          <table:table-cell table:style-name="MailMergeTable2017-05-11T15_3a_56_3a_17Z66.A5" office:value-type="string">
            <text:p text:style-name="P6">PRESENCIAL,</text:p>
          </table:table-cell>
          <table:table-cell table:style-name="MailMergeTable2017-05-11T15_3a_56_3a_17Z66.A5" office:value-type="string">
            <text:p text:style-name="P2">País:</text:p>
          </table:table-cell>
          <table:table-cell table:style-name="MailMergeTable2017-05-11T15_3a_56_3a_17Z66.A5" office:value-type="string">
            <text:p text:style-name="P4"><text:s/>MÉXICO </text:p>
          </table:table-cell>
        </table:table-row>
        <table:table-row>
          <table:table-cell table:style-name="MailMergeTable2017-05-11T15_3a_56_3a_17Z66.A3" office:value-type="string">
            <text:p text:style-name="P2">Carga horária:</text:p>
          </table:table-cell>
          <table:table-cell table:style-name="MailMergeTable2017-05-11T15_3a_56_3a_17Z66.A3" office:value-type="string">
            <text:p text:style-name="P4">6</text:p>
          </table:table-cell>
          <table:table-cell table:style-name="MailMergeTable2017-05-11T15_3a_56_3a_17Z66.A3" office:value-type="string">
            <text:p text:style-name="P2">Certificação?</text:p>
          </table:table-cell>
          <table:table-cell table:style-name="MailMergeTable2017-05-11T15_3a_56_3a_17Z66.A3" office:value-type="string">
            <text:p text:style-name="P6"><text:span text:style-name="T1"><text:s/></text:span>SI</text:p>
          </table:table-cell>
        </table:table-row>
        <table:table-row>
          <table:table-cell table:style-name="MailMergeTable2017-05-11T15_3a_56_3a_17Z66.A2" office:value-type="string">
            <text:p text:style-name="P3">Ano de início:</text:p>
          </table:table-cell>
          <table:table-cell table:style-name="MailMergeTable2017-05-11T15_3a_56_3a_17Z66.A2" office:value-type="string">
            <text:p text:style-name="P6">2011</text:p>
          </table:table-cell>
          <table:table-cell table:style-name="MailMergeTable2017-05-11T15_3a_56_3a_17Z66.A2" office:value-type="string">
            <text:p text:style-name="P3">Atual?</text:p>
          </table:table-cell>
          <table:table-cell table:style-name="MailMergeTable2017-05-11T15_3a_56_3a_17Z66.A2" office:value-type="string">
            <text:p text:style-name="P6"><text:span text:style-name="T1"><text:s/></text:span>SI</text:p>
          </table:table-cell>
        </table:table-row>
        <table:table-row>
          <table:table-cell table:style-name="MailMergeTable2017-05-11T15_3a_56_3a_17Z66.A3" table:number-columns-spanned="4" office:value-type="string">
            <text:p text:style-name="P9">Ementa da Capacitação</text:p>
          </table:table-cell>
          <table:covered-table-cell/>
          <table:covered-table-cell/>
          <table:covered-table-cell/>
        </table:table-row>
        <table:table-row>
          <table:table-cell table:style-name="MailMergeTable2017-05-11T15_3a_56_3a_17Z66.A3" table:number-columns-spanned="4" office:value-type="string">
            <text:p text:style-name="P16"><text:s/>CONCEPTOS BÁSICOS SOBRE ADICCIONES<text:line-break/>EFECTOS DE ALCOHOL TABACO Y OTRAS DROGAS<text:line-break/>INSTRUMENTOS DE DETECCIÓN<text:line-break/>CONSEJERÍA EN ADICCIONES<text:line-break/>DERIVACIÓN DE USUARIOS DE DROGAS</text:p>
          </table:table-cell>
          <table:covered-table-cell/>
          <table:covered-table-cell/>
          <table:covered-table-cell/>
        </table:table-row>
        <table:table-row>
          <table:table-cell table:style-name="MailMergeTable2017-05-11T15_3a_56_3a_17Z66.A10" table:number-columns-spanned="4" office:value-type="string">
            <text:p text:style-name="P10">Contato</text:p>
          </table:table-cell>
          <table:covered-table-cell/>
          <table:covered-table-cell/>
          <table:covered-table-cell/>
        </table:table-row>
        <table:table-row>
          <table:table-cell table:style-name="MailMergeTable2017-05-11T15_3a_56_3a_17Z66.A11" table:number-columns-spanned="2" office:value-type="string">
            <text:p text:style-name="P3">Email:</text:p>
          </table:table-cell>
          <table:covered-table-cell/>
          <table:table-cell table:style-name="MailMergeTable2017-05-11T15_3a_56_3a_17Z66.A11" table:number-columns-spanned="2" office:value-type="string">
            <text:p text:style-name="P5">CECASLP@HOTMAI.COM</text:p>
          </table:table-cell>
          <table:covered-table-cell/>
        </table:table-row>
        <table:table-row>
          <table:table-cell table:style-name="MailMergeTable2017-05-11T15_3a_56_3a_17Z66.A2" table:number-columns-spanned="2" office:value-type="string">
            <text:p text:style-name="P3">Telefone:</text:p>
          </table:table-cell>
          <table:covered-table-cell/>
          <table:table-cell table:style-name="MailMergeTable2017-05-11T15_3a_56_3a_17Z66.A2" table:number-columns-spanned="2" office:value-type="string">
            <text:p text:style-name="P5">4441426525</text:p>
          </table:table-cell>
          <table:covered-table-cell/>
        </table:table-row>
      </table:table>
      <text:h text:style-name="P22" text:outline-level="1"/>
      <text:h text:style-name="P20" text:outline-level="1"/>
      <table:table table:name="MailMergeTable2017-05-11T15:56:17Z67" table:style-name="MailMergeTable2017-05-11T15_3a_56_3a_17Z67">
        <table:table-column table:style-name="MailMergeTable2017-05-11T15_3a_56_3a_17Z67.A"/>
        <table:table-column table:style-name="MailMergeTable2017-05-11T15_3a_56_3a_17Z67.B"/>
        <table:table-column table:style-name="MailMergeTable2017-05-11T15_3a_56_3a_17Z67.A"/>
        <table:table-column table:style-name="MailMergeTable2017-05-11T15_3a_56_3a_17Z67.D"/>
        <table:table-row>
          <table:table-cell table:style-name="MailMergeTable2017-05-11T15_3a_56_3a_17Z67.A1" table:number-columns-spanned="4" office:value-type="string">
            <text:p text:style-name="P10">Nome do Centro</text:p>
          </table:table-cell>
          <table:covered-table-cell/>
          <table:covered-table-cell/>
          <table:covered-table-cell/>
        </table:table-row>
        <table:table-row>
          <table:table-cell table:style-name="MailMergeTable2017-05-11T15_3a_56_3a_17Z67.A2" table:number-columns-spanned="4" office:value-type="string">
            <text:h text:style-name="P21" text:outline-level="1"><text:bookmark-start text:name="__RefHeading___Toc17064_3576474230"/><text:s/>NO ES UN CENTRO DE CAPACITACION <text:s/>PERTENEZCO A SENDA. SERVICIO NACIONAL PARA LA PREVENCION Y TRATAMIENTO DE DROGAS Y ALCOHOL CHILE. <text:bookmark-end text:name="__RefHeading___Toc17064_3576474230"/></text:h>
          </table:table-cell>
          <table:covered-table-cell/>
          <table:covered-table-cell/>
          <table:covered-table-cell/>
        </table:table-row>
        <table:table-row>
          <table:table-cell table:style-name="MailMergeTable2017-05-11T15_3a_56_3a_17Z67.A3" table:number-columns-spanned="4" office:value-type="string">
            <text:p text:style-name="P8">Descrição do(s) curso(s)</text:p>
          </table:table-cell>
          <table:covered-table-cell/>
          <table:covered-table-cell/>
          <table:covered-table-cell/>
        </table:table-row>
        <table:table-row>
          <table:table-cell table:style-name="MailMergeTable2017-05-11T15_3a_56_3a_17Z67.A2" table:number-columns-spanned="4" office:value-type="string">
            <text:h text:style-name="P24" text:outline-level="2"><text:bookmark-start text:name="__RefHeading___Toc17066_3576474230"/><text:s/>DETECCION PRECOZ , INTERVENCIONES BREVES Y DERIVACION A TRATAMIENTO .<text:bookmark-end text:name="__RefHeading___Toc17066_3576474230"/></text:h>
          </table:table-cell>
          <table:covered-table-cell/>
          <table:covered-table-cell/>
          <table:covered-table-cell/>
        </table:table-row>
        <table:table-row>
          <table:table-cell table:style-name="MailMergeTable2017-05-11T15_3a_56_3a_17Z67.A5" office:value-type="string">
            <text:p text:style-name="P2">Modalidade do curso:</text:p>
          </table:table-cell>
          <table:table-cell table:style-name="MailMergeTable2017-05-11T15_3a_56_3a_17Z67.A5" office:value-type="string">
            <text:p text:style-name="P6">PRESENCIAL,</text:p>
          </table:table-cell>
          <table:table-cell table:style-name="MailMergeTable2017-05-11T15_3a_56_3a_17Z67.A5" office:value-type="string">
            <text:p text:style-name="P2">País:</text:p>
          </table:table-cell>
          <table:table-cell table:style-name="MailMergeTable2017-05-11T15_3a_56_3a_17Z67.A5" office:value-type="string">
            <text:p text:style-name="P4"><text:s/>CHILE </text:p>
          </table:table-cell>
        </table:table-row>
        <table:table-row>
          <table:table-cell table:style-name="MailMergeTable2017-05-11T15_3a_56_3a_17Z67.A3" office:value-type="string">
            <text:p text:style-name="P2">Carga horária:</text:p>
          </table:table-cell>
          <table:table-cell table:style-name="MailMergeTable2017-05-11T15_3a_56_3a_17Z67.A3" office:value-type="string">
            <text:p text:style-name="P4">8</text:p>
          </table:table-cell>
          <table:table-cell table:style-name="MailMergeTable2017-05-11T15_3a_56_3a_17Z67.A3" office:value-type="string">
            <text:p text:style-name="P2">Certificação?</text:p>
          </table:table-cell>
          <table:table-cell table:style-name="MailMergeTable2017-05-11T15_3a_56_3a_17Z67.A3" office:value-type="string">
            <text:p text:style-name="P6"><text:span text:style-name="T1"><text:s/></text:span>SI</text:p>
          </table:table-cell>
        </table:table-row>
        <table:table-row>
          <table:table-cell table:style-name="MailMergeTable2017-05-11T15_3a_56_3a_17Z67.A2" office:value-type="string">
            <text:p text:style-name="P3">Ano de início:</text:p>
          </table:table-cell>
          <table:table-cell table:style-name="MailMergeTable2017-05-11T15_3a_56_3a_17Z67.A2" office:value-type="string">
            <text:p text:style-name="P6">3</text:p>
          </table:table-cell>
          <table:table-cell table:style-name="MailMergeTable2017-05-11T15_3a_56_3a_17Z67.A2" office:value-type="string">
            <text:p text:style-name="P3">Atual?</text:p>
          </table:table-cell>
          <table:table-cell table:style-name="MailMergeTable2017-05-11T15_3a_56_3a_17Z67.A2" office:value-type="string">
            <text:p text:style-name="P6"><text:span text:style-name="T1"><text:s/></text:span>SI</text:p>
          </table:table-cell>
        </table:table-row>
        <table:table-row>
          <table:table-cell table:style-name="MailMergeTable2017-05-11T15_3a_56_3a_17Z67.A3" table:number-columns-spanned="4" office:value-type="string">
            <text:p text:style-name="P9">Ementa da Capacitação</text:p>
          </table:table-cell>
          <table:covered-table-cell/>
          <table:covered-table-cell/>
          <table:covered-table-cell/>
        </table:table-row>
        <table:table-row>
          <table:table-cell table:style-name="MailMergeTable2017-05-11T15_3a_56_3a_17Z67.A3" table:number-columns-spanned="4" office:value-type="string">
            <text:p text:style-name="P16"><text:s/>CONCEPTOS GENERALES DE DROGAS <text:line-break/>INSTRUMENTO ASSIST <text:s text:c="2"/>HOSTORIA Y FORMA DE APLICACIÍN.<text:line-break/>MODULOS TEORICO.- PRACTICOS DE INTERVENCION MINIMA , INTERVENCION BREVE Y DERIVACION A TRATAMIENTO.</text:p>
          </table:table-cell>
          <table:covered-table-cell/>
          <table:covered-table-cell/>
          <table:covered-table-cell/>
        </table:table-row>
        <table:table-row>
          <table:table-cell table:style-name="MailMergeTable2017-05-11T15_3a_56_3a_17Z67.A10" table:number-columns-spanned="4" office:value-type="string">
            <text:p text:style-name="P10">Contato</text:p>
          </table:table-cell>
          <table:covered-table-cell/>
          <table:covered-table-cell/>
          <table:covered-table-cell/>
        </table:table-row>
        <table:table-row>
          <table:table-cell table:style-name="MailMergeTable2017-05-11T15_3a_56_3a_17Z67.A11" table:number-columns-spanned="2" office:value-type="string">
            <text:p text:style-name="P3">Email:</text:p>
          </table:table-cell>
          <table:covered-table-cell/>
          <table:table-cell table:style-name="MailMergeTable2017-05-11T15_3a_56_3a_17Z67.A11" table:number-columns-spanned="2" office:value-type="string">
            <text:p text:style-name="P5">LACUNA@SENDA.GOB.CL</text:p>
          </table:table-cell>
          <table:covered-table-cell/>
        </table:table-row>
        <table:table-row>
          <table:table-cell table:style-name="MailMergeTable2017-05-11T15_3a_56_3a_17Z67.A2" table:number-columns-spanned="2" office:value-type="string">
            <text:p text:style-name="P3">Telefone:</text:p>
          </table:table-cell>
          <table:covered-table-cell/>
          <table:table-cell table:style-name="MailMergeTable2017-05-11T15_3a_56_3a_17Z67.A2" table:number-columns-spanned="2" office:value-type="string">
            <text:p text:style-name="P5">+56982332203</text:p>
          </table:table-cell>
          <table:covered-table-cell/>
        </table:table-row>
      </table:table>
      <text:h text:style-name="P22" text:outline-level="1"/>
      <text:h text:style-name="P20" text:outline-level="1"/>
      <table:table table:name="MailMergeTable2017-05-11T15:56:18Z68" table:style-name="MailMergeTable2017-05-11T15_3a_56_3a_18Z68">
        <table:table-column table:style-name="MailMergeTable2017-05-11T15_3a_56_3a_18Z68.A"/>
        <table:table-column table:style-name="MailMergeTable2017-05-11T15_3a_56_3a_18Z68.B"/>
        <table:table-column table:style-name="MailMergeTable2017-05-11T15_3a_56_3a_18Z68.A"/>
        <table:table-column table:style-name="MailMergeTable2017-05-11T15_3a_56_3a_18Z68.D"/>
        <table:table-row>
          <table:table-cell table:style-name="MailMergeTable2017-05-11T15_3a_56_3a_18Z68.A1" table:number-columns-spanned="4" office:value-type="string">
            <text:p text:style-name="P10">Nome do Centro</text:p>
          </table:table-cell>
          <table:covered-table-cell/>
          <table:covered-table-cell/>
          <table:covered-table-cell/>
        </table:table-row>
        <table:table-row>
          <table:table-cell table:style-name="MailMergeTable2017-05-11T15_3a_56_3a_18Z68.A2" table:number-columns-spanned="4" office:value-type="string">
            <text:h text:style-name="P21" text:outline-level="1"><text:bookmark-start text:name="__RefHeading___Toc17068_3576474230"/>OFRECIDO POR UNEME-CAPA A CENTRO DE SALUD <text:bookmark-end text:name="__RefHeading___Toc17068_3576474230"/></text:h>
          </table:table-cell>
          <table:covered-table-cell/>
          <table:covered-table-cell/>
          <table:covered-table-cell/>
        </table:table-row>
        <table:table-row>
          <table:table-cell table:style-name="MailMergeTable2017-05-11T15_3a_56_3a_18Z68.A3" table:number-columns-spanned="4" office:value-type="string">
            <text:p text:style-name="P8">Descrição do(s) curso(s)</text:p>
          </table:table-cell>
          <table:covered-table-cell/>
          <table:covered-table-cell/>
          <table:covered-table-cell/>
        </table:table-row>
        <table:table-row>
          <table:table-cell table:style-name="MailMergeTable2017-05-11T15_3a_56_3a_18Z68.A2" table:number-columns-spanned="4" office:value-type="string">
            <text:h text:style-name="P24" text:outline-level="2"><text:bookmark-start text:name="__RefHeading___Toc17070_3576474230"/><text:s/>TABAQUISMO <text:line-break/>ALCOHOLISMO <text:line-break/>HABILIDADES PARA LA VIDA<text:line-break/>10 RECOMENDACIONES PARA PADRES <text:bookmark-end text:name="__RefHeading___Toc17070_3576474230"/></text:h>
          </table:table-cell>
          <table:covered-table-cell/>
          <table:covered-table-cell/>
          <table:covered-table-cell/>
        </table:table-row>
        <table:table-row>
          <table:table-cell table:style-name="MailMergeTable2017-05-11T15_3a_56_3a_18Z68.A5" office:value-type="string">
            <text:p text:style-name="P2">Modalidade do curso:</text:p>
          </table:table-cell>
          <table:table-cell table:style-name="MailMergeTable2017-05-11T15_3a_56_3a_18Z68.A5" office:value-type="string">
            <text:p text:style-name="P6">PRESENCIAL,</text:p>
          </table:table-cell>
          <table:table-cell table:style-name="MailMergeTable2017-05-11T15_3a_56_3a_18Z68.A5" office:value-type="string">
            <text:p text:style-name="P2">País:</text:p>
          </table:table-cell>
          <table:table-cell table:style-name="MailMergeTable2017-05-11T15_3a_56_3a_18Z68.A5" office:value-type="string">
            <text:p text:style-name="P4"><text:s/>MÉXICO </text:p>
          </table:table-cell>
        </table:table-row>
        <table:table-row>
          <table:table-cell table:style-name="MailMergeTable2017-05-11T15_3a_56_3a_18Z68.A3" office:value-type="string">
            <text:p text:style-name="P2">Carga horária:</text:p>
          </table:table-cell>
          <table:table-cell table:style-name="MailMergeTable2017-05-11T15_3a_56_3a_18Z68.A3" office:value-type="string">
            <text:p text:style-name="P4">NA</text:p>
          </table:table-cell>
          <table:table-cell table:style-name="MailMergeTable2017-05-11T15_3a_56_3a_18Z68.A3" office:value-type="string">
            <text:p text:style-name="P2">Certificação?</text:p>
          </table:table-cell>
          <table:table-cell table:style-name="MailMergeTable2017-05-11T15_3a_56_3a_18Z68.A3" office:value-type="string">
            <text:p text:style-name="P6"><text:span text:style-name="T1"><text:s/></text:span>SI</text:p>
          </table:table-cell>
        </table:table-row>
        <table:table-row>
          <table:table-cell table:style-name="MailMergeTable2017-05-11T15_3a_56_3a_18Z68.A2" office:value-type="string">
            <text:p text:style-name="P3">Ano de início:</text:p>
          </table:table-cell>
          <table:table-cell table:style-name="MailMergeTable2017-05-11T15_3a_56_3a_18Z68.A2" office:value-type="string">
            <text:p text:style-name="P6">-3</text:p>
          </table:table-cell>
          <table:table-cell table:style-name="MailMergeTable2017-05-11T15_3a_56_3a_18Z68.A2" office:value-type="string">
            <text:p text:style-name="P3">Atual?</text:p>
          </table:table-cell>
          <table:table-cell table:style-name="MailMergeTable2017-05-11T15_3a_56_3a_18Z68.A2" office:value-type="string">
            <text:p text:style-name="P6"><text:span text:style-name="T1"><text:s/></text:span>SI</text:p>
          </table:table-cell>
        </table:table-row>
        <table:table-row>
          <table:table-cell table:style-name="MailMergeTable2017-05-11T15_3a_56_3a_18Z68.A3" table:number-columns-spanned="4" office:value-type="string">
            <text:p text:style-name="P9">Ementa da Capacitação</text:p>
          </table:table-cell>
          <table:covered-table-cell/>
          <table:covered-table-cell/>
          <table:covered-table-cell/>
        </table:table-row>
        <table:table-row>
          <table:table-cell table:style-name="MailMergeTable2017-05-11T15_3a_56_3a_18Z68.A3" table:number-columns-spanned="4" office:value-type="string">
            <text:p text:style-name="P16">DETENCIÓN TEMPRANA D CONSUMO DE ALCOHOL <text:s/>TABACO Y OTRAS DROGAS </text:p>
          </table:table-cell>
          <table:covered-table-cell/>
          <table:covered-table-cell/>
          <table:covered-table-cell/>
        </table:table-row>
        <table:table-row>
          <table:table-cell table:style-name="MailMergeTable2017-05-11T15_3a_56_3a_18Z68.A10" table:number-columns-spanned="4" office:value-type="string">
            <text:p text:style-name="P10">Contato</text:p>
          </table:table-cell>
          <table:covered-table-cell/>
          <table:covered-table-cell/>
          <table:covered-table-cell/>
        </table:table-row>
        <table:table-row>
          <table:table-cell table:style-name="MailMergeTable2017-05-11T15_3a_56_3a_18Z68.A11" table:number-columns-spanned="2" office:value-type="string">
            <text:p text:style-name="P3">Email:</text:p>
          </table:table-cell>
          <table:covered-table-cell/>
          <table:table-cell table:style-name="MailMergeTable2017-05-11T15_3a_56_3a_18Z68.A11" table:number-columns-spanned="2" office:value-type="string">
            <text:p text:style-name="P5">CNVELDORADO@HOTMAIL.COM</text:p>
          </table:table-cell>
          <table:covered-table-cell/>
        </table:table-row>
        <table:table-row>
          <table:table-cell table:style-name="MailMergeTable2017-05-11T15_3a_56_3a_18Z68.A2" table:number-columns-spanned="2" office:value-type="string">
            <text:p text:style-name="P3">Telefone:</text:p>
          </table:table-cell>
          <table:covered-table-cell/>
          <table:table-cell table:style-name="MailMergeTable2017-05-11T15_3a_56_3a_18Z68.A2" table:number-columns-spanned="2" office:value-type="string">
            <text:p text:style-name="P5">6671577171</text:p>
          </table:table-cell>
          <table:covered-table-cell/>
        </table:table-row>
      </table:table>
      <text:h text:style-name="P22" text:outline-level="1"/>
      <text:h text:style-name="P20" text:outline-level="1"/>
      <table:table table:name="MailMergeTable2017-05-11T15:56:18Z69" table:style-name="MailMergeTable2017-05-11T15_3a_56_3a_18Z69">
        <table:table-column table:style-name="MailMergeTable2017-05-11T15_3a_56_3a_18Z69.A"/>
        <table:table-column table:style-name="MailMergeTable2017-05-11T15_3a_56_3a_18Z69.B"/>
        <table:table-column table:style-name="MailMergeTable2017-05-11T15_3a_56_3a_18Z69.A"/>
        <table:table-column table:style-name="MailMergeTable2017-05-11T15_3a_56_3a_18Z69.D"/>
        <table:table-row>
          <table:table-cell table:style-name="MailMergeTable2017-05-11T15_3a_56_3a_18Z69.A1" table:number-columns-spanned="4" office:value-type="string">
            <text:p text:style-name="P10">Nome do Centro</text:p>
          </table:table-cell>
          <table:covered-table-cell/>
          <table:covered-table-cell/>
          <table:covered-table-cell/>
        </table:table-row>
        <table:table-row>
          <table:table-cell table:style-name="MailMergeTable2017-05-11T15_3a_56_3a_18Z69.A2" table:number-columns-spanned="4" office:value-type="string">
            <text:h text:style-name="P21" text:outline-level="1"><text:bookmark-start text:name="__RefHeading___Toc17072_3576474230"/><text:s/>ORGANIZACIÓN PANAMERICANA DE LA SALUD - OPS<text:bookmark-end text:name="__RefHeading___Toc17072_3576474230"/></text:h>
          </table:table-cell>
          <table:covered-table-cell/>
          <table:covered-table-cell/>
          <table:covered-table-cell/>
        </table:table-row>
        <table:table-row>
          <table:table-cell table:style-name="MailMergeTable2017-05-11T15_3a_56_3a_18Z69.A3" table:number-columns-spanned="4" office:value-type="string">
            <text:p text:style-name="P8">Descrição do(s) curso(s)</text:p>
          </table:table-cell>
          <table:covered-table-cell/>
          <table:covered-table-cell/>
          <table:covered-table-cell/>
        </table:table-row>
        <table:table-row>
          <table:table-cell table:style-name="MailMergeTable2017-05-11T15_3a_56_3a_18Z69.A2" table:number-columns-spanned="4" office:value-type="string">
            <text:h text:style-name="P24" text:outline-level="2"><text:bookmark-start text:name="__RefHeading___Toc17074_3576474230"/><text:s/>FAMILIAS FUERTES: AMOR Y LIMITES <text:bookmark-end text:name="__RefHeading___Toc17074_3576474230"/></text:h>
          </table:table-cell>
          <table:covered-table-cell/>
          <table:covered-table-cell/>
          <table:covered-table-cell/>
        </table:table-row>
        <table:table-row>
          <table:table-cell table:style-name="MailMergeTable2017-05-11T15_3a_56_3a_18Z69.A5" office:value-type="string">
            <text:p text:style-name="P2">Modalidade do curso:</text:p>
          </table:table-cell>
          <table:table-cell table:style-name="MailMergeTable2017-05-11T15_3a_56_3a_18Z69.A5" office:value-type="string">
            <text:p text:style-name="P6">PRESENCIAL,</text:p>
          </table:table-cell>
          <table:table-cell table:style-name="MailMergeTable2017-05-11T15_3a_56_3a_18Z69.A5" office:value-type="string">
            <text:p text:style-name="P2">País:</text:p>
          </table:table-cell>
          <table:table-cell table:style-name="MailMergeTable2017-05-11T15_3a_56_3a_18Z69.A5" office:value-type="string">
            <text:p text:style-name="P4"><text:s/>COLOMBIA </text:p>
          </table:table-cell>
        </table:table-row>
        <table:table-row>
          <table:table-cell table:style-name="MailMergeTable2017-05-11T15_3a_56_3a_18Z69.A3" office:value-type="string">
            <text:p text:style-name="P2">Carga horária:</text:p>
          </table:table-cell>
          <table:table-cell table:style-name="MailMergeTable2017-05-11T15_3a_56_3a_18Z69.A3" office:value-type="string">
            <text:p text:style-name="P4">5</text:p>
          </table:table-cell>
          <table:table-cell table:style-name="MailMergeTable2017-05-11T15_3a_56_3a_18Z69.A3" office:value-type="string">
            <text:p text:style-name="P2">Certificação?</text:p>
          </table:table-cell>
          <table:table-cell table:style-name="MailMergeTable2017-05-11T15_3a_56_3a_18Z69.A3" office:value-type="string">
            <text:p text:style-name="P6"><text:span text:style-name="T1"><text:s/></text:span>SI</text:p>
          </table:table-cell>
        </table:table-row>
        <table:table-row>
          <table:table-cell table:style-name="MailMergeTable2017-05-11T15_3a_56_3a_18Z69.A2" office:value-type="string">
            <text:p text:style-name="P3">Ano de início:</text:p>
          </table:table-cell>
          <table:table-cell table:style-name="MailMergeTable2017-05-11T15_3a_56_3a_18Z69.A2" office:value-type="string">
            <text:p text:style-name="P6">2012</text:p>
          </table:table-cell>
          <table:table-cell table:style-name="MailMergeTable2017-05-11T15_3a_56_3a_18Z69.A2" office:value-type="string">
            <text:p text:style-name="P3">Atual?</text:p>
          </table:table-cell>
          <table:table-cell table:style-name="MailMergeTable2017-05-11T15_3a_56_3a_18Z69.A2" office:value-type="string">
            <text:p text:style-name="P6"><text:span text:style-name="T1"><text:s/></text:span>SI</text:p>
          </table:table-cell>
        </table:table-row>
        <table:table-row>
          <table:table-cell table:style-name="MailMergeTable2017-05-11T15_3a_56_3a_18Z69.A3" table:number-columns-spanned="4" office:value-type="string">
            <text:p text:style-name="P9">Ementa da Capacitação</text:p>
          </table:table-cell>
          <table:covered-table-cell/>
          <table:covered-table-cell/>
          <table:covered-table-cell/>
        </table:table-row>
        <table:table-row>
          <table:table-cell table:style-name="MailMergeTable2017-05-11T15_3a_56_3a_18Z69.A3" table:number-columns-spanned="4" office:value-type="string">
            <text:p text:style-name="P16"><text:s/>AMOR Y LIMITES<text:line-break/>METAS Y SUEÑOS<text:line-break/>ESTABLECIMIENTO DE REGLAS<text:line-break/>COMUNICACIÓN EN FAMILIA<text:line-break/>HACER FRENTE AL ESTRÉS<text:line-break/>USO DE CONSECUENCIAS<text:line-break/>PROTECCIÓN PARA FACTORES DE RIESGO<text:line-break/>MANEJO DE LA PRESIÓN DE COMPAÑEROS</text:p>
          </table:table-cell>
          <table:covered-table-cell/>
          <table:covered-table-cell/>
          <table:covered-table-cell/>
        </table:table-row>
        <table:table-row>
          <table:table-cell table:style-name="MailMergeTable2017-05-11T15_3a_56_3a_18Z69.A10" table:number-columns-spanned="4" office:value-type="string">
            <text:p text:style-name="P10">Contato</text:p>
          </table:table-cell>
          <table:covered-table-cell/>
          <table:covered-table-cell/>
          <table:covered-table-cell/>
        </table:table-row>
        <table:table-row>
          <table:table-cell table:style-name="MailMergeTable2017-05-11T15_3a_56_3a_18Z69.A11" table:number-columns-spanned="2" office:value-type="string">
            <text:p text:style-name="P3">Email:</text:p>
          </table:table-cell>
          <table:covered-table-cell/>
          <table:table-cell table:style-name="MailMergeTable2017-05-11T15_3a_56_3a_18Z69.A11" table:number-columns-spanned="2" office:value-type="string">
            <text:p text:style-name="P5">SALAZARLUZ@PAHO.ORG</text:p>
          </table:table-cell>
          <table:covered-table-cell/>
        </table:table-row>
        <table:table-row>
          <table:table-cell table:style-name="MailMergeTable2017-05-11T15_3a_56_3a_18Z69.A2" table:number-columns-spanned="2" office:value-type="string">
            <text:p text:style-name="P3">Telefone:</text:p>
          </table:table-cell>
          <table:covered-table-cell/>
          <table:table-cell table:style-name="MailMergeTable2017-05-11T15_3a_56_3a_18Z69.A2" table:number-columns-spanned="2" office:value-type="string">
            <text:p text:style-name="P5">317 4050653</text:p>
          </table:table-cell>
          <table:covered-table-cell/>
        </table:table-row>
      </table:table>
      <text:h text:style-name="P22" text:outline-level="1"/>
      <text:h text:style-name="P20" text:outline-level="1"/>
      <table:table table:name="MailMergeTable2017-05-11T15:56:18Z70" table:style-name="MailMergeTable2017-05-11T15_3a_56_3a_18Z70">
        <table:table-column table:style-name="MailMergeTable2017-05-11T15_3a_56_3a_18Z70.A"/>
        <table:table-column table:style-name="MailMergeTable2017-05-11T15_3a_56_3a_18Z70.B"/>
        <table:table-column table:style-name="MailMergeTable2017-05-11T15_3a_56_3a_18Z70.A"/>
        <table:table-column table:style-name="MailMergeTable2017-05-11T15_3a_56_3a_18Z70.D"/>
        <table:table-row>
          <table:table-cell table:style-name="MailMergeTable2017-05-11T15_3a_56_3a_18Z70.A1" table:number-columns-spanned="4" office:value-type="string">
            <text:p text:style-name="P10">Nome do Centro</text:p>
          </table:table-cell>
          <table:covered-table-cell/>
          <table:covered-table-cell/>
          <table:covered-table-cell/>
        </table:table-row>
        <table:table-row>
          <table:table-cell table:style-name="MailMergeTable2017-05-11T15_3a_56_3a_18Z70.A2" table:number-columns-spanned="4" office:value-type="string">
            <text:h text:style-name="P21" text:outline-level="1"><text:bookmark-start text:name="__RefHeading___Toc17076_3576474230"/><text:s/>PEMEX<text:bookmark-end text:name="__RefHeading___Toc17076_3576474230"/></text:h>
          </table:table-cell>
          <table:covered-table-cell/>
          <table:covered-table-cell/>
          <table:covered-table-cell/>
        </table:table-row>
        <table:table-row>
          <table:table-cell table:style-name="MailMergeTable2017-05-11T15_3a_56_3a_18Z70.A3" table:number-columns-spanned="4" office:value-type="string">
            <text:p text:style-name="P8">Descrição do(s) curso(s)</text:p>
          </table:table-cell>
          <table:covered-table-cell/>
          <table:covered-table-cell/>
          <table:covered-table-cell/>
        </table:table-row>
        <table:table-row>
          <table:table-cell table:style-name="MailMergeTable2017-05-11T15_3a_56_3a_18Z70.A2" table:number-columns-spanned="4" office:value-type="string">
            <text:h text:style-name="P24" text:outline-level="2"><text:bookmark-start text:name="__RefHeading___Toc17078_3576474230"/><text:s/>PREVENCIÓN DEL CONSUMO DE SUSTANCIAS PSICOACTIVAS A DERECHOHABIENTES DE PEMEX<text:bookmark-end text:name="__RefHeading___Toc17078_3576474230"/></text:h>
          </table:table-cell>
          <table:covered-table-cell/>
          <table:covered-table-cell/>
          <table:covered-table-cell/>
        </table:table-row>
        <table:table-row>
          <table:table-cell table:style-name="MailMergeTable2017-05-11T15_3a_56_3a_18Z70.A5" office:value-type="string">
            <text:p text:style-name="P2">Modalidade do curso:</text:p>
          </table:table-cell>
          <table:table-cell table:style-name="MailMergeTable2017-05-11T15_3a_56_3a_18Z70.A5" office:value-type="string">
            <text:p text:style-name="P6">PRESENCIAL,</text:p>
          </table:table-cell>
          <table:table-cell table:style-name="MailMergeTable2017-05-11T15_3a_56_3a_18Z70.A5" office:value-type="string">
            <text:p text:style-name="P2">País:</text:p>
          </table:table-cell>
          <table:table-cell table:style-name="MailMergeTable2017-05-11T15_3a_56_3a_18Z70.A5" office:value-type="string">
            <text:p text:style-name="P4"><text:s/>MÉXICO </text:p>
          </table:table-cell>
        </table:table-row>
        <table:table-row>
          <table:table-cell table:style-name="MailMergeTable2017-05-11T15_3a_56_3a_18Z70.A3" office:value-type="string">
            <text:p text:style-name="P2">Carga horária:</text:p>
          </table:table-cell>
          <table:table-cell table:style-name="MailMergeTable2017-05-11T15_3a_56_3a_18Z70.A3" office:value-type="string">
            <text:p text:style-name="P4">1</text:p>
          </table:table-cell>
          <table:table-cell table:style-name="MailMergeTable2017-05-11T15_3a_56_3a_18Z70.A3" office:value-type="string">
            <text:p text:style-name="P2">Certificação?</text:p>
          </table:table-cell>
          <table:table-cell table:style-name="MailMergeTable2017-05-11T15_3a_56_3a_18Z70.A3" office:value-type="string">
            <text:p text:style-name="P6"><text:span text:style-name="T1"><text:s/></text:span>NO</text:p>
          </table:table-cell>
        </table:table-row>
        <table:table-row>
          <table:table-cell table:style-name="MailMergeTable2017-05-11T15_3a_56_3a_18Z70.A2" office:value-type="string">
            <text:p text:style-name="P3">Ano de início:</text:p>
          </table:table-cell>
          <table:table-cell table:style-name="MailMergeTable2017-05-11T15_3a_56_3a_18Z70.A2" office:value-type="string">
            <text:p text:style-name="P6">2007</text:p>
          </table:table-cell>
          <table:table-cell table:style-name="MailMergeTable2017-05-11T15_3a_56_3a_18Z70.A2" office:value-type="string">
            <text:p text:style-name="P3">Atual?</text:p>
          </table:table-cell>
          <table:table-cell table:style-name="MailMergeTable2017-05-11T15_3a_56_3a_18Z70.A2" office:value-type="string">
            <text:p text:style-name="P6"><text:span text:style-name="T1"><text:s/></text:span>NO</text:p>
          </table:table-cell>
        </table:table-row>
        <table:table-row>
          <table:table-cell table:style-name="MailMergeTable2017-05-11T15_3a_56_3a_18Z70.A3" table:number-columns-spanned="4" office:value-type="string">
            <text:p text:style-name="P9">Ementa da Capacitação</text:p>
          </table:table-cell>
          <table:covered-table-cell/>
          <table:covered-table-cell/>
          <table:covered-table-cell/>
        </table:table-row>
        <table:table-row>
          <table:table-cell table:style-name="MailMergeTable2017-05-11T15_3a_56_3a_18Z70.A3" table:number-columns-spanned="4" office:value-type="string">
            <text:p text:style-name="P16"><text:s/>CONCEPTOS<text:line-break/>SINTOMAS<text:line-break/>EFECTOS<text:line-break/>ALTERNATIVAS DE TRATAMIENTO</text:p>
          </table:table-cell>
          <table:covered-table-cell/>
          <table:covered-table-cell/>
          <table:covered-table-cell/>
        </table:table-row>
        <table:table-row>
          <table:table-cell table:style-name="MailMergeTable2017-05-11T15_3a_56_3a_18Z70.A10" table:number-columns-spanned="4" office:value-type="string">
            <text:p text:style-name="P10">Contato</text:p>
          </table:table-cell>
          <table:covered-table-cell/>
          <table:covered-table-cell/>
          <table:covered-table-cell/>
        </table:table-row>
        <table:table-row>
          <table:table-cell table:style-name="MailMergeTable2017-05-11T15_3a_56_3a_18Z70.A11" table:number-columns-spanned="2" office:value-type="string">
            <text:p text:style-name="P3">Email:</text:p>
          </table:table-cell>
          <table:covered-table-cell/>
          <table:table-cell table:style-name="MailMergeTable2017-05-11T15_3a_56_3a_18Z70.A11" table:number-columns-spanned="2" office:value-type="string">
            <text:p text:style-name="P5">JULIAN.SALVADOR.BENITEZ@PEMEX.COM</text:p>
          </table:table-cell>
          <table:covered-table-cell/>
        </table:table-row>
        <table:table-row>
          <table:table-cell table:style-name="MailMergeTable2017-05-11T15_3a_56_3a_18Z70.A2" table:number-columns-spanned="2" office:value-type="string">
            <text:p text:style-name="P3">Telefone:</text:p>
          </table:table-cell>
          <table:covered-table-cell/>
          <table:table-cell table:style-name="MailMergeTable2017-05-11T15_3a_56_3a_18Z70.A2" table:number-columns-spanned="2" office:value-type="string">
            <text:p text:style-name="P5">938 1048729</text:p>
          </table:table-cell>
          <table:covered-table-cell/>
        </table:table-row>
      </table:table>
      <text:h text:style-name="P22" text:outline-level="1"/>
      <text:h text:style-name="P20" text:outline-level="1"/>
      <table:table table:name="MailMergeTable2017-05-11T15:56:18Z71" table:style-name="MailMergeTable2017-05-11T15_3a_56_3a_18Z71">
        <table:table-column table:style-name="MailMergeTable2017-05-11T15_3a_56_3a_18Z71.A"/>
        <table:table-column table:style-name="MailMergeTable2017-05-11T15_3a_56_3a_18Z71.B"/>
        <table:table-column table:style-name="MailMergeTable2017-05-11T15_3a_56_3a_18Z71.A"/>
        <table:table-column table:style-name="MailMergeTable2017-05-11T15_3a_56_3a_18Z71.D"/>
        <table:table-row>
          <table:table-cell table:style-name="MailMergeTable2017-05-11T15_3a_56_3a_18Z71.A1" table:number-columns-spanned="4" office:value-type="string">
            <text:p text:style-name="P10">Nome do Centro</text:p>
          </table:table-cell>
          <table:covered-table-cell/>
          <table:covered-table-cell/>
          <table:covered-table-cell/>
        </table:table-row>
        <table:table-row>
          <table:table-cell table:style-name="MailMergeTable2017-05-11T15_3a_56_3a_18Z71.A2" table:number-columns-spanned="4" office:value-type="string">
            <text:h text:style-name="P21" text:outline-level="1"><text:bookmark-start text:name="__RefHeading___Toc17080_3576474230"/><text:s/>PONTIFICIA UNIVERSIDAD CATOLICA DE CHILE<text:bookmark-end text:name="__RefHeading___Toc17080_3576474230"/></text:h>
          </table:table-cell>
          <table:covered-table-cell/>
          <table:covered-table-cell/>
          <table:covered-table-cell/>
        </table:table-row>
        <table:table-row>
          <table:table-cell table:style-name="MailMergeTable2017-05-11T15_3a_56_3a_18Z71.A3" table:number-columns-spanned="4" office:value-type="string">
            <text:p text:style-name="P8">Descrição do(s) curso(s)</text:p>
          </table:table-cell>
          <table:covered-table-cell/>
          <table:covered-table-cell/>
          <table:covered-table-cell/>
        </table:table-row>
        <table:table-row>
          <table:table-cell table:style-name="MailMergeTable2017-05-11T15_3a_56_3a_18Z71.A2" table:number-columns-spanned="4" office:value-type="string">
            <text:h text:style-name="P24" text:outline-level="2"><text:bookmark-start text:name="__RefHeading___Toc17082_3576474230"/><text:s/>INTERVENCIONES BREVES PARA DISMINUIR EL DAÑO POR USO RIESGOSO DE ALCOHOL EN ATENCIÓN PRIMARIA, PARA TÉCNICOS PARAMÉDICOS.<text:bookmark-end text:name="__RefHeading___Toc17082_3576474230"/></text:h>
          </table:table-cell>
          <table:covered-table-cell/>
          <table:covered-table-cell/>
          <table:covered-table-cell/>
        </table:table-row>
        <table:table-row>
          <table:table-cell table:style-name="MailMergeTable2017-05-11T15_3a_56_3a_18Z71.A5" office:value-type="string">
            <text:p text:style-name="P2">Modalidade do curso:</text:p>
          </table:table-cell>
          <table:table-cell table:style-name="MailMergeTable2017-05-11T15_3a_56_3a_18Z71.A5" office:value-type="string">
            <text:p text:style-name="P6">PRESENCIAL,</text:p>
          </table:table-cell>
          <table:table-cell table:style-name="MailMergeTable2017-05-11T15_3a_56_3a_18Z71.A5" office:value-type="string">
            <text:p text:style-name="P2">País:</text:p>
          </table:table-cell>
          <table:table-cell table:style-name="MailMergeTable2017-05-11T15_3a_56_3a_18Z71.A5" office:value-type="string">
            <text:p text:style-name="P4"><text:s/>CHILE </text:p>
          </table:table-cell>
        </table:table-row>
        <table:table-row>
          <table:table-cell table:style-name="MailMergeTable2017-05-11T15_3a_56_3a_18Z71.A3" office:value-type="string">
            <text:p text:style-name="P2">Carga horária:</text:p>
          </table:table-cell>
          <table:table-cell table:style-name="MailMergeTable2017-05-11T15_3a_56_3a_18Z71.A3" office:value-type="string">
            <text:p text:style-name="P4">8</text:p>
          </table:table-cell>
          <table:table-cell table:style-name="MailMergeTable2017-05-11T15_3a_56_3a_18Z71.A3" office:value-type="string">
            <text:p text:style-name="P2">Certificação?</text:p>
          </table:table-cell>
          <table:table-cell table:style-name="MailMergeTable2017-05-11T15_3a_56_3a_18Z71.A3" office:value-type="string">
            <text:p text:style-name="P6"><text:span text:style-name="T1"><text:s/></text:span>NO</text:p>
          </table:table-cell>
        </table:table-row>
        <table:table-row>
          <table:table-cell table:style-name="MailMergeTable2017-05-11T15_3a_56_3a_18Z71.A2" office:value-type="string">
            <text:p text:style-name="P3">Ano de início:</text:p>
          </table:table-cell>
          <table:table-cell table:style-name="MailMergeTable2017-05-11T15_3a_56_3a_18Z71.A2" office:value-type="string">
            <text:p text:style-name="P6">2015</text:p>
          </table:table-cell>
          <table:table-cell table:style-name="MailMergeTable2017-05-11T15_3a_56_3a_18Z71.A2" office:value-type="string">
            <text:p text:style-name="P3">Atual?</text:p>
          </table:table-cell>
          <table:table-cell table:style-name="MailMergeTable2017-05-11T15_3a_56_3a_18Z71.A2" office:value-type="string">
            <text:p text:style-name="P6"><text:span text:style-name="T1"><text:s/></text:span>NO</text:p>
          </table:table-cell>
        </table:table-row>
        <table:table-row>
          <table:table-cell table:style-name="MailMergeTable2017-05-11T15_3a_56_3a_18Z71.A3" table:number-columns-spanned="4" office:value-type="string">
            <text:p text:style-name="P9">Ementa da Capacitação</text:p>
          </table:table-cell>
          <table:covered-table-cell/>
          <table:covered-table-cell/>
          <table:covered-table-cell/>
        </table:table-row>
        <table:table-row>
          <table:table-cell table:style-name="MailMergeTable2017-05-11T15_3a_56_3a_18Z71.A3" table:number-columns-spanned="4" office:value-type="string">
            <text:p text:style-name="P16">1. EFECTIVIDAD DE LAS INTERVENCIONES BREVES, PORTENCIAL IMPACTO, IMPORTANCIA<text:line-break/>2. CONOCIMIENTO DEL AUDIT, TOMA DE CONSCIENCIA DEL PROPIO NIVEL DE CONSUMO Y NORMAS CULTURALES LOCALES<text:line-break/>3. PRUEBA PRÁCTICA DE LA APLICACIÓN DEL AUDIT<text:line-break/>4. PRESENTACIÓN DE LA INTERVENCIÓN BREVE Y MATERIALES DE INTERVENCIÓN. VÍDEO DEMOSTRATIVO.<text:line-break/>5. ENSAYO DE LA INTERVENCIÓN EN PEQUEÑOS GRUPOS (ROLE-PLAY)<text:line-break/>6. ACREDITACIÓN DE LAS HABILIDADES EN ESPEJO BI-DIRECCIONAL CON USUARIO SIMULADO (ACTOR)</text:p>
          </table:table-cell>
          <table:covered-table-cell/>
          <table:covered-table-cell/>
          <table:covered-table-cell/>
        </table:table-row>
        <table:table-row>
          <table:table-cell table:style-name="MailMergeTable2017-05-11T15_3a_56_3a_18Z71.A10" table:number-columns-spanned="4" office:value-type="string">
            <text:p text:style-name="P10">Contato</text:p>
          </table:table-cell>
          <table:covered-table-cell/>
          <table:covered-table-cell/>
          <table:covered-table-cell/>
        </table:table-row>
        <table:table-row>
          <table:table-cell table:style-name="MailMergeTable2017-05-11T15_3a_56_3a_18Z71.A11" table:number-columns-spanned="2" office:value-type="string">
            <text:p text:style-name="P3">Email:</text:p>
          </table:table-cell>
          <table:covered-table-cell/>
          <table:table-cell table:style-name="MailMergeTable2017-05-11T15_3a_56_3a_18Z71.A11" table:number-columns-spanned="2" office:value-type="string">
            <text:p text:style-name="P5">NBARTICEVIC@MED.PUC.CL</text:p>
          </table:table-cell>
          <table:covered-table-cell/>
        </table:table-row>
        <table:table-row>
          <table:table-cell table:style-name="MailMergeTable2017-05-11T15_3a_56_3a_18Z71.A2" table:number-columns-spanned="2" office:value-type="string">
            <text:p text:style-name="P3">Telefone:</text:p>
          </table:table-cell>
          <table:covered-table-cell/>
          <table:table-cell table:style-name="MailMergeTable2017-05-11T15_3a_56_3a_18Z71.A2" table:number-columns-spanned="2" office:value-type="string">
            <text:p text:style-name="P5">56-962225043</text:p>
          </table:table-cell>
          <table:covered-table-cell/>
        </table:table-row>
      </table:table>
      <text:h text:style-name="P22" text:outline-level="1"/>
      <text:h text:style-name="P20" text:outline-level="1"/>
      <table:table table:name="MailMergeTable2017-05-11T15:56:18Z72" table:style-name="MailMergeTable2017-05-11T15_3a_56_3a_18Z72">
        <table:table-column table:style-name="MailMergeTable2017-05-11T15_3a_56_3a_18Z72.A"/>
        <table:table-column table:style-name="MailMergeTable2017-05-11T15_3a_56_3a_18Z72.B"/>
        <table:table-column table:style-name="MailMergeTable2017-05-11T15_3a_56_3a_18Z72.A"/>
        <table:table-column table:style-name="MailMergeTable2017-05-11T15_3a_56_3a_18Z72.D"/>
        <table:table-row>
          <table:table-cell table:style-name="MailMergeTable2017-05-11T15_3a_56_3a_18Z72.A1" table:number-columns-spanned="4" office:value-type="string">
            <text:p text:style-name="P10">Nome do Centro</text:p>
          </table:table-cell>
          <table:covered-table-cell/>
          <table:covered-table-cell/>
          <table:covered-table-cell/>
        </table:table-row>
        <table:table-row>
          <table:table-cell table:style-name="MailMergeTable2017-05-11T15_3a_56_3a_18Z72.A2" table:number-columns-spanned="4" office:value-type="string">
            <text:h text:style-name="P21" text:outline-level="1"><text:bookmark-start text:name="__RefHeading___Toc17084_3576474230"/><text:s/>PRESBITERIO ARGENTINO DE CAPELLANES CRISTIANOS ORTODOXOS Y CRISTIANOS EVANGÉLICOS, PACE Y PACCO <text:bookmark-end text:name="__RefHeading___Toc17084_3576474230"/></text:h>
          </table:table-cell>
          <table:covered-table-cell/>
          <table:covered-table-cell/>
          <table:covered-table-cell/>
        </table:table-row>
        <table:table-row>
          <table:table-cell table:style-name="MailMergeTable2017-05-11T15_3a_56_3a_18Z72.A3" table:number-columns-spanned="4" office:value-type="string">
            <text:p text:style-name="P8">Descrição do(s) curso(s)</text:p>
          </table:table-cell>
          <table:covered-table-cell/>
          <table:covered-table-cell/>
          <table:covered-table-cell/>
        </table:table-row>
        <table:table-row>
          <table:table-cell table:style-name="MailMergeTable2017-05-11T15_3a_56_3a_18Z72.A2" table:number-columns-spanned="4" office:value-type="string">
            <text:h text:style-name="P24" text:outline-level="2"><text:bookmark-start text:name="__RefHeading___Toc17086_3576474230"/><text:s/>SEMINARIO DE INTERVENCIÓN PSICOSOCIAL Y ESPIRITUAL EN ADICCIONES <text:bookmark-end text:name="__RefHeading___Toc17086_3576474230"/></text:h>
          </table:table-cell>
          <table:covered-table-cell/>
          <table:covered-table-cell/>
          <table:covered-table-cell/>
        </table:table-row>
        <table:table-row>
          <table:table-cell table:style-name="MailMergeTable2017-05-11T15_3a_56_3a_18Z72.A5" office:value-type="string">
            <text:p text:style-name="P2">Modalidade do curso:</text:p>
          </table:table-cell>
          <table:table-cell table:style-name="MailMergeTable2017-05-11T15_3a_56_3a_18Z72.A5" office:value-type="string">
            <text:p text:style-name="P6">PRESENCIAL,A DISTANCIA,SEMIPRESENCIAL,</text:p>
          </table:table-cell>
          <table:table-cell table:style-name="MailMergeTable2017-05-11T15_3a_56_3a_18Z72.A5" office:value-type="string">
            <text:p text:style-name="P2">País:</text:p>
          </table:table-cell>
          <table:table-cell table:style-name="MailMergeTable2017-05-11T15_3a_56_3a_18Z72.A5" office:value-type="string">
            <text:p text:style-name="P4"><text:s/>ARGENTINA </text:p>
          </table:table-cell>
        </table:table-row>
        <table:table-row>
          <table:table-cell table:style-name="MailMergeTable2017-05-11T15_3a_56_3a_18Z72.A3" office:value-type="string">
            <text:p text:style-name="P2">Carga horária:</text:p>
          </table:table-cell>
          <table:table-cell table:style-name="MailMergeTable2017-05-11T15_3a_56_3a_18Z72.A3" office:value-type="string">
            <text:p text:style-name="P4">40</text:p>
          </table:table-cell>
          <table:table-cell table:style-name="MailMergeTable2017-05-11T15_3a_56_3a_18Z72.A3" office:value-type="string">
            <text:p text:style-name="P2">Certificação?</text:p>
          </table:table-cell>
          <table:table-cell table:style-name="MailMergeTable2017-05-11T15_3a_56_3a_18Z72.A3" office:value-type="string">
            <text:p text:style-name="P6"><text:span text:style-name="T1"><text:s/></text:span>SI</text:p>
          </table:table-cell>
        </table:table-row>
        <table:table-row>
          <table:table-cell table:style-name="MailMergeTable2017-05-11T15_3a_56_3a_18Z72.A2" office:value-type="string">
            <text:p text:style-name="P3">Ano de início:</text:p>
          </table:table-cell>
          <table:table-cell table:style-name="MailMergeTable2017-05-11T15_3a_56_3a_18Z72.A2" office:value-type="string">
            <text:p text:style-name="P6">3</text:p>
          </table:table-cell>
          <table:table-cell table:style-name="MailMergeTable2017-05-11T15_3a_56_3a_18Z72.A2" office:value-type="string">
            <text:p text:style-name="P3">Atual?</text:p>
          </table:table-cell>
          <table:table-cell table:style-name="MailMergeTable2017-05-11T15_3a_56_3a_18Z72.A2" office:value-type="string">
            <text:p text:style-name="P6"><text:span text:style-name="T1"><text:s/></text:span>SI</text:p>
          </table:table-cell>
        </table:table-row>
        <table:table-row>
          <table:table-cell table:style-name="MailMergeTable2017-05-11T15_3a_56_3a_18Z72.A3" table:number-columns-spanned="4" office:value-type="string">
            <text:p text:style-name="P9">Ementa da Capacitação</text:p>
          </table:table-cell>
          <table:covered-table-cell/>
          <table:covered-table-cell/>
          <table:covered-table-cell/>
        </table:table-row>
        <table:table-row>
          <table:table-cell table:style-name="MailMergeTable2017-05-11T15_3a_56_3a_18Z72.A3" table:number-columns-spanned="4" office:value-type="string">
            <text:p text:style-name="P16"><text:s/>MÓDULO 1 EL MEDIADOR SOCIAL Y EL FENÓMENO DE LAS ADICCIONES <text:line-break/>MÓDULO 2 DROGAS Y CONCEPTOS ASOCIADOS <text:line-break/>MÓDULO 3 PREVENCIÓN <text:line-break/>MÓDULO 4 HABILIDADES DEL MEDIADOR<text:line-break/>MÓDULO 5 MEDIOS DE COMUNICACIÓN Y PREVENCIÓN.<text:line-break/>MÓDULO 6 DISEÑO DE PRÁCTICAS: ACTIVIDADES DE PREVENCIÓN Y GESTIÓN DEL RIESGO POR PARTE DEL ALUMNADO EN FORMACIÓN </text:p>
          </table:table-cell>
          <table:covered-table-cell/>
          <table:covered-table-cell/>
          <table:covered-table-cell/>
        </table:table-row>
        <table:table-row>
          <table:table-cell table:style-name="MailMergeTable2017-05-11T15_3a_56_3a_18Z72.A10" table:number-columns-spanned="4" office:value-type="string">
            <text:p text:style-name="P10">Contato</text:p>
          </table:table-cell>
          <table:covered-table-cell/>
          <table:covered-table-cell/>
          <table:covered-table-cell/>
        </table:table-row>
        <table:table-row>
          <table:table-cell table:style-name="MailMergeTable2017-05-11T15_3a_56_3a_18Z72.A11" table:number-columns-spanned="2" office:value-type="string">
            <text:p text:style-name="P3">Email:</text:p>
          </table:table-cell>
          <table:covered-table-cell/>
          <table:table-cell table:style-name="MailMergeTable2017-05-11T15_3a_56_3a_18Z72.A11" table:number-columns-spanned="2" office:value-type="string">
            <text:p text:style-name="P5">FORMACIONCRISTIANA@HOTMAIL.COM</text:p>
          </table:table-cell>
          <table:covered-table-cell/>
        </table:table-row>
        <table:table-row>
          <table:table-cell table:style-name="MailMergeTable2017-05-11T15_3a_56_3a_18Z72.A2" table:number-columns-spanned="2" office:value-type="string">
            <text:p text:style-name="P3">Telefone:</text:p>
          </table:table-cell>
          <table:covered-table-cell/>
          <table:table-cell table:style-name="MailMergeTable2017-05-11T15_3a_56_3a_18Z72.A2" table:number-columns-spanned="2" office:value-type="string">
            <text:p text:style-name="P5">011-15-38291898</text:p>
          </table:table-cell>
          <table:covered-table-cell/>
        </table:table-row>
      </table:table>
      <text:h text:style-name="P22" text:outline-level="1"/>
      <text:h text:style-name="P20" text:outline-level="1"/>
      <table:table table:name="MailMergeTable2017-05-11T15:56:18Z73" table:style-name="MailMergeTable2017-05-11T15_3a_56_3a_18Z73">
        <table:table-column table:style-name="MailMergeTable2017-05-11T15_3a_56_3a_18Z73.A"/>
        <table:table-column table:style-name="MailMergeTable2017-05-11T15_3a_56_3a_18Z73.B"/>
        <table:table-column table:style-name="MailMergeTable2017-05-11T15_3a_56_3a_18Z73.A"/>
        <table:table-column table:style-name="MailMergeTable2017-05-11T15_3a_56_3a_18Z73.D"/>
        <table:table-row>
          <table:table-cell table:style-name="MailMergeTable2017-05-11T15_3a_56_3a_18Z73.A1" table:number-columns-spanned="4" office:value-type="string">
            <text:p text:style-name="P10">Nome do Centro</text:p>
          </table:table-cell>
          <table:covered-table-cell/>
          <table:covered-table-cell/>
          <table:covered-table-cell/>
        </table:table-row>
        <table:table-row>
          <table:table-cell table:style-name="MailMergeTable2017-05-11T15_3a_56_3a_18Z73.A2" table:number-columns-spanned="4" office:value-type="string">
            <text:h text:style-name="P21" text:outline-level="1"><text:bookmark-start text:name="__RefHeading___Toc17088_3576474230"/><text:s/>PREVER<text:bookmark-end text:name="__RefHeading___Toc17088_3576474230"/></text:h>
          </table:table-cell>
          <table:covered-table-cell/>
          <table:covered-table-cell/>
          <table:covered-table-cell/>
        </table:table-row>
        <table:table-row>
          <table:table-cell table:style-name="MailMergeTable2017-05-11T15_3a_56_3a_18Z73.A3" table:number-columns-spanned="4" office:value-type="string">
            <text:p text:style-name="P8">Descrição do(s) curso(s)</text:p>
          </table:table-cell>
          <table:covered-table-cell/>
          <table:covered-table-cell/>
          <table:covered-table-cell/>
        </table:table-row>
        <table:table-row>
          <table:table-cell table:style-name="MailMergeTable2017-05-11T15_3a_56_3a_18Z73.A2" table:number-columns-spanned="4" office:value-type="string">
            <text:h text:style-name="P24" text:outline-level="2"><text:bookmark-start text:name="__RefHeading___Toc17090_3576474230"/><text:s/>ATENCIÓN PRIMARIA DE LA SALUD <text:line-break/>FORMACIÓN DE CONSEJEROS EN ALCOHOL Y DROGAS <text:bookmark-end text:name="__RefHeading___Toc17090_3576474230"/></text:h>
          </table:table-cell>
          <table:covered-table-cell/>
          <table:covered-table-cell/>
          <table:covered-table-cell/>
        </table:table-row>
        <table:table-row>
          <table:table-cell table:style-name="MailMergeTable2017-05-11T15_3a_56_3a_18Z73.A5" office:value-type="string">
            <text:p text:style-name="P2">Modalidade do curso:</text:p>
          </table:table-cell>
          <table:table-cell table:style-name="MailMergeTable2017-05-11T15_3a_56_3a_18Z73.A5" office:value-type="string">
            <text:p text:style-name="P6">SEMIPRESENCIAL,</text:p>
          </table:table-cell>
          <table:table-cell table:style-name="MailMergeTable2017-05-11T15_3a_56_3a_18Z73.A5" office:value-type="string">
            <text:p text:style-name="P2">País:</text:p>
          </table:table-cell>
          <table:table-cell table:style-name="MailMergeTable2017-05-11T15_3a_56_3a_18Z73.A5" office:value-type="string">
            <text:p text:style-name="P4"><text:s/>PARAGUAY </text:p>
          </table:table-cell>
        </table:table-row>
        <table:table-row>
          <table:table-cell table:style-name="MailMergeTable2017-05-11T15_3a_56_3a_18Z73.A3" office:value-type="string">
            <text:p text:style-name="P2">Carga horária:</text:p>
          </table:table-cell>
          <table:table-cell table:style-name="MailMergeTable2017-05-11T15_3a_56_3a_18Z73.A3" office:value-type="string">
            <text:p text:style-name="P4">40</text:p>
          </table:table-cell>
          <table:table-cell table:style-name="MailMergeTable2017-05-11T15_3a_56_3a_18Z73.A3" office:value-type="string">
            <text:p text:style-name="P2">Certificação?</text:p>
          </table:table-cell>
          <table:table-cell table:style-name="MailMergeTable2017-05-11T15_3a_56_3a_18Z73.A3" office:value-type="string">
            <text:p text:style-name="P6"><text:span text:style-name="T1"><text:s/></text:span>NO</text:p>
          </table:table-cell>
        </table:table-row>
        <table:table-row>
          <table:table-cell table:style-name="MailMergeTable2017-05-11T15_3a_56_3a_18Z73.A2" office:value-type="string">
            <text:p text:style-name="P3">Ano de início:</text:p>
          </table:table-cell>
          <table:table-cell table:style-name="MailMergeTable2017-05-11T15_3a_56_3a_18Z73.A2" office:value-type="string">
            <text:p text:style-name="P6">1998</text:p>
          </table:table-cell>
          <table:table-cell table:style-name="MailMergeTable2017-05-11T15_3a_56_3a_18Z73.A2" office:value-type="string">
            <text:p text:style-name="P3">Atual?</text:p>
          </table:table-cell>
          <table:table-cell table:style-name="MailMergeTable2017-05-11T15_3a_56_3a_18Z73.A2" office:value-type="string">
            <text:p text:style-name="P6"><text:span text:style-name="T1"><text:s/></text:span>NO</text:p>
          </table:table-cell>
        </table:table-row>
        <table:table-row>
          <table:table-cell table:style-name="MailMergeTable2017-05-11T15_3a_56_3a_18Z73.A3" table:number-columns-spanned="4" office:value-type="string">
            <text:p text:style-name="P9">Ementa da Capacitação</text:p>
          </table:table-cell>
          <table:covered-table-cell/>
          <table:covered-table-cell/>
          <table:covered-table-cell/>
        </table:table-row>
        <table:table-row>
          <table:table-cell table:style-name="MailMergeTable2017-05-11T15_3a_56_3a_18Z73.A3" table:number-columns-spanned="4" office:value-type="string">
            <text:p text:style-name="P16">SALUD MENTAL <text:line-break/>DROGAS GENERALIDADES <text:line-break/>HABILIDAD PARA LA VIDA <text:line-break/>FARMACOLOGIA</text:p>
          </table:table-cell>
          <table:covered-table-cell/>
          <table:covered-table-cell/>
          <table:covered-table-cell/>
        </table:table-row>
        <table:table-row>
          <table:table-cell table:style-name="MailMergeTable2017-05-11T15_3a_56_3a_18Z73.A10" table:number-columns-spanned="4" office:value-type="string">
            <text:p text:style-name="P10">Contato</text:p>
          </table:table-cell>
          <table:covered-table-cell/>
          <table:covered-table-cell/>
          <table:covered-table-cell/>
        </table:table-row>
        <table:table-row>
          <table:table-cell table:style-name="MailMergeTable2017-05-11T15_3a_56_3a_18Z73.A11" table:number-columns-spanned="2" office:value-type="string">
            <text:p text:style-name="P3">Email:</text:p>
          </table:table-cell>
          <table:covered-table-cell/>
          <table:table-cell table:style-name="MailMergeTable2017-05-11T15_3a_56_3a_18Z73.A11" table:number-columns-spanned="2" office:value-type="string">
            <text:p text:style-name="P5">LIZAMARILLA@TIGO.COM.PY</text:p>
          </table:table-cell>
          <table:covered-table-cell/>
        </table:table-row>
        <table:table-row>
          <table:table-cell table:style-name="MailMergeTable2017-05-11T15_3a_56_3a_18Z73.A2" table:number-columns-spanned="2" office:value-type="string">
            <text:p text:style-name="P3">Telefone:</text:p>
          </table:table-cell>
          <table:covered-table-cell/>
          <table:table-cell table:style-name="MailMergeTable2017-05-11T15_3a_56_3a_18Z73.A2" table:number-columns-spanned="2" office:value-type="string">
            <text:p text:style-name="P5">+595983334207</text:p>
          </table:table-cell>
          <table:covered-table-cell/>
        </table:table-row>
      </table:table>
      <text:h text:style-name="P22" text:outline-level="1"/>
      <text:h text:style-name="P20" text:outline-level="1"/>
      <table:table table:name="MailMergeTable2017-05-11T15:56:18Z74" table:style-name="MailMergeTable2017-05-11T15_3a_56_3a_18Z74">
        <table:table-column table:style-name="MailMergeTable2017-05-11T15_3a_56_3a_18Z74.A"/>
        <table:table-column table:style-name="MailMergeTable2017-05-11T15_3a_56_3a_18Z74.B"/>
        <table:table-column table:style-name="MailMergeTable2017-05-11T15_3a_56_3a_18Z74.A"/>
        <table:table-column table:style-name="MailMergeTable2017-05-11T15_3a_56_3a_18Z74.D"/>
        <table:table-row>
          <table:table-cell table:style-name="MailMergeTable2017-05-11T15_3a_56_3a_18Z74.A1" table:number-columns-spanned="4" office:value-type="string">
            <text:p text:style-name="P10">Nome do Centro</text:p>
          </table:table-cell>
          <table:covered-table-cell/>
          <table:covered-table-cell/>
          <table:covered-table-cell/>
        </table:table-row>
        <table:table-row>
          <table:table-cell table:style-name="MailMergeTable2017-05-11T15_3a_56_3a_18Z74.A2" table:number-columns-spanned="4" office:value-type="string">
            <text:h text:style-name="P21" text:outline-level="1"><text:bookmark-start text:name="__RefHeading___Toc17092_3576474230"/>PROGRAMA A NIVEL JURISDICCIONAL<text:bookmark-end text:name="__RefHeading___Toc17092_3576474230"/></text:h>
          </table:table-cell>
          <table:covered-table-cell/>
          <table:covered-table-cell/>
          <table:covered-table-cell/>
        </table:table-row>
        <table:table-row>
          <table:table-cell table:style-name="MailMergeTable2017-05-11T15_3a_56_3a_18Z74.A3" table:number-columns-spanned="4" office:value-type="string">
            <text:p text:style-name="P8">Descrição do(s) curso(s)</text:p>
          </table:table-cell>
          <table:covered-table-cell/>
          <table:covered-table-cell/>
          <table:covered-table-cell/>
        </table:table-row>
        <table:table-row>
          <table:table-cell table:style-name="MailMergeTable2017-05-11T15_3a_56_3a_18Z74.A2" table:number-columns-spanned="4" office:value-type="string">
            <text:h text:style-name="P24" text:outline-level="2"><text:bookmark-start text:name="__RefHeading___Toc17094_3576474230"/>CONSEJERIA EN ADICCIONES<text:line-break/>SENSIBILIZACION<text:line-break/>DIEZ RECOMENDACIONES<text:line-break/>HABILIDADES PARA LA VIDA<text:line-break/>MITOS Y REALIDADES DE LAS DROGAS<text:bookmark-end text:name="__RefHeading___Toc17094_3576474230"/></text:h>
          </table:table-cell>
          <table:covered-table-cell/>
          <table:covered-table-cell/>
          <table:covered-table-cell/>
        </table:table-row>
        <table:table-row>
          <table:table-cell table:style-name="MailMergeTable2017-05-11T15_3a_56_3a_18Z74.A5" office:value-type="string">
            <text:p text:style-name="P2">Modalidade do curso:</text:p>
          </table:table-cell>
          <table:table-cell table:style-name="MailMergeTable2017-05-11T15_3a_56_3a_18Z74.A5" office:value-type="string">
            <text:p text:style-name="P6">PRESENCIAL,</text:p>
          </table:table-cell>
          <table:table-cell table:style-name="MailMergeTable2017-05-11T15_3a_56_3a_18Z74.A5" office:value-type="string">
            <text:p text:style-name="P2">País:</text:p>
          </table:table-cell>
          <table:table-cell table:style-name="MailMergeTable2017-05-11T15_3a_56_3a_18Z74.A5" office:value-type="string">
            <text:p text:style-name="P4"><text:s/>MÉXICO </text:p>
          </table:table-cell>
        </table:table-row>
        <table:table-row>
          <table:table-cell table:style-name="MailMergeTable2017-05-11T15_3a_56_3a_18Z74.A3" office:value-type="string">
            <text:p text:style-name="P2">Carga horária:</text:p>
          </table:table-cell>
          <table:table-cell table:style-name="MailMergeTable2017-05-11T15_3a_56_3a_18Z74.A3" office:value-type="string">
            <text:p text:style-name="P4">3</text:p>
          </table:table-cell>
          <table:table-cell table:style-name="MailMergeTable2017-05-11T15_3a_56_3a_18Z74.A3" office:value-type="string">
            <text:p text:style-name="P2">Certificação?</text:p>
          </table:table-cell>
          <table:table-cell table:style-name="MailMergeTable2017-05-11T15_3a_56_3a_18Z74.A3" office:value-type="string">
            <text:p text:style-name="P6"><text:span text:style-name="T1"><text:s/></text:span>SI</text:p>
          </table:table-cell>
        </table:table-row>
        <table:table-row>
          <table:table-cell table:style-name="MailMergeTable2017-05-11T15_3a_56_3a_18Z74.A2" office:value-type="string">
            <text:p text:style-name="P3">Ano de início:</text:p>
          </table:table-cell>
          <table:table-cell table:style-name="MailMergeTable2017-05-11T15_3a_56_3a_18Z74.A2" office:value-type="string">
            <text:p text:style-name="P6">2010</text:p>
          </table:table-cell>
          <table:table-cell table:style-name="MailMergeTable2017-05-11T15_3a_56_3a_18Z74.A2" office:value-type="string">
            <text:p text:style-name="P3">Atual?</text:p>
          </table:table-cell>
          <table:table-cell table:style-name="MailMergeTable2017-05-11T15_3a_56_3a_18Z74.A2" office:value-type="string">
            <text:p text:style-name="P6"><text:span text:style-name="T1"><text:s/></text:span>SI</text:p>
          </table:table-cell>
        </table:table-row>
        <table:table-row>
          <table:table-cell table:style-name="MailMergeTable2017-05-11T15_3a_56_3a_18Z74.A3" table:number-columns-spanned="4" office:value-type="string">
            <text:p text:style-name="P9">Ementa da Capacitação</text:p>
          </table:table-cell>
          <table:covered-table-cell/>
          <table:covered-table-cell/>
          <table:covered-table-cell/>
        </table:table-row>
        <table:table-row>
          <table:table-cell table:style-name="MailMergeTable2017-05-11T15_3a_56_3a_18Z74.A3" table:number-columns-spanned="4" office:value-type="string">
            <text:p text:style-name="P16">CONSEJERIA EN ADICCIONES<text:line-break/>SENSIBILIZACION<text:line-break/>DIEZ RECOMENDACIONES<text:line-break/>HABILIDADES PARA LA VIDA<text:line-break/>MITOS Y REALIDADES DE LAS DROGAS<text:line-break/>VARIABLE DEPENDIENDO DE LA NECESIDAD </text:p>
          </table:table-cell>
          <table:covered-table-cell/>
          <table:covered-table-cell/>
          <table:covered-table-cell/>
        </table:table-row>
        <table:table-row>
          <table:table-cell table:style-name="MailMergeTable2017-05-11T15_3a_56_3a_18Z74.A10" table:number-columns-spanned="4" office:value-type="string">
            <text:p text:style-name="P10">Contato</text:p>
          </table:table-cell>
          <table:covered-table-cell/>
          <table:covered-table-cell/>
          <table:covered-table-cell/>
        </table:table-row>
        <table:table-row>
          <table:table-cell table:style-name="MailMergeTable2017-05-11T15_3a_56_3a_18Z74.A11" table:number-columns-spanned="2" office:value-type="string">
            <text:p text:style-name="P3">Email:</text:p>
          </table:table-cell>
          <table:covered-table-cell/>
          <table:table-cell table:style-name="MailMergeTable2017-05-11T15_3a_56_3a_18Z74.A11" table:number-columns-spanned="2" office:value-type="string">
            <text:p text:style-name="P5">ALHELIFA@HOTMAIL.COM</text:p>
          </table:table-cell>
          <table:covered-table-cell/>
        </table:table-row>
        <table:table-row>
          <table:table-cell table:style-name="MailMergeTable2017-05-11T15_3a_56_3a_18Z74.A2" table:number-columns-spanned="2" office:value-type="string">
            <text:p text:style-name="P3">Telefone:</text:p>
          </table:table-cell>
          <table:covered-table-cell/>
          <table:table-cell table:style-name="MailMergeTable2017-05-11T15_3a_56_3a_18Z74.A2" table:number-columns-spanned="2" office:value-type="string">
            <text:p text:style-name="P5">4771298109</text:p>
          </table:table-cell>
          <table:covered-table-cell/>
        </table:table-row>
      </table:table>
      <text:h text:style-name="P22" text:outline-level="1"/>
      <text:h text:style-name="P20" text:outline-level="1"/>
      <table:table table:name="MailMergeTable2017-05-11T15:56:18Z75" table:style-name="MailMergeTable2017-05-11T15_3a_56_3a_18Z75">
        <table:table-column table:style-name="MailMergeTable2017-05-11T15_3a_56_3a_18Z75.A"/>
        <table:table-column table:style-name="MailMergeTable2017-05-11T15_3a_56_3a_18Z75.B"/>
        <table:table-column table:style-name="MailMergeTable2017-05-11T15_3a_56_3a_18Z75.A"/>
        <table:table-column table:style-name="MailMergeTable2017-05-11T15_3a_56_3a_18Z75.D"/>
        <table:table-row>
          <table:table-cell table:style-name="MailMergeTable2017-05-11T15_3a_56_3a_18Z75.A1" table:number-columns-spanned="4" office:value-type="string">
            <text:p text:style-name="P10">Nome do Centro</text:p>
          </table:table-cell>
          <table:covered-table-cell/>
          <table:covered-table-cell/>
          <table:covered-table-cell/>
        </table:table-row>
        <table:table-row>
          <table:table-cell table:style-name="MailMergeTable2017-05-11T15_3a_56_3a_18Z75.A2" table:number-columns-spanned="4" office:value-type="string">
            <text:h text:style-name="P21" text:outline-level="1"><text:bookmark-start text:name="__RefHeading___Toc17096_3576474230"/><text:s/>UDED (UNIDADE DE DEPENDÊNCIA DE DROGAS)<text:bookmark-end text:name="__RefHeading___Toc17096_3576474230"/></text:h>
          </table:table-cell>
          <table:covered-table-cell/>
          <table:covered-table-cell/>
          <table:covered-table-cell/>
        </table:table-row>
        <table:table-row>
          <table:table-cell table:style-name="MailMergeTable2017-05-11T15_3a_56_3a_18Z75.A3" table:number-columns-spanned="4" office:value-type="string">
            <text:p text:style-name="P8">Descrição do(s) curso(s)</text:p>
          </table:table-cell>
          <table:covered-table-cell/>
          <table:covered-table-cell/>
          <table:covered-table-cell/>
        </table:table-row>
        <table:table-row>
          <table:table-cell table:style-name="MailMergeTable2017-05-11T15_3a_56_3a_18Z75.A2" table:number-columns-spanned="4" office:value-type="string">
            <text:h text:style-name="P24" text:outline-level="2"><text:bookmark-start text:name="__RefHeading___Toc17098_3576474230"/><text:s/>INFORMALCOOL<text:bookmark-end text:name="__RefHeading___Toc17098_3576474230"/></text:h>
          </table:table-cell>
          <table:covered-table-cell/>
          <table:covered-table-cell/>
          <table:covered-table-cell/>
        </table:table-row>
        <table:table-row>
          <table:table-cell table:style-name="MailMergeTable2017-05-11T15_3a_56_3a_18Z75.A5" office:value-type="string">
            <text:p text:style-name="P2">Modalidade do curso:</text:p>
          </table:table-cell>
          <table:table-cell table:style-name="MailMergeTable2017-05-11T15_3a_56_3a_18Z75.A5" office:value-type="string">
            <text:p text:style-name="P6">A DISTANCIA,</text:p>
          </table:table-cell>
          <table:table-cell table:style-name="MailMergeTable2017-05-11T15_3a_56_3a_18Z75.A5" office:value-type="string">
            <text:p text:style-name="P2">País:</text:p>
          </table:table-cell>
          <table:table-cell table:style-name="MailMergeTable2017-05-11T15_3a_56_3a_18Z75.A5" office:value-type="string">
            <text:p text:style-name="P4"><text:s/>BRASIL </text:p>
          </table:table-cell>
        </table:table-row>
        <table:table-row>
          <table:table-cell table:style-name="MailMergeTable2017-05-11T15_3a_56_3a_18Z75.A3" office:value-type="string">
            <text:p text:style-name="P2">Carga horária:</text:p>
          </table:table-cell>
          <table:table-cell table:style-name="MailMergeTable2017-05-11T15_3a_56_3a_18Z75.A3" office:value-type="string">
            <text:p text:style-name="P4">1</text:p>
          </table:table-cell>
          <table:table-cell table:style-name="MailMergeTable2017-05-11T15_3a_56_3a_18Z75.A3" office:value-type="string">
            <text:p text:style-name="P2">Certificação?</text:p>
          </table:table-cell>
          <table:table-cell table:style-name="MailMergeTable2017-05-11T15_3a_56_3a_18Z75.A3" office:value-type="string">
            <text:p text:style-name="P6"><text:span text:style-name="T1"><text:s/></text:span>SI</text:p>
          </table:table-cell>
        </table:table-row>
        <table:table-row>
          <table:table-cell table:style-name="MailMergeTable2017-05-11T15_3a_56_3a_18Z75.A2" office:value-type="string">
            <text:p text:style-name="P3">Ano de início:</text:p>
          </table:table-cell>
          <table:table-cell table:style-name="MailMergeTable2017-05-11T15_3a_56_3a_18Z75.A2" office:value-type="string">
            <text:p text:style-name="P6">2011</text:p>
          </table:table-cell>
          <table:table-cell table:style-name="MailMergeTable2017-05-11T15_3a_56_3a_18Z75.A2" office:value-type="string">
            <text:p text:style-name="P3">Atual?</text:p>
          </table:table-cell>
          <table:table-cell table:style-name="MailMergeTable2017-05-11T15_3a_56_3a_18Z75.A2" office:value-type="string">
            <text:p text:style-name="P6"><text:span text:style-name="T1"><text:s/></text:span>SI</text:p>
          </table:table-cell>
        </table:table-row>
        <table:table-row>
          <table:table-cell table:style-name="MailMergeTable2017-05-11T15_3a_56_3a_18Z75.A3" table:number-columns-spanned="4" office:value-type="string">
            <text:p text:style-name="P9">Ementa da Capacitação</text:p>
          </table:table-cell>
          <table:covered-table-cell/>
          <table:covered-table-cell/>
          <table:covered-table-cell/>
        </table:table-row>
        <table:table-row>
          <table:table-cell table:style-name="MailMergeTable2017-05-11T15_3a_56_3a_18Z75.A3" table:number-columns-spanned="4" office:value-type="string">
            <text:p text:style-name="P16"><text:s/>3</text:p>
          </table:table-cell>
          <table:covered-table-cell/>
          <table:covered-table-cell/>
          <table:covered-table-cell/>
        </table:table-row>
        <table:table-row>
          <table:table-cell table:style-name="MailMergeTable2017-05-11T15_3a_56_3a_18Z75.A10" table:number-columns-spanned="4" office:value-type="string">
            <text:p text:style-name="P10">Contato</text:p>
          </table:table-cell>
          <table:covered-table-cell/>
          <table:covered-table-cell/>
          <table:covered-table-cell/>
        </table:table-row>
        <table:table-row>
          <table:table-cell table:style-name="MailMergeTable2017-05-11T15_3a_56_3a_18Z75.A11" table:number-columns-spanned="2" office:value-type="string">
            <text:p text:style-name="P3">Email:</text:p>
          </table:table-cell>
          <table:covered-table-cell/>
          <table:table-cell table:style-name="MailMergeTable2017-05-11T15_3a_56_3a_18Z75.A11" table:number-columns-spanned="2" office:value-type="string">
            <text:p text:style-name="P5">INFORMALCOOL@GMAIL.COM</text:p>
          </table:table-cell>
          <table:covered-table-cell/>
        </table:table-row>
        <table:table-row>
          <table:table-cell table:style-name="MailMergeTable2017-05-11T15_3a_56_3a_18Z75.A2" table:number-columns-spanned="2" office:value-type="string">
            <text:p text:style-name="P3">Telefone:</text:p>
          </table:table-cell>
          <table:covered-table-cell/>
          <table:table-cell table:style-name="MailMergeTable2017-05-11T15_3a_56_3a_18Z75.A2" table:number-columns-spanned="2" office:value-type="string">
            <text:p text:style-name="P5">(11)97519-2315</text:p>
          </table:table-cell>
          <table:covered-table-cell/>
        </table:table-row>
      </table:table>
      <text:h text:style-name="P22" text:outline-level="1"/>
      <text:h text:style-name="P20" text:outline-level="1"/>
      <table:table table:name="MailMergeTable2017-05-11T15:56:19Z76" table:style-name="MailMergeTable2017-05-11T15_3a_56_3a_19Z76">
        <table:table-column table:style-name="MailMergeTable2017-05-11T15_3a_56_3a_19Z76.A"/>
        <table:table-column table:style-name="MailMergeTable2017-05-11T15_3a_56_3a_19Z76.B"/>
        <table:table-column table:style-name="MailMergeTable2017-05-11T15_3a_56_3a_19Z76.A"/>
        <table:table-column table:style-name="MailMergeTable2017-05-11T15_3a_56_3a_19Z76.D"/>
        <table:table-row>
          <table:table-cell table:style-name="MailMergeTable2017-05-11T15_3a_56_3a_19Z76.A1" table:number-columns-spanned="4" office:value-type="string">
            <text:p text:style-name="P10">Nome do Centro</text:p>
          </table:table-cell>
          <table:covered-table-cell/>
          <table:covered-table-cell/>
          <table:covered-table-cell/>
        </table:table-row>
        <table:table-row>
          <table:table-cell table:style-name="MailMergeTable2017-05-11T15_3a_56_3a_19Z76.A2" table:number-columns-spanned="4" office:value-type="string">
            <text:h text:style-name="P21" text:outline-level="1"><text:bookmark-start text:name="__RefHeading___Toc17100_3576474230"/><text:s/>UMAPS LOMAS DE GUADALUPE<text:bookmark-end text:name="__RefHeading___Toc17100_3576474230"/></text:h>
          </table:table-cell>
          <table:covered-table-cell/>
          <table:covered-table-cell/>
          <table:covered-table-cell/>
        </table:table-row>
        <table:table-row>
          <table:table-cell table:style-name="MailMergeTable2017-05-11T15_3a_56_3a_19Z76.A3" table:number-columns-spanned="4" office:value-type="string">
            <text:p text:style-name="P8">Descrição do(s) curso(s)</text:p>
          </table:table-cell>
          <table:covered-table-cell/>
          <table:covered-table-cell/>
          <table:covered-table-cell/>
        </table:table-row>
        <table:table-row>
          <table:table-cell table:style-name="MailMergeTable2017-05-11T15_3a_56_3a_19Z76.A2" table:number-columns-spanned="4" office:value-type="string">
            <text:h text:style-name="P24" text:outline-level="2"><text:bookmark-start text:name="__RefHeading___Toc17102_3576474230"/><text:s/>PREVENCIÓN DE ADICCIONES<text:bookmark-end text:name="__RefHeading___Toc17102_3576474230"/></text:h>
          </table:table-cell>
          <table:covered-table-cell/>
          <table:covered-table-cell/>
          <table:covered-table-cell/>
        </table:table-row>
        <table:table-row>
          <table:table-cell table:style-name="MailMergeTable2017-05-11T15_3a_56_3a_19Z76.A5" office:value-type="string">
            <text:p text:style-name="P2">Modalidade do curso:</text:p>
          </table:table-cell>
          <table:table-cell table:style-name="MailMergeTable2017-05-11T15_3a_56_3a_19Z76.A5" office:value-type="string">
            <text:p text:style-name="P6">PRESENCIAL,</text:p>
          </table:table-cell>
          <table:table-cell table:style-name="MailMergeTable2017-05-11T15_3a_56_3a_19Z76.A5" office:value-type="string">
            <text:p text:style-name="P2">País:</text:p>
          </table:table-cell>
          <table:table-cell table:style-name="MailMergeTable2017-05-11T15_3a_56_3a_19Z76.A5" office:value-type="string">
            <text:p text:style-name="P4"><text:s/>MÉXICO </text:p>
          </table:table-cell>
        </table:table-row>
        <table:table-row>
          <table:table-cell table:style-name="MailMergeTable2017-05-11T15_3a_56_3a_19Z76.A3" office:value-type="string">
            <text:p text:style-name="P2">Carga horária:</text:p>
          </table:table-cell>
          <table:table-cell table:style-name="MailMergeTable2017-05-11T15_3a_56_3a_19Z76.A3" office:value-type="string">
            <text:p text:style-name="P4">1</text:p>
          </table:table-cell>
          <table:table-cell table:style-name="MailMergeTable2017-05-11T15_3a_56_3a_19Z76.A3" office:value-type="string">
            <text:p text:style-name="P2">Certificação?</text:p>
          </table:table-cell>
          <table:table-cell table:style-name="MailMergeTable2017-05-11T15_3a_56_3a_19Z76.A3" office:value-type="string">
            <text:p text:style-name="P6"><text:span text:style-name="T1"><text:s/></text:span>SI</text:p>
          </table:table-cell>
        </table:table-row>
        <table:table-row>
          <table:table-cell table:style-name="MailMergeTable2017-05-11T15_3a_56_3a_19Z76.A2" office:value-type="string">
            <text:p text:style-name="P3">Ano de início:</text:p>
          </table:table-cell>
          <table:table-cell table:style-name="MailMergeTable2017-05-11T15_3a_56_3a_19Z76.A2" office:value-type="string">
            <text:p text:style-name="P6">1</text:p>
          </table:table-cell>
          <table:table-cell table:style-name="MailMergeTable2017-05-11T15_3a_56_3a_19Z76.A2" office:value-type="string">
            <text:p text:style-name="P3">Atual?</text:p>
          </table:table-cell>
          <table:table-cell table:style-name="MailMergeTable2017-05-11T15_3a_56_3a_19Z76.A2" office:value-type="string">
            <text:p text:style-name="P6"><text:span text:style-name="T1"><text:s/></text:span>SI</text:p>
          </table:table-cell>
        </table:table-row>
        <table:table-row>
          <table:table-cell table:style-name="MailMergeTable2017-05-11T15_3a_56_3a_19Z76.A3" table:number-columns-spanned="4" office:value-type="string">
            <text:p text:style-name="P9">Ementa da Capacitação</text:p>
          </table:table-cell>
          <table:covered-table-cell/>
          <table:covered-table-cell/>
          <table:covered-table-cell/>
        </table:table-row>
        <table:table-row>
          <table:table-cell table:style-name="MailMergeTable2017-05-11T15_3a_56_3a_19Z76.A3" table:number-columns-spanned="4" office:value-type="string">
            <text:p text:style-name="P16">TAMIZAJE, <text:s/>RELACIONES FAMILIARES, ÁREA DE CONDUCTA ANTISOCIAL, SITUACIONES A MEJORAR, METAS DE VIDA A CORTO, MEDIANO Y LARGO PLAZO, RECILIENCIA</text:p>
          </table:table-cell>
          <table:covered-table-cell/>
          <table:covered-table-cell/>
          <table:covered-table-cell/>
        </table:table-row>
        <table:table-row>
          <table:table-cell table:style-name="MailMergeTable2017-05-11T15_3a_56_3a_19Z76.A10" table:number-columns-spanned="4" office:value-type="string">
            <text:p text:style-name="P10">Contato</text:p>
          </table:table-cell>
          <table:covered-table-cell/>
          <table:covered-table-cell/>
          <table:covered-table-cell/>
        </table:table-row>
        <table:table-row>
          <table:table-cell table:style-name="MailMergeTable2017-05-11T15_3a_56_3a_19Z76.A11" table:number-columns-spanned="2" office:value-type="string">
            <text:p text:style-name="P3">Email:</text:p>
          </table:table-cell>
          <table:covered-table-cell/>
          <table:table-cell table:style-name="MailMergeTable2017-05-11T15_3a_56_3a_19Z76.A11" table:number-columns-spanned="2" office:value-type="string">
            <text:p text:style-name="P5">LIC_OMAR2GUTIERREZ@HOTMAIL.COM</text:p>
          </table:table-cell>
          <table:covered-table-cell/>
        </table:table-row>
        <table:table-row>
          <table:table-cell table:style-name="MailMergeTable2017-05-11T15_3a_56_3a_19Z76.A2" table:number-columns-spanned="2" office:value-type="string">
            <text:p text:style-name="P3">Telefone:</text:p>
          </table:table-cell>
          <table:covered-table-cell/>
          <table:table-cell table:style-name="MailMergeTable2017-05-11T15_3a_56_3a_19Z76.A2" table:number-columns-spanned="2" office:value-type="string">
            <text:p text:style-name="P5">477-2-53-43-54</text:p>
          </table:table-cell>
          <table:covered-table-cell/>
        </table:table-row>
      </table:table>
      <text:h text:style-name="P22" text:outline-level="1"/>
      <text:h text:style-name="P20" text:outline-level="1"/>
      <table:table table:name="MailMergeTable2017-05-11T15:56:19Z77" table:style-name="MailMergeTable2017-05-11T15_3a_56_3a_19Z77">
        <table:table-column table:style-name="MailMergeTable2017-05-11T15_3a_56_3a_19Z77.A"/>
        <table:table-column table:style-name="MailMergeTable2017-05-11T15_3a_56_3a_19Z77.B"/>
        <table:table-column table:style-name="MailMergeTable2017-05-11T15_3a_56_3a_19Z77.A"/>
        <table:table-column table:style-name="MailMergeTable2017-05-11T15_3a_56_3a_19Z77.D"/>
        <table:table-row>
          <table:table-cell table:style-name="MailMergeTable2017-05-11T15_3a_56_3a_19Z77.A1" table:number-columns-spanned="4" office:value-type="string">
            <text:p text:style-name="P10">Nome do Centro</text:p>
          </table:table-cell>
          <table:covered-table-cell/>
          <table:covered-table-cell/>
          <table:covered-table-cell/>
        </table:table-row>
        <table:table-row>
          <table:table-cell table:style-name="MailMergeTable2017-05-11T15_3a_56_3a_19Z77.A2" table:number-columns-spanned="4" office:value-type="string">
            <text:h text:style-name="P21" text:outline-level="1"><text:bookmark-start text:name="__RefHeading___Toc17104_3576474230"/><text:s/>UNEME-CAPA CAMPECHE<text:bookmark-end text:name="__RefHeading___Toc17104_3576474230"/></text:h>
          </table:table-cell>
          <table:covered-table-cell/>
          <table:covered-table-cell/>
          <table:covered-table-cell/>
        </table:table-row>
        <table:table-row>
          <table:table-cell table:style-name="MailMergeTable2017-05-11T15_3a_56_3a_19Z77.A3" table:number-columns-spanned="4" office:value-type="string">
            <text:p text:style-name="P8">Descrição do(s) curso(s)</text:p>
          </table:table-cell>
          <table:covered-table-cell/>
          <table:covered-table-cell/>
          <table:covered-table-cell/>
        </table:table-row>
        <table:table-row>
          <table:table-cell table:style-name="MailMergeTable2017-05-11T15_3a_56_3a_19Z77.A2" table:number-columns-spanned="4" office:value-type="string">
            <text:h text:style-name="P24" text:outline-level="2"><text:bookmark-start text:name="__RefHeading___Toc17106_3576474230"/><text:s/>CONSEJERIA EN ADICCIONES<text:bookmark-end text:name="__RefHeading___Toc17106_3576474230"/></text:h>
          </table:table-cell>
          <table:covered-table-cell/>
          <table:covered-table-cell/>
          <table:covered-table-cell/>
        </table:table-row>
        <table:table-row>
          <table:table-cell table:style-name="MailMergeTable2017-05-11T15_3a_56_3a_19Z77.A5" office:value-type="string">
            <text:p text:style-name="P2">Modalidade do curso:</text:p>
          </table:table-cell>
          <table:table-cell table:style-name="MailMergeTable2017-05-11T15_3a_56_3a_19Z77.A5" office:value-type="string">
            <text:p text:style-name="P6">PRESENCIAL,</text:p>
          </table:table-cell>
          <table:table-cell table:style-name="MailMergeTable2017-05-11T15_3a_56_3a_19Z77.A5" office:value-type="string">
            <text:p text:style-name="P2">País:</text:p>
          </table:table-cell>
          <table:table-cell table:style-name="MailMergeTable2017-05-11T15_3a_56_3a_19Z77.A5" office:value-type="string">
            <text:p text:style-name="P4"><text:s/>MÉXICO </text:p>
          </table:table-cell>
        </table:table-row>
        <table:table-row>
          <table:table-cell table:style-name="MailMergeTable2017-05-11T15_3a_56_3a_19Z77.A3" office:value-type="string">
            <text:p text:style-name="P2">Carga horária:</text:p>
          </table:table-cell>
          <table:table-cell table:style-name="MailMergeTable2017-05-11T15_3a_56_3a_19Z77.A3" office:value-type="string">
            <text:p text:style-name="P4">3</text:p>
          </table:table-cell>
          <table:table-cell table:style-name="MailMergeTable2017-05-11T15_3a_56_3a_19Z77.A3" office:value-type="string">
            <text:p text:style-name="P2">Certificação?</text:p>
          </table:table-cell>
          <table:table-cell table:style-name="MailMergeTable2017-05-11T15_3a_56_3a_19Z77.A3" office:value-type="string">
            <text:p text:style-name="P6"><text:span text:style-name="T1"><text:s/></text:span>SI</text:p>
          </table:table-cell>
        </table:table-row>
        <table:table-row>
          <table:table-cell table:style-name="MailMergeTable2017-05-11T15_3a_56_3a_19Z77.A2" office:value-type="string">
            <text:p text:style-name="P3">Ano de início:</text:p>
          </table:table-cell>
          <table:table-cell table:style-name="MailMergeTable2017-05-11T15_3a_56_3a_19Z77.A2" office:value-type="string">
            <text:p text:style-name="P6">8</text:p>
          </table:table-cell>
          <table:table-cell table:style-name="MailMergeTable2017-05-11T15_3a_56_3a_19Z77.A2" office:value-type="string">
            <text:p text:style-name="P3">Atual?</text:p>
          </table:table-cell>
          <table:table-cell table:style-name="MailMergeTable2017-05-11T15_3a_56_3a_19Z77.A2" office:value-type="string">
            <text:p text:style-name="P6"><text:span text:style-name="T1"><text:s/></text:span>SI</text:p>
          </table:table-cell>
        </table:table-row>
        <table:table-row>
          <table:table-cell table:style-name="MailMergeTable2017-05-11T15_3a_56_3a_19Z77.A3" table:number-columns-spanned="4" office:value-type="string">
            <text:p text:style-name="P9">Ementa da Capacitação</text:p>
          </table:table-cell>
          <table:covered-table-cell/>
          <table:covered-table-cell/>
          <table:covered-table-cell/>
        </table:table-row>
        <table:table-row>
          <table:table-cell table:style-name="MailMergeTable2017-05-11T15_3a_56_3a_19Z77.A3" table:number-columns-spanned="4" office:value-type="string">
            <text:p text:style-name="P16">CONCEPTOS BASICOS DE ADICCIONES<text:line-break/> METODO IDEAS<text:line-break/>INFORMACION DE LAS UNEME-CAPA</text:p>
          </table:table-cell>
          <table:covered-table-cell/>
          <table:covered-table-cell/>
          <table:covered-table-cell/>
        </table:table-row>
        <table:table-row>
          <table:table-cell table:style-name="MailMergeTable2017-05-11T15_3a_56_3a_19Z77.A10" table:number-columns-spanned="4" office:value-type="string">
            <text:p text:style-name="P10">Contato</text:p>
          </table:table-cell>
          <table:covered-table-cell/>
          <table:covered-table-cell/>
          <table:covered-table-cell/>
        </table:table-row>
        <table:table-row>
          <table:table-cell table:style-name="MailMergeTable2017-05-11T15_3a_56_3a_19Z77.A11" table:number-columns-spanned="2" office:value-type="string">
            <text:p text:style-name="P3">Email:</text:p>
          </table:table-cell>
          <table:covered-table-cell/>
          <table:table-cell table:style-name="MailMergeTable2017-05-11T15_3a_56_3a_19Z77.A11" table:number-columns-spanned="2" office:value-type="string">
            <text:p text:style-name="P5">CORDINACIONCAPACAMPECHE@GMAIL.COM</text:p>
          </table:table-cell>
          <table:covered-table-cell/>
        </table:table-row>
        <table:table-row>
          <table:table-cell table:style-name="MailMergeTable2017-05-11T15_3a_56_3a_19Z77.A2" table:number-columns-spanned="2" office:value-type="string">
            <text:p text:style-name="P3">Telefone:</text:p>
          </table:table-cell>
          <table:covered-table-cell/>
          <table:table-cell table:style-name="MailMergeTable2017-05-11T15_3a_56_3a_19Z77.A2" table:number-columns-spanned="2" office:value-type="string">
            <text:p text:style-name="P5">9811311256</text:p>
          </table:table-cell>
          <table:covered-table-cell/>
        </table:table-row>
      </table:table>
      <text:h text:style-name="P22" text:outline-level="1"/>
      <text:h text:style-name="P20" text:outline-level="1"/>
      <table:table table:name="MailMergeTable2017-05-11T15:56:19Z78" table:style-name="MailMergeTable2017-05-11T15_3a_56_3a_19Z78">
        <table:table-column table:style-name="MailMergeTable2017-05-11T15_3a_56_3a_19Z78.A"/>
        <table:table-column table:style-name="MailMergeTable2017-05-11T15_3a_56_3a_19Z78.B"/>
        <table:table-column table:style-name="MailMergeTable2017-05-11T15_3a_56_3a_19Z78.A"/>
        <table:table-column table:style-name="MailMergeTable2017-05-11T15_3a_56_3a_19Z78.D"/>
        <table:table-row>
          <table:table-cell table:style-name="MailMergeTable2017-05-11T15_3a_56_3a_19Z78.A1" table:number-columns-spanned="4" office:value-type="string">
            <text:p text:style-name="P10">Nome do Centro</text:p>
          </table:table-cell>
          <table:covered-table-cell/>
          <table:covered-table-cell/>
          <table:covered-table-cell/>
        </table:table-row>
        <table:table-row>
          <table:table-cell table:style-name="MailMergeTable2017-05-11T15_3a_56_3a_19Z78.A2" table:number-columns-spanned="4" office:value-type="string">
            <text:h text:style-name="P21" text:outline-level="1"><text:bookmark-start text:name="__RefHeading___Toc17108_3576474230"/><text:s/>UNEME CAPA CENTRO<text:bookmark-end text:name="__RefHeading___Toc17108_3576474230"/></text:h>
          </table:table-cell>
          <table:covered-table-cell/>
          <table:covered-table-cell/>
          <table:covered-table-cell/>
        </table:table-row>
        <table:table-row>
          <table:table-cell table:style-name="MailMergeTable2017-05-11T15_3a_56_3a_19Z78.A3" table:number-columns-spanned="4" office:value-type="string">
            <text:p text:style-name="P8">Descrição do(s) curso(s)</text:p>
          </table:table-cell>
          <table:covered-table-cell/>
          <table:covered-table-cell/>
          <table:covered-table-cell/>
        </table:table-row>
        <table:table-row>
          <table:table-cell table:style-name="MailMergeTable2017-05-11T15_3a_56_3a_19Z78.A2" table:number-columns-spanned="4" office:value-type="string">
            <text:h text:style-name="P24" text:outline-level="2"><text:bookmark-start text:name="__RefHeading___Toc17110_3576474230"/><text:s/>MITOS Y REALIDADES, 10 RECOMENDACIONES, HABILIDADES PARA LA VIDA<text:bookmark-end text:name="__RefHeading___Toc17110_3576474230"/></text:h>
          </table:table-cell>
          <table:covered-table-cell/>
          <table:covered-table-cell/>
          <table:covered-table-cell/>
        </table:table-row>
        <table:table-row>
          <table:table-cell table:style-name="MailMergeTable2017-05-11T15_3a_56_3a_19Z78.A5" office:value-type="string">
            <text:p text:style-name="P2">Modalidade do curso:</text:p>
          </table:table-cell>
          <table:table-cell table:style-name="MailMergeTable2017-05-11T15_3a_56_3a_19Z78.A5" office:value-type="string">
            <text:p text:style-name="P6">PRESENCIAL,</text:p>
          </table:table-cell>
          <table:table-cell table:style-name="MailMergeTable2017-05-11T15_3a_56_3a_19Z78.A5" office:value-type="string">
            <text:p text:style-name="P2">País:</text:p>
          </table:table-cell>
          <table:table-cell table:style-name="MailMergeTable2017-05-11T15_3a_56_3a_19Z78.A5" office:value-type="string">
            <text:p text:style-name="P4"><text:s/>MÉXICO </text:p>
          </table:table-cell>
        </table:table-row>
        <table:table-row>
          <table:table-cell table:style-name="MailMergeTable2017-05-11T15_3a_56_3a_19Z78.A3" office:value-type="string">
            <text:p text:style-name="P2">Carga horária:</text:p>
          </table:table-cell>
          <table:table-cell table:style-name="MailMergeTable2017-05-11T15_3a_56_3a_19Z78.A3" office:value-type="string">
            <text:p text:style-name="P4">1</text:p>
          </table:table-cell>
          <table:table-cell table:style-name="MailMergeTable2017-05-11T15_3a_56_3a_19Z78.A3" office:value-type="string">
            <text:p text:style-name="P2">Certificação?</text:p>
          </table:table-cell>
          <table:table-cell table:style-name="MailMergeTable2017-05-11T15_3a_56_3a_19Z78.A3" office:value-type="string">
            <text:p text:style-name="P6"><text:span text:style-name="T1"><text:s/></text:span>SI</text:p>
          </table:table-cell>
        </table:table-row>
        <table:table-row>
          <table:table-cell table:style-name="MailMergeTable2017-05-11T15_3a_56_3a_19Z78.A2" office:value-type="string">
            <text:p text:style-name="P3">Ano de início:</text:p>
          </table:table-cell>
          <table:table-cell table:style-name="MailMergeTable2017-05-11T15_3a_56_3a_19Z78.A2" office:value-type="string">
            <text:p text:style-name="P6">2011</text:p>
          </table:table-cell>
          <table:table-cell table:style-name="MailMergeTable2017-05-11T15_3a_56_3a_19Z78.A2" office:value-type="string">
            <text:p text:style-name="P3">Atual?</text:p>
          </table:table-cell>
          <table:table-cell table:style-name="MailMergeTable2017-05-11T15_3a_56_3a_19Z78.A2" office:value-type="string">
            <text:p text:style-name="P6"><text:span text:style-name="T1"><text:s/></text:span>SI</text:p>
          </table:table-cell>
        </table:table-row>
        <table:table-row>
          <table:table-cell table:style-name="MailMergeTable2017-05-11T15_3a_56_3a_19Z78.A3" table:number-columns-spanned="4" office:value-type="string">
            <text:p text:style-name="P9">Ementa da Capacitação</text:p>
          </table:table-cell>
          <table:covered-table-cell/>
          <table:covered-table-cell/>
          <table:covered-table-cell/>
        </table:table-row>
        <table:table-row>
          <table:table-cell table:style-name="MailMergeTable2017-05-11T15_3a_56_3a_19Z78.A3" table:number-columns-spanned="4" office:value-type="string">
            <text:p text:style-name="P16"><text:s/>DESARROLLO DE HABILIDADES, DETECCIÓN Y PREVENCIÓN DE ADICCIONES, MITOS Y REALIDADES DE LAS DROGAS</text:p>
          </table:table-cell>
          <table:covered-table-cell/>
          <table:covered-table-cell/>
          <table:covered-table-cell/>
        </table:table-row>
        <table:table-row>
          <table:table-cell table:style-name="MailMergeTable2017-05-11T15_3a_56_3a_19Z78.A10" table:number-columns-spanned="4" office:value-type="string">
            <text:p text:style-name="P10">Contato</text:p>
          </table:table-cell>
          <table:covered-table-cell/>
          <table:covered-table-cell/>
          <table:covered-table-cell/>
        </table:table-row>
        <table:table-row>
          <table:table-cell table:style-name="MailMergeTable2017-05-11T15_3a_56_3a_19Z78.A11" table:number-columns-spanned="2" office:value-type="string">
            <text:p text:style-name="P3">Email:</text:p>
          </table:table-cell>
          <table:covered-table-cell/>
          <table:table-cell table:style-name="MailMergeTable2017-05-11T15_3a_56_3a_19Z78.A11" table:number-columns-spanned="2" office:value-type="string">
            <text:p text:style-name="P5">FORMAENSENADA@HOTMAIL.COM</text:p>
          </table:table-cell>
          <table:covered-table-cell/>
        </table:table-row>
        <table:table-row>
          <table:table-cell table:style-name="MailMergeTable2017-05-11T15_3a_56_3a_19Z78.A2" table:number-columns-spanned="2" office:value-type="string">
            <text:p text:style-name="P3">Telefone:</text:p>
          </table:table-cell>
          <table:covered-table-cell/>
          <table:table-cell table:style-name="MailMergeTable2017-05-11T15_3a_56_3a_19Z78.A2" table:number-columns-spanned="2" office:value-type="string">
            <text:p text:style-name="P5">1788577</text:p>
          </table:table-cell>
          <table:covered-table-cell/>
        </table:table-row>
      </table:table>
      <text:h text:style-name="P22" text:outline-level="1"/>
      <text:h text:style-name="P20" text:outline-level="1"/>
      <table:table table:name="MailMergeTable2017-05-11T15:56:19Z79" table:style-name="MailMergeTable2017-05-11T15_3a_56_3a_19Z79">
        <table:table-column table:style-name="MailMergeTable2017-05-11T15_3a_56_3a_19Z79.A"/>
        <table:table-column table:style-name="MailMergeTable2017-05-11T15_3a_56_3a_19Z79.B"/>
        <table:table-column table:style-name="MailMergeTable2017-05-11T15_3a_56_3a_19Z79.A"/>
        <table:table-column table:style-name="MailMergeTable2017-05-11T15_3a_56_3a_19Z79.D"/>
        <table:table-row>
          <table:table-cell table:style-name="MailMergeTable2017-05-11T15_3a_56_3a_19Z79.A1" table:number-columns-spanned="4" office:value-type="string">
            <text:p text:style-name="P10">Nome do Centro</text:p>
          </table:table-cell>
          <table:covered-table-cell/>
          <table:covered-table-cell/>
          <table:covered-table-cell/>
        </table:table-row>
        <table:table-row>
          <table:table-cell table:style-name="MailMergeTable2017-05-11T15_3a_56_3a_19Z79.A2" table:number-columns-spanned="4" office:value-type="string">
            <text:h text:style-name="P21" text:outline-level="1"><text:bookmark-start text:name="__RefHeading___Toc17112_3576474230"/><text:s/>UNEME CAPA CHOLULA<text:bookmark-end text:name="__RefHeading___Toc17112_3576474230"/></text:h>
          </table:table-cell>
          <table:covered-table-cell/>
          <table:covered-table-cell/>
          <table:covered-table-cell/>
        </table:table-row>
        <table:table-row>
          <table:table-cell table:style-name="MailMergeTable2017-05-11T15_3a_56_3a_19Z79.A3" table:number-columns-spanned="4" office:value-type="string">
            <text:p text:style-name="P8">Descrição do(s) curso(s)</text:p>
          </table:table-cell>
          <table:covered-table-cell/>
          <table:covered-table-cell/>
          <table:covered-table-cell/>
        </table:table-row>
        <table:table-row>
          <table:table-cell table:style-name="MailMergeTable2017-05-11T15_3a_56_3a_19Z79.A2" table:number-columns-spanned="4" office:value-type="string">
            <text:h text:style-name="P24" text:outline-level="2"><text:bookmark-start text:name="__RefHeading___Toc17114_3576474230"/><text:s/>CAPACITACIÓN EN ADICCIONES <text:bookmark-end text:name="__RefHeading___Toc17114_3576474230"/></text:h>
          </table:table-cell>
          <table:covered-table-cell/>
          <table:covered-table-cell/>
          <table:covered-table-cell/>
        </table:table-row>
        <table:table-row>
          <table:table-cell table:style-name="MailMergeTable2017-05-11T15_3a_56_3a_19Z79.A5" office:value-type="string">
            <text:p text:style-name="P2">Modalidade do curso:</text:p>
          </table:table-cell>
          <table:table-cell table:style-name="MailMergeTable2017-05-11T15_3a_56_3a_19Z79.A5" office:value-type="string">
            <text:p text:style-name="P6">PRESENCIAL,</text:p>
          </table:table-cell>
          <table:table-cell table:style-name="MailMergeTable2017-05-11T15_3a_56_3a_19Z79.A5" office:value-type="string">
            <text:p text:style-name="P2">País:</text:p>
          </table:table-cell>
          <table:table-cell table:style-name="MailMergeTable2017-05-11T15_3a_56_3a_19Z79.A5" office:value-type="string">
            <text:p text:style-name="P4"><text:s/>MÉXICO </text:p>
          </table:table-cell>
        </table:table-row>
        <table:table-row>
          <table:table-cell table:style-name="MailMergeTable2017-05-11T15_3a_56_3a_19Z79.A3" office:value-type="string">
            <text:p text:style-name="P2">Carga horária:</text:p>
          </table:table-cell>
          <table:table-cell table:style-name="MailMergeTable2017-05-11T15_3a_56_3a_19Z79.A3" office:value-type="string">
            <text:p text:style-name="P4">8</text:p>
          </table:table-cell>
          <table:table-cell table:style-name="MailMergeTable2017-05-11T15_3a_56_3a_19Z79.A3" office:value-type="string">
            <text:p text:style-name="P2">Certificação?</text:p>
          </table:table-cell>
          <table:table-cell table:style-name="MailMergeTable2017-05-11T15_3a_56_3a_19Z79.A3" office:value-type="string">
            <text:p text:style-name="P6"><text:span text:style-name="T1"><text:s/></text:span>SI</text:p>
          </table:table-cell>
        </table:table-row>
        <table:table-row>
          <table:table-cell table:style-name="MailMergeTable2017-05-11T15_3a_56_3a_19Z79.A2" office:value-type="string">
            <text:p text:style-name="P3">Ano de início:</text:p>
          </table:table-cell>
          <table:table-cell table:style-name="MailMergeTable2017-05-11T15_3a_56_3a_19Z79.A2" office:value-type="string">
            <text:p text:style-name="P6">9</text:p>
          </table:table-cell>
          <table:table-cell table:style-name="MailMergeTable2017-05-11T15_3a_56_3a_19Z79.A2" office:value-type="string">
            <text:p text:style-name="P3">Atual?</text:p>
          </table:table-cell>
          <table:table-cell table:style-name="MailMergeTable2017-05-11T15_3a_56_3a_19Z79.A2" office:value-type="string">
            <text:p text:style-name="P6"><text:span text:style-name="T1"><text:s/></text:span>SI</text:p>
          </table:table-cell>
        </table:table-row>
        <table:table-row>
          <table:table-cell table:style-name="MailMergeTable2017-05-11T15_3a_56_3a_19Z79.A3" table:number-columns-spanned="4" office:value-type="string">
            <text:p text:style-name="P9">Ementa da Capacitação</text:p>
          </table:table-cell>
          <table:covered-table-cell/>
          <table:covered-table-cell/>
          <table:covered-table-cell/>
        </table:table-row>
        <table:table-row>
          <table:table-cell table:style-name="MailMergeTable2017-05-11T15_3a_56_3a_19Z79.A3" table:number-columns-spanned="4" office:value-type="string">
            <text:p text:style-name="P16"><text:s/>CONOCIMIENTO DE LAS SUSTANCIAS <text:line-break/>COMO ABORDAR A LOS JÓVENES </text:p>
          </table:table-cell>
          <table:covered-table-cell/>
          <table:covered-table-cell/>
          <table:covered-table-cell/>
        </table:table-row>
        <table:table-row>
          <table:table-cell table:style-name="MailMergeTable2017-05-11T15_3a_56_3a_19Z79.A10" table:number-columns-spanned="4" office:value-type="string">
            <text:p text:style-name="P10">Contato</text:p>
          </table:table-cell>
          <table:covered-table-cell/>
          <table:covered-table-cell/>
          <table:covered-table-cell/>
        </table:table-row>
        <table:table-row>
          <table:table-cell table:style-name="MailMergeTable2017-05-11T15_3a_56_3a_19Z79.A11" table:number-columns-spanned="2" office:value-type="string">
            <text:p text:style-name="P3">Email:</text:p>
          </table:table-cell>
          <table:covered-table-cell/>
          <table:table-cell table:style-name="MailMergeTable2017-05-11T15_3a_56_3a_19Z79.A11" table:number-columns-spanned="2" office:value-type="string">
            <text:p text:style-name="P5">MARACELIAVILA@HOTMAIL.COM</text:p>
          </table:table-cell>
          <table:covered-table-cell/>
        </table:table-row>
        <table:table-row>
          <table:table-cell table:style-name="MailMergeTable2017-05-11T15_3a_56_3a_19Z79.A2" table:number-columns-spanned="2" office:value-type="string">
            <text:p text:style-name="P3">Telefone:</text:p>
          </table:table-cell>
          <table:covered-table-cell/>
          <table:table-cell table:style-name="MailMergeTable2017-05-11T15_3a_56_3a_19Z79.A2" table:number-columns-spanned="2" office:value-type="string">
            <text:p text:style-name="P5">2227136297</text:p>
          </table:table-cell>
          <table:covered-table-cell/>
        </table:table-row>
      </table:table>
      <text:h text:style-name="P22" text:outline-level="1"/>
      <text:h text:style-name="P20" text:outline-level="1"/>
      <table:table table:name="MailMergeTable2017-05-11T15:56:19Z80" table:style-name="MailMergeTable2017-05-11T15_3a_56_3a_19Z80">
        <table:table-column table:style-name="MailMergeTable2017-05-11T15_3a_56_3a_19Z80.A"/>
        <table:table-column table:style-name="MailMergeTable2017-05-11T15_3a_56_3a_19Z80.B"/>
        <table:table-column table:style-name="MailMergeTable2017-05-11T15_3a_56_3a_19Z80.A"/>
        <table:table-column table:style-name="MailMergeTable2017-05-11T15_3a_56_3a_19Z80.D"/>
        <table:table-row>
          <table:table-cell table:style-name="MailMergeTable2017-05-11T15_3a_56_3a_19Z80.A1" table:number-columns-spanned="4" office:value-type="string">
            <text:p text:style-name="P10">Nome do Centro</text:p>
          </table:table-cell>
          <table:covered-table-cell/>
          <table:covered-table-cell/>
          <table:covered-table-cell/>
        </table:table-row>
        <table:table-row>
          <table:table-cell table:style-name="MailMergeTable2017-05-11T15_3a_56_3a_19Z80.A2" table:number-columns-spanned="4" office:value-type="string">
            <text:h text:style-name="P21" text:outline-level="1"><text:bookmark-start text:name="__RefHeading___Toc17116_3576474230"/><text:s/>UNEME CAPA COYUCA DE BENITEZ<text:bookmark-end text:name="__RefHeading___Toc17116_3576474230"/></text:h>
          </table:table-cell>
          <table:covered-table-cell/>
          <table:covered-table-cell/>
          <table:covered-table-cell/>
        </table:table-row>
        <table:table-row>
          <table:table-cell table:style-name="MailMergeTable2017-05-11T15_3a_56_3a_19Z80.A3" table:number-columns-spanned="4" office:value-type="string">
            <text:p text:style-name="P8">Descrição do(s) curso(s)</text:p>
          </table:table-cell>
          <table:covered-table-cell/>
          <table:covered-table-cell/>
          <table:covered-table-cell/>
        </table:table-row>
        <table:table-row>
          <table:table-cell table:style-name="MailMergeTable2017-05-11T15_3a_56_3a_19Z80.A2" table:number-columns-spanned="4" office:value-type="string">
            <text:h text:style-name="P24" text:outline-level="2"><text:bookmark-start text:name="__RefHeading___Toc17118_3576474230"/><text:s/><text:line-break/><text:line-break/><text:line-break/>PROGRAMA DE SASTIFACTORES COTIDIANOS 2017<text:line-break/><text:line-break/><text:line-break/><text:line-break/><text:bookmark-end text:name="__RefHeading___Toc17118_3576474230"/></text:h>
          </table:table-cell>
          <table:covered-table-cell/>
          <table:covered-table-cell/>
          <table:covered-table-cell/>
        </table:table-row>
        <table:table-row>
          <table:table-cell table:style-name="MailMergeTable2017-05-11T15_3a_56_3a_19Z80.A5" office:value-type="string">
            <text:p text:style-name="P2">Modalidade do curso:</text:p>
          </table:table-cell>
          <table:table-cell table:style-name="MailMergeTable2017-05-11T15_3a_56_3a_19Z80.A5" office:value-type="string">
            <text:p text:style-name="P6">PRESENCIAL,</text:p>
          </table:table-cell>
          <table:table-cell table:style-name="MailMergeTable2017-05-11T15_3a_56_3a_19Z80.A5" office:value-type="string">
            <text:p text:style-name="P2">País:</text:p>
          </table:table-cell>
          <table:table-cell table:style-name="MailMergeTable2017-05-11T15_3a_56_3a_19Z80.A5" office:value-type="string">
            <text:p text:style-name="P4"><text:s/>MÉXICO </text:p>
          </table:table-cell>
        </table:table-row>
        <table:table-row>
          <table:table-cell table:style-name="MailMergeTable2017-05-11T15_3a_56_3a_19Z80.A3" office:value-type="string">
            <text:p text:style-name="P2">Carga horária:</text:p>
          </table:table-cell>
          <table:table-cell table:style-name="MailMergeTable2017-05-11T15_3a_56_3a_19Z80.A3" office:value-type="string">
            <text:p text:style-name="P4">8</text:p>
          </table:table-cell>
          <table:table-cell table:style-name="MailMergeTable2017-05-11T15_3a_56_3a_19Z80.A3" office:value-type="string">
            <text:p text:style-name="P2">Certificação?</text:p>
          </table:table-cell>
          <table:table-cell table:style-name="MailMergeTable2017-05-11T15_3a_56_3a_19Z80.A3" office:value-type="string">
            <text:p text:style-name="P6"><text:span text:style-name="T1"><text:s/></text:span>SI</text:p>
          </table:table-cell>
        </table:table-row>
        <table:table-row>
          <table:table-cell table:style-name="MailMergeTable2017-05-11T15_3a_56_3a_19Z80.A2" office:value-type="string">
            <text:p text:style-name="P3">Ano de início:</text:p>
          </table:table-cell>
          <table:table-cell table:style-name="MailMergeTable2017-05-11T15_3a_56_3a_19Z80.A2" office:value-type="string">
            <text:p text:style-name="P6">2017</text:p>
          </table:table-cell>
          <table:table-cell table:style-name="MailMergeTable2017-05-11T15_3a_56_3a_19Z80.A2" office:value-type="string">
            <text:p text:style-name="P3">Atual?</text:p>
          </table:table-cell>
          <table:table-cell table:style-name="MailMergeTable2017-05-11T15_3a_56_3a_19Z80.A2" office:value-type="string">
            <text:p text:style-name="P6"><text:span text:style-name="T1"><text:s/></text:span>SI</text:p>
          </table:table-cell>
        </table:table-row>
        <table:table-row>
          <table:table-cell table:style-name="MailMergeTable2017-05-11T15_3a_56_3a_19Z80.A3" table:number-columns-spanned="4" office:value-type="string">
            <text:p text:style-name="P9">Ementa da Capacitação</text:p>
          </table:table-cell>
          <table:covered-table-cell/>
          <table:covered-table-cell/>
          <table:covered-table-cell/>
        </table:table-row>
        <table:table-row>
          <table:table-cell table:style-name="MailMergeTable2017-05-11T15_3a_56_3a_19Z80.A3" table:number-columns-spanned="4" office:value-type="string">
            <text:p text:style-name="P16"><text:s/>INTRODUCCIONDEL PROGRAMA DE SASTIFACTORES COTIDIANOS,META,CRITERIOS DE INCLUSION,DURACION DEL TRATAMIENTO Y COMPONENTES DE INTERVENCION.</text:p>
          </table:table-cell>
          <table:covered-table-cell/>
          <table:covered-table-cell/>
          <table:covered-table-cell/>
        </table:table-row>
        <table:table-row>
          <table:table-cell table:style-name="MailMergeTable2017-05-11T15_3a_56_3a_19Z80.A10" table:number-columns-spanned="4" office:value-type="string">
            <text:p text:style-name="P10">Contato</text:p>
          </table:table-cell>
          <table:covered-table-cell/>
          <table:covered-table-cell/>
          <table:covered-table-cell/>
        </table:table-row>
        <table:table-row>
          <table:table-cell table:style-name="MailMergeTable2017-05-11T15_3a_56_3a_19Z80.A11" table:number-columns-spanned="2" office:value-type="string">
            <text:p text:style-name="P3">Email:</text:p>
          </table:table-cell>
          <table:covered-table-cell/>
          <table:table-cell table:style-name="MailMergeTable2017-05-11T15_3a_56_3a_19Z80.A11" table:number-columns-spanned="2" office:value-type="string">
            <text:p text:style-name="P5">CNV_COYUCA@HOTMAIL.COM</text:p>
          </table:table-cell>
          <table:covered-table-cell/>
        </table:table-row>
        <table:table-row>
          <table:table-cell table:style-name="MailMergeTable2017-05-11T15_3a_56_3a_19Z80.A2" table:number-columns-spanned="2" office:value-type="string">
            <text:p text:style-name="P3">Telefone:</text:p>
          </table:table-cell>
          <table:covered-table-cell/>
          <table:table-cell table:style-name="MailMergeTable2017-05-11T15_3a_56_3a_19Z80.A2" table:number-columns-spanned="2" office:value-type="string">
            <text:p text:style-name="P5">7445865673</text:p>
          </table:table-cell>
          <table:covered-table-cell/>
        </table:table-row>
      </table:table>
      <text:h text:style-name="P22" text:outline-level="1"/>
      <text:h text:style-name="P20" text:outline-level="1"/>
      <table:table table:name="MailMergeTable2017-05-11T15:56:19Z81" table:style-name="MailMergeTable2017-05-11T15_3a_56_3a_19Z81">
        <table:table-column table:style-name="MailMergeTable2017-05-11T15_3a_56_3a_19Z81.A"/>
        <table:table-column table:style-name="MailMergeTable2017-05-11T15_3a_56_3a_19Z81.B"/>
        <table:table-column table:style-name="MailMergeTable2017-05-11T15_3a_56_3a_19Z81.A"/>
        <table:table-column table:style-name="MailMergeTable2017-05-11T15_3a_56_3a_19Z81.D"/>
        <table:table-row>
          <table:table-cell table:style-name="MailMergeTable2017-05-11T15_3a_56_3a_19Z81.A1" table:number-columns-spanned="4" office:value-type="string">
            <text:p text:style-name="P10">Nome do Centro</text:p>
          </table:table-cell>
          <table:covered-table-cell/>
          <table:covered-table-cell/>
          <table:covered-table-cell/>
        </table:table-row>
        <table:table-row>
          <table:table-cell table:style-name="MailMergeTable2017-05-11T15_3a_56_3a_19Z81.A2" table:number-columns-spanned="4" office:value-type="string">
            <text:h text:style-name="P21" text:outline-level="1"><text:bookmark-start text:name="__RefHeading___Toc17120_3576474230"/><text:s/>UNEME CAPA DURANGO<text:bookmark-end text:name="__RefHeading___Toc17120_3576474230"/></text:h>
          </table:table-cell>
          <table:covered-table-cell/>
          <table:covered-table-cell/>
          <table:covered-table-cell/>
        </table:table-row>
        <table:table-row>
          <table:table-cell table:style-name="MailMergeTable2017-05-11T15_3a_56_3a_19Z81.A3" table:number-columns-spanned="4" office:value-type="string">
            <text:p text:style-name="P8">Descrição do(s) curso(s)</text:p>
          </table:table-cell>
          <table:covered-table-cell/>
          <table:covered-table-cell/>
          <table:covered-table-cell/>
        </table:table-row>
        <table:table-row>
          <table:table-cell table:style-name="MailMergeTable2017-05-11T15_3a_56_3a_19Z81.A2" table:number-columns-spanned="4" office:value-type="string">
            <text:h text:style-name="P24" text:outline-level="2"><text:bookmark-start text:name="__RefHeading___Toc17122_3576474230"/><text:s/>METODO IDEAS<text:bookmark-end text:name="__RefHeading___Toc17122_3576474230"/></text:h>
          </table:table-cell>
          <table:covered-table-cell/>
          <table:covered-table-cell/>
          <table:covered-table-cell/>
        </table:table-row>
        <table:table-row>
          <table:table-cell table:style-name="MailMergeTable2017-05-11T15_3a_56_3a_19Z81.A5" office:value-type="string">
            <text:p text:style-name="P2">Modalidade do curso:</text:p>
          </table:table-cell>
          <table:table-cell table:style-name="MailMergeTable2017-05-11T15_3a_56_3a_19Z81.A5" office:value-type="string">
            <text:p text:style-name="P6">PRESENCIAL,</text:p>
          </table:table-cell>
          <table:table-cell table:style-name="MailMergeTable2017-05-11T15_3a_56_3a_19Z81.A5" office:value-type="string">
            <text:p text:style-name="P2">País:</text:p>
          </table:table-cell>
          <table:table-cell table:style-name="MailMergeTable2017-05-11T15_3a_56_3a_19Z81.A5" office:value-type="string">
            <text:p text:style-name="P4"><text:s/>MÉXICO </text:p>
          </table:table-cell>
        </table:table-row>
        <table:table-row>
          <table:table-cell table:style-name="MailMergeTable2017-05-11T15_3a_56_3a_19Z81.A3" office:value-type="string">
            <text:p text:style-name="P2">Carga horária:</text:p>
          </table:table-cell>
          <table:table-cell table:style-name="MailMergeTable2017-05-11T15_3a_56_3a_19Z81.A3" office:value-type="string">
            <text:p text:style-name="P4">6</text:p>
          </table:table-cell>
          <table:table-cell table:style-name="MailMergeTable2017-05-11T15_3a_56_3a_19Z81.A3" office:value-type="string">
            <text:p text:style-name="P2">Certificação?</text:p>
          </table:table-cell>
          <table:table-cell table:style-name="MailMergeTable2017-05-11T15_3a_56_3a_19Z81.A3" office:value-type="string">
            <text:p text:style-name="P6"><text:span text:style-name="T1"><text:s/></text:span>SI</text:p>
          </table:table-cell>
        </table:table-row>
        <table:table-row>
          <table:table-cell table:style-name="MailMergeTable2017-05-11T15_3a_56_3a_19Z81.A2" office:value-type="string">
            <text:p text:style-name="P3">Ano de início:</text:p>
          </table:table-cell>
          <table:table-cell table:style-name="MailMergeTable2017-05-11T15_3a_56_3a_19Z81.A2" office:value-type="string">
            <text:p text:style-name="P6">2009</text:p>
          </table:table-cell>
          <table:table-cell table:style-name="MailMergeTable2017-05-11T15_3a_56_3a_19Z81.A2" office:value-type="string">
            <text:p text:style-name="P3">Atual?</text:p>
          </table:table-cell>
          <table:table-cell table:style-name="MailMergeTable2017-05-11T15_3a_56_3a_19Z81.A2" office:value-type="string">
            <text:p text:style-name="P6"><text:span text:style-name="T1"><text:s/></text:span>SI</text:p>
          </table:table-cell>
        </table:table-row>
        <table:table-row>
          <table:table-cell table:style-name="MailMergeTable2017-05-11T15_3a_56_3a_19Z81.A3" table:number-columns-spanned="4" office:value-type="string">
            <text:p text:style-name="P9">Ementa da Capacitação</text:p>
          </table:table-cell>
          <table:covered-table-cell/>
          <table:covered-table-cell/>
          <table:covered-table-cell/>
        </table:table-row>
        <table:table-row>
          <table:table-cell table:style-name="MailMergeTable2017-05-11T15_3a_56_3a_19Z81.A3" table:number-columns-spanned="4" office:value-type="string">
            <text:p text:style-name="P16">METODO IDEAS: CONCEPTOS BASICOS DE ADICCIONES Y PREVENCION, EVALUACION DEL CONSUMO, INTERVENCION BREVE, REFERENCIAS.<text:line-break/><text:line-break/></text:p>
          </table:table-cell>
          <table:covered-table-cell/>
          <table:covered-table-cell/>
          <table:covered-table-cell/>
        </table:table-row>
        <table:table-row>
          <table:table-cell table:style-name="MailMergeTable2017-05-11T15_3a_56_3a_19Z81.A10" table:number-columns-spanned="4" office:value-type="string">
            <text:p text:style-name="P10">Contato</text:p>
          </table:table-cell>
          <table:covered-table-cell/>
          <table:covered-table-cell/>
          <table:covered-table-cell/>
        </table:table-row>
        <table:table-row>
          <table:table-cell table:style-name="MailMergeTable2017-05-11T15_3a_56_3a_19Z81.A11" table:number-columns-spanned="2" office:value-type="string">
            <text:p text:style-name="P3">Email:</text:p>
          </table:table-cell>
          <table:covered-table-cell/>
          <table:table-cell table:style-name="MailMergeTable2017-05-11T15_3a_56_3a_19Z81.A11" table:number-columns-spanned="2" office:value-type="string">
            <text:p text:style-name="P5">FORMADURANGOTIJUANA@GMAIL.COM</text:p>
          </table:table-cell>
          <table:covered-table-cell/>
        </table:table-row>
        <table:table-row>
          <table:table-cell table:style-name="MailMergeTable2017-05-11T15_3a_56_3a_19Z81.A2" table:number-columns-spanned="2" office:value-type="string">
            <text:p text:style-name="P3">Telefone:</text:p>
          </table:table-cell>
          <table:covered-table-cell/>
          <table:table-cell table:style-name="MailMergeTable2017-05-11T15_3a_56_3a_19Z81.A2" table:number-columns-spanned="2" office:value-type="string">
            <text:p text:style-name="P5">6641193333</text:p>
          </table:table-cell>
          <table:covered-table-cell/>
        </table:table-row>
      </table:table>
      <text:h text:style-name="P22" text:outline-level="1"/>
      <text:h text:style-name="P20" text:outline-level="1"/>
      <table:table table:name="MailMergeTable2017-05-11T15:56:19Z82" table:style-name="MailMergeTable2017-05-11T15_3a_56_3a_19Z82">
        <table:table-column table:style-name="MailMergeTable2017-05-11T15_3a_56_3a_19Z82.A"/>
        <table:table-column table:style-name="MailMergeTable2017-05-11T15_3a_56_3a_19Z82.B"/>
        <table:table-column table:style-name="MailMergeTable2017-05-11T15_3a_56_3a_19Z82.A"/>
        <table:table-column table:style-name="MailMergeTable2017-05-11T15_3a_56_3a_19Z82.D"/>
        <table:table-row>
          <table:table-cell table:style-name="MailMergeTable2017-05-11T15_3a_56_3a_19Z82.A1" table:number-columns-spanned="4" office:value-type="string">
            <text:p text:style-name="P10">Nome do Centro</text:p>
          </table:table-cell>
          <table:covered-table-cell/>
          <table:covered-table-cell/>
          <table:covered-table-cell/>
        </table:table-row>
        <table:table-row>
          <table:table-cell table:style-name="MailMergeTable2017-05-11T15_3a_56_3a_19Z82.A2" table:number-columns-spanned="4" office:value-type="string">
            <text:h text:style-name="P21" text:outline-level="1"><text:bookmark-start text:name="__RefHeading___Toc17124_3576474230"/>UNEME CAPA MORELIA<text:bookmark-end text:name="__RefHeading___Toc17124_3576474230"/></text:h>
          </table:table-cell>
          <table:covered-table-cell/>
          <table:covered-table-cell/>
          <table:covered-table-cell/>
        </table:table-row>
        <table:table-row>
          <table:table-cell table:style-name="MailMergeTable2017-05-11T15_3a_56_3a_19Z82.A3" table:number-columns-spanned="4" office:value-type="string">
            <text:p text:style-name="P8">Descrição do(s) curso(s)</text:p>
          </table:table-cell>
          <table:covered-table-cell/>
          <table:covered-table-cell/>
          <table:covered-table-cell/>
        </table:table-row>
        <table:table-row>
          <table:table-cell table:style-name="MailMergeTable2017-05-11T15_3a_56_3a_19Z82.A2" table:number-columns-spanned="4" office:value-type="string">
            <text:h text:style-name="P24" text:outline-level="2"><text:bookmark-start text:name="__RefHeading___Toc17126_3576474230"/><text:s/>COMPARTIENDO ESFUERZOS EN LA SEMANA CONTRA EL ALCOHOLISMO<text:bookmark-end text:name="__RefHeading___Toc17126_3576474230"/></text:h>
          </table:table-cell>
          <table:covered-table-cell/>
          <table:covered-table-cell/>
          <table:covered-table-cell/>
        </table:table-row>
        <table:table-row>
          <table:table-cell table:style-name="MailMergeTable2017-05-11T15_3a_56_3a_19Z82.A5" office:value-type="string">
            <text:p text:style-name="P2">Modalidade do curso:</text:p>
          </table:table-cell>
          <table:table-cell table:style-name="MailMergeTable2017-05-11T15_3a_56_3a_19Z82.A5" office:value-type="string">
            <text:p text:style-name="P6">PRESENCIAL,</text:p>
          </table:table-cell>
          <table:table-cell table:style-name="MailMergeTable2017-05-11T15_3a_56_3a_19Z82.A5" office:value-type="string">
            <text:p text:style-name="P2">País:</text:p>
          </table:table-cell>
          <table:table-cell table:style-name="MailMergeTable2017-05-11T15_3a_56_3a_19Z82.A5" office:value-type="string">
            <text:p text:style-name="P4"><text:s/>MÉXICO </text:p>
          </table:table-cell>
        </table:table-row>
        <table:table-row>
          <table:table-cell table:style-name="MailMergeTable2017-05-11T15_3a_56_3a_19Z82.A3" office:value-type="string">
            <text:p text:style-name="P2">Carga horária:</text:p>
          </table:table-cell>
          <table:table-cell table:style-name="MailMergeTable2017-05-11T15_3a_56_3a_19Z82.A3" office:value-type="string">
            <text:p text:style-name="P4">1</text:p>
          </table:table-cell>
          <table:table-cell table:style-name="MailMergeTable2017-05-11T15_3a_56_3a_19Z82.A3" office:value-type="string">
            <text:p text:style-name="P2">Certificação?</text:p>
          </table:table-cell>
          <table:table-cell table:style-name="MailMergeTable2017-05-11T15_3a_56_3a_19Z82.A3" office:value-type="string">
            <text:p text:style-name="P6"><text:span text:style-name="T1"><text:s/></text:span>SI</text:p>
          </table:table-cell>
        </table:table-row>
        <table:table-row>
          <table:table-cell table:style-name="MailMergeTable2017-05-11T15_3a_56_3a_19Z82.A2" office:value-type="string">
            <text:p text:style-name="P3">Ano de início:</text:p>
          </table:table-cell>
          <table:table-cell table:style-name="MailMergeTable2017-05-11T15_3a_56_3a_19Z82.A2" office:value-type="string">
            <text:p text:style-name="P6">2</text:p>
          </table:table-cell>
          <table:table-cell table:style-name="MailMergeTable2017-05-11T15_3a_56_3a_19Z82.A2" office:value-type="string">
            <text:p text:style-name="P3">Atual?</text:p>
          </table:table-cell>
          <table:table-cell table:style-name="MailMergeTable2017-05-11T15_3a_56_3a_19Z82.A2" office:value-type="string">
            <text:p text:style-name="P6"><text:span text:style-name="T1"><text:s/></text:span>SI</text:p>
          </table:table-cell>
        </table:table-row>
        <table:table-row>
          <table:table-cell table:style-name="MailMergeTable2017-05-11T15_3a_56_3a_19Z82.A3" table:number-columns-spanned="4" office:value-type="string">
            <text:p text:style-name="P9">Ementa da Capacitação</text:p>
          </table:table-cell>
          <table:covered-table-cell/>
          <table:covered-table-cell/>
          <table:covered-table-cell/>
        </table:table-row>
        <table:table-row>
          <table:table-cell table:style-name="MailMergeTable2017-05-11T15_3a_56_3a_19Z82.A3" table:number-columns-spanned="4" office:value-type="string">
            <text:p text:style-name="P16"><text:s/>MANEJO DE ESTRES<text:line-break/>MANEJO DE ESTRES LABORAL<text:line-break/>TECNICAS DE RELAJACION</text:p>
          </table:table-cell>
          <table:covered-table-cell/>
          <table:covered-table-cell/>
          <table:covered-table-cell/>
        </table:table-row>
        <table:table-row>
          <table:table-cell table:style-name="MailMergeTable2017-05-11T15_3a_56_3a_19Z82.A10" table:number-columns-spanned="4" office:value-type="string">
            <text:p text:style-name="P10">Contato</text:p>
          </table:table-cell>
          <table:covered-table-cell/>
          <table:covered-table-cell/>
          <table:covered-table-cell/>
        </table:table-row>
        <table:table-row>
          <table:table-cell table:style-name="MailMergeTable2017-05-11T15_3a_56_3a_19Z82.A11" table:number-columns-spanned="2" office:value-type="string">
            <text:p text:style-name="P3">Email:</text:p>
          </table:table-cell>
          <table:covered-table-cell/>
          <table:table-cell table:style-name="MailMergeTable2017-05-11T15_3a_56_3a_19Z82.A11" table:number-columns-spanned="2" office:value-type="string">
            <text:p text:style-name="P5">ROCCY_GF@HOTMAIL.COM</text:p>
          </table:table-cell>
          <table:covered-table-cell/>
        </table:table-row>
        <table:table-row>
          <table:table-cell table:style-name="MailMergeTable2017-05-11T15_3a_56_3a_19Z82.A2" table:number-columns-spanned="2" office:value-type="string">
            <text:p text:style-name="P3">Telefone:</text:p>
          </table:table-cell>
          <table:covered-table-cell/>
          <table:table-cell table:style-name="MailMergeTable2017-05-11T15_3a_56_3a_19Z82.A2" table:number-columns-spanned="2" office:value-type="string">
            <text:p text:style-name="P5">4431-36-14-22</text:p>
          </table:table-cell>
          <table:covered-table-cell/>
        </table:table-row>
      </table:table>
      <text:h text:style-name="P22" text:outline-level="1"/>
      <text:h text:style-name="P20" text:outline-level="1"/>
      <table:table table:name="MailMergeTable2017-05-11T15:56:19Z83" table:style-name="MailMergeTable2017-05-11T15_3a_56_3a_19Z83">
        <table:table-column table:style-name="MailMergeTable2017-05-11T15_3a_56_3a_19Z83.A"/>
        <table:table-column table:style-name="MailMergeTable2017-05-11T15_3a_56_3a_19Z83.B"/>
        <table:table-column table:style-name="MailMergeTable2017-05-11T15_3a_56_3a_19Z83.A"/>
        <table:table-column table:style-name="MailMergeTable2017-05-11T15_3a_56_3a_19Z83.D"/>
        <table:table-row>
          <table:table-cell table:style-name="MailMergeTable2017-05-11T15_3a_56_3a_19Z83.A1" table:number-columns-spanned="4" office:value-type="string">
            <text:p text:style-name="P10">Nome do Centro</text:p>
          </table:table-cell>
          <table:covered-table-cell/>
          <table:covered-table-cell/>
          <table:covered-table-cell/>
        </table:table-row>
        <table:table-row>
          <table:table-cell table:style-name="MailMergeTable2017-05-11T15_3a_56_3a_19Z83.A2" table:number-columns-spanned="4" office:value-type="string">
            <text:h text:style-name="P21" text:outline-level="1"><text:bookmark-start text:name="__RefHeading___Toc17128_3576474230"/><text:s/>UNEME - CAPA NUEVO LAREDO<text:bookmark-end text:name="__RefHeading___Toc17128_3576474230"/></text:h>
          </table:table-cell>
          <table:covered-table-cell/>
          <table:covered-table-cell/>
          <table:covered-table-cell/>
        </table:table-row>
        <table:table-row>
          <table:table-cell table:style-name="MailMergeTable2017-05-11T15_3a_56_3a_19Z83.A3" table:number-columns-spanned="4" office:value-type="string">
            <text:p text:style-name="P8">Descrição do(s) curso(s)</text:p>
          </table:table-cell>
          <table:covered-table-cell/>
          <table:covered-table-cell/>
          <table:covered-table-cell/>
        </table:table-row>
        <table:table-row>
          <table:table-cell table:style-name="MailMergeTable2017-05-11T15_3a_56_3a_19Z83.A2" table:number-columns-spanned="4" office:value-type="string">
            <text:h text:style-name="P24" text:outline-level="2"><text:bookmark-start text:name="__RefHeading___Toc17130_3576474230"/><text:s/>MITOS Y REALIDADES DE LAS DROGAS DE JOVEN A JOVEN<text:bookmark-end text:name="__RefHeading___Toc17130_3576474230"/></text:h>
          </table:table-cell>
          <table:covered-table-cell/>
          <table:covered-table-cell/>
          <table:covered-table-cell/>
        </table:table-row>
        <table:table-row>
          <table:table-cell table:style-name="MailMergeTable2017-05-11T15_3a_56_3a_19Z83.A5" office:value-type="string">
            <text:p text:style-name="P2">Modalidade do curso:</text:p>
          </table:table-cell>
          <table:table-cell table:style-name="MailMergeTable2017-05-11T15_3a_56_3a_19Z83.A5" office:value-type="string">
            <text:p text:style-name="P6">PRESENCIAL,</text:p>
          </table:table-cell>
          <table:table-cell table:style-name="MailMergeTable2017-05-11T15_3a_56_3a_19Z83.A5" office:value-type="string">
            <text:p text:style-name="P2">País:</text:p>
          </table:table-cell>
          <table:table-cell table:style-name="MailMergeTable2017-05-11T15_3a_56_3a_19Z83.A5" office:value-type="string">
            <text:p text:style-name="P4"><text:s/>MÉXICO </text:p>
          </table:table-cell>
        </table:table-row>
        <table:table-row>
          <table:table-cell table:style-name="MailMergeTable2017-05-11T15_3a_56_3a_19Z83.A3" office:value-type="string">
            <text:p text:style-name="P2">Carga horária:</text:p>
          </table:table-cell>
          <table:table-cell table:style-name="MailMergeTable2017-05-11T15_3a_56_3a_19Z83.A3" office:value-type="string">
            <text:p text:style-name="P4">4</text:p>
          </table:table-cell>
          <table:table-cell table:style-name="MailMergeTable2017-05-11T15_3a_56_3a_19Z83.A3" office:value-type="string">
            <text:p text:style-name="P2">Certificação?</text:p>
          </table:table-cell>
          <table:table-cell table:style-name="MailMergeTable2017-05-11T15_3a_56_3a_19Z83.A3" office:value-type="string">
            <text:p text:style-name="P6"><text:span text:style-name="T1"><text:s/></text:span>SI</text:p>
          </table:table-cell>
        </table:table-row>
        <table:table-row>
          <table:table-cell table:style-name="MailMergeTable2017-05-11T15_3a_56_3a_19Z83.A2" office:value-type="string">
            <text:p text:style-name="P3">Ano de início:</text:p>
          </table:table-cell>
          <table:table-cell table:style-name="MailMergeTable2017-05-11T15_3a_56_3a_19Z83.A2" office:value-type="string">
            <text:p text:style-name="P6">2010</text:p>
          </table:table-cell>
          <table:table-cell table:style-name="MailMergeTable2017-05-11T15_3a_56_3a_19Z83.A2" office:value-type="string">
            <text:p text:style-name="P3">Atual?</text:p>
          </table:table-cell>
          <table:table-cell table:style-name="MailMergeTable2017-05-11T15_3a_56_3a_19Z83.A2" office:value-type="string">
            <text:p text:style-name="P6"><text:span text:style-name="T1"><text:s/></text:span>SI</text:p>
          </table:table-cell>
        </table:table-row>
        <table:table-row>
          <table:table-cell table:style-name="MailMergeTable2017-05-11T15_3a_56_3a_19Z83.A3" table:number-columns-spanned="4" office:value-type="string">
            <text:p text:style-name="P9">Ementa da Capacitação</text:p>
          </table:table-cell>
          <table:covered-table-cell/>
          <table:covered-table-cell/>
          <table:covered-table-cell/>
        </table:table-row>
        <table:table-row>
          <table:table-cell table:style-name="MailMergeTable2017-05-11T15_3a_56_3a_19Z83.A3" table:number-columns-spanned="4" office:value-type="string">
            <text:p text:style-name="P16">1. PRE - EVALUACIÓN.<text:line-break/>2. QUÉ ONDA CON LAS DROGAS? SABES QUÉ SON?<text:line-break/>3. MITOS Y REALIDADES DE LAS DROGAS <text:line-break/> <text:s text:c="4"/>A. CONCEPTOS BÁSICOS<text:line-break/> <text:s text:c="4"/>B. TABACO<text:line-break/> <text:s text:c="4"/>C. ALCOHOL<text:line-break/> <text:s text:c="4"/>D. MARIHUANA<text:line-break/> <text:s text:c="4"/>E. COCAINA<text:line-break/> <text:s text:c="4"/>F. DROGAS DE DISEÑO<text:line-break/> <text:s text:c="4"/>G. INHALABLES<text:line-break/>4. POST - EVALUACIÓN</text:p>
          </table:table-cell>
          <table:covered-table-cell/>
          <table:covered-table-cell/>
          <table:covered-table-cell/>
        </table:table-row>
        <table:table-row>
          <table:table-cell table:style-name="MailMergeTable2017-05-11T15_3a_56_3a_19Z83.A10" table:number-columns-spanned="4" office:value-type="string">
            <text:p text:style-name="P10">Contato</text:p>
          </table:table-cell>
          <table:covered-table-cell/>
          <table:covered-table-cell/>
          <table:covered-table-cell/>
        </table:table-row>
        <table:table-row>
          <table:table-cell table:style-name="MailMergeTable2017-05-11T15_3a_56_3a_19Z83.A11" table:number-columns-spanned="2" office:value-type="string">
            <text:p text:style-name="P3">Email:</text:p>
          </table:table-cell>
          <table:covered-table-cell/>
          <table:table-cell table:style-name="MailMergeTable2017-05-11T15_3a_56_3a_19Z83.A11" table:number-columns-spanned="2" office:value-type="string">
            <text:p text:style-name="P5">UNEMECAPALAREDO@HOTMAIL.COM</text:p>
          </table:table-cell>
          <table:covered-table-cell/>
        </table:table-row>
        <table:table-row>
          <table:table-cell table:style-name="MailMergeTable2017-05-11T15_3a_56_3a_19Z83.A2" table:number-columns-spanned="2" office:value-type="string">
            <text:p text:style-name="P3">Telefone:</text:p>
          </table:table-cell>
          <table:covered-table-cell/>
          <table:table-cell table:style-name="MailMergeTable2017-05-11T15_3a_56_3a_19Z83.A2" table:number-columns-spanned="2" office:value-type="string">
            <text:p text:style-name="P5">(867) 7291216</text:p>
          </table:table-cell>
          <table:covered-table-cell/>
        </table:table-row>
      </table:table>
      <text:h text:style-name="P22" text:outline-level="1"/>
      <text:h text:style-name="P20" text:outline-level="1"/>
      <table:table table:name="MailMergeTable2017-05-11T15:56:19Z84" table:style-name="MailMergeTable2017-05-11T15_3a_56_3a_19Z84">
        <table:table-column table:style-name="MailMergeTable2017-05-11T15_3a_56_3a_19Z84.A"/>
        <table:table-column table:style-name="MailMergeTable2017-05-11T15_3a_56_3a_19Z84.B"/>
        <table:table-column table:style-name="MailMergeTable2017-05-11T15_3a_56_3a_19Z84.A"/>
        <table:table-column table:style-name="MailMergeTable2017-05-11T15_3a_56_3a_19Z84.D"/>
        <table:table-row>
          <table:table-cell table:style-name="MailMergeTable2017-05-11T15_3a_56_3a_19Z84.A1" table:number-columns-spanned="4" office:value-type="string">
            <text:p text:style-name="P10">Nome do Centro</text:p>
          </table:table-cell>
          <table:covered-table-cell/>
          <table:covered-table-cell/>
          <table:covered-table-cell/>
        </table:table-row>
        <table:table-row>
          <table:table-cell table:style-name="MailMergeTable2017-05-11T15_3a_56_3a_19Z84.A2" table:number-columns-spanned="4" office:value-type="string">
            <text:h text:style-name="P21" text:outline-level="1"><text:bookmark-start text:name="__RefHeading___Toc17132_3576474230"/><text:s/>UNEME - CAPA NUEVO LAREDO<text:bookmark-end text:name="__RefHeading___Toc17132_3576474230"/></text:h>
          </table:table-cell>
          <table:covered-table-cell/>
          <table:covered-table-cell/>
          <table:covered-table-cell/>
        </table:table-row>
        <table:table-row>
          <table:table-cell table:style-name="MailMergeTable2017-05-11T15_3a_56_3a_19Z84.A3" table:number-columns-spanned="4" office:value-type="string">
            <text:p text:style-name="P8">Descrição do(s) curso(s)</text:p>
          </table:table-cell>
          <table:covered-table-cell/>
          <table:covered-table-cell/>
          <table:covered-table-cell/>
        </table:table-row>
        <table:table-row>
          <table:table-cell table:style-name="MailMergeTable2017-05-11T15_3a_56_3a_19Z84.A2" table:number-columns-spanned="4" office:value-type="string">
            <text:h text:style-name="P24" text:outline-level="2"><text:bookmark-start text:name="__RefHeading___Toc17134_3576474230"/>DIEZ RECOMENDACIONES PARA EVITAR QUE TUS HIJOS/AS UTILICEN DROGAS<text:bookmark-end text:name="__RefHeading___Toc17134_3576474230"/></text:h>
          </table:table-cell>
          <table:covered-table-cell/>
          <table:covered-table-cell/>
          <table:covered-table-cell/>
        </table:table-row>
        <table:table-row>
          <table:table-cell table:style-name="MailMergeTable2017-05-11T15_3a_56_3a_19Z84.A5" office:value-type="string">
            <text:p text:style-name="P2">Modalidade do curso:</text:p>
          </table:table-cell>
          <table:table-cell table:style-name="MailMergeTable2017-05-11T15_3a_56_3a_19Z84.A5" office:value-type="string">
            <text:p text:style-name="P6">PRESENCIAL,</text:p>
          </table:table-cell>
          <table:table-cell table:style-name="MailMergeTable2017-05-11T15_3a_56_3a_19Z84.A5" office:value-type="string">
            <text:p text:style-name="P2">País:</text:p>
          </table:table-cell>
          <table:table-cell table:style-name="MailMergeTable2017-05-11T15_3a_56_3a_19Z84.A5" office:value-type="string">
            <text:p text:style-name="P4"><text:s/>MÉXICO </text:p>
          </table:table-cell>
        </table:table-row>
        <table:table-row>
          <table:table-cell table:style-name="MailMergeTable2017-05-11T15_3a_56_3a_19Z84.A3" office:value-type="string">
            <text:p text:style-name="P2">Carga horária:</text:p>
          </table:table-cell>
          <table:table-cell table:style-name="MailMergeTable2017-05-11T15_3a_56_3a_19Z84.A3" office:value-type="string">
            <text:p text:style-name="P4">2</text:p>
          </table:table-cell>
          <table:table-cell table:style-name="MailMergeTable2017-05-11T15_3a_56_3a_19Z84.A3" office:value-type="string">
            <text:p text:style-name="P2">Certificação?</text:p>
          </table:table-cell>
          <table:table-cell table:style-name="MailMergeTable2017-05-11T15_3a_56_3a_19Z84.A3" office:value-type="string">
            <text:p text:style-name="P6"><text:span text:style-name="T1"><text:s/></text:span>SI</text:p>
          </table:table-cell>
        </table:table-row>
        <table:table-row>
          <table:table-cell table:style-name="MailMergeTable2017-05-11T15_3a_56_3a_19Z84.A2" office:value-type="string">
            <text:p text:style-name="P3">Ano de início:</text:p>
          </table:table-cell>
          <table:table-cell table:style-name="MailMergeTable2017-05-11T15_3a_56_3a_19Z84.A2" office:value-type="string">
            <text:p text:style-name="P6">5</text:p>
          </table:table-cell>
          <table:table-cell table:style-name="MailMergeTable2017-05-11T15_3a_56_3a_19Z84.A2" office:value-type="string">
            <text:p text:style-name="P3">Atual?</text:p>
          </table:table-cell>
          <table:table-cell table:style-name="MailMergeTable2017-05-11T15_3a_56_3a_19Z84.A2" office:value-type="string">
            <text:p text:style-name="P6"><text:span text:style-name="T1"><text:s/></text:span>SI</text:p>
          </table:table-cell>
        </table:table-row>
        <table:table-row>
          <table:table-cell table:style-name="MailMergeTable2017-05-11T15_3a_56_3a_19Z84.A3" table:number-columns-spanned="4" office:value-type="string">
            <text:p text:style-name="P9">Ementa da Capacitação</text:p>
          </table:table-cell>
          <table:covered-table-cell/>
          <table:covered-table-cell/>
          <table:covered-table-cell/>
        </table:table-row>
        <table:table-row>
          <table:table-cell table:style-name="MailMergeTable2017-05-11T15_3a_56_3a_19Z84.A3" table:number-columns-spanned="4" office:value-type="string">
            <text:p text:style-name="P16">1. SÉ TU EL EJEMPLO<text:line-break/>2. CONOCE CON QUIEN ANDA TU HIJO / A<text:line-break/>3. EDUCA CON VALORES POSITIVOS<text:line-break/>4. APOYALO PARA TENER AMISTADES POSITIVAS<text:line-break/>5. ESCUCHA A TU HIJO<text:line-break/>6. FORTALECE EL AUTOESTIMA DE TU HIJO<text:line-break/>7. HABLA CON TU HIJO SOBRE LAS DROGAS<text:line-break/>8. ENSEÑALE A TU HIJO A DECIR NO<text:line-break/>9. PROMUEVE ACTIVIDADES SANAS Y POSITIVAS<text:line-break/>10. COMO IDENTIFICAR SEÑALES DE ALARMA</text:p>
          </table:table-cell>
          <table:covered-table-cell/>
          <table:covered-table-cell/>
          <table:covered-table-cell/>
        </table:table-row>
        <table:table-row>
          <table:table-cell table:style-name="MailMergeTable2017-05-11T15_3a_56_3a_19Z84.A10" table:number-columns-spanned="4" office:value-type="string">
            <text:p text:style-name="P10">Contato</text:p>
          </table:table-cell>
          <table:covered-table-cell/>
          <table:covered-table-cell/>
          <table:covered-table-cell/>
        </table:table-row>
        <table:table-row>
          <table:table-cell table:style-name="MailMergeTable2017-05-11T15_3a_56_3a_19Z84.A11" table:number-columns-spanned="2" office:value-type="string">
            <text:p text:style-name="P3">Email:</text:p>
          </table:table-cell>
          <table:covered-table-cell/>
          <table:table-cell table:style-name="MailMergeTable2017-05-11T15_3a_56_3a_19Z84.A11" table:number-columns-spanned="2" office:value-type="string">
            <text:p text:style-name="P5">UNEMECAPALAREDO@HOTMAIL.COM</text:p>
          </table:table-cell>
          <table:covered-table-cell/>
        </table:table-row>
        <table:table-row>
          <table:table-cell table:style-name="MailMergeTable2017-05-11T15_3a_56_3a_19Z84.A2" table:number-columns-spanned="2" office:value-type="string">
            <text:p text:style-name="P3">Telefone:</text:p>
          </table:table-cell>
          <table:covered-table-cell/>
          <table:table-cell table:style-name="MailMergeTable2017-05-11T15_3a_56_3a_19Z84.A2" table:number-columns-spanned="2" office:value-type="string">
            <text:p text:style-name="P5">(867) 7291216</text:p>
          </table:table-cell>
          <table:covered-table-cell/>
        </table:table-row>
      </table:table>
      <text:h text:style-name="P22" text:outline-level="1"/>
      <text:h text:style-name="P20" text:outline-level="1"/>
      <table:table table:name="MailMergeTable2017-05-11T15:56:20Z85" table:style-name="MailMergeTable2017-05-11T15_3a_56_3a_20Z85">
        <table:table-column table:style-name="MailMergeTable2017-05-11T15_3a_56_3a_20Z85.A"/>
        <table:table-column table:style-name="MailMergeTable2017-05-11T15_3a_56_3a_20Z85.B"/>
        <table:table-column table:style-name="MailMergeTable2017-05-11T15_3a_56_3a_20Z85.A"/>
        <table:table-column table:style-name="MailMergeTable2017-05-11T15_3a_56_3a_20Z85.D"/>
        <table:table-row>
          <table:table-cell table:style-name="MailMergeTable2017-05-11T15_3a_56_3a_20Z85.A1" table:number-columns-spanned="4" office:value-type="string">
            <text:p text:style-name="P10">Nome do Centro</text:p>
          </table:table-cell>
          <table:covered-table-cell/>
          <table:covered-table-cell/>
          <table:covered-table-cell/>
        </table:table-row>
        <table:table-row>
          <table:table-cell table:style-name="MailMergeTable2017-05-11T15_3a_56_3a_20Z85.A2" table:number-columns-spanned="4" office:value-type="string">
            <text:h text:style-name="P21" text:outline-level="1"><text:bookmark-start text:name="__RefHeading___Toc17136_3576474230"/><text:s/>UNEME CAPA NUEVO LAREDO<text:bookmark-end text:name="__RefHeading___Toc17136_3576474230"/></text:h>
          </table:table-cell>
          <table:covered-table-cell/>
          <table:covered-table-cell/>
          <table:covered-table-cell/>
        </table:table-row>
        <table:table-row>
          <table:table-cell table:style-name="MailMergeTable2017-05-11T15_3a_56_3a_20Z85.A3" table:number-columns-spanned="4" office:value-type="string">
            <text:p text:style-name="P8">Descrição do(s) curso(s)</text:p>
          </table:table-cell>
          <table:covered-table-cell/>
          <table:covered-table-cell/>
          <table:covered-table-cell/>
        </table:table-row>
        <table:table-row>
          <table:table-cell table:style-name="MailMergeTable2017-05-11T15_3a_56_3a_20Z85.A2" table:number-columns-spanned="4" office:value-type="string">
            <text:h text:style-name="P24" text:outline-level="2"><text:bookmark-start text:name="__RefHeading___Toc17138_3576474230"/><text:s/>DETECCIÓN, ORIENTACIÓN Y CONSEJERÍA EN ADICCIONES<text:bookmark-end text:name="__RefHeading___Toc17138_3576474230"/></text:h>
          </table:table-cell>
          <table:covered-table-cell/>
          <table:covered-table-cell/>
          <table:covered-table-cell/>
        </table:table-row>
        <table:table-row>
          <table:table-cell table:style-name="MailMergeTable2017-05-11T15_3a_56_3a_20Z85.A5" office:value-type="string">
            <text:p text:style-name="P2">Modalidade do curso:</text:p>
          </table:table-cell>
          <table:table-cell table:style-name="MailMergeTable2017-05-11T15_3a_56_3a_20Z85.A5" office:value-type="string">
            <text:p text:style-name="P6">PRESENCIAL,</text:p>
          </table:table-cell>
          <table:table-cell table:style-name="MailMergeTable2017-05-11T15_3a_56_3a_20Z85.A5" office:value-type="string">
            <text:p text:style-name="P2">País:</text:p>
          </table:table-cell>
          <table:table-cell table:style-name="MailMergeTable2017-05-11T15_3a_56_3a_20Z85.A5" office:value-type="string">
            <text:p text:style-name="P4"><text:s/>MÉXICO </text:p>
          </table:table-cell>
        </table:table-row>
        <table:table-row>
          <table:table-cell table:style-name="MailMergeTable2017-05-11T15_3a_56_3a_20Z85.A3" office:value-type="string">
            <text:p text:style-name="P2">Carga horária:</text:p>
          </table:table-cell>
          <table:table-cell table:style-name="MailMergeTable2017-05-11T15_3a_56_3a_20Z85.A3" office:value-type="string">
            <text:p text:style-name="P4">5</text:p>
          </table:table-cell>
          <table:table-cell table:style-name="MailMergeTable2017-05-11T15_3a_56_3a_20Z85.A3" office:value-type="string">
            <text:p text:style-name="P2">Certificação?</text:p>
          </table:table-cell>
          <table:table-cell table:style-name="MailMergeTable2017-05-11T15_3a_56_3a_20Z85.A3" office:value-type="string">
            <text:p text:style-name="P6"><text:span text:style-name="T1"><text:s/></text:span>SI</text:p>
          </table:table-cell>
        </table:table-row>
        <table:table-row>
          <table:table-cell table:style-name="MailMergeTable2017-05-11T15_3a_56_3a_20Z85.A2" office:value-type="string">
            <text:p text:style-name="P3">Ano de início:</text:p>
          </table:table-cell>
          <table:table-cell table:style-name="MailMergeTable2017-05-11T15_3a_56_3a_20Z85.A2" office:value-type="string">
            <text:p text:style-name="P6">2011</text:p>
          </table:table-cell>
          <table:table-cell table:style-name="MailMergeTable2017-05-11T15_3a_56_3a_20Z85.A2" office:value-type="string">
            <text:p text:style-name="P3">Atual?</text:p>
          </table:table-cell>
          <table:table-cell table:style-name="MailMergeTable2017-05-11T15_3a_56_3a_20Z85.A2" office:value-type="string">
            <text:p text:style-name="P6"><text:span text:style-name="T1"><text:s/></text:span>SI</text:p>
          </table:table-cell>
        </table:table-row>
        <table:table-row>
          <table:table-cell table:style-name="MailMergeTable2017-05-11T15_3a_56_3a_20Z85.A3" table:number-columns-spanned="4" office:value-type="string">
            <text:p text:style-name="P9">Ementa da Capacitação</text:p>
          </table:table-cell>
          <table:covered-table-cell/>
          <table:covered-table-cell/>
          <table:covered-table-cell/>
        </table:table-row>
        <table:table-row>
          <table:table-cell table:style-name="MailMergeTable2017-05-11T15_3a_56_3a_20Z85.A3" table:number-columns-spanned="4" office:value-type="string">
            <text:p text:style-name="P16">1. INFORMACIÓN BÁSICA<text:line-break/> <text:s text:c="2"/>A) <text:s/>¿QUÉ ES UNA DROGA?<text:line-break/> <text:s text:c="2"/>B) ¿QUÉ ES UNA ADICCIÓN? <text:s text:c="2"/><text:line-break/> <text:s text:c="2"/>C) <text:s/>FASES DEL PROCESO ADICTIVO.<text:line-break/> <text:s text:c="2"/>D) MODELO DE ATENCIÓN INTEGRAL DE LAS ADICCIONES.<text:line-break/> <text:s text:c="2"/>E) ESPECTRO DE ACCIONES PREVENTIVAS SEGÚN NIVELES.<text:line-break/>2. CONSEJERÍA EN ADICCIONES<text:line-break/> <text:s text:c="3"/>CONSEJO BREVE: RECOMENDACIONES ANTES DE INICIAR UNA SESIÓN.<text:line-break/> <text:s text:c="4"/>A) <text:s/>PASO UNO: INDAGAR EL NIVEL DE ABUSO O DEPENDENCIA AL TABACO, ALCOHOL Y/U OTRAS DROGAS<text:line-break/> <text:s text:c="4"/>B) PASO DOS: DIALOGAR SOBRE EL NIVEL DE ABUSO O DEPENDENCIA DE LA PERSONA Y LOS PROBLEMAS ASOCIADOS A CORTO Y LARGO PLAZO.<text:line-break/> <text:s text:c="4"/>C) PASO TRES: ESTABLECIMIENTO DE METAS DE CONSUMO Y DESCRIPCIÓN DE PLANES DE ACCIÓN.<text:line-break/> <text:s text:c="3"/>D) PASO CUATRO: ACOMPAÑAR EN EL PROCESO DE CAMBIO PARA SUPERVISAR EL CUMPLIMIENTO DE LA META.<text:line-break/> <text:s text:c="3"/>E) <text:s/>PASO CINCO: SEGUIMIENTO Y CANALIZACIÓN<text:line-break/>3. EL PROMOTOR “NUEVA VIDA” Y LA FAMILIA DEL CONSUMIDOR. <text:line-break/>4. CANALIZACIÓN A PROGRAMAS, CENTROS O UNIDADES DE TRATAMIENTO DE ADICCIONES.<text:line-break/><text:line-break/></text:p>
          </table:table-cell>
          <table:covered-table-cell/>
          <table:covered-table-cell/>
          <table:covered-table-cell/>
        </table:table-row>
        <table:table-row>
          <table:table-cell table:style-name="MailMergeTable2017-05-11T15_3a_56_3a_20Z85.A10" table:number-columns-spanned="4" office:value-type="string">
            <text:p text:style-name="P10">Contato</text:p>
          </table:table-cell>
          <table:covered-table-cell/>
          <table:covered-table-cell/>
          <table:covered-table-cell/>
        </table:table-row>
        <table:table-row>
          <table:table-cell table:style-name="MailMergeTable2017-05-11T15_3a_56_3a_20Z85.A11" table:number-columns-spanned="2" office:value-type="string">
            <text:p text:style-name="P3">Email:</text:p>
          </table:table-cell>
          <table:covered-table-cell/>
          <table:table-cell table:style-name="MailMergeTable2017-05-11T15_3a_56_3a_20Z85.A11" table:number-columns-spanned="2" office:value-type="string">
            <text:p text:style-name="P5">UNEMECAPALAREDO@HOTMAIL.COM</text:p>
          </table:table-cell>
          <table:covered-table-cell/>
        </table:table-row>
        <table:table-row>
          <table:table-cell table:style-name="MailMergeTable2017-05-11T15_3a_56_3a_20Z85.A2" table:number-columns-spanned="2" office:value-type="string">
            <text:p text:style-name="P3">Telefone:</text:p>
          </table:table-cell>
          <table:covered-table-cell/>
          <table:table-cell table:style-name="MailMergeTable2017-05-11T15_3a_56_3a_20Z85.A2" table:number-columns-spanned="2" office:value-type="string">
            <text:p text:style-name="P5">(867) 7291216</text:p>
          </table:table-cell>
          <table:covered-table-cell/>
        </table:table-row>
      </table:table>
      <text:h text:style-name="P22" text:outline-level="1"/>
      <text:h text:style-name="P20" text:outline-level="1"/>
      <table:table table:name="MailMergeTable2017-05-11T15:56:20Z86" table:style-name="MailMergeTable2017-05-11T15_3a_56_3a_20Z86">
        <table:table-column table:style-name="MailMergeTable2017-05-11T15_3a_56_3a_20Z86.A"/>
        <table:table-column table:style-name="MailMergeTable2017-05-11T15_3a_56_3a_20Z86.B"/>
        <table:table-column table:style-name="MailMergeTable2017-05-11T15_3a_56_3a_20Z86.A"/>
        <table:table-column table:style-name="MailMergeTable2017-05-11T15_3a_56_3a_20Z86.D"/>
        <table:table-row>
          <table:table-cell table:style-name="MailMergeTable2017-05-11T15_3a_56_3a_20Z86.A1" table:number-columns-spanned="4" office:value-type="string">
            <text:p text:style-name="P10">Nome do Centro</text:p>
          </table:table-cell>
          <table:covered-table-cell/>
          <table:covered-table-cell/>
          <table:covered-table-cell/>
        </table:table-row>
        <table:table-row>
          <table:table-cell table:style-name="MailMergeTable2017-05-11T15_3a_56_3a_20Z86.A2" table:number-columns-spanned="4" office:value-type="string">
            <text:h text:style-name="P21" text:outline-level="1"><text:bookmark-start text:name="__RefHeading___Toc17140_3576474230"/><text:s/>UNEME CAPA TORREÓN<text:bookmark-end text:name="__RefHeading___Toc17140_3576474230"/></text:h>
          </table:table-cell>
          <table:covered-table-cell/>
          <table:covered-table-cell/>
          <table:covered-table-cell/>
        </table:table-row>
        <table:table-row>
          <table:table-cell table:style-name="MailMergeTable2017-05-11T15_3a_56_3a_20Z86.A3" table:number-columns-spanned="4" office:value-type="string">
            <text:p text:style-name="P8">Descrição do(s) curso(s)</text:p>
          </table:table-cell>
          <table:covered-table-cell/>
          <table:covered-table-cell/>
          <table:covered-table-cell/>
        </table:table-row>
        <table:table-row>
          <table:table-cell table:style-name="MailMergeTable2017-05-11T15_3a_56_3a_20Z86.A2" table:number-columns-spanned="4" office:value-type="string">
            <text:h text:style-name="P24" text:outline-level="2"><text:bookmark-start text:name="__RefHeading___Toc17142_3576474230"/>MÉTODO IDEAS (INDAGA, DIALOGA, ESTABLECE METAS, ACOMPAÑA Y DA SEGUIMIENTO)<text:bookmark-end text:name="__RefHeading___Toc17142_3576474230"/></text:h>
          </table:table-cell>
          <table:covered-table-cell/>
          <table:covered-table-cell/>
          <table:covered-table-cell/>
        </table:table-row>
        <table:table-row>
          <table:table-cell table:style-name="MailMergeTable2017-05-11T15_3a_56_3a_20Z86.A5" office:value-type="string">
            <text:p text:style-name="P2">Modalidade do curso:</text:p>
          </table:table-cell>
          <table:table-cell table:style-name="MailMergeTable2017-05-11T15_3a_56_3a_20Z86.A5" office:value-type="string">
            <text:p text:style-name="P6">PRESENCIAL,</text:p>
          </table:table-cell>
          <table:table-cell table:style-name="MailMergeTable2017-05-11T15_3a_56_3a_20Z86.A5" office:value-type="string">
            <text:p text:style-name="P2">País:</text:p>
          </table:table-cell>
          <table:table-cell table:style-name="MailMergeTable2017-05-11T15_3a_56_3a_20Z86.A5" office:value-type="string">
            <text:p text:style-name="P4"><text:s/>MÉXICO </text:p>
          </table:table-cell>
        </table:table-row>
        <table:table-row>
          <table:table-cell table:style-name="MailMergeTable2017-05-11T15_3a_56_3a_20Z86.A3" office:value-type="string">
            <text:p text:style-name="P2">Carga horária:</text:p>
          </table:table-cell>
          <table:table-cell table:style-name="MailMergeTable2017-05-11T15_3a_56_3a_20Z86.A3" office:value-type="string">
            <text:p text:style-name="P4">6</text:p>
          </table:table-cell>
          <table:table-cell table:style-name="MailMergeTable2017-05-11T15_3a_56_3a_20Z86.A3" office:value-type="string">
            <text:p text:style-name="P2">Certificação?</text:p>
          </table:table-cell>
          <table:table-cell table:style-name="MailMergeTable2017-05-11T15_3a_56_3a_20Z86.A3" office:value-type="string">
            <text:p text:style-name="P6"><text:span text:style-name="T1"><text:s/></text:span>SI</text:p>
          </table:table-cell>
        </table:table-row>
        <table:table-row>
          <table:table-cell table:style-name="MailMergeTable2017-05-11T15_3a_56_3a_20Z86.A2" office:value-type="string">
            <text:p text:style-name="P3">Ano de início:</text:p>
          </table:table-cell>
          <table:table-cell table:style-name="MailMergeTable2017-05-11T15_3a_56_3a_20Z86.A2" office:value-type="string">
            <text:p text:style-name="P6">2009</text:p>
          </table:table-cell>
          <table:table-cell table:style-name="MailMergeTable2017-05-11T15_3a_56_3a_20Z86.A2" office:value-type="string">
            <text:p text:style-name="P3">Atual?</text:p>
          </table:table-cell>
          <table:table-cell table:style-name="MailMergeTable2017-05-11T15_3a_56_3a_20Z86.A2" office:value-type="string">
            <text:p text:style-name="P6"><text:span text:style-name="T1"><text:s/></text:span>SI</text:p>
          </table:table-cell>
        </table:table-row>
        <table:table-row>
          <table:table-cell table:style-name="MailMergeTable2017-05-11T15_3a_56_3a_20Z86.A3" table:number-columns-spanned="4" office:value-type="string">
            <text:p text:style-name="P9">Ementa da Capacitação</text:p>
          </table:table-cell>
          <table:covered-table-cell/>
          <table:covered-table-cell/>
          <table:covered-table-cell/>
        </table:table-row>
        <table:table-row>
          <table:table-cell table:style-name="MailMergeTable2017-05-11T15_3a_56_3a_20Z86.A3" table:number-columns-spanned="4" office:value-type="string">
            <text:p text:style-name="P16"><text:s/>SENSIBILIZACIÓN A LAS DROGAS, INTERVENCIÓN BREVE, PASOS INDEAS, FORMACIÓN DE PROMOTORES.</text:p>
          </table:table-cell>
          <table:covered-table-cell/>
          <table:covered-table-cell/>
          <table:covered-table-cell/>
        </table:table-row>
        <table:table-row>
          <table:table-cell table:style-name="MailMergeTable2017-05-11T15_3a_56_3a_20Z86.A10" table:number-columns-spanned="4" office:value-type="string">
            <text:p text:style-name="P10">Contato</text:p>
          </table:table-cell>
          <table:covered-table-cell/>
          <table:covered-table-cell/>
          <table:covered-table-cell/>
        </table:table-row>
        <table:table-row>
          <table:table-cell table:style-name="MailMergeTable2017-05-11T15_3a_56_3a_20Z86.A11" table:number-columns-spanned="2" office:value-type="string">
            <text:p text:style-name="P3">Email:</text:p>
          </table:table-cell>
          <table:covered-table-cell/>
          <table:table-cell table:style-name="MailMergeTable2017-05-11T15_3a_56_3a_20Z86.A11" table:number-columns-spanned="2" office:value-type="string">
            <text:p text:style-name="P5">KAPA_TORREON_@HOTMAIL.COM</text:p>
          </table:table-cell>
          <table:covered-table-cell/>
        </table:table-row>
        <table:table-row>
          <table:table-cell table:style-name="MailMergeTable2017-05-11T15_3a_56_3a_20Z86.A2" table:number-columns-spanned="2" office:value-type="string">
            <text:p text:style-name="P3">Telefone:</text:p>
          </table:table-cell>
          <table:covered-table-cell/>
          <table:table-cell table:style-name="MailMergeTable2017-05-11T15_3a_56_3a_20Z86.A2" table:number-columns-spanned="2" office:value-type="string">
            <text:p text:style-name="P5">8712116724</text:p>
          </table:table-cell>
          <table:covered-table-cell/>
        </table:table-row>
      </table:table>
      <text:h text:style-name="P22" text:outline-level="1"/>
      <text:h text:style-name="P20" text:outline-level="1"/>
      <table:table table:name="MailMergeTable2017-05-11T15:56:20Z87" table:style-name="MailMergeTable2017-05-11T15_3a_56_3a_20Z87">
        <table:table-column table:style-name="MailMergeTable2017-05-11T15_3a_56_3a_20Z87.A"/>
        <table:table-column table:style-name="MailMergeTable2017-05-11T15_3a_56_3a_20Z87.B"/>
        <table:table-column table:style-name="MailMergeTable2017-05-11T15_3a_56_3a_20Z87.A"/>
        <table:table-column table:style-name="MailMergeTable2017-05-11T15_3a_56_3a_20Z87.D"/>
        <table:table-row>
          <table:table-cell table:style-name="MailMergeTable2017-05-11T15_3a_56_3a_20Z87.A1" table:number-columns-spanned="4" office:value-type="string">
            <text:p text:style-name="P10">Nome do Centro</text:p>
          </table:table-cell>
          <table:covered-table-cell/>
          <table:covered-table-cell/>
          <table:covered-table-cell/>
        </table:table-row>
        <table:table-row>
          <table:table-cell table:style-name="MailMergeTable2017-05-11T15_3a_56_3a_20Z87.A2" table:number-columns-spanned="4" office:value-type="string">
            <text:h text:style-name="P21" text:outline-level="1"><text:bookmark-start text:name="__RefHeading___Toc17144_3576474230"/><text:s/>UNIDAD DE ESPECIALIDADES MEDICAS, CENTRO DE ATENCION PRIMARIA EN ADICCIONES<text:bookmark-end text:name="__RefHeading___Toc17144_3576474230"/></text:h>
          </table:table-cell>
          <table:covered-table-cell/>
          <table:covered-table-cell/>
          <table:covered-table-cell/>
        </table:table-row>
        <table:table-row>
          <table:table-cell table:style-name="MailMergeTable2017-05-11T15_3a_56_3a_20Z87.A3" table:number-columns-spanned="4" office:value-type="string">
            <text:p text:style-name="P8">Descrição do(s) curso(s)</text:p>
          </table:table-cell>
          <table:covered-table-cell/>
          <table:covered-table-cell/>
          <table:covered-table-cell/>
        </table:table-row>
        <table:table-row>
          <table:table-cell table:style-name="MailMergeTable2017-05-11T15_3a_56_3a_20Z87.A2" table:number-columns-spanned="4" office:value-type="string">
            <text:h text:style-name="P24" text:outline-level="2"><text:bookmark-start text:name="__RefHeading___Toc17146_3576474230"/><text:s/>DROGAS, DETECCION Y TRATAMIENTO<text:bookmark-end text:name="__RefHeading___Toc17146_3576474230"/></text:h>
          </table:table-cell>
          <table:covered-table-cell/>
          <table:covered-table-cell/>
          <table:covered-table-cell/>
        </table:table-row>
        <table:table-row>
          <table:table-cell table:style-name="MailMergeTable2017-05-11T15_3a_56_3a_20Z87.A5" office:value-type="string">
            <text:p text:style-name="P2">Modalidade do curso:</text:p>
          </table:table-cell>
          <table:table-cell table:style-name="MailMergeTable2017-05-11T15_3a_56_3a_20Z87.A5" office:value-type="string">
            <text:p text:style-name="P6">PRESENCIAL,</text:p>
          </table:table-cell>
          <table:table-cell table:style-name="MailMergeTable2017-05-11T15_3a_56_3a_20Z87.A5" office:value-type="string">
            <text:p text:style-name="P2">País:</text:p>
          </table:table-cell>
          <table:table-cell table:style-name="MailMergeTable2017-05-11T15_3a_56_3a_20Z87.A5" office:value-type="string">
            <text:p text:style-name="P4"><text:s/>MÉXICO </text:p>
          </table:table-cell>
        </table:table-row>
        <table:table-row>
          <table:table-cell table:style-name="MailMergeTable2017-05-11T15_3a_56_3a_20Z87.A3" office:value-type="string">
            <text:p text:style-name="P2">Carga horária:</text:p>
          </table:table-cell>
          <table:table-cell table:style-name="MailMergeTable2017-05-11T15_3a_56_3a_20Z87.A3" office:value-type="string">
            <text:p text:style-name="P4">8</text:p>
          </table:table-cell>
          <table:table-cell table:style-name="MailMergeTable2017-05-11T15_3a_56_3a_20Z87.A3" office:value-type="string">
            <text:p text:style-name="P2">Certificação?</text:p>
          </table:table-cell>
          <table:table-cell table:style-name="MailMergeTable2017-05-11T15_3a_56_3a_20Z87.A3" office:value-type="string">
            <text:p text:style-name="P6"><text:span text:style-name="T1"><text:s/></text:span>SI</text:p>
          </table:table-cell>
        </table:table-row>
        <table:table-row>
          <table:table-cell table:style-name="MailMergeTable2017-05-11T15_3a_56_3a_20Z87.A2" office:value-type="string">
            <text:p text:style-name="P3">Ano de início:</text:p>
          </table:table-cell>
          <table:table-cell table:style-name="MailMergeTable2017-05-11T15_3a_56_3a_20Z87.A2" office:value-type="string">
            <text:p text:style-name="P6">6</text:p>
          </table:table-cell>
          <table:table-cell table:style-name="MailMergeTable2017-05-11T15_3a_56_3a_20Z87.A2" office:value-type="string">
            <text:p text:style-name="P3">Atual?</text:p>
          </table:table-cell>
          <table:table-cell table:style-name="MailMergeTable2017-05-11T15_3a_56_3a_20Z87.A2" office:value-type="string">
            <text:p text:style-name="P6"><text:span text:style-name="T1"><text:s/></text:span>SI</text:p>
          </table:table-cell>
        </table:table-row>
        <table:table-row>
          <table:table-cell table:style-name="MailMergeTable2017-05-11T15_3a_56_3a_20Z87.A3" table:number-columns-spanned="4" office:value-type="string">
            <text:p text:style-name="P9">Ementa da Capacitação</text:p>
          </table:table-cell>
          <table:covered-table-cell/>
          <table:covered-table-cell/>
          <table:covered-table-cell/>
        </table:table-row>
        <table:table-row>
          <table:table-cell table:style-name="MailMergeTable2017-05-11T15_3a_56_3a_20Z87.A3" table:number-columns-spanned="4" office:value-type="string">
            <text:p text:style-name="P16">DEFINICION DE DROGAS<text:line-break/>CLASIFICACION DE LAS DROGAS<text:line-break/>CONSEJERIA BREVE EN ADICCIONES</text:p>
          </table:table-cell>
          <table:covered-table-cell/>
          <table:covered-table-cell/>
          <table:covered-table-cell/>
        </table:table-row>
        <table:table-row>
          <table:table-cell table:style-name="MailMergeTable2017-05-11T15_3a_56_3a_20Z87.A10" table:number-columns-spanned="4" office:value-type="string">
            <text:p text:style-name="P10">Contato</text:p>
          </table:table-cell>
          <table:covered-table-cell/>
          <table:covered-table-cell/>
          <table:covered-table-cell/>
        </table:table-row>
        <table:table-row>
          <table:table-cell table:style-name="MailMergeTable2017-05-11T15_3a_56_3a_20Z87.A11" table:number-columns-spanned="2" office:value-type="string">
            <text:p text:style-name="P3">Email:</text:p>
          </table:table-cell>
          <table:covered-table-cell/>
          <table:table-cell table:style-name="MailMergeTable2017-05-11T15_3a_56_3a_20Z87.A11" table:number-columns-spanned="2" office:value-type="string">
            <text:p text:style-name="P5">CAPATUXPAN@GMAIL.COM</text:p>
          </table:table-cell>
          <table:covered-table-cell/>
        </table:table-row>
        <table:table-row>
          <table:table-cell table:style-name="MailMergeTable2017-05-11T15_3a_56_3a_20Z87.A2" table:number-columns-spanned="2" office:value-type="string">
            <text:p text:style-name="P3">Telefone:</text:p>
          </table:table-cell>
          <table:covered-table-cell/>
          <table:table-cell table:style-name="MailMergeTable2017-05-11T15_3a_56_3a_20Z87.A2" table:number-columns-spanned="2" office:value-type="string">
            <text:p text:style-name="P5">3111003753</text:p>
          </table:table-cell>
          <table:covered-table-cell/>
        </table:table-row>
      </table:table>
      <text:h text:style-name="P22" text:outline-level="1"/>
      <text:h text:style-name="P20" text:outline-level="1"/>
      <table:table table:name="MailMergeTable2017-05-11T15:56:20Z88" table:style-name="MailMergeTable2017-05-11T15_3a_56_3a_20Z88">
        <table:table-column table:style-name="MailMergeTable2017-05-11T15_3a_56_3a_20Z88.A"/>
        <table:table-column table:style-name="MailMergeTable2017-05-11T15_3a_56_3a_20Z88.B"/>
        <table:table-column table:style-name="MailMergeTable2017-05-11T15_3a_56_3a_20Z88.A"/>
        <table:table-column table:style-name="MailMergeTable2017-05-11T15_3a_56_3a_20Z88.D"/>
        <table:table-row>
          <table:table-cell table:style-name="MailMergeTable2017-05-11T15_3a_56_3a_20Z88.A1" table:number-columns-spanned="4" office:value-type="string">
            <text:p text:style-name="P10">Nome do Centro</text:p>
          </table:table-cell>
          <table:covered-table-cell/>
          <table:covered-table-cell/>
          <table:covered-table-cell/>
        </table:table-row>
        <table:table-row>
          <table:table-cell table:style-name="MailMergeTable2017-05-11T15_3a_56_3a_20Z88.A2" table:number-columns-spanned="4" office:value-type="string">
            <text:h text:style-name="P21" text:outline-level="1"><text:bookmark-start text:name="__RefHeading___Toc17148_3576474230"/><text:s/>UNIDAD DE ESPECIALIDADES MEDICAS. CENTRO DE ATENCIÓN PRIMARIA EN ADICCIONES. MÉXICO ESPAÑA<text:bookmark-end text:name="__RefHeading___Toc17148_3576474230"/></text:h>
          </table:table-cell>
          <table:covered-table-cell/>
          <table:covered-table-cell/>
          <table:covered-table-cell/>
        </table:table-row>
        <table:table-row>
          <table:table-cell table:style-name="MailMergeTable2017-05-11T15_3a_56_3a_20Z88.A3" table:number-columns-spanned="4" office:value-type="string">
            <text:p text:style-name="P8">Descrição do(s) curso(s)</text:p>
          </table:table-cell>
          <table:covered-table-cell/>
          <table:covered-table-cell/>
          <table:covered-table-cell/>
        </table:table-row>
        <table:table-row>
          <table:table-cell table:style-name="MailMergeTable2017-05-11T15_3a_56_3a_20Z88.A2" table:number-columns-spanned="4" office:value-type="string">
            <text:h text:style-name="P24" text:outline-level="2"><text:bookmark-start text:name="__RefHeading___Toc17150_3576474230"/><text:s/>MANEJO DE GUÍAS PARA DETECCIÓN TEMPRANA Y OPORTUNA, CONCEJO BREVE, INTERVENCIÓN BREVE, PSICOPATOLOGÍA Y OTROS TRASTORNOS RELACIONADOS.<text:bookmark-end text:name="__RefHeading___Toc17150_3576474230"/></text:h>
          </table:table-cell>
          <table:covered-table-cell/>
          <table:covered-table-cell/>
          <table:covered-table-cell/>
        </table:table-row>
        <table:table-row>
          <table:table-cell table:style-name="MailMergeTable2017-05-11T15_3a_56_3a_20Z88.A5" office:value-type="string">
            <text:p text:style-name="P2">Modalidade do curso:</text:p>
          </table:table-cell>
          <table:table-cell table:style-name="MailMergeTable2017-05-11T15_3a_56_3a_20Z88.A5" office:value-type="string">
            <text:p text:style-name="P6">PRESENCIAL,</text:p>
          </table:table-cell>
          <table:table-cell table:style-name="MailMergeTable2017-05-11T15_3a_56_3a_20Z88.A5" office:value-type="string">
            <text:p text:style-name="P2">País:</text:p>
          </table:table-cell>
          <table:table-cell table:style-name="MailMergeTable2017-05-11T15_3a_56_3a_20Z88.A5" office:value-type="string">
            <text:p text:style-name="P4"><text:s/>MÉXICO </text:p>
          </table:table-cell>
        </table:table-row>
        <table:table-row>
          <table:table-cell table:style-name="MailMergeTable2017-05-11T15_3a_56_3a_20Z88.A3" office:value-type="string">
            <text:p text:style-name="P2">Carga horária:</text:p>
          </table:table-cell>
          <table:table-cell table:style-name="MailMergeTable2017-05-11T15_3a_56_3a_20Z88.A3" office:value-type="string">
            <text:p text:style-name="P4">30</text:p>
          </table:table-cell>
          <table:table-cell table:style-name="MailMergeTable2017-05-11T15_3a_56_3a_20Z88.A3" office:value-type="string">
            <text:p text:style-name="P2">Certificação?</text:p>
          </table:table-cell>
          <table:table-cell table:style-name="MailMergeTable2017-05-11T15_3a_56_3a_20Z88.A3" office:value-type="string">
            <text:p text:style-name="P6"><text:span text:style-name="T1"><text:s/></text:span>SI</text:p>
          </table:table-cell>
        </table:table-row>
        <table:table-row>
          <table:table-cell table:style-name="MailMergeTable2017-05-11T15_3a_56_3a_20Z88.A2" office:value-type="string">
            <text:p text:style-name="P3">Ano de início:</text:p>
          </table:table-cell>
          <table:table-cell table:style-name="MailMergeTable2017-05-11T15_3a_56_3a_20Z88.A2" office:value-type="string">
            <text:p text:style-name="P6">2015</text:p>
          </table:table-cell>
          <table:table-cell table:style-name="MailMergeTable2017-05-11T15_3a_56_3a_20Z88.A2" office:value-type="string">
            <text:p text:style-name="P3">Atual?</text:p>
          </table:table-cell>
          <table:table-cell table:style-name="MailMergeTable2017-05-11T15_3a_56_3a_20Z88.A2" office:value-type="string">
            <text:p text:style-name="P6"><text:span text:style-name="T1"><text:s/></text:span>SI</text:p>
          </table:table-cell>
        </table:table-row>
        <table:table-row>
          <table:table-cell table:style-name="MailMergeTable2017-05-11T15_3a_56_3a_20Z88.A3" table:number-columns-spanned="4" office:value-type="string">
            <text:p text:style-name="P9">Ementa da Capacitação</text:p>
          </table:table-cell>
          <table:covered-table-cell/>
          <table:covered-table-cell/>
          <table:covered-table-cell/>
        </table:table-row>
        <table:table-row>
          <table:table-cell table:style-name="MailMergeTable2017-05-11T15_3a_56_3a_20Z88.A3" table:number-columns-spanned="4" office:value-type="string">
            <text:p text:style-name="P16"><text:s/>MODELO UNEME CAPA<text:line-break/>CONCEPTOS BÁSICOS<text:line-break/>MITOS Y REALIDADES<text:line-break/>DAÑOS A LA SALUD<text:line-break/>MODELOS DE INTERVENCIÓN<text:line-break/>HABILIDADES Y TÉCNICAS DE PROMOCIÓN<text:line-break/>TAMIZAJES, <text:s/>HERRAMIENTAS O INSTRUMENTOS DE EVALUACIÓN INTERPRETACIÓN Y REFERENCIAS.<text:line-break/></text:p>
          </table:table-cell>
          <table:covered-table-cell/>
          <table:covered-table-cell/>
          <table:covered-table-cell/>
        </table:table-row>
        <table:table-row>
          <table:table-cell table:style-name="MailMergeTable2017-05-11T15_3a_56_3a_20Z88.A10" table:number-columns-spanned="4" office:value-type="string">
            <text:p text:style-name="P10">Contato</text:p>
          </table:table-cell>
          <table:covered-table-cell/>
          <table:covered-table-cell/>
          <table:covered-table-cell/>
        </table:table-row>
        <table:table-row>
          <table:table-cell table:style-name="MailMergeTable2017-05-11T15_3a_56_3a_20Z88.A11" table:number-columns-spanned="2" office:value-type="string">
            <text:p text:style-name="P3">Email:</text:p>
          </table:table-cell>
          <table:covered-table-cell/>
          <table:table-cell table:style-name="MailMergeTable2017-05-11T15_3a_56_3a_20Z88.A11" table:number-columns-spanned="2" office:value-type="string">
            <text:p text:style-name="P5">CAPAMEXICOESPANA@GMAIL.COM</text:p>
          </table:table-cell>
          <table:covered-table-cell/>
        </table:table-row>
        <table:table-row>
          <table:table-cell table:style-name="MailMergeTable2017-05-11T15_3a_56_3a_20Z88.A2" table:number-columns-spanned="2" office:value-type="string">
            <text:p text:style-name="P3">Telefone:</text:p>
          </table:table-cell>
          <table:covered-table-cell/>
          <table:table-cell table:style-name="MailMergeTable2017-05-11T15_3a_56_3a_20Z88.A2" table:number-columns-spanned="2" office:value-type="string">
            <text:p text:style-name="P5">5539333972</text:p>
          </table:table-cell>
          <table:covered-table-cell/>
        </table:table-row>
      </table:table>
      <text:h text:style-name="P22" text:outline-level="1"/>
      <text:h text:style-name="P20" text:outline-level="1"/>
      <table:table table:name="MailMergeTable2017-05-11T15:56:20Z89" table:style-name="MailMergeTable2017-05-11T15_3a_56_3a_20Z89">
        <table:table-column table:style-name="MailMergeTable2017-05-11T15_3a_56_3a_20Z89.A"/>
        <table:table-column table:style-name="MailMergeTable2017-05-11T15_3a_56_3a_20Z89.B"/>
        <table:table-column table:style-name="MailMergeTable2017-05-11T15_3a_56_3a_20Z89.A"/>
        <table:table-column table:style-name="MailMergeTable2017-05-11T15_3a_56_3a_20Z89.D"/>
        <table:table-row>
          <table:table-cell table:style-name="MailMergeTable2017-05-11T15_3a_56_3a_20Z89.A1" table:number-columns-spanned="4" office:value-type="string">
            <text:p text:style-name="P10">Nome do Centro</text:p>
          </table:table-cell>
          <table:covered-table-cell/>
          <table:covered-table-cell/>
          <table:covered-table-cell/>
        </table:table-row>
        <table:table-row>
          <table:table-cell table:style-name="MailMergeTable2017-05-11T15_3a_56_3a_20Z89.A2" table:number-columns-spanned="4" office:value-type="string">
            <text:h text:style-name="P21" text:outline-level="1"><text:bookmark-start text:name="__RefHeading___Toc17152_3576474230"/><text:s/>UNIDAD DE ESPECIALIDADES MÉDICAS CENTRO DE ATENCIÓN PRIMARIA EN ADICCIONES (UNEME-CAPA)<text:bookmark-end text:name="__RefHeading___Toc17152_3576474230"/></text:h>
          </table:table-cell>
          <table:covered-table-cell/>
          <table:covered-table-cell/>
          <table:covered-table-cell/>
        </table:table-row>
        <table:table-row>
          <table:table-cell table:style-name="MailMergeTable2017-05-11T15_3a_56_3a_20Z89.A3" table:number-columns-spanned="4" office:value-type="string">
            <text:p text:style-name="P8">Descrição do(s) curso(s)</text:p>
          </table:table-cell>
          <table:covered-table-cell/>
          <table:covered-table-cell/>
          <table:covered-table-cell/>
        </table:table-row>
        <table:table-row>
          <table:table-cell table:style-name="MailMergeTable2017-05-11T15_3a_56_3a_20Z89.A2" table:number-columns-spanned="4" office:value-type="string">
            <text:h text:style-name="P24" text:outline-level="2"><text:bookmark-start text:name="__RefHeading___Toc17154_3576474230"/><text:s/>DETECCIÓN, ORIENTACIÓN Y CONSEJERÍA EN ADICCIONES<text:bookmark-end text:name="__RefHeading___Toc17154_3576474230"/></text:h>
          </table:table-cell>
          <table:covered-table-cell/>
          <table:covered-table-cell/>
          <table:covered-table-cell/>
        </table:table-row>
        <table:table-row>
          <table:table-cell table:style-name="MailMergeTable2017-05-11T15_3a_56_3a_20Z89.A5" office:value-type="string">
            <text:p text:style-name="P2">Modalidade do curso:</text:p>
          </table:table-cell>
          <table:table-cell table:style-name="MailMergeTable2017-05-11T15_3a_56_3a_20Z89.A5" office:value-type="string">
            <text:p text:style-name="P6">PRESENCIAL,</text:p>
          </table:table-cell>
          <table:table-cell table:style-name="MailMergeTable2017-05-11T15_3a_56_3a_20Z89.A5" office:value-type="string">
            <text:p text:style-name="P2">País:</text:p>
          </table:table-cell>
          <table:table-cell table:style-name="MailMergeTable2017-05-11T15_3a_56_3a_20Z89.A5" office:value-type="string">
            <text:p text:style-name="P4"><text:s/>MÉXICO </text:p>
          </table:table-cell>
        </table:table-row>
        <table:table-row>
          <table:table-cell table:style-name="MailMergeTable2017-05-11T15_3a_56_3a_20Z89.A3" office:value-type="string">
            <text:p text:style-name="P2">Carga horária:</text:p>
          </table:table-cell>
          <table:table-cell table:style-name="MailMergeTable2017-05-11T15_3a_56_3a_20Z89.A3" office:value-type="string">
            <text:p text:style-name="P4">8</text:p>
          </table:table-cell>
          <table:table-cell table:style-name="MailMergeTable2017-05-11T15_3a_56_3a_20Z89.A3" office:value-type="string">
            <text:p text:style-name="P2">Certificação?</text:p>
          </table:table-cell>
          <table:table-cell table:style-name="MailMergeTable2017-05-11T15_3a_56_3a_20Z89.A3" office:value-type="string">
            <text:p text:style-name="P6"><text:span text:style-name="T1"><text:s/></text:span>SI</text:p>
          </table:table-cell>
        </table:table-row>
        <table:table-row>
          <table:table-cell table:style-name="MailMergeTable2017-05-11T15_3a_56_3a_20Z89.A2" office:value-type="string">
            <text:p text:style-name="P3">Ano de início:</text:p>
          </table:table-cell>
          <table:table-cell table:style-name="MailMergeTable2017-05-11T15_3a_56_3a_20Z89.A2" office:value-type="string">
            <text:p text:style-name="P6">2010</text:p>
          </table:table-cell>
          <table:table-cell table:style-name="MailMergeTable2017-05-11T15_3a_56_3a_20Z89.A2" office:value-type="string">
            <text:p text:style-name="P3">Atual?</text:p>
          </table:table-cell>
          <table:table-cell table:style-name="MailMergeTable2017-05-11T15_3a_56_3a_20Z89.A2" office:value-type="string">
            <text:p text:style-name="P6"><text:span text:style-name="T1"><text:s/></text:span>SI</text:p>
          </table:table-cell>
        </table:table-row>
        <table:table-row>
          <table:table-cell table:style-name="MailMergeTable2017-05-11T15_3a_56_3a_20Z89.A3" table:number-columns-spanned="4" office:value-type="string">
            <text:p text:style-name="P9">Ementa da Capacitação</text:p>
          </table:table-cell>
          <table:covered-table-cell/>
          <table:covered-table-cell/>
          <table:covered-table-cell/>
        </table:table-row>
        <table:table-row>
          <table:table-cell table:style-name="MailMergeTable2017-05-11T15_3a_56_3a_20Z89.A3" table:number-columns-spanned="4" office:value-type="string">
            <text:p text:style-name="P16"><text:s/>A) CONCEPTOS BÁSICOS EN ADICCIONES, B) CONSEJERÍA EN ADICCIONES, C) LA FAMILIA DEL USUARIO DE SUSTANCIAS Y EL PROMOTOR, D) CANALIZACIÓN A PROGRAMAS, UNIDADES O CENTROS DE TRATAMIENTO DE ADICCIONES.</text:p>
          </table:table-cell>
          <table:covered-table-cell/>
          <table:covered-table-cell/>
          <table:covered-table-cell/>
        </table:table-row>
        <table:table-row>
          <table:table-cell table:style-name="MailMergeTable2017-05-11T15_3a_56_3a_20Z89.A10" table:number-columns-spanned="4" office:value-type="string">
            <text:p text:style-name="P10">Contato</text:p>
          </table:table-cell>
          <table:covered-table-cell/>
          <table:covered-table-cell/>
          <table:covered-table-cell/>
        </table:table-row>
        <table:table-row>
          <table:table-cell table:style-name="MailMergeTable2017-05-11T15_3a_56_3a_20Z89.A11" table:number-columns-spanned="2" office:value-type="string">
            <text:p text:style-name="P3">Email:</text:p>
          </table:table-cell>
          <table:covered-table-cell/>
          <table:table-cell table:style-name="MailMergeTable2017-05-11T15_3a_56_3a_20Z89.A11" table:number-columns-spanned="2" office:value-type="string">
            <text:p text:style-name="P5">CAPAMTH@HOTMAIL.COM</text:p>
          </table:table-cell>
          <table:covered-table-cell/>
        </table:table-row>
        <table:table-row>
          <table:table-cell table:style-name="MailMergeTable2017-05-11T15_3a_56_3a_20Z89.A2" table:number-columns-spanned="2" office:value-type="string">
            <text:p text:style-name="P3">Telefone:</text:p>
          </table:table-cell>
          <table:covered-table-cell/>
          <table:table-cell table:style-name="MailMergeTable2017-05-11T15_3a_56_3a_20Z89.A2" table:number-columns-spanned="2" office:value-type="string">
            <text:p text:style-name="P5">4881112091</text:p>
          </table:table-cell>
          <table:covered-table-cell/>
        </table:table-row>
      </table:table>
      <text:h text:style-name="P22" text:outline-level="1"/>
      <text:h text:style-name="P20" text:outline-level="1"/>
      <table:table table:name="MailMergeTable2017-05-11T15:56:20Z90" table:style-name="MailMergeTable2017-05-11T15_3a_56_3a_20Z90">
        <table:table-column table:style-name="MailMergeTable2017-05-11T15_3a_56_3a_20Z90.A"/>
        <table:table-column table:style-name="MailMergeTable2017-05-11T15_3a_56_3a_20Z90.B"/>
        <table:table-column table:style-name="MailMergeTable2017-05-11T15_3a_56_3a_20Z90.A"/>
        <table:table-column table:style-name="MailMergeTable2017-05-11T15_3a_56_3a_20Z90.D"/>
        <table:table-row>
          <table:table-cell table:style-name="MailMergeTable2017-05-11T15_3a_56_3a_20Z90.A1" table:number-columns-spanned="4" office:value-type="string">
            <text:p text:style-name="P10">Nome do Centro</text:p>
          </table:table-cell>
          <table:covered-table-cell/>
          <table:covered-table-cell/>
          <table:covered-table-cell/>
        </table:table-row>
        <table:table-row>
          <table:table-cell table:style-name="MailMergeTable2017-05-11T15_3a_56_3a_20Z90.A2" table:number-columns-spanned="4" office:value-type="string">
            <text:h text:style-name="P21" text:outline-level="1"><text:bookmark-start text:name="__RefHeading___Toc17156_3576474230"/><text:s/>UNIDAD DE ESPECIALIDAD MEDICA, CENTRO DE ATENCIÓN PRIMARIA EN ADICCIONES<text:bookmark-end text:name="__RefHeading___Toc17156_3576474230"/></text:h>
          </table:table-cell>
          <table:covered-table-cell/>
          <table:covered-table-cell/>
          <table:covered-table-cell/>
        </table:table-row>
        <table:table-row>
          <table:table-cell table:style-name="MailMergeTable2017-05-11T15_3a_56_3a_20Z90.A3" table:number-columns-spanned="4" office:value-type="string">
            <text:p text:style-name="P8">Descrição do(s) curso(s)</text:p>
          </table:table-cell>
          <table:covered-table-cell/>
          <table:covered-table-cell/>
          <table:covered-table-cell/>
        </table:table-row>
        <table:table-row>
          <table:table-cell table:style-name="MailMergeTable2017-05-11T15_3a_56_3a_20Z90.A2" table:number-columns-spanned="4" office:value-type="string">
            <text:h text:style-name="P24" text:outline-level="2"><text:bookmark-start text:name="__RefHeading___Toc17158_3576474230"/><text:s/>CONSEJERÍA BREVE <text:bookmark-end text:name="__RefHeading___Toc17158_3576474230"/></text:h>
          </table:table-cell>
          <table:covered-table-cell/>
          <table:covered-table-cell/>
          <table:covered-table-cell/>
        </table:table-row>
        <table:table-row>
          <table:table-cell table:style-name="MailMergeTable2017-05-11T15_3a_56_3a_20Z90.A5" office:value-type="string">
            <text:p text:style-name="P2">Modalidade do curso:</text:p>
          </table:table-cell>
          <table:table-cell table:style-name="MailMergeTable2017-05-11T15_3a_56_3a_20Z90.A5" office:value-type="string">
            <text:p text:style-name="P6">PRESENCIAL,</text:p>
          </table:table-cell>
          <table:table-cell table:style-name="MailMergeTable2017-05-11T15_3a_56_3a_20Z90.A5" office:value-type="string">
            <text:p text:style-name="P2">País:</text:p>
          </table:table-cell>
          <table:table-cell table:style-name="MailMergeTable2017-05-11T15_3a_56_3a_20Z90.A5" office:value-type="string">
            <text:p text:style-name="P4"><text:s/>MÉXICO </text:p>
          </table:table-cell>
        </table:table-row>
        <table:table-row>
          <table:table-cell table:style-name="MailMergeTable2017-05-11T15_3a_56_3a_20Z90.A3" office:value-type="string">
            <text:p text:style-name="P2">Carga horária:</text:p>
          </table:table-cell>
          <table:table-cell table:style-name="MailMergeTable2017-05-11T15_3a_56_3a_20Z90.A3" office:value-type="string">
            <text:p text:style-name="P4">8</text:p>
          </table:table-cell>
          <table:table-cell table:style-name="MailMergeTable2017-05-11T15_3a_56_3a_20Z90.A3" office:value-type="string">
            <text:p text:style-name="P2">Certificação?</text:p>
          </table:table-cell>
          <table:table-cell table:style-name="MailMergeTable2017-05-11T15_3a_56_3a_20Z90.A3" office:value-type="string">
            <text:p text:style-name="P6"><text:span text:style-name="T1"><text:s/></text:span>SI</text:p>
          </table:table-cell>
        </table:table-row>
        <table:table-row>
          <table:table-cell table:style-name="MailMergeTable2017-05-11T15_3a_56_3a_20Z90.A2" office:value-type="string">
            <text:p text:style-name="P3">Ano de início:</text:p>
          </table:table-cell>
          <table:table-cell table:style-name="MailMergeTable2017-05-11T15_3a_56_3a_20Z90.A2" office:value-type="string">
            <text:p text:style-name="P6">2008</text:p>
          </table:table-cell>
          <table:table-cell table:style-name="MailMergeTable2017-05-11T15_3a_56_3a_20Z90.A2" office:value-type="string">
            <text:p text:style-name="P3">Atual?</text:p>
          </table:table-cell>
          <table:table-cell table:style-name="MailMergeTable2017-05-11T15_3a_56_3a_20Z90.A2" office:value-type="string">
            <text:p text:style-name="P6"><text:span text:style-name="T1"><text:s/></text:span>SI</text:p>
          </table:table-cell>
        </table:table-row>
        <table:table-row>
          <table:table-cell table:style-name="MailMergeTable2017-05-11T15_3a_56_3a_20Z90.A3" table:number-columns-spanned="4" office:value-type="string">
            <text:p text:style-name="P9">Ementa da Capacitação</text:p>
          </table:table-cell>
          <table:covered-table-cell/>
          <table:covered-table-cell/>
          <table:covered-table-cell/>
        </table:table-row>
        <table:table-row>
          <table:table-cell table:style-name="MailMergeTable2017-05-11T15_3a_56_3a_20Z90.A3" table:number-columns-spanned="4" office:value-type="string">
            <text:p text:style-name="P16"><text:s/>- INTRODUCCIÓN<text:line-break/>-FACTORES PROTECTORES Y DE RIESGO AL CONSUMO<text:line-break/>-CAUSAS DE CONSUMO<text:line-break/>- TIPOS DE PREVENCIÓN<text:line-break/>- MÉTODO IDEAS (INDAGAR, DIALOGAR, ESTABLECER METAS, ACOMPAÑA Y SEGUIMIENTO)</text:p>
          </table:table-cell>
          <table:covered-table-cell/>
          <table:covered-table-cell/>
          <table:covered-table-cell/>
        </table:table-row>
        <table:table-row>
          <table:table-cell table:style-name="MailMergeTable2017-05-11T15_3a_56_3a_20Z90.A10" table:number-columns-spanned="4" office:value-type="string">
            <text:p text:style-name="P10">Contato</text:p>
          </table:table-cell>
          <table:covered-table-cell/>
          <table:covered-table-cell/>
          <table:covered-table-cell/>
        </table:table-row>
        <table:table-row>
          <table:table-cell table:style-name="MailMergeTable2017-05-11T15_3a_56_3a_20Z90.A11" table:number-columns-spanned="2" office:value-type="string">
            <text:p text:style-name="P3">Email:</text:p>
          </table:table-cell>
          <table:covered-table-cell/>
          <table:table-cell table:style-name="MailMergeTable2017-05-11T15_3a_56_3a_20Z90.A11" table:number-columns-spanned="2" office:value-type="string">
            <text:p text:style-name="P5">NUEVAVIDAPALENQUE@HOTMAIL.COM</text:p>
          </table:table-cell>
          <table:covered-table-cell/>
        </table:table-row>
        <table:table-row>
          <table:table-cell table:style-name="MailMergeTable2017-05-11T15_3a_56_3a_20Z90.A2" table:number-columns-spanned="2" office:value-type="string">
            <text:p text:style-name="P3">Telefone:</text:p>
          </table:table-cell>
          <table:covered-table-cell/>
          <table:table-cell table:style-name="MailMergeTable2017-05-11T15_3a_56_3a_20Z90.A2" table:number-columns-spanned="2" office:value-type="string">
            <text:p text:style-name="P5">9161086412</text:p>
          </table:table-cell>
          <table:covered-table-cell/>
        </table:table-row>
      </table:table>
      <text:h text:style-name="P22" text:outline-level="1"/>
      <text:h text:style-name="P20" text:outline-level="1"/>
      <table:table table:name="MailMergeTable2017-05-11T15:56:20Z91" table:style-name="MailMergeTable2017-05-11T15_3a_56_3a_20Z91">
        <table:table-column table:style-name="MailMergeTable2017-05-11T15_3a_56_3a_20Z91.A"/>
        <table:table-column table:style-name="MailMergeTable2017-05-11T15_3a_56_3a_20Z91.B"/>
        <table:table-column table:style-name="MailMergeTable2017-05-11T15_3a_56_3a_20Z91.A"/>
        <table:table-column table:style-name="MailMergeTable2017-05-11T15_3a_56_3a_20Z91.D"/>
        <table:table-row>
          <table:table-cell table:style-name="MailMergeTable2017-05-11T15_3a_56_3a_20Z91.A1" table:number-columns-spanned="4" office:value-type="string">
            <text:p text:style-name="P10">Nome do Centro</text:p>
          </table:table-cell>
          <table:covered-table-cell/>
          <table:covered-table-cell/>
          <table:covered-table-cell/>
        </table:table-row>
        <table:table-row>
          <table:table-cell table:style-name="MailMergeTable2017-05-11T15_3a_56_3a_20Z91.A2" table:number-columns-spanned="4" office:value-type="string">
            <text:h text:style-name="P21" text:outline-level="1"><text:bookmark-start text:name="__RefHeading___Toc17160_3576474230"/><text:s/>UNIFESP - DEPARTAMENTO DE PSICOBIOLOGIA - DIMESAD/UDED<text:bookmark-end text:name="__RefHeading___Toc17160_3576474230"/></text:h>
          </table:table-cell>
          <table:covered-table-cell/>
          <table:covered-table-cell/>
          <table:covered-table-cell/>
        </table:table-row>
        <table:table-row>
          <table:table-cell table:style-name="MailMergeTable2017-05-11T15_3a_56_3a_20Z91.A3" table:number-columns-spanned="4" office:value-type="string">
            <text:p text:style-name="P8">Descrição do(s) curso(s)</text:p>
          </table:table-cell>
          <table:covered-table-cell/>
          <table:covered-table-cell/>
          <table:covered-table-cell/>
        </table:table-row>
        <table:table-row>
          <table:table-cell table:style-name="MailMergeTable2017-05-11T15_3a_56_3a_20Z91.A2" table:number-columns-spanned="4" office:value-type="string">
            <text:h text:style-name="P24" text:outline-level="2"><text:bookmark-start text:name="__RefHeading___Toc17162_3576474230"/><text:s/>CURSO SUPERA - SISTEMA PARA DETECÇÃO E USO ABUSIVO E DEPENDÊNCIA DE SUBSTÂNCIAS PSICOATIVAS: ENCAMINHAMENTO, INTERVENÇÃO BREVE, REINSERÇÃO SOCIAL E ACOMPANHAMENTO<text:bookmark-end text:name="__RefHeading___Toc17162_3576474230"/></text:h>
          </table:table-cell>
          <table:covered-table-cell/>
          <table:covered-table-cell/>
          <table:covered-table-cell/>
        </table:table-row>
        <table:table-row>
          <table:table-cell table:style-name="MailMergeTable2017-05-11T15_3a_56_3a_20Z91.A5" office:value-type="string">
            <text:p text:style-name="P2">Modalidade do curso:</text:p>
          </table:table-cell>
          <table:table-cell table:style-name="MailMergeTable2017-05-11T15_3a_56_3a_20Z91.A5" office:value-type="string">
            <text:p text:style-name="P6">A DISTANCIA,</text:p>
          </table:table-cell>
          <table:table-cell table:style-name="MailMergeTable2017-05-11T15_3a_56_3a_20Z91.A5" office:value-type="string">
            <text:p text:style-name="P2">País:</text:p>
          </table:table-cell>
          <table:table-cell table:style-name="MailMergeTable2017-05-11T15_3a_56_3a_20Z91.A5" office:value-type="string">
            <text:p text:style-name="P4"><text:s/>BRASIL </text:p>
          </table:table-cell>
        </table:table-row>
        <table:table-row>
          <table:table-cell table:style-name="MailMergeTable2017-05-11T15_3a_56_3a_20Z91.A3" office:value-type="string">
            <text:p text:style-name="P2">Carga horária:</text:p>
          </table:table-cell>
          <table:table-cell table:style-name="MailMergeTable2017-05-11T15_3a_56_3a_20Z91.A3" office:value-type="string">
            <text:p text:style-name="P4">150</text:p>
          </table:table-cell>
          <table:table-cell table:style-name="MailMergeTable2017-05-11T15_3a_56_3a_20Z91.A3" office:value-type="string">
            <text:p text:style-name="P2">Certificação?</text:p>
          </table:table-cell>
          <table:table-cell table:style-name="MailMergeTable2017-05-11T15_3a_56_3a_20Z91.A3" office:value-type="string">
            <text:p text:style-name="P6"><text:span text:style-name="T1"><text:s/></text:span>SI</text:p>
          </table:table-cell>
        </table:table-row>
        <table:table-row>
          <table:table-cell table:style-name="MailMergeTable2017-05-11T15_3a_56_3a_20Z91.A2" office:value-type="string">
            <text:p text:style-name="P3">Ano de início:</text:p>
          </table:table-cell>
          <table:table-cell table:style-name="MailMergeTable2017-05-11T15_3a_56_3a_20Z91.A2" office:value-type="string">
            <text:p text:style-name="P6">2016</text:p>
          </table:table-cell>
          <table:table-cell table:style-name="MailMergeTable2017-05-11T15_3a_56_3a_20Z91.A2" office:value-type="string">
            <text:p text:style-name="P3">Atual?</text:p>
          </table:table-cell>
          <table:table-cell table:style-name="MailMergeTable2017-05-11T15_3a_56_3a_20Z91.A2" office:value-type="string">
            <text:p text:style-name="P6"><text:span text:style-name="T1"><text:s/></text:span>SI</text:p>
          </table:table-cell>
        </table:table-row>
        <table:table-row>
          <table:table-cell table:style-name="MailMergeTable2017-05-11T15_3a_56_3a_20Z91.A3" table:number-columns-spanned="4" office:value-type="string">
            <text:p text:style-name="P9">Ementa da Capacitação</text:p>
          </table:table-cell>
          <table:covered-table-cell/>
          <table:covered-table-cell/>
          <table:covered-table-cell/>
        </table:table-row>
        <table:table-row>
          <table:table-cell table:style-name="MailMergeTable2017-05-11T15_3a_56_3a_20Z91.A3" table:number-columns-spanned="4" office:value-type="string">
            <text:p text:style-name="P16"><text:s/>HTTPS://WWW.SUPERA.SENAD.GOV.BR/MATERIAL/</text:p>
          </table:table-cell>
          <table:covered-table-cell/>
          <table:covered-table-cell/>
          <table:covered-table-cell/>
        </table:table-row>
        <table:table-row>
          <table:table-cell table:style-name="MailMergeTable2017-05-11T15_3a_56_3a_20Z91.A10" table:number-columns-spanned="4" office:value-type="string">
            <text:p text:style-name="P10">Contato</text:p>
          </table:table-cell>
          <table:covered-table-cell/>
          <table:covered-table-cell/>
          <table:covered-table-cell/>
        </table:table-row>
        <table:table-row>
          <table:table-cell table:style-name="MailMergeTable2017-05-11T15_3a_56_3a_20Z91.A11" table:number-columns-spanned="2" office:value-type="string">
            <text:p text:style-name="P3">Email:</text:p>
          </table:table-cell>
          <table:covered-table-cell/>
          <table:table-cell table:style-name="MailMergeTable2017-05-11T15_3a_56_3a_20Z91.A11" table:number-columns-spanned="2" office:value-type="string">
            <text:p text:style-name="P5">KMSOARES@UNIFESP.BR</text:p>
          </table:table-cell>
          <table:covered-table-cell/>
        </table:table-row>
        <table:table-row>
          <table:table-cell table:style-name="MailMergeTable2017-05-11T15_3a_56_3a_20Z91.A2" table:number-columns-spanned="2" office:value-type="string">
            <text:p text:style-name="P3">Telefone:</text:p>
          </table:table-cell>
          <table:covered-table-cell/>
          <table:table-cell table:style-name="MailMergeTable2017-05-11T15_3a_56_3a_20Z91.A2" table:number-columns-spanned="2" office:value-type="string">
            <text:p text:style-name="P5">11995855600</text:p>
          </table:table-cell>
          <table:covered-table-cell/>
        </table:table-row>
      </table:table>
      <text:h text:style-name="P22" text:outline-level="1"/>
      <text:h text:style-name="P20" text:outline-level="1"/>
      <table:table table:name="MailMergeTable2017-05-11T15:56:20Z92" table:style-name="MailMergeTable2017-05-11T15_3a_56_3a_20Z92">
        <table:table-column table:style-name="MailMergeTable2017-05-11T15_3a_56_3a_20Z92.A"/>
        <table:table-column table:style-name="MailMergeTable2017-05-11T15_3a_56_3a_20Z92.B"/>
        <table:table-column table:style-name="MailMergeTable2017-05-11T15_3a_56_3a_20Z92.A"/>
        <table:table-column table:style-name="MailMergeTable2017-05-11T15_3a_56_3a_20Z92.D"/>
        <table:table-row>
          <table:table-cell table:style-name="MailMergeTable2017-05-11T15_3a_56_3a_20Z92.A1" table:number-columns-spanned="4" office:value-type="string">
            <text:p text:style-name="P10">Nome do Centro</text:p>
          </table:table-cell>
          <table:covered-table-cell/>
          <table:covered-table-cell/>
          <table:covered-table-cell/>
        </table:table-row>
        <table:table-row>
          <table:table-cell table:style-name="MailMergeTable2017-05-11T15_3a_56_3a_20Z92.A2" table:number-columns-spanned="4" office:value-type="string">
            <text:h text:style-name="P21" text:outline-level="1"><text:bookmark-start text:name="__RefHeading___Toc17164_3576474230"/><text:s/>UNIVERSIDAD AUTONOMA DE AGUASCALIENTES<text:bookmark-end text:name="__RefHeading___Toc17164_3576474230"/></text:h>
          </table:table-cell>
          <table:covered-table-cell/>
          <table:covered-table-cell/>
          <table:covered-table-cell/>
        </table:table-row>
        <table:table-row>
          <table:table-cell table:style-name="MailMergeTable2017-05-11T15_3a_56_3a_20Z92.A3" table:number-columns-spanned="4" office:value-type="string">
            <text:p text:style-name="P8">Descrição do(s) curso(s)</text:p>
          </table:table-cell>
          <table:covered-table-cell/>
          <table:covered-table-cell/>
          <table:covered-table-cell/>
        </table:table-row>
        <table:table-row>
          <table:table-cell table:style-name="MailMergeTable2017-05-11T15_3a_56_3a_20Z92.A2" table:number-columns-spanned="4" office:value-type="string">
            <text:h text:style-name="P24" text:outline-level="2"><text:bookmark-start text:name="__RefHeading___Toc17166_3576474230"/><text:s/>PROMOCIÓN DE LA SALUD Y PREVENCIÓN DEL COMPORTAMIENTO ADICTIVO<text:bookmark-end text:name="__RefHeading___Toc17166_3576474230"/></text:h>
          </table:table-cell>
          <table:covered-table-cell/>
          <table:covered-table-cell/>
          <table:covered-table-cell/>
        </table:table-row>
        <table:table-row>
          <table:table-cell table:style-name="MailMergeTable2017-05-11T15_3a_56_3a_20Z92.A5" office:value-type="string">
            <text:p text:style-name="P2">Modalidade do curso:</text:p>
          </table:table-cell>
          <table:table-cell table:style-name="MailMergeTable2017-05-11T15_3a_56_3a_20Z92.A5" office:value-type="string">
            <text:p text:style-name="P6">A DISTANCIA,</text:p>
          </table:table-cell>
          <table:table-cell table:style-name="MailMergeTable2017-05-11T15_3a_56_3a_20Z92.A5" office:value-type="string">
            <text:p text:style-name="P2">País:</text:p>
          </table:table-cell>
          <table:table-cell table:style-name="MailMergeTable2017-05-11T15_3a_56_3a_20Z92.A5" office:value-type="string">
            <text:p text:style-name="P4"><text:s/>MÉXICO </text:p>
          </table:table-cell>
        </table:table-row>
        <table:table-row>
          <table:table-cell table:style-name="MailMergeTable2017-05-11T15_3a_56_3a_20Z92.A3" office:value-type="string">
            <text:p text:style-name="P2">Carga horária:</text:p>
          </table:table-cell>
          <table:table-cell table:style-name="MailMergeTable2017-05-11T15_3a_56_3a_20Z92.A3" office:value-type="string">
            <text:p text:style-name="P4">200</text:p>
          </table:table-cell>
          <table:table-cell table:style-name="MailMergeTable2017-05-11T15_3a_56_3a_20Z92.A3" office:value-type="string">
            <text:p text:style-name="P2">Certificação?</text:p>
          </table:table-cell>
          <table:table-cell table:style-name="MailMergeTable2017-05-11T15_3a_56_3a_20Z92.A3" office:value-type="string">
            <text:p text:style-name="P6"><text:span text:style-name="T1"><text:s/></text:span>NO</text:p>
          </table:table-cell>
        </table:table-row>
        <table:table-row>
          <table:table-cell table:style-name="MailMergeTable2017-05-11T15_3a_56_3a_20Z92.A2" office:value-type="string">
            <text:p text:style-name="P3">Ano de início:</text:p>
          </table:table-cell>
          <table:table-cell table:style-name="MailMergeTable2017-05-11T15_3a_56_3a_20Z92.A2" office:value-type="string">
            <text:p text:style-name="P6">2011</text:p>
          </table:table-cell>
          <table:table-cell table:style-name="MailMergeTable2017-05-11T15_3a_56_3a_20Z92.A2" office:value-type="string">
            <text:p text:style-name="P3">Atual?</text:p>
          </table:table-cell>
          <table:table-cell table:style-name="MailMergeTable2017-05-11T15_3a_56_3a_20Z92.A2" office:value-type="string">
            <text:p text:style-name="P6"><text:span text:style-name="T1"><text:s/></text:span>NO</text:p>
          </table:table-cell>
        </table:table-row>
        <table:table-row>
          <table:table-cell table:style-name="MailMergeTable2017-05-11T15_3a_56_3a_20Z92.A3" table:number-columns-spanned="4" office:value-type="string">
            <text:p text:style-name="P9">Ementa da Capacitação</text:p>
          </table:table-cell>
          <table:covered-table-cell/>
          <table:covered-table-cell/>
          <table:covered-table-cell/>
        </table:table-row>
        <table:table-row>
          <table:table-cell table:style-name="MailMergeTable2017-05-11T15_3a_56_3a_20Z92.A3" table:number-columns-spanned="4" office:value-type="string">
            <text:p text:style-name="P16"><text:s/>BASES TEÓRICAS: TEORÍA DEL APRENDIZAJE SOCIAL, TEORÍAS CONDUCTUALES.<text:line-break/>FUNDAMENTOS BIOLÓGICOS DEL COMPORTAMIENTO ADICTIVO.<text:line-break/>PROGRAMAS DE INTERVENCIÓN BREVE PARA USUARIOS DE SUSTANCIAS.</text:p>
          </table:table-cell>
          <table:covered-table-cell/>
          <table:covered-table-cell/>
          <table:covered-table-cell/>
        </table:table-row>
        <table:table-row>
          <table:table-cell table:style-name="MailMergeTable2017-05-11T15_3a_56_3a_20Z92.A10" table:number-columns-spanned="4" office:value-type="string">
            <text:p text:style-name="P10">Contato</text:p>
          </table:table-cell>
          <table:covered-table-cell/>
          <table:covered-table-cell/>
          <table:covered-table-cell/>
        </table:table-row>
        <table:table-row>
          <table:table-cell table:style-name="MailMergeTable2017-05-11T15_3a_56_3a_20Z92.A11" table:number-columns-spanned="2" office:value-type="string">
            <text:p text:style-name="P3">Email:</text:p>
          </table:table-cell>
          <table:covered-table-cell/>
          <table:table-cell table:style-name="MailMergeTable2017-05-11T15_3a_56_3a_20Z92.A11" table:number-columns-spanned="2" office:value-type="string">
            <text:p text:style-name="P5">KIMARTIN@CORREO.UAA.MX</text:p>
          </table:table-cell>
          <table:covered-table-cell/>
        </table:table-row>
        <table:table-row>
          <table:table-cell table:style-name="MailMergeTable2017-05-11T15_3a_56_3a_20Z92.A2" table:number-columns-spanned="2" office:value-type="string">
            <text:p text:style-name="P3">Telefone:</text:p>
          </table:table-cell>
          <table:covered-table-cell/>
          <table:table-cell table:style-name="MailMergeTable2017-05-11T15_3a_56_3a_20Z92.A2" table:number-columns-spanned="2" office:value-type="string">
            <text:p text:style-name="P5">9107400</text:p>
          </table:table-cell>
          <table:covered-table-cell/>
        </table:table-row>
      </table:table>
      <text:h text:style-name="P22" text:outline-level="1"/>
      <text:h text:style-name="P20" text:outline-level="1"/>
      <table:table table:name="MailMergeTable2017-05-11T15:56:21Z93" table:style-name="MailMergeTable2017-05-11T15_3a_56_3a_21Z93">
        <table:table-column table:style-name="MailMergeTable2017-05-11T15_3a_56_3a_21Z93.A"/>
        <table:table-column table:style-name="MailMergeTable2017-05-11T15_3a_56_3a_21Z93.B"/>
        <table:table-column table:style-name="MailMergeTable2017-05-11T15_3a_56_3a_21Z93.A"/>
        <table:table-column table:style-name="MailMergeTable2017-05-11T15_3a_56_3a_21Z93.D"/>
        <table:table-row>
          <table:table-cell table:style-name="MailMergeTable2017-05-11T15_3a_56_3a_21Z93.A1" table:number-columns-spanned="4" office:value-type="string">
            <text:p text:style-name="P10">Nome do Centro</text:p>
          </table:table-cell>
          <table:covered-table-cell/>
          <table:covered-table-cell/>
          <table:covered-table-cell/>
        </table:table-row>
        <table:table-row>
          <table:table-cell table:style-name="MailMergeTable2017-05-11T15_3a_56_3a_21Z93.A2" table:number-columns-spanned="4" office:value-type="string">
            <text:h text:style-name="P21" text:outline-level="1"><text:bookmark-start text:name="__RefHeading___Toc17168_3576474230"/>UNIVERSIDAD DEL VALLE DE MÉXICO, S.L.P.<text:bookmark-end text:name="__RefHeading___Toc17168_3576474230"/></text:h>
          </table:table-cell>
          <table:covered-table-cell/>
          <table:covered-table-cell/>
          <table:covered-table-cell/>
        </table:table-row>
        <table:table-row>
          <table:table-cell table:style-name="MailMergeTable2017-05-11T15_3a_56_3a_21Z93.A3" table:number-columns-spanned="4" office:value-type="string">
            <text:p text:style-name="P8">Descrição do(s) curso(s)</text:p>
          </table:table-cell>
          <table:covered-table-cell/>
          <table:covered-table-cell/>
          <table:covered-table-cell/>
        </table:table-row>
        <table:table-row>
          <table:table-cell table:style-name="MailMergeTable2017-05-11T15_3a_56_3a_21Z93.A2" table:number-columns-spanned="4" office:value-type="string">
            <text:h text:style-name="P24" text:outline-level="2"><text:bookmark-start text:name="__RefHeading___Toc17170_3576474230"/><text:s/>MATERIA.- INTERVENCIÓN EN ADICCIONES Y TRASTORNOS DE LA ALIMENTACIÓN<text:bookmark-end text:name="__RefHeading___Toc17170_3576474230"/></text:h>
          </table:table-cell>
          <table:covered-table-cell/>
          <table:covered-table-cell/>
          <table:covered-table-cell/>
        </table:table-row>
        <table:table-row>
          <table:table-cell table:style-name="MailMergeTable2017-05-11T15_3a_56_3a_21Z93.A5" office:value-type="string">
            <text:p text:style-name="P2">Modalidade do curso:</text:p>
          </table:table-cell>
          <table:table-cell table:style-name="MailMergeTable2017-05-11T15_3a_56_3a_21Z93.A5" office:value-type="string">
            <text:p text:style-name="P6">PRESENCIAL,</text:p>
          </table:table-cell>
          <table:table-cell table:style-name="MailMergeTable2017-05-11T15_3a_56_3a_21Z93.A5" office:value-type="string">
            <text:p text:style-name="P2">País:</text:p>
          </table:table-cell>
          <table:table-cell table:style-name="MailMergeTable2017-05-11T15_3a_56_3a_21Z93.A5" office:value-type="string">
            <text:p text:style-name="P4"><text:s/>MÉXICO </text:p>
          </table:table-cell>
        </table:table-row>
        <table:table-row>
          <table:table-cell table:style-name="MailMergeTable2017-05-11T15_3a_56_3a_21Z93.A3" office:value-type="string">
            <text:p text:style-name="P2">Carga horária:</text:p>
          </table:table-cell>
          <table:table-cell table:style-name="MailMergeTable2017-05-11T15_3a_56_3a_21Z93.A3" office:value-type="string">
            <text:p text:style-name="P4">90</text:p>
          </table:table-cell>
          <table:table-cell table:style-name="MailMergeTable2017-05-11T15_3a_56_3a_21Z93.A3" office:value-type="string">
            <text:p text:style-name="P2">Certificação?</text:p>
          </table:table-cell>
          <table:table-cell table:style-name="MailMergeTable2017-05-11T15_3a_56_3a_21Z93.A3" office:value-type="string">
            <text:p text:style-name="P6"><text:span text:style-name="T1"><text:s/></text:span>SI</text:p>
          </table:table-cell>
        </table:table-row>
        <table:table-row>
          <table:table-cell table:style-name="MailMergeTable2017-05-11T15_3a_56_3a_21Z93.A2" office:value-type="string">
            <text:p text:style-name="P3">Ano de início:</text:p>
          </table:table-cell>
          <table:table-cell table:style-name="MailMergeTable2017-05-11T15_3a_56_3a_21Z93.A2" office:value-type="string">
            <text:p text:style-name="P6">2015</text:p>
          </table:table-cell>
          <table:table-cell table:style-name="MailMergeTable2017-05-11T15_3a_56_3a_21Z93.A2" office:value-type="string">
            <text:p text:style-name="P3">Atual?</text:p>
          </table:table-cell>
          <table:table-cell table:style-name="MailMergeTable2017-05-11T15_3a_56_3a_21Z93.A2" office:value-type="string">
            <text:p text:style-name="P6"><text:span text:style-name="T1"><text:s/></text:span>SI</text:p>
          </table:table-cell>
        </table:table-row>
        <table:table-row>
          <table:table-cell table:style-name="MailMergeTable2017-05-11T15_3a_56_3a_21Z93.A3" table:number-columns-spanned="4" office:value-type="string">
            <text:p text:style-name="P9">Ementa da Capacitação</text:p>
          </table:table-cell>
          <table:covered-table-cell/>
          <table:covered-table-cell/>
          <table:covered-table-cell/>
        </table:table-row>
        <table:table-row>
          <table:table-cell table:style-name="MailMergeTable2017-05-11T15_3a_56_3a_21Z93.A3" table:number-columns-spanned="4" office:value-type="string">
            <text:p text:style-name="P16">PRINCIPIOS BÁSICOS DEL COMPORTAMIENTO ADICTIVO<text:line-break/>DETECCIÓN, ORIENTACIÓN Y CONSEJERÍA<text:line-break/>INTERVENCIÓN BREVE</text:p>
          </table:table-cell>
          <table:covered-table-cell/>
          <table:covered-table-cell/>
          <table:covered-table-cell/>
        </table:table-row>
        <table:table-row>
          <table:table-cell table:style-name="MailMergeTable2017-05-11T15_3a_56_3a_21Z93.A10" table:number-columns-spanned="4" office:value-type="string">
            <text:p text:style-name="P10">Contato</text:p>
          </table:table-cell>
          <table:covered-table-cell/>
          <table:covered-table-cell/>
          <table:covered-table-cell/>
        </table:table-row>
        <table:table-row>
          <table:table-cell table:style-name="MailMergeTable2017-05-11T15_3a_56_3a_21Z93.A11" table:number-columns-spanned="2" office:value-type="string">
            <text:p text:style-name="P3">Email:</text:p>
          </table:table-cell>
          <table:covered-table-cell/>
          <table:table-cell table:style-name="MailMergeTable2017-05-11T15_3a_56_3a_21Z93.A11" table:number-columns-spanned="2" office:value-type="string">
            <text:p text:style-name="P5">CAPA-SALINAS@LIVE.COM.MX</text:p>
          </table:table-cell>
          <table:covered-table-cell/>
        </table:table-row>
        <table:table-row>
          <table:table-cell table:style-name="MailMergeTable2017-05-11T15_3a_56_3a_21Z93.A2" table:number-columns-spanned="2" office:value-type="string">
            <text:p text:style-name="P3">Telefone:</text:p>
          </table:table-cell>
          <table:covered-table-cell/>
          <table:table-cell table:style-name="MailMergeTable2017-05-11T15_3a_56_3a_21Z93.A2" table:number-columns-spanned="2" office:value-type="string">
            <text:p text:style-name="P5">4448362863</text:p>
          </table:table-cell>
          <table:covered-table-cell/>
        </table:table-row>
      </table:table>
      <text:h text:style-name="P22" text:outline-level="1"/>
      <text:h text:style-name="P20" text:outline-level="1"/>
      <table:table table:name="MailMergeTable2017-05-11T15:56:21Z94" table:style-name="MailMergeTable2017-05-11T15_3a_56_3a_21Z94">
        <table:table-column table:style-name="MailMergeTable2017-05-11T15_3a_56_3a_21Z94.A"/>
        <table:table-column table:style-name="MailMergeTable2017-05-11T15_3a_56_3a_21Z94.B"/>
        <table:table-column table:style-name="MailMergeTable2017-05-11T15_3a_56_3a_21Z94.A"/>
        <table:table-column table:style-name="MailMergeTable2017-05-11T15_3a_56_3a_21Z94.D"/>
        <table:table-row>
          <table:table-cell table:style-name="MailMergeTable2017-05-11T15_3a_56_3a_21Z94.A1" table:number-columns-spanned="4" office:value-type="string">
            <text:p text:style-name="P10">Nome do Centro</text:p>
          </table:table-cell>
          <table:covered-table-cell/>
          <table:covered-table-cell/>
          <table:covered-table-cell/>
        </table:table-row>
        <table:table-row>
          <table:table-cell table:style-name="MailMergeTable2017-05-11T15_3a_56_3a_21Z94.A2" table:number-columns-spanned="4" office:value-type="string">
            <text:h text:style-name="P21" text:outline-level="1"><text:bookmark-start text:name="__RefHeading___Toc17172_3576474230"/>UNIVERSIDADE FEDERAL DE SANTA CATARINA, POR MEIO DO NÚCLEO MULTIPROJETOS DE TECNOLOGIA EDUCACIONAL - NUTE-UFSC, EM PARCERIA COM MINISTÉRIO DA JUSTIÇA E CIDADANIA E SECRETARIA NACIONAL DE POLÍTICAS SOBRE DROGAS (SENAD-MJC), PARA DESENVOLVER O PORTAL ABERTA - ABERTA.SENAD.GOV.BR<text:bookmark-end text:name="__RefHeading___Toc17172_3576474230"/></text:h>
          </table:table-cell>
          <table:covered-table-cell/>
          <table:covered-table-cell/>
          <table:covered-table-cell/>
        </table:table-row>
        <table:table-row>
          <table:table-cell table:style-name="MailMergeTable2017-05-11T15_3a_56_3a_21Z94.A3" table:number-columns-spanned="4" office:value-type="string">
            <text:p text:style-name="P8">Descrição do(s) curso(s)</text:p>
          </table:table-cell>
          <table:covered-table-cell/>
          <table:covered-table-cell/>
          <table:covered-table-cell/>
        </table:table-row>
        <table:table-row>
          <table:table-cell table:style-name="MailMergeTable2017-05-11T15_3a_56_3a_21Z94.A2" table:number-columns-spanned="4" office:value-type="string">
            <text:h text:style-name="P24" text:outline-level="2"><text:bookmark-start text:name="__RefHeading___Toc17174_3576474230"/>ENQUANTO NUTE, REALIZAMOS AS 3 ÚLTIMAS EDIÇÕES DO CURSO DE PREVENÇÃO DOS PROBLEMAS RELACIONADOS AO USO DE DROGAS - CAPACITAÇÃO PARA CONSELHEIROS E LIDERANÇAS COMUNITÁRIAS (5ª, 6ª E 7ª EDIÇÕES). ATUALMENTE ESTAMOS DESENVOLVENDO O "ABERTA: PORTAL DE FORMAÇÃO A DISTÂNCIA - SUJEITOS, CONTEXTOS E DROGAS. (ABERTA.SENAD.GOV.BR)<text:line-break/><text:line-break/><text:bookmark-end text:name="__RefHeading___Toc17174_3576474230"/></text:h>
          </table:table-cell>
          <table:covered-table-cell/>
          <table:covered-table-cell/>
          <table:covered-table-cell/>
        </table:table-row>
        <table:table-row>
          <table:table-cell table:style-name="MailMergeTable2017-05-11T15_3a_56_3a_21Z94.A5" office:value-type="string">
            <text:p text:style-name="P2">Modalidade do curso:</text:p>
          </table:table-cell>
          <table:table-cell table:style-name="MailMergeTable2017-05-11T15_3a_56_3a_21Z94.A5" office:value-type="string">
            <text:p text:style-name="P6">A DISTANCIA,</text:p>
          </table:table-cell>
          <table:table-cell table:style-name="MailMergeTable2017-05-11T15_3a_56_3a_21Z94.A5" office:value-type="string">
            <text:p text:style-name="P2">País:</text:p>
          </table:table-cell>
          <table:table-cell table:style-name="MailMergeTable2017-05-11T15_3a_56_3a_21Z94.A5" office:value-type="string">
            <text:p text:style-name="P4"><text:s/>BRASIL </text:p>
          </table:table-cell>
        </table:table-row>
        <table:table-row>
          <table:table-cell table:style-name="MailMergeTable2017-05-11T15_3a_56_3a_21Z94.A3" office:value-type="string">
            <text:p text:style-name="P2">Carga horária:</text:p>
          </table:table-cell>
          <table:table-cell table:style-name="MailMergeTable2017-05-11T15_3a_56_3a_21Z94.A3" office:value-type="string">
            <text:p text:style-name="P4">1500</text:p>
          </table:table-cell>
          <table:table-cell table:style-name="MailMergeTable2017-05-11T15_3a_56_3a_21Z94.A3" office:value-type="string">
            <text:p text:style-name="P2">Certificação?</text:p>
          </table:table-cell>
          <table:table-cell table:style-name="MailMergeTable2017-05-11T15_3a_56_3a_21Z94.A3" office:value-type="string">
            <text:p text:style-name="P6"><text:span text:style-name="T1"><text:s/></text:span>SI</text:p>
          </table:table-cell>
        </table:table-row>
        <table:table-row>
          <table:table-cell table:style-name="MailMergeTable2017-05-11T15_3a_56_3a_21Z94.A2" office:value-type="string">
            <text:p text:style-name="P3">Ano de início:</text:p>
          </table:table-cell>
          <table:table-cell table:style-name="MailMergeTable2017-05-11T15_3a_56_3a_21Z94.A2" office:value-type="string">
            <text:p text:style-name="P6">2016</text:p>
          </table:table-cell>
          <table:table-cell table:style-name="MailMergeTable2017-05-11T15_3a_56_3a_21Z94.A2" office:value-type="string">
            <text:p text:style-name="P3">Atual?</text:p>
          </table:table-cell>
          <table:table-cell table:style-name="MailMergeTable2017-05-11T15_3a_56_3a_21Z94.A2" office:value-type="string">
            <text:p text:style-name="P6"><text:span text:style-name="T1"><text:s/></text:span>SI</text:p>
          </table:table-cell>
        </table:table-row>
        <table:table-row>
          <table:table-cell table:style-name="MailMergeTable2017-05-11T15_3a_56_3a_21Z94.A3" table:number-columns-spanned="4" office:value-type="string">
            <text:p text:style-name="P9">Ementa da Capacitação</text:p>
          </table:table-cell>
          <table:covered-table-cell/>
          <table:covered-table-cell/>
          <table:covered-table-cell/>
        </table:table-row>
        <table:table-row>
          <table:table-cell table:style-name="MailMergeTable2017-05-11T15_3a_56_3a_21Z94.A3" table:number-columns-spanned="4" office:value-type="string">
            <text:p text:style-name="P16"><text:s/>SÃO DIVERSOS MÓDULOS, CADA UM COM TEMPOS DE ESTUDO DIFERENTES. AS TEMÁTICAS ESTÃO DIVIDAS POR EIXOS:<text:line-break/>1. <text:s/>EIXO FUNDAMENTOS E POLÍTICAS: PARTE-SE DA COMPREENSÃO DA MULTIDETERMINAÇÃO DO FENÔMENO DO USO DE DROGAS, IMPLICANDO A RELAÇÃO ENTRE OS SEUS TRÊS ELEMENTOS CENTRAIS: OS SUJEITOS, OS CONTEXTOS E AS DROGAS. PARA TANTO, É NECESSÁRIO ESMIUÇÁ-LOS EM SEUS MAIS DIFERENTES DETALHES, BUSCANDO UMA VISÃO ABRANGENTE DO FENÔMENO.<text:line-break/>ESSE EIXO TAMBÉM DEVERÁ DESCREVER E DEBATER AS PRINCIPAIS POLÍTICAS PÚBLICAS NO CAMPO DE ÁLCOOL E OUTRAS DROGAS NO BRASIL E NO MUNDO, PARTINDO DOS MARCOS LEGAIS INTERNACIONAIS. DEVERÃO SER DISCUTIDAS A HISTÓRIA DAS LEGISLAÇÕES SOBRE DROGAS NO BRASIL, APROFUNDANDO AS LEGISLAÇÕES ATUAIS. TAMBÉM DEVERÃO SER ABORDADAS AS RELAÇÕES INTERSETORIAIS COM AS SEGUINTES ÁREAS: SAÚDE, EDUCAÇÃO, ASSISTÊNCIA SOCIAL, SEGURANÇA, CULTURA, TRABALHO E DIREITOS HUMANOS. <text:line-break/>2. EIXO DAS PRÁTICAS: OS CONCEITOS FUNDAMENTAIS E AS POLÍTICAS EMBASAM DIFERENTES PRÁTICAS RELACIONADAS AO USO DE DROGAS.<text:line-break/>2.1 PRÁTICAS DE PROMOÇÃO DE SAÚDE E PREVENÇÃO AOS PROBLEMAS RELACIONADOS AO USO DE DROGAS: <text:s/>NESSE SUBEIXO SERÃO ABORDADAS AS AÇÕES QUE VISAM ATUAR SOBRE OS DETERMINANTES SOCIAIS DOS PROBLEMAS RELACIONADOS AO USO DE DROGAS, PROMOVENDO SAÚDE E CONSTRUINDO O PROTAGONISMO DE QUEM PARTICIPA DAS AÇÕES.<text:line-break/>2.2 PRÁTICAS DE CUIDADO E REINSERÇÃO SOCIAL DE USUÁRIOS COM PROBLEMAS CONSEQUENTES AO USO DE DROGAS: NESSE SUBEIXO, O TERMO “CUIDADO” REMETE AO SENTIDO SUBJETIVO DA EXPERIÊNCIA DO ADOECIMENTO, AOS MODELOS DE ATENÇÃO À SAÚDE DE USUÁRIOS DE SPA E, MAIS ESPECIFICAMENTE, À CLÍNICA AMPLIADA E <text:soft-page-break/>COMPARTILHADA, TAMBÉM CHAMADA CLÍNICA PSICOSSOCIAL. <text:line-break/>2.3 PRÁTICAS RELACIONADAS AOS OPERADORES DE DIREITO: AQUI, CONSIDERA-SE QUE O ACESSO À JUSTIÇA É PROMOTOR DE CIDADANIA E QUE O CONHECIMENTO SOBRE OS DIREITOS GARANTIDOS EM LEI É O PRIMEIRO PASSO PARA ESSE ACESSO.<text:line-break/>2.4 PRÁTICAS DE GESTÃO: VISA <text:s/>FOMENTAR, PRODUZIR E OFERECER ESTRATÉGIAS DE FORMAÇÃO AOS GESTORES DE POLÍTICAS PÚBLICAS, COORDENADORES DE SERVIÇOS, DE PROGRAMAS OU DE AÇÕES INTERSETORIAIS, QUE PODEM ENVOLVER ONGS OU ENTIDADES COMUNITÁRIAS. <text:line-break/>3. EIXO INSTRUMENTOS NO CAMPO AD: NESSE EIXO SERÃO DISPONIBILIZADO OS PASSOS NECESSÁRIOS PARA A FORMULAÇÃO DE PROJETOS DE PESQUISA E INTERVENÇÃO EM PREVENÇÃO E CUIDADO COM USUÁRIOS DE SUBSTÂNCIAS PSICOATIVAS.</text:p>
          </table:table-cell>
          <table:covered-table-cell/>
          <table:covered-table-cell/>
          <table:covered-table-cell/>
        </table:table-row>
        <table:table-row>
          <table:table-cell table:style-name="MailMergeTable2017-05-11T15_3a_56_3a_21Z94.A10" table:number-columns-spanned="4" office:value-type="string">
            <text:p text:style-name="P10">Contato</text:p>
          </table:table-cell>
          <table:covered-table-cell/>
          <table:covered-table-cell/>
          <table:covered-table-cell/>
        </table:table-row>
        <table:table-row>
          <table:table-cell table:style-name="MailMergeTable2017-05-11T15_3a_56_3a_21Z94.A11" table:number-columns-spanned="2" office:value-type="string">
            <text:p text:style-name="P3">Email:</text:p>
          </table:table-cell>
          <table:covered-table-cell/>
          <table:table-cell table:style-name="MailMergeTable2017-05-11T15_3a_56_3a_21Z94.A11" table:number-columns-spanned="2" office:value-type="string">
            <text:p text:style-name="P5">JAQUELINE.AVL@GMAIL.COM</text:p>
          </table:table-cell>
          <table:covered-table-cell/>
        </table:table-row>
        <table:table-row>
          <table:table-cell table:style-name="MailMergeTable2017-05-11T15_3a_56_3a_21Z94.A2" table:number-columns-spanned="2" office:value-type="string">
            <text:p text:style-name="P3">Telefone:</text:p>
          </table:table-cell>
          <table:covered-table-cell/>
          <table:table-cell table:style-name="MailMergeTable2017-05-11T15_3a_56_3a_21Z94.A2" table:number-columns-spanned="2" office:value-type="string">
            <text:p text:style-name="P5">55 48 99695-4645</text:p>
          </table:table-cell>
          <table:covered-table-cell/>
        </table:table-row>
      </table:table>
      <text:h text:style-name="P2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ato" svg:font-family="Lato" style:font-pitch="variable"/>
    <style:font-face style:name="Lato2" svg:font-family="Lato" style:font-adornments="Bold" style:font-pitch="variable"/>
    <style:font-face style:name="Lato1" svg:font-family="Lato" style:font-adornments="Regular" style:font-pitch="variable"/>
    <style:font-face style:name="Lato Black" svg:font-family="'Lato Black'" style:font-adornments="Black" style:font-pitch="variable"/>
    <style:font-face style:name="Lato Light1" svg:font-family="'Lato Light'" style:font-pitch="variable"/>
    <style:font-face style:name="Lato Light" svg:font-family="'Lato Light'" style:font-adornments="Light"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writing-mode="page"/>
      <style:text-properties fo:text-transform="capitalize" style:font-name="Lato1" fo:font-family="Lato" style:font-style-name="Regular" style:font-pitch="variable"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0402in" fo:margin-bottom="0.0402in" loext:contextual-spacing="false" fo:text-align="center" style:justify-single-word="false" style:page-number="auto" style:writing-mode="page"/>
      <style:text-properties fo:font-variant="small-caps" style:font-name="Lato1" fo:font-family="Lato" style:font-style-name="Regular" style:font-pitch="variable" fo:font-size="11pt" fo:font-weight="normal" style:font-size-asian="130%" style:font-weight-asian="bold" style:font-size-complex="130%" style:font-weight-complex="600"/>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writing-mode="page"/>
      <style:text-properties fo:font-variant="small-caps" fo:font-size="12pt" fo:font-weight="bold" style:font-size-asian="10.5pt" style:font-weight-asian="bold"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799in" fo:margin-bottom="0.0799in" loext:contextual-spacing="false" fo:text-align="center" style:justify-single-word="false" style:page-number="auto" fo:background-color="transparent" style:shadow="none" style:writing-mode="page">
        <style:tab-stops/>
      </style:paragraph-properties>
      <style:text-properties style:font-name="Lato Black" fo:font-family="'Lato Black'" style:font-style-name="Black" style:font-pitch="variable" fo:font-size="12pt" fo:font-weight="900"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Lato2" fo:font-family="Lato" style:font-style-name="Bold"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729fcf"/>
      <style:paragraph-properties fo:margin-left="0.2in" fo:margin-right="0.2in" fo:margin-top="0in" fo:margin-bottom="0.1201in" loext:contextual-spacing="false" fo:text-indent="0in" style:auto-text-indent="false" style:page-number="auto" fo:background-color="transparent" style:shadow="none" style:writing-mode="page">
        <style:tab-stops>
          <style:tab-stop style:position="6.4965in" style:type="right" style:leader-style="dotted" style:leader-text="."/>
        </style:tab-stops>
      </style:paragraph-properties>
      <style:text-properties style:font-name="Lato Light" fo:font-family="'Lato Light'" style:font-style-name="Light" style:font-pitch="variable" fo:font-weight="25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Lato" officeooo:rsid="001f0bab" officeooo:paragraph-rsid="001f0ba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in" fo:margin-bottom="0in" fo:margin-left="0in" fo:margin-right="0in" fo:background-color="#009688" style:writing-mode="lr-tb" draw:fill="solid" draw:fill-color="#009688"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9</text:page-number></text:p>
      </style:footer>
    </style:master-page>
    <style:master-page style:name="Black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5:23:12.886585862</meta:creation-date>
    <dc:date>2017-05-11T20:30:04.599251842</dc:date>
    <meta:editing-duration>PT27M18S</meta:editing-duration>
    <meta:editing-cycles>4</meta:editing-cycles>
    <meta:generator>LibreOffice/5.3.1.2$Linux_X86_64 LibreOffice_project/30m0$Build-2</meta:generator>
    <meta:document-statistic meta:table-count="94" meta:image-count="0" meta:object-count="0" meta:page-count="109" meta:paragraph-count="2354" meta:word-count="12274" meta:character-count="84674" meta:non-whitespace-character-count="73419"/>
  </office:meta>
</office:document-meta>
</file>